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1012" table:default-cell-style-name="ce1"/>
        <table:table-row table:style-name="ro1" table:number-rows-repeated="2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x_loc_err</text:p>
          </table:table-cell>
          <table:table-cell office:value-type="string" calcext:value-type="string">
            <text:p>y_loc_err</text:p>
          </table:table-cell>
          <table:table-cell office:value-type="string" calcext:value-type="string">
            <text:p>theta_loc_err</text:p>
          </table:table-cell>
          <table:table-cell office:value-type="string" calcext:value-type="string">
            <text:p>x_odo_err</text:p>
          </table:table-cell>
          <table:table-cell office:value-type="string" calcext:value-type="string">
            <text:p>y_odo_err</text:p>
          </table:table-cell>
          <table:table-cell office:value-type="string" calcext:value-type="string">
            <text:p>theta_odo_err</text:p>
          </table:table-cell>
          <table:table-cell/>
          <table:table-cell office:value-type="string" calcext:value-type="string">
            <text:p>pos_loc_err</text:p>
          </table:table-cell>
          <table:table-cell office:value-type="string" calcext:value-type="string">
            <text:p>odo_loc_err</text:p>
          </table:table-cell>
          <table:table-cell table:number-columns-repeated="100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.10501086711884" calcext:value-type="float">
            <text:p>-1.10501086711884</text:p>
          </table:table-cell>
          <table:table-cell office:value-type="float" office:value="-0.496376037597656" calcext:value-type="float">
            <text:p>-0.496376037597656</text:p>
          </table:table-cell>
          <table:table-cell office:value-type="float" office:value="1.57041847705841" calcext:value-type="float">
            <text:p>1.57041847705841</text:p>
          </table:table-cell>
          <table:table-cell office:value-type="float" office:value="-1.09989142615166" calcext:value-type="float">
            <text:p>-1.09989142615166</text:p>
          </table:table-cell>
          <table:table-cell office:value-type="float" office:value="-0.505690441734444" calcext:value-type="float">
            <text:p>-0.505690441734444</text:p>
          </table:table-cell>
          <table:table-cell office:value-type="float" office:value="1.58694821464298" calcext:value-type="float">
            <text:p>1.58694821464298</text:p>
          </table:table-cell>
          <table:table-cell office:value-type="float" office:value="-1.10437452793121" calcext:value-type="float">
            <text:p>-1.10437452793121</text:p>
          </table:table-cell>
          <table:table-cell office:value-type="float" office:value="-0.496653378009796" calcext:value-type="float">
            <text:p>-0.496653378009796</text:p>
          </table:table-cell>
          <table:table-cell office:value-type="float" office:value="1.5702418088913" calcext:value-type="float">
            <text:p>1.5702418088913</text:p>
          </table:table-cell>
          <table:table-cell/>
          <table:table-cell table:formula="of:=[.D4]-[.G4]" office:value-type="float" office:value="-0.00511944096717198" calcext:value-type="float">
            <text:p/>
          </table:table-cell>
          <table:table-cell table:formula="of:=[.E4]-[.H4]" office:value-type="float" office:value="0.00931440413678752" calcext:value-type="float">
            <text:p/>
          </table:table-cell>
          <table:table-cell table:formula="of:=IF([.F4]-[.I4]&gt;= PI(); [.F4]-[.I4] - 2*PI(); [.F4]-[.I4])" office:value-type="float" office:value="-0.0165297375845717" calcext:value-type="float">
            <text:p/>
          </table:table-cell>
          <table:table-cell table:formula="of:=[.D4]-[.J4]" office:value-type="float" office:value="-0.00063633918762207" calcext:value-type="float">
            <text:p/>
          </table:table-cell>
          <table:table-cell table:formula="of:=[.E4]-[.K4]" office:value-type="float" office:value="0.000277340412139948" calcext:value-type="float">
            <text:p/>
          </table:table-cell>
          <table:table-cell table:formula="of:=IF([.F4]-[.L4]&gt;= PI(); [.F4]-[.L4] - 2*PI(); [.F4]-[.L4])" office:value-type="float" office:value="0.000176668167114258" calcext:value-type="float">
            <text:p/>
          </table:table-cell>
          <table:table-cell/>
          <table:table-cell table:formula="of:=SQRT([.N4]^2+[.O4]^2)" office:value-type="float" office:value="0.0106285841126541" calcext:value-type="float">
            <text:p/>
          </table:table-cell>
          <table:table-cell table:formula="of:=SQRT([.Q4]^2+[.R4]^2)" office:value-type="float" office:value="0.0006941507515730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0458660125732" calcext:value-type="float">
            <text:p>-1.10458660125732</text:p>
          </table:table-cell>
          <table:table-cell office:value-type="float" office:value="-0.496388047933579" calcext:value-type="float">
            <text:p>-0.496388047933579</text:p>
          </table:table-cell>
          <table:table-cell office:value-type="float" office:value="1.5704345703125" calcext:value-type="float">
            <text:p>1.5704345703125</text:p>
            <draw:frame table:end-cell-address="Sheet1.O38" table:end-x="1.936cm" table:end-y="0.346cm" draw:z-index="0" draw:style-name="gr1" draw:text-style-name="P1" svg:width="24.718cm" svg:height="15.086cm" svg:x="0.475cm" svg:y="0.161cm">
              <draw:object draw:notify-on-update-of-ranges="Sheet1.A3:Sheet1.A3 Sheet1.E4:Sheet1.E240 Sheet1.D4:Sheet1.D240 Sheet1.A3:Sheet1.A3 Sheet1.K4:Sheet1.K240 Sheet1.J4:Sheet1.J240 Sheet1.A3:Sheet1.A3 Sheet1.H4:Sheet1.H240 Sheet1.G4:Sheet1.G2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-1.0988918259908" calcext:value-type="float">
            <text:p>-1.0988918259908</text:p>
          </table:table-cell>
          <table:table-cell office:value-type="float" office:value="-0.505690441734444" calcext:value-type="float">
            <text:p>-0.505690441734444</text:p>
          </table:table-cell>
          <table:table-cell office:value-type="float" office:value="1.58703642807816" calcext:value-type="float">
            <text:p>1.58703642807816</text:p>
          </table:table-cell>
          <table:table-cell office:value-type="float" office:value="-1.10437452793121" calcext:value-type="float">
            <text:p>-1.10437452793121</text:p>
          </table:table-cell>
          <table:table-cell office:value-type="float" office:value="-0.496653378009796" calcext:value-type="float">
            <text:p>-0.496653378009796</text:p>
          </table:table-cell>
          <table:table-cell office:value-type="float" office:value="1.5702418088913" calcext:value-type="float">
            <text:p>1.5702418088913</text:p>
          </table:table-cell>
          <table:table-cell/>
          <table:table-cell table:formula="of:=[.D5]-[.G5]" office:value-type="float" office:value="-0.00569477526652773" calcext:value-type="float">
            <text:p/>
          </table:table-cell>
          <table:table-cell table:formula="of:=[.E5]-[.H5]" office:value-type="float" office:value="0.00930239380086528" calcext:value-type="float">
            <text:p/>
          </table:table-cell>
          <table:table-cell table:formula="of:=IF([.F5]-[.I5]&gt;= PI(); [.F5]-[.I5] - 2*PI(); [.F5]-[.I5])" office:value-type="float" office:value="-0.0166018577656635" calcext:value-type="float">
            <text:p/>
            <draw:frame table:end-cell-address="Sheet1.W25" table:end-x="1.812cm" table:end-y="0.055cm" draw:z-index="1" draw:style-name="gr1" draw:text-style-name="P1" svg:width="15.977cm" svg:height="9.004cm" svg:x="1.639cm" svg:y="0.082cm">
              <draw:object draw:notify-on-update-of-ranges="Sheet1.U3:Sheet1.U3 Sheet1.U4:Sheet1.U240 Sheet1.A4:Sheet1.A240 Sheet1.V3:Sheet1.V3 Sheet1.V4:Sheet1.V240 Sheet1.A4:Sheet1.A2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[.D5]-[.J5]" office:value-type="float" office:value="-0.00021207332611084" calcext:value-type="float">
            <text:p/>
          </table:table-cell>
          <table:table-cell table:formula="of:=[.E5]-[.K5]" office:value-type="float" office:value="0.000265330076217707" calcext:value-type="float">
            <text:p/>
          </table:table-cell>
          <table:table-cell table:formula="of:=IF([.F5]-[.L5]&gt;= PI(); [.F5]-[.L5] - 2*PI(); [.F5]-[.L5])" office:value-type="float" office:value="0.000192761421203613" calcext:value-type="float">
            <text:p/>
          </table:table-cell>
          <table:table-cell/>
          <table:table-cell table:formula="of:=SQRT([.N5]^2+[.O5]^2)" office:value-type="float" office:value="0.0109071075800431" calcext:value-type="float">
            <text:p/>
          </table:table-cell>
          <table:table-cell table:formula="of:=SQRT([.Q5]^2+[.R5]^2)" office:value-type="float" office:value="0.0003396691699189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24" calcext:value-type="float">
            <text:p>0.3924</text:p>
          </table:table-cell>
          <table:table-cell office:value-type="float" office:value="-0.621513944223108" calcext:value-type="float">
            <text:p>-0.621513944223108</text:p>
          </table:table-cell>
          <table:table-cell office:value-type="float" office:value="-1.10454416275024" calcext:value-type="float">
            <text:p>-1.10454416275024</text:p>
          </table:table-cell>
          <table:table-cell office:value-type="float" office:value="-0.493236005306244" calcext:value-type="float">
            <text:p>-0.493236005306244</text:p>
          </table:table-cell>
          <table:table-cell office:value-type="float" office:value="1.5724310874939" calcext:value-type="float">
            <text:p>1.5724310874939</text:p>
          </table:table-cell>
          <table:table-cell office:value-type="float" office:value="-1.09910362653829" calcext:value-type="float">
            <text:p>-1.09910362653829</text:p>
          </table:table-cell>
          <table:table-cell office:value-type="float" office:value="-0.499992513136125" calcext:value-type="float">
            <text:p>-0.499992513136125</text:p>
          </table:table-cell>
          <table:table-cell office:value-type="float" office:value="1.58177515791128" calcext:value-type="float">
            <text:p>1.58177515791128</text:p>
          </table:table-cell>
          <table:table-cell office:value-type="float" office:value="-1.10436582421864" calcext:value-type="float">
            <text:p>-1.10436582421864</text:p>
          </table:table-cell>
          <table:table-cell office:value-type="float" office:value="-0.480957380422978" calcext:value-type="float">
            <text:p>-0.480957380422978</text:p>
          </table:table-cell>
          <table:table-cell office:value-type="float" office:value="1.54538125112237" calcext:value-type="float">
            <text:p>1.54538125112237</text:p>
          </table:table-cell>
          <table:table-cell/>
          <table:table-cell table:formula="of:=[.D6]-[.G6]" office:value-type="float" office:value="-0.00544053621195739" calcext:value-type="float">
            <text:p/>
          </table:table-cell>
          <table:table-cell table:formula="of:=[.E6]-[.H6]" office:value-type="float" office:value="0.00675650782988063" calcext:value-type="float">
            <text:p/>
          </table:table-cell>
          <table:table-cell table:formula="of:=IF([.F6]-[.I6]&gt;= PI(); [.F6]-[.I6] - 2*PI(); [.F6]-[.I6])" office:value-type="float" office:value="-0.00934407041738505" calcext:value-type="float">
            <text:p/>
          </table:table-cell>
          <table:table-cell table:formula="of:=[.D6]-[.J6]" office:value-type="float" office:value="-0.000178338531599653" calcext:value-type="float">
            <text:p/>
          </table:table-cell>
          <table:table-cell table:formula="of:=[.E6]-[.K6]" office:value-type="float" office:value="-0.0122786248832655" calcext:value-type="float">
            <text:p/>
          </table:table-cell>
          <table:table-cell table:formula="of:=IF([.F6]-[.L6]&gt;= PI(); [.F6]-[.L6] - 2*PI(); [.F6]-[.L6])" office:value-type="float" office:value="0.0270498363715244" calcext:value-type="float">
            <text:p/>
          </table:table-cell>
          <table:table-cell/>
          <table:table-cell table:formula="of:=SQRT([.N6]^2+[.O6]^2)" office:value-type="float" office:value="0.00867466612203939" calcext:value-type="float">
            <text:p/>
          </table:table-cell>
          <table:table-cell table:formula="of:=SQRT([.Q6]^2+[.R6]^2)" office:value-type="float" office:value="0.012279919936864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" calcext:value-type="float">
            <text:p>0</text:p>
          </table:table-cell>
          <table:table-cell office:value-type="float" office:value="-1.10479271411896" calcext:value-type="float">
            <text:p>-1.10479271411896</text:p>
          </table:table-cell>
          <table:table-cell office:value-type="float" office:value="-0.483438223600388" calcext:value-type="float">
            <text:p>-0.483438223600388</text:p>
          </table:table-cell>
          <table:table-cell office:value-type="float" office:value="1.57580149173737" calcext:value-type="float">
            <text:p>1.57580149173737</text:p>
          </table:table-cell>
          <table:table-cell office:value-type="float" office:value="-1.10045502354595" calcext:value-type="float">
            <text:p>-1.10045502354595</text:p>
          </table:table-cell>
          <table:table-cell office:value-type="float" office:value="-0.48620753294795" calcext:value-type="float">
            <text:p>-0.48620753294795</text:p>
          </table:table-cell>
          <table:table-cell office:value-type="float" office:value="1.58111363729395" calcext:value-type="float">
            <text:p>1.58111363729395</text:p>
          </table:table-cell>
          <table:table-cell office:value-type="float" office:value="-1.10345728224906" calcext:value-type="float">
            <text:p>-1.10345728224906</text:p>
          </table:table-cell>
          <table:table-cell office:value-type="float" office:value="-0.445216926375925" calcext:value-type="float">
            <text:p>-0.445216926375925</text:p>
          </table:table-cell>
          <table:table-cell office:value-type="float" office:value="1.54538125112237" calcext:value-type="float">
            <text:p>1.54538125112237</text:p>
          </table:table-cell>
          <table:table-cell/>
          <table:table-cell table:formula="of:=[.D7]-[.G7]" office:value-type="float" office:value="-0.00433769057301126" calcext:value-type="float">
            <text:p/>
          </table:table-cell>
          <table:table-cell table:formula="of:=[.E7]-[.H7]" office:value-type="float" office:value="0.00276930934756231" calcext:value-type="float">
            <text:p/>
          </table:table-cell>
          <table:table-cell table:formula="of:=IF([.F7]-[.I7]&gt;= PI(); [.F7]-[.I7] - 2*PI(); [.F7]-[.I7])" office:value-type="float" office:value="-0.00531214555658055" calcext:value-type="float">
            <text:p/>
          </table:table-cell>
          <table:table-cell table:formula="of:=[.D7]-[.J7]" office:value-type="float" office:value="-0.00133543186989504" calcext:value-type="float">
            <text:p/>
          </table:table-cell>
          <table:table-cell table:formula="of:=[.E7]-[.K7]" office:value-type="float" office:value="-0.0382212972244622" calcext:value-type="float">
            <text:p/>
          </table:table-cell>
          <table:table-cell table:formula="of:=IF([.F7]-[.L7]&gt;= PI(); [.F7]-[.L7] - 2*PI(); [.F7]-[.L7])" office:value-type="float" office:value="0.0304202406149936" calcext:value-type="float">
            <text:p/>
          </table:table-cell>
          <table:table-cell/>
          <table:table-cell table:formula="of:=SQRT([.N7]^2+[.O7]^2)" office:value-type="float" office:value="0.00514632235384519" calcext:value-type="float">
            <text:p/>
          </table:table-cell>
          <table:table-cell table:formula="of:=SQRT([.Q7]^2+[.R7]^2)" office:value-type="float" office:value="0.038244619749708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1.10457992553711" calcext:value-type="float">
            <text:p>-1.10457992553711</text:p>
          </table:table-cell>
          <table:table-cell office:value-type="float" office:value="-0.466321378946304" calcext:value-type="float">
            <text:p>-0.466321378946304</text:p>
          </table:table-cell>
          <table:table-cell office:value-type="float" office:value="1.57523000240326" calcext:value-type="float">
            <text:p>1.57523000240326</text:p>
          </table:table-cell>
          <table:table-cell office:value-type="float" office:value="-1.10076427170571" calcext:value-type="float">
            <text:p>-1.10076427170571</text:p>
          </table:table-cell>
          <table:table-cell office:value-type="float" office:value="-0.471609373407912" calcext:value-type="float">
            <text:p>-0.471609373407912</text:p>
          </table:table-cell>
          <table:table-cell office:value-type="float" office:value="1.58306013790448" calcext:value-type="float">
            <text:p>1.58306013790448</text:p>
          </table:table-cell>
          <table:table-cell office:value-type="float" office:value="-1.10260413918006" calcext:value-type="float">
            <text:p>-1.10260413918006</text:p>
          </table:table-cell>
          <table:table-cell office:value-type="float" office:value="-0.411655768307351" calcext:value-type="float">
            <text:p>-0.411655768307351</text:p>
          </table:table-cell>
          <table:table-cell office:value-type="float" office:value="1.54848882084349" calcext:value-type="float">
            <text:p>1.54848882084349</text:p>
          </table:table-cell>
          <table:table-cell/>
          <table:table-cell table:formula="of:=[.D8]-[.G8]" office:value-type="float" office:value="-0.00381565383139493" calcext:value-type="float">
            <text:p/>
          </table:table-cell>
          <table:table-cell table:formula="of:=[.E8]-[.H8]" office:value-type="float" office:value="0.00528799446160788" calcext:value-type="float">
            <text:p/>
          </table:table-cell>
          <table:table-cell table:formula="of:=IF([.F8]-[.I8]&gt;= PI(); [.F8]-[.I8] - 2*PI(); [.F8]-[.I8])" office:value-type="float" office:value="-0.00783013550122136" calcext:value-type="float">
            <text:p/>
          </table:table-cell>
          <table:table-cell table:formula="of:=[.D8]-[.J8]" office:value-type="float" office:value="-0.00197578635704465" calcext:value-type="float">
            <text:p/>
          </table:table-cell>
          <table:table-cell table:formula="of:=[.E8]-[.K8]" office:value-type="float" office:value="-0.0546656106389531" calcext:value-type="float">
            <text:p/>
          </table:table-cell>
          <table:table-cell table:formula="of:=IF([.F8]-[.L8]&gt;= PI(); [.F8]-[.L8] - 2*PI(); [.F8]-[.L8])" office:value-type="float" office:value="0.0267411815597716" calcext:value-type="float">
            <text:p/>
          </table:table-cell>
          <table:table-cell/>
          <table:table-cell table:formula="of:=SQRT([.N8]^2+[.O8]^2)" office:value-type="float" office:value="0.00652089714587145" calcext:value-type="float">
            <text:p/>
          </table:table-cell>
          <table:table-cell table:formula="of:=SQRT([.Q8]^2+[.R8]^2)" office:value-type="float" office:value="0.054701304538907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93" calcext:value-type="float">
            <text:p>0.8393</text:p>
          </table:table-cell>
          <table:table-cell office:value-type="float" office:value="-0.233067729083665" calcext:value-type="float">
            <text:p>-0.233067729083665</text:p>
          </table:table-cell>
          <table:table-cell office:value-type="float" office:value="-1.10457563400269" calcext:value-type="float">
            <text:p>-1.10457563400269</text:p>
          </table:table-cell>
          <table:table-cell office:value-type="float" office:value="-0.442021936178207" calcext:value-type="float">
            <text:p>-0.442021936178207</text:p>
          </table:table-cell>
          <table:table-cell office:value-type="float" office:value="1.5759551525116" calcext:value-type="float">
            <text:p>1.5759551525116</text:p>
          </table:table-cell>
          <table:table-cell office:value-type="float" office:value="-1.10013806844439" calcext:value-type="float">
            <text:p>-1.10013806844439</text:p>
          </table:table-cell>
          <table:table-cell office:value-type="float" office:value="-0.452030704773436" calcext:value-type="float">
            <text:p>-0.452030704773436</text:p>
          </table:table-cell>
          <table:table-cell office:value-type="float" office:value="1.58521980916437" calcext:value-type="float">
            <text:p>1.58521980916437</text:p>
          </table:table-cell>
          <table:table-cell office:value-type="float" office:value="-1.10185529370122" calcext:value-type="float">
            <text:p>-1.10185529370122</text:p>
          </table:table-cell>
          <table:table-cell office:value-type="float" office:value="-0.378092121091221" calcext:value-type="float">
            <text:p>-0.378092121091221</text:p>
          </table:table-cell>
          <table:table-cell office:value-type="float" office:value="1.53916611168014" calcext:value-type="float">
            <text:p>1.53916611168014</text:p>
          </table:table-cell>
          <table:table-cell/>
          <table:table-cell table:formula="of:=[.D9]-[.G9]" office:value-type="float" office:value="-0.00443756555829356" calcext:value-type="float">
            <text:p/>
          </table:table-cell>
          <table:table-cell table:formula="of:=[.E9]-[.H9]" office:value-type="float" office:value="0.0100087685952281" calcext:value-type="float">
            <text:p/>
          </table:table-cell>
          <table:table-cell table:formula="of:=IF([.F9]-[.I9]&gt;= PI(); [.F9]-[.I9] - 2*PI(); [.F9]-[.I9])" office:value-type="float" office:value="-0.00926465665277099" calcext:value-type="float">
            <text:p/>
          </table:table-cell>
          <table:table-cell table:formula="of:=[.D9]-[.J9]" office:value-type="float" office:value="-0.00272034030146595" calcext:value-type="float">
            <text:p/>
          </table:table-cell>
          <table:table-cell table:formula="of:=[.E9]-[.K9]" office:value-type="float" office:value="-0.0639298150869859" calcext:value-type="float">
            <text:p/>
          </table:table-cell>
          <table:table-cell table:formula="of:=IF([.F9]-[.L9]&gt;= PI(); [.F9]-[.L9] - 2*PI(); [.F9]-[.L9])" office:value-type="float" office:value="0.0367890408314555" calcext:value-type="float">
            <text:p/>
          </table:table-cell>
          <table:table-cell/>
          <table:table-cell table:formula="of:=SQRT([.N9]^2+[.O9]^2)" office:value-type="float" office:value="0.0109483988270878" calcext:value-type="float">
            <text:p/>
          </table:table-cell>
          <table:table-cell table:formula="of:=SQRT([.Q9]^2+[.R9]^2)" office:value-type="float" office:value="0.063987666846135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11" calcext:value-type="float">
            <text:p>0.8611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10465312004089" calcext:value-type="float">
            <text:p>-1.10465312004089</text:p>
          </table:table-cell>
          <table:table-cell office:value-type="float" office:value="-0.410609304904938" calcext:value-type="float">
            <text:p>-0.410609304904938</text:p>
          </table:table-cell>
          <table:table-cell office:value-type="float" office:value="1.57605445384979" calcext:value-type="float">
            <text:p>1.57605445384979</text:p>
          </table:table-cell>
          <table:table-cell office:value-type="float" office:value="-1.09760731720513" calcext:value-type="float">
            <text:p>-1.09760731720513</text:p>
          </table:table-cell>
          <table:table-cell office:value-type="float" office:value="-0.427586289130514" calcext:value-type="float">
            <text:p>-0.427586289130514</text:p>
          </table:table-cell>
          <table:table-cell office:value-type="float" office:value="1.58899268727784" calcext:value-type="float">
            <text:p>1.58899268727784</text:p>
          </table:table-cell>
          <table:table-cell office:value-type="float" office:value="-1.10076600422668" calcext:value-type="float">
            <text:p>-1.10076600422668</text:p>
          </table:table-cell>
          <table:table-cell office:value-type="float" office:value="-0.343665349757844" calcext:value-type="float">
            <text:p>-0.343665349757844</text:p>
          </table:table-cell>
          <table:table-cell office:value-type="float" office:value="1.53605854195903" calcext:value-type="float">
            <text:p>1.53605854195903</text:p>
          </table:table-cell>
          <table:table-cell/>
          <table:table-cell table:formula="of:=[.D10]-[.G10]" office:value-type="float" office:value="-0.00704580283576384" calcext:value-type="float">
            <text:p/>
          </table:table-cell>
          <table:table-cell table:formula="of:=[.E10]-[.H10]" office:value-type="float" office:value="0.0169769842255765" calcext:value-type="float">
            <text:p/>
          </table:table-cell>
          <table:table-cell table:formula="of:=IF([.F10]-[.I10]&gt;= PI(); [.F10]-[.I10] - 2*PI(); [.F10]-[.I10])" office:value-type="float" office:value="-0.0129382334280472" calcext:value-type="float">
            <text:p/>
          </table:table-cell>
          <table:table-cell table:formula="of:=[.D10]-[.J10]" office:value-type="float" office:value="-0.00388711581421819" calcext:value-type="float">
            <text:p/>
          </table:table-cell>
          <table:table-cell table:formula="of:=[.E10]-[.K10]" office:value-type="float" office:value="-0.0669439551470936" calcext:value-type="float">
            <text:p/>
          </table:table-cell>
          <table:table-cell table:formula="of:=IF([.F10]-[.L10]&gt;= PI(); [.F10]-[.L10] - 2*PI(); [.F10]-[.L10])" office:value-type="float" office:value="0.0399959118907669" calcext:value-type="float">
            <text:p/>
          </table:table-cell>
          <table:table-cell/>
          <table:table-cell table:formula="of:=SQRT([.N10]^2+[.O10]^2)" office:value-type="float" office:value="0.0183810046242291" calcext:value-type="float">
            <text:p/>
          </table:table-cell>
          <table:table-cell table:formula="of:=SQRT([.Q10]^2+[.R10]^2)" office:value-type="float" office:value="0.067056713311116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74" calcext:value-type="float">
            <text:p>0.9374</text:p>
          </table:table-cell>
          <table:table-cell office:value-type="float" office:value="0" calcext:value-type="float">
            <text:p>0</text:p>
          </table:table-cell>
          <table:table-cell office:value-type="float" office:value="-1.10508620738983" calcext:value-type="float">
            <text:p>-1.10508620738983</text:p>
          </table:table-cell>
          <table:table-cell office:value-type="float" office:value="-0.373533129692078" calcext:value-type="float">
            <text:p>-0.373533129692078</text:p>
          </table:table-cell>
          <table:table-cell office:value-type="float" office:value="1.57598531246185" calcext:value-type="float">
            <text:p>1.57598531246185</text:p>
          </table:table-cell>
          <table:table-cell office:value-type="float" office:value="-1.09827879430222" calcext:value-type="float">
            <text:p>-1.09827879430222</text:p>
          </table:table-cell>
          <table:table-cell office:value-type="float" office:value="-0.392095696885031" calcext:value-type="float">
            <text:p>-0.392095696885031</text:p>
          </table:table-cell>
          <table:table-cell office:value-type="float" office:value="1.59248940311418" calcext:value-type="float">
            <text:p>1.59248940311418</text:p>
          </table:table-cell>
          <table:table-cell office:value-type="float" office:value="-1.09946373819372" calcext:value-type="float">
            <text:p>-1.09946373819372</text:p>
          </table:table-cell>
          <table:table-cell office:value-type="float" office:value="-0.306191970951291" calcext:value-type="float">
            <text:p>-0.306191970951291</text:p>
          </table:table-cell>
          <table:table-cell office:value-type="float" office:value="1.53605854195903" calcext:value-type="float">
            <text:p>1.53605854195903</text:p>
          </table:table-cell>
          <table:table-cell/>
          <table:table-cell table:formula="of:=[.D11]-[.G11]" office:value-type="float" office:value="-0.00680741308760879" calcext:value-type="float">
            <text:p/>
          </table:table-cell>
          <table:table-cell table:formula="of:=[.E11]-[.H11]" office:value-type="float" office:value="0.0185625671929533" calcext:value-type="float">
            <text:p/>
          </table:table-cell>
          <table:table-cell table:formula="of:=IF([.F11]-[.I11]&gt;= PI(); [.F11]-[.I11] - 2*PI(); [.F11]-[.I11])" office:value-type="float" office:value="-0.0165040906523244" calcext:value-type="float">
            <text:p/>
          </table:table-cell>
          <table:table-cell table:formula="of:=[.D11]-[.J11]" office:value-type="float" office:value="-0.00562246919610865" calcext:value-type="float">
            <text:p/>
          </table:table-cell>
          <table:table-cell table:formula="of:=[.E11]-[.K11]" office:value-type="float" office:value="-0.0673411587407864" calcext:value-type="float">
            <text:p/>
          </table:table-cell>
          <table:table-cell table:formula="of:=IF([.F11]-[.L11]&gt;= PI(); [.F11]-[.L11] - 2*PI(); [.F11]-[.L11])" office:value-type="float" office:value="0.0399267705028274" calcext:value-type="float">
            <text:p/>
          </table:table-cell>
          <table:table-cell/>
          <table:table-cell table:formula="of:=SQRT([.N11]^2+[.O11]^2)" office:value-type="float" office:value="0.0197714383325608" calcext:value-type="float">
            <text:p/>
          </table:table-cell>
          <table:table-cell table:formula="of:=SQRT([.Q11]^2+[.R11]^2)" office:value-type="float" office:value="0.067575467593002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10562562942505" calcext:value-type="float">
            <text:p>-1.10562562942505</text:p>
          </table:table-cell>
          <table:table-cell office:value-type="float" office:value="-0.333807438611984" calcext:value-type="float">
            <text:p>-0.333807438611984</text:p>
          </table:table-cell>
          <table:table-cell office:value-type="float" office:value="1.57434773445129" calcext:value-type="float">
            <text:p>1.57434773445129</text:p>
          </table:table-cell>
          <table:table-cell office:value-type="float" office:value="-1.09914756018889" calcext:value-type="float">
            <text:p>-1.09914756018889</text:p>
          </table:table-cell>
          <table:table-cell office:value-type="float" office:value="-0.354556037726234" calcext:value-type="float">
            <text:p>-0.354556037726234</text:p>
          </table:table-cell>
          <table:table-cell office:value-type="float" office:value="1.59071251922207" calcext:value-type="float">
            <text:p>1.59071251922207</text:p>
          </table:table-cell>
          <table:table-cell office:value-type="float" office:value="-1.09805547376274" calcext:value-type="float">
            <text:p>-1.09805547376274</text:p>
          </table:table-cell>
          <table:table-cell office:value-type="float" office:value="-0.26566843340467" calcext:value-type="float">
            <text:p>-0.26566843340467</text:p>
          </table:table-cell>
          <table:table-cell office:value-type="float" office:value="1.53295097223791" calcext:value-type="float">
            <text:p>1.53295097223791</text:p>
          </table:table-cell>
          <table:table-cell/>
          <table:table-cell table:formula="of:=[.D12]-[.G12]" office:value-type="float" office:value="-0.00647806923615479" calcext:value-type="float">
            <text:p/>
          </table:table-cell>
          <table:table-cell table:formula="of:=[.E12]-[.H12]" office:value-type="float" office:value="0.0207485991142495" calcext:value-type="float">
            <text:p/>
          </table:table-cell>
          <table:table-cell table:formula="of:=IF([.F12]-[.I12]&gt;= PI(); [.F12]-[.I12] - 2*PI(); [.F12]-[.I12])" office:value-type="float" office:value="-0.0163647847707775" calcext:value-type="float">
            <text:p/>
          </table:table-cell>
          <table:table-cell table:formula="of:=[.D12]-[.J12]" office:value-type="float" office:value="-0.00757015566230934" calcext:value-type="float">
            <text:p/>
          </table:table-cell>
          <table:table-cell table:formula="of:=[.E12]-[.K12]" office:value-type="float" office:value="-0.0681390052073144" calcext:value-type="float">
            <text:p/>
          </table:table-cell>
          <table:table-cell table:formula="of:=IF([.F12]-[.L12]&gt;= PI(); [.F12]-[.L12] - 2*PI(); [.F12]-[.L12])" office:value-type="float" office:value="0.041396762213384" calcext:value-type="float">
            <text:p/>
          </table:table-cell>
          <table:table-cell/>
          <table:table-cell table:formula="of:=SQRT([.N12]^2+[.O12]^2)" office:value-type="float" office:value="0.0217363692053721" calcext:value-type="float">
            <text:p/>
          </table:table-cell>
          <table:table-cell table:formula="of:=SQRT([.Q12]^2+[.R12]^2)" office:value-type="float" office:value="0.068558232819946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10588669776917" calcext:value-type="float">
            <text:p>-1.10588669776917</text:p>
          </table:table-cell>
          <table:table-cell office:value-type="float" office:value="-0.293602794408798" calcext:value-type="float">
            <text:p>-0.293602794408798</text:p>
          </table:table-cell>
          <table:table-cell office:value-type="float" office:value="1.57083606719971" calcext:value-type="float">
            <text:p>1.57083606719971</text:p>
          </table:table-cell>
          <table:table-cell office:value-type="float" office:value="-1.09995506857329" calcext:value-type="float">
            <text:p>-1.09995506857329</text:p>
          </table:table-cell>
          <table:table-cell office:value-type="float" office:value="-0.314016079238229" calcext:value-type="float">
            <text:p>-0.314016079238229</text:p>
          </table:table-cell>
          <table:table-cell office:value-type="float" office:value="1.58663508866484" calcext:value-type="float">
            <text:p>1.58663508866484</text:p>
          </table:table-cell>
          <table:table-cell office:value-type="float" office:value="-1.09652128661596" calcext:value-type="float">
            <text:p>-1.09652128661596</text:p>
          </table:table-cell>
          <table:table-cell office:value-type="float" office:value="-0.225149467798442" calcext:value-type="float">
            <text:p>-0.225149467798442</text:p>
          </table:table-cell>
          <table:table-cell office:value-type="float" office:value="1.52984340251679" calcext:value-type="float">
            <text:p>1.52984340251679</text:p>
          </table:table-cell>
          <table:table-cell/>
          <table:table-cell table:formula="of:=[.D13]-[.G13]" office:value-type="float" office:value="-0.00593162919587331" calcext:value-type="float">
            <text:p/>
          </table:table-cell>
          <table:table-cell table:formula="of:=[.E13]-[.H13]" office:value-type="float" office:value="0.0204132848294309" calcext:value-type="float">
            <text:p/>
          </table:table-cell>
          <table:table-cell table:formula="of:=IF([.F13]-[.I13]&gt;= PI(); [.F13]-[.I13] - 2*PI(); [.F13]-[.I13])" office:value-type="float" office:value="-0.0157990214651298" calcext:value-type="float">
            <text:p/>
          </table:table-cell>
          <table:table-cell table:formula="of:=[.D13]-[.J13]" office:value-type="float" office:value="-0.00936541115320577" calcext:value-type="float">
            <text:p/>
          </table:table-cell>
          <table:table-cell table:formula="of:=[.E13]-[.K13]" office:value-type="float" office:value="-0.068453326610356" calcext:value-type="float">
            <text:p/>
          </table:table-cell>
          <table:table-cell table:formula="of:=IF([.F13]-[.L13]&gt;= PI(); [.F13]-[.L13] - 2*PI(); [.F13]-[.L13])" office:value-type="float" office:value="0.0409926646829126" calcext:value-type="float">
            <text:p/>
          </table:table-cell>
          <table:table-cell/>
          <table:table-cell table:formula="of:=SQRT([.N13]^2+[.O13]^2)" office:value-type="float" office:value="0.0212576203382413" calcext:value-type="float">
            <text:p/>
          </table:table-cell>
          <table:table-cell table:formula="of:=SQRT([.Q13]^2+[.R13]^2)" office:value-type="float" office:value="0.06909101859209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10588717460632" calcext:value-type="float">
            <text:p>-1.10588717460632</text:p>
          </table:table-cell>
          <table:table-cell office:value-type="float" office:value="-0.253599494695663" calcext:value-type="float">
            <text:p>-0.253599494695663</text:p>
          </table:table-cell>
          <table:table-cell office:value-type="float" office:value="1.56718814373016" calcext:value-type="float">
            <text:p>1.56718814373016</text:p>
          </table:table-cell>
          <table:table-cell office:value-type="float" office:value="-1.09959048768723" calcext:value-type="float">
            <text:p>-1.09959048768723</text:p>
          </table:table-cell>
          <table:table-cell office:value-type="float" office:value="-0.275472365518576" calcext:value-type="float">
            <text:p>-0.275472365518576</text:p>
          </table:table-cell>
          <table:table-cell office:value-type="float" office:value="1.58419485232963" calcext:value-type="float">
            <text:p>1.58419485232963</text:p>
          </table:table-cell>
          <table:table-cell office:value-type="float" office:value="-1.094861191569" calcext:value-type="float">
            <text:p>-1.094861191569</text:p>
          </table:table-cell>
          <table:table-cell office:value-type="float" office:value="-0.184635465423522" calcext:value-type="float">
            <text:p>-0.184635465423522</text:p>
          </table:table-cell>
          <table:table-cell office:value-type="float" office:value="1.52673583279568" calcext:value-type="float">
            <text:p>1.52673583279568</text:p>
          </table:table-cell>
          <table:table-cell/>
          <table:table-cell table:formula="of:=[.D14]-[.G14]" office:value-type="float" office:value="-0.00629668691909302" calcext:value-type="float">
            <text:p/>
          </table:table-cell>
          <table:table-cell table:formula="of:=[.E14]-[.H14]" office:value-type="float" office:value="0.0218728708229126" calcext:value-type="float">
            <text:p/>
          </table:table-cell>
          <table:table-cell table:formula="of:=IF([.F14]-[.I14]&gt;= PI(); [.F14]-[.I14] - 2*PI(); [.F14]-[.I14])" office:value-type="float" office:value="-0.0170067085994681" calcext:value-type="float">
            <text:p/>
          </table:table-cell>
          <table:table-cell table:formula="of:=[.D14]-[.J14]" office:value-type="float" office:value="-0.0110259830373236" calcext:value-type="float">
            <text:p/>
          </table:table-cell>
          <table:table-cell table:formula="of:=[.E14]-[.K14]" office:value-type="float" office:value="-0.0689640292721417" calcext:value-type="float">
            <text:p/>
          </table:table-cell>
          <table:table-cell table:formula="of:=IF([.F14]-[.L14]&gt;= PI(); [.F14]-[.L14] - 2*PI(); [.F14]-[.L14])" office:value-type="float" office:value="0.0404523109344848" calcext:value-type="float">
            <text:p/>
          </table:table-cell>
          <table:table-cell/>
          <table:table-cell table:formula="of:=SQRT([.N14]^2+[.O14]^2)" office:value-type="float" office:value="0.0227611674611145" calcext:value-type="float">
            <text:p/>
          </table:table-cell>
          <table:table-cell table:formula="of:=SQRT([.Q14]^2+[.R14]^2)" office:value-type="float" office:value="0.069839885705720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1.10580968856812" calcext:value-type="float">
            <text:p>-1.10580968856812</text:p>
          </table:table-cell>
          <table:table-cell office:value-type="float" office:value="-0.213794976472855" calcext:value-type="float">
            <text:p>-0.213794976472855</text:p>
          </table:table-cell>
          <table:table-cell office:value-type="float" office:value="1.56453204154968" calcext:value-type="float">
            <text:p>1.56453204154968</text:p>
          </table:table-cell>
          <table:table-cell office:value-type="float" office:value="-1.10013600443327" calcext:value-type="float">
            <text:p>-1.10013600443327</text:p>
          </table:table-cell>
          <table:table-cell office:value-type="float" office:value="-0.236491244519086" calcext:value-type="float">
            <text:p>-0.236491244519086</text:p>
          </table:table-cell>
          <table:table-cell office:value-type="float" office:value="1.58049996015882" calcext:value-type="float">
            <text:p>1.58049996015882</text:p>
          </table:table-cell>
          <table:table-cell office:value-type="float" office:value="-1.09305600049299" calcext:value-type="float">
            <text:p>-1.09305600049299</text:p>
          </table:table-cell>
          <table:table-cell office:value-type="float" office:value="-0.143691240663746" calcext:value-type="float">
            <text:p>-0.143691240663746</text:p>
          </table:table-cell>
          <table:table-cell office:value-type="float" office:value="1.52673583279568" calcext:value-type="float">
            <text:p>1.52673583279568</text:p>
          </table:table-cell>
          <table:table-cell/>
          <table:table-cell table:formula="of:=[.D15]-[.G15]" office:value-type="float" office:value="-0.00567368413484659" calcext:value-type="float">
            <text:p/>
          </table:table-cell>
          <table:table-cell table:formula="of:=[.E15]-[.H15]" office:value-type="float" office:value="0.0226962680462311" calcext:value-type="float">
            <text:p/>
          </table:table-cell>
          <table:table-cell table:formula="of:=IF([.F15]-[.I15]&gt;= PI(); [.F15]-[.I15] - 2*PI(); [.F15]-[.I15])" office:value-type="float" office:value="-0.0159679186091386" calcext:value-type="float">
            <text:p/>
          </table:table-cell>
          <table:table-cell table:formula="of:=[.D15]-[.J15]" office:value-type="float" office:value="-0.0127536880751302" calcext:value-type="float">
            <text:p/>
          </table:table-cell>
          <table:table-cell table:formula="of:=[.E15]-[.K15]" office:value-type="float" office:value="-0.0701037358091091" calcext:value-type="float">
            <text:p/>
          </table:table-cell>
          <table:table-cell table:formula="of:=IF([.F15]-[.L15]&gt;= PI(); [.F15]-[.L15] - 2*PI(); [.F15]-[.L15])" office:value-type="float" office:value="0.0377962087540038" calcext:value-type="float">
            <text:p/>
          </table:table-cell>
          <table:table-cell/>
          <table:table-cell table:formula="of:=SQRT([.N15]^2+[.O15]^2)" office:value-type="float" office:value="0.0233946847571918" calcext:value-type="float">
            <text:p/>
          </table:table-cell>
          <table:table-cell table:formula="of:=SQRT([.Q15]^2+[.R15]^2)" office:value-type="float" office:value="0.071254405715794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10519921779633" calcext:value-type="float">
            <text:p>-1.10519921779633</text:p>
          </table:table-cell>
          <table:table-cell office:value-type="float" office:value="-0.174061447381973" calcext:value-type="float">
            <text:p>-0.174061447381973</text:p>
          </table:table-cell>
          <table:table-cell office:value-type="float" office:value="1.56192564964294" calcext:value-type="float">
            <text:p>1.56192564964294</text:p>
          </table:table-cell>
          <table:table-cell office:value-type="float" office:value="-1.09053585656697" calcext:value-type="float">
            <text:p>-1.09053585656697</text:p>
          </table:table-cell>
          <table:table-cell office:value-type="float" office:value="-0.192946353031492" calcext:value-type="float">
            <text:p>-0.192946353031492</text:p>
          </table:table-cell>
          <table:table-cell office:value-type="float" office:value="1.57424537058111" calcext:value-type="float">
            <text:p>1.57424537058111</text:p>
          </table:table-cell>
          <table:table-cell office:value-type="float" office:value="-1.09127001357735" calcext:value-type="float">
            <text:p>-1.09127001357735</text:p>
          </table:table-cell>
          <table:table-cell office:value-type="float" office:value="-0.103182592763116" calcext:value-type="float">
            <text:p>-0.103182592763116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16]-[.G16]" office:value-type="float" office:value="-0.0146633612293585" calcext:value-type="float">
            <text:p/>
          </table:table-cell>
          <table:table-cell table:formula="of:=[.E16]-[.H16]" office:value-type="float" office:value="0.0188849056495185" calcext:value-type="float">
            <text:p/>
          </table:table-cell>
          <table:table-cell table:formula="of:=IF([.F16]-[.I16]&gt;= PI(); [.F16]-[.I16] - 2*PI(); [.F16]-[.I16])" office:value-type="float" office:value="-0.01231972093817" calcext:value-type="float">
            <text:p/>
          </table:table-cell>
          <table:table-cell table:formula="of:=[.D16]-[.J16]" office:value-type="float" office:value="-0.013929204218972" calcext:value-type="float">
            <text:p/>
          </table:table-cell>
          <table:table-cell table:formula="of:=[.E16]-[.K16]" office:value-type="float" office:value="-0.0708788546188575" calcext:value-type="float">
            <text:p/>
          </table:table-cell>
          <table:table-cell table:formula="of:=IF([.F16]-[.L16]&gt;= PI(); [.F16]-[.L16] - 2*PI(); [.F16]-[.L16])" office:value-type="float" office:value="0.0382973865683811" calcext:value-type="float">
            <text:p/>
          </table:table-cell>
          <table:table-cell/>
          <table:table-cell table:formula="of:=SQRT([.N16]^2+[.O16]^2)" office:value-type="float" office:value="0.0239092832166477" calcext:value-type="float">
            <text:p/>
          </table:table-cell>
          <table:table-cell table:formula="of:=SQRT([.Q16]^2+[.R16]^2)" office:value-type="float" office:value="0.072234581484597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10462927818298" calcext:value-type="float">
            <text:p>-1.10462927818298</text:p>
          </table:table-cell>
          <table:table-cell office:value-type="float" office:value="-0.134327724575996" calcext:value-type="float">
            <text:p>-0.134327724575996</text:p>
          </table:table-cell>
          <table:table-cell office:value-type="float" office:value="1.5606940984726" calcext:value-type="float">
            <text:p>1.5606940984726</text:p>
          </table:table-cell>
          <table:table-cell office:value-type="float" office:value="-1.08967610795627" calcext:value-type="float">
            <text:p>-1.08967610795627</text:p>
          </table:table-cell>
          <table:table-cell office:value-type="float" office:value="-0.150399393887057" calcext:value-type="float">
            <text:p>-0.150399393887057</text:p>
          </table:table-cell>
          <table:table-cell office:value-type="float" office:value="1.56978737567789" calcext:value-type="float">
            <text:p>1.56978737567789</text:p>
          </table:table-cell>
          <table:table-cell office:value-type="float" office:value="-1.08935815204029" calcext:value-type="float">
            <text:p>-1.08935815204029</text:p>
          </table:table-cell>
          <table:table-cell office:value-type="float" office:value="-0.0626796905280523" calcext:value-type="float">
            <text:p>-0.0626796905280523</text:p>
          </table:table-cell>
          <table:table-cell office:value-type="float" office:value="1.52052069335345" calcext:value-type="float">
            <text:p>1.52052069335345</text:p>
          </table:table-cell>
          <table:table-cell/>
          <table:table-cell table:formula="of:=[.D17]-[.G17]" office:value-type="float" office:value="-0.0149531702267167" calcext:value-type="float">
            <text:p/>
          </table:table-cell>
          <table:table-cell table:formula="of:=[.E17]-[.H17]" office:value-type="float" office:value="0.0160716693110606" calcext:value-type="float">
            <text:p/>
          </table:table-cell>
          <table:table-cell table:formula="of:=IF([.F17]-[.I17]&gt;= PI(); [.F17]-[.I17] - 2*PI(); [.F17]-[.I17])" office:value-type="float" office:value="-0.00909327720529896" calcext:value-type="float">
            <text:p/>
          </table:table-cell>
          <table:table-cell table:formula="of:=[.D17]-[.J17]" office:value-type="float" office:value="-0.0152711261426899" calcext:value-type="float">
            <text:p/>
          </table:table-cell>
          <table:table-cell table:formula="of:=[.E17]-[.K17]" office:value-type="float" office:value="-0.0716480340479441" calcext:value-type="float">
            <text:p/>
          </table:table-cell>
          <table:table-cell table:formula="of:=IF([.F17]-[.L17]&gt;= PI(); [.F17]-[.L17] - 2*PI(); [.F17]-[.L17])" office:value-type="float" office:value="0.0401734051191476" calcext:value-type="float">
            <text:p/>
          </table:table-cell>
          <table:table-cell/>
          <table:table-cell table:formula="of:=SQRT([.N17]^2+[.O17]^2)" office:value-type="float" office:value="0.0219521264180319" calcext:value-type="float">
            <text:p/>
          </table:table-cell>
          <table:table-cell table:formula="of:=SQRT([.Q17]^2+[.R17]^2)" office:value-type="float" office:value="0.073257409704420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1.104048371315" calcext:value-type="float">
            <text:p>-1.104048371315</text:p>
          </table:table-cell>
          <table:table-cell office:value-type="float" office:value="-0.0945878401398659" calcext:value-type="float">
            <text:p>-0.0945878401398659</text:p>
          </table:table-cell>
          <table:table-cell office:value-type="float" office:value="1.56027436256409" calcext:value-type="float">
            <text:p>1.56027436256409</text:p>
          </table:table-cell>
          <table:table-cell office:value-type="float" office:value="-1.08863603675506" calcext:value-type="float">
            <text:p>-1.08863603675506</text:p>
          </table:table-cell>
          <table:table-cell office:value-type="float" office:value="-0.110287414303709" calcext:value-type="float">
            <text:p>-0.110287414303709</text:p>
          </table:table-cell>
          <table:table-cell office:value-type="float" office:value="1.56874541449687" calcext:value-type="float">
            <text:p>1.56874541449687</text:p>
          </table:table-cell>
          <table:table-cell office:value-type="float" office:value="-1.08734234528758" calcext:value-type="float">
            <text:p>-1.08734234528758</text:p>
          </table:table-cell>
          <table:table-cell office:value-type="float" office:value="-0.0226183741850299" calcext:value-type="float">
            <text:p>-0.0226183741850299</text:p>
          </table:table-cell>
          <table:table-cell office:value-type="float" office:value="1.52052069335345" calcext:value-type="float">
            <text:p>1.52052069335345</text:p>
          </table:table-cell>
          <table:table-cell/>
          <table:table-cell table:formula="of:=[.D18]-[.G18]" office:value-type="float" office:value="-0.0154123345599415" calcext:value-type="float">
            <text:p/>
          </table:table-cell>
          <table:table-cell table:formula="of:=[.E18]-[.H18]" office:value-type="float" office:value="0.0156995741638435" calcext:value-type="float">
            <text:p/>
          </table:table-cell>
          <table:table-cell table:formula="of:=IF([.F18]-[.I18]&gt;= PI(); [.F18]-[.I18] - 2*PI(); [.F18]-[.I18])" office:value-type="float" office:value="-0.0084710519327813" calcext:value-type="float">
            <text:p/>
          </table:table-cell>
          <table:table-cell table:formula="of:=[.D18]-[.J18]" office:value-type="float" office:value="-0.0167060260274214" calcext:value-type="float">
            <text:p/>
          </table:table-cell>
          <table:table-cell table:formula="of:=[.E18]-[.K18]" office:value-type="float" office:value="-0.071969465954836" calcext:value-type="float">
            <text:p/>
          </table:table-cell>
          <table:table-cell table:formula="of:=IF([.F18]-[.L18]&gt;= PI(); [.F18]-[.L18] - 2*PI(); [.F18]-[.L18])" office:value-type="float" office:value="0.0397536692106393" calcext:value-type="float">
            <text:p/>
          </table:table-cell>
          <table:table-cell/>
          <table:table-cell table:formula="of:=SQRT([.N18]^2+[.O18]^2)" office:value-type="float" office:value="0.0220003792129497" calcext:value-type="float">
            <text:p/>
          </table:table-cell>
          <table:table-cell table:formula="of:=SQRT([.Q18]^2+[.R18]^2)" office:value-type="float" office:value="0.073882984072472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1.10346496105194" calcext:value-type="float">
            <text:p>-1.10346496105194</text:p>
          </table:table-cell>
          <table:table-cell office:value-type="float" office:value="-0.0548325143754482" calcext:value-type="float">
            <text:p>-0.0548325143754482</text:p>
          </table:table-cell>
          <table:table-cell office:value-type="float" office:value="1.56038784980774" calcext:value-type="float">
            <text:p>1.56038784980774</text:p>
          </table:table-cell>
          <table:table-cell office:value-type="float" office:value="-1.0875523820635" calcext:value-type="float">
            <text:p>-1.0875523820635</text:p>
          </table:table-cell>
          <table:table-cell office:value-type="float" office:value="-0.0693035004979749" calcext:value-type="float">
            <text:p>-0.0693035004979749</text:p>
          </table:table-cell>
          <table:table-cell office:value-type="float" office:value="1.56756593373571" calcext:value-type="float">
            <text:p>1.56756593373571</text:p>
          </table:table-cell>
          <table:table-cell office:value-type="float" office:value="-1.08528271664894" calcext:value-type="float">
            <text:p>-1.08528271664894</text:p>
          </table:table-cell>
          <table:table-cell office:value-type="float" office:value="0.0183138403393627" calcext:value-type="float">
            <text:p>0.0183138403393627</text:p>
          </table:table-cell>
          <table:table-cell office:value-type="float" office:value="1.52052069335345" calcext:value-type="float">
            <text:p>1.52052069335345</text:p>
          </table:table-cell>
          <table:table-cell/>
          <table:table-cell table:formula="of:=[.D19]-[.G19]" office:value-type="float" office:value="-0.0159125789884438" calcext:value-type="float">
            <text:p/>
          </table:table-cell>
          <table:table-cell table:formula="of:=[.E19]-[.H19]" office:value-type="float" office:value="0.0144709861225267" calcext:value-type="float">
            <text:p/>
          </table:table-cell>
          <table:table-cell table:formula="of:=IF([.F19]-[.I19]&gt;= PI(); [.F19]-[.I19] - 2*PI(); [.F19]-[.I19])" office:value-type="float" office:value="-0.00717808392797314" calcext:value-type="float">
            <text:p/>
          </table:table-cell>
          <table:table-cell table:formula="of:=[.D19]-[.J19]" office:value-type="float" office:value="-0.0181822444030009" calcext:value-type="float">
            <text:p/>
          </table:table-cell>
          <table:table-cell table:formula="of:=[.E19]-[.K19]" office:value-type="float" office:value="-0.0731463547148109" calcext:value-type="float">
            <text:p/>
          </table:table-cell>
          <table:table-cell table:formula="of:=IF([.F19]-[.L19]&gt;= PI(); [.F19]-[.L19] - 2*PI(); [.F19]-[.L19])" office:value-type="float" office:value="0.0398671564542916" calcext:value-type="float">
            <text:p/>
          </table:table-cell>
          <table:table-cell/>
          <table:table-cell table:formula="of:=SQRT([.N19]^2+[.O19]^2)" office:value-type="float" office:value="0.0215085938504083" calcext:value-type="float">
            <text:p/>
          </table:table-cell>
          <table:table-cell table:formula="of:=SQRT([.Q19]^2+[.R19]^2)" office:value-type="float" office:value="0.07537229742813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1.10322487354279" calcext:value-type="float">
            <text:p>-1.10322487354279</text:p>
          </table:table-cell>
          <table:table-cell office:value-type="float" office:value="-0.0150547940284014" calcext:value-type="float">
            <text:p>-0.0150547940284014</text:p>
          </table:table-cell>
          <table:table-cell office:value-type="float" office:value="1.56137800216675" calcext:value-type="float">
            <text:p>1.56137800216675</text:p>
          </table:table-cell>
          <table:table-cell office:value-type="float" office:value="-1.08742139631355" calcext:value-type="float">
            <text:p>-1.08742139631355</text:p>
          </table:table-cell>
          <table:table-cell office:value-type="float" office:value="-0.0287557120658876" calcext:value-type="float">
            <text:p>-0.0287557120658876</text:p>
          </table:table-cell>
          <table:table-cell office:value-type="float" office:value="1.56797504185945" calcext:value-type="float">
            <text:p>1.56797504185945</text:p>
          </table:table-cell>
          <table:table-cell office:value-type="float" office:value="-1.08324499895326" calcext:value-type="float">
            <text:p>-1.08324499895326</text:p>
          </table:table-cell>
          <table:table-cell office:value-type="float" office:value="0.0588106057730702" calcext:value-type="float">
            <text:p>0.0588106057730702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20]-[.G20]" office:value-type="float" office:value="-0.0158034772292364" calcext:value-type="float">
            <text:p/>
          </table:table-cell>
          <table:table-cell table:formula="of:=[.E20]-[.H20]" office:value-type="float" office:value="0.0137009180374863" calcext:value-type="float">
            <text:p/>
          </table:table-cell>
          <table:table-cell table:formula="of:=IF([.F20]-[.I20]&gt;= PI(); [.F20]-[.I20] - 2*PI(); [.F20]-[.I20])" office:value-type="float" office:value="-0.00659703969270553" calcext:value-type="float">
            <text:p/>
          </table:table-cell>
          <table:table-cell table:formula="of:=[.D20]-[.J20]" office:value-type="float" office:value="-0.0199798745895223" calcext:value-type="float">
            <text:p/>
          </table:table-cell>
          <table:table-cell table:formula="of:=[.E20]-[.K20]" office:value-type="float" office:value="-0.0738653998014715" calcext:value-type="float">
            <text:p/>
          </table:table-cell>
          <table:table-cell table:formula="of:=IF([.F20]-[.L20]&gt;= PI(); [.F20]-[.L20] - 2*PI(); [.F20]-[.L20])" office:value-type="float" office:value="0.0377497390921848" calcext:value-type="float">
            <text:p/>
          </table:table-cell>
          <table:table-cell/>
          <table:table-cell table:formula="of:=SQRT([.N20]^2+[.O20]^2)" office:value-type="float" office:value="0.020915665124612" calcext:value-type="float">
            <text:p/>
          </table:table-cell>
          <table:table-cell table:formula="of:=SQRT([.Q20]^2+[.R20]^2)" office:value-type="float" office:value="0.07651988418995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1.10304653644562" calcext:value-type="float">
            <text:p>-1.10304653644562</text:p>
          </table:table-cell>
          <table:table-cell office:value-type="float" office:value="0.0247008688747883" calcext:value-type="float">
            <text:p>0.0247008688747883</text:p>
          </table:table-cell>
          <table:table-cell office:value-type="float" office:value="1.56221914291382" calcext:value-type="float">
            <text:p>1.56221914291382</text:p>
          </table:table-cell>
          <table:table-cell office:value-type="float" office:value="-1.08730822908235" calcext:value-type="float">
            <text:p>-1.08730822908235</text:p>
          </table:table-cell>
          <table:table-cell office:value-type="float" office:value="0.0113561282955042" calcext:value-type="float">
            <text:p>0.0113561282955042</text:p>
          </table:table-cell>
          <table:table-cell office:value-type="float" office:value="1.56768058591745" calcext:value-type="float">
            <text:p>1.56768058591745</text:p>
          </table:table-cell>
          <table:table-cell office:value-type="float" office:value="-1.08135369506714" calcext:value-type="float">
            <text:p>-1.08135369506714</text:p>
          </table:table-cell>
          <table:table-cell office:value-type="float" office:value="0.0988779929303372" calcext:value-type="float">
            <text:p>0.0988779929303372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21]-[.G21]" office:value-type="float" office:value="-0.0157383073632702" calcext:value-type="float">
            <text:p/>
          </table:table-cell>
          <table:table-cell table:formula="of:=[.E21]-[.H21]" office:value-type="float" office:value="0.0133447405792841" calcext:value-type="float">
            <text:p/>
          </table:table-cell>
          <table:table-cell table:formula="of:=IF([.F21]-[.I21]&gt;= PI(); [.F21]-[.I21] - 2*PI(); [.F21]-[.I21])" office:value-type="float" office:value="-0.00546144300362705" calcext:value-type="float">
            <text:p/>
          </table:table-cell>
          <table:table-cell table:formula="of:=[.D21]-[.J21]" office:value-type="float" office:value="-0.0216928413784783" calcext:value-type="float">
            <text:p/>
          </table:table-cell>
          <table:table-cell table:formula="of:=[.E21]-[.K21]" office:value-type="float" office:value="-0.074177124055549" calcext:value-type="float">
            <text:p/>
          </table:table-cell>
          <table:table-cell table:formula="of:=IF([.F21]-[.L21]&gt;= PI(); [.F21]-[.L21] - 2*PI(); [.F21]-[.L21])" office:value-type="float" office:value="0.0385908798392551" calcext:value-type="float">
            <text:p/>
          </table:table-cell>
          <table:table-cell/>
          <table:table-cell table:formula="of:=SQRT([.N21]^2+[.O21]^2)" office:value-type="float" office:value="0.0206343504813977" calcext:value-type="float">
            <text:p/>
          </table:table-cell>
          <table:table-cell table:formula="of:=SQRT([.Q21]^2+[.R21]^2)" office:value-type="float" office:value="0.077284054631108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1.10290455818176" calcext:value-type="float">
            <text:p>-1.10290455818176</text:p>
          </table:table-cell>
          <table:table-cell office:value-type="float" office:value="0.0644461363554001" calcext:value-type="float">
            <text:p>0.0644461363554001</text:p>
          </table:table-cell>
          <table:table-cell office:value-type="float" office:value="1.56279170513153" calcext:value-type="float">
            <text:p>1.56279170513153</text:p>
          </table:table-cell>
          <table:table-cell office:value-type="float" office:value="-1.08718053376483" calcext:value-type="float">
            <text:p>-1.08718053376483</text:p>
          </table:table-cell>
          <table:table-cell office:value-type="float" office:value="0.0533383310277117" calcext:value-type="float">
            <text:p>0.0533383310277117</text:p>
          </table:table-cell>
          <table:table-cell office:value-type="float" office:value="1.56738946346494" calcext:value-type="float">
            <text:p>1.56738946346494</text:p>
          </table:table-cell>
          <table:table-cell office:value-type="float" office:value="-1.07942127587914" calcext:value-type="float">
            <text:p>-1.07942127587914</text:p>
          </table:table-cell>
          <table:table-cell office:value-type="float" office:value="0.139816410243197" calcext:value-type="float">
            <text:p>0.139816410243197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22]-[.G22]" office:value-type="float" office:value="-0.0157240244169288" calcext:value-type="float">
            <text:p/>
          </table:table-cell>
          <table:table-cell table:formula="of:=[.E22]-[.H22]" office:value-type="float" office:value="0.0111078053276884" calcext:value-type="float">
            <text:p/>
          </table:table-cell>
          <table:table-cell table:formula="of:=IF([.F22]-[.I22]&gt;= PI(); [.F22]-[.I22] - 2*PI(); [.F22]-[.I22])" office:value-type="float" office:value="-0.00459775833341403" calcext:value-type="float">
            <text:p/>
          </table:table-cell>
          <table:table-cell table:formula="of:=[.D22]-[.J22]" office:value-type="float" office:value="-0.0234832823026196" calcext:value-type="float">
            <text:p/>
          </table:table-cell>
          <table:table-cell table:formula="of:=[.E22]-[.K22]" office:value-type="float" office:value="-0.075370273887797" calcext:value-type="float">
            <text:p/>
          </table:table-cell>
          <table:table-cell table:formula="of:=IF([.F22]-[.L22]&gt;= PI(); [.F22]-[.L22] - 2*PI(); [.F22]-[.L22])" office:value-type="float" office:value="0.0391634420569675" calcext:value-type="float">
            <text:p/>
          </table:table-cell>
          <table:table-cell/>
          <table:table-cell table:formula="of:=SQRT([.N22]^2+[.O22]^2)" office:value-type="float" office:value="0.0192517085751368" calcext:value-type="float">
            <text:p/>
          </table:table-cell>
          <table:table-cell table:formula="of:=SQRT([.Q22]^2+[.R22]^2)" office:value-type="float" office:value="0.078943921448241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1.10209441184998" calcext:value-type="float">
            <text:p>-1.10209441184998</text:p>
          </table:table-cell>
          <table:table-cell office:value-type="float" office:value="0.10418426990509" calcext:value-type="float">
            <text:p>0.10418426990509</text:p>
          </table:table-cell>
          <table:table-cell office:value-type="float" office:value="1.56208121776581" calcext:value-type="float">
            <text:p>1.56208121776581</text:p>
          </table:table-cell>
          <table:table-cell office:value-type="float" office:value="-1.0870438779273" calcext:value-type="float">
            <text:p>-1.0870438779273</text:p>
          </table:table-cell>
          <table:table-cell office:value-type="float" office:value="0.0944484999087344" calcext:value-type="float">
            <text:p>0.0944484999087344</text:p>
          </table:table-cell>
          <table:table-cell office:value-type="float" office:value="1.56434661317013" calcext:value-type="float">
            <text:p>1.56434661317013</text:p>
          </table:table-cell>
          <table:table-cell office:value-type="float" office:value="-1.07752997199302" calcext:value-type="float">
            <text:p>-1.07752997199302</text:p>
          </table:table-cell>
          <table:table-cell office:value-type="float" office:value="0.179883797400464" calcext:value-type="float">
            <text:p>0.179883797400464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23]-[.G23]" office:value-type="float" office:value="-0.0150505339226781" calcext:value-type="float">
            <text:p/>
          </table:table-cell>
          <table:table-cell table:formula="of:=[.E23]-[.H23]" office:value-type="float" office:value="0.00973576999635591" calcext:value-type="float">
            <text:p/>
          </table:table-cell>
          <table:table-cell table:formula="of:=IF([.F23]-[.I23]&gt;= PI(); [.F23]-[.I23] - 2*PI(); [.F23]-[.I23])" office:value-type="float" office:value="-0.00226539540431703" calcext:value-type="float">
            <text:p/>
          </table:table-cell>
          <table:table-cell table:formula="of:=[.D23]-[.J23]" office:value-type="float" office:value="-0.0245644398569564" calcext:value-type="float">
            <text:p/>
          </table:table-cell>
          <table:table-cell table:formula="of:=[.E23]-[.K23]" office:value-type="float" office:value="-0.0756995274953739" calcext:value-type="float">
            <text:p/>
          </table:table-cell>
          <table:table-cell table:formula="of:=IF([.F23]-[.L23]&gt;= PI(); [.F23]-[.L23] - 2*PI(); [.F23]-[.L23])" office:value-type="float" office:value="0.0384529546912449" calcext:value-type="float">
            <text:p/>
          </table:table-cell>
          <table:table-cell/>
          <table:table-cell table:formula="of:=SQRT([.N23]^2+[.O23]^2)" office:value-type="float" office:value="0.0179249487803906" calcext:value-type="float">
            <text:p/>
          </table:table-cell>
          <table:table-cell table:formula="of:=SQRT([.Q23]^2+[.R23]^2)" office:value-type="float" office:value="0.079585364034531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1.10126268863678" calcext:value-type="float">
            <text:p>-1.10126268863678</text:p>
          </table:table-cell>
          <table:table-cell office:value-type="float" office:value="0.143927603960037" calcext:value-type="float">
            <text:p>0.143927603960037</text:p>
          </table:table-cell>
          <table:table-cell office:value-type="float" office:value="1.562215924263" calcext:value-type="float">
            <text:p>1.562215924263</text:p>
          </table:table-cell>
          <table:table-cell office:value-type="float" office:value="-1.08677954469677" calcext:value-type="float">
            <text:p>-1.08677954469677</text:p>
          </table:table-cell>
          <table:table-cell office:value-type="float" office:value="0.137428450799218" calcext:value-type="float">
            <text:p>0.137428450799218</text:p>
          </table:table-cell>
          <table:table-cell office:value-type="float" office:value="1.5612114860521" calcext:value-type="float">
            <text:p>1.5612114860521</text:p>
          </table:table-cell>
          <table:table-cell office:value-type="float" office:value="-1.07559755280502" calcext:value-type="float">
            <text:p>-1.07559755280502</text:p>
          </table:table-cell>
          <table:table-cell office:value-type="float" office:value="0.220822214713324" calcext:value-type="float">
            <text:p>0.220822214713324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24]-[.G24]" office:value-type="float" office:value="-0.0144831439400133" calcext:value-type="float">
            <text:p/>
          </table:table-cell>
          <table:table-cell table:formula="of:=[.E24]-[.H24]" office:value-type="float" office:value="0.00649915316081956" calcext:value-type="float">
            <text:p/>
          </table:table-cell>
          <table:table-cell table:formula="of:=IF([.F24]-[.I24]&gt;= PI(); [.F24]-[.I24] - 2*PI(); [.F24]-[.I24])" office:value-type="float" office:value="0.00100443821089913" calcext:value-type="float">
            <text:p/>
          </table:table-cell>
          <table:table-cell table:formula="of:=[.D24]-[.J24]" office:value-type="float" office:value="-0.025665135831757" calcext:value-type="float">
            <text:p/>
          </table:table-cell>
          <table:table-cell table:formula="of:=[.E24]-[.K24]" office:value-type="float" office:value="-0.0768946107532868" calcext:value-type="float">
            <text:p/>
          </table:table-cell>
          <table:table-cell table:formula="of:=IF([.F24]-[.L24]&gt;= PI(); [.F24]-[.L24] - 2*PI(); [.F24]-[.L24])" office:value-type="float" office:value="0.0385876611884373" calcext:value-type="float">
            <text:p/>
          </table:table-cell>
          <table:table-cell/>
          <table:table-cell table:formula="of:=SQRT([.N24]^2+[.O24]^2)" office:value-type="float" office:value="0.0158745220461888" calcext:value-type="float">
            <text:p/>
          </table:table-cell>
          <table:table-cell table:formula="of:=SQRT([.Q24]^2+[.R24]^2)" office:value-type="float" office:value="0.081064667766925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1.10097324848175" calcext:value-type="float">
            <text:p>-1.10097324848175</text:p>
          </table:table-cell>
          <table:table-cell office:value-type="float" office:value="0.183677509427071" calcext:value-type="float">
            <text:p>0.183677509427071</text:p>
          </table:table-cell>
          <table:table-cell office:value-type="float" office:value="1.56390511989594" calcext:value-type="float">
            <text:p>1.56390511989594</text:p>
          </table:table-cell>
          <table:table-cell office:value-type="float" office:value="-1.08639508345164" calcext:value-type="float">
            <text:p>-1.08639508345164</text:p>
          </table:table-cell>
          <table:table-cell office:value-type="float" office:value="0.180536210272071" calcext:value-type="float">
            <text:p>0.180536210272071</text:p>
          </table:table-cell>
          <table:table-cell office:value-type="float" office:value="1.55945784378716" calcext:value-type="float">
            <text:p>1.55945784378716</text:p>
          </table:table-cell>
          <table:table-cell office:value-type="float" office:value="-1.0737062489189" calcext:value-type="float">
            <text:p>-1.0737062489189</text:p>
          </table:table-cell>
          <table:table-cell office:value-type="float" office:value="0.260889601870591" calcext:value-type="float">
            <text:p>0.260889601870591</text:p>
          </table:table-cell>
          <table:table-cell office:value-type="float" office:value="1.52362826307456" calcext:value-type="float">
            <text:p>1.52362826307456</text:p>
          </table:table-cell>
          <table:table-cell/>
          <table:table-cell table:formula="of:=[.D25]-[.G25]" office:value-type="float" office:value="-0.0145781650301065" calcext:value-type="float">
            <text:p/>
          </table:table-cell>
          <table:table-cell table:formula="of:=[.E25]-[.H25]" office:value-type="float" office:value="0.00314129915499925" calcext:value-type="float">
            <text:p/>
          </table:table-cell>
          <table:table-cell table:formula="of:=IF([.F25]-[.I25]&gt;= PI(); [.F25]-[.I25] - 2*PI(); [.F25]-[.I25])" office:value-type="float" office:value="0.00444727610877704" calcext:value-type="float">
            <text:p/>
          </table:table-cell>
          <table:table-cell table:formula="of:=[.D25]-[.J25]" office:value-type="float" office:value="-0.0272669995628516" calcext:value-type="float">
            <text:p/>
          </table:table-cell>
          <table:table-cell table:formula="of:=[.E25]-[.K25]" office:value-type="float" office:value="-0.0772120924435205" calcext:value-type="float">
            <text:p/>
          </table:table-cell>
          <table:table-cell table:formula="of:=IF([.F25]-[.L25]&gt;= PI(); [.F25]-[.L25] - 2*PI(); [.F25]-[.L25])" office:value-type="float" office:value="0.0402768568213718" calcext:value-type="float">
            <text:p/>
          </table:table-cell>
          <table:table-cell/>
          <table:table-cell table:formula="of:=SQRT([.N25]^2+[.O25]^2)" office:value-type="float" office:value="0.0149127682214342" calcext:value-type="float">
            <text:p/>
          </table:table-cell>
          <table:table-cell table:formula="of:=SQRT([.Q25]^2+[.R25]^2)" office:value-type="float" office:value="0.081885264148485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1.1009259223938" calcext:value-type="float">
            <text:p>-1.1009259223938</text:p>
          </table:table-cell>
          <table:table-cell office:value-type="float" office:value="0.22342836856842" calcext:value-type="float">
            <text:p>0.22342836856842</text:p>
          </table:table-cell>
          <table:table-cell office:value-type="float" office:value="1.56566023826599" calcext:value-type="float">
            <text:p>1.56566023826599</text:p>
          </table:table-cell>
          <table:table-cell office:value-type="float" office:value="-1.08493574033278" calcext:value-type="float">
            <text:p>-1.08493574033278</text:p>
          </table:table-cell>
          <table:table-cell office:value-type="float" office:value="0.223080804172023" calcext:value-type="float">
            <text:p>0.223080804172023</text:p>
          </table:table-cell>
          <table:table-cell office:value-type="float" office:value="1.55719820106438" calcext:value-type="float">
            <text:p>1.55719820106438</text:p>
          </table:table-cell>
          <table:table-cell office:value-type="float" office:value="-1.07179438738184" calcext:value-type="float">
            <text:p>-1.07179438738184</text:p>
          </table:table-cell>
          <table:table-cell office:value-type="float" office:value="0.301392504105655" calcext:value-type="float">
            <text:p>0.301392504105655</text:p>
          </table:table-cell>
          <table:table-cell office:value-type="float" office:value="1.52673583279568" calcext:value-type="float">
            <text:p>1.52673583279568</text:p>
          </table:table-cell>
          <table:table-cell/>
          <table:table-cell table:formula="of:=[.D26]-[.G26]" office:value-type="float" office:value="-0.0159901820610209" calcext:value-type="float">
            <text:p/>
          </table:table-cell>
          <table:table-cell table:formula="of:=[.E26]-[.H26]" office:value-type="float" office:value="0.000347564396397437" calcext:value-type="float">
            <text:p/>
          </table:table-cell>
          <table:table-cell table:formula="of:=IF([.F26]-[.I26]&gt;= PI(); [.F26]-[.I26] - 2*PI(); [.F26]-[.I26])" office:value-type="float" office:value="0.0084620372016071" calcext:value-type="float">
            <text:p/>
          </table:table-cell>
          <table:table-cell table:formula="of:=[.D26]-[.J26]" office:value-type="float" office:value="-0.0291315350119601" calcext:value-type="float">
            <text:p/>
          </table:table-cell>
          <table:table-cell table:formula="of:=[.E26]-[.K26]" office:value-type="float" office:value="-0.0779641355372342" calcext:value-type="float">
            <text:p/>
          </table:table-cell>
          <table:table-cell table:formula="of:=IF([.F26]-[.L26]&gt;= PI(); [.F26]-[.L26] - 2*PI(); [.F26]-[.L26])" office:value-type="float" office:value="0.0389244054703124" calcext:value-type="float">
            <text:p/>
          </table:table-cell>
          <table:table-cell/>
          <table:table-cell table:formula="of:=SQRT([.N26]^2+[.O26]^2)" office:value-type="float" office:value="0.0159939589643789" calcext:value-type="float">
            <text:p/>
          </table:table-cell>
          <table:table-cell table:formula="of:=SQRT([.Q26]^2+[.R26]^2)" office:value-type="float" office:value="0.083228917824403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1.10015892982483" calcext:value-type="float">
            <text:p>-1.10015892982483</text:p>
          </table:table-cell>
          <table:table-cell office:value-type="float" office:value="0.263172566890717" calcext:value-type="float">
            <text:p>0.263172566890717</text:p>
          </table:table-cell>
          <table:table-cell office:value-type="float" office:value="1.56549894809723" calcext:value-type="float">
            <text:p>1.56549894809723</text:p>
          </table:table-cell>
          <table:table-cell office:value-type="float" office:value="-1.09333175700056" calcext:value-type="float">
            <text:p>-1.09333175700056</text:p>
          </table:table-cell>
          <table:table-cell office:value-type="float" office:value="0.272057816361639" calcext:value-type="float">
            <text:p>0.272057816361639</text:p>
          </table:table-cell>
          <table:table-cell office:value-type="float" office:value="1.55216005099871" calcext:value-type="float">
            <text:p>1.55216005099871</text:p>
          </table:table-cell>
          <table:table-cell office:value-type="float" office:value="-1.06998919630582" calcext:value-type="float">
            <text:p>-1.06998919630582</text:p>
          </table:table-cell>
          <table:table-cell office:value-type="float" office:value="0.342336728865431" calcext:value-type="float">
            <text:p>0.342336728865431</text:p>
          </table:table-cell>
          <table:table-cell office:value-type="float" office:value="1.52673583279568" calcext:value-type="float">
            <text:p>1.52673583279568</text:p>
          </table:table-cell>
          <table:table-cell/>
          <table:table-cell table:formula="of:=[.D27]-[.G27]" office:value-type="float" office:value="-0.0068271728242717" calcext:value-type="float">
            <text:p/>
          </table:table-cell>
          <table:table-cell table:formula="of:=[.E27]-[.H27]" office:value-type="float" office:value="-0.00888524947092217" calcext:value-type="float">
            <text:p/>
          </table:table-cell>
          <table:table-cell table:formula="of:=IF([.F27]-[.I27]&gt;= PI(); [.F27]-[.I27] - 2*PI(); [.F27]-[.I27])" office:value-type="float" office:value="0.0133388970985187" calcext:value-type="float">
            <text:p/>
            <draw:frame table:end-cell-address="Sheet1.W47" table:end-x="2.2cm" table:end-y="0.028cm" draw:z-index="2" draw:style-name="gr1" draw:text-style-name="P1" svg:width="15.976cm" svg:height="9.004cm" svg:x="2.028cm" svg:y="0.055cm">
              <draw:object draw:notify-on-update-of-ranges="Sheet1.P3:Sheet1.P3 Sheet1.P4:Sheet1.P240 Sheet1.A4:Sheet1.A240 Sheet1.S3:Sheet1.S3 Sheet1.S4:Sheet1.S240 Sheet1.A4:Sheet1.A24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[.D27]-[.J27]" office:value-type="float" office:value="-0.030169733519005" calcext:value-type="float">
            <text:p/>
          </table:table-cell>
          <table:table-cell table:formula="of:=[.E27]-[.K27]" office:value-type="float" office:value="-0.0791641619747144" calcext:value-type="float">
            <text:p/>
          </table:table-cell>
          <table:table-cell table:formula="of:=IF([.F27]-[.L27]&gt;= PI(); [.F27]-[.L27] - 2*PI(); [.F27]-[.L27])" office:value-type="float" office:value="0.0387631153015502" calcext:value-type="float">
            <text:p/>
          </table:table-cell>
          <table:table-cell/>
          <table:table-cell table:formula="of:=SQRT([.N27]^2+[.O27]^2)" office:value-type="float" office:value="0.0112052642509223" calcext:value-type="float">
            <text:p/>
          </table:table-cell>
          <table:table-cell table:formula="of:=SQRT([.Q27]^2+[.R27]^2)" office:value-type="float" office:value="0.084718223315686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938" calcext:value-type="float">
            <text:p>0.8938</text:p>
          </table:table-cell>
          <table:table-cell office:value-type="float" office:value="-0.466135458167331" calcext:value-type="float">
            <text:p>-0.466135458167331</text:p>
          </table:table-cell>
          <table:table-cell office:value-type="float" office:value="-1.1002197265625" calcext:value-type="float">
            <text:p>-1.1002197265625</text:p>
          </table:table-cell>
          <table:table-cell office:value-type="float" office:value="0.300210922956467" calcext:value-type="float">
            <text:p>0.300210922956467</text:p>
          </table:table-cell>
          <table:table-cell office:value-type="float" office:value="1.55584537982941" calcext:value-type="float">
            <text:p>1.55584537982941</text:p>
          </table:table-cell>
          <table:table-cell office:value-type="float" office:value="-1.09366151960168" calcext:value-type="float">
            <text:p>-1.09366151960168</text:p>
          </table:table-cell>
          <table:table-cell office:value-type="float" office:value="0.3128004103225" calcext:value-type="float">
            <text:p>0.3128004103225</text:p>
          </table:table-cell>
          <table:table-cell office:value-type="float" office:value="1.54320380975193" calcext:value-type="float">
            <text:p>1.54320380975193</text:p>
          </table:table-cell>
          <table:table-cell office:value-type="float" office:value="-1.06841445515441" calcext:value-type="float">
            <text:p>-1.06841445515441</text:p>
          </table:table-cell>
          <table:table-cell office:value-type="float" office:value="0.378054031315448" calcext:value-type="float">
            <text:p>0.378054031315448</text:p>
          </table:table-cell>
          <table:table-cell office:value-type="float" office:value="1.50809041446899" calcext:value-type="float">
            <text:p>1.50809041446899</text:p>
          </table:table-cell>
          <table:table-cell/>
          <table:table-cell table:formula="of:=[.D28]-[.G28]" office:value-type="float" office:value="-0.00655820696082254" calcext:value-type="float">
            <text:p/>
          </table:table-cell>
          <table:table-cell table:formula="of:=[.E28]-[.H28]" office:value-type="float" office:value="-0.0125894873660336" calcext:value-type="float">
            <text:p/>
          </table:table-cell>
          <table:table-cell table:formula="of:=IF([.F28]-[.I28]&gt;= PI(); [.F28]-[.I28] - 2*PI(); [.F28]-[.I28])" office:value-type="float" office:value="0.01264157007748" calcext:value-type="float">
            <text:p/>
          </table:table-cell>
          <table:table-cell table:formula="of:=[.D28]-[.J28]" office:value-type="float" office:value="-0.031805271408093" calcext:value-type="float">
            <text:p/>
          </table:table-cell>
          <table:table-cell table:formula="of:=[.E28]-[.K28]" office:value-type="float" office:value="-0.0778431083589818" calcext:value-type="float">
            <text:p/>
          </table:table-cell>
          <table:table-cell table:formula="of:=IF([.F28]-[.L28]&gt;= PI(); [.F28]-[.L28] - 2*PI(); [.F28]-[.L28])" office:value-type="float" office:value="0.0477549653604212" calcext:value-type="float">
            <text:p/>
          </table:table-cell>
          <table:table-cell/>
          <table:table-cell table:formula="of:=SQRT([.N28]^2+[.O28]^2)" office:value-type="float" office:value="0.0141952552171668" calcext:value-type="float">
            <text:p/>
          </table:table-cell>
          <table:table-cell table:formula="of:=SQRT([.Q28]^2+[.R28]^2)" office:value-type="float" office:value="0.08408998042769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48" calcext:value-type="float">
            <text:p>0.7848</text:p>
          </table:table-cell>
          <table:table-cell office:value-type="float" office:value="-1.24302788844622" calcext:value-type="float">
            <text:p>-1.24302788844622</text:p>
          </table:table-cell>
          <table:table-cell office:value-type="float" office:value="-1.10081732273102" calcext:value-type="float">
            <text:p>-1.10081732273102</text:p>
          </table:table-cell>
          <table:table-cell office:value-type="float" office:value="0.331753611564636" calcext:value-type="float">
            <text:p>0.331753611564636</text:p>
          </table:table-cell>
          <table:table-cell office:value-type="float" office:value="1.51178586483002" calcext:value-type="float">
            <text:p>1.51178586483002</text:p>
          </table:table-cell>
          <table:table-cell office:value-type="float" office:value="-1.09379863736924" calcext:value-type="float">
            <text:p>-1.09379863736924</text:p>
          </table:table-cell>
          <table:table-cell office:value-type="float" office:value="0.349177263286798" calcext:value-type="float">
            <text:p>0.349177263286798</text:p>
          </table:table-cell>
          <table:table-cell office:value-type="float" office:value="1.50454850626143" calcext:value-type="float">
            <text:p>1.50454850626143</text:p>
          </table:table-cell>
          <table:table-cell office:value-type="float" office:value="-1.06644728091147" calcext:value-type="float">
            <text:p>-1.06644728091147</text:p>
          </table:table-cell>
          <table:table-cell office:value-type="float" office:value="0.409384334370126" calcext:value-type="float">
            <text:p>0.409384334370126</text:p>
          </table:table-cell>
          <table:table-cell office:value-type="float" office:value="1.45836929893114" calcext:value-type="float">
            <text:p>1.45836929893114</text:p>
          </table:table-cell>
          <table:table-cell/>
          <table:table-cell table:formula="of:=[.D29]-[.G29]" office:value-type="float" office:value="-0.00701868536178019" calcext:value-type="float">
            <text:p/>
          </table:table-cell>
          <table:table-cell table:formula="of:=[.E29]-[.H29]" office:value-type="float" office:value="-0.0174236517221613" calcext:value-type="float">
            <text:p/>
          </table:table-cell>
          <table:table-cell table:formula="of:=IF([.F29]-[.I29]&gt;= PI(); [.F29]-[.I29] - 2*PI(); [.F29]-[.I29])" office:value-type="float" office:value="0.00723735856858632" calcext:value-type="float">
            <text:p/>
          </table:table-cell>
          <table:table-cell table:formula="of:=[.D29]-[.J29]" office:value-type="float" office:value="-0.0343700418195509" calcext:value-type="float">
            <text:p/>
          </table:table-cell>
          <table:table-cell table:formula="of:=[.E29]-[.K29]" office:value-type="float" office:value="-0.0776307228054893" calcext:value-type="float">
            <text:p/>
          </table:table-cell>
          <table:table-cell table:formula="of:=IF([.F29]-[.L29]&gt;= PI(); [.F29]-[.L29] - 2*PI(); [.F29]-[.L29])" office:value-type="float" office:value="0.0534165658988801" calcext:value-type="float">
            <text:p/>
          </table:table-cell>
          <table:table-cell/>
          <table:table-cell table:formula="of:=SQRT([.N29]^2+[.O29]^2)" office:value-type="float" office:value="0.0187841843991918" calcext:value-type="float">
            <text:p/>
          </table:table-cell>
          <table:table-cell table:formula="of:=SQRT([.Q29]^2+[.R29]^2)" office:value-type="float" office:value="0.084898933432525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8" calcext:value-type="float">
            <text:p>0.6758</text:p>
          </table:table-cell>
          <table:table-cell office:value-type="float" office:value="-2.33067729083665" calcext:value-type="float">
            <text:p>-2.33067729083665</text:p>
          </table:table-cell>
          <table:table-cell office:value-type="float" office:value="-1.10209584236145" calcext:value-type="float">
            <text:p>-1.10209584236145</text:p>
          </table:table-cell>
          <table:table-cell office:value-type="float" office:value="0.359185427427292" calcext:value-type="float">
            <text:p>0.359185427427292</text:p>
          </table:table-cell>
          <table:table-cell office:value-type="float" office:value="1.42750453948975" calcext:value-type="float">
            <text:p>1.42750453948975</text:p>
          </table:table-cell>
          <table:table-cell office:value-type="float" office:value="-1.09675836022543" calcext:value-type="float">
            <text:p>-1.09675836022543</text:p>
          </table:table-cell>
          <table:table-cell office:value-type="float" office:value="0.383892002126497" calcext:value-type="float">
            <text:p>0.383892002126497</text:p>
          </table:table-cell>
          <table:table-cell office:value-type="float" office:value="1.42569365965431" calcext:value-type="float">
            <text:p>1.42569365965431</text:p>
          </table:table-cell>
          <table:table-cell office:value-type="float" office:value="-1.0634145517949" calcext:value-type="float">
            <text:p>-1.0634145517949</text:p>
          </table:table-cell>
          <table:table-cell office:value-type="float" office:value="0.43624567421209" calcext:value-type="float">
            <text:p>0.43624567421209</text:p>
          </table:table-cell>
          <table:table-cell office:value-type="float" office:value="1.36514220729767" calcext:value-type="float">
            <text:p>1.36514220729767</text:p>
          </table:table-cell>
          <table:table-cell/>
          <table:table-cell table:formula="of:=[.D30]-[.G30]" office:value-type="float" office:value="-0.00533748213602259" calcext:value-type="float">
            <text:p/>
          </table:table-cell>
          <table:table-cell table:formula="of:=[.E30]-[.H30]" office:value-type="float" office:value="-0.0247065746992051" calcext:value-type="float">
            <text:p/>
          </table:table-cell>
          <table:table-cell table:formula="of:=IF([.F30]-[.I30]&gt;= PI(); [.F30]-[.I30] - 2*PI(); [.F30]-[.I30])" office:value-type="float" office:value="0.00181087983544104" calcext:value-type="float">
            <text:p/>
          </table:table-cell>
          <table:table-cell table:formula="of:=[.D30]-[.J30]" office:value-type="float" office:value="-0.0386812905665517" calcext:value-type="float">
            <text:p/>
          </table:table-cell>
          <table:table-cell table:formula="of:=[.E30]-[.K30]" office:value-type="float" office:value="-0.0770602467847985" calcext:value-type="float">
            <text:p/>
          </table:table-cell>
          <table:table-cell table:formula="of:=IF([.F30]-[.L30]&gt;= PI(); [.F30]-[.L30] - 2*PI(); [.F30]-[.L30])" office:value-type="float" office:value="0.0623623321920752" calcext:value-type="float">
            <text:p/>
          </table:table-cell>
          <table:table-cell/>
          <table:table-cell table:formula="of:=SQRT([.N30]^2+[.O30]^2)" office:value-type="float" office:value="0.0252765414746512" calcext:value-type="float">
            <text:p/>
          </table:table-cell>
          <table:table-cell table:formula="of:=SQRT([.Q30]^2+[.R30]^2)" office:value-type="float" office:value="0.086223685112781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77" calcext:value-type="float">
            <text:p>0.5777</text:p>
          </table:table-cell>
          <table:table-cell office:value-type="float" office:value="-3.3406374501992" calcext:value-type="float">
            <text:p>-3.3406374501992</text:p>
          </table:table-cell>
          <table:table-cell office:value-type="float" office:value="-1.10397887229919" calcext:value-type="float">
            <text:p>-1.10397887229919</text:p>
          </table:table-cell>
          <table:table-cell office:value-type="float" office:value="0.383310914039612" calcext:value-type="float">
            <text:p>0.383310914039612</text:p>
          </table:table-cell>
          <table:table-cell office:value-type="float" office:value="1.29956769943237" calcext:value-type="float">
            <text:p>1.29956769943237</text:p>
          </table:table-cell>
          <table:table-cell office:value-type="float" office:value="-1.08941987949379" calcext:value-type="float">
            <text:p>-1.08941987949379</text:p>
          </table:table-cell>
          <table:table-cell office:value-type="float" office:value="0.38780780435331" calcext:value-type="float">
            <text:p>0.38780780435331</text:p>
          </table:table-cell>
          <table:table-cell office:value-type="float" office:value="1.33280967673146" calcext:value-type="float">
            <text:p>1.33280967673146</text:p>
          </table:table-cell>
          <table:table-cell office:value-type="float" office:value="-1.05869572397935" calcext:value-type="float">
            <text:p>-1.05869572397935</text:p>
          </table:table-cell>
          <table:table-cell office:value-type="float" office:value="0.458866733604771" calcext:value-type="float">
            <text:p>0.458866733604771</text:p>
          </table:table-cell>
          <table:table-cell office:value-type="float" office:value="1.2315167092897" calcext:value-type="float">
            <text:p>1.2315167092897</text:p>
          </table:table-cell>
          <table:table-cell/>
          <table:table-cell table:formula="of:=[.D31]-[.G31]" office:value-type="float" office:value="-0.0145589928054031" calcext:value-type="float">
            <text:p/>
          </table:table-cell>
          <table:table-cell table:formula="of:=[.E31]-[.H31]" office:value-type="float" office:value="-0.00449689031369865" calcext:value-type="float">
            <text:p/>
          </table:table-cell>
          <table:table-cell table:formula="of:=IF([.F31]-[.I31]&gt;= PI(); [.F31]-[.I31] - 2*PI(); [.F31]-[.I31])" office:value-type="float" office:value="-0.0332419772990828" calcext:value-type="float">
            <text:p/>
          </table:table-cell>
          <table:table-cell table:formula="of:=[.D31]-[.J31]" office:value-type="float" office:value="-0.0452831483198448" calcext:value-type="float">
            <text:p/>
          </table:table-cell>
          <table:table-cell table:formula="of:=[.E31]-[.K31]" office:value-type="float" office:value="-0.0755558195651594" calcext:value-type="float">
            <text:p/>
          </table:table-cell>
          <table:table-cell table:formula="of:=IF([.F31]-[.L31]&gt;= PI(); [.F31]-[.L31] - 2*PI(); [.F31]-[.L31])" office:value-type="float" office:value="0.0680509901426702" calcext:value-type="float">
            <text:p/>
          </table:table-cell>
          <table:table-cell/>
          <table:table-cell table:formula="of:=SQRT([.N31]^2+[.O31]^2)" office:value-type="float" office:value="0.0152376603847577" calcext:value-type="float">
            <text:p/>
          </table:table-cell>
          <table:table-cell table:formula="of:=SQRT([.Q31]^2+[.R31]^2)" office:value-type="float" office:value="0.088086578954571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687" calcext:value-type="float">
            <text:p>0.4687</text:p>
          </table:table-cell>
          <table:table-cell office:value-type="float" office:value="-4.42828685258964" calcext:value-type="float">
            <text:p>-4.42828685258964</text:p>
          </table:table-cell>
          <table:table-cell office:value-type="float" office:value="-1.10574507713318" calcext:value-type="float">
            <text:p>-1.10574507713318</text:p>
          </table:table-cell>
          <table:table-cell office:value-type="float" office:value="0.404661744832993" calcext:value-type="float">
            <text:p>0.404661744832993</text:p>
          </table:table-cell>
          <table:table-cell office:value-type="float" office:value="1.12953472137451" calcext:value-type="float">
            <text:p>1.12953472137451</text:p>
          </table:table-cell>
          <table:table-cell office:value-type="float" office:value="-1.0939965055085" calcext:value-type="float">
            <text:p>-1.0939965055085</text:p>
          </table:table-cell>
          <table:table-cell office:value-type="float" office:value="0.405003889193895" calcext:value-type="float">
            <text:p>0.405003889193895</text:p>
          </table:table-cell>
          <table:table-cell office:value-type="float" office:value="1.18104450756648" calcext:value-type="float">
            <text:p>1.18104450756648</text:p>
          </table:table-cell>
          <table:table-cell office:value-type="float" office:value="-1.05245624218801" calcext:value-type="float">
            <text:p>-1.05245624218801</text:p>
          </table:table-cell>
          <table:table-cell office:value-type="float" office:value="0.476545997474502" calcext:value-type="float">
            <text:p>0.476545997474502</text:p>
          </table:table-cell>
          <table:table-cell office:value-type="float" office:value="1.05438523518612" calcext:value-type="float">
            <text:p>1.05438523518612</text:p>
          </table:table-cell>
          <table:table-cell/>
          <table:table-cell table:formula="of:=[.D32]-[.G32]" office:value-type="float" office:value="-0.0117485716246808" calcext:value-type="float">
            <text:p/>
          </table:table-cell>
          <table:table-cell table:formula="of:=[.E32]-[.H32]" office:value-type="float" office:value="-0.000342144360902463" calcext:value-type="float">
            <text:p/>
          </table:table-cell>
          <table:table-cell table:formula="of:=IF([.F32]-[.I32]&gt;= PI(); [.F32]-[.I32] - 2*PI(); [.F32]-[.I32])" office:value-type="float" office:value="-0.0515097861919671" calcext:value-type="float">
            <text:p/>
          </table:table-cell>
          <table:table-cell table:formula="of:=[.D32]-[.J32]" office:value-type="float" office:value="-0.0532888349451663" calcext:value-type="float">
            <text:p/>
          </table:table-cell>
          <table:table-cell table:formula="of:=[.E32]-[.K32]" office:value-type="float" office:value="-0.0718842526415096" calcext:value-type="float">
            <text:p/>
          </table:table-cell>
          <table:table-cell table:formula="of:=IF([.F32]-[.L32]&gt;= PI(); [.F32]-[.L32] - 2*PI(); [.F32]-[.L32])" office:value-type="float" office:value="0.0751494861883946" calcext:value-type="float">
            <text:p/>
          </table:table-cell>
          <table:table-cell/>
          <table:table-cell table:formula="of:=SQRT([.N32]^2+[.O32]^2)" office:value-type="float" office:value="0.0117535525686472" calcext:value-type="float">
            <text:p/>
          </table:table-cell>
          <table:table-cell table:formula="of:=SQRT([.Q32]^2+[.R32]^2)" office:value-type="float" office:value="0.089482097134798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36" calcext:value-type="float">
            <text:p>0.436</text:p>
          </table:table-cell>
          <table:table-cell office:value-type="float" office:value="-5.12749003984064" calcext:value-type="float">
            <text:p>-5.12749003984064</text:p>
          </table:table-cell>
          <table:table-cell office:value-type="float" office:value="-1.10614919662476" calcext:value-type="float">
            <text:p>-1.10614919662476</text:p>
          </table:table-cell>
          <table:table-cell office:value-type="float" office:value="0.423731327056885" calcext:value-type="float">
            <text:p>0.423731327056885</text:p>
          </table:table-cell>
          <table:table-cell office:value-type="float" office:value="0.924766004085541" calcext:value-type="float">
            <text:p>0.924766004085541</text:p>
          </table:table-cell>
          <table:table-cell office:value-type="float" office:value="-1.09836322778956" calcext:value-type="float">
            <text:p>-1.09836322778956</text:p>
          </table:table-cell>
          <table:table-cell office:value-type="float" office:value="0.423135148581879" calcext:value-type="float">
            <text:p>0.423135148581879</text:p>
          </table:table-cell>
          <table:table-cell office:value-type="float" office:value="0.976065513097764" calcext:value-type="float">
            <text:p>0.976065513097764</text:p>
          </table:table-cell>
          <table:table-cell office:value-type="float" office:value="-1.04384502556536" calcext:value-type="float">
            <text:p>-1.04384502556536</text:p>
          </table:table-cell>
          <table:table-cell office:value-type="float" office:value="0.491711766438777" calcext:value-type="float">
            <text:p>0.491711766438777</text:p>
          </table:table-cell>
          <table:table-cell office:value-type="float" office:value="0.849285633592491" calcext:value-type="float">
            <text:p>0.849285633592491</text:p>
          </table:table-cell>
          <table:table-cell/>
          <table:table-cell table:formula="of:=[.D33]-[.G33]" office:value-type="float" office:value="-0.00778596883519511" calcext:value-type="float">
            <text:p/>
          </table:table-cell>
          <table:table-cell table:formula="of:=[.E33]-[.H33]" office:value-type="float" office:value="0.000596178475005593" calcext:value-type="float">
            <text:p/>
          </table:table-cell>
          <table:table-cell table:formula="of:=IF([.F33]-[.I33]&gt;= PI(); [.F33]-[.I33] - 2*PI(); [.F33]-[.I33])" office:value-type="float" office:value="-0.0512995090122231" calcext:value-type="float">
            <text:p/>
          </table:table-cell>
          <table:table-cell table:formula="of:=[.D33]-[.J33]" office:value-type="float" office:value="-0.0623041710593952" calcext:value-type="float">
            <text:p/>
          </table:table-cell>
          <table:table-cell table:formula="of:=[.E33]-[.K33]" office:value-type="float" office:value="-0.0679804393818924" calcext:value-type="float">
            <text:p/>
          </table:table-cell>
          <table:table-cell table:formula="of:=IF([.F33]-[.L33]&gt;= PI(); [.F33]-[.L33] - 2*PI(); [.F33]-[.L33])" office:value-type="float" office:value="0.0754803704930493" calcext:value-type="float">
            <text:p/>
          </table:table-cell>
          <table:table-cell/>
          <table:table-cell table:formula="of:=SQRT([.N33]^2+[.O33]^2)" office:value-type="float" office:value="0.00780876043150829" calcext:value-type="float">
            <text:p/>
          </table:table-cell>
          <table:table-cell table:formula="of:=SQRT([.Q33]^2+[.R33]^2)" office:value-type="float" office:value="0.092212525558914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14" calcext:value-type="float">
            <text:p>0.5014</text:p>
          </table:table-cell>
          <table:table-cell office:value-type="float" office:value="-4.97211155378486" calcext:value-type="float">
            <text:p>-4.97211155378486</text:p>
          </table:table-cell>
          <table:table-cell office:value-type="float" office:value="-1.10349857807159" calcext:value-type="float">
            <text:p>-1.10349857807159</text:p>
          </table:table-cell>
          <table:table-cell office:value-type="float" office:value="0.443785160779953" calcext:value-type="float">
            <text:p>0.443785160779953</text:p>
          </table:table-cell>
          <table:table-cell office:value-type="float" office:value="0.717802286148071" calcext:value-type="float">
            <text:p>0.717802286148071</text:p>
          </table:table-cell>
          <table:table-cell office:value-type="float" office:value="-1.10111694239001" calcext:value-type="float">
            <text:p>-1.10111694239001</text:p>
          </table:table-cell>
          <table:table-cell office:value-type="float" office:value="0.439747520347741" calcext:value-type="float">
            <text:p>0.439747520347741</text:p>
          </table:table-cell>
          <table:table-cell office:value-type="float" office:value="0.776781211234936" calcext:value-type="float">
            <text:p>0.776781211234936</text:p>
          </table:table-cell>
          <table:table-cell office:value-type="float" office:value="-1.03059764312557" calcext:value-type="float">
            <text:p>-1.03059764312557</text:p>
          </table:table-cell>
          <table:table-cell office:value-type="float" office:value="0.506769986602324" calcext:value-type="float">
            <text:p>0.506769986602324</text:p>
          </table:table-cell>
          <table:table-cell office:value-type="float" office:value="0.650401171441097" calcext:value-type="float">
            <text:p>0.650401171441097</text:p>
          </table:table-cell>
          <table:table-cell/>
          <table:table-cell table:formula="of:=[.D34]-[.G34]" office:value-type="float" office:value="-0.00238163568158067" calcext:value-type="float">
            <text:p/>
          </table:table-cell>
          <table:table-cell table:formula="of:=[.E34]-[.H34]" office:value-type="float" office:value="0.00403764043221205" calcext:value-type="float">
            <text:p/>
          </table:table-cell>
          <table:table-cell table:formula="of:=IF([.F34]-[.I34]&gt;= PI(); [.F34]-[.I34] - 2*PI(); [.F34]-[.I34])" office:value-type="float" office:value="-0.0589789250868646" calcext:value-type="float">
            <text:p/>
          </table:table-cell>
          <table:table-cell table:formula="of:=[.D34]-[.J34]" office:value-type="float" office:value="-0.0729009349460272" calcext:value-type="float">
            <text:p/>
          </table:table-cell>
          <table:table-cell table:formula="of:=[.E34]-[.K34]" office:value-type="float" office:value="-0.0629848258223709" calcext:value-type="float">
            <text:p/>
          </table:table-cell>
          <table:table-cell table:formula="of:=IF([.F34]-[.L34]&gt;= PI(); [.F34]-[.L34] - 2*PI(); [.F34]-[.L34])" office:value-type="float" office:value="0.0674011147069741" calcext:value-type="float">
            <text:p/>
          </table:table-cell>
          <table:table-cell/>
          <table:table-cell table:formula="of:=SQRT([.N34]^2+[.O34]^2)" office:value-type="float" office:value="0.0046877210646125" calcext:value-type="float">
            <text:p/>
          </table:table-cell>
          <table:table-cell table:formula="of:=SQRT([.Q34]^2+[.R34]^2)" office:value-type="float" office:value="0.096341240389976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758" calcext:value-type="float">
            <text:p>0.6758</text:p>
          </table:table-cell>
          <table:table-cell office:value-type="float" office:value="-3.88446215139442" calcext:value-type="float">
            <text:p>-3.88446215139442</text:p>
          </table:table-cell>
          <table:table-cell office:value-type="float" office:value="-1.09421968460083" calcext:value-type="float">
            <text:p>-1.09421968460083</text:p>
          </table:table-cell>
          <table:table-cell office:value-type="float" office:value="0.463983863592148" calcext:value-type="float">
            <text:p>0.463983863592148</text:p>
          </table:table-cell>
          <table:table-cell office:value-type="float" office:value="0.528657674789429" calcext:value-type="float">
            <text:p>0.528657674789429</text:p>
          </table:table-cell>
          <table:table-cell office:value-type="float" office:value="-1.0950799161833" calcext:value-type="float">
            <text:p>-1.0950799161833</text:p>
          </table:table-cell>
          <table:table-cell office:value-type="float" office:value="0.466918557658883" calcext:value-type="float">
            <text:p>0.466918557658883</text:p>
          </table:table-cell>
          <table:table-cell office:value-type="float" office:value="0.601350635924349" calcext:value-type="float">
            <text:p>0.601350635924349</text:p>
          </table:table-cell>
          <table:table-cell office:value-type="float" office:value="-1.00908447053833" calcext:value-type="float">
            <text:p>-1.00908447053833</text:p>
          </table:table-cell>
          <table:table-cell office:value-type="float" office:value="0.523138017309522" calcext:value-type="float">
            <text:p>0.523138017309522</text:p>
          </table:table-cell>
          <table:table-cell office:value-type="float" office:value="0.49502268538532" calcext:value-type="float">
            <text:p>0.49502268538532</text:p>
          </table:table-cell>
          <table:table-cell/>
          <table:table-cell table:formula="of:=[.D35]-[.G35]" office:value-type="float" office:value="0.000860231582469062" calcext:value-type="float">
            <text:p/>
          </table:table-cell>
          <table:table-cell table:formula="of:=[.E35]-[.H35]" office:value-type="float" office:value="-0.00293469406673502" calcext:value-type="float">
            <text:p/>
          </table:table-cell>
          <table:table-cell table:formula="of:=IF([.F35]-[.I35]&gt;= PI(); [.F35]-[.I35] - 2*PI(); [.F35]-[.I35])" office:value-type="float" office:value="-0.0726929611349204" calcext:value-type="float">
            <text:p/>
          </table:table-cell>
          <table:table-cell table:formula="of:=[.D35]-[.J35]" office:value-type="float" office:value="-0.0851352140624997" calcext:value-type="float">
            <text:p/>
          </table:table-cell>
          <table:table-cell table:formula="of:=[.E35]-[.K35]" office:value-type="float" office:value="-0.0591541537173738" calcext:value-type="float">
            <text:p/>
          </table:table-cell>
          <table:table-cell table:formula="of:=IF([.F35]-[.L35]&gt;= PI(); [.F35]-[.L35] - 2*PI(); [.F35]-[.L35])" office:value-type="float" office:value="0.0336349894041084" calcext:value-type="float">
            <text:p/>
          </table:table-cell>
          <table:table-cell/>
          <table:table-cell table:formula="of:=SQRT([.N35]^2+[.O35]^2)" office:value-type="float" office:value="0.00305817390623996" calcext:value-type="float">
            <text:p/>
          </table:table-cell>
          <table:table-cell table:formula="of:=SQRT([.Q35]^2+[.R35]^2)" office:value-type="float" office:value="0.1036687926788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21" calcext:value-type="float">
            <text:p>0.7521</text:p>
          </table:table-cell>
          <table:table-cell office:value-type="float" office:value="-3.3406374501992" calcext:value-type="float">
            <text:p>-3.3406374501992</text:p>
          </table:table-cell>
          <table:table-cell office:value-type="float" office:value="-1.0781774520874" calcext:value-type="float">
            <text:p>-1.0781774520874</text:p>
          </table:table-cell>
          <table:table-cell office:value-type="float" office:value="0.483292400836945" calcext:value-type="float">
            <text:p>0.483292400836945</text:p>
          </table:table-cell>
          <table:table-cell office:value-type="float" office:value="0.356897920370102" calcext:value-type="float">
            <text:p>0.356897920370102</text:p>
          </table:table-cell>
          <table:table-cell office:value-type="float" office:value="-1.08979086880839" calcext:value-type="float">
            <text:p>-1.08979086880839</text:p>
          </table:table-cell>
          <table:table-cell office:value-type="float" office:value="0.47145568762106" calcext:value-type="float">
            <text:p>0.47145568762106</text:p>
          </table:table-cell>
          <table:table-cell office:value-type="float" office:value="0.397876707344742" calcext:value-type="float">
            <text:p>0.397876707344742</text:p>
          </table:table-cell>
          <table:table-cell office:value-type="float" office:value="-0.982611816071918" calcext:value-type="float">
            <text:p>-0.982611816071918</text:p>
          </table:table-cell>
          <table:table-cell office:value-type="float" office:value="0.537429470052401" calcext:value-type="float">
            <text:p>0.537429470052401</text:p>
          </table:table-cell>
          <table:table-cell office:value-type="float" office:value="0.361397187377352" calcext:value-type="float">
            <text:p>0.361397187377352</text:p>
          </table:table-cell>
          <table:table-cell/>
          <table:table-cell table:formula="of:=[.D36]-[.G36]" office:value-type="float" office:value="0.0116134167209887" calcext:value-type="float">
            <text:p/>
          </table:table-cell>
          <table:table-cell table:formula="of:=[.E36]-[.H36]" office:value-type="float" office:value="0.0118367132158851" calcext:value-type="float">
            <text:p/>
          </table:table-cell>
          <table:table-cell table:formula="of:=IF([.F36]-[.I36]&gt;= PI(); [.F36]-[.I36] - 2*PI(); [.F36]-[.I36])" office:value-type="float" office:value="-0.0409787869746398" calcext:value-type="float">
            <text:p/>
          </table:table-cell>
          <table:table-cell table:formula="of:=[.D36]-[.J36]" office:value-type="float" office:value="-0.095565636015484" calcext:value-type="float">
            <text:p/>
          </table:table-cell>
          <table:table-cell table:formula="of:=[.E36]-[.K36]" office:value-type="float" office:value="-0.0541370692154568" calcext:value-type="float">
            <text:p/>
          </table:table-cell>
          <table:table-cell table:formula="of:=IF([.F36]-[.L36]&gt;= PI(); [.F36]-[.L36] - 2*PI(); [.F36]-[.L36])" office:value-type="float" office:value="-0.00449926700725017" calcext:value-type="float">
            <text:p/>
          </table:table-cell>
          <table:table-cell/>
          <table:table-cell table:formula="of:=SQRT([.N36]^2+[.O36]^2)" office:value-type="float" office:value="0.0165824976312511" calcext:value-type="float">
            <text:p/>
          </table:table-cell>
          <table:table-cell table:formula="of:=SQRT([.Q36]^2+[.R36]^2)" office:value-type="float" office:value="0.10983448024315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2" calcext:value-type="float">
            <text:p>0.872</text:p>
          </table:table-cell>
          <table:table-cell office:value-type="float" office:value="-2.48605577689243" calcext:value-type="float">
            <text:p>-2.48605577689243</text:p>
          </table:table-cell>
          <table:table-cell office:value-type="float" office:value="-1.0562744140625" calcext:value-type="float">
            <text:p>-1.0562744140625</text:p>
          </table:table-cell>
          <table:table-cell office:value-type="float" office:value="0.500904023647308" calcext:value-type="float">
            <text:p>0.500904023647308</text:p>
          </table:table-cell>
          <table:table-cell office:value-type="float" office:value="0.208732262253761" calcext:value-type="float">
            <text:p>0.208732262253761</text:p>
          </table:table-cell>
          <table:table-cell office:value-type="float" office:value="-1.07649703794948" calcext:value-type="float">
            <text:p>-1.07649703794948</text:p>
          </table:table-cell>
          <table:table-cell office:value-type="float" office:value="0.480973152496234" calcext:value-type="float">
            <text:p>0.480973152496234</text:p>
          </table:table-cell>
          <table:table-cell office:value-type="float" office:value="0.241011758984057" calcext:value-type="float">
            <text:p>0.241011758984057</text:p>
          </table:table-cell>
          <table:table-cell office:value-type="float" office:value="-0.949984934414978" calcext:value-type="float">
            <text:p>-0.949984934414978</text:p>
          </table:table-cell>
          <table:table-cell office:value-type="float" office:value="0.549762393199167" calcext:value-type="float">
            <text:p>0.549762393199167</text:p>
          </table:table-cell>
          <table:table-cell office:value-type="float" office:value="0.261954956301655" calcext:value-type="float">
            <text:p>0.261954956301655</text:p>
          </table:table-cell>
          <table:table-cell/>
          <table:table-cell table:formula="of:=[.D37]-[.G37]" office:value-type="float" office:value="0.020222623886982" calcext:value-type="float">
            <text:p/>
          </table:table-cell>
          <table:table-cell table:formula="of:=[.E37]-[.H37]" office:value-type="float" office:value="0.0199308711510743" calcext:value-type="float">
            <text:p/>
          </table:table-cell>
          <table:table-cell table:formula="of:=IF([.F37]-[.I37]&gt;= PI(); [.F37]-[.I37] - 2*PI(); [.F37]-[.I37])" office:value-type="float" office:value="-0.0322794967302959" calcext:value-type="float">
            <text:p/>
          </table:table-cell>
          <table:table-cell table:formula="of:=[.D37]-[.J37]" office:value-type="float" office:value="-0.106289479647522" calcext:value-type="float">
            <text:p/>
          </table:table-cell>
          <table:table-cell table:formula="of:=[.E37]-[.K37]" office:value-type="float" office:value="-0.0488583695518584" calcext:value-type="float">
            <text:p/>
          </table:table-cell>
          <table:table-cell table:formula="of:=IF([.F37]-[.L37]&gt;= PI(); [.F37]-[.L37] - 2*PI(); [.F37]-[.L37])" office:value-type="float" office:value="-0.0532226940478937" calcext:value-type="float">
            <text:p/>
          </table:table-cell>
          <table:table-cell/>
          <table:table-cell table:formula="of:=SQRT([.N37]^2+[.O37]^2)" office:value-type="float" office:value="0.0283935581024123" calcext:value-type="float">
            <text:p/>
          </table:table-cell>
          <table:table-cell table:formula="of:=SQRT([.Q37]^2+[.R37]^2)" office:value-type="float" office:value="0.11698116839477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74" calcext:value-type="float">
            <text:p>0.9374</text:p>
          </table:table-cell>
          <table:table-cell office:value-type="float" office:value="-1.39840637450199" calcext:value-type="float">
            <text:p>-1.39840637450199</text:p>
          </table:table-cell>
          <table:table-cell office:value-type="float" office:value="-1.02999413013458" calcext:value-type="float">
            <text:p>-1.02999413013458</text:p>
          </table:table-cell>
          <table:table-cell office:value-type="float" office:value="0.514802396297455" calcext:value-type="float">
            <text:p>0.514802396297455</text:p>
          </table:table-cell>
          <table:table-cell office:value-type="float" office:value="0.0795996636152267" calcext:value-type="float">
            <text:p>0.0795996636152267</text:p>
          </table:table-cell>
          <table:table-cell office:value-type="float" office:value="-1.05296630160193" calcext:value-type="float">
            <text:p>-1.05296630160193</text:p>
          </table:table-cell>
          <table:table-cell office:value-type="float" office:value="0.502882968829186" calcext:value-type="float">
            <text:p>0.502882968829186</text:p>
          </table:table-cell>
          <table:table-cell office:value-type="float" office:value="0.127991671114875" calcext:value-type="float">
            <text:p>0.127991671114875</text:p>
          </table:table-cell>
          <table:table-cell office:value-type="float" office:value="-0.913768089813074" calcext:value-type="float">
            <text:p>-0.913768089813074</text:p>
          </table:table-cell>
          <table:table-cell office:value-type="float" office:value="0.559472706432091" calcext:value-type="float">
            <text:p>0.559472706432091</text:p>
          </table:table-cell>
          <table:table-cell office:value-type="float" office:value="0.206018701321575" calcext:value-type="float">
            <text:p>0.206018701321575</text:p>
          </table:table-cell>
          <table:table-cell/>
          <table:table-cell table:formula="of:=[.D38]-[.G38]" office:value-type="float" office:value="0.0229721714673441" calcext:value-type="float">
            <text:p/>
          </table:table-cell>
          <table:table-cell table:formula="of:=[.E38]-[.H38]" office:value-type="float" office:value="0.0119194274682687" calcext:value-type="float">
            <text:p/>
          </table:table-cell>
          <table:table-cell table:formula="of:=IF([.F38]-[.I38]&gt;= PI(); [.F38]-[.I38] - 2*PI(); [.F38]-[.I38])" office:value-type="float" office:value="-0.0483920074996478" calcext:value-type="float">
            <text:p/>
          </table:table-cell>
          <table:table-cell table:formula="of:=[.D38]-[.J38]" office:value-type="float" office:value="-0.116226040321509" calcext:value-type="float">
            <text:p/>
          </table:table-cell>
          <table:table-cell table:formula="of:=[.E38]-[.K38]" office:value-type="float" office:value="-0.044670310134636" calcext:value-type="float">
            <text:p/>
          </table:table-cell>
          <table:table-cell table:formula="of:=IF([.F38]-[.L38]&gt;= PI(); [.F38]-[.L38] - 2*PI(); [.F38]-[.L38])" office:value-type="float" office:value="-0.126419037706349" calcext:value-type="float">
            <text:p/>
          </table:table-cell>
          <table:table-cell/>
          <table:table-cell table:formula="of:=SQRT([.N38]^2+[.O38]^2)" office:value-type="float" office:value="0.0258803673292397" calcext:value-type="float">
            <text:p/>
          </table:table-cell>
          <table:table-cell table:formula="of:=SQRT([.Q38]^2+[.R38]^2)" office:value-type="float" office:value="0.12451477445002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1" calcext:value-type="float">
            <text:p>0.981</text:p>
          </table:table-cell>
          <table:table-cell office:value-type="float" office:value="-1.39840637450199" calcext:value-type="float">
            <text:p>-1.39840637450199</text:p>
          </table:table-cell>
          <table:table-cell office:value-type="float" office:value="-1.00081956386566" calcext:value-type="float">
            <text:p>-1.00081956386566</text:p>
          </table:table-cell>
          <table:table-cell office:value-type="float" office:value="0.522692620754242" calcext:value-type="float">
            <text:p>0.522692620754242</text:p>
          </table:table-cell>
          <table:table-cell office:value-type="float" office:value="-0.0321436747908592" calcext:value-type="float">
            <text:p>-0.0321436747908592</text:p>
          </table:table-cell>
          <table:table-cell office:value-type="float" office:value="-1.04596280296343" calcext:value-type="float">
            <text:p>-1.04596280296343</text:p>
          </table:table-cell>
          <table:table-cell office:value-type="float" office:value="0.498934709328815" calcext:value-type="float">
            <text:p>0.498934709328815</text:p>
          </table:table-cell>
          <table:table-cell office:value-type="float" office:value="0.0470008477969028" calcext:value-type="float">
            <text:p>0.0470008477969028</text:p>
          </table:table-cell>
          <table:table-cell office:value-type="float" office:value="-0.875357894074539" calcext:value-type="float">
            <text:p>-0.875357894074539</text:p>
          </table:table-cell>
          <table:table-cell office:value-type="float" office:value="0.567499814462222" calcext:value-type="float">
            <text:p>0.567499814462222</text:p>
          </table:table-cell>
          <table:table-cell office:value-type="float" office:value="0.150082446341496" calcext:value-type="float">
            <text:p>0.150082446341496</text:p>
          </table:table-cell>
          <table:table-cell/>
          <table:table-cell table:formula="of:=[.D39]-[.G39]" office:value-type="float" office:value="0.045143239097768" calcext:value-type="float">
            <text:p/>
          </table:table-cell>
          <table:table-cell table:formula="of:=[.E39]-[.H39]" office:value-type="float" office:value="0.0237579114254274" calcext:value-type="float">
            <text:p/>
          </table:table-cell>
          <table:table-cell table:formula="of:=IF([.F39]-[.I39]&gt;= PI(); [.F39]-[.I39] - 2*PI(); [.F39]-[.I39])" office:value-type="float" office:value="-0.079144522587762" calcext:value-type="float">
            <text:p/>
          </table:table-cell>
          <table:table-cell table:formula="of:=[.D39]-[.J39]" office:value-type="float" office:value="-0.125461669791123" calcext:value-type="float">
            <text:p/>
          </table:table-cell>
          <table:table-cell table:formula="of:=[.E39]-[.K39]" office:value-type="float" office:value="-0.0448071937079804" calcext:value-type="float">
            <text:p/>
          </table:table-cell>
          <table:table-cell table:formula="of:=IF([.F39]-[.L39]&gt;= PI(); [.F39]-[.L39] - 2*PI(); [.F39]-[.L39])" office:value-type="float" office:value="-0.182226121132355" calcext:value-type="float">
            <text:p/>
          </table:table-cell>
          <table:table-cell/>
          <table:table-cell table:formula="of:=SQRT([.N39]^2+[.O39]^2)" office:value-type="float" office:value="0.0510132374147799" calcext:value-type="float">
            <text:p/>
          </table:table-cell>
          <table:table-cell table:formula="of:=SQRT([.Q39]^2+[.R39]^2)" office:value-type="float" office:value="0.13322280283330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92" calcext:value-type="float">
            <text:p>0.9592</text:p>
          </table:table-cell>
          <table:table-cell office:value-type="float" office:value="-0.776892430278885" calcext:value-type="float">
            <text:p>-0.776892430278885</text:p>
          </table:table-cell>
          <table:table-cell office:value-type="float" office:value="-0.969877421855927" calcext:value-type="float">
            <text:p>-0.969877421855927</text:p>
          </table:table-cell>
          <table:table-cell office:value-type="float" office:value="0.525096416473389" calcext:value-type="float">
            <text:p>0.525096416473389</text:p>
          </table:table-cell>
          <table:table-cell office:value-type="float" office:value="-0.114472880959511" calcext:value-type="float">
            <text:p>-0.114472880959511</text:p>
          </table:table-cell>
          <table:table-cell office:value-type="float" office:value="-1.00862361239188" calcext:value-type="float">
            <text:p>-1.00862361239188</text:p>
          </table:table-cell>
          <table:table-cell office:value-type="float" office:value="0.511747325685194" calcext:value-type="float">
            <text:p>0.511747325685194</text:p>
          </table:table-cell>
          <table:table-cell office:value-type="float" office:value="-0.0689660532808429" calcext:value-type="float">
            <text:p>-0.0689660532808429</text:p>
          </table:table-cell>
          <table:table-cell office:value-type="float" office:value="-0.837421198203053" calcext:value-type="float">
            <text:p>-0.837421198203053</text:p>
          </table:table-cell>
          <table:table-cell office:value-type="float" office:value="0.573236584490246" calcext:value-type="float">
            <text:p>0.573236584490246</text:p>
          </table:table-cell>
          <table:table-cell office:value-type="float" office:value="0.11900674913034" calcext:value-type="float">
            <text:p>0.11900674913034</text:p>
          </table:table-cell>
          <table:table-cell/>
          <table:table-cell table:formula="of:=[.D40]-[.G40]" office:value-type="float" office:value="0.038746190535955" calcext:value-type="float">
            <text:p/>
          </table:table-cell>
          <table:table-cell table:formula="of:=[.E40]-[.H40]" office:value-type="float" office:value="0.0133490907881945" calcext:value-type="float">
            <text:p/>
          </table:table-cell>
          <table:table-cell table:formula="of:=IF([.F40]-[.I40]&gt;= PI(); [.F40]-[.I40] - 2*PI(); [.F40]-[.I40])" office:value-type="float" office:value="-0.0455068276786679" calcext:value-type="float">
            <text:p/>
          </table:table-cell>
          <table:table-cell table:formula="of:=[.D40]-[.J40]" office:value-type="float" office:value="-0.132456223652873" calcext:value-type="float">
            <text:p/>
          </table:table-cell>
          <table:table-cell table:formula="of:=[.E40]-[.K40]" office:value-type="float" office:value="-0.0481401680168576" calcext:value-type="float">
            <text:p/>
          </table:table-cell>
          <table:table-cell table:formula="of:=IF([.F40]-[.L40]&gt;= PI(); [.F40]-[.L40] - 2*PI(); [.F40]-[.L40])" office:value-type="float" office:value="-0.233479630089851" calcext:value-type="float">
            <text:p/>
          </table:table-cell>
          <table:table-cell/>
          <table:table-cell table:formula="of:=SQRT([.N40]^2+[.O40]^2)" office:value-type="float" office:value="0.0409812823850107" calcext:value-type="float">
            <text:p/>
          </table:table-cell>
          <table:table-cell table:formula="of:=SQRT([.Q40]^2+[.R40]^2)" office:value-type="float" office:value="0.14093305843935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156" calcext:value-type="float">
            <text:p>0.9156</text:p>
          </table:table-cell>
          <table:table-cell office:value-type="float" office:value="-0.621513944223108" calcext:value-type="float">
            <text:p>-0.621513944223108</text:p>
          </table:table-cell>
          <table:table-cell office:value-type="float" office:value="-0.937036335468292" calcext:value-type="float">
            <text:p>-0.937036335468292</text:p>
          </table:table-cell>
          <table:table-cell office:value-type="float" office:value="0.523588597774506" calcext:value-type="float">
            <text:p>0.523588597774506</text:p>
          </table:table-cell>
          <table:table-cell office:value-type="float" office:value="-0.163103148341179" calcext:value-type="float">
            <text:p>-0.163103148341179</text:p>
          </table:table-cell>
          <table:table-cell office:value-type="float" office:value="-0.967088674738855" calcext:value-type="float">
            <text:p>-0.967088674738855</text:p>
          </table:table-cell>
          <table:table-cell office:value-type="float" office:value="0.513258954076782" calcext:value-type="float">
            <text:p>0.513258954076782</text:p>
          </table:table-cell>
          <table:table-cell office:value-type="float" office:value="-0.137410185734403" calcext:value-type="float">
            <text:p>-0.137410185734403</text:p>
          </table:table-cell>
          <table:table-cell office:value-type="float" office:value="-0.801056237910595" calcext:value-type="float">
            <text:p>-0.801056237910595</text:p>
          </table:table-cell>
          <table:table-cell office:value-type="float" office:value="0.577584806992362" calcext:value-type="float">
            <text:p>0.577584806992362</text:p>
          </table:table-cell>
          <table:table-cell office:value-type="float" office:value="0.0941461913614159" calcext:value-type="float">
            <text:p>0.0941461913614159</text:p>
          </table:table-cell>
          <table:table-cell/>
          <table:table-cell table:formula="of:=[.D41]-[.G41]" office:value-type="float" office:value="0.0300523392705632" calcext:value-type="float">
            <text:p/>
          </table:table-cell>
          <table:table-cell table:formula="of:=[.E41]-[.H41]" office:value-type="float" office:value="0.0103296436977236" calcext:value-type="float">
            <text:p/>
          </table:table-cell>
          <table:table-cell table:formula="of:=IF([.F41]-[.I41]&gt;= PI(); [.F41]-[.I41] - 2*PI(); [.F41]-[.I41])" office:value-type="float" office:value="-0.0256929626067758" calcext:value-type="float">
            <text:p/>
          </table:table-cell>
          <table:table-cell table:formula="of:=[.D41]-[.J41]" office:value-type="float" office:value="-0.135980097557698" calcext:value-type="float">
            <text:p/>
          </table:table-cell>
          <table:table-cell table:formula="of:=[.E41]-[.K41]" office:value-type="float" office:value="-0.0539962092178569" calcext:value-type="float">
            <text:p/>
          </table:table-cell>
          <table:table-cell table:formula="of:=IF([.F41]-[.L41]&gt;= PI(); [.F41]-[.L41] - 2*PI(); [.F41]-[.L41])" office:value-type="float" office:value="-0.257249339702595" calcext:value-type="float">
            <text:p/>
          </table:table-cell>
          <table:table-cell/>
          <table:table-cell table:formula="of:=SQRT([.N41]^2+[.O41]^2)" office:value-type="float" office:value="0.0317780527181096" calcext:value-type="float">
            <text:p/>
          </table:table-cell>
          <table:table-cell table:formula="of:=SQRT([.Q41]^2+[.R41]^2)" office:value-type="float" office:value="0.1463085012625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47" calcext:value-type="float">
            <text:p>0.9047</text:p>
          </table:table-cell>
          <table:table-cell office:value-type="float" office:value="-0.233067729083665" calcext:value-type="float">
            <text:p>-0.233067729083665</text:p>
          </table:table-cell>
          <table:table-cell office:value-type="float" office:value="-0.90238630771637" calcext:value-type="float">
            <text:p>-0.90238630771637</text:p>
          </table:table-cell>
          <table:table-cell office:value-type="float" office:value="0.518944203853607" calcext:value-type="float">
            <text:p>0.518944203853607</text:p>
          </table:table-cell>
          <table:table-cell office:value-type="float" office:value="-0.179172456264496" calcext:value-type="float">
            <text:p>-0.179172456264496</text:p>
          </table:table-cell>
          <table:table-cell office:value-type="float" office:value="-0.92724337980215" calcext:value-type="float">
            <text:p>-0.92724337980215</text:p>
          </table:table-cell>
          <table:table-cell office:value-type="float" office:value="0.511293593348593" calcext:value-type="float">
            <text:p>0.511293593348593</text:p>
          </table:table-cell>
          <table:table-cell office:value-type="float" office:value="-0.170779051312959" calcext:value-type="float">
            <text:p>-0.170779051312959</text:p>
          </table:table-cell>
          <table:table-cell office:value-type="float" office:value="-0.765028495753361" calcext:value-type="float">
            <text:p>-0.765028495753361</text:p>
          </table:table-cell>
          <table:table-cell office:value-type="float" office:value="0.58098673865715" calcext:value-type="float">
            <text:p>0.58098673865715</text:p>
          </table:table-cell>
          <table:table-cell office:value-type="float" office:value="0.0848234821980693" calcext:value-type="float">
            <text:p>0.0848234821980693</text:p>
          </table:table-cell>
          <table:table-cell/>
          <table:table-cell table:formula="of:=[.D42]-[.G42]" office:value-type="float" office:value="0.0248570720857807" calcext:value-type="float">
            <text:p/>
          </table:table-cell>
          <table:table-cell table:formula="of:=[.E42]-[.H42]" office:value-type="float" office:value="0.00765061050501426" calcext:value-type="float">
            <text:p/>
          </table:table-cell>
          <table:table-cell table:formula="of:=IF([.F42]-[.I42]&gt;= PI(); [.F42]-[.I42] - 2*PI(); [.F42]-[.I42])" office:value-type="float" office:value="-0.00839340495153657" calcext:value-type="float">
            <text:p/>
          </table:table-cell>
          <table:table-cell table:formula="of:=[.D42]-[.J42]" office:value-type="float" office:value="-0.137357811963009" calcext:value-type="float">
            <text:p/>
          </table:table-cell>
          <table:table-cell table:formula="of:=[.E42]-[.K42]" office:value-type="float" office:value="-0.0620425348035432" calcext:value-type="float">
            <text:p/>
          </table:table-cell>
          <table:table-cell table:formula="of:=IF([.F42]-[.L42]&gt;= PI(); [.F42]-[.L42] - 2*PI(); [.F42]-[.L42])" office:value-type="float" office:value="-0.263995938462565" calcext:value-type="float">
            <text:p/>
          </table:table-cell>
          <table:table-cell/>
          <table:table-cell table:formula="of:=SQRT([.N42]^2+[.O42]^2)" office:value-type="float" office:value="0.0260078040937164" calcext:value-type="float">
            <text:p/>
          </table:table-cell>
          <table:table-cell table:formula="of:=SQRT([.Q42]^2+[.R42]^2)" office:value-type="float" office:value="0.15071975528149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-0.866035282611847" calcext:value-type="float">
            <text:p>-0.866035282611847</text:p>
          </table:table-cell>
          <table:table-cell office:value-type="float" office:value="0.512371003627777" calcext:value-type="float">
            <text:p>0.512371003627777</text:p>
          </table:table-cell>
          <table:table-cell office:value-type="float" office:value="-0.168392986059189" calcext:value-type="float">
            <text:p>-0.168392986059189</text:p>
          </table:table-cell>
          <table:table-cell office:value-type="float" office:value="-0.889863189271428" calcext:value-type="float">
            <text:p>-0.889863189271428</text:p>
          </table:table-cell>
          <table:table-cell office:value-type="float" office:value="0.505807133662508" calcext:value-type="float">
            <text:p>0.505807133662508</text:p>
          </table:table-cell>
          <table:table-cell office:value-type="float" office:value="-0.169579873757502" calcext:value-type="float">
            <text:p>-0.169579873757502</text:p>
          </table:table-cell>
          <table:table-cell office:value-type="float" office:value="-0.727232874761818" calcext:value-type="float">
            <text:p>-0.727232874761818</text:p>
          </table:table-cell>
          <table:table-cell office:value-type="float" office:value="0.584200406011373" calcext:value-type="float">
            <text:p>0.584200406011373</text:p>
          </table:table-cell>
          <table:table-cell office:value-type="float" office:value="0.0941461913614159" calcext:value-type="float">
            <text:p>0.0941461913614159</text:p>
          </table:table-cell>
          <table:table-cell/>
          <table:table-cell table:formula="of:=[.D43]-[.G43]" office:value-type="float" office:value="0.023827906659581" calcext:value-type="float">
            <text:p/>
          </table:table-cell>
          <table:table-cell table:formula="of:=[.E43]-[.H43]" office:value-type="float" office:value="0.00656386996526936" calcext:value-type="float">
            <text:p/>
          </table:table-cell>
          <table:table-cell table:formula="of:=IF([.F43]-[.I43]&gt;= PI(); [.F43]-[.I43] - 2*PI(); [.F43]-[.I43])" office:value-type="float" office:value="0.00118688769831346" calcext:value-type="float">
            <text:p/>
          </table:table-cell>
          <table:table-cell table:formula="of:=[.D43]-[.J43]" office:value-type="float" office:value="-0.138802407850029" calcext:value-type="float">
            <text:p/>
          </table:table-cell>
          <table:table-cell table:formula="of:=[.E43]-[.K43]" office:value-type="float" office:value="-0.0718294023835957" calcext:value-type="float">
            <text:p/>
          </table:table-cell>
          <table:table-cell table:formula="of:=IF([.F43]-[.L43]&gt;= PI(); [.F43]-[.L43] - 2*PI(); [.F43]-[.L43])" office:value-type="float" office:value="-0.262539177420605" calcext:value-type="float">
            <text:p/>
          </table:table-cell>
          <table:table-cell/>
          <table:table-cell table:formula="of:=SQRT([.N43]^2+[.O43]^2)" office:value-type="float" office:value="0.0247154511328171" calcext:value-type="float">
            <text:p/>
          </table:table-cell>
          <table:table-cell table:formula="of:=SQRT([.Q43]^2+[.R43]^2)" office:value-type="float" office:value="0.15628682437029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1" calcext:value-type="float">
            <text:p>0.981</text:p>
          </table:table-cell>
          <table:table-cell office:value-type="float" office:value="0.776892430278885" calcext:value-type="float">
            <text:p>0.776892430278885</text:p>
          </table:table-cell>
          <table:table-cell office:value-type="float" office:value="-0.828217148780823" calcext:value-type="float">
            <text:p>-0.828217148780823</text:p>
          </table:table-cell>
          <table:table-cell office:value-type="float" office:value="0.504920125007629" calcext:value-type="float">
            <text:p>0.504920125007629</text:p>
          </table:table-cell>
          <table:table-cell office:value-type="float" office:value="-0.139484420418739" calcext:value-type="float">
            <text:p>-0.139484420418739</text:p>
          </table:table-cell>
          <table:table-cell office:value-type="float" office:value="-0.85118605733256" calcext:value-type="float">
            <text:p>-0.85118605733256</text:p>
          </table:table-cell>
          <table:table-cell office:value-type="float" office:value="0.498149146869883" calcext:value-type="float">
            <text:p>0.498149146869883</text:p>
          </table:table-cell>
          <table:table-cell office:value-type="float" office:value="-0.143331759858893" calcext:value-type="float">
            <text:p>-0.143331759858893</text:p>
          </table:table-cell>
          <table:table-cell office:value-type="float" office:value="-0.688166648326263" calcext:value-type="float">
            <text:p>-0.688166648326263</text:p>
          </table:table-cell>
          <table:table-cell office:value-type="float" office:value="0.587889247575601" calcext:value-type="float">
            <text:p>0.587889247575601</text:p>
          </table:table-cell>
          <table:table-cell office:value-type="float" office:value="0.125221888572571" calcext:value-type="float">
            <text:p>0.125221888572571</text:p>
          </table:table-cell>
          <table:table-cell/>
          <table:table-cell table:formula="of:=[.D44]-[.G44]" office:value-type="float" office:value="0.0229689085517376" calcext:value-type="float">
            <text:p/>
          </table:table-cell>
          <table:table-cell table:formula="of:=[.E44]-[.H44]" office:value-type="float" office:value="0.00677097813774602" calcext:value-type="float">
            <text:p/>
          </table:table-cell>
          <table:table-cell table:formula="of:=IF([.F44]-[.I44]&gt;= PI(); [.F44]-[.I44] - 2*PI(); [.F44]-[.I44])" office:value-type="float" office:value="0.00384733944015408" calcext:value-type="float">
            <text:p/>
          </table:table-cell>
          <table:table-cell table:formula="of:=[.D44]-[.J44]" office:value-type="float" office:value="-0.14005050045456" calcext:value-type="float">
            <text:p/>
          </table:table-cell>
          <table:table-cell table:formula="of:=[.E44]-[.K44]" office:value-type="float" office:value="-0.0829691225679712" calcext:value-type="float">
            <text:p/>
          </table:table-cell>
          <table:table-cell table:formula="of:=IF([.F44]-[.L44]&gt;= PI(); [.F44]-[.L44] - 2*PI(); [.F44]-[.L44])" office:value-type="float" office:value="-0.264706308991311" calcext:value-type="float">
            <text:p/>
          </table:table-cell>
          <table:table-cell/>
          <table:table-cell table:formula="of:=SQRT([.N44]^2+[.O44]^2)" office:value-type="float" office:value="0.0239461250518726" calcext:value-type="float">
            <text:p/>
          </table:table-cell>
          <table:table-cell table:formula="of:=SQRT([.Q44]^2+[.R44]^2)" office:value-type="float" office:value="0.16278211811274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854581673306773" calcext:value-type="float">
            <text:p>0.854581673306773</text:p>
          </table:table-cell>
          <table:table-cell office:value-type="float" office:value="-0.789453089237213" calcext:value-type="float">
            <text:p>-0.789453089237213</text:p>
          </table:table-cell>
          <table:table-cell office:value-type="float" office:value="0.498172283172607" calcext:value-type="float">
            <text:p>0.498172283172607</text:p>
          </table:table-cell>
          <table:table-cell office:value-type="float" office:value="-0.103673122823238" calcext:value-type="float">
            <text:p>-0.103673122823238</text:p>
          </table:table-cell>
          <table:table-cell office:value-type="float" office:value="-0.811916911822591" calcext:value-type="float">
            <text:p>-0.811916911822591</text:p>
          </table:table-cell>
          <table:table-cell office:value-type="float" office:value="0.492442255734617" calcext:value-type="float">
            <text:p>0.492442255734617</text:p>
          </table:table-cell>
          <table:table-cell office:value-type="float" office:value="-0.108423790341231" calcext:value-type="float">
            <text:p>-0.108423790341231</text:p>
          </table:table-cell>
          <table:table-cell office:value-type="float" office:value="-0.648801312243199" calcext:value-type="float">
            <text:p>-0.648801312243199</text:p>
          </table:table-cell>
          <table:table-cell office:value-type="float" office:value="0.59284457713754" calcext:value-type="float">
            <text:p>0.59284457713754</text:p>
          </table:table-cell>
          <table:table-cell office:value-type="float" office:value="0.159405155504842" calcext:value-type="float">
            <text:p>0.159405155504842</text:p>
          </table:table-cell>
          <table:table-cell/>
          <table:table-cell table:formula="of:=[.D45]-[.G45]" office:value-type="float" office:value="0.0224638225853775" calcext:value-type="float">
            <text:p/>
          </table:table-cell>
          <table:table-cell table:formula="of:=[.E45]-[.H45]" office:value-type="float" office:value="0.00573002743799056" calcext:value-type="float">
            <text:p/>
          </table:table-cell>
          <table:table-cell table:formula="of:=IF([.F45]-[.I45]&gt;= PI(); [.F45]-[.I45] - 2*PI(); [.F45]-[.I45])" office:value-type="float" office:value="0.00475066751799283" calcext:value-type="float">
            <text:p/>
          </table:table-cell>
          <table:table-cell table:formula="of:=[.D45]-[.J45]" office:value-type="float" office:value="-0.140651776994014" calcext:value-type="float">
            <text:p/>
          </table:table-cell>
          <table:table-cell table:formula="of:=[.E45]-[.K45]" office:value-type="float" office:value="-0.0946722939649327" calcext:value-type="float">
            <text:p/>
          </table:table-cell>
          <table:table-cell table:formula="of:=IF([.F45]-[.L45]&gt;= PI(); [.F45]-[.L45] - 2*PI(); [.F45]-[.L45])" office:value-type="float" office:value="-0.263078278328081" calcext:value-type="float">
            <text:p/>
          </table:table-cell>
          <table:table-cell/>
          <table:table-cell table:formula="of:=SQRT([.N45]^2+[.O45]^2)" office:value-type="float" office:value="0.0231831089284298" calcext:value-type="float">
            <text:p/>
          </table:table-cell>
          <table:table-cell table:formula="of:=SQRT([.Q45]^2+[.R45]^2)" office:value-type="float" office:value="0.16954576260159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-0.750233888626099" calcext:value-type="float">
            <text:p>-0.750233888626099</text:p>
          </table:table-cell>
          <table:table-cell office:value-type="float" office:value="0.492616355419159" calcext:value-type="float">
            <text:p>0.492616355419159</text:p>
          </table:table-cell>
          <table:table-cell office:value-type="float" office:value="-0.0708469301462174" calcext:value-type="float">
            <text:p>-0.0708469301462174</text:p>
          </table:table-cell>
          <table:table-cell office:value-type="float" office:value="-0.771607013863436" calcext:value-type="float">
            <text:p>-0.771607013863436</text:p>
          </table:table-cell>
          <table:table-cell office:value-type="float" office:value="0.479060492109589" calcext:value-type="float">
            <text:p>0.479060492109589</text:p>
          </table:table-cell>
          <table:table-cell office:value-type="float" office:value="-0.0811254779711502" calcext:value-type="float">
            <text:p>-0.0811254779711502</text:p>
          </table:table-cell>
          <table:table-cell office:value-type="float" office:value="-0.608767384723189" calcext:value-type="float">
            <text:p>-0.608767384723189</text:p>
          </table:table-cell>
          <table:table-cell office:value-type="float" office:value="0.59928079895803" calcext:value-type="float">
            <text:p>0.59928079895803</text:p>
          </table:table-cell>
          <table:table-cell office:value-type="float" office:value="0.187373282994882" calcext:value-type="float">
            <text:p>0.187373282994882</text:p>
          </table:table-cell>
          <table:table-cell/>
          <table:table-cell table:formula="of:=[.D46]-[.G46]" office:value-type="float" office:value="0.0213731252373373" calcext:value-type="float">
            <text:p/>
          </table:table-cell>
          <table:table-cell table:formula="of:=[.E46]-[.H46]" office:value-type="float" office:value="0.0135558633095701" calcext:value-type="float">
            <text:p/>
          </table:table-cell>
          <table:table-cell table:formula="of:=IF([.F46]-[.I46]&gt;= PI(); [.F46]-[.I46] - 2*PI(); [.F46]-[.I46])" office:value-type="float" office:value="0.0102785478249328" calcext:value-type="float">
            <text:p/>
          </table:table-cell>
          <table:table-cell table:formula="of:=[.D46]-[.J46]" office:value-type="float" office:value="-0.14146650390291" calcext:value-type="float">
            <text:p/>
          </table:table-cell>
          <table:table-cell table:formula="of:=[.E46]-[.K46]" office:value-type="float" office:value="-0.106664443538872" calcext:value-type="float">
            <text:p/>
          </table:table-cell>
          <table:table-cell table:formula="of:=IF([.F46]-[.L46]&gt;= PI(); [.F46]-[.L46] - 2*PI(); [.F46]-[.L46])" office:value-type="float" office:value="-0.258220213141099" calcext:value-type="float">
            <text:p/>
          </table:table-cell>
          <table:table-cell/>
          <table:table-cell table:formula="of:=SQRT([.N46]^2+[.O46]^2)" office:value-type="float" office:value="0.0253095221700974" calcext:value-type="float">
            <text:p/>
          </table:table-cell>
          <table:table-cell table:formula="of:=SQRT([.Q46]^2+[.R46]^2)" office:value-type="float" office:value="0.17717244492857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-0.710818290710449" calcext:value-type="float">
            <text:p>-0.710818290710449</text:p>
          </table:table-cell>
          <table:table-cell office:value-type="float" office:value="0.488164216279984" calcext:value-type="float">
            <text:p>0.488164216279984</text:p>
          </table:table-cell>
          <table:table-cell office:value-type="float" office:value="-0.044390831142664" calcext:value-type="float">
            <text:p>-0.044390831142664</text:p>
          </table:table-cell>
          <table:table-cell office:value-type="float" office:value="-0.731192370851904" calcext:value-type="float">
            <text:p>-0.731192370851904</text:p>
          </table:table-cell>
          <table:table-cell office:value-type="float" office:value="0.473775422914869" calcext:value-type="float">
            <text:p>0.473775422914869</text:p>
          </table:table-cell>
          <table:table-cell office:value-type="float" office:value="-0.0534673512187827" calcext:value-type="float">
            <text:p>-0.0534673512187827</text:p>
          </table:table-cell>
          <table:table-cell office:value-type="float" office:value="-0.568929099380683" calcext:value-type="float">
            <text:p>-0.568929099380683</text:p>
          </table:table-cell>
          <table:table-cell office:value-type="float" office:value="0.606834031707595" calcext:value-type="float">
            <text:p>0.606834031707595</text:p>
          </table:table-cell>
          <table:table-cell office:value-type="float" office:value="0.215341410484922" calcext:value-type="float">
            <text:p>0.215341410484922</text:p>
          </table:table-cell>
          <table:table-cell/>
          <table:table-cell table:formula="of:=[.D47]-[.G47]" office:value-type="float" office:value="0.020374080141455" calcext:value-type="float">
            <text:p/>
          </table:table-cell>
          <table:table-cell table:formula="of:=[.E47]-[.H47]" office:value-type="float" office:value="0.0143887933651151" calcext:value-type="float">
            <text:p/>
          </table:table-cell>
          <table:table-cell table:formula="of:=IF([.F47]-[.I47]&gt;= PI(); [.F47]-[.I47] - 2*PI(); [.F47]-[.I47])" office:value-type="float" office:value="0.00907652007611875" calcext:value-type="float">
            <text:p/>
          </table:table-cell>
          <table:table-cell table:formula="of:=[.D47]-[.J47]" office:value-type="float" office:value="-0.141889191329766" calcext:value-type="float">
            <text:p/>
          </table:table-cell>
          <table:table-cell table:formula="of:=[.E47]-[.K47]" office:value-type="float" office:value="-0.118669815427611" calcext:value-type="float">
            <text:p/>
          </table:table-cell>
          <table:table-cell table:formula="of:=IF([.F47]-[.L47]&gt;= PI(); [.F47]-[.L47] - 2*PI(); [.F47]-[.L47])" office:value-type="float" office:value="-0.259732241627586" calcext:value-type="float">
            <text:p/>
          </table:table-cell>
          <table:table-cell/>
          <table:table-cell table:formula="of:=SQRT([.N47]^2+[.O47]^2)" office:value-type="float" office:value="0.0249427447590359" calcext:value-type="float">
            <text:p/>
          </table:table-cell>
          <table:table-cell table:formula="of:=SQRT([.Q47]^2+[.R47]^2)" office:value-type="float" office:value="0.1849731540246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466135458167331" calcext:value-type="float">
            <text:p>0.466135458167331</text:p>
          </table:table-cell>
          <table:table-cell office:value-type="float" office:value="-0.671253323554993" calcext:value-type="float">
            <text:p>-0.671253323554993</text:p>
          </table:table-cell>
          <table:table-cell office:value-type="float" office:value="0.485060602426529" calcext:value-type="float">
            <text:p>0.485060602426529</text:p>
          </table:table-cell>
          <table:table-cell office:value-type="float" office:value="-0.0230818670243025" calcext:value-type="float">
            <text:p>-0.0230818670243025</text:p>
          </table:table-cell>
          <table:table-cell office:value-type="float" office:value="-0.691137692437597" calcext:value-type="float">
            <text:p>-0.691137692437597</text:p>
          </table:table-cell>
          <table:table-cell office:value-type="float" office:value="0.469632561909526" calcext:value-type="float">
            <text:p>0.469632561909526</text:p>
          </table:table-cell>
          <table:table-cell office:value-type="float" office:value="-0.0320512801092656" calcext:value-type="float">
            <text:p>-0.0320512801092656</text:p>
          </table:table-cell>
          <table:table-cell office:value-type="float" office:value="-0.529743546260058" calcext:value-type="float">
            <text:p>-0.529743546260058</text:p>
          </table:table-cell>
          <table:table-cell office:value-type="float" office:value="0.615405202609561" calcext:value-type="float">
            <text:p>0.615405202609561</text:p>
          </table:table-cell>
          <table:table-cell office:value-type="float" office:value="0.233986828811615" calcext:value-type="float">
            <text:p>0.233986828811615</text:p>
          </table:table-cell>
          <table:table-cell/>
          <table:table-cell table:formula="of:=[.D48]-[.G48]" office:value-type="float" office:value="0.0198843688826045" calcext:value-type="float">
            <text:p/>
          </table:table-cell>
          <table:table-cell table:formula="of:=[.E48]-[.H48]" office:value-type="float" office:value="0.0154280405170029" calcext:value-type="float">
            <text:p/>
          </table:table-cell>
          <table:table-cell table:formula="of:=IF([.F48]-[.I48]&gt;= PI(); [.F48]-[.I48] - 2*PI(); [.F48]-[.I48])" office:value-type="float" office:value="0.00896941308496312" calcext:value-type="float">
            <text:p/>
          </table:table-cell>
          <table:table-cell table:formula="of:=[.D48]-[.J48]" office:value-type="float" office:value="-0.141509777294934" calcext:value-type="float">
            <text:p/>
          </table:table-cell>
          <table:table-cell table:formula="of:=[.E48]-[.K48]" office:value-type="float" office:value="-0.130344600183032" calcext:value-type="float">
            <text:p/>
          </table:table-cell>
          <table:table-cell table:formula="of:=IF([.F48]-[.L48]&gt;= PI(); [.F48]-[.L48] - 2*PI(); [.F48]-[.L48])" office:value-type="float" office:value="-0.257068695835918" calcext:value-type="float">
            <text:p/>
          </table:table-cell>
          <table:table-cell/>
          <table:table-cell table:formula="of:=SQRT([.N48]^2+[.O48]^2)" office:value-type="float" office:value="0.0251676888103332" calcext:value-type="float">
            <text:p/>
          </table:table-cell>
          <table:table-cell table:formula="of:=SQRT([.Q48]^2+[.R48]^2)" office:value-type="float" office:value="0.19239213047039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466135458167331" calcext:value-type="float">
            <text:p>0.466135458167331</text:p>
          </table:table-cell>
          <table:table-cell office:value-type="float" office:value="-0.631525158882141" calcext:value-type="float">
            <text:p>-0.631525158882141</text:p>
          </table:table-cell>
          <table:table-cell office:value-type="float" office:value="0.483585864305496" calcext:value-type="float">
            <text:p>0.483585864305496</text:p>
          </table:table-cell>
          <table:table-cell office:value-type="float" office:value="-0.00557686435058713" calcext:value-type="float">
            <text:p>-0.00557686435058713</text:p>
          </table:table-cell>
          <table:table-cell office:value-type="float" office:value="-0.651046293892945" calcext:value-type="float">
            <text:p>-0.651046293892945</text:p>
          </table:table-cell>
          <table:table-cell office:value-type="float" office:value="0.467347540909459" calcext:value-type="float">
            <text:p>0.467347540909459</text:p>
          </table:table-cell>
          <table:table-cell office:value-type="float" office:value="-0.0119591160113278" calcext:value-type="float">
            <text:p>-0.0119591160113278</text:p>
          </table:table-cell>
          <table:table-cell office:value-type="float" office:value="-0.490724608210002" calcext:value-type="float">
            <text:p>-0.490724608210002</text:p>
          </table:table-cell>
          <table:table-cell office:value-type="float" office:value="0.624705472360802" calcext:value-type="float">
            <text:p>0.624705472360802</text:p>
          </table:table-cell>
          <table:table-cell office:value-type="float" office:value="0.252632247138308" calcext:value-type="float">
            <text:p>0.252632247138308</text:p>
          </table:table-cell>
          <table:table-cell/>
          <table:table-cell table:formula="of:=[.D49]-[.G49]" office:value-type="float" office:value="0.0195211350108038" calcext:value-type="float">
            <text:p/>
          </table:table-cell>
          <table:table-cell table:formula="of:=[.E49]-[.H49]" office:value-type="float" office:value="0.0162383233960375" calcext:value-type="float">
            <text:p/>
          </table:table-cell>
          <table:table-cell table:formula="of:=IF([.F49]-[.I49]&gt;= PI(); [.F49]-[.I49] - 2*PI(); [.F49]-[.I49])" office:value-type="float" office:value="0.00638225166074065" calcext:value-type="float">
            <text:p/>
          </table:table-cell>
          <table:table-cell table:formula="of:=[.D49]-[.J49]" office:value-type="float" office:value="-0.140800550672139" calcext:value-type="float">
            <text:p/>
          </table:table-cell>
          <table:table-cell table:formula="of:=[.E49]-[.K49]" office:value-type="float" office:value="-0.141119608055306" calcext:value-type="float">
            <text:p/>
          </table:table-cell>
          <table:table-cell table:formula="of:=IF([.F49]-[.L49]&gt;= PI(); [.F49]-[.L49] - 2*PI(); [.F49]-[.L49])" office:value-type="float" office:value="-0.258209111488895" calcext:value-type="float">
            <text:p/>
          </table:table-cell>
          <table:table-cell/>
          <table:table-cell table:formula="of:=SQRT([.N49]^2+[.O49]^2)" office:value-type="float" office:value="0.0253920826011639" calcext:value-type="float">
            <text:p/>
          </table:table-cell>
          <table:table-cell table:formula="of:=SQRT([.Q49]^2+[.R49]^2)" office:value-type="float" office:value="0.19934778365274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0246" calcext:value-type="float">
            <text:p>1.0246</text:p>
          </table:table-cell>
          <table:table-cell office:value-type="float" office:value="0.310756972111554" calcext:value-type="float">
            <text:p>0.310756972111554</text:p>
          </table:table-cell>
          <table:table-cell office:value-type="float" office:value="-0.591741025447846" calcext:value-type="float">
            <text:p>-0.591741025447846</text:p>
          </table:table-cell>
          <table:table-cell office:value-type="float" office:value="0.482888549566269" calcext:value-type="float">
            <text:p>0.482888549566269</text:p>
          </table:table-cell>
          <table:table-cell office:value-type="float" office:value="0.00715052522718907" calcext:value-type="float">
            <text:p>0.00715052522718907</text:p>
          </table:table-cell>
          <table:table-cell office:value-type="float" office:value="-0.610065224633195" calcext:value-type="float">
            <text:p>-0.610065224633195</text:p>
          </table:table-cell>
          <table:table-cell office:value-type="float" office:value="0.46585782002106" calcext:value-type="float">
            <text:p>0.46585782002106</text:p>
          </table:table-cell>
          <table:table-cell office:value-type="float" office:value="0.00196352537018371" calcext:value-type="float">
            <text:p>0.00196352537018371</text:p>
          </table:table-cell>
          <table:table-cell office:value-type="float" office:value="-0.451041529000484" calcext:value-type="float">
            <text:p>-0.451041529000484</text:p>
          </table:table-cell>
          <table:table-cell office:value-type="float" office:value="0.634949567267192" calcext:value-type="float">
            <text:p>0.634949567267192</text:p>
          </table:table-cell>
          <table:table-cell office:value-type="float" office:value="0.26506252602277" calcext:value-type="float">
            <text:p>0.26506252602277</text:p>
          </table:table-cell>
          <table:table-cell/>
          <table:table-cell table:formula="of:=[.D50]-[.G50]" office:value-type="float" office:value="0.0183241991853491" calcext:value-type="float">
            <text:p/>
          </table:table-cell>
          <table:table-cell table:formula="of:=[.E50]-[.H50]" office:value-type="float" office:value="0.0170307295452089" calcext:value-type="float">
            <text:p/>
          </table:table-cell>
          <table:table-cell table:formula="of:=IF([.F50]-[.I50]&gt;= PI(); [.F50]-[.I50] - 2*PI(); [.F50]-[.I50])" office:value-type="float" office:value="0.00518699985700536" calcext:value-type="float">
            <text:p/>
          </table:table-cell>
          <table:table-cell table:formula="of:=[.D50]-[.J50]" office:value-type="float" office:value="-0.140699496447362" calcext:value-type="float">
            <text:p/>
          </table:table-cell>
          <table:table-cell table:formula="of:=[.E50]-[.K50]" office:value-type="float" office:value="-0.152061017700923" calcext:value-type="float">
            <text:p/>
          </table:table-cell>
          <table:table-cell table:formula="of:=IF([.F50]-[.L50]&gt;= PI(); [.F50]-[.L50] - 2*PI(); [.F50]-[.L50])" office:value-type="float" office:value="-0.257912000795581" calcext:value-type="float">
            <text:p/>
          </table:table-cell>
          <table:table-cell/>
          <table:table-cell table:formula="of:=SQRT([.N50]^2+[.O50]^2)" office:value-type="float" office:value="0.0250164350902842" calcext:value-type="float">
            <text:p/>
          </table:table-cell>
          <table:table-cell table:formula="of:=SQRT([.Q50]^2+[.R50]^2)" office:value-type="float" office:value="0.20716877516841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-0.55196738243103" calcext:value-type="float">
            <text:p>-0.55196738243103</text:p>
          </table:table-cell>
          <table:table-cell office:value-type="float" office:value="0.482808828353882" calcext:value-type="float">
            <text:p>0.482808828353882</text:p>
          </table:table-cell>
          <table:table-cell office:value-type="float" office:value="0.0161917507648468" calcext:value-type="float">
            <text:p>0.0161917507648468</text:p>
          </table:table-cell>
          <table:table-cell office:value-type="float" office:value="-0.570516902959062" calcext:value-type="float">
            <text:p>-0.570516902959062</text:p>
          </table:table-cell>
          <table:table-cell office:value-type="float" office:value="0.464937836835744" calcext:value-type="float">
            <text:p>0.464937836835744</text:p>
          </table:table-cell>
          <table:table-cell office:value-type="float" office:value="0.00983055421683936" calcext:value-type="float">
            <text:p>0.00983055421683936</text:p>
          </table:table-cell>
          <table:table-cell office:value-type="float" office:value="-0.411909622371164" calcext:value-type="float">
            <text:p>-0.411909622371164</text:p>
          </table:table-cell>
          <table:table-cell office:value-type="float" office:value="0.645571911055366" calcext:value-type="float">
            <text:p>0.645571911055366</text:p>
          </table:table-cell>
          <table:table-cell office:value-type="float" office:value="0.274385235186117" calcext:value-type="float">
            <text:p>0.274385235186117</text:p>
          </table:table-cell>
          <table:table-cell/>
          <table:table-cell table:formula="of:=[.D51]-[.G51]" office:value-type="float" office:value="0.018549520528032" calcext:value-type="float">
            <text:p/>
          </table:table-cell>
          <table:table-cell table:formula="of:=[.E51]-[.H51]" office:value-type="float" office:value="0.0178709915181381" calcext:value-type="float">
            <text:p/>
          </table:table-cell>
          <table:table-cell table:formula="of:=IF([.F51]-[.I51]&gt;= PI(); [.F51]-[.I51] - 2*PI(); [.F51]-[.I51])" office:value-type="float" office:value="0.00636119654800744" calcext:value-type="float">
            <text:p/>
          </table:table-cell>
          <table:table-cell table:formula="of:=[.D51]-[.J51]" office:value-type="float" office:value="-0.140057760059867" calcext:value-type="float">
            <text:p/>
          </table:table-cell>
          <table:table-cell table:formula="of:=[.E51]-[.K51]" office:value-type="float" office:value="-0.162763082701484" calcext:value-type="float">
            <text:p/>
          </table:table-cell>
          <table:table-cell table:formula="of:=IF([.F51]-[.L51]&gt;= PI(); [.F51]-[.L51] - 2*PI(); [.F51]-[.L51])" office:value-type="float" office:value="-0.25819348442127" calcext:value-type="float">
            <text:p/>
          </table:table-cell>
          <table:table-cell/>
          <table:table-cell table:formula="of:=SQRT([.N51]^2+[.O51]^2)" office:value-type="float" office:value="0.0257576600191331" calcext:value-type="float">
            <text:p/>
          </table:table-cell>
          <table:table-cell table:formula="of:=SQRT([.Q51]^2+[.R51]^2)" office:value-type="float" office:value="0.21472772816633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0.512213826179504" calcext:value-type="float">
            <text:p>-0.512213826179504</text:p>
          </table:table-cell>
          <table:table-cell office:value-type="float" office:value="0.482755392789841" calcext:value-type="float">
            <text:p>0.482755392789841</text:p>
          </table:table-cell>
          <table:table-cell office:value-type="float" office:value="0.0217818319797516" calcext:value-type="float">
            <text:p>0.0217818319797516</text:p>
          </table:table-cell>
          <table:table-cell office:value-type="float" office:value="-0.529970862218512" calcext:value-type="float">
            <text:p>-0.529970862218512</text:p>
          </table:table-cell>
          <table:table-cell office:value-type="float" office:value="0.464336839567038" calcext:value-type="float">
            <text:p>0.464336839567038</text:p>
          </table:table-cell>
          <table:table-cell office:value-type="float" office:value="0.0144744033018542" calcext:value-type="float">
            <text:p>0.0144744033018542</text:p>
          </table:table-cell>
          <table:table-cell office:value-type="float" office:value="-0.372878443850684" calcext:value-type="float">
            <text:p>-0.372878443850684</text:p>
          </table:table-cell>
          <table:table-cell office:value-type="float" office:value="0.656558603337507" calcext:value-type="float">
            <text:p>0.656558603337507</text:p>
          </table:table-cell>
          <table:table-cell office:value-type="float" office:value="0.277492804907233" calcext:value-type="float">
            <text:p>0.277492804907233</text:p>
          </table:table-cell>
          <table:table-cell/>
          <table:table-cell table:formula="of:=[.D52]-[.G52]" office:value-type="float" office:value="0.0177570360390078" calcext:value-type="float">
            <text:p/>
          </table:table-cell>
          <table:table-cell table:formula="of:=[.E52]-[.H52]" office:value-type="float" office:value="0.0184185532228023" calcext:value-type="float">
            <text:p/>
          </table:table-cell>
          <table:table-cell table:formula="of:=IF([.F52]-[.I52]&gt;= PI(); [.F52]-[.I52] - 2*PI(); [.F52]-[.I52])" office:value-type="float" office:value="0.0073074286778974" calcext:value-type="float">
            <text:p/>
          </table:table-cell>
          <table:table-cell table:formula="of:=[.D52]-[.J52]" office:value-type="float" office:value="-0.13933538232882" calcext:value-type="float">
            <text:p/>
          </table:table-cell>
          <table:table-cell table:formula="of:=[.E52]-[.K52]" office:value-type="float" office:value="-0.173803210547666" calcext:value-type="float">
            <text:p/>
          </table:table-cell>
          <table:table-cell table:formula="of:=IF([.F52]-[.L52]&gt;= PI(); [.F52]-[.L52] - 2*PI(); [.F52]-[.L52])" office:value-type="float" office:value="-0.255710972927481" calcext:value-type="float">
            <text:p/>
          </table:table-cell>
          <table:table-cell/>
          <table:table-cell table:formula="of:=SQRT([.N52]^2+[.O52]^2)" office:value-type="float" office:value="0.0255842809496735" calcext:value-type="float">
            <text:p/>
          </table:table-cell>
          <table:table-cell table:formula="of:=SQRT([.Q52]^2+[.R52]^2)" office:value-type="float" office:value="0.22275974673489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155378486055777" calcext:value-type="float">
            <text:p>0.155378486055777</text:p>
          </table:table-cell>
          <table:table-cell office:value-type="float" office:value="-0.472486883401871" calcext:value-type="float">
            <text:p>-0.472486883401871</text:p>
          </table:table-cell>
          <table:table-cell office:value-type="float" office:value="0.482874900102615" calcext:value-type="float">
            <text:p>0.482874900102615</text:p>
          </table:table-cell>
          <table:table-cell office:value-type="float" office:value="0.0256141163408756" calcext:value-type="float">
            <text:p>0.0256141163408756</text:p>
          </table:table-cell>
          <table:table-cell office:value-type="float" office:value="-0.489863064044638" calcext:value-type="float">
            <text:p>-0.489863064044638</text:p>
          </table:table-cell>
          <table:table-cell office:value-type="float" office:value="0.464917416559165" calcext:value-type="float">
            <text:p>0.464917416559165</text:p>
          </table:table-cell>
          <table:table-cell office:value-type="float" office:value="0.0206895427440853" calcext:value-type="float">
            <text:p>0.0206895427440853</text:p>
          </table:table-cell>
          <table:table-cell office:value-type="float" office:value="-0.334300916597618" calcext:value-type="float">
            <text:p>-0.334300916597618</text:p>
          </table:table-cell>
          <table:table-cell office:value-type="float" office:value="0.667547094363982" calcext:value-type="float">
            <text:p>0.667547094363982</text:p>
          </table:table-cell>
          <table:table-cell office:value-type="float" office:value="0.283707944349464" calcext:value-type="float">
            <text:p>0.283707944349464</text:p>
          </table:table-cell>
          <table:table-cell/>
          <table:table-cell table:formula="of:=[.D53]-[.G53]" office:value-type="float" office:value="0.0173761806427675" calcext:value-type="float">
            <text:p/>
          </table:table-cell>
          <table:table-cell table:formula="of:=[.E53]-[.H53]" office:value-type="float" office:value="0.01795748354345" calcext:value-type="float">
            <text:p/>
          </table:table-cell>
          <table:table-cell table:formula="of:=IF([.F53]-[.I53]&gt;= PI(); [.F53]-[.I53] - 2*PI(); [.F53]-[.I53])" office:value-type="float" office:value="0.00492457359679036" calcext:value-type="float">
            <text:p/>
          </table:table-cell>
          <table:table-cell table:formula="of:=[.D53]-[.J53]" office:value-type="float" office:value="-0.138185966804253" calcext:value-type="float">
            <text:p/>
          </table:table-cell>
          <table:table-cell table:formula="of:=[.E53]-[.K53]" office:value-type="float" office:value="-0.184672194261366" calcext:value-type="float">
            <text:p/>
          </table:table-cell>
          <table:table-cell table:formula="of:=IF([.F53]-[.L53]&gt;= PI(); [.F53]-[.L53] - 2*PI(); [.F53]-[.L53])" office:value-type="float" office:value="-0.258093828008588" calcext:value-type="float">
            <text:p/>
          </table:table-cell>
          <table:table-cell/>
          <table:table-cell table:formula="of:=SQRT([.N53]^2+[.O53]^2)" office:value-type="float" office:value="0.0249880545249798" calcext:value-type="float">
            <text:p/>
          </table:table-cell>
          <table:table-cell table:formula="of:=SQRT([.Q53]^2+[.R53]^2)" office:value-type="float" office:value="0.23064947594766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0.432788252830505" calcext:value-type="float">
            <text:p>-0.432788252830505</text:p>
          </table:table-cell>
          <table:table-cell office:value-type="float" office:value="0.483421117067337" calcext:value-type="float">
            <text:p>0.483421117067337</text:p>
          </table:table-cell>
          <table:table-cell office:value-type="float" office:value="0.0288627743721008" calcext:value-type="float">
            <text:p>0.0288627743721008</text:p>
          </table:table-cell>
          <table:table-cell office:value-type="float" office:value="-0.449323742166317" calcext:value-type="float">
            <text:p>-0.449323742166317</text:p>
          </table:table-cell>
          <table:table-cell office:value-type="float" office:value="0.465756276288709" calcext:value-type="float">
            <text:p>0.465756276288709</text:p>
          </table:table-cell>
          <table:table-cell office:value-type="float" office:value="0.0237971124652008" calcext:value-type="float">
            <text:p>0.0237971124652008</text:p>
          </table:table-cell>
          <table:table-cell office:value-type="float" office:value="-0.295373858474565" calcext:value-type="float">
            <text:p>-0.295373858474565</text:p>
          </table:table-cell>
          <table:table-cell office:value-type="float" office:value="0.67889718026165" calcext:value-type="float">
            <text:p>0.67889718026165</text:p>
          </table:table-cell>
          <table:table-cell office:value-type="float" office:value="0.286815514070579" calcext:value-type="float">
            <text:p>0.286815514070579</text:p>
          </table:table-cell>
          <table:table-cell/>
          <table:table-cell table:formula="of:=[.D54]-[.G54]" office:value-type="float" office:value="0.0165354893358114" calcext:value-type="float">
            <text:p/>
          </table:table-cell>
          <table:table-cell table:formula="of:=[.E54]-[.H54]" office:value-type="float" office:value="0.0176648407786281" calcext:value-type="float">
            <text:p/>
          </table:table-cell>
          <table:table-cell table:formula="of:=IF([.F54]-[.I54]&gt;= PI(); [.F54]-[.I54] - 2*PI(); [.F54]-[.I54])" office:value-type="float" office:value="0.00506566190690003" calcext:value-type="float">
            <text:p/>
          </table:table-cell>
          <table:table-cell table:formula="of:=[.D54]-[.J54]" office:value-type="float" office:value="-0.137414394355941" calcext:value-type="float">
            <text:p/>
          </table:table-cell>
          <table:table-cell table:formula="of:=[.E54]-[.K54]" office:value-type="float" office:value="-0.195476063194313" calcext:value-type="float">
            <text:p/>
          </table:table-cell>
          <table:table-cell table:formula="of:=IF([.F54]-[.L54]&gt;= PI(); [.F54]-[.L54] - 2*PI(); [.F54]-[.L54])" office:value-type="float" office:value="-0.257952739698478" calcext:value-type="float">
            <text:p/>
          </table:table-cell>
          <table:table-cell/>
          <table:table-cell table:formula="of:=SQRT([.N54]^2+[.O54]^2)" office:value-type="float" office:value="0.0241964668352431" calcext:value-type="float">
            <text:p/>
          </table:table-cell>
          <table:table-cell table:formula="of:=SQRT([.Q54]^2+[.R54]^2)" office:value-type="float" office:value="0.23894268571805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0.393088102340698" calcext:value-type="float">
            <text:p>-0.393088102340698</text:p>
          </table:table-cell>
          <table:table-cell office:value-type="float" office:value="0.484594017267227" calcext:value-type="float">
            <text:p>0.484594017267227</text:p>
          </table:table-cell>
          <table:table-cell office:value-type="float" office:value="0.0317106731235981" calcext:value-type="float">
            <text:p>0.0317106731235981</text:p>
          </table:table-cell>
          <table:table-cell office:value-type="float" office:value="-0.426260011592371" calcext:value-type="float">
            <text:p>-0.426260011592371</text:p>
          </table:table-cell>
          <table:table-cell office:value-type="float" office:value="0.467206689027927" calcext:value-type="float">
            <text:p>0.467206689027927</text:p>
          </table:table-cell>
          <table:table-cell office:value-type="float" office:value="0.0187083945912392" calcext:value-type="float">
            <text:p>0.0187083945912392</text:p>
          </table:table-cell>
          <table:table-cell office:value-type="float" office:value="-0.256482259436956" calcext:value-type="float">
            <text:p>-0.256482259436956</text:p>
          </table:table-cell>
          <table:table-cell office:value-type="float" office:value="0.690368179707989" calcext:value-type="float">
            <text:p>0.690368179707989</text:p>
          </table:table-cell>
          <table:table-cell office:value-type="float" office:value="0.289923083791695" calcext:value-type="float">
            <text:p>0.289923083791695</text:p>
          </table:table-cell>
          <table:table-cell/>
          <table:table-cell table:formula="of:=[.D55]-[.G55]" office:value-type="float" office:value="0.0331719092516723" calcext:value-type="float">
            <text:p/>
          </table:table-cell>
          <table:table-cell table:formula="of:=[.E55]-[.H55]" office:value-type="float" office:value="0.0173873282392997" calcext:value-type="float">
            <text:p/>
          </table:table-cell>
          <table:table-cell table:formula="of:=IF([.F55]-[.I55]&gt;= PI(); [.F55]-[.I55] - 2*PI(); [.F55]-[.I55])" office:value-type="float" office:value="0.0130022785323589" calcext:value-type="float">
            <text:p/>
          </table:table-cell>
          <table:table-cell table:formula="of:=[.D55]-[.J55]" office:value-type="float" office:value="-0.136605842903742" calcext:value-type="float">
            <text:p/>
          </table:table-cell>
          <table:table-cell table:formula="of:=[.E55]-[.K55]" office:value-type="float" office:value="-0.205774162440762" calcext:value-type="float">
            <text:p/>
          </table:table-cell>
          <table:table-cell table:formula="of:=IF([.F55]-[.L55]&gt;= PI(); [.F55]-[.L55] - 2*PI(); [.F55]-[.L55])" office:value-type="float" office:value="-0.258212410668097" calcext:value-type="float">
            <text:p/>
          </table:table-cell>
          <table:table-cell/>
          <table:table-cell table:formula="of:=SQRT([.N55]^2+[.O55]^2)" office:value-type="float" office:value="0.0374525666236953" calcext:value-type="float">
            <text:p/>
          </table:table-cell>
          <table:table-cell table:formula="of:=SQRT([.Q55]^2+[.R55]^2)" office:value-type="float" office:value="0.24699020677678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0.353371977806091" calcext:value-type="float">
            <text:p>-0.353371977806091</text:p>
          </table:table-cell>
          <table:table-cell office:value-type="float" office:value="0.485817283391953" calcext:value-type="float">
            <text:p>0.485817283391953</text:p>
          </table:table-cell>
          <table:table-cell office:value-type="float" office:value="0.0329038202762604" calcext:value-type="float">
            <text:p>0.0329038202762604</text:p>
          </table:table-cell>
          <table:table-cell office:value-type="float" office:value="-0.385283183665725" calcext:value-type="float">
            <text:p>-0.385283183665725</text:p>
          </table:table-cell>
          <table:table-cell office:value-type="float" office:value="0.477928691375423" calcext:value-type="float">
            <text:p>0.477928691375423</text:p>
          </table:table-cell>
          <table:table-cell office:value-type="float" office:value="0.0193815369736634" calcext:value-type="float">
            <text:p>0.0193815369736634</text:p>
          </table:table-cell>
          <table:table-cell office:value-type="float" office:value="-0.217208691142228" calcext:value-type="float">
            <text:p>-0.217208691142228</text:p>
          </table:table-cell>
          <table:table-cell office:value-type="float" office:value="0.702084624962387" calcext:value-type="float">
            <text:p>0.702084624962387</text:p>
          </table:table-cell>
          <table:table-cell office:value-type="float" office:value="0.289923083791695" calcext:value-type="float">
            <text:p>0.289923083791695</text:p>
          </table:table-cell>
          <table:table-cell/>
          <table:table-cell table:formula="of:=[.D56]-[.G56]" office:value-type="float" office:value="0.0319112058596333" calcext:value-type="float">
            <text:p/>
          </table:table-cell>
          <table:table-cell table:formula="of:=[.E56]-[.H56]" office:value-type="float" office:value="0.00788859201652975" calcext:value-type="float">
            <text:p/>
          </table:table-cell>
          <table:table-cell table:formula="of:=IF([.F56]-[.I56]&gt;= PI(); [.F56]-[.I56] - 2*PI(); [.F56]-[.I56])" office:value-type="float" office:value="0.013522283302597" calcext:value-type="float">
            <text:p/>
          </table:table-cell>
          <table:table-cell table:formula="of:=[.D56]-[.J56]" office:value-type="float" office:value="-0.136163286663863" calcext:value-type="float">
            <text:p/>
          </table:table-cell>
          <table:table-cell table:formula="of:=[.E56]-[.K56]" office:value-type="float" office:value="-0.216267341570434" calcext:value-type="float">
            <text:p/>
          </table:table-cell>
          <table:table-cell table:formula="of:=IF([.F56]-[.L56]&gt;= PI(); [.F56]-[.L56] - 2*PI(); [.F56]-[.L56])" office:value-type="float" office:value="-0.257019263515434" calcext:value-type="float">
            <text:p/>
          </table:table-cell>
          <table:table-cell/>
          <table:table-cell table:formula="of:=SQRT([.N56]^2+[.O56]^2)" office:value-type="float" office:value="0.0328717955612277" calcext:value-type="float">
            <text:p/>
          </table:table-cell>
          <table:table-cell table:formula="of:=SQRT([.Q56]^2+[.R56]^2)" office:value-type="float" office:value="0.25556213268997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0.313649505376816" calcext:value-type="float">
            <text:p>-0.313649505376816</text:p>
          </table:table-cell>
          <table:table-cell office:value-type="float" office:value="0.487156242132187" calcext:value-type="float">
            <text:p>0.487156242132187</text:p>
          </table:table-cell>
          <table:table-cell office:value-type="float" office:value="0.0328913442790508" calcext:value-type="float">
            <text:p>0.0328913442790508</text:p>
          </table:table-cell>
          <table:table-cell office:value-type="float" office:value="-0.34517871734546" calcext:value-type="float">
            <text:p>-0.34517871734546</text:p>
          </table:table-cell>
          <table:table-cell office:value-type="float" office:value="0.479680531112052" calcext:value-type="float">
            <text:p>0.479680531112052</text:p>
          </table:table-cell>
          <table:table-cell office:value-type="float" office:value="0.0185567458708239" calcext:value-type="float">
            <text:p>0.0185567458708239</text:p>
          </table:table-cell>
          <table:table-cell office:value-type="float" office:value="-0.178770730683558" calcext:value-type="float">
            <text:p>-0.178770730683558</text:p>
          </table:table-cell>
          <table:table-cell office:value-type="float" office:value="0.713551784147542" calcext:value-type="float">
            <text:p>0.713551784147542</text:p>
          </table:table-cell>
          <table:table-cell office:value-type="float" office:value="0.289923083791695" calcext:value-type="float">
            <text:p>0.289923083791695</text:p>
          </table:table-cell>
          <table:table-cell/>
          <table:table-cell table:formula="of:=[.D57]-[.G57]" office:value-type="float" office:value="0.0315292119686444" calcext:value-type="float">
            <text:p/>
          </table:table-cell>
          <table:table-cell table:formula="of:=[.E57]-[.H57]" office:value-type="float" office:value="0.00747571102013461" calcext:value-type="float">
            <text:p/>
          </table:table-cell>
          <table:table-cell table:formula="of:=IF([.F57]-[.I57]&gt;= PI(); [.F57]-[.I57] - 2*PI(); [.F57]-[.I57])" office:value-type="float" office:value="0.0143345984082269" calcext:value-type="float">
            <text:p/>
          </table:table-cell>
          <table:table-cell table:formula="of:=[.D57]-[.J57]" office:value-type="float" office:value="-0.134878774693258" calcext:value-type="float">
            <text:p/>
          </table:table-cell>
          <table:table-cell table:formula="of:=[.E57]-[.K57]" office:value-type="float" office:value="-0.226395542015355" calcext:value-type="float">
            <text:p/>
          </table:table-cell>
          <table:table-cell table:formula="of:=IF([.F57]-[.L57]&gt;= PI(); [.F57]-[.L57] - 2*PI(); [.F57]-[.L57])" office:value-type="float" office:value="-0.257031739512644" calcext:value-type="float">
            <text:p/>
          </table:table-cell>
          <table:table-cell/>
          <table:table-cell table:formula="of:=SQRT([.N57]^2+[.O57]^2)" office:value-type="float" office:value="0.032403355730854" calcext:value-type="float">
            <text:p/>
          </table:table-cell>
          <table:table-cell table:formula="of:=SQRT([.Q57]^2+[.R57]^2)" office:value-type="float" office:value="0.26352841461060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273911356925964" calcext:value-type="float">
            <text:p>-0.273911356925964</text:p>
          </table:table-cell>
          <table:table-cell office:value-type="float" office:value="0.487766206264496" calcext:value-type="float">
            <text:p>0.487766206264496</text:p>
          </table:table-cell>
          <table:table-cell office:value-type="float" office:value="0.0306954029947519" calcext:value-type="float">
            <text:p>0.0306954029947519</text:p>
          </table:table-cell>
          <table:table-cell office:value-type="float" office:value="-0.304637698554142" calcext:value-type="float">
            <text:p>-0.304637698554142</text:p>
          </table:table-cell>
          <table:table-cell office:value-type="float" office:value="0.480414966886513" calcext:value-type="float">
            <text:p>0.480414966886513</text:p>
          </table:table-cell>
          <table:table-cell office:value-type="float" office:value="0.0169302516929161" calcext:value-type="float">
            <text:p>0.0169302516929161</text:p>
          </table:table-cell>
          <table:table-cell office:value-type="float" office:value="-0.139914966306858" calcext:value-type="float">
            <text:p>-0.139914966306858</text:p>
          </table:table-cell>
          <table:table-cell office:value-type="float" office:value="0.725143586367318" calcext:value-type="float">
            <text:p>0.725143586367318</text:p>
          </table:table-cell>
          <table:table-cell office:value-type="float" office:value="0.286815514070579" calcext:value-type="float">
            <text:p>0.286815514070579</text:p>
          </table:table-cell>
          <table:table-cell/>
          <table:table-cell table:formula="of:=[.D58]-[.G58]" office:value-type="float" office:value="0.0307263416281773" calcext:value-type="float">
            <text:p/>
          </table:table-cell>
          <table:table-cell table:formula="of:=[.E58]-[.H58]" office:value-type="float" office:value="0.00735123937798243" calcext:value-type="float">
            <text:p/>
          </table:table-cell>
          <table:table-cell table:formula="of:=IF([.F58]-[.I58]&gt;= PI(); [.F58]-[.I58] - 2*PI(); [.F58]-[.I58])" office:value-type="float" office:value="0.0137651513018359" calcext:value-type="float">
            <text:p/>
          </table:table-cell>
          <table:table-cell table:formula="of:=[.D58]-[.J58]" office:value-type="float" office:value="-0.133996390619106" calcext:value-type="float">
            <text:p/>
          </table:table-cell>
          <table:table-cell table:formula="of:=[.E58]-[.K58]" office:value-type="float" office:value="-0.237377380102822" calcext:value-type="float">
            <text:p/>
          </table:table-cell>
          <table:table-cell table:formula="of:=IF([.F58]-[.L58]&gt;= PI(); [.F58]-[.L58] - 2*PI(); [.F58]-[.L58])" office:value-type="float" office:value="-0.256120111075827" calcext:value-type="float">
            <text:p/>
          </table:table-cell>
          <table:table-cell/>
          <table:table-cell table:formula="of:=SQRT([.N58]^2+[.O58]^2)" office:value-type="float" office:value="0.0315934928465319" calcext:value-type="float">
            <text:p/>
          </table:table-cell>
          <table:table-cell table:formula="of:=SQRT([.Q58]^2+[.R58]^2)" office:value-type="float" office:value="0.27258586405649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0.23415844142437" calcext:value-type="float">
            <text:p>-0.23415844142437</text:p>
          </table:table-cell>
          <table:table-cell office:value-type="float" office:value="0.488330185413361" calcext:value-type="float">
            <text:p>0.488330185413361</text:p>
          </table:table-cell>
          <table:table-cell office:value-type="float" office:value="0.0288651362061501" calcext:value-type="float">
            <text:p>0.0288651362061501</text:p>
          </table:table-cell>
          <table:table-cell office:value-type="float" office:value="-0.263659572105935" calcext:value-type="float">
            <text:p>-0.263659572105935</text:p>
          </table:table-cell>
          <table:table-cell office:value-type="float" office:value="0.480091243040034" calcext:value-type="float">
            <text:p>0.480091243040034</text:p>
          </table:table-cell>
          <table:table-cell office:value-type="float" office:value="0.0161624773700682" calcext:value-type="float">
            <text:p>0.0161624773700682</text:p>
          </table:table-cell>
          <table:table-cell office:value-type="float" office:value="-0.100605178032286" calcext:value-type="float">
            <text:p>-0.100605178032286</text:p>
          </table:table-cell>
          <table:table-cell office:value-type="float" office:value="0.736737929893725" calcext:value-type="float">
            <text:p>0.736737929893725</text:p>
          </table:table-cell>
          <table:table-cell office:value-type="float" office:value="0.286815514070579" calcext:value-type="float">
            <text:p>0.286815514070579</text:p>
          </table:table-cell>
          <table:table-cell/>
          <table:table-cell table:formula="of:=[.D59]-[.G59]" office:value-type="float" office:value="0.0295011306815651" calcext:value-type="float">
            <text:p/>
          </table:table-cell>
          <table:table-cell table:formula="of:=[.E59]-[.H59]" office:value-type="float" office:value="0.00823894237332656" calcext:value-type="float">
            <text:p/>
          </table:table-cell>
          <table:table-cell table:formula="of:=IF([.F59]-[.I59]&gt;= PI(); [.F59]-[.I59] - 2*PI(); [.F59]-[.I59])" office:value-type="float" office:value="0.0127026588360819" calcext:value-type="float">
            <text:p/>
          </table:table-cell>
          <table:table-cell table:formula="of:=[.D59]-[.J59]" office:value-type="float" office:value="-0.133553263392084" calcext:value-type="float">
            <text:p/>
          </table:table-cell>
          <table:table-cell table:formula="of:=[.E59]-[.K59]" office:value-type="float" office:value="-0.248407744480365" calcext:value-type="float">
            <text:p/>
          </table:table-cell>
          <table:table-cell table:formula="of:=IF([.F59]-[.L59]&gt;= PI(); [.F59]-[.L59] - 2*PI(); [.F59]-[.L59])" office:value-type="float" office:value="-0.257950377864429" calcext:value-type="float">
            <text:p/>
          </table:table-cell>
          <table:table-cell/>
          <table:table-cell table:formula="of:=SQRT([.N59]^2+[.O59]^2)" office:value-type="float" office:value="0.0306299997212174" calcext:value-type="float">
            <text:p/>
          </table:table-cell>
          <table:table-cell table:formula="of:=SQRT([.Q59]^2+[.R59]^2)" office:value-type="float" office:value="0.28203347616993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0.194427490234375" calcext:value-type="float">
            <text:p>-0.194427490234375</text:p>
          </table:table-cell>
          <table:table-cell office:value-type="float" office:value="0.489030122756958" calcext:value-type="float">
            <text:p>0.489030122756958</text:p>
          </table:table-cell>
          <table:table-cell office:value-type="float" office:value="0.0278452541679144" calcext:value-type="float">
            <text:p>0.0278452541679144</text:p>
          </table:table-cell>
          <table:table-cell office:value-type="float" office:value="-0.203871072939242" calcext:value-type="float">
            <text:p>-0.203871072939242</text:p>
          </table:table-cell>
          <table:table-cell office:value-type="float" office:value="0.472784034979634" calcext:value-type="float">
            <text:p>0.472784034979634</text:p>
          </table:table-cell>
          <table:table-cell office:value-type="float" office:value="0.0429926458490142" calcext:value-type="float">
            <text:p>0.0429926458490142</text:p>
          </table:table-cell>
          <table:table-cell office:value-type="float" office:value="-0.0621317682316415" calcext:value-type="float">
            <text:p>-0.0621317682316415</text:p>
          </table:table-cell>
          <table:table-cell office:value-type="float" office:value="0.748085585259996" calcext:value-type="float">
            <text:p>0.748085585259996</text:p>
          </table:table-cell>
          <table:table-cell office:value-type="float" office:value="0.286815514070579" calcext:value-type="float">
            <text:p>0.286815514070579</text:p>
          </table:table-cell>
          <table:table-cell/>
          <table:table-cell table:formula="of:=[.D60]-[.G60]" office:value-type="float" office:value="0.00944358270486686" calcext:value-type="float">
            <text:p/>
          </table:table-cell>
          <table:table-cell table:formula="of:=[.E60]-[.H60]" office:value-type="float" office:value="0.0162460877773241" calcext:value-type="float">
            <text:p/>
          </table:table-cell>
          <table:table-cell table:formula="of:=IF([.F60]-[.I60]&gt;= PI(); [.F60]-[.I60] - 2*PI(); [.F60]-[.I60])" office:value-type="float" office:value="-0.0151473916810998" calcext:value-type="float">
            <text:p/>
          </table:table-cell>
          <table:table-cell table:formula="of:=[.D60]-[.J60]" office:value-type="float" office:value="-0.132295722002734" calcext:value-type="float">
            <text:p/>
          </table:table-cell>
          <table:table-cell table:formula="of:=[.E60]-[.K60]" office:value-type="float" office:value="-0.259055462503038" calcext:value-type="float">
            <text:p/>
          </table:table-cell>
          <table:table-cell table:formula="of:=IF([.F60]-[.L60]&gt;= PI(); [.F60]-[.L60] - 2*PI(); [.F60]-[.L60])" office:value-type="float" office:value="-0.258970259902665" calcext:value-type="float">
            <text:p/>
          </table:table-cell>
          <table:table-cell/>
          <table:table-cell table:formula="of:=SQRT([.N60]^2+[.O60]^2)" office:value-type="float" office:value="0.0187913975630388" calcext:value-type="float">
            <text:p/>
          </table:table-cell>
          <table:table-cell table:formula="of:=SQRT([.Q60]^2+[.R60]^2)" office:value-type="float" office:value="0.29088123128329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154744565486908" calcext:value-type="float">
            <text:p>-0.154744565486908</text:p>
          </table:table-cell>
          <table:table-cell office:value-type="float" office:value="0.490439563989639" calcext:value-type="float">
            <text:p>0.490439563989639</text:p>
          </table:table-cell>
          <table:table-cell office:value-type="float" office:value="0.0279456526041031" calcext:value-type="float">
            <text:p>0.0279456526041031</text:p>
          </table:table-cell>
          <table:table-cell office:value-type="float" office:value="-0.173319435196985" calcext:value-type="float">
            <text:p>-0.173319435196985</text:p>
          </table:table-cell>
          <table:table-cell office:value-type="float" office:value="0.472527563478744" calcext:value-type="float">
            <text:p>0.472527563478744</text:p>
          </table:table-cell>
          <table:table-cell office:value-type="float" office:value="0.0378264680184895" calcext:value-type="float">
            <text:p>0.0378264680184895</text:p>
          </table:table-cell>
          <table:table-cell office:value-type="float" office:value="-0.0232401691940332" calcext:value-type="float">
            <text:p>-0.0232401691940332</text:p>
          </table:table-cell>
          <table:table-cell office:value-type="float" office:value="0.759556584706335" calcext:value-type="float">
            <text:p>0.759556584706335</text:p>
          </table:table-cell>
          <table:table-cell office:value-type="float" office:value="0.283707944349464" calcext:value-type="float">
            <text:p>0.283707944349464</text:p>
          </table:table-cell>
          <table:table-cell/>
          <table:table-cell table:formula="of:=[.D61]-[.G61]" office:value-type="float" office:value="0.0185748697100767" calcext:value-type="float">
            <text:p/>
          </table:table-cell>
          <table:table-cell table:formula="of:=[.E61]-[.H61]" office:value-type="float" office:value="0.0179120005108949" calcext:value-type="float">
            <text:p/>
          </table:table-cell>
          <table:table-cell table:formula="of:=IF([.F61]-[.I61]&gt;= PI(); [.F61]-[.I61] - 2*PI(); [.F61]-[.I61])" office:value-type="float" office:value="-0.00988081541438643" calcext:value-type="float">
            <text:p/>
          </table:table-cell>
          <table:table-cell table:formula="of:=[.D61]-[.J61]" office:value-type="float" office:value="-0.131504396292875" calcext:value-type="float">
            <text:p/>
          </table:table-cell>
          <table:table-cell table:formula="of:=[.E61]-[.K61]" office:value-type="float" office:value="-0.269117020716696" calcext:value-type="float">
            <text:p/>
          </table:table-cell>
          <table:table-cell table:formula="of:=IF([.F61]-[.L61]&gt;= PI(); [.F61]-[.L61] - 2*PI(); [.F61]-[.L61])" office:value-type="float" office:value="-0.255762291745361" calcext:value-type="float">
            <text:p/>
          </table:table-cell>
          <table:table-cell/>
          <table:table-cell table:formula="of:=SQRT([.N61]^2+[.O61]^2)" office:value-type="float" office:value="0.0258043706966208" calcext:value-type="float">
            <text:p/>
          </table:table-cell>
          <table:table-cell table:formula="of:=SQRT([.Q61]^2+[.R61]^2)" office:value-type="float" office:value="0.29952859142957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0.115044161677361" calcext:value-type="float">
            <text:p>-0.115044161677361</text:p>
          </table:table-cell>
          <table:table-cell office:value-type="float" office:value="0.491935312747955" calcext:value-type="float">
            <text:p>0.491935312747955</text:p>
          </table:table-cell>
          <table:table-cell office:value-type="float" office:value="0.0270015001296997" calcext:value-type="float">
            <text:p>0.0270015001296997</text:p>
          </table:table-cell>
          <table:table-cell office:value-type="float" office:value="-0.133796448788611" calcext:value-type="float">
            <text:p>-0.133796448788611</text:p>
          </table:table-cell>
          <table:table-cell office:value-type="float" office:value="0.474060985362247" calcext:value-type="float">
            <text:p>0.474060985362247</text:p>
          </table:table-cell>
          <table:table-cell office:value-type="float" office:value="0.0381011899430695" calcext:value-type="float">
            <text:p>0.0381011899430695</text:p>
          </table:table-cell>
          <table:table-cell office:value-type="float" office:value="0.0156868889290198" calcext:value-type="float">
            <text:p>0.0156868889290198</text:p>
          </table:table-cell>
          <table:table-cell office:value-type="float" office:value="0.770906670604004" calcext:value-type="float">
            <text:p>0.770906670604004</text:p>
          </table:table-cell>
          <table:table-cell office:value-type="float" office:value="0.286815514070579" calcext:value-type="float">
            <text:p>0.286815514070579</text:p>
          </table:table-cell>
          <table:table-cell/>
          <table:table-cell table:formula="of:=[.D62]-[.G62]" office:value-type="float" office:value="0.0187522871112505" calcext:value-type="float">
            <text:p/>
          </table:table-cell>
          <table:table-cell table:formula="of:=[.E62]-[.H62]" office:value-type="float" office:value="0.017874327385708" calcext:value-type="float">
            <text:p/>
          </table:table-cell>
          <table:table-cell table:formula="of:=IF([.F62]-[.I62]&gt;= PI(); [.F62]-[.I62] - 2*PI(); [.F62]-[.I62])" office:value-type="float" office:value="-0.0110996898133698" calcext:value-type="float">
            <text:p/>
          </table:table-cell>
          <table:table-cell table:formula="of:=[.D62]-[.J62]" office:value-type="float" office:value="-0.13073105060638" calcext:value-type="float">
            <text:p/>
          </table:table-cell>
          <table:table-cell table:formula="of:=[.E62]-[.K62]" office:value-type="float" office:value="-0.278971357856048" calcext:value-type="float">
            <text:p/>
          </table:table-cell>
          <table:table-cell table:formula="of:=IF([.F62]-[.L62]&gt;= PI(); [.F62]-[.L62] - 2*PI(); [.F62]-[.L62])" office:value-type="float" office:value="-0.259814013940879" calcext:value-type="float">
            <text:p/>
          </table:table-cell>
          <table:table-cell/>
          <table:table-cell table:formula="of:=SQRT([.N62]^2+[.O62]^2)" office:value-type="float" office:value="0.0259063670049322" calcext:value-type="float">
            <text:p/>
          </table:table-cell>
          <table:table-cell table:formula="of:=SQRT([.Q62]^2+[.R62]^2)" office:value-type="float" office:value="0.30808379719922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0753070637583733" calcext:value-type="float">
            <text:p>-0.0753070637583733</text:p>
          </table:table-cell>
          <table:table-cell office:value-type="float" office:value="0.492624700069428" calcext:value-type="float">
            <text:p>0.492624700069428</text:p>
          </table:table-cell>
          <table:table-cell office:value-type="float" office:value="0.0238388460129499" calcext:value-type="float">
            <text:p>0.0238388460129499</text:p>
          </table:table-cell>
          <table:table-cell office:value-type="float" office:value="-0.0932778770077587" calcext:value-type="float">
            <text:p>-0.0932778770077587</text:p>
          </table:table-cell>
          <table:table-cell office:value-type="float" office:value="0.474605938483049" calcext:value-type="float">
            <text:p>0.474605938483049</text:p>
          </table:table-cell>
          <table:table-cell office:value-type="float" office:value="0.0337809722300992" calcext:value-type="float">
            <text:p>0.0337809722300992</text:p>
          </table:table-cell>
          <table:table-cell office:value-type="float" office:value="0.054578487966628" calcext:value-type="float">
            <text:p>0.054578487966628</text:p>
          </table:table-cell>
          <table:table-cell office:value-type="float" office:value="0.782377670050343" calcext:value-type="float">
            <text:p>0.782377670050343</text:p>
          </table:table-cell>
          <table:table-cell office:value-type="float" office:value="0.283707944349464" calcext:value-type="float">
            <text:p>0.283707944349464</text:p>
          </table:table-cell>
          <table:table-cell/>
          <table:table-cell table:formula="of:=[.D63]-[.G63]" office:value-type="float" office:value="0.0179708132493854" calcext:value-type="float">
            <text:p/>
          </table:table-cell>
          <table:table-cell table:formula="of:=[.E63]-[.H63]" office:value-type="float" office:value="0.0180187615863781" calcext:value-type="float">
            <text:p/>
          </table:table-cell>
          <table:table-cell table:formula="of:=IF([.F63]-[.I63]&gt;= PI(); [.F63]-[.I63] - 2*PI(); [.F63]-[.I63])" office:value-type="float" office:value="-0.00994212621714922" calcext:value-type="float">
            <text:p/>
          </table:table-cell>
          <table:table-cell table:formula="of:=[.D63]-[.J63]" office:value-type="float" office:value="-0.129885551725001" calcext:value-type="float">
            <text:p/>
          </table:table-cell>
          <table:table-cell table:formula="of:=[.E63]-[.K63]" office:value-type="float" office:value="-0.289752969980915" calcext:value-type="float">
            <text:p/>
          </table:table-cell>
          <table:table-cell table:formula="of:=IF([.F63]-[.L63]&gt;= PI(); [.F63]-[.L63] - 2*PI(); [.F63]-[.L63])" office:value-type="float" office:value="-0.259869098336514" calcext:value-type="float">
            <text:p/>
          </table:table-cell>
          <table:table-cell/>
          <table:table-cell table:formula="of:=SQRT([.N63]^2+[.O63]^2)" office:value-type="float" office:value="0.0254484950036543" calcext:value-type="float">
            <text:p/>
          </table:table-cell>
          <table:table-cell table:formula="of:=SQRT([.Q63]^2+[.R63]^2)" office:value-type="float" office:value="0.31753273872101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0355829559266567" calcext:value-type="float">
            <text:p>-0.0355829559266567</text:p>
          </table:table-cell>
          <table:table-cell office:value-type="float" office:value="0.493252098560333" calcext:value-type="float">
            <text:p>0.493252098560333</text:p>
          </table:table-cell>
          <table:table-cell office:value-type="float" office:value="0.0212121605873108" calcext:value-type="float">
            <text:p>0.0212121605873108</text:p>
          </table:table-cell>
          <table:table-cell office:value-type="float" office:value="-0.0527530105656357" calcext:value-type="float">
            <text:p>-0.0527530105656357</text:p>
          </table:table-cell>
          <table:table-cell office:value-type="float" office:value="0.474975828682901" calcext:value-type="float">
            <text:p>0.474975828682901</text:p>
          </table:table-cell>
          <table:table-cell office:value-type="float" office:value="0.0278191591756878" calcext:value-type="float">
            <text:p>0.0278191591756878</text:p>
          </table:table-cell>
          <table:table-cell office:value-type="float" office:value="0.093505546089681" calcext:value-type="float">
            <text:p>0.093505546089681</text:p>
          </table:table-cell>
          <table:table-cell office:value-type="float" office:value="0.793727755948011" calcext:value-type="float">
            <text:p>0.793727755948011</text:p>
          </table:table-cell>
          <table:table-cell office:value-type="float" office:value="0.280600374628348" calcext:value-type="float">
            <text:p>0.280600374628348</text:p>
          </table:table-cell>
          <table:table-cell/>
          <table:table-cell table:formula="of:=[.D64]-[.G64]" office:value-type="float" office:value="0.017170054638979" calcext:value-type="float">
            <text:p/>
          </table:table-cell>
          <table:table-cell table:formula="of:=[.E64]-[.H64]" office:value-type="float" office:value="0.0182762698774326" calcext:value-type="float">
            <text:p/>
          </table:table-cell>
          <table:table-cell table:formula="of:=IF([.F64]-[.I64]&gt;= PI(); [.F64]-[.I64] - 2*PI(); [.F64]-[.I64])" office:value-type="float" office:value="-0.00660699858837704" calcext:value-type="float">
            <text:p/>
          </table:table-cell>
          <table:table-cell table:formula="of:=[.D64]-[.J64]" office:value-type="float" office:value="-0.129088502016338" calcext:value-type="float">
            <text:p/>
          </table:table-cell>
          <table:table-cell table:formula="of:=[.E64]-[.K64]" office:value-type="float" office:value="-0.300475657387678" calcext:value-type="float">
            <text:p/>
          </table:table-cell>
          <table:table-cell table:formula="of:=IF([.F64]-[.L64]&gt;= PI(); [.F64]-[.L64] - 2*PI(); [.F64]-[.L64])" office:value-type="float" office:value="-0.259388214041037" calcext:value-type="float">
            <text:p/>
          </table:table-cell>
          <table:table-cell/>
          <table:table-cell table:formula="of:=SQRT([.N64]^2+[.O64]^2)" office:value-type="float" office:value="0.0250765391738628" calcext:value-type="float">
            <text:p/>
          </table:table-cell>
          <table:table-cell table:formula="of:=SQRT([.Q64]^2+[.R64]^2)" office:value-type="float" office:value="0.32703128601921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0041742455214262" calcext:value-type="float">
            <text:p>0.0041742455214262</text:p>
          </table:table-cell>
          <table:table-cell office:value-type="float" office:value="0.49353489279747" calcext:value-type="float">
            <text:p>0.49353489279747</text:p>
          </table:table-cell>
          <table:table-cell office:value-type="float" office:value="0.0187672004103661" calcext:value-type="float">
            <text:p>0.0187672004103661</text:p>
          </table:table-cell>
          <table:table-cell office:value-type="float" office:value="-0.0122206997162537" calcext:value-type="float">
            <text:p>-0.0122206997162537</text:p>
          </table:table-cell>
          <table:table-cell office:value-type="float" office:value="0.476103694459077" calcext:value-type="float">
            <text:p>0.476103694459077</text:p>
          </table:table-cell>
          <table:table-cell office:value-type="float" office:value="0.0216475756807687" calcext:value-type="float">
            <text:p>0.0216475756807687</text:p>
          </table:table-cell>
          <table:table-cell office:value-type="float" office:value="0.132467687380287" calcext:value-type="float">
            <text:p>0.132467687380287</text:p>
          </table:table-cell>
          <table:table-cell office:value-type="float" office:value="0.804956818689437" calcext:value-type="float">
            <text:p>0.804956818689437</text:p>
          </table:table-cell>
          <table:table-cell office:value-type="float" office:value="0.277492804907233" calcext:value-type="float">
            <text:p>0.277492804907233</text:p>
          </table:table-cell>
          <table:table-cell/>
          <table:table-cell table:formula="of:=[.D65]-[.G65]" office:value-type="float" office:value="0.0163949452376799" calcext:value-type="float">
            <text:p/>
          </table:table-cell>
          <table:table-cell table:formula="of:=[.E65]-[.H65]" office:value-type="float" office:value="0.017431198338393" calcext:value-type="float">
            <text:p/>
          </table:table-cell>
          <table:table-cell table:formula="of:=IF([.F65]-[.I65]&gt;= PI(); [.F65]-[.I65] - 2*PI(); [.F65]-[.I65])" office:value-type="float" office:value="-0.00288037527040262" calcext:value-type="float">
            <text:p/>
          </table:table-cell>
          <table:table-cell table:formula="of:=[.D65]-[.J65]" office:value-type="float" office:value="-0.128293441858861" calcext:value-type="float">
            <text:p/>
          </table:table-cell>
          <table:table-cell table:formula="of:=[.E65]-[.K65]" office:value-type="float" office:value="-0.311421925891967" calcext:value-type="float">
            <text:p/>
          </table:table-cell>
          <table:table-cell table:formula="of:=IF([.F65]-[.L65]&gt;= PI(); [.F65]-[.L65] - 2*PI(); [.F65]-[.L65])" office:value-type="float" office:value="-0.258725604496867" calcext:value-type="float">
            <text:p/>
          </table:table-cell>
          <table:table-cell/>
          <table:table-cell table:formula="of:=SQRT([.N65]^2+[.O65]^2)" office:value-type="float" office:value="0.0239299165242781" calcext:value-type="float">
            <text:p/>
          </table:table-cell>
          <table:table-cell table:formula="of:=SQRT([.Q65]^2+[.R65]^2)" office:value-type="float" office:value="0.33681274196540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0439065098762512" calcext:value-type="float">
            <text:p>0.0439065098762512</text:p>
          </table:table-cell>
          <table:table-cell office:value-type="float" office:value="0.494233995676041" calcext:value-type="float">
            <text:p>0.494233995676041</text:p>
          </table:table-cell>
          <table:table-cell office:value-type="float" office:value="0.0178769063204527" calcext:value-type="float">
            <text:p>0.0178769063204527</text:p>
          </table:table-cell>
          <table:table-cell office:value-type="float" office:value="0.0313058244012337" calcext:value-type="float">
            <text:p>0.0313058244012337</text:p>
          </table:table-cell>
          <table:table-cell office:value-type="float" office:value="0.476981391803306" calcext:value-type="float">
            <text:p>0.476981391803306</text:p>
          </table:table-cell>
          <table:table-cell office:value-type="float" office:value="0.0131721261410843" calcext:value-type="float">
            <text:p>0.0131721261410843</text:p>
          </table:table-cell>
          <table:table-cell office:value-type="float" office:value="0.171464535581756" calcext:value-type="float">
            <text:p>0.171464535581756</text:p>
          </table:table-cell>
          <table:table-cell office:value-type="float" office:value="0.816064749835764" calcext:value-type="float">
            <text:p>0.816064749835764</text:p>
          </table:table-cell>
          <table:table-cell office:value-type="float" office:value="0.274385235186117" calcext:value-type="float">
            <text:p>0.274385235186117</text:p>
          </table:table-cell>
          <table:table-cell/>
          <table:table-cell table:formula="of:=[.D66]-[.G66]" office:value-type="float" office:value="0.0126006854750176" calcext:value-type="float">
            <text:p/>
          </table:table-cell>
          <table:table-cell table:formula="of:=[.E66]-[.H66]" office:value-type="float" office:value="0.0172526038727351" calcext:value-type="float">
            <text:p/>
          </table:table-cell>
          <table:table-cell table:formula="of:=IF([.F66]-[.I66]&gt;= PI(); [.F66]-[.I66] - 2*PI(); [.F66]-[.I66])" office:value-type="float" office:value="0.00470478017936835" calcext:value-type="float">
            <text:p/>
          </table:table-cell>
          <table:table-cell table:formula="of:=[.D66]-[.J66]" office:value-type="float" office:value="-0.127558025705505" calcext:value-type="float">
            <text:p/>
          </table:table-cell>
          <table:table-cell table:formula="of:=[.E66]-[.K66]" office:value-type="float" office:value="-0.321830754159724" calcext:value-type="float">
            <text:p/>
          </table:table-cell>
          <table:table-cell table:formula="of:=IF([.F66]-[.L66]&gt;= PI(); [.F66]-[.L66] - 2*PI(); [.F66]-[.L66])" office:value-type="float" office:value="-0.256508328865664" calcext:value-type="float">
            <text:p/>
          </table:table-cell>
          <table:table-cell/>
          <table:table-cell table:formula="of:=SQRT([.N66]^2+[.O66]^2)" office:value-type="float" office:value="0.0213642134147231" calcext:value-type="float">
            <text:p/>
          </table:table-cell>
          <table:table-cell table:formula="of:=SQRT([.Q66]^2+[.R66]^2)" office:value-type="float" office:value="0.34618793197467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0836411044001579" calcext:value-type="float">
            <text:p>0.0836411044001579</text:p>
          </table:table-cell>
          <table:table-cell office:value-type="float" office:value="0.495108515024185" calcext:value-type="float">
            <text:p>0.495108515024185</text:p>
          </table:table-cell>
          <table:table-cell office:value-type="float" office:value="0.0173132084310055" calcext:value-type="float">
            <text:p>0.0173132084310055</text:p>
          </table:table-cell>
          <table:table-cell office:value-type="float" office:value="0.0734063609693548" calcext:value-type="float">
            <text:p>0.0734063609693548</text:p>
          </table:table-cell>
          <table:table-cell office:value-type="float" office:value="0.476510136687491" calcext:value-type="float">
            <text:p>0.476510136687491</text:p>
          </table:table-cell>
          <table:table-cell office:value-type="float" office:value="0.00894980112812561" calcext:value-type="float">
            <text:p>0.00894980112812561</text:p>
          </table:table-cell>
          <table:table-cell office:value-type="float" office:value="0.210076024010618" calcext:value-type="float">
            <text:p>0.210076024010618</text:p>
          </table:table-cell>
          <table:table-cell office:value-type="float" office:value="0.826933305641753" calcext:value-type="float">
            <text:p>0.826933305641753</text:p>
          </table:table-cell>
          <table:table-cell office:value-type="float" office:value="0.274385235186117" calcext:value-type="float">
            <text:p>0.274385235186117</text:p>
          </table:table-cell>
          <table:table-cell/>
          <table:table-cell table:formula="of:=[.D67]-[.G67]" office:value-type="float" office:value="0.0102347434308031" calcext:value-type="float">
            <text:p/>
          </table:table-cell>
          <table:table-cell table:formula="of:=[.E67]-[.H67]" office:value-type="float" office:value="0.0185983783366944" calcext:value-type="float">
            <text:p/>
          </table:table-cell>
          <table:table-cell table:formula="of:=IF([.F67]-[.I67]&gt;= PI(); [.F67]-[.I67] - 2*PI(); [.F67]-[.I67])" office:value-type="float" office:value="0.00836340730287986" calcext:value-type="float">
            <text:p/>
          </table:table-cell>
          <table:table-cell table:formula="of:=[.D67]-[.J67]" office:value-type="float" office:value="-0.12643491961046" calcext:value-type="float">
            <text:p/>
          </table:table-cell>
          <table:table-cell table:formula="of:=[.E67]-[.K67]" office:value-type="float" office:value="-0.331824790617568" calcext:value-type="float">
            <text:p/>
          </table:table-cell>
          <table:table-cell table:formula="of:=IF([.F67]-[.L67]&gt;= PI(); [.F67]-[.L67] - 2*PI(); [.F67]-[.L67])" office:value-type="float" office:value="-0.257072026755112" calcext:value-type="float">
            <text:p/>
          </table:table-cell>
          <table:table-cell/>
          <table:table-cell table:formula="of:=SQRT([.N67]^2+[.O67]^2)" office:value-type="float" office:value="0.0212285103068772" calcext:value-type="float">
            <text:p/>
          </table:table-cell>
          <table:table-cell table:formula="of:=SQRT([.Q67]^2+[.R67]^2)" office:value-type="float" office:value="0.35509643840131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12338412553072" calcext:value-type="float">
            <text:p>0.12338412553072</text:p>
          </table:table-cell>
          <table:table-cell office:value-type="float" office:value="0.495961934328079" calcext:value-type="float">
            <text:p>0.495961934328079</text:p>
          </table:table-cell>
          <table:table-cell office:value-type="float" office:value="0.0161708816885948" calcext:value-type="float">
            <text:p>0.0161708816885948</text:p>
          </table:table-cell>
          <table:table-cell office:value-type="float" office:value="0.114388719592828" calcext:value-type="float">
            <text:p>0.114388719592828</text:p>
          </table:table-cell>
          <table:table-cell office:value-type="float" office:value="0.477876530601115" calcext:value-type="float">
            <text:p>0.477876530601115</text:p>
          </table:table-cell>
          <table:table-cell office:value-type="float" office:value="0.00751146701573737" calcext:value-type="float">
            <text:p>0.00751146701573737</text:p>
          </table:table-cell>
          <table:table-cell office:value-type="float" office:value="0.249526892622715" calcext:value-type="float">
            <text:p>0.249526892622715</text:p>
          </table:table-cell>
          <table:table-cell office:value-type="float" office:value="0.838038134400047" calcext:value-type="float">
            <text:p>0.838038134400047</text:p>
          </table:table-cell>
          <table:table-cell office:value-type="float" office:value="0.274385235186117" calcext:value-type="float">
            <text:p>0.274385235186117</text:p>
          </table:table-cell>
          <table:table-cell/>
          <table:table-cell table:formula="of:=[.D68]-[.G68]" office:value-type="float" office:value="0.00899540593789216" calcext:value-type="float">
            <text:p/>
          </table:table-cell>
          <table:table-cell table:formula="of:=[.E68]-[.H68]" office:value-type="float" office:value="0.0180854037269638" calcext:value-type="float">
            <text:p/>
          </table:table-cell>
          <table:table-cell table:formula="of:=IF([.F68]-[.I68]&gt;= PI(); [.F68]-[.I68] - 2*PI(); [.F68]-[.I68])" office:value-type="float" office:value="0.00865941467285745" calcext:value-type="float">
            <text:p/>
          </table:table-cell>
          <table:table-cell table:formula="of:=[.D68]-[.J68]" office:value-type="float" office:value="-0.126142767091995" calcext:value-type="float">
            <text:p/>
          </table:table-cell>
          <table:table-cell table:formula="of:=[.E68]-[.K68]" office:value-type="float" office:value="-0.342076200071967" calcext:value-type="float">
            <text:p/>
          </table:table-cell>
          <table:table-cell table:formula="of:=IF([.F68]-[.L68]&gt;= PI(); [.F68]-[.L68] - 2*PI(); [.F68]-[.L68])" office:value-type="float" office:value="-0.258214353497522" calcext:value-type="float">
            <text:p/>
          </table:table-cell>
          <table:table-cell/>
          <table:table-cell table:formula="of:=SQRT([.N68]^2+[.O68]^2)" office:value-type="float" office:value="0.0201989889834799" calcext:value-type="float">
            <text:p/>
          </table:table-cell>
          <table:table-cell table:formula="of:=SQRT([.Q68]^2+[.R68]^2)" office:value-type="float" office:value="0.36459309420956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163136258721352" calcext:value-type="float">
            <text:p>0.163136258721352</text:p>
          </table:table-cell>
          <table:table-cell office:value-type="float" office:value="0.496800750494003" calcext:value-type="float">
            <text:p>0.496800750494003</text:p>
          </table:table-cell>
          <table:table-cell office:value-type="float" office:value="0.014549576677382" calcext:value-type="float">
            <text:p>0.014549576677382</text:p>
          </table:table-cell>
          <table:table-cell office:value-type="float" office:value="0.151942764199436" calcext:value-type="float">
            <text:p>0.151942764199436</text:p>
          </table:table-cell>
          <table:table-cell office:value-type="float" office:value="0.480801898123084" calcext:value-type="float">
            <text:p>0.480801898123084</text:p>
          </table:table-cell>
          <table:table-cell office:value-type="float" office:value="0.0016526240077958" calcext:value-type="float">
            <text:p>0.0016526240077958</text:p>
          </table:table-cell>
          <table:table-cell office:value-type="float" office:value="0.288558071143195" calcext:value-type="float">
            <text:p>0.288558071143195</text:p>
          </table:table-cell>
          <table:table-cell office:value-type="float" office:value="0.849024826682188" calcext:value-type="float">
            <text:p>0.849024826682188</text:p>
          </table:table-cell>
          <table:table-cell office:value-type="float" office:value="0.271277665465002" calcext:value-type="float">
            <text:p>0.271277665465002</text:p>
          </table:table-cell>
          <table:table-cell/>
          <table:table-cell table:formula="of:=[.D69]-[.G69]" office:value-type="float" office:value="0.0111934945219151" calcext:value-type="float">
            <text:p/>
          </table:table-cell>
          <table:table-cell table:formula="of:=[.E69]-[.H69]" office:value-type="float" office:value="0.0159988523709189" calcext:value-type="float">
            <text:p/>
          </table:table-cell>
          <table:table-cell table:formula="of:=IF([.F69]-[.I69]&gt;= PI(); [.F69]-[.I69] - 2*PI(); [.F69]-[.I69])" office:value-type="float" office:value="0.0128969526695862" calcext:value-type="float">
            <text:p/>
          </table:table-cell>
          <table:table-cell table:formula="of:=[.D69]-[.J69]" office:value-type="float" office:value="-0.125421812421843" calcext:value-type="float">
            <text:p/>
          </table:table-cell>
          <table:table-cell table:formula="of:=[.E69]-[.K69]" office:value-type="float" office:value="-0.352224076188184" calcext:value-type="float">
            <text:p/>
          </table:table-cell>
          <table:table-cell table:formula="of:=IF([.F69]-[.L69]&gt;= PI(); [.F69]-[.L69] - 2*PI(); [.F69]-[.L69])" office:value-type="float" office:value="-0.25672808878762" calcext:value-type="float">
            <text:p/>
          </table:table-cell>
          <table:table-cell/>
          <table:table-cell table:formula="of:=SQRT([.N69]^2+[.O69]^2)" office:value-type="float" office:value="0.0195258187228757" calcext:value-type="float">
            <text:p/>
          </table:table-cell>
          <table:table-cell table:formula="of:=SQRT([.Q69]^2+[.R69]^2)" office:value-type="float" office:value="0.3738882598822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202880099415779" calcext:value-type="float">
            <text:p>0.202880099415779</text:p>
          </table:table-cell>
          <table:table-cell office:value-type="float" office:value="0.497657209634781" calcext:value-type="float">
            <text:p>0.497657209634781</text:p>
          </table:table-cell>
          <table:table-cell office:value-type="float" office:value="0.0128939226269722" calcext:value-type="float">
            <text:p>0.0128939226269722</text:p>
          </table:table-cell>
          <table:table-cell office:value-type="float" office:value="0.170525843673201" calcext:value-type="float">
            <text:p>0.170525843673201</text:p>
          </table:table-cell>
          <table:table-cell office:value-type="float" office:value="0.479869308529983" calcext:value-type="float">
            <text:p>0.479869308529983</text:p>
          </table:table-cell>
          <table:table-cell office:value-type="float" office:value="0.00544651077728202" calcext:value-type="float">
            <text:p>0.00544651077728202</text:p>
          </table:table-cell>
          <table:table-cell office:value-type="float" office:value="0.327623203059304" calcext:value-type="float">
            <text:p>0.327623203059304</text:p>
          </table:table-cell>
          <table:table-cell office:value-type="float" office:value="0.859890174001855" calcext:value-type="float">
            <text:p>0.859890174001855</text:p>
          </table:table-cell>
          <table:table-cell office:value-type="float" office:value="0.268170095743886" calcext:value-type="float">
            <text:p>0.268170095743886</text:p>
          </table:table-cell>
          <table:table-cell/>
          <table:table-cell table:formula="of:=[.D70]-[.G70]" office:value-type="float" office:value="0.0323542557425785" calcext:value-type="float">
            <text:p/>
          </table:table-cell>
          <table:table-cell table:formula="of:=[.E70]-[.H70]" office:value-type="float" office:value="0.0177879011047983" calcext:value-type="float">
            <text:p/>
          </table:table-cell>
          <table:table-cell table:formula="of:=IF([.F70]-[.I70]&gt;= PI(); [.F70]-[.I70] - 2*PI(); [.F70]-[.I70])" office:value-type="float" office:value="0.00744741184969018" calcext:value-type="float">
            <text:p/>
          </table:table-cell>
          <table:table-cell table:formula="of:=[.D70]-[.J70]" office:value-type="float" office:value="-0.124743103643525" calcext:value-type="float">
            <text:p/>
          </table:table-cell>
          <table:table-cell table:formula="of:=[.E70]-[.K70]" office:value-type="float" office:value="-0.362232964367074" calcext:value-type="float">
            <text:p/>
          </table:table-cell>
          <table:table-cell table:formula="of:=IF([.F70]-[.L70]&gt;= PI(); [.F70]-[.L70] - 2*PI(); [.F70]-[.L70])" office:value-type="float" office:value="-0.255276173116914" calcext:value-type="float">
            <text:p/>
          </table:table-cell>
          <table:table-cell/>
          <table:table-cell table:formula="of:=SQRT([.N70]^2+[.O70]^2)" office:value-type="float" office:value="0.0369216371572315" calcext:value-type="float">
            <text:p/>
          </table:table-cell>
          <table:table-cell table:formula="of:=SQRT([.Q70]^2+[.R70]^2)" office:value-type="float" office:value="0.38311037884763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242614313960075" calcext:value-type="float">
            <text:p>0.242614313960075</text:p>
          </table:table-cell>
          <table:table-cell office:value-type="float" office:value="0.498220175504684" calcext:value-type="float">
            <text:p>0.498220175504684</text:p>
          </table:table-cell>
          <table:table-cell office:value-type="float" office:value="0.0107517493888736" calcext:value-type="float">
            <text:p>0.0107517493888736</text:p>
          </table:table-cell>
          <table:table-cell office:value-type="float" office:value="0.210637248723868" calcext:value-type="float">
            <text:p>0.210637248723868</text:p>
          </table:table-cell>
          <table:table-cell office:value-type="float" office:value="0.490023972291382" calcext:value-type="float">
            <text:p>0.490023972291382</text:p>
          </table:table-cell>
          <table:table-cell office:value-type="float" office:value="0.026396646477783" calcext:value-type="float">
            <text:p>0.026396646477783</text:p>
          </table:table-cell>
          <table:table-cell office:value-type="float" office:value="0.36630149490407" calcext:value-type="float">
            <text:p>0.36630149490407</text:p>
          </table:table-cell>
          <table:table-cell office:value-type="float" office:value="0.870518545653761" calcext:value-type="float">
            <text:p>0.870518545653761</text:p>
          </table:table-cell>
          <table:table-cell office:value-type="float" office:value="0.268170095743886" calcext:value-type="float">
            <text:p>0.268170095743886</text:p>
          </table:table-cell>
          <table:table-cell/>
          <table:table-cell table:formula="of:=[.D71]-[.G71]" office:value-type="float" office:value="0.0319770652362078" calcext:value-type="float">
            <text:p/>
          </table:table-cell>
          <table:table-cell table:formula="of:=[.E71]-[.H71]" office:value-type="float" office:value="0.00819620321330289" calcext:value-type="float">
            <text:p/>
          </table:table-cell>
          <table:table-cell table:formula="of:=IF([.F71]-[.I71]&gt;= PI(); [.F71]-[.I71] - 2*PI(); [.F71]-[.I71])" office:value-type="float" office:value="-0.0156448970889094" calcext:value-type="float">
            <text:p/>
          </table:table-cell>
          <table:table-cell table:formula="of:=[.D71]-[.J71]" office:value-type="float" office:value="-0.123687180943995" calcext:value-type="float">
            <text:p/>
          </table:table-cell>
          <table:table-cell table:formula="of:=[.E71]-[.K71]" office:value-type="float" office:value="-0.372298370149077" calcext:value-type="float">
            <text:p/>
          </table:table-cell>
          <table:table-cell table:formula="of:=IF([.F71]-[.L71]&gt;= PI(); [.F71]-[.L71] - 2*PI(); [.F71]-[.L71])" office:value-type="float" office:value="-0.257418346355012" calcext:value-type="float">
            <text:p/>
          </table:table-cell>
          <table:table-cell/>
          <table:table-cell table:formula="of:=SQRT([.N71]^2+[.O71]^2)" office:value-type="float" office:value="0.0330107626121307" calcext:value-type="float">
            <text:p/>
          </table:table-cell>
          <table:table-cell table:formula="of:=SQRT([.Q71]^2+[.R71]^2)" office:value-type="float" office:value="0.39230676153430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282362341880798" calcext:value-type="float">
            <text:p>0.282362341880798</text:p>
          </table:table-cell>
          <table:table-cell office:value-type="float" office:value="0.498675465583801" calcext:value-type="float">
            <text:p>0.498675465583801</text:p>
          </table:table-cell>
          <table:table-cell office:value-type="float" office:value="0.00889301858842373" calcext:value-type="float">
            <text:p>0.00889301858842373</text:p>
          </table:table-cell>
          <table:table-cell office:value-type="float" office:value="0.251606971076817" calcext:value-type="float">
            <text:p>0.251606971076817</text:p>
          </table:table-cell>
          <table:table-cell office:value-type="float" office:value="0.490102494664753" calcext:value-type="float">
            <text:p>0.490102494664753</text:p>
          </table:table-cell>
          <table:table-cell office:value-type="float" office:value="0.0238066940305739" calcext:value-type="float">
            <text:p>0.0238066940305739</text:p>
          </table:table-cell>
          <table:table-cell office:value-type="float" office:value="0.405820619180245" calcext:value-type="float">
            <text:p>0.405820619180245</text:p>
          </table:table-cell>
          <table:table-cell office:value-type="float" office:value="0.881377968863318" calcext:value-type="float">
            <text:p>0.881377968863318</text:p>
          </table:table-cell>
          <table:table-cell office:value-type="float" office:value="0.268170095743886" calcext:value-type="float">
            <text:p>0.268170095743886</text:p>
          </table:table-cell>
          <table:table-cell/>
          <table:table-cell table:formula="of:=[.D72]-[.G72]" office:value-type="float" office:value="0.0307553708039814" calcext:value-type="float">
            <text:p/>
          </table:table-cell>
          <table:table-cell table:formula="of:=[.E72]-[.H72]" office:value-type="float" office:value="0.00857297091904802" calcext:value-type="float">
            <text:p/>
          </table:table-cell>
          <table:table-cell table:formula="of:=IF([.F72]-[.I72]&gt;= PI(); [.F72]-[.I72] - 2*PI(); [.F72]-[.I72])" office:value-type="float" office:value="-0.0149136754421502" calcext:value-type="float">
            <text:p/>
          </table:table-cell>
          <table:table-cell table:formula="of:=[.D72]-[.J72]" office:value-type="float" office:value="-0.123458277299447" calcext:value-type="float">
            <text:p/>
          </table:table-cell>
          <table:table-cell table:formula="of:=[.E72]-[.K72]" office:value-type="float" office:value="-0.382702503279517" calcext:value-type="float">
            <text:p/>
          </table:table-cell>
          <table:table-cell table:formula="of:=IF([.F72]-[.L72]&gt;= PI(); [.F72]-[.L72] - 2*PI(); [.F72]-[.L72])" office:value-type="float" office:value="-0.259277077155462" calcext:value-type="float">
            <text:p/>
          </table:table-cell>
          <table:table-cell/>
          <table:table-cell table:formula="of:=SQRT([.N72]^2+[.O72]^2)" office:value-type="float" office:value="0.0319278665693346" calcext:value-type="float">
            <text:p/>
          </table:table-cell>
          <table:table-cell table:formula="of:=SQRT([.Q72]^2+[.R72]^2)" office:value-type="float" office:value="0.40212330478368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322104007005692" calcext:value-type="float">
            <text:p>0.322104007005692</text:p>
          </table:table-cell>
          <table:table-cell office:value-type="float" office:value="0.499125957489014" calcext:value-type="float">
            <text:p>0.499125957489014</text:p>
          </table:table-cell>
          <table:table-cell office:value-type="float" office:value="0.00747359264642" calcext:value-type="float">
            <text:p>0.00747359264642</text:p>
          </table:table-cell>
          <table:table-cell office:value-type="float" office:value="0.292143481154008" calcext:value-type="float">
            <text:p>0.292143481154008</text:p>
          </table:table-cell>
          <table:table-cell office:value-type="float" office:value="0.492052949495404" calcext:value-type="float">
            <text:p>0.492052949495404</text:p>
          </table:table-cell>
          <table:table-cell office:value-type="float" office:value="0.0227773445868206" calcext:value-type="float">
            <text:p>0.0227773445868206</text:p>
          </table:table-cell>
          <table:table-cell office:value-type="float" office:value="0.444919327240716" calcext:value-type="float">
            <text:p>0.444919327240716</text:p>
          </table:table-cell>
          <table:table-cell office:value-type="float" office:value="0.89212186629405" calcext:value-type="float">
            <text:p>0.89212186629405</text:p>
          </table:table-cell>
          <table:table-cell office:value-type="float" office:value="0.26506252602277" calcext:value-type="float">
            <text:p>0.26506252602277</text:p>
          </table:table-cell>
          <table:table-cell/>
          <table:table-cell table:formula="of:=[.D73]-[.G73]" office:value-type="float" office:value="0.0299605258516832" calcext:value-type="float">
            <text:p/>
          </table:table-cell>
          <table:table-cell table:formula="of:=[.E73]-[.H73]" office:value-type="float" office:value="0.00707300799360971" calcext:value-type="float">
            <text:p/>
          </table:table-cell>
          <table:table-cell table:formula="of:=IF([.F73]-[.I73]&gt;= PI(); [.F73]-[.I73] - 2*PI(); [.F73]-[.I73])" office:value-type="float" office:value="-0.0153037519404006" calcext:value-type="float">
            <text:p/>
          </table:table-cell>
          <table:table-cell table:formula="of:=[.D73]-[.J73]" office:value-type="float" office:value="-0.122815320235024" calcext:value-type="float">
            <text:p/>
          </table:table-cell>
          <table:table-cell table:formula="of:=[.E73]-[.K73]" office:value-type="float" office:value="-0.392995908805036" calcext:value-type="float">
            <text:p/>
          </table:table-cell>
          <table:table-cell table:formula="of:=IF([.F73]-[.L73]&gt;= PI(); [.F73]-[.L73] - 2*PI(); [.F73]-[.L73])" office:value-type="float" office:value="-0.25758893337635" calcext:value-type="float">
            <text:p/>
          </table:table-cell>
          <table:table-cell/>
          <table:table-cell table:formula="of:=SQRT([.N73]^2+[.O73]^2)" office:value-type="float" office:value="0.0307840957539286" calcext:value-type="float">
            <text:p/>
          </table:table-cell>
          <table:table-cell table:formula="of:=SQRT([.Q73]^2+[.R73]^2)" office:value-type="float" office:value="0.41173946522276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361864417791367" calcext:value-type="float">
            <text:p>0.361864417791367</text:p>
          </table:table-cell>
          <table:table-cell office:value-type="float" office:value="0.499481320381165" calcext:value-type="float">
            <text:p>0.499481320381165</text:p>
          </table:table-cell>
          <table:table-cell office:value-type="float" office:value="0.00617084698751569" calcext:value-type="float">
            <text:p>0.00617084698751569</text:p>
          </table:table-cell>
          <table:table-cell office:value-type="float" office:value="0.332680963306985" calcext:value-type="float">
            <text:p>0.332680963306985</text:p>
          </table:table-cell>
          <table:table-cell office:value-type="float" office:value="0.490970061094877" calcext:value-type="float">
            <text:p>0.490970061094877</text:p>
          </table:table-cell>
          <table:table-cell office:value-type="float" office:value="0.0208403303685631" calcext:value-type="float">
            <text:p>0.0208403303685631</text:p>
          </table:table-cell>
          <table:table-cell office:value-type="float" office:value="0.484051233870036" calcext:value-type="float">
            <text:p>0.484051233870036</text:p>
          </table:table-cell>
          <table:table-cell office:value-type="float" office:value="0.902744210082224" calcext:value-type="float">
            <text:p>0.902744210082224</text:p>
          </table:table-cell>
          <table:table-cell office:value-type="float" office:value="0.261954956301655" calcext:value-type="float">
            <text:p>0.261954956301655</text:p>
          </table:table-cell>
          <table:table-cell/>
          <table:table-cell table:formula="of:=[.D74]-[.G74]" office:value-type="float" office:value="0.0291834544843817" calcext:value-type="float">
            <text:p/>
          </table:table-cell>
          <table:table-cell table:formula="of:=[.E74]-[.H74]" office:value-type="float" office:value="0.00851125928628776" calcext:value-type="float">
            <text:p/>
          </table:table-cell>
          <table:table-cell table:formula="of:=IF([.F74]-[.I74]&gt;= PI(); [.F74]-[.I74] - 2*PI(); [.F74]-[.I74])" office:value-type="float" office:value="-0.0146694833810475" calcext:value-type="float">
            <text:p/>
          </table:table-cell>
          <table:table-cell table:formula="of:=[.D74]-[.J74]" office:value-type="float" office:value="-0.12218681607867" calcext:value-type="float">
            <text:p/>
          </table:table-cell>
          <table:table-cell table:formula="of:=[.E74]-[.K74]" office:value-type="float" office:value="-0.403262889701059" calcext:value-type="float">
            <text:p/>
          </table:table-cell>
          <table:table-cell table:formula="of:=IF([.F74]-[.L74]&gt;= PI(); [.F74]-[.L74] - 2*PI(); [.F74]-[.L74])" office:value-type="float" office:value="-0.255784109314139" calcext:value-type="float">
            <text:p/>
          </table:table-cell>
          <table:table-cell/>
          <table:table-cell table:formula="of:=SQRT([.N74]^2+[.O74]^2)" office:value-type="float" office:value="0.0303992689102945" calcext:value-type="float">
            <text:p/>
          </table:table-cell>
          <table:table-cell table:formula="of:=SQRT([.Q74]^2+[.R74]^2)" office:value-type="float" office:value="0.42136750732999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401629358530045" calcext:value-type="float">
            <text:p>0.401629358530045</text:p>
          </table:table-cell>
          <table:table-cell office:value-type="float" office:value="0.499830186367035" calcext:value-type="float">
            <text:p>0.499830186367035</text:p>
          </table:table-cell>
          <table:table-cell office:value-type="float" office:value="0.00504231173545122" calcext:value-type="float">
            <text:p>0.00504231173545122</text:p>
          </table:table-cell>
          <table:table-cell office:value-type="float" office:value="0.380781054199903" calcext:value-type="float">
            <text:p>0.380781054199903</text:p>
          </table:table-cell>
          <table:table-cell office:value-type="float" office:value="0.483813940612599" calcext:value-type="float">
            <text:p>0.483813940612599</text:p>
          </table:table-cell>
          <table:table-cell office:value-type="float" office:value="0.0164063802610427" calcext:value-type="float">
            <text:p>0.0164063802610427</text:p>
          </table:table-cell>
          <table:table-cell office:value-type="float" office:value="0.522794835072074" calcext:value-type="float">
            <text:p>0.522794835072074</text:p>
          </table:table-cell>
          <table:table-cell office:value-type="float" office:value="0.913131987029073" calcext:value-type="float">
            <text:p>0.913131987029073</text:p>
          </table:table-cell>
          <table:table-cell office:value-type="float" office:value="0.261954956301655" calcext:value-type="float">
            <text:p>0.261954956301655</text:p>
          </table:table-cell>
          <table:table-cell/>
          <table:table-cell table:formula="of:=[.D75]-[.G75]" office:value-type="float" office:value="0.0208483043301414" calcext:value-type="float">
            <text:p/>
          </table:table-cell>
          <table:table-cell table:formula="of:=[.E75]-[.H75]" office:value-type="float" office:value="0.0160162457544363" calcext:value-type="float">
            <text:p/>
          </table:table-cell>
          <table:table-cell table:formula="of:=IF([.F75]-[.I75]&gt;= PI(); [.F75]-[.I75] - 2*PI(); [.F75]-[.I75])" office:value-type="float" office:value="-0.0113640685255915" calcext:value-type="float">
            <text:p/>
          </table:table-cell>
          <table:table-cell table:formula="of:=[.D75]-[.J75]" office:value-type="float" office:value="-0.121165476542029" calcext:value-type="float">
            <text:p/>
          </table:table-cell>
          <table:table-cell table:formula="of:=[.E75]-[.K75]" office:value-type="float" office:value="-0.413301800662038" calcext:value-type="float">
            <text:p/>
          </table:table-cell>
          <table:table-cell table:formula="of:=IF([.F75]-[.L75]&gt;= PI(); [.F75]-[.L75] - 2*PI(); [.F75]-[.L75])" office:value-type="float" office:value="-0.256912644566204" calcext:value-type="float">
            <text:p/>
          </table:table-cell>
          <table:table-cell/>
          <table:table-cell table:formula="of:=SQRT([.N75]^2+[.O75]^2)" office:value-type="float" office:value="0.0262901487540237" calcext:value-type="float">
            <text:p/>
          </table:table-cell>
          <table:table-cell table:formula="of:=SQRT([.Q75]^2+[.R75]^2)" office:value-type="float" office:value="0.43069647216588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441367745399475" calcext:value-type="float">
            <text:p>0.441367745399475</text:p>
          </table:table-cell>
          <table:table-cell office:value-type="float" office:value="0.50006777048111" calcext:value-type="float">
            <text:p>0.50006777048111</text:p>
          </table:table-cell>
          <table:table-cell office:value-type="float" office:value="0.00388560467399657" calcext:value-type="float">
            <text:p>0.00388560467399657</text:p>
          </table:table-cell>
          <table:table-cell office:value-type="float" office:value="0.42775713947126" calcext:value-type="float">
            <text:p>0.42775713947126</text:p>
          </table:table-cell>
          <table:table-cell office:value-type="float" office:value="0.481487509054155" calcext:value-type="float">
            <text:p>0.481487509054155</text:p>
          </table:table-cell>
          <table:table-cell office:value-type="float" office:value="0.0145382737532391" calcext:value-type="float">
            <text:p>0.0145382737532391</text:p>
          </table:table-cell>
          <table:table-cell office:value-type="float" office:value="0.562380688474155" calcext:value-type="float">
            <text:p>0.562380688474155</text:p>
          </table:table-cell>
          <table:table-cell office:value-type="float" office:value="0.923745585213897" calcext:value-type="float">
            <text:p>0.923745585213897</text:p>
          </table:table-cell>
          <table:table-cell office:value-type="float" office:value="0.261954956301655" calcext:value-type="float">
            <text:p>0.261954956301655</text:p>
          </table:table-cell>
          <table:table-cell/>
          <table:table-cell table:formula="of:=[.D76]-[.G76]" office:value-type="float" office:value="0.0136106059282147" calcext:value-type="float">
            <text:p/>
          </table:table-cell>
          <table:table-cell table:formula="of:=[.E76]-[.H76]" office:value-type="float" office:value="0.0185802614269542" calcext:value-type="float">
            <text:p/>
          </table:table-cell>
          <table:table-cell table:formula="of:=IF([.F76]-[.I76]&gt;= PI(); [.F76]-[.I76] - 2*PI(); [.F76]-[.I76])" office:value-type="float" office:value="-0.0106526690792425" calcext:value-type="float">
            <text:p/>
          </table:table-cell>
          <table:table-cell table:formula="of:=[.D76]-[.J76]" office:value-type="float" office:value="-0.12101294307468" calcext:value-type="float">
            <text:p/>
          </table:table-cell>
          <table:table-cell table:formula="of:=[.E76]-[.K76]" office:value-type="float" office:value="-0.423677814732787" calcext:value-type="float">
            <text:p/>
          </table:table-cell>
          <table:table-cell table:formula="of:=IF([.F76]-[.L76]&gt;= PI(); [.F76]-[.L76] - 2*PI(); [.F76]-[.L76])" office:value-type="float" office:value="-0.258069351627658" calcext:value-type="float">
            <text:p/>
          </table:table-cell>
          <table:table-cell/>
          <table:table-cell table:formula="of:=SQRT([.N76]^2+[.O76]^2)" office:value-type="float" office:value="0.0230320365670758" calcext:value-type="float">
            <text:p/>
          </table:table-cell>
          <table:table-cell table:formula="of:=SQRT([.Q76]^2+[.R76]^2)" office:value-type="float" office:value="0.4406211786652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481135040521622" calcext:value-type="float">
            <text:p>0.481135040521622</text:p>
          </table:table-cell>
          <table:table-cell office:value-type="float" office:value="0.500127553939819" calcext:value-type="float">
            <text:p>0.500127553939819</text:p>
          </table:table-cell>
          <table:table-cell office:value-type="float" office:value="0.00269058393314481" calcext:value-type="float">
            <text:p>0.00269058393314481</text:p>
          </table:table-cell>
          <table:table-cell office:value-type="float" office:value="0.468300854405637" calcext:value-type="float">
            <text:p>0.468300854405637</text:p>
          </table:table-cell>
          <table:table-cell office:value-type="float" office:value="0.482076986212336" calcext:value-type="float">
            <text:p>0.482076986212336</text:p>
          </table:table-cell>
          <table:table-cell office:value-type="float" office:value="0.0114307040321235" calcext:value-type="float">
            <text:p>0.0114307040321235</text:p>
          </table:table-cell>
          <table:table-cell office:value-type="float" office:value="0.601545415776215" calcext:value-type="float">
            <text:p>0.601545415776215</text:p>
          </table:table-cell>
          <table:table-cell office:value-type="float" office:value="0.934246272779733" calcext:value-type="float">
            <text:p>0.934246272779733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77]-[.G77]" office:value-type="float" office:value="0.0128341861159848" calcext:value-type="float">
            <text:p/>
          </table:table-cell>
          <table:table-cell table:formula="of:=[.E77]-[.H77]" office:value-type="float" office:value="0.018050567727483" calcext:value-type="float">
            <text:p/>
          </table:table-cell>
          <table:table-cell table:formula="of:=IF([.F77]-[.I77]&gt;= PI(); [.F77]-[.I77] - 2*PI(); [.F77]-[.I77])" office:value-type="float" office:value="-0.00874012009897871" calcext:value-type="float">
            <text:p/>
          </table:table-cell>
          <table:table-cell table:formula="of:=[.D77]-[.J77]" office:value-type="float" office:value="-0.120410375254593" calcext:value-type="float">
            <text:p/>
          </table:table-cell>
          <table:table-cell table:formula="of:=[.E77]-[.K77]" office:value-type="float" office:value="-0.434118718839913" calcext:value-type="float">
            <text:p/>
          </table:table-cell>
          <table:table-cell table:formula="of:=IF([.F77]-[.L77]&gt;= PI(); [.F77]-[.L77] - 2*PI(); [.F77]-[.L77])" office:value-type="float" office:value="-0.256156802647395" calcext:value-type="float">
            <text:p/>
          </table:table-cell>
          <table:table-cell/>
          <table:table-cell table:formula="of:=SQRT([.N77]^2+[.O77]^2)" office:value-type="float" office:value="0.0221481224609263" calcext:value-type="float">
            <text:p/>
          </table:table-cell>
          <table:table-cell table:formula="of:=SQRT([.Q77]^2+[.R77]^2)" office:value-type="float" office:value="0.45050829128458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520896971225739" calcext:value-type="float">
            <text:p>0.520896971225739</text:p>
          </table:table-cell>
          <table:table-cell office:value-type="float" office:value="0.50000262260437" calcext:value-type="float">
            <text:p>0.50000262260437</text:p>
          </table:table-cell>
          <table:table-cell office:value-type="float" office:value="0.0015821565175429" calcext:value-type="float">
            <text:p>0.0015821565175429</text:p>
          </table:table-cell>
          <table:table-cell office:value-type="float" office:value="0.509409834058128" calcext:value-type="float">
            <text:p>0.509409834058128</text:p>
          </table:table-cell>
          <table:table-cell office:value-type="float" office:value="0.481535884466811" calcext:value-type="float">
            <text:p>0.481535884466811</text:p>
          </table:table-cell>
          <table:table-cell office:value-type="float" office:value="0.00732424824727437" calcext:value-type="float">
            <text:p>0.00732424824727437</text:p>
          </table:table-cell>
          <table:table-cell office:value-type="float" office:value="0.64032111059428" calcext:value-type="float">
            <text:p>0.64032111059428</text:p>
          </table:table-cell>
          <table:table-cell office:value-type="float" office:value="0.944513601321094" calcext:value-type="float">
            <text:p>0.944513601321094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78]-[.G78]" office:value-type="float" office:value="0.0114871371676104" calcext:value-type="float">
            <text:p/>
          </table:table-cell>
          <table:table-cell table:formula="of:=[.E78]-[.H78]" office:value-type="float" office:value="0.0184667381375595" calcext:value-type="float">
            <text:p/>
          </table:table-cell>
          <table:table-cell table:formula="of:=IF([.F78]-[.I78]&gt;= PI(); [.F78]-[.I78] - 2*PI(); [.F78]-[.I78])" office:value-type="float" office:value="-0.00574209172973148" calcext:value-type="float">
            <text:p/>
          </table:table-cell>
          <table:table-cell table:formula="of:=[.D78]-[.J78]" office:value-type="float" office:value="-0.119424139368542" calcext:value-type="float">
            <text:p/>
          </table:table-cell>
          <table:table-cell table:formula="of:=[.E78]-[.K78]" office:value-type="float" office:value="-0.444510978716724" calcext:value-type="float">
            <text:p/>
          </table:table-cell>
          <table:table-cell table:formula="of:=IF([.F78]-[.L78]&gt;= PI(); [.F78]-[.L78] - 2*PI(); [.F78]-[.L78])" office:value-type="float" office:value="-0.257265230062996" calcext:value-type="float">
            <text:p/>
          </table:table-cell>
          <table:table-cell/>
          <table:table-cell table:formula="of:=SQRT([.N78]^2+[.O78]^2)" office:value-type="float" office:value="0.0217479823834003" calcext:value-type="float">
            <text:p/>
          </table:table-cell>
          <table:table-cell table:formula="of:=SQRT([.Q78]^2+[.R78]^2)" office:value-type="float" office:value="0.4602739784776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560634970664978" calcext:value-type="float">
            <text:p>0.560634970664978</text:p>
          </table:table-cell>
          <table:table-cell office:value-type="float" office:value="0.499478846788406" calcext:value-type="float">
            <text:p>0.499478846788406</text:p>
          </table:table-cell>
          <table:table-cell office:value-type="float" office:value="0.000304075394524261" calcext:value-type="float">
            <text:p>0.000304075394524261</text:p>
          </table:table-cell>
          <table:table-cell office:value-type="float" office:value="0.550392734777645" calcext:value-type="float">
            <text:p>0.550392734777645</text:p>
          </table:table-cell>
          <table:table-cell office:value-type="float" office:value="0.481836058773171" calcext:value-type="float">
            <text:p>0.481836058773171</text:p>
          </table:table-cell>
          <table:table-cell office:value-type="float" office:value="0.00732424824727437" calcext:value-type="float">
            <text:p>0.00732424824727437</text:p>
          </table:table-cell>
          <table:table-cell office:value-type="float" office:value="0.679939755299695" calcext:value-type="float">
            <text:p>0.679939755299695</text:p>
          </table:table-cell>
          <table:table-cell office:value-type="float" office:value="0.955004132656832" calcext:value-type="float">
            <text:p>0.955004132656832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79]-[.G79]" office:value-type="float" office:value="0.0102422358873328" calcext:value-type="float">
            <text:p/>
          </table:table-cell>
          <table:table-cell table:formula="of:=[.E79]-[.H79]" office:value-type="float" office:value="0.0176427880152353" calcext:value-type="float">
            <text:p/>
          </table:table-cell>
          <table:table-cell table:formula="of:=IF([.F79]-[.I79]&gt;= PI(); [.F79]-[.I79] - 2*PI(); [.F79]-[.I79])" office:value-type="float" office:value="-0.00702017285275011" calcext:value-type="float">
            <text:p/>
          </table:table-cell>
          <table:table-cell table:formula="of:=[.D79]-[.J79]" office:value-type="float" office:value="-0.119304784634717" calcext:value-type="float">
            <text:p/>
          </table:table-cell>
          <table:table-cell table:formula="of:=[.E79]-[.K79]" office:value-type="float" office:value="-0.455525285868426" calcext:value-type="float">
            <text:p/>
          </table:table-cell>
          <table:table-cell table:formula="of:=IF([.F79]-[.L79]&gt;= PI(); [.F79]-[.L79] - 2*PI(); [.F79]-[.L79])" office:value-type="float" office:value="-0.258543311186015" calcext:value-type="float">
            <text:p/>
          </table:table-cell>
          <table:table-cell/>
          <table:table-cell table:formula="of:=SQRT([.N79]^2+[.O79]^2)" office:value-type="float" office:value="0.0204002785501154" calcext:value-type="float">
            <text:p/>
          </table:table-cell>
          <table:table-cell table:formula="of:=SQRT([.Q79]^2+[.R79]^2)" office:value-type="float" office:value="0.47088949627513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600388586521149" calcext:value-type="float">
            <text:p>0.600388586521149</text:p>
          </table:table-cell>
          <table:table-cell office:value-type="float" office:value="0.499315947294235" calcext:value-type="float">
            <text:p>0.499315947294235</text:p>
          </table:table-cell>
          <table:table-cell office:value-type="float" office:value="0.000413271860452369" calcext:value-type="float">
            <text:p>0.000413271860452369</text:p>
          </table:table-cell>
          <table:table-cell office:value-type="float" office:value="0.590503658886109" calcext:value-type="float">
            <text:p>0.590503658886109</text:p>
          </table:table-cell>
          <table:table-cell office:value-type="float" office:value="0.481130246231295" calcext:value-type="float">
            <text:p>0.481130246231295</text:p>
          </table:table-cell>
          <table:table-cell office:value-type="float" office:value="0.00590278138425253" calcext:value-type="float">
            <text:p>0.00590278138425253</text:p>
          </table:table-cell>
          <table:table-cell office:value-type="float" office:value="0.718715450117761" calcext:value-type="float">
            <text:p>0.718715450117761</text:p>
          </table:table-cell>
          <table:table-cell office:value-type="float" office:value="0.965271461198193" calcext:value-type="float">
            <text:p>0.965271461198193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0]-[.G80]" office:value-type="float" office:value="0.0098849276350399" calcext:value-type="float">
            <text:p/>
          </table:table-cell>
          <table:table-cell table:formula="of:=[.E80]-[.H80]" office:value-type="float" office:value="0.0181857010629401" calcext:value-type="float">
            <text:p/>
          </table:table-cell>
          <table:table-cell table:formula="of:=IF([.F80]-[.I80]&gt;= PI(); [.F80]-[.I80] - 2*PI(); [.F80]-[.I80])" office:value-type="float" office:value="-0.00548950952380016" calcext:value-type="float">
            <text:p/>
          </table:table-cell>
          <table:table-cell table:formula="of:=[.D80]-[.J80]" office:value-type="float" office:value="-0.118326863596612" calcext:value-type="float">
            <text:p/>
          </table:table-cell>
          <table:table-cell table:formula="of:=[.E80]-[.K80]" office:value-type="float" office:value="-0.465955513903958" calcext:value-type="float">
            <text:p/>
          </table:table-cell>
          <table:table-cell table:formula="of:=IF([.F80]-[.L80]&gt;= PI(); [.F80]-[.L80] - 2*PI(); [.F80]-[.L80])" office:value-type="float" office:value="-0.258434114720087" calcext:value-type="float">
            <text:p/>
          </table:table-cell>
          <table:table-cell/>
          <table:table-cell table:formula="of:=SQRT([.N80]^2+[.O80]^2)" office:value-type="float" office:value="0.0206985873310377" calcext:value-type="float">
            <text:p/>
          </table:table-cell>
          <table:table-cell table:formula="of:=SQRT([.Q80]^2+[.R80]^2)" office:value-type="float" office:value="0.48074503386526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640129089355469" calcext:value-type="float">
            <text:p>0.640129089355469</text:p>
          </table:table-cell>
          <table:table-cell office:value-type="float" office:value="0.499250024557114" calcext:value-type="float">
            <text:p>0.499250024557114</text:p>
          </table:table-cell>
          <table:table-cell office:value-type="float" office:value="0.000740801508072763" calcext:value-type="float">
            <text:p>0.000740801508072763</text:p>
          </table:table-cell>
          <table:table-cell office:value-type="float" office:value="0.631486944888949" calcext:value-type="float">
            <text:p>0.631486944888949</text:p>
          </table:table-cell>
          <table:table-cell office:value-type="float" office:value="0.481372164418689" calcext:value-type="float">
            <text:p>0.481372164418689</text:p>
          </table:table-cell>
          <table:table-cell office:value-type="float" office:value="0.00590278138425253" calcext:value-type="float">
            <text:p>0.00590278138425253</text:p>
          </table:table-cell>
          <table:table-cell office:value-type="float" office:value="0.758334094823176" calcext:value-type="float">
            <text:p>0.758334094823176</text:p>
          </table:table-cell>
          <table:table-cell office:value-type="float" office:value="0.975761992533932" calcext:value-type="float">
            <text:p>0.975761992533932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1]-[.G81]" office:value-type="float" office:value="0.00864214446651956" calcext:value-type="float">
            <text:p/>
          </table:table-cell>
          <table:table-cell table:formula="of:=[.E81]-[.H81]" office:value-type="float" office:value="0.0178778601384243" calcext:value-type="float">
            <text:p/>
          </table:table-cell>
          <table:table-cell table:formula="of:=IF([.F81]-[.I81]&gt;= PI(); [.F81]-[.I81] - 2*PI(); [.F81]-[.I81])" office:value-type="float" office:value="-0.00516197987617976" calcext:value-type="float">
            <text:p/>
          </table:table-cell>
          <table:table-cell table:formula="of:=[.D81]-[.J81]" office:value-type="float" office:value="-0.118205005467707" calcext:value-type="float">
            <text:p/>
          </table:table-cell>
          <table:table-cell table:formula="of:=[.E81]-[.K81]" office:value-type="float" office:value="-0.476511967976818" calcext:value-type="float">
            <text:p/>
          </table:table-cell>
          <table:table-cell table:formula="of:=IF([.F81]-[.L81]&gt;= PI(); [.F81]-[.L81] - 2*PI(); [.F81]-[.L81])" office:value-type="float" office:value="-0.258106585072467" calcext:value-type="float">
            <text:p/>
          </table:table-cell>
          <table:table-cell/>
          <table:table-cell table:formula="of:=SQRT([.N81]^2+[.O81]^2)" office:value-type="float" office:value="0.0198571031147359" calcext:value-type="float">
            <text:p/>
          </table:table-cell>
          <table:table-cell table:formula="of:=SQRT([.Q81]^2+[.R81]^2)" office:value-type="float" office:value="0.49095425341141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679903566837311" calcext:value-type="float">
            <text:p>0.679903566837311</text:p>
          </table:table-cell>
          <table:table-cell office:value-type="float" office:value="0.499053210020065" calcext:value-type="float">
            <text:p>0.499053210020065</text:p>
          </table:table-cell>
          <table:table-cell office:value-type="float" office:value="0.000803805771283805" calcext:value-type="float">
            <text:p>0.000803805771283805</text:p>
          </table:table-cell>
          <table:table-cell office:value-type="float" office:value="0.671598246083218" calcext:value-type="float">
            <text:p>0.671598246083218</text:p>
          </table:table-cell>
          <table:table-cell office:value-type="float" office:value="0.481608935410607" calcext:value-type="float">
            <text:p>0.481608935410607</text:p>
          </table:table-cell>
          <table:table-cell office:value-type="float" office:value="0.00590278138425253" calcext:value-type="float">
            <text:p>0.00590278138425253</text:p>
          </table:table-cell>
          <table:table-cell office:value-type="float" office:value="0.797109789641241" calcext:value-type="float">
            <text:p>0.797109789641241</text:p>
          </table:table-cell>
          <table:table-cell office:value-type="float" office:value="0.986029321075293" calcext:value-type="float">
            <text:p>0.986029321075293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2]-[.G82]" office:value-type="float" office:value="0.0083053207540924" calcext:value-type="float">
            <text:p/>
          </table:table-cell>
          <table:table-cell table:formula="of:=[.E82]-[.H82]" office:value-type="float" office:value="0.0174442746094581" calcext:value-type="float">
            <text:p/>
          </table:table-cell>
          <table:table-cell table:formula="of:=IF([.F82]-[.I82]&gt;= PI(); [.F82]-[.I82] - 2*PI(); [.F82]-[.I82])" office:value-type="float" office:value="-0.00509897561296872" calcext:value-type="float">
            <text:p/>
          </table:table-cell>
          <table:table-cell table:formula="of:=[.D82]-[.J82]" office:value-type="float" office:value="-0.11720622280393" calcext:value-type="float">
            <text:p/>
          </table:table-cell>
          <table:table-cell table:formula="of:=[.E82]-[.K82]" office:value-type="float" office:value="-0.486976111055227" calcext:value-type="float">
            <text:p/>
          </table:table-cell>
          <table:table-cell table:formula="of:=IF([.F82]-[.L82]&gt;= PI(); [.F82]-[.L82] - 2*PI(); [.F82]-[.L82])" office:value-type="float" office:value="-0.258043580809256" calcext:value-type="float">
            <text:p/>
          </table:table-cell>
          <table:table-cell/>
          <table:table-cell table:formula="of:=SQRT([.N82]^2+[.O82]^2)" office:value-type="float" office:value="0.0193204831585171" calcext:value-type="float">
            <text:p/>
          </table:table-cell>
          <table:table-cell table:formula="of:=SQRT([.Q82]^2+[.R82]^2)" office:value-type="float" office:value="0.50088225303202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719677150249481" calcext:value-type="float">
            <text:p>0.719677150249481</text:p>
          </table:table-cell>
          <table:table-cell office:value-type="float" office:value="0.499292254447937" calcext:value-type="float">
            <text:p>0.499292254447937</text:p>
          </table:table-cell>
          <table:table-cell office:value-type="float" office:value="0.00166775099933147" calcext:value-type="float">
            <text:p>0.00166775099933147</text:p>
          </table:table-cell>
          <table:table-cell office:value-type="float" office:value="0.712581532086059" calcext:value-type="float">
            <text:p>0.712581532086059</text:p>
          </table:table-cell>
          <table:table-cell office:value-type="float" office:value="0.481850853598001" calcext:value-type="float">
            <text:p>0.481850853598001</text:p>
          </table:table-cell>
          <table:table-cell office:value-type="float" office:value="0.00590278138425253" calcext:value-type="float">
            <text:p>0.00590278138425253</text:p>
          </table:table-cell>
          <table:table-cell office:value-type="float" office:value="0.836728434346656" calcext:value-type="float">
            <text:p>0.836728434346656</text:p>
          </table:table-cell>
          <table:table-cell office:value-type="float" office:value="0.996519852411031" calcext:value-type="float">
            <text:p>0.996519852411031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3]-[.G83]" office:value-type="float" office:value="0.00709561816342252" calcext:value-type="float">
            <text:p/>
          </table:table-cell>
          <table:table-cell table:formula="of:=[.E83]-[.H83]" office:value-type="float" office:value="0.0174414008499357" calcext:value-type="float">
            <text:p/>
          </table:table-cell>
          <table:table-cell table:formula="of:=IF([.F83]-[.I83]&gt;= PI(); [.F83]-[.I83] - 2*PI(); [.F83]-[.I83])" office:value-type="float" office:value="-0.00423503038492105" calcext:value-type="float">
            <text:p/>
          </table:table-cell>
          <table:table-cell table:formula="of:=[.D83]-[.J83]" office:value-type="float" office:value="-0.117051284097175" calcext:value-type="float">
            <text:p/>
          </table:table-cell>
          <table:table-cell table:formula="of:=[.E83]-[.K83]" office:value-type="float" office:value="-0.497227597963094" calcext:value-type="float">
            <text:p/>
          </table:table-cell>
          <table:table-cell table:formula="of:=IF([.F83]-[.L83]&gt;= PI(); [.F83]-[.L83] - 2*PI(); [.F83]-[.L83])" office:value-type="float" office:value="-0.257179635581208" calcext:value-type="float">
            <text:p/>
          </table:table-cell>
          <table:table-cell/>
          <table:table-cell table:formula="of:=SQRT([.N83]^2+[.O83]^2)" office:value-type="float" office:value="0.0188295050579995" calcext:value-type="float">
            <text:p/>
          </table:table-cell>
          <table:table-cell table:formula="of:=SQRT([.Q83]^2+[.R83]^2)" office:value-type="float" office:value="0.51081923151438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759423017501831" calcext:value-type="float">
            <text:p>0.759423017501831</text:p>
          </table:table-cell>
          <table:table-cell office:value-type="float" office:value="0.498963743448258" calcext:value-type="float">
            <text:p>0.498963743448258</text:p>
          </table:table-cell>
          <table:table-cell office:value-type="float" office:value="0.00111112825106829" calcext:value-type="float">
            <text:p>0.00111112825106829</text:p>
          </table:table-cell>
          <table:table-cell office:value-type="float" office:value="0.752692833280328" calcext:value-type="float">
            <text:p>0.752692833280328</text:p>
          </table:table-cell>
          <table:table-cell office:value-type="float" office:value="0.482087624589919" calcext:value-type="float">
            <text:p>0.482087624589919</text:p>
          </table:table-cell>
          <table:table-cell office:value-type="float" office:value="0.00590278138425253" calcext:value-type="float">
            <text:p>0.00590278138425253</text:p>
          </table:table-cell>
          <table:table-cell office:value-type="float" office:value="0.875504129164721" calcext:value-type="float">
            <text:p>0.875504129164721</text:p>
          </table:table-cell>
          <table:table-cell office:value-type="float" office:value="1.00678718095239" calcext:value-type="float">
            <text:p>1.00678718095239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4]-[.G84]" office:value-type="float" office:value="0.00673018422150296" calcext:value-type="float">
            <text:p/>
          </table:table-cell>
          <table:table-cell table:formula="of:=[.E84]-[.H84]" office:value-type="float" office:value="0.0168761188583386" calcext:value-type="float">
            <text:p/>
          </table:table-cell>
          <table:table-cell table:formula="of:=IF([.F84]-[.I84]&gt;= PI(); [.F84]-[.I84] - 2*PI(); [.F84]-[.I84])" office:value-type="float" office:value="-0.00479165313318423" calcext:value-type="float">
            <text:p/>
          </table:table-cell>
          <table:table-cell table:formula="of:=[.D84]-[.J84]" office:value-type="float" office:value="-0.11608111166289" calcext:value-type="float">
            <text:p/>
          </table:table-cell>
          <table:table-cell table:formula="of:=[.E84]-[.K84]" office:value-type="float" office:value="-0.507823437504134" calcext:value-type="float">
            <text:p/>
          </table:table-cell>
          <table:table-cell table:formula="of:=IF([.F84]-[.L84]&gt;= PI(); [.F84]-[.L84] - 2*PI(); [.F84]-[.L84])" office:value-type="float" office:value="-0.257736258329471" calcext:value-type="float">
            <text:p/>
          </table:table-cell>
          <table:table-cell/>
          <table:table-cell table:formula="of:=SQRT([.N84]^2+[.O84]^2)" office:value-type="float" office:value="0.0181686204037659" calcext:value-type="float">
            <text:p/>
          </table:table-cell>
          <table:table-cell table:formula="of:=SQRT([.Q84]^2+[.R84]^2)" office:value-type="float" office:value="0.52092174859896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799184918403626" calcext:value-type="float">
            <text:p>0.799184918403626</text:p>
          </table:table-cell>
          <table:table-cell office:value-type="float" office:value="0.498970329761505" calcext:value-type="float">
            <text:p>0.498970329761505</text:p>
          </table:table-cell>
          <table:table-cell office:value-type="float" office:value="0.00144387653563172" calcext:value-type="float">
            <text:p>0.00144387653563172</text:p>
          </table:table-cell>
          <table:table-cell office:value-type="float" office:value="0.793676119283168" calcext:value-type="float">
            <text:p>0.793676119283168</text:p>
          </table:table-cell>
          <table:table-cell office:value-type="float" office:value="0.482329542777313" calcext:value-type="float">
            <text:p>0.482329542777313</text:p>
          </table:table-cell>
          <table:table-cell office:value-type="float" office:value="0.00590278138425253" calcext:value-type="float">
            <text:p>0.00590278138425253</text:p>
          </table:table-cell>
          <table:table-cell office:value-type="float" office:value="0.915122773870136" calcext:value-type="float">
            <text:p>0.915122773870136</text:p>
          </table:table-cell>
          <table:table-cell office:value-type="float" office:value="1.01727771228813" calcext:value-type="float">
            <text:p>1.01727771228813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5]-[.G85]" office:value-type="float" office:value="0.00550879912045754" calcext:value-type="float">
            <text:p/>
          </table:table-cell>
          <table:table-cell table:formula="of:=[.E85]-[.H85]" office:value-type="float" office:value="0.016640786984192" calcext:value-type="float">
            <text:p/>
          </table:table-cell>
          <table:table-cell table:formula="of:=IF([.F85]-[.I85]&gt;= PI(); [.F85]-[.I85] - 2*PI(); [.F85]-[.I85])" office:value-type="float" office:value="-0.00445890484862081" calcext:value-type="float">
            <text:p/>
          </table:table-cell>
          <table:table-cell table:formula="of:=[.D85]-[.J85]" office:value-type="float" office:value="-0.11593785546651" calcext:value-type="float">
            <text:p/>
          </table:table-cell>
          <table:table-cell table:formula="of:=[.E85]-[.K85]" office:value-type="float" office:value="-0.518307382526625" calcext:value-type="float">
            <text:p/>
          </table:table-cell>
          <table:table-cell table:formula="of:=IF([.F85]-[.L85]&gt;= PI(); [.F85]-[.L85] - 2*PI(); [.F85]-[.L85])" office:value-type="float" office:value="-0.257403510044908" calcext:value-type="float">
            <text:p/>
          </table:table-cell>
          <table:table-cell/>
          <table:table-cell table:formula="of:=SQRT([.N85]^2+[.O85]^2)" office:value-type="float" office:value="0.0175289092416729" calcext:value-type="float">
            <text:p/>
          </table:table-cell>
          <table:table-cell table:formula="of:=SQRT([.Q85]^2+[.R85]^2)" office:value-type="float" office:value="0.53111592812847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838943779468536" calcext:value-type="float">
            <text:p>0.838943779468536</text:p>
          </table:table-cell>
          <table:table-cell office:value-type="float" office:value="0.498874515295029" calcext:value-type="float">
            <text:p>0.498874515295029</text:p>
          </table:table-cell>
          <table:table-cell office:value-type="float" office:value="0.00158868439029902" calcext:value-type="float">
            <text:p>0.00158868439029902</text:p>
          </table:table-cell>
          <table:table-cell office:value-type="float" office:value="0.833787420477437" calcext:value-type="float">
            <text:p>0.833787420477437</text:p>
          </table:table-cell>
          <table:table-cell office:value-type="float" office:value="0.481566713608364" calcext:value-type="float">
            <text:p>0.481566713608364</text:p>
          </table:table-cell>
          <table:table-cell office:value-type="float" office:value="0.00447926557275783" calcext:value-type="float">
            <text:p>0.00447926557275783</text:p>
          </table:table-cell>
          <table:table-cell office:value-type="float" office:value="0.953898468688202" calcext:value-type="float">
            <text:p>0.953898468688202</text:p>
          </table:table-cell>
          <table:table-cell office:value-type="float" office:value="1.02754504082949" calcext:value-type="float">
            <text:p>1.02754504082949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6]-[.G86]" office:value-type="float" office:value="0.00515635899109901" calcext:value-type="float">
            <text:p/>
          </table:table-cell>
          <table:table-cell table:formula="of:=[.E86]-[.H86]" office:value-type="float" office:value="0.0173078016866647" calcext:value-type="float">
            <text:p/>
          </table:table-cell>
          <table:table-cell table:formula="of:=IF([.F86]-[.I86]&gt;= PI(); [.F86]-[.I86] - 2*PI(); [.F86]-[.I86])" office:value-type="float" office:value="-0.00289058118245881" calcext:value-type="float">
            <text:p/>
          </table:table-cell>
          <table:table-cell table:formula="of:=[.D86]-[.J86]" office:value-type="float" office:value="-0.114954689219665" calcext:value-type="float">
            <text:p/>
          </table:table-cell>
          <table:table-cell table:formula="of:=[.E86]-[.K86]" office:value-type="float" office:value="-0.528670525534463" calcext:value-type="float">
            <text:p/>
          </table:table-cell>
          <table:table-cell table:formula="of:=IF([.F86]-[.L86]&gt;= PI(); [.F86]-[.L86] - 2*PI(); [.F86]-[.L86])" office:value-type="float" office:value="-0.25725870219024" calcext:value-type="float">
            <text:p/>
          </table:table-cell>
          <table:table-cell/>
          <table:table-cell table:formula="of:=SQRT([.N86]^2+[.O86]^2)" office:value-type="float" office:value="0.0180595691330109" calcext:value-type="float">
            <text:p/>
          </table:table-cell>
          <table:table-cell table:formula="of:=SQRT([.Q86]^2+[.R86]^2)" office:value-type="float" office:value="0.54102412621109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0.878693878650665" calcext:value-type="float">
            <text:p>0.878693878650665</text:p>
          </table:table-cell>
          <table:table-cell office:value-type="float" office:value="0.498896986246109" calcext:value-type="float">
            <text:p>0.498896986246109</text:p>
          </table:table-cell>
          <table:table-cell office:value-type="float" office:value="0.00186030741315335" calcext:value-type="float">
            <text:p>0.00186030741315335</text:p>
          </table:table-cell>
          <table:table-cell office:value-type="float" office:value="0.879769010134659" calcext:value-type="float">
            <text:p>0.879769010134659</text:p>
          </table:table-cell>
          <table:table-cell office:value-type="float" office:value="0.490689239372893" calcext:value-type="float">
            <text:p>0.490689239372893</text:p>
          </table:table-cell>
          <table:table-cell office:value-type="float" office:value="-0.00839684175648807" calcext:value-type="float">
            <text:p>-0.00839684175648807</text:p>
          </table:table-cell>
          <table:table-cell office:value-type="float" office:value="0.993517113393616" calcext:value-type="float">
            <text:p>0.993517113393616</text:p>
          </table:table-cell>
          <table:table-cell office:value-type="float" office:value="1.03803557216523" calcext:value-type="float">
            <text:p>1.03803557216523</text:p>
          </table:table-cell>
          <table:table-cell office:value-type="float" office:value="0.258847386580539" calcext:value-type="float">
            <text:p>0.258847386580539</text:p>
          </table:table-cell>
          <table:table-cell/>
          <table:table-cell table:formula="of:=[.D87]-[.G87]" office:value-type="float" office:value="-0.00107513148399341" calcext:value-type="float">
            <text:p/>
          </table:table-cell>
          <table:table-cell table:formula="of:=[.E87]-[.H87]" office:value-type="float" office:value="0.00820774687321579" calcext:value-type="float">
            <text:p/>
          </table:table-cell>
          <table:table-cell table:formula="of:=IF([.F87]-[.I87]&gt;= PI(); [.F87]-[.I87] - 2*PI(); [.F87]-[.I87])" office:value-type="float" office:value="0.0102571491696414" calcext:value-type="float">
            <text:p/>
          </table:table-cell>
          <table:table-cell table:formula="of:=[.D87]-[.J87]" office:value-type="float" office:value="-0.114823234742951" calcext:value-type="float">
            <text:p/>
          </table:table-cell>
          <table:table-cell table:formula="of:=[.E87]-[.K87]" office:value-type="float" office:value="-0.539138585919121" calcext:value-type="float">
            <text:p/>
          </table:table-cell>
          <table:table-cell table:formula="of:=IF([.F87]-[.L87]&gt;= PI(); [.F87]-[.L87] - 2*PI(); [.F87]-[.L87])" office:value-type="float" office:value="-0.256987079167386" calcext:value-type="float">
            <text:p/>
          </table:table-cell>
          <table:table-cell/>
          <table:table-cell table:formula="of:=SQRT([.N87]^2+[.O87]^2)" office:value-type="float" office:value="0.00827786303599289" calcext:value-type="float">
            <text:p/>
          </table:table-cell>
          <table:table-cell table:formula="of:=SQRT([.Q87]^2+[.R87]^2)" office:value-type="float" office:value="0.55123025140471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938" calcext:value-type="float">
            <text:p>0.8938</text:p>
          </table:table-cell>
          <table:table-cell office:value-type="float" office:value="-0.466135458167331" calcext:value-type="float">
            <text:p>-0.466135458167331</text:p>
          </table:table-cell>
          <table:table-cell office:value-type="float" office:value="0.915894687175751" calcext:value-type="float">
            <text:p>0.915894687175751</text:p>
          </table:table-cell>
          <table:table-cell office:value-type="float" office:value="0.49966761469841" calcext:value-type="float">
            <text:p>0.49966761469841</text:p>
          </table:table-cell>
          <table:table-cell office:value-type="float" office:value="-0.00868675950914621" calcext:value-type="float">
            <text:p>-0.00868675950914621</text:p>
          </table:table-cell>
          <table:table-cell office:value-type="float" office:value="0.920516552068396" calcext:value-type="float">
            <text:p>0.920516552068396</text:p>
          </table:table-cell>
          <table:table-cell office:value-type="float" office:value="0.491374271195993" calcext:value-type="float">
            <text:p>0.491374271195993</text:p>
          </table:table-cell>
          <table:table-cell office:value-type="float" office:value="-0.0189123176984256" calcext:value-type="float">
            <text:p>-0.0189123176984256</text:p>
          </table:table-cell>
          <table:table-cell office:value-type="float" office:value="1.02807805877494" calcext:value-type="float">
            <text:p>1.02807805877494</text:p>
          </table:table-cell>
          <table:table-cell office:value-type="float" office:value="1.0471868867347" calcext:value-type="float">
            <text:p>1.0471868867347</text:p>
          </table:table-cell>
          <table:table-cell office:value-type="float" office:value="0.240201968253846" calcext:value-type="float">
            <text:p>0.240201968253846</text:p>
          </table:table-cell>
          <table:table-cell/>
          <table:table-cell table:formula="of:=[.D88]-[.G88]" office:value-type="float" office:value="-0.00462186489264549" calcext:value-type="float">
            <text:p/>
          </table:table-cell>
          <table:table-cell table:formula="of:=[.E88]-[.H88]" office:value-type="float" office:value="0.00829334350241662" calcext:value-type="float">
            <text:p/>
          </table:table-cell>
          <table:table-cell table:formula="of:=IF([.F88]-[.I88]&gt;= PI(); [.F88]-[.I88] - 2*PI(); [.F88]-[.I88])" office:value-type="float" office:value="0.0102255581892794" calcext:value-type="float">
            <text:p/>
          </table:table-cell>
          <table:table-cell table:formula="of:=[.D88]-[.J88]" office:value-type="float" office:value="-0.112183371599185" calcext:value-type="float">
            <text:p/>
          </table:table-cell>
          <table:table-cell table:formula="of:=[.E88]-[.K88]" office:value-type="float" office:value="-0.547519272036294" calcext:value-type="float">
            <text:p/>
          </table:table-cell>
          <table:table-cell table:formula="of:=IF([.F88]-[.L88]&gt;= PI(); [.F88]-[.L88] - 2*PI(); [.F88]-[.L88])" office:value-type="float" office:value="-0.248888727762992" calcext:value-type="float">
            <text:p/>
          </table:table-cell>
          <table:table-cell/>
          <table:table-cell table:formula="of:=SQRT([.N88]^2+[.O88]^2)" office:value-type="float" office:value="0.00949427098491215" calcext:value-type="float">
            <text:p/>
          </table:table-cell>
          <table:table-cell table:formula="of:=SQRT([.Q88]^2+[.R88]^2)" office:value-type="float" office:value="0.55889396321172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848" calcext:value-type="float">
            <text:p>0.7848</text:p>
          </table:table-cell>
          <table:table-cell office:value-type="float" office:value="-1.39840637450199" calcext:value-type="float">
            <text:p>-1.39840637450199</text:p>
          </table:table-cell>
          <table:table-cell office:value-type="float" office:value="0.947855114936829" calcext:value-type="float">
            <text:p>0.947855114936829</text:p>
          </table:table-cell>
          <table:table-cell office:value-type="float" office:value="0.500903904438019" calcext:value-type="float">
            <text:p>0.500903904438019</text:p>
          </table:table-cell>
          <table:table-cell office:value-type="float" office:value="-0.0549803748726845" calcext:value-type="float">
            <text:p>-0.0549803748726845</text:p>
          </table:table-cell>
          <table:table-cell office:value-type="float" office:value="0.956898541969847" calcext:value-type="float">
            <text:p>0.956898541969847</text:p>
          </table:table-cell>
          <table:table-cell office:value-type="float" office:value="0.49178380326554" calcext:value-type="float">
            <text:p>0.49178380326554</text:p>
          </table:table-cell>
          <table:table-cell office:value-type="float" office:value="-0.0581444556793543" calcext:value-type="float">
            <text:p>-0.0581444556793543</text:p>
          </table:table-cell>
          <table:table-cell office:value-type="float" office:value="1.05856879278039" calcext:value-type="float">
            <text:p>1.05856879278039</text:p>
          </table:table-cell>
          <table:table-cell office:value-type="float" office:value="1.05465500589608" calcext:value-type="float">
            <text:p>1.05465500589608</text:p>
          </table:table-cell>
          <table:table-cell office:value-type="float" office:value="0.184265713273766" calcext:value-type="float">
            <text:p>0.184265713273766</text:p>
          </table:table-cell>
          <table:table-cell/>
          <table:table-cell table:formula="of:=[.D89]-[.G89]" office:value-type="float" office:value="-0.00904342703301852" calcext:value-type="float">
            <text:p/>
          </table:table-cell>
          <table:table-cell table:formula="of:=[.E89]-[.H89]" office:value-type="float" office:value="0.00912010117247847" calcext:value-type="float">
            <text:p/>
          </table:table-cell>
          <table:table-cell table:formula="of:=IF([.F89]-[.I89]&gt;= PI(); [.F89]-[.I89] - 2*PI(); [.F89]-[.I89])" office:value-type="float" office:value="0.00316408080666977" calcext:value-type="float">
            <text:p/>
          </table:table-cell>
          <table:table-cell table:formula="of:=[.D89]-[.J89]" office:value-type="float" office:value="-0.110713677843562" calcext:value-type="float">
            <text:p/>
          </table:table-cell>
          <table:table-cell table:formula="of:=[.E89]-[.K89]" office:value-type="float" office:value="-0.553751101458066" calcext:value-type="float">
            <text:p/>
          </table:table-cell>
          <table:table-cell table:formula="of:=IF([.F89]-[.L89]&gt;= PI(); [.F89]-[.L89] - 2*PI(); [.F89]-[.L89])" office:value-type="float" office:value="-0.239246088146451" calcext:value-type="float">
            <text:p/>
          </table:table-cell>
          <table:table-cell/>
          <table:table-cell table:formula="of:=SQRT([.N89]^2+[.O89]^2)" office:value-type="float" office:value="0.012843668397221" calcext:value-type="float">
            <text:p/>
          </table:table-cell>
          <table:table-cell table:formula="of:=SQRT([.Q89]^2+[.R89]^2)" office:value-type="float" office:value="0.56471036897481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649" calcext:value-type="float">
            <text:p>0.6649</text:p>
          </table:table-cell>
          <table:table-cell office:value-type="float" office:value="-2.56374501992032" calcext:value-type="float">
            <text:p>-2.56374501992032</text:p>
          </table:table-cell>
          <table:table-cell office:value-type="float" office:value="0.975887179374695" calcext:value-type="float">
            <text:p>0.975887179374695</text:p>
          </table:table-cell>
          <table:table-cell office:value-type="float" office:value="0.502473294734955" calcext:value-type="float">
            <text:p>0.502473294734955</text:p>
          </table:table-cell>
          <table:table-cell office:value-type="float" office:value="-0.142705395817757" calcext:value-type="float">
            <text:p>-0.142705395817757</text:p>
          </table:table-cell>
          <table:table-cell office:value-type="float" office:value="0.978464758164133" calcext:value-type="float">
            <text:p>0.978464758164133</text:p>
          </table:table-cell>
          <table:table-cell office:value-type="float" office:value="0.498206329848624" calcext:value-type="float">
            <text:p>0.498206329848624</text:p>
          </table:table-cell>
          <table:table-cell office:value-type="float" office:value="-0.124774595365067" calcext:value-type="float">
            <text:p>-0.124774595365067</text:p>
          </table:table-cell>
          <table:table-cell office:value-type="float" office:value="1.08471455056257" calcext:value-type="float">
            <text:p>1.08471455056257</text:p>
          </table:table-cell>
          <table:table-cell office:value-type="float" office:value="1.05952805073435" calcext:value-type="float">
            <text:p>1.05952805073435</text:p>
          </table:table-cell>
          <table:table-cell office:value-type="float" office:value="0.0817159124769538" calcext:value-type="float">
            <text:p>0.0817159124769538</text:p>
          </table:table-cell>
          <table:table-cell/>
          <table:table-cell table:formula="of:=[.D90]-[.G90]" office:value-type="float" office:value="-0.00257757878943832" calcext:value-type="float">
            <text:p/>
          </table:table-cell>
          <table:table-cell table:formula="of:=[.E90]-[.H90]" office:value-type="float" office:value="0.00426696488633055" calcext:value-type="float">
            <text:p/>
          </table:table-cell>
          <table:table-cell table:formula="of:=IF([.F90]-[.I90]&gt;= PI(); [.F90]-[.I90] - 2*PI(); [.F90]-[.I90])" office:value-type="float" office:value="-0.0179308004526901" calcext:value-type="float">
            <text:p/>
          </table:table-cell>
          <table:table-cell table:formula="of:=[.D90]-[.J90]" office:value-type="float" office:value="-0.108827371187872" calcext:value-type="float">
            <text:p/>
          </table:table-cell>
          <table:table-cell table:formula="of:=[.E90]-[.K90]" office:value-type="float" office:value="-0.557054755999397" calcext:value-type="float">
            <text:p/>
          </table:table-cell>
          <table:table-cell table:formula="of:=IF([.F90]-[.L90]&gt;= PI(); [.F90]-[.L90] - 2*PI(); [.F90]-[.L90])" office:value-type="float" office:value="-0.22442130829471" calcext:value-type="float">
            <text:p/>
          </table:table-cell>
          <table:table-cell/>
          <table:table-cell table:formula="of:=SQRT([.N90]^2+[.O90]^2)" office:value-type="float" office:value="0.00498506787886987" calcext:value-type="float">
            <text:p/>
          </table:table-cell>
          <table:table-cell table:formula="of:=SQRT([.Q90]^2+[.R90]^2)" office:value-type="float" office:value="0.56758558641072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886" calcext:value-type="float">
            <text:p>0.5886</text:p>
          </table:table-cell>
          <table:table-cell office:value-type="float" office:value="-3.57370517928287" calcext:value-type="float">
            <text:p>-3.57370517928287</text:p>
          </table:table-cell>
          <table:table-cell office:value-type="float" office:value="1.00054860115051" calcext:value-type="float">
            <text:p>1.00054860115051</text:p>
          </table:table-cell>
          <table:table-cell office:value-type="float" office:value="0.504385948181152" calcext:value-type="float">
            <text:p>0.504385948181152</text:p>
          </table:table-cell>
          <table:table-cell office:value-type="float" office:value="-0.274571567773819" calcext:value-type="float">
            <text:p>-0.274571567773819</text:p>
          </table:table-cell>
          <table:table-cell office:value-type="float" office:value="1.0008141575062" calcext:value-type="float">
            <text:p>1.0008141575062</text:p>
          </table:table-cell>
          <table:table-cell office:value-type="float" office:value="0.491279051372913" calcext:value-type="float">
            <text:p>0.491279051372913</text:p>
          </table:table-cell>
          <table:table-cell office:value-type="float" office:value="-0.235729369884322" calcext:value-type="float">
            <text:p>-0.235729369884322</text:p>
          </table:table-cell>
          <table:table-cell office:value-type="float" office:value="1.1081799868781" calcext:value-type="float">
            <text:p>1.1081799868781</text:p>
          </table:table-cell>
          <table:table-cell office:value-type="float" office:value="1.06144982973355" calcext:value-type="float">
            <text:p>1.06144982973355</text:p>
          </table:table-cell>
          <table:table-cell office:value-type="float" office:value="-0.061232294694361" calcext:value-type="float">
            <text:p>-0.061232294694361</text:p>
          </table:table-cell>
          <table:table-cell/>
          <table:table-cell table:formula="of:=[.D91]-[.G91]" office:value-type="float" office:value="-0.000265556355686147" calcext:value-type="float">
            <text:p/>
          </table:table-cell>
          <table:table-cell table:formula="of:=[.E91]-[.H91]" office:value-type="float" office:value="0.0131068968082392" calcext:value-type="float">
            <text:p/>
          </table:table-cell>
          <table:table-cell table:formula="of:=IF([.F91]-[.I91]&gt;= PI(); [.F91]-[.I91] - 2*PI(); [.F91]-[.I91])" office:value-type="float" office:value="-0.0388421978894973" calcext:value-type="float">
            <text:p/>
          </table:table-cell>
          <table:table-cell table:formula="of:=[.D91]-[.J91]" office:value-type="float" office:value="-0.107631385727585" calcext:value-type="float">
            <text:p/>
          </table:table-cell>
          <table:table-cell table:formula="of:=[.E91]-[.K91]" office:value-type="float" office:value="-0.557063881552401" calcext:value-type="float">
            <text:p/>
          </table:table-cell>
          <table:table-cell table:formula="of:=IF([.F91]-[.L91]&gt;= PI(); [.F91]-[.L91] - 2*PI(); [.F91]-[.L91])" office:value-type="float" office:value="-0.213339273079458" calcext:value-type="float">
            <text:p/>
          </table:table-cell>
          <table:table-cell/>
          <table:table-cell table:formula="of:=SQRT([.N91]^2+[.O91]^2)" office:value-type="float" office:value="0.0131095867257468" calcext:value-type="float">
            <text:p/>
          </table:table-cell>
          <table:table-cell table:formula="of:=SQRT([.Q91]^2+[.R91]^2)" office:value-type="float" office:value="0.56736644536301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05" calcext:value-type="float">
            <text:p>0.4905</text:p>
          </table:table-cell>
          <table:table-cell office:value-type="float" office:value="-4.58366533864542" calcext:value-type="float">
            <text:p>-4.58366533864542</text:p>
          </table:table-cell>
          <table:table-cell office:value-type="float" office:value="1.02227139472961" calcext:value-type="float">
            <text:p>1.02227139472961</text:p>
          </table:table-cell>
          <table:table-cell office:value-type="float" office:value="0.505989491939545" calcext:value-type="float">
            <text:p>0.505989491939545</text:p>
          </table:table-cell>
          <table:table-cell office:value-type="float" office:value="-0.447796821594238" calcext:value-type="float">
            <text:p>-0.447796821594238</text:p>
          </table:table-cell>
          <table:table-cell office:value-type="float" office:value="1.02087918851014" calcext:value-type="float">
            <text:p>1.02087918851014</text:p>
          </table:table-cell>
          <table:table-cell office:value-type="float" office:value="0.492694357267902" calcext:value-type="float">
            <text:p>0.492694357267902</text:p>
          </table:table-cell>
          <table:table-cell office:value-type="float" office:value="-0.393608712431745" calcext:value-type="float">
            <text:p>-0.393608712431745</text:p>
          </table:table-cell>
          <table:table-cell office:value-type="float" office:value="1.12776321681475" calcext:value-type="float">
            <text:p>1.12776321681475</text:p>
          </table:table-cell>
          <table:table-cell office:value-type="float" office:value="1.06024920271058" calcext:value-type="float">
            <text:p>1.06024920271058</text:p>
          </table:table-cell>
          <table:table-cell office:value-type="float" office:value="-0.244578908240178" calcext:value-type="float">
            <text:p>-0.244578908240178</text:p>
          </table:table-cell>
          <table:table-cell/>
          <table:table-cell table:formula="of:=[.D92]-[.G92]" office:value-type="float" office:value="0.00139220621947844" calcext:value-type="float">
            <text:p/>
          </table:table-cell>
          <table:table-cell table:formula="of:=[.E92]-[.H92]" office:value-type="float" office:value="0.0132951346716425" calcext:value-type="float">
            <text:p/>
          </table:table-cell>
          <table:table-cell table:formula="of:=IF([.F92]-[.I92]&gt;= PI(); [.F92]-[.I92] - 2*PI(); [.F92]-[.I92])" office:value-type="float" office:value="-0.0541881091624933" calcext:value-type="float">
            <text:p/>
          </table:table-cell>
          <table:table-cell table:formula="of:=[.D92]-[.J92]" office:value-type="float" office:value="-0.105491822085134" calcext:value-type="float">
            <text:p/>
          </table:table-cell>
          <table:table-cell table:formula="of:=[.E92]-[.K92]" office:value-type="float" office:value="-0.554259710771034" calcext:value-type="float">
            <text:p/>
          </table:table-cell>
          <table:table-cell table:formula="of:=IF([.F92]-[.L92]&gt;= PI(); [.F92]-[.L92] - 2*PI(); [.F92]-[.L92])" office:value-type="float" office:value="-0.203217913354061" calcext:value-type="float">
            <text:p/>
          </table:table-cell>
          <table:table-cell/>
          <table:table-cell table:formula="of:=SQRT([.N92]^2+[.O92]^2)" office:value-type="float" office:value="0.0133678286978352" calcext:value-type="float">
            <text:p/>
          </table:table-cell>
          <table:table-cell table:formula="of:=SQRT([.Q92]^2+[.R92]^2)" office:value-type="float" office:value="0.56420949257419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36" calcext:value-type="float">
            <text:p>0.436</text:p>
          </table:table-cell>
          <table:table-cell office:value-type="float" office:value="-5.28286852589641" calcext:value-type="float">
            <text:p>-5.28286852589641</text:p>
          </table:table-cell>
          <table:table-cell office:value-type="float" office:value="1.04137694835663" calcext:value-type="float">
            <text:p>1.04137694835663</text:p>
          </table:table-cell>
          <table:table-cell office:value-type="float" office:value="0.506234645843506" calcext:value-type="float">
            <text:p>0.506234645843506</text:p>
          </table:table-cell>
          <table:table-cell office:value-type="float" office:value="-0.654780924320221" calcext:value-type="float">
            <text:p>-0.654780924320221</text:p>
          </table:table-cell>
          <table:table-cell office:value-type="float" office:value="1.0359859698565" calcext:value-type="float">
            <text:p>1.0359859698565</text:p>
          </table:table-cell>
          <table:table-cell office:value-type="float" office:value="0.506948273245246" calcext:value-type="float">
            <text:p>0.506948273245246</text:p>
          </table:table-cell>
          <table:table-cell office:value-type="float" office:value="-0.582873492029094" calcext:value-type="float">
            <text:p>-0.582873492029094</text:p>
          </table:table-cell>
          <table:table-cell office:value-type="float" office:value="1.14468419155709" calcext:value-type="float">
            <text:p>1.14468419155709</text:p>
          </table:table-cell>
          <table:table-cell office:value-type="float" office:value="1.05602614531468" calcext:value-type="float">
            <text:p>1.05602614531468</text:p>
          </table:table-cell>
          <table:table-cell office:value-type="float" office:value="-0.455893649276034" calcext:value-type="float">
            <text:p>-0.455893649276034</text:p>
          </table:table-cell>
          <table:table-cell/>
          <table:table-cell table:formula="of:=[.D93]-[.G93]" office:value-type="float" office:value="0.00539097850013315" calcext:value-type="float">
            <text:p/>
          </table:table-cell>
          <table:table-cell table:formula="of:=[.E93]-[.H93]" office:value-type="float" office:value="-0.000713627401739969" calcext:value-type="float">
            <text:p/>
          </table:table-cell>
          <table:table-cell table:formula="of:=IF([.F93]-[.I93]&gt;= PI(); [.F93]-[.I93] - 2*PI(); [.F93]-[.I93])" office:value-type="float" office:value="-0.0719074322911273" calcext:value-type="float">
            <text:p/>
          </table:table-cell>
          <table:table-cell table:formula="of:=[.D93]-[.J93]" office:value-type="float" office:value="-0.103307243200459" calcext:value-type="float">
            <text:p/>
          </table:table-cell>
          <table:table-cell table:formula="of:=[.E93]-[.K93]" office:value-type="float" office:value="-0.54979149947117" calcext:value-type="float">
            <text:p/>
          </table:table-cell>
          <table:table-cell table:formula="of:=IF([.F93]-[.L93]&gt;= PI(); [.F93]-[.L93] - 2*PI(); [.F93]-[.L93])" office:value-type="float" office:value="-0.198887275044187" calcext:value-type="float">
            <text:p/>
          </table:table-cell>
          <table:table-cell/>
          <table:table-cell table:formula="of:=SQRT([.N93]^2+[.O93]^2)" office:value-type="float" office:value="0.00543800636790837" calcext:value-type="float">
            <text:p/>
          </table:table-cell>
          <table:table-cell table:formula="of:=SQRT([.Q93]^2+[.R93]^2)" office:value-type="float" office:value="0.55941315625254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14" calcext:value-type="float">
            <text:p>0.5014</text:p>
          </table:table-cell>
          <table:table-cell office:value-type="float" office:value="-4.97211155378486" calcext:value-type="float">
            <text:p>-4.97211155378486</text:p>
          </table:table-cell>
          <table:table-cell office:value-type="float" office:value="1.0608971118927" calcext:value-type="float">
            <text:p>1.0608971118927</text:p>
          </table:table-cell>
          <table:table-cell office:value-type="float" office:value="0.503102481365204" calcext:value-type="float">
            <text:p>0.503102481365204</text:p>
          </table:table-cell>
          <table:table-cell office:value-type="float" office:value="-0.863738298416138" calcext:value-type="float">
            <text:p>-0.863738298416138</text:p>
          </table:table-cell>
          <table:table-cell office:value-type="float" office:value="1.05073121219137" calcext:value-type="float">
            <text:p>1.05073121219137</text:p>
          </table:table-cell>
          <table:table-cell office:value-type="float" office:value="0.505896560268022" calcext:value-type="float">
            <text:p>0.505896560268022</text:p>
          </table:table-cell>
          <table:table-cell office:value-type="float" office:value="-0.781441982908422" calcext:value-type="float">
            <text:p>-0.781441982908422</text:p>
          </table:table-cell>
          <table:table-cell office:value-type="float" office:value="1.16269183104942" calcext:value-type="float">
            <text:p>1.16269183104942</text:p>
          </table:table-cell>
          <table:table-cell office:value-type="float" office:value="1.04719619311129" calcext:value-type="float">
            <text:p>1.04719619311129</text:p>
          </table:table-cell>
          <table:table-cell office:value-type="float" office:value="-0.654778111427429" calcext:value-type="float">
            <text:p>-0.654778111427429</text:p>
          </table:table-cell>
          <table:table-cell/>
          <table:table-cell table:formula="of:=[.D94]-[.G94]" office:value-type="float" office:value="0.010165899701329" calcext:value-type="float">
            <text:p/>
          </table:table-cell>
          <table:table-cell table:formula="of:=[.E94]-[.H94]" office:value-type="float" office:value="-0.00279407890281813" calcext:value-type="float">
            <text:p/>
          </table:table-cell>
          <table:table-cell table:formula="of:=IF([.F94]-[.I94]&gt;= PI(); [.F94]-[.I94] - 2*PI(); [.F94]-[.I94])" office:value-type="float" office:value="-0.0822963155077158" calcext:value-type="float">
            <text:p/>
          </table:table-cell>
          <table:table-cell table:formula="of:=[.D94]-[.J94]" office:value-type="float" office:value="-0.101794719156724" calcext:value-type="float">
            <text:p/>
          </table:table-cell>
          <table:table-cell table:formula="of:=[.E94]-[.K94]" office:value-type="float" office:value="-0.544093711746088" calcext:value-type="float">
            <text:p/>
          </table:table-cell>
          <table:table-cell table:formula="of:=IF([.F94]-[.L94]&gt;= PI(); [.F94]-[.L94] - 2*PI(); [.F94]-[.L94])" office:value-type="float" office:value="-0.208960186988709" calcext:value-type="float">
            <text:p/>
          </table:table-cell>
          <table:table-cell/>
          <table:table-cell table:formula="of:=SQRT([.N94]^2+[.O94]^2)" office:value-type="float" office:value="0.0105428835549224" calcext:value-type="float">
            <text:p/>
          </table:table-cell>
          <table:table-cell table:formula="of:=SQRT([.Q94]^2+[.R94]^2)" office:value-type="float" office:value="0.55353421936663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49" calcext:value-type="float">
            <text:p>0.6649</text:p>
          </table:table-cell>
          <table:table-cell office:value-type="float" office:value="-4.11752988047809" calcext:value-type="float">
            <text:p>-4.11752988047809</text:p>
          </table:table-cell>
          <table:table-cell office:value-type="float" office:value="1.08101725578308" calcext:value-type="float">
            <text:p>1.08101725578308</text:p>
          </table:table-cell>
          <table:table-cell office:value-type="float" office:value="0.493605643510819" calcext:value-type="float">
            <text:p>0.493605643510819</text:p>
          </table:table-cell>
          <table:table-cell office:value-type="float" office:value="-1.05298757553101" calcext:value-type="float">
            <text:p>-1.05298757553101</text:p>
          </table:table-cell>
          <table:table-cell office:value-type="float" office:value="1.06261567491696" calcext:value-type="float">
            <text:p>1.06261567491696</text:p>
          </table:table-cell>
          <table:table-cell office:value-type="float" office:value="0.50412099548699" calcext:value-type="float">
            <text:p>0.50412099548699</text:p>
          </table:table-cell>
          <table:table-cell office:value-type="float" office:value="-0.969297600831309" calcext:value-type="float">
            <text:p>-0.969297600831309</text:p>
          </table:table-cell>
          <table:table-cell office:value-type="float" office:value="1.18378732808693" calcext:value-type="float">
            <text:p>1.18378732808693</text:p>
          </table:table-cell>
          <table:table-cell office:value-type="float" office:value="1.03099967432668" calcext:value-type="float">
            <text:p>1.03099967432668</text:p>
          </table:table-cell>
          <table:table-cell office:value-type="float" office:value="-0.819479306646552" calcext:value-type="float">
            <text:p>-0.819479306646552</text:p>
          </table:table-cell>
          <table:table-cell/>
          <table:table-cell table:formula="of:=[.D95]-[.G95]" office:value-type="float" office:value="0.018401580866126" calcext:value-type="float">
            <text:p/>
          </table:table-cell>
          <table:table-cell table:formula="of:=[.E95]-[.H95]" office:value-type="float" office:value="-0.0105153519761715" calcext:value-type="float">
            <text:p/>
          </table:table-cell>
          <table:table-cell table:formula="of:=IF([.F95]-[.I95]&gt;= PI(); [.F95]-[.I95] - 2*PI(); [.F95]-[.I95])" office:value-type="float" office:value="-0.083689974699697" calcext:value-type="float">
            <text:p/>
          </table:table-cell>
          <table:table-cell table:formula="of:=[.D95]-[.J95]" office:value-type="float" office:value="-0.102770072303853" calcext:value-type="float">
            <text:p/>
          </table:table-cell>
          <table:table-cell table:formula="of:=[.E95]-[.K95]" office:value-type="float" office:value="-0.537394030815858" calcext:value-type="float">
            <text:p/>
          </table:table-cell>
          <table:table-cell table:formula="of:=IF([.F95]-[.L95]&gt;= PI(); [.F95]-[.L95] - 2*PI(); [.F95]-[.L95])" office:value-type="float" office:value="-0.233508268884454" calcext:value-type="float">
            <text:p/>
          </table:table-cell>
          <table:table-cell/>
          <table:table-cell table:formula="of:=SQRT([.N95]^2+[.O95]^2)" office:value-type="float" office:value="0.0211941219576407" calcext:value-type="float">
            <text:p/>
          </table:table-cell>
          <table:table-cell table:formula="of:=SQRT([.Q95]^2+[.R95]^2)" office:value-type="float" office:value="0.54713255443069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412" calcext:value-type="float">
            <text:p>0.7412</text:p>
          </table:table-cell>
          <table:table-cell office:value-type="float" office:value="-3.72908366533865" calcext:value-type="float">
            <text:p>-3.72908366533865</text:p>
          </table:table-cell>
          <table:table-cell office:value-type="float" office:value="1.0995546579361" calcext:value-type="float">
            <text:p>1.0995546579361</text:p>
          </table:table-cell>
          <table:table-cell office:value-type="float" office:value="0.47727558016777" calcext:value-type="float">
            <text:p>0.47727558016777</text:p>
          </table:table-cell>
          <table:table-cell office:value-type="float" office:value="-1.22277140617371" calcext:value-type="float">
            <text:p>-1.22277140617371</text:p>
          </table:table-cell>
          <table:table-cell office:value-type="float" office:value="1.07839324914284" calcext:value-type="float">
            <text:p>1.07839324914284</text:p>
          </table:table-cell>
          <table:table-cell office:value-type="float" office:value="0.489309365367164" calcext:value-type="float">
            <text:p>0.489309365367164</text:p>
          </table:table-cell>
          <table:table-cell office:value-type="float" office:value="-1.18681583892272" calcext:value-type="float">
            <text:p>-1.18681583892272</text:p>
          </table:table-cell>
          <table:table-cell office:value-type="float" office:value="1.20402510677401" calcext:value-type="float">
            <text:p>1.20402510677401</text:p>
          </table:table-cell>
          <table:table-cell office:value-type="float" office:value="1.00933319750618" calcext:value-type="float">
            <text:p>1.00933319750618</text:p>
          </table:table-cell>
          <table:table-cell office:value-type="float" office:value="-0.968642653260098" calcext:value-type="float">
            <text:p>-0.968642653260098</text:p>
          </table:table-cell>
          <table:table-cell/>
          <table:table-cell table:formula="of:=[.D96]-[.G96]" office:value-type="float" office:value="0.0211614087932561" calcext:value-type="float">
            <text:p/>
          </table:table-cell>
          <table:table-cell table:formula="of:=[.E96]-[.H96]" office:value-type="float" office:value="-0.0120337851993937" calcext:value-type="float">
            <text:p/>
          </table:table-cell>
          <table:table-cell table:formula="of:=IF([.F96]-[.I96]&gt;= PI(); [.F96]-[.I96] - 2*PI(); [.F96]-[.I96])" office:value-type="float" office:value="-0.0359555672509844" calcext:value-type="float">
            <text:p/>
          </table:table-cell>
          <table:table-cell table:formula="of:=[.D96]-[.J96]" office:value-type="float" office:value="-0.104470448837913" calcext:value-type="float">
            <text:p/>
          </table:table-cell>
          <table:table-cell table:formula="of:=[.E96]-[.K96]" office:value-type="float" office:value="-0.532057617338413" calcext:value-type="float">
            <text:p/>
          </table:table-cell>
          <table:table-cell table:formula="of:=IF([.F96]-[.L96]&gt;= PI(); [.F96]-[.L96] - 2*PI(); [.F96]-[.L96])" office:value-type="float" office:value="-0.254128752913608" calcext:value-type="float">
            <text:p/>
          </table:table-cell>
          <table:table-cell/>
          <table:table-cell table:formula="of:=SQRT([.N96]^2+[.O96]^2)" office:value-type="float" office:value="0.0243437303702708" calcext:value-type="float">
            <text:p/>
          </table:table-cell>
          <table:table-cell table:formula="of:=SQRT([.Q96]^2+[.R96]^2)" office:value-type="float" office:value="0.54221709936908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611" calcext:value-type="float">
            <text:p>0.8611</text:p>
          </table:table-cell>
          <table:table-cell office:value-type="float" office:value="-2.40836653386454" calcext:value-type="float">
            <text:p>-2.40836653386454</text:p>
          </table:table-cell>
          <table:table-cell office:value-type="float" office:value="1.11672031879425" calcext:value-type="float">
            <text:p>1.11672031879425</text:p>
          </table:table-cell>
          <table:table-cell office:value-type="float" office:value="0.455018103122711" calcext:value-type="float">
            <text:p>0.455018103122711</text:p>
          </table:table-cell>
          <table:table-cell office:value-type="float" office:value="-1.37031626701355" calcext:value-type="float">
            <text:p>-1.37031626701355</text:p>
          </table:table-cell>
          <table:table-cell office:value-type="float" office:value="1.09029685564705" calcext:value-type="float">
            <text:p>1.09029685564705</text:p>
          </table:table-cell>
          <table:table-cell office:value-type="float" office:value="0.471224030645942" calcext:value-type="float">
            <text:p>0.471224030645942</text:p>
          </table:table-cell>
          <table:table-cell office:value-type="float" office:value="-1.33192820436262" calcext:value-type="float">
            <text:p>-1.33192820436262</text:p>
          </table:table-cell>
          <table:table-cell office:value-type="float" office:value="1.22353483130569" calcext:value-type="float">
            <text:p>1.22353483130569</text:p>
          </table:table-cell>
          <table:table-cell office:value-type="float" office:value="0.980947289299856" calcext:value-type="float">
            <text:p>0.980947289299856</text:p>
          </table:table-cell>
          <table:table-cell office:value-type="float" office:value="-1.06497731461468" calcext:value-type="float">
            <text:p>-1.06497731461468</text:p>
          </table:table-cell>
          <table:table-cell/>
          <table:table-cell table:formula="of:=[.D97]-[.G97]" office:value-type="float" office:value="0.0264234631472029" calcext:value-type="float">
            <text:p/>
          </table:table-cell>
          <table:table-cell table:formula="of:=[.E97]-[.H97]" office:value-type="float" office:value="-0.0162059275232311" calcext:value-type="float">
            <text:p/>
          </table:table-cell>
          <table:table-cell table:formula="of:=IF([.F97]-[.I97]&gt;= PI(); [.F97]-[.I97] - 2*PI(); [.F97]-[.I97])" office:value-type="float" office:value="-0.0383880626509328" calcext:value-type="float">
            <text:p/>
          </table:table-cell>
          <table:table-cell table:formula="of:=[.D97]-[.J97]" office:value-type="float" office:value="-0.106814512511438" calcext:value-type="float">
            <text:p/>
          </table:table-cell>
          <table:table-cell table:formula="of:=[.E97]-[.K97]" office:value-type="float" office:value="-0.525929186177145" calcext:value-type="float">
            <text:p/>
          </table:table-cell>
          <table:table-cell table:formula="of:=IF([.F97]-[.L97]&gt;= PI(); [.F97]-[.L97] - 2*PI(); [.F97]-[.L97])" office:value-type="float" office:value="-0.30533895239887" calcext:value-type="float">
            <text:p/>
          </table:table-cell>
          <table:table-cell/>
          <table:table-cell table:formula="of:=SQRT([.N97]^2+[.O97]^2)" office:value-type="float" office:value="0.0309972820031017" calcext:value-type="float">
            <text:p/>
          </table:table-cell>
          <table:table-cell table:formula="of:=SQRT([.Q97]^2+[.R97]^2)" office:value-type="float" office:value="0.53666642242272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74" calcext:value-type="float">
            <text:p>0.9374</text:p>
          </table:table-cell>
          <table:table-cell office:value-type="float" office:value="-1.70916334661355" calcext:value-type="float">
            <text:p>-1.70916334661355</text:p>
          </table:table-cell>
          <table:table-cell office:value-type="float" office:value="1.12997817993164" calcext:value-type="float">
            <text:p>1.12997817993164</text:p>
          </table:table-cell>
          <table:table-cell office:value-type="float" office:value="0.428050309419632" calcext:value-type="float">
            <text:p>0.428050309419632</text:p>
          </table:table-cell>
          <table:table-cell office:value-type="float" office:value="-1.50208246707916" calcext:value-type="float">
            <text:p>-1.50208246707916</text:p>
          </table:table-cell>
          <table:table-cell office:value-type="float" office:value="1.10914775284058" calcext:value-type="float">
            <text:p>1.10914775284058</text:p>
          </table:table-cell>
          <table:table-cell office:value-type="float" office:value="0.455640260037795" calcext:value-type="float">
            <text:p>0.455640260037795</text:p>
          </table:table-cell>
          <table:table-cell office:value-type="float" office:value="-1.4446227183843" calcext:value-type="float">
            <text:p>-1.4446227183843</text:p>
          </table:table-cell>
          <table:table-cell office:value-type="float" office:value="1.24170254532948" calcext:value-type="float">
            <text:p>1.24170254532948</text:p>
          </table:table-cell>
          <table:table-cell office:value-type="float" office:value="0.948146615783147" calcext:value-type="float">
            <text:p>0.948146615783147</text:p>
          </table:table-cell>
          <table:table-cell office:value-type="float" office:value="-1.13334384847922" calcext:value-type="float">
            <text:p>-1.13334384847922</text:p>
          </table:table-cell>
          <table:table-cell/>
          <table:table-cell table:formula="of:=[.D98]-[.G98]" office:value-type="float" office:value="0.020830427091062" calcext:value-type="float">
            <text:p/>
          </table:table-cell>
          <table:table-cell table:formula="of:=[.E98]-[.H98]" office:value-type="float" office:value="-0.0275899506181629" calcext:value-type="float">
            <text:p/>
          </table:table-cell>
          <table:table-cell table:formula="of:=IF([.F98]-[.I98]&gt;= PI(); [.F98]-[.I98] - 2*PI(); [.F98]-[.I98])" office:value-type="float" office:value="-0.0574597486948603" calcext:value-type="float">
            <text:p/>
          </table:table-cell>
          <table:table-cell table:formula="of:=[.D98]-[.J98]" office:value-type="float" office:value="-0.111724365397839" calcext:value-type="float">
            <text:p/>
          </table:table-cell>
          <table:table-cell table:formula="of:=[.E98]-[.K98]" office:value-type="float" office:value="-0.520096306363515" calcext:value-type="float">
            <text:p/>
          </table:table-cell>
          <table:table-cell table:formula="of:=IF([.F98]-[.L98]&gt;= PI(); [.F98]-[.L98] - 2*PI(); [.F98]-[.L98])" office:value-type="float" office:value="-0.368738618599941" calcext:value-type="float">
            <text:p/>
          </table:table-cell>
          <table:table-cell/>
          <table:table-cell table:formula="of:=SQRT([.N98]^2+[.O98]^2)" office:value-type="float" office:value="0.0345703929383037" calcext:value-type="float">
            <text:p/>
          </table:table-cell>
          <table:table-cell table:formula="of:=SQRT([.Q98]^2+[.R98]^2)" office:value-type="float" office:value="0.531960996424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1" calcext:value-type="float">
            <text:p>0.981</text:p>
          </table:table-cell>
          <table:table-cell office:value-type="float" office:value="-1.39840637450199" calcext:value-type="float">
            <text:p>-1.39840637450199</text:p>
          </table:table-cell>
          <table:table-cell office:value-type="float" office:value="1.137535572052" calcext:value-type="float">
            <text:p>1.137535572052</text:p>
          </table:table-cell>
          <table:table-cell office:value-type="float" office:value="0.398172110319138" calcext:value-type="float">
            <text:p>0.398172110319138</text:p>
          </table:table-cell>
          <table:table-cell office:value-type="float" office:value="-1.61436951160431" calcext:value-type="float">
            <text:p>-1.61436951160431</text:p>
          </table:table-cell>
          <table:table-cell office:value-type="float" office:value="1.12109484013103" calcext:value-type="float">
            <text:p>1.12109484013103</text:p>
          </table:table-cell>
          <table:table-cell office:value-type="float" office:value="0.43264729350358" calcext:value-type="float">
            <text:p>0.43264729350358</text:p>
          </table:table-cell>
          <table:table-cell office:value-type="float" office:value="-1.55986853783558" calcext:value-type="float">
            <text:p>-1.55986853783558</text:p>
          </table:table-cell>
          <table:table-cell office:value-type="float" office:value="1.25832591252652" calcext:value-type="float">
            <text:p>1.25832591252652</text:p>
          </table:table-cell>
          <table:table-cell office:value-type="float" office:value="0.91260169683497" calcext:value-type="float">
            <text:p>0.91260169683497</text:p>
          </table:table-cell>
          <table:table-cell office:value-type="float" office:value="-1.1892801034593" calcext:value-type="float">
            <text:p>-1.1892801034593</text:p>
          </table:table-cell>
          <table:table-cell/>
          <table:table-cell table:formula="of:=[.D99]-[.G99]" office:value-type="float" office:value="0.0164407319209678" calcext:value-type="float">
            <text:p/>
          </table:table-cell>
          <table:table-cell table:formula="of:=[.E99]-[.H99]" office:value-type="float" office:value="-0.0344751831844424" calcext:value-type="float">
            <text:p/>
          </table:table-cell>
          <table:table-cell table:formula="of:=IF([.F99]-[.I99]&gt;= PI(); [.F99]-[.I99] - 2*PI(); [.F99]-[.I99])" office:value-type="float" office:value="-0.0545009737687316" calcext:value-type="float">
            <text:p/>
          </table:table-cell>
          <table:table-cell table:formula="of:=[.D99]-[.J99]" office:value-type="float" office:value="-0.120790340474513" calcext:value-type="float">
            <text:p/>
          </table:table-cell>
          <table:table-cell table:formula="of:=[.E99]-[.K99]" office:value-type="float" office:value="-0.514429586515832" calcext:value-type="float">
            <text:p/>
          </table:table-cell>
          <table:table-cell table:formula="of:=IF([.F99]-[.L99]&gt;= PI(); [.F99]-[.L99] - 2*PI(); [.F99]-[.L99])" office:value-type="float" office:value="-0.425089408145008" calcext:value-type="float">
            <text:p/>
          </table:table-cell>
          <table:table-cell/>
          <table:table-cell table:formula="of:=SQRT([.N99]^2+[.O99]^2)" office:value-type="float" office:value="0.0381947106507955" calcext:value-type="float">
            <text:p/>
          </table:table-cell>
          <table:table-cell table:formula="of:=SQRT([.Q99]^2+[.R99]^2)" office:value-type="float" office:value="0.52842038741403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92" calcext:value-type="float">
            <text:p>0.9592</text:p>
          </table:table-cell>
          <table:table-cell office:value-type="float" office:value="-0.932270916334661" calcext:value-type="float">
            <text:p>-0.932270916334661</text:p>
          </table:table-cell>
          <table:table-cell office:value-type="float" office:value="1.13947904109955" calcext:value-type="float">
            <text:p>1.13947904109955</text:p>
          </table:table-cell>
          <table:table-cell office:value-type="float" office:value="0.366564065217972" calcext:value-type="float">
            <text:p>0.366564065217972</text:p>
          </table:table-cell>
          <table:table-cell office:value-type="float" office:value="-1.69830918312073" calcext:value-type="float">
            <text:p>-1.69830918312073</text:p>
          </table:table-cell>
          <table:table-cell office:value-type="float" office:value="1.1215988915616" calcext:value-type="float">
            <text:p>1.1215988915616</text:p>
          </table:table-cell>
          <table:table-cell office:value-type="float" office:value="0.400266023417207" calcext:value-type="float">
            <text:p>0.400266023417207</text:p>
          </table:table-cell>
          <table:table-cell office:value-type="float" office:value="-1.65636987386292" calcext:value-type="float">
            <text:p>-1.65636987386292</text:p>
          </table:table-cell>
          <table:table-cell office:value-type="float" office:value="1.2726113972785" calcext:value-type="float">
            <text:p>1.2726113972785</text:p>
          </table:table-cell>
          <table:table-cell office:value-type="float" office:value="0.876992311142421" calcext:value-type="float">
            <text:p>0.876992311142421</text:p>
          </table:table-cell>
          <table:table-cell office:value-type="float" office:value="-1.22657094011269" calcext:value-type="float">
            <text:p>-1.22657094011269</text:p>
          </table:table-cell>
          <table:table-cell/>
          <table:table-cell table:formula="of:=[.D100]-[.G100]" office:value-type="float" office:value="0.0178801495379481" calcext:value-type="float">
            <text:p/>
          </table:table-cell>
          <table:table-cell table:formula="of:=[.E100]-[.H100]" office:value-type="float" office:value="-0.0337019581992353" calcext:value-type="float">
            <text:p/>
          </table:table-cell>
          <table:table-cell table:formula="of:=IF([.F100]-[.I100]&gt;= PI(); [.F100]-[.I100] - 2*PI(); [.F100]-[.I100])" office:value-type="float" office:value="-0.0419393092578058" calcext:value-type="float">
            <text:p/>
          </table:table-cell>
          <table:table-cell table:formula="of:=[.D100]-[.J100]" office:value-type="float" office:value="-0.133132356178955" calcext:value-type="float">
            <text:p/>
          </table:table-cell>
          <table:table-cell table:formula="of:=[.E100]-[.K100]" office:value-type="float" office:value="-0.510428245924449" calcext:value-type="float">
            <text:p/>
          </table:table-cell>
          <table:table-cell table:formula="of:=IF([.F100]-[.L100]&gt;= PI(); [.F100]-[.L100] - 2*PI(); [.F100]-[.L100])" office:value-type="float" office:value="-0.47173824300804" calcext:value-type="float">
            <text:p/>
          </table:table-cell>
          <table:table-cell/>
          <table:table-cell table:formula="of:=SQRT([.N100]^2+[.O100]^2)" office:value-type="float" office:value="0.0381513005540099" calcext:value-type="float">
            <text:p/>
          </table:table-cell>
          <table:table-cell table:formula="of:=SQRT([.Q100]^2+[.R100]^2)" office:value-type="float" office:value="0.52750470945695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265" calcext:value-type="float">
            <text:p>0.9265</text:p>
          </table:table-cell>
          <table:table-cell office:value-type="float" office:value="-0.699203187250996" calcext:value-type="float">
            <text:p>-0.699203187250996</text:p>
          </table:table-cell>
          <table:table-cell office:value-type="float" office:value="1.13716971874237" calcext:value-type="float">
            <text:p>1.13716971874237</text:p>
          </table:table-cell>
          <table:table-cell office:value-type="float" office:value="0.333356499671936" calcext:value-type="float">
            <text:p>0.333356499671936</text:p>
          </table:table-cell>
          <table:table-cell office:value-type="float" office:value="-1.74727857112885" calcext:value-type="float">
            <text:p>-1.74727857112885</text:p>
          </table:table-cell>
          <table:table-cell office:value-type="float" office:value="1.12145652237135" calcext:value-type="float">
            <text:p>1.12145652237135</text:p>
          </table:table-cell>
          <table:table-cell office:value-type="float" office:value="0.362342032548538" calcext:value-type="float">
            <text:p>0.362342032548538</text:p>
          </table:table-cell>
          <table:table-cell office:value-type="float" office:value="-1.71982059278515" calcext:value-type="float">
            <text:p>-1.71982059278515</text:p>
          </table:table-cell>
          <table:table-cell office:value-type="float" office:value="1.28511794676719" calcext:value-type="float">
            <text:p>1.28511794676719</text:p>
          </table:table-cell>
          <table:table-cell office:value-type="float" office:value="0.842106356663763" calcext:value-type="float">
            <text:p>0.842106356663763</text:p>
          </table:table-cell>
          <table:table-cell office:value-type="float" office:value="-1.25453906760273" calcext:value-type="float">
            <text:p>-1.25453906760273</text:p>
          </table:table-cell>
          <table:table-cell/>
          <table:table-cell table:formula="of:=[.D101]-[.G101]" office:value-type="float" office:value="0.0157131963710251" calcext:value-type="float">
            <text:p/>
          </table:table-cell>
          <table:table-cell table:formula="of:=[.E101]-[.H101]" office:value-type="float" office:value="-0.0289855328766023" calcext:value-type="float">
            <text:p/>
          </table:table-cell>
          <table:table-cell table:formula="of:=IF([.F101]-[.I101]&gt;= PI(); [.F101]-[.I101] - 2*PI(); [.F101]-[.I101])" office:value-type="float" office:value="-0.0274579783436917" calcext:value-type="float">
            <text:p/>
          </table:table-cell>
          <table:table-cell table:formula="of:=[.D101]-[.J101]" office:value-type="float" office:value="-0.147948228024821" calcext:value-type="float">
            <text:p/>
          </table:table-cell>
          <table:table-cell table:formula="of:=[.E101]-[.K101]" office:value-type="float" office:value="-0.508749856991827" calcext:value-type="float">
            <text:p/>
          </table:table-cell>
          <table:table-cell table:formula="of:=IF([.F101]-[.L101]&gt;= PI(); [.F101]-[.L101] - 2*PI(); [.F101]-[.L101])" office:value-type="float" office:value="-0.492739503526118" calcext:value-type="float">
            <text:p/>
          </table:table-cell>
          <table:table-cell/>
          <table:table-cell table:formula="of:=SQRT([.N101]^2+[.O101]^2)" office:value-type="float" office:value="0.0329706787363407" calcext:value-type="float">
            <text:p/>
          </table:table-cell>
          <table:table-cell table:formula="of:=SQRT([.Q101]^2+[.R101]^2)" office:value-type="float" office:value="0.52982553276044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156" calcext:value-type="float">
            <text:p>0.9156</text:p>
          </table:table-cell>
          <table:table-cell office:value-type="float" office:value="-0.310756972111554" calcext:value-type="float">
            <text:p>-0.310756972111554</text:p>
          </table:table-cell>
          <table:table-cell office:value-type="float" office:value="1.13165545463562" calcext:value-type="float">
            <text:p>1.13165545463562</text:p>
          </table:table-cell>
          <table:table-cell office:value-type="float" office:value="0.298393428325653" calcext:value-type="float">
            <text:p>0.298393428325653</text:p>
          </table:table-cell>
          <table:table-cell office:value-type="float" office:value="-1.76240158081055" calcext:value-type="float">
            <text:p>-1.76240158081055</text:p>
          </table:table-cell>
          <table:table-cell office:value-type="float" office:value="1.12000646148021" calcext:value-type="float">
            <text:p>1.12000646148021</text:p>
          </table:table-cell>
          <table:table-cell office:value-type="float" office:value="0.323125157132892" calcext:value-type="float">
            <text:p>0.323125157132892</text:p>
          </table:table-cell>
          <table:table-cell office:value-type="float" office:value="-1.75103433638108" calcext:value-type="float">
            <text:p>-1.75103433638108</text:p>
          </table:table-cell>
          <table:table-cell office:value-type="float" office:value="1.29650843646759" calcext:value-type="float">
            <text:p>1.29650843646759</text:p>
          </table:table-cell>
          <table:table-cell office:value-type="float" office:value="0.807298683366268" calcext:value-type="float">
            <text:p>0.807298683366268</text:p>
          </table:table-cell>
          <table:table-cell office:value-type="float" office:value="-1.26696934648719" calcext:value-type="float">
            <text:p>-1.26696934648719</text:p>
          </table:table-cell>
          <table:table-cell/>
          <table:table-cell table:formula="of:=[.D102]-[.G102]" office:value-type="float" office:value="0.0116489931554054" calcext:value-type="float">
            <text:p/>
          </table:table-cell>
          <table:table-cell table:formula="of:=[.E102]-[.H102]" office:value-type="float" office:value="-0.0247317288072388" calcext:value-type="float">
            <text:p/>
          </table:table-cell>
          <table:table-cell table:formula="of:=IF([.F102]-[.I102]&gt;= PI(); [.F102]-[.I102] - 2*PI(); [.F102]-[.I102])" office:value-type="float" office:value="-0.0113672444294652" calcext:value-type="float">
            <text:p/>
          </table:table-cell>
          <table:table-cell table:formula="of:=[.D102]-[.J102]" office:value-type="float" office:value="-0.16485298183197" calcext:value-type="float">
            <text:p/>
          </table:table-cell>
          <table:table-cell table:formula="of:=[.E102]-[.K102]" office:value-type="float" office:value="-0.508905255040615" calcext:value-type="float">
            <text:p/>
          </table:table-cell>
          <table:table-cell table:formula="of:=IF([.F102]-[.L102]&gt;= PI(); [.F102]-[.L102] - 2*PI(); [.F102]-[.L102])" office:value-type="float" office:value="-0.495432234323357" calcext:value-type="float">
            <text:p/>
          </table:table-cell>
          <table:table-cell/>
          <table:table-cell table:formula="of:=SQRT([.N102]^2+[.O102]^2)" office:value-type="float" office:value="0.0273378391854493" calcext:value-type="float">
            <text:p/>
          </table:table-cell>
          <table:table-cell table:formula="of:=SQRT([.Q102]^2+[.R102]^2)" office:value-type="float" office:value="0.53494024360375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310756972111554" calcext:value-type="float">
            <text:p>0.310756972111554</text:p>
          </table:table-cell>
          <table:table-cell office:value-type="float" office:value="1.12425911426544" calcext:value-type="float">
            <text:p>1.12425911426544</text:p>
          </table:table-cell>
          <table:table-cell office:value-type="float" office:value="0.261813402175903" calcext:value-type="float">
            <text:p>0.261813402175903</text:p>
          </table:table-cell>
          <table:table-cell office:value-type="float" office:value="-1.75045490264893" calcext:value-type="float">
            <text:p>-1.75045490264893</text:p>
          </table:table-cell>
          <table:table-cell office:value-type="float" office:value="1.11226363643389" calcext:value-type="float">
            <text:p>1.11226363643389</text:p>
          </table:table-cell>
          <table:table-cell office:value-type="float" office:value="0.285236952644973" calcext:value-type="float">
            <text:p>0.285236952644973</text:p>
          </table:table-cell>
          <table:table-cell office:value-type="float" office:value="-1.74802543388711" calcext:value-type="float">
            <text:p>-1.74802543388711</text:p>
          </table:table-cell>
          <table:table-cell office:value-type="float" office:value="1.30772626805658" calcext:value-type="float">
            <text:p>1.30772626805658</text:p>
          </table:table-cell>
          <table:table-cell office:value-type="float" office:value="0.771520054683198" calcext:value-type="float">
            <text:p>0.771520054683198</text:p>
          </table:table-cell>
          <table:table-cell office:value-type="float" office:value="-1.25453906760273" calcext:value-type="float">
            <text:p>-1.25453906760273</text:p>
          </table:table-cell>
          <table:table-cell/>
          <table:table-cell table:formula="of:=[.D103]-[.G103]" office:value-type="float" office:value="0.0119954778315532" calcext:value-type="float">
            <text:p/>
          </table:table-cell>
          <table:table-cell table:formula="of:=[.E103]-[.H103]" office:value-type="float" office:value="-0.0234235504690694" calcext:value-type="float">
            <text:p/>
          </table:table-cell>
          <table:table-cell table:formula="of:=IF([.F103]-[.I103]&gt;= PI(); [.F103]-[.I103] - 2*PI(); [.F103]-[.I103])" office:value-type="float" office:value="-0.00242946876181893" calcext:value-type="float">
            <text:p/>
          </table:table-cell>
          <table:table-cell table:formula="of:=[.D103]-[.J103]" office:value-type="float" office:value="-0.183467153791139" calcext:value-type="float">
            <text:p/>
          </table:table-cell>
          <table:table-cell table:formula="of:=[.E103]-[.K103]" office:value-type="float" office:value="-0.509706652507294" calcext:value-type="float">
            <text:p/>
          </table:table-cell>
          <table:table-cell table:formula="of:=IF([.F103]-[.L103]&gt;= PI(); [.F103]-[.L103] - 2*PI(); [.F103]-[.L103])" office:value-type="float" office:value="-0.495915835046198" calcext:value-type="float">
            <text:p/>
          </table:table-cell>
          <table:table-cell/>
          <table:table-cell table:formula="of:=SQRT([.N103]^2+[.O103]^2)" office:value-type="float" office:value="0.0263164246238793" calcext:value-type="float">
            <text:p/>
          </table:table-cell>
          <table:table-cell table:formula="of:=SQRT([.Q103]^2+[.R103]^2)" office:value-type="float" office:value="0.54172047047385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1.11654055118561" calcext:value-type="float">
            <text:p>1.11654055118561</text:p>
          </table:table-cell>
          <table:table-cell office:value-type="float" office:value="0.223895117640495" calcext:value-type="float">
            <text:p>0.223895117640495</text:p>
          </table:table-cell>
          <table:table-cell office:value-type="float" office:value="-1.72174072265625" calcext:value-type="float">
            <text:p>-1.72174072265625</text:p>
          </table:table-cell>
          <table:table-cell office:value-type="float" office:value="1.10423312785612" calcext:value-type="float">
            <text:p>1.10423312785612</text:p>
          </table:table-cell>
          <table:table-cell office:value-type="float" office:value="0.246182438023566" calcext:value-type="float">
            <text:p>0.246182438023566</text:p>
          </table:table-cell>
          <table:table-cell office:value-type="float" office:value="-1.71906357521382" calcext:value-type="float">
            <text:p>-1.71906357521382</text:p>
          </table:table-cell>
          <table:table-cell office:value-type="float" office:value="1.32006596523201" calcext:value-type="float">
            <text:p>1.32006596523201</text:p>
          </table:table-cell>
          <table:table-cell office:value-type="float" office:value="0.733811741944245" calcext:value-type="float">
            <text:p>0.733811741944245</text:p>
          </table:table-cell>
          <table:table-cell office:value-type="float" office:value="-1.22657094011269" calcext:value-type="float">
            <text:p>-1.22657094011269</text:p>
          </table:table-cell>
          <table:table-cell/>
          <table:table-cell table:formula="of:=[.D104]-[.G104]" office:value-type="float" office:value="0.0123074233294849" calcext:value-type="float">
            <text:p/>
          </table:table-cell>
          <table:table-cell table:formula="of:=[.E104]-[.H104]" office:value-type="float" office:value="-0.0222873203830707" calcext:value-type="float">
            <text:p/>
          </table:table-cell>
          <table:table-cell table:formula="of:=IF([.F104]-[.I104]&gt;= PI(); [.F104]-[.I104] - 2*PI(); [.F104]-[.I104])" office:value-type="float" office:value="-0.00267714744242564" calcext:value-type="float">
            <text:p/>
          </table:table-cell>
          <table:table-cell table:formula="of:=[.D104]-[.J104]" office:value-type="float" office:value="-0.203525414046404" calcext:value-type="float">
            <text:p/>
          </table:table-cell>
          <table:table-cell table:formula="of:=[.E104]-[.K104]" office:value-type="float" office:value="-0.50991662430375" calcext:value-type="float">
            <text:p/>
          </table:table-cell>
          <table:table-cell table:formula="of:=IF([.F104]-[.L104]&gt;= PI(); [.F104]-[.L104] - 2*PI(); [.F104]-[.L104])" office:value-type="float" office:value="-0.495169782543562" calcext:value-type="float">
            <text:p/>
          </table:table-cell>
          <table:table-cell/>
          <table:table-cell table:formula="of:=SQRT([.N104]^2+[.O104]^2)" office:value-type="float" office:value="0.025459719536334" calcext:value-type="float">
            <text:p/>
          </table:table-cell>
          <table:table-cell table:formula="of:=SQRT([.Q104]^2+[.R104]^2)" office:value-type="float" office:value="0.54903329398506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776892430278885" calcext:value-type="float">
            <text:p>0.776892430278885</text:p>
          </table:table-cell>
          <table:table-cell office:value-type="float" office:value="1.10905623435974" calcext:value-type="float">
            <text:p>1.10905623435974</text:p>
          </table:table-cell>
          <table:table-cell office:value-type="float" office:value="0.185305699706078" calcext:value-type="float">
            <text:p>0.185305699706078</text:p>
          </table:table-cell>
          <table:table-cell office:value-type="float" office:value="-1.68968379497528" calcext:value-type="float">
            <text:p>-1.68968379497528</text:p>
          </table:table-cell>
          <table:table-cell office:value-type="float" office:value="1.09727207801715" calcext:value-type="float">
            <text:p>1.09727207801715</text:p>
          </table:table-cell>
          <table:table-cell office:value-type="float" office:value="0.208509725845242" calcext:value-type="float">
            <text:p>0.208509725845242</text:p>
          </table:table-cell>
          <table:table-cell office:value-type="float" office:value="-1.68648757287775" calcext:value-type="float">
            <text:p>-1.68648757287775</text:p>
          </table:table-cell>
          <table:table-cell office:value-type="float" office:value="1.33360246585506" calcext:value-type="float">
            <text:p>1.33360246585506</text:p>
          </table:table-cell>
          <table:table-cell office:value-type="float" office:value="0.696052826508521" calcext:value-type="float">
            <text:p>0.696052826508521</text:p>
          </table:table-cell>
          <table:table-cell office:value-type="float" office:value="-1.19549524290153" calcext:value-type="float">
            <text:p>-1.19549524290153</text:p>
          </table:table-cell>
          <table:table-cell/>
          <table:table-cell table:formula="of:=[.D105]-[.G105]" office:value-type="float" office:value="0.011784156342592" calcext:value-type="float">
            <text:p/>
          </table:table-cell>
          <table:table-cell table:formula="of:=[.E105]-[.H105]" office:value-type="float" office:value="-0.023204026139164" calcext:value-type="float">
            <text:p/>
          </table:table-cell>
          <table:table-cell table:formula="of:=IF([.F105]-[.I105]&gt;= PI(); [.F105]-[.I105] - 2*PI(); [.F105]-[.I105])" office:value-type="float" office:value="-0.00319622209753501" calcext:value-type="float">
            <text:p/>
          </table:table-cell>
          <table:table-cell table:formula="of:=[.D105]-[.J105]" office:value-type="float" office:value="-0.224546231495321" calcext:value-type="float">
            <text:p/>
          </table:table-cell>
          <table:table-cell table:formula="of:=[.E105]-[.K105]" office:value-type="float" office:value="-0.510747126802444" calcext:value-type="float">
            <text:p/>
          </table:table-cell>
          <table:table-cell table:formula="of:=IF([.F105]-[.L105]&gt;= PI(); [.F105]-[.L105] - 2*PI(); [.F105]-[.L105])" office:value-type="float" office:value="-0.494188552073749" calcext:value-type="float">
            <text:p/>
          </table:table-cell>
          <table:table-cell/>
          <table:table-cell table:formula="of:=SQRT([.N105]^2+[.O105]^2)" office:value-type="float" office:value="0.0260248567675916" calcext:value-type="float">
            <text:p/>
          </table:table-cell>
          <table:table-cell table:formula="of:=SQRT([.Q105]^2+[.R105]^2)" office:value-type="float" office:value="0.55792798604811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1.10298919677734" calcext:value-type="float">
            <text:p>1.10298919677734</text:p>
          </table:table-cell>
          <table:table-cell office:value-type="float" office:value="0.146291747689247" calcext:value-type="float">
            <text:p>0.146291747689247</text:p>
          </table:table-cell>
          <table:table-cell office:value-type="float" office:value="-1.6595025062561" calcext:value-type="float">
            <text:p>-1.6595025062561</text:p>
          </table:table-cell>
          <table:table-cell office:value-type="float" office:value="1.0869355338554" calcext:value-type="float">
            <text:p>1.0869355338554</text:p>
          </table:table-cell>
          <table:table-cell office:value-type="float" office:value="0.163861161963625" calcext:value-type="float">
            <text:p>0.163861161963625</text:p>
          </table:table-cell>
          <table:table-cell office:value-type="float" office:value="-1.66245849973085" calcext:value-type="float">
            <text:p>-1.66245849973085</text:p>
          </table:table-cell>
          <table:table-cell office:value-type="float" office:value="1.34814580972242" calcext:value-type="float">
            <text:p>1.34814580972242</text:p>
          </table:table-cell>
          <table:table-cell office:value-type="float" office:value="0.659138383194881" calcext:value-type="float">
            <text:p>0.659138383194881</text:p>
          </table:table-cell>
          <table:table-cell office:value-type="float" office:value="-1.16752711541149" calcext:value-type="float">
            <text:p>-1.16752711541149</text:p>
          </table:table-cell>
          <table:table-cell/>
          <table:table-cell table:formula="of:=[.D106]-[.G106]" office:value-type="float" office:value="0.0160536629219397" calcext:value-type="float">
            <text:p/>
          </table:table-cell>
          <table:table-cell table:formula="of:=[.E106]-[.H106]" office:value-type="float" office:value="-0.0175694142743774" calcext:value-type="float">
            <text:p/>
          </table:table-cell>
          <table:table-cell table:formula="of:=IF([.F106]-[.I106]&gt;= PI(); [.F106]-[.I106] - 2*PI(); [.F106]-[.I106])" office:value-type="float" office:value="0.00295599347475051" calcext:value-type="float">
            <text:p/>
          </table:table-cell>
          <table:table-cell table:formula="of:=[.D106]-[.J106]" office:value-type="float" office:value="-0.245156612945071" calcext:value-type="float">
            <text:p/>
          </table:table-cell>
          <table:table-cell table:formula="of:=[.E106]-[.K106]" office:value-type="float" office:value="-0.512846635505634" calcext:value-type="float">
            <text:p/>
          </table:table-cell>
          <table:table-cell table:formula="of:=IF([.F106]-[.L106]&gt;= PI(); [.F106]-[.L106] - 2*PI(); [.F106]-[.L106])" office:value-type="float" office:value="-0.491975390844611" calcext:value-type="float">
            <text:p/>
          </table:table-cell>
          <table:table-cell/>
          <table:table-cell table:formula="of:=SQRT([.N106]^2+[.O106]^2)" office:value-type="float" office:value="0.0237992523234651" calcext:value-type="float">
            <text:p/>
          </table:table-cell>
          <table:table-cell table:formula="of:=SQRT([.Q106]^2+[.R106]^2)" office:value-type="float" office:value="0.56843067864089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46" calcext:value-type="float">
            <text:p>1.0246</text:p>
          </table:table-cell>
          <table:table-cell office:value-type="float" office:value="0.621513944223108" calcext:value-type="float">
            <text:p>0.621513944223108</text:p>
          </table:table-cell>
          <table:table-cell office:value-type="float" office:value="1.09819936752319" calcext:value-type="float">
            <text:p>1.09819936752319</text:p>
          </table:table-cell>
          <table:table-cell office:value-type="float" office:value="0.106978416442871" calcext:value-type="float">
            <text:p>0.106978416442871</text:p>
          </table:table-cell>
          <table:table-cell office:value-type="float" office:value="-1.63382935523987" calcext:value-type="float">
            <text:p>-1.63382935523987</text:p>
          </table:table-cell>
          <table:table-cell office:value-type="float" office:value="1.0761869086031" calcext:value-type="float">
            <text:p>1.0761869086031</text:p>
          </table:table-cell>
          <table:table-cell office:value-type="float" office:value="0.123049214288647" calcext:value-type="float">
            <text:p>0.123049214288647</text:p>
          </table:table-cell>
          <table:table-cell office:value-type="float" office:value="-1.63409063836889" calcext:value-type="float">
            <text:p>-1.63409063836889</text:p>
          </table:table-cell>
          <table:table-cell office:value-type="float" office:value="1.36422905424433" calcext:value-type="float">
            <text:p>1.36422905424433</text:p>
          </table:table-cell>
          <table:table-cell office:value-type="float" office:value="0.621441997404617" calcext:value-type="float">
            <text:p>0.621441997404617</text:p>
          </table:table-cell>
          <table:table-cell office:value-type="float" office:value="-1.14266655764257" calcext:value-type="float">
            <text:p>-1.14266655764257</text:p>
          </table:table-cell>
          <table:table-cell/>
          <table:table-cell table:formula="of:=[.D107]-[.G107]" office:value-type="float" office:value="0.0220124589200932" calcext:value-type="float">
            <text:p/>
          </table:table-cell>
          <table:table-cell table:formula="of:=[.E107]-[.H107]" office:value-type="float" office:value="-0.016070797845776" calcext:value-type="float">
            <text:p/>
          </table:table-cell>
          <table:table-cell table:formula="of:=IF([.F107]-[.I107]&gt;= PI(); [.F107]-[.I107] - 2*PI(); [.F107]-[.I107])" office:value-type="float" office:value="0.000261283129018519" calcext:value-type="float">
            <text:p/>
          </table:table-cell>
          <table:table-cell table:formula="of:=[.D107]-[.J107]" office:value-type="float" office:value="-0.266029686721133" calcext:value-type="float">
            <text:p/>
          </table:table-cell>
          <table:table-cell table:formula="of:=[.E107]-[.K107]" office:value-type="float" office:value="-0.514463580961746" calcext:value-type="float">
            <text:p/>
          </table:table-cell>
          <table:table-cell table:formula="of:=IF([.F107]-[.L107]&gt;= PI(); [.F107]-[.L107] - 2*PI(); [.F107]-[.L107])" office:value-type="float" office:value="-0.4911627975973" calcext:value-type="float">
            <text:p/>
          </table:table-cell>
          <table:table-cell/>
          <table:table-cell table:formula="of:=SQRT([.N107]^2+[.O107]^2)" office:value-type="float" office:value="0.0272547040179964" calcext:value-type="float">
            <text:p/>
          </table:table-cell>
          <table:table-cell table:formula="of:=SQRT([.Q107]^2+[.R107]^2)" office:value-type="float" office:value="0.5791757680988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466135458167331" calcext:value-type="float">
            <text:p>0.466135458167331</text:p>
          </table:table-cell>
          <table:table-cell office:value-type="float" office:value="1.09474980831146" calcext:value-type="float">
            <text:p>1.09474980831146</text:p>
          </table:table-cell>
          <table:table-cell office:value-type="float" office:value="0.0674600005149841" calcext:value-type="float">
            <text:p>0.0674600005149841</text:p>
          </table:table-cell>
          <table:table-cell office:value-type="float" office:value="-1.61283981800079" calcext:value-type="float">
            <text:p>-1.61283981800079</text:p>
          </table:table-cell>
          <table:table-cell office:value-type="float" office:value="1.07265014186188" calcext:value-type="float">
            <text:p>1.07265014186188</text:p>
          </table:table-cell>
          <table:table-cell office:value-type="float" office:value="0.0830175352114022" calcext:value-type="float">
            <text:p>0.0830175352114022</text:p>
          </table:table-cell>
          <table:table-cell office:value-type="float" office:value="-1.61121770246161" calcext:value-type="float">
            <text:p>-1.61121770246161</text:p>
          </table:table-cell>
          <table:table-cell office:value-type="float" office:value="1.38088235723849" calcext:value-type="float">
            <text:p>1.38088235723849</text:p>
          </table:table-cell>
          <table:table-cell office:value-type="float" office:value="0.58495035393129" calcext:value-type="float">
            <text:p>0.58495035393129</text:p>
          </table:table-cell>
          <table:table-cell office:value-type="float" office:value="-1.12402113931587" calcext:value-type="float">
            <text:p>-1.12402113931587</text:p>
          </table:table-cell>
          <table:table-cell/>
          <table:table-cell table:formula="of:=[.D108]-[.G108]" office:value-type="float" office:value="0.0220996664495847" calcext:value-type="float">
            <text:p/>
          </table:table-cell>
          <table:table-cell table:formula="of:=[.E108]-[.H108]" office:value-type="float" office:value="-0.0155575346964181" calcext:value-type="float">
            <text:p/>
          </table:table-cell>
          <table:table-cell table:formula="of:=IF([.F108]-[.I108]&gt;= PI(); [.F108]-[.I108] - 2*PI(); [.F108]-[.I108])" office:value-type="float" office:value="-0.00162211553918223" calcext:value-type="float">
            <text:p/>
          </table:table-cell>
          <table:table-cell table:formula="of:=[.D108]-[.J108]" office:value-type="float" office:value="-0.286132548927032" calcext:value-type="float">
            <text:p/>
          </table:table-cell>
          <table:table-cell table:formula="of:=[.E108]-[.K108]" office:value-type="float" office:value="-0.517490353416306" calcext:value-type="float">
            <text:p/>
          </table:table-cell>
          <table:table-cell table:formula="of:=IF([.F108]-[.L108]&gt;= PI(); [.F108]-[.L108] - 2*PI(); [.F108]-[.L108])" office:value-type="float" office:value="-0.488818678684919" calcext:value-type="float">
            <text:p/>
          </table:table-cell>
          <table:table-cell/>
          <table:table-cell table:formula="of:=SQRT([.N108]^2+[.O108]^2)" office:value-type="float" office:value="0.0270265081542761" calcext:value-type="float">
            <text:p/>
          </table:table-cell>
          <table:table-cell table:formula="of:=SQRT([.Q108]^2+[.R108]^2)" office:value-type="float" office:value="0.5913274062940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388446215139442" calcext:value-type="float">
            <text:p>0.388446215139442</text:p>
          </table:table-cell>
          <table:table-cell office:value-type="float" office:value="1.0918196439743" calcext:value-type="float">
            <text:p>1.0918196439743</text:p>
          </table:table-cell>
          <table:table-cell office:value-type="float" office:value="0.0278248712420464" calcext:value-type="float">
            <text:p>0.0278248712420464</text:p>
          </table:table-cell>
          <table:table-cell office:value-type="float" office:value="-1.59722805023193" calcext:value-type="float">
            <text:p>-1.59722805023193</text:p>
          </table:table-cell>
          <table:table-cell office:value-type="float" office:value="1.0690123818884" calcext:value-type="float">
            <text:p>1.0690123818884</text:p>
          </table:table-cell>
          <table:table-cell office:value-type="float" office:value="0.0435022562996658" calcext:value-type="float">
            <text:p>0.0435022562996658</text:p>
          </table:table-cell>
          <table:table-cell office:value-type="float" office:value="-1.59496838282345" calcext:value-type="float">
            <text:p>-1.59496838282345</text:p>
          </table:table-cell>
          <table:table-cell office:value-type="float" office:value="1.39840150602138" calcext:value-type="float">
            <text:p>1.39840150602138</text:p>
          </table:table-cell>
          <table:table-cell office:value-type="float" office:value="0.548382338809831" calcext:value-type="float">
            <text:p>0.548382338809831</text:p>
          </table:table-cell>
          <table:table-cell office:value-type="float" office:value="-1.1084832907103" calcext:value-type="float">
            <text:p>-1.1084832907103</text:p>
          </table:table-cell>
          <table:table-cell/>
          <table:table-cell table:formula="of:=[.D109]-[.G109]" office:value-type="float" office:value="0.0228072620859052" calcext:value-type="float">
            <text:p/>
          </table:table-cell>
          <table:table-cell table:formula="of:=[.E109]-[.H109]" office:value-type="float" office:value="-0.0156773850576194" calcext:value-type="float">
            <text:p/>
          </table:table-cell>
          <table:table-cell table:formula="of:=IF([.F109]-[.I109]&gt;= PI(); [.F109]-[.I109] - 2*PI(); [.F109]-[.I109])" office:value-type="float" office:value="-0.00225966740848471" calcext:value-type="float">
            <text:p/>
          </table:table-cell>
          <table:table-cell table:formula="of:=[.D109]-[.J109]" office:value-type="float" office:value="-0.306581862047071" calcext:value-type="float">
            <text:p/>
          </table:table-cell>
          <table:table-cell table:formula="of:=[.E109]-[.K109]" office:value-type="float" office:value="-0.520557467567784" calcext:value-type="float">
            <text:p/>
          </table:table-cell>
          <table:table-cell table:formula="of:=IF([.F109]-[.L109]&gt;= PI(); [.F109]-[.L109] - 2*PI(); [.F109]-[.L109])" office:value-type="float" office:value="-0.488744759521637" calcext:value-type="float">
            <text:p/>
          </table:table-cell>
          <table:table-cell/>
          <table:table-cell table:formula="of:=SQRT([.N109]^2+[.O109]^2)" office:value-type="float" office:value="0.0276758307210468" calcext:value-type="float">
            <text:p/>
          </table:table-cell>
          <table:table-cell table:formula="of:=SQRT([.Q109]^2+[.R109]^2)" office:value-type="float" office:value="0.60412955165000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388446215139442" calcext:value-type="float">
            <text:p>0.388446215139442</text:p>
          </table:table-cell>
          <table:table-cell office:value-type="float" office:value="1.09011399745941" calcext:value-type="float">
            <text:p>1.09011399745941</text:p>
          </table:table-cell>
          <table:table-cell office:value-type="float" office:value="-0.011889317072928" calcext:value-type="float">
            <text:p>-0.011889317072928</text:p>
          </table:table-cell>
          <table:table-cell office:value-type="float" office:value="-1.58400547504425" calcext:value-type="float">
            <text:p>-1.58400547504425</text:p>
          </table:table-cell>
          <table:table-cell office:value-type="float" office:value="1.06703274864317" calcext:value-type="float">
            <text:p>1.06703274864317</text:p>
          </table:table-cell>
          <table:table-cell office:value-type="float" office:value="0.00496410340973475" calcext:value-type="float">
            <text:p>0.00496410340973475</text:p>
          </table:table-cell>
          <table:table-cell office:value-type="float" office:value="-1.58479896778972" calcext:value-type="float">
            <text:p>-1.58479896778972</text:p>
          </table:table-cell>
          <table:table-cell office:value-type="float" office:value="1.41648670548943" calcext:value-type="float">
            <text:p>1.41648670548943</text:p>
          </table:table-cell>
          <table:table-cell office:value-type="float" office:value="0.512090936739908" calcext:value-type="float">
            <text:p>0.512090936739908</text:p>
          </table:table-cell>
          <table:table-cell office:value-type="float" office:value="-1.09294544210472" calcext:value-type="float">
            <text:p>-1.09294544210472</text:p>
          </table:table-cell>
          <table:table-cell/>
          <table:table-cell table:formula="of:=[.D110]-[.G110]" office:value-type="float" office:value="0.0230812488162431" calcext:value-type="float">
            <text:p/>
          </table:table-cell>
          <table:table-cell table:formula="of:=[.E110]-[.H110]" office:value-type="float" office:value="-0.0168534204826627" calcext:value-type="float">
            <text:p/>
          </table:table-cell>
          <table:table-cell table:formula="of:=IF([.F110]-[.I110]&gt;= PI(); [.F110]-[.I110] - 2*PI(); [.F110]-[.I110])" office:value-type="float" office:value="0.000793492745473801" calcext:value-type="float">
            <text:p/>
          </table:table-cell>
          <table:table-cell table:formula="of:=[.D110]-[.J110]" office:value-type="float" office:value="-0.326372708030014" calcext:value-type="float">
            <text:p/>
          </table:table-cell>
          <table:table-cell table:formula="of:=[.E110]-[.K110]" office:value-type="float" office:value="-0.523980253812836" calcext:value-type="float">
            <text:p/>
          </table:table-cell>
          <table:table-cell table:formula="of:=IF([.F110]-[.L110]&gt;= PI(); [.F110]-[.L110] - 2*PI(); [.F110]-[.L110])" office:value-type="float" office:value="-0.491060032939531" calcext:value-type="float">
            <text:p/>
          </table:table-cell>
          <table:table-cell/>
          <table:table-cell table:formula="of:=SQRT([.N110]^2+[.O110]^2)" office:value-type="float" office:value="0.0285793951804925" calcext:value-type="float">
            <text:p/>
          </table:table-cell>
          <table:table-cell table:formula="of:=SQRT([.Q110]^2+[.R110]^2)" office:value-type="float" office:value="0.6173122799139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1.08917558193207" calcext:value-type="float">
            <text:p>1.08917558193207</text:p>
          </table:table-cell>
          <table:table-cell office:value-type="float" office:value="-0.0516309142112732" calcext:value-type="float">
            <text:p>-0.0516309142112732</text:p>
          </table:table-cell>
          <table:table-cell office:value-type="float" office:value="-1.57346832752228" calcext:value-type="float">
            <text:p>-1.57346832752228</text:p>
          </table:table-cell>
          <table:table-cell office:value-type="float" office:value="1.06646498811038" calcext:value-type="float">
            <text:p>1.06646498811038</text:p>
          </table:table-cell>
          <table:table-cell office:value-type="float" office:value="-0.0365783231169862" calcext:value-type="float">
            <text:p>-0.0365783231169862</text:p>
          </table:table-cell>
          <table:table-cell office:value-type="float" office:value="-1.57499802159821" calcext:value-type="float">
            <text:p>-1.57499802159821</text:p>
          </table:table-cell>
          <table:table-cell office:value-type="float" office:value="1.43513358951592" calcext:value-type="float">
            <text:p>1.43513358951592</text:p>
          </table:table-cell>
          <table:table-cell office:value-type="float" office:value="0.476084909187533" calcext:value-type="float">
            <text:p>0.476084909187533</text:p>
          </table:table-cell>
          <table:table-cell office:value-type="float" office:value="-1.08362273294137" calcext:value-type="float">
            <text:p>-1.08362273294137</text:p>
          </table:table-cell>
          <table:table-cell/>
          <table:table-cell table:formula="of:=[.D111]-[.G111]" office:value-type="float" office:value="0.0227105938216909" calcext:value-type="float">
            <text:p/>
          </table:table-cell>
          <table:table-cell table:formula="of:=[.E111]-[.H111]" office:value-type="float" office:value="-0.015052591094287" calcext:value-type="float">
            <text:p/>
          </table:table-cell>
          <table:table-cell table:formula="of:=IF([.F111]-[.I111]&gt;= PI(); [.F111]-[.I111] - 2*PI(); [.F111]-[.I111])" office:value-type="float" office:value="0.00152969407593551" calcext:value-type="float">
            <text:p/>
          </table:table-cell>
          <table:table-cell table:formula="of:=[.D111]-[.J111]" office:value-type="float" office:value="-0.345958007583856" calcext:value-type="float">
            <text:p/>
          </table:table-cell>
          <table:table-cell table:formula="of:=[.E111]-[.K111]" office:value-type="float" office:value="-0.527715823398806" calcext:value-type="float">
            <text:p/>
          </table:table-cell>
          <table:table-cell table:formula="of:=IF([.F111]-[.L111]&gt;= PI(); [.F111]-[.L111] - 2*PI(); [.F111]-[.L111])" office:value-type="float" office:value="-0.489845594580905" calcext:value-type="float">
            <text:p/>
          </table:table-cell>
          <table:table-cell/>
          <table:table-cell table:formula="of:=SQRT([.N111]^2+[.O111]^2)" office:value-type="float" office:value="0.0272461294569639" calcext:value-type="float">
            <text:p/>
          </table:table-cell>
          <table:table-cell table:formula="of:=SQRT([.Q111]^2+[.R111]^2)" office:value-type="float" office:value="0.63100787101023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155378486055777" calcext:value-type="float">
            <text:p>0.155378486055777</text:p>
          </table:table-cell>
          <table:table-cell office:value-type="float" office:value="1.08862352371216" calcext:value-type="float">
            <text:p>1.08862352371216</text:p>
          </table:table-cell>
          <table:table-cell office:value-type="float" office:value="-0.0913953706622124" calcext:value-type="float">
            <text:p>-0.0913953706622124</text:p>
          </table:table-cell>
          <table:table-cell office:value-type="float" office:value="-1.56577229499817" calcext:value-type="float">
            <text:p>-1.56577229499817</text:p>
          </table:table-cell>
          <table:table-cell office:value-type="float" office:value="1.06629645022433" calcext:value-type="float">
            <text:p>1.06629645022433</text:p>
          </table:table-cell>
          <table:table-cell office:value-type="float" office:value="-0.0786867723743428" calcext:value-type="float">
            <text:p>-0.0786867723743428</text:p>
          </table:table-cell>
          <table:table-cell office:value-type="float" office:value="-1.56947420477481" calcext:value-type="float">
            <text:p>-1.56947420477481</text:p>
          </table:table-cell>
          <table:table-cell office:value-type="float" office:value="1.4539112273227" calcext:value-type="float">
            <text:p>1.4539112273227</text:p>
          </table:table-cell>
          <table:table-cell office:value-type="float" office:value="0.440639558823947" calcext:value-type="float">
            <text:p>0.440639558823947</text:p>
          </table:table-cell>
          <table:table-cell office:value-type="float" office:value="-1.07740759349914" calcext:value-type="float">
            <text:p>-1.07740759349914</text:p>
          </table:table-cell>
          <table:table-cell/>
          <table:table-cell table:formula="of:=[.D112]-[.G112]" office:value-type="float" office:value="0.0223270734878296" calcext:value-type="float">
            <text:p/>
          </table:table-cell>
          <table:table-cell table:formula="of:=[.E112]-[.H112]" office:value-type="float" office:value="-0.0127085982878695" calcext:value-type="float">
            <text:p/>
          </table:table-cell>
          <table:table-cell table:formula="of:=IF([.F112]-[.I112]&gt;= PI(); [.F112]-[.I112] - 2*PI(); [.F112]-[.I112])" office:value-type="float" office:value="0.00370190977664242" calcext:value-type="float">
            <text:p/>
          </table:table-cell>
          <table:table-cell table:formula="of:=[.D112]-[.J112]" office:value-type="float" office:value="-0.365287703610545" calcext:value-type="float">
            <text:p/>
          </table:table-cell>
          <table:table-cell table:formula="of:=[.E112]-[.K112]" office:value-type="float" office:value="-0.532034929486159" calcext:value-type="float">
            <text:p/>
          </table:table-cell>
          <table:table-cell table:formula="of:=IF([.F112]-[.L112]&gt;= PI(); [.F112]-[.L112] - 2*PI(); [.F112]-[.L112])" office:value-type="float" office:value="-0.488364701499027" calcext:value-type="float">
            <text:p/>
          </table:table-cell>
          <table:table-cell/>
          <table:table-cell table:formula="of:=SQRT([.N112]^2+[.O112]^2)" office:value-type="float" office:value="0.0256905951852693" calcext:value-type="float">
            <text:p/>
          </table:table-cell>
          <table:table-cell table:formula="of:=SQRT([.Q112]^2+[.R112]^2)" office:value-type="float" office:value="0.64536522419666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246" calcext:value-type="float">
            <text:p>1.0246</text:p>
          </table:table-cell>
          <table:table-cell office:value-type="float" office:value="0.155378486055777" calcext:value-type="float">
            <text:p>0.155378486055777</text:p>
          </table:table-cell>
          <table:table-cell office:value-type="float" office:value="1.08877825737" calcext:value-type="float">
            <text:p>1.08877825737</text:p>
          </table:table-cell>
          <table:table-cell office:value-type="float" office:value="-0.131165817379951" calcext:value-type="float">
            <text:p>-0.131165817379951</text:p>
          </table:table-cell>
          <table:table-cell office:value-type="float" office:value="-1.55957341194153" calcext:value-type="float">
            <text:p>-1.55957341194153</text:p>
          </table:table-cell>
          <table:table-cell office:value-type="float" office:value="1.06535103589655" calcext:value-type="float">
            <text:p>1.06535103589655</text:p>
          </table:table-cell>
          <table:table-cell office:value-type="float" office:value="-0.120670336715063" calcext:value-type="float">
            <text:p>-0.120670336715063</text:p>
          </table:table-cell>
          <table:table-cell office:value-type="float" office:value="-1.56786561343057" calcext:value-type="float">
            <text:p>-1.56786561343057</text:p>
          </table:table-cell>
          <table:table-cell office:value-type="float" office:value="1.47332178952164" calcext:value-type="float">
            <text:p>1.47332178952164</text:p>
          </table:table-cell>
          <table:table-cell office:value-type="float" office:value="0.404543598785169" calcext:value-type="float">
            <text:p>0.404543598785169</text:p>
          </table:table-cell>
          <table:table-cell office:value-type="float" office:value="-1.07119245405691" calcext:value-type="float">
            <text:p>-1.07119245405691</text:p>
          </table:table-cell>
          <table:table-cell/>
          <table:table-cell table:formula="of:=[.D113]-[.G113]" office:value-type="float" office:value="0.0234272214734486" calcext:value-type="float">
            <text:p/>
          </table:table-cell>
          <table:table-cell table:formula="of:=[.E113]-[.H113]" office:value-type="float" office:value="-0.0104954806648884" calcext:value-type="float">
            <text:p/>
          </table:table-cell>
          <table:table-cell table:formula="of:=IF([.F113]-[.I113]&gt;= PI(); [.F113]-[.I113] - 2*PI(); [.F113]-[.I113])" office:value-type="float" office:value="0.00829220148903787" calcext:value-type="float">
            <text:p/>
          </table:table-cell>
          <table:table-cell table:formula="of:=[.D113]-[.J113]" office:value-type="float" office:value="-0.384543532151649" calcext:value-type="float">
            <text:p/>
          </table:table-cell>
          <table:table-cell table:formula="of:=[.E113]-[.K113]" office:value-type="float" office:value="-0.53570941616512" calcext:value-type="float">
            <text:p/>
          </table:table-cell>
          <table:table-cell table:formula="of:=IF([.F113]-[.L113]&gt;= PI(); [.F113]-[.L113] - 2*PI(); [.F113]-[.L113])" office:value-type="float" office:value="-0.488380957884618" calcext:value-type="float">
            <text:p/>
          </table:table-cell>
          <table:table-cell/>
          <table:table-cell table:formula="of:=SQRT([.N113]^2+[.O113]^2)" office:value-type="float" office:value="0.0256707970338487" calcext:value-type="float">
            <text:p/>
          </table:table-cell>
          <table:table-cell table:formula="of:=SQRT([.Q113]^2+[.R113]^2)" office:value-type="float" office:value="0.65943787174201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155378486055777" calcext:value-type="float">
            <text:p>0.155378486055777</text:p>
          </table:table-cell>
          <table:table-cell office:value-type="float" office:value="1.08916616439819" calcext:value-type="float">
            <text:p>1.08916616439819</text:p>
          </table:table-cell>
          <table:table-cell office:value-type="float" office:value="-0.170911118388176" calcext:value-type="float">
            <text:p>-0.170911118388176</text:p>
          </table:table-cell>
          <table:table-cell office:value-type="float" office:value="-1.55553185939789" calcext:value-type="float">
            <text:p>-1.55553185939789</text:p>
          </table:table-cell>
          <table:table-cell office:value-type="float" office:value="1.06546859250273" calcext:value-type="float">
            <text:p>1.06546859250273</text:p>
          </table:table-cell>
          <table:table-cell office:value-type="float" office:value="-0.162781364774315" calcext:value-type="float">
            <text:p>-0.162781364774315</text:p>
          </table:table-cell>
          <table:table-cell office:value-type="float" office:value="-1.5619023607479" calcext:value-type="float">
            <text:p>-1.5619023607479</text:p>
          </table:table-cell>
          <table:table-cell office:value-type="float" office:value="1.49253856090754" calcext:value-type="float">
            <text:p>1.49253856090754</text:p>
          </table:table-cell>
          <table:table-cell office:value-type="float" office:value="0.369334392013329" calcext:value-type="float">
            <text:p>0.369334392013329</text:p>
          </table:table-cell>
          <table:table-cell office:value-type="float" office:value="-1.06497731461468" calcext:value-type="float">
            <text:p>-1.06497731461468</text:p>
          </table:table-cell>
          <table:table-cell/>
          <table:table-cell table:formula="of:=[.D114]-[.G114]" office:value-type="float" office:value="0.0236975718954608" calcext:value-type="float">
            <text:p/>
          </table:table-cell>
          <table:table-cell table:formula="of:=[.E114]-[.H114]" office:value-type="float" office:value="-0.0081297536138607" calcext:value-type="float">
            <text:p/>
          </table:table-cell>
          <table:table-cell table:formula="of:=IF([.F114]-[.I114]&gt;= PI(); [.F114]-[.I114] - 2*PI(); [.F114]-[.I114])" office:value-type="float" office:value="0.00637050135000905" calcext:value-type="float">
            <text:p/>
          </table:table-cell>
          <table:table-cell table:formula="of:=[.D114]-[.J114]" office:value-type="float" office:value="-0.403372396509348" calcext:value-type="float">
            <text:p/>
          </table:table-cell>
          <table:table-cell table:formula="of:=[.E114]-[.K114]" office:value-type="float" office:value="-0.540245510401505" calcext:value-type="float">
            <text:p/>
          </table:table-cell>
          <table:table-cell table:formula="of:=IF([.F114]-[.L114]&gt;= PI(); [.F114]-[.L114] - 2*PI(); [.F114]-[.L114])" office:value-type="float" office:value="-0.490554544783209" calcext:value-type="float">
            <text:p/>
          </table:table-cell>
          <table:table-cell/>
          <table:table-cell table:formula="of:=SQRT([.N114]^2+[.O114]^2)" office:value-type="float" office:value="0.0250532993348704" calcext:value-type="float">
            <text:p/>
          </table:table-cell>
          <table:table-cell table:formula="of:=SQRT([.Q114]^2+[.R114]^2)" office:value-type="float" office:value="0.67422140412084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1.08944153785706" calcext:value-type="float">
            <text:p>1.08944153785706</text:p>
          </table:table-cell>
          <table:table-cell office:value-type="float" office:value="-0.210639417171478" calcext:value-type="float">
            <text:p>-0.210639417171478</text:p>
          </table:table-cell>
          <table:table-cell office:value-type="float" office:value="-1.5534462928772" calcext:value-type="float">
            <text:p>-1.5534462928772</text:p>
          </table:table-cell>
          <table:table-cell office:value-type="float" office:value="1.0663255642078" calcext:value-type="float">
            <text:p>1.0663255642078</text:p>
          </table:table-cell>
          <table:table-cell office:value-type="float" office:value="-0.191310800621535" calcext:value-type="float">
            <text:p>-0.191310800621535</text:p>
          </table:table-cell>
          <table:table-cell office:value-type="float" office:value="-1.55391410654117" calcext:value-type="float">
            <text:p>-1.55391410654117</text:p>
          </table:table-cell>
          <table:table-cell office:value-type="float" office:value="1.51239629484052" calcext:value-type="float">
            <text:p>1.51239629484052</text:p>
          </table:table-cell>
          <table:table-cell office:value-type="float" office:value="0.333482493053205" calcext:value-type="float">
            <text:p>0.333482493053205</text:p>
          </table:table-cell>
          <table:table-cell office:value-type="float" office:value="-1.06497731461468" calcext:value-type="float">
            <text:p>-1.06497731461468</text:p>
          </table:table-cell>
          <table:table-cell/>
          <table:table-cell table:formula="of:=[.D115]-[.G115]" office:value-type="float" office:value="0.0231159736492579" calcext:value-type="float">
            <text:p/>
          </table:table-cell>
          <table:table-cell table:formula="of:=[.E115]-[.H115]" office:value-type="float" office:value="-0.019328616549943" calcext:value-type="float">
            <text:p/>
          </table:table-cell>
          <table:table-cell table:formula="of:=IF([.F115]-[.I115]&gt;= PI(); [.F115]-[.I115] - 2*PI(); [.F115]-[.I115])" office:value-type="float" office:value="0.000467813663970196" calcext:value-type="float">
            <text:p/>
          </table:table-cell>
          <table:table-cell table:formula="of:=[.D115]-[.J115]" office:value-type="float" office:value="-0.422954756983467" calcext:value-type="float">
            <text:p/>
          </table:table-cell>
          <table:table-cell table:formula="of:=[.E115]-[.K115]" office:value-type="float" office:value="-0.544121910224684" calcext:value-type="float">
            <text:p/>
          </table:table-cell>
          <table:table-cell table:formula="of:=IF([.F115]-[.L115]&gt;= PI(); [.F115]-[.L115] - 2*PI(); [.F115]-[.L115])" office:value-type="float" office:value="-0.488468978262518" calcext:value-type="float">
            <text:p/>
          </table:table-cell>
          <table:table-cell/>
          <table:table-cell table:formula="of:=SQRT([.N115]^2+[.O115]^2)" office:value-type="float" office:value="0.0301321034029806" calcext:value-type="float">
            <text:p/>
          </table:table-cell>
          <table:table-cell table:formula="of:=SQRT([.Q115]^2+[.R115]^2)" office:value-type="float" office:value="0.68917296786909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1.0897581577301" calcext:value-type="float">
            <text:p>1.0897581577301</text:p>
          </table:table-cell>
          <table:table-cell office:value-type="float" office:value="-0.250383645296097" calcext:value-type="float">
            <text:p>-0.250383645296097</text:p>
          </table:table-cell>
          <table:table-cell office:value-type="float" office:value="-1.5521434545517" calcext:value-type="float">
            <text:p>-1.5521434545517</text:p>
          </table:table-cell>
          <table:table-cell office:value-type="float" office:value="1.07693429187961" calcext:value-type="float">
            <text:p>1.07693429187961</text:p>
          </table:table-cell>
          <table:table-cell office:value-type="float" office:value="-0.243847025913659" calcext:value-type="float">
            <text:p>-0.243847025913659</text:p>
          </table:table-cell>
          <table:table-cell office:value-type="float" office:value="-1.55653526078186" calcext:value-type="float">
            <text:p>-1.55653526078186</text:p>
          </table:table-cell>
          <table:table-cell office:value-type="float" office:value="1.53204277628486" calcext:value-type="float">
            <text:p>1.53204277628486</text:p>
          </table:table-cell>
          <table:table-cell office:value-type="float" office:value="0.298011997273508" calcext:value-type="float">
            <text:p>0.298011997273508</text:p>
          </table:table-cell>
          <table:table-cell office:value-type="float" office:value="-1.06186974489356" calcext:value-type="float">
            <text:p>-1.06186974489356</text:p>
          </table:table-cell>
          <table:table-cell/>
          <table:table-cell table:formula="of:=[.D116]-[.G116]" office:value-type="float" office:value="0.0128238658504924" calcext:value-type="float">
            <text:p/>
          </table:table-cell>
          <table:table-cell table:formula="of:=[.E116]-[.H116]" office:value-type="float" office:value="-0.0065366193824373" calcext:value-type="float">
            <text:p/>
          </table:table-cell>
          <table:table-cell table:formula="of:=IF([.F116]-[.I116]&gt;= PI(); [.F116]-[.I116] - 2*PI(); [.F116]-[.I116])" office:value-type="float" office:value="0.00439180623016533" calcext:value-type="float">
            <text:p/>
          </table:table-cell>
          <table:table-cell table:formula="of:=[.D116]-[.J116]" office:value-type="float" office:value="-0.442284618554753" calcext:value-type="float">
            <text:p/>
          </table:table-cell>
          <table:table-cell table:formula="of:=[.E116]-[.K116]" office:value-type="float" office:value="-0.548395642569605" calcext:value-type="float">
            <text:p/>
          </table:table-cell>
          <table:table-cell table:formula="of:=IF([.F116]-[.L116]&gt;= PI(); [.F116]-[.L116] - 2*PI(); [.F116]-[.L116])" office:value-type="float" office:value="-0.490273709658133" calcext:value-type="float">
            <text:p/>
          </table:table-cell>
          <table:table-cell/>
          <table:table-cell table:formula="of:=SQRT([.N116]^2+[.O116]^2)" office:value-type="float" office:value="0.0143937114151383" calcext:value-type="float">
            <text:p/>
          </table:table-cell>
          <table:table-cell table:formula="of:=SQRT([.Q116]^2+[.R116]^2)" office:value-type="float" office:value="0.70452357277769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72" calcext:value-type="float">
            <text:p>0.872</text:p>
          </table:table-cell>
          <table:table-cell office:value-type="float" office:value="-0.466135458167331" calcext:value-type="float">
            <text:p>-0.466135458167331</text:p>
          </table:table-cell>
          <table:table-cell office:value-type="float" office:value="1.09051096439362" calcext:value-type="float">
            <text:p>1.09051096439362</text:p>
          </table:table-cell>
          <table:table-cell office:value-type="float" office:value="-0.287299662828445" calcext:value-type="float">
            <text:p>-0.287299662828445</text:p>
          </table:table-cell>
          <table:table-cell office:value-type="float" office:value="-1.56028473377228" calcext:value-type="float">
            <text:p>-1.56028473377228</text:p>
          </table:table-cell>
          <table:table-cell office:value-type="float" office:value="1.07640336488249" calcext:value-type="float">
            <text:p>1.07640336488249</text:p>
          </table:table-cell>
          <table:table-cell office:value-type="float" office:value="-0.288717083678579" calcext:value-type="float">
            <text:p>-0.288717083678579</text:p>
          </table:table-cell>
          <table:table-cell office:value-type="float" office:value="-1.57063623128791" calcext:value-type="float">
            <text:p>-1.57063623128791</text:p>
          </table:table-cell>
          <table:table-cell office:value-type="float" office:value="1.54903771257969" calcext:value-type="float">
            <text:p>1.54903771257969</text:p>
          </table:table-cell>
          <table:table-cell office:value-type="float" office:value="0.267552408629954" calcext:value-type="float">
            <text:p>0.267552408629954</text:p>
          </table:table-cell>
          <table:table-cell office:value-type="float" office:value="-1.08051516322026" calcext:value-type="float">
            <text:p>-1.08051516322026</text:p>
          </table:table-cell>
          <table:table-cell/>
          <table:table-cell table:formula="of:=[.D117]-[.G117]" office:value-type="float" office:value="0.0141075995111235" calcext:value-type="float">
            <text:p/>
          </table:table-cell>
          <table:table-cell table:formula="of:=[.E117]-[.H117]" office:value-type="float" office:value="0.00141742085013385" calcext:value-type="float">
            <text:p/>
          </table:table-cell>
          <table:table-cell table:formula="of:=IF([.F117]-[.I117]&gt;= PI(); [.F117]-[.I117] - 2*PI(); [.F117]-[.I117])" office:value-type="float" office:value="0.0103514975156316" calcext:value-type="float">
            <text:p/>
          </table:table-cell>
          <table:table-cell table:formula="of:=[.D117]-[.J117]" office:value-type="float" office:value="-0.458526748186073" calcext:value-type="float">
            <text:p/>
          </table:table-cell>
          <table:table-cell table:formula="of:=[.E117]-[.K117]" office:value-type="float" office:value="-0.554852071458399" calcext:value-type="float">
            <text:p/>
          </table:table-cell>
          <table:table-cell table:formula="of:=IF([.F117]-[.L117]&gt;= PI(); [.F117]-[.L117] - 2*PI(); [.F117]-[.L117])" office:value-type="float" office:value="-0.479769570552021" calcext:value-type="float">
            <text:p/>
          </table:table-cell>
          <table:table-cell/>
          <table:table-cell table:formula="of:=SQRT([.N117]^2+[.O117]^2)" office:value-type="float" office:value="0.014178626373265" calcext:value-type="float">
            <text:p/>
          </table:table-cell>
          <table:table-cell table:formula="of:=SQRT([.Q117]^2+[.R117]^2)" office:value-type="float" office:value="0.71979691580595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739" calcext:value-type="float">
            <text:p>0.7739</text:p>
          </table:table-cell>
          <table:table-cell office:value-type="float" office:value="-1.16533864541833" calcext:value-type="float">
            <text:p>-1.16533864541833</text:p>
          </table:table-cell>
          <table:table-cell office:value-type="float" office:value="1.09200274944305" calcext:value-type="float">
            <text:p>1.09200274944305</text:p>
          </table:table-cell>
          <table:table-cell office:value-type="float" office:value="-0.318522900342941" calcext:value-type="float">
            <text:p>-0.318522900342941</text:p>
          </table:table-cell>
          <table:table-cell office:value-type="float" office:value="-1.60108959674835" calcext:value-type="float">
            <text:p>-1.60108959674835</text:p>
          </table:table-cell>
          <table:table-cell office:value-type="float" office:value="1.07740792095985" calcext:value-type="float">
            <text:p>1.07740792095985</text:p>
          </table:table-cell>
          <table:table-cell office:value-type="float" office:value="-0.324669885590466" calcext:value-type="float">
            <text:p>-0.324669885590466</text:p>
          </table:table-cell>
          <table:table-cell office:value-type="float" office:value="-1.60462215059328" calcext:value-type="float">
            <text:p>-1.60462215059328</text:p>
          </table:table-cell>
          <table:table-cell office:value-type="float" office:value="1.56361408655813" calcext:value-type="float">
            <text:p>1.56361408655813</text:p>
          </table:table-cell>
          <table:table-cell office:value-type="float" office:value="0.240243009924734" calcext:value-type="float">
            <text:p>0.240243009924734</text:p>
          </table:table-cell>
          <table:table-cell office:value-type="float" office:value="-1.12712870903699" calcext:value-type="float">
            <text:p>-1.12712870903699</text:p>
          </table:table-cell>
          <table:table-cell/>
          <table:table-cell table:formula="of:=[.D118]-[.G118]" office:value-type="float" office:value="0.0145948284832018" calcext:value-type="float">
            <text:p/>
          </table:table-cell>
          <table:table-cell table:formula="of:=[.E118]-[.H118]" office:value-type="float" office:value="0.00614698524752472" calcext:value-type="float">
            <text:p/>
          </table:table-cell>
          <table:table-cell table:formula="of:=IF([.F118]-[.I118]&gt;= PI(); [.F118]-[.I118] - 2*PI(); [.F118]-[.I118])" office:value-type="float" office:value="0.00353255384493067" calcext:value-type="float">
            <text:p/>
          </table:table-cell>
          <table:table-cell table:formula="of:=[.D118]-[.J118]" office:value-type="float" office:value="-0.471611337115073" calcext:value-type="float">
            <text:p/>
          </table:table-cell>
          <table:table-cell table:formula="of:=[.E118]-[.K118]" office:value-type="float" office:value="-0.558765910267675" calcext:value-type="float">
            <text:p/>
          </table:table-cell>
          <table:table-cell table:formula="of:=IF([.F118]-[.L118]&gt;= PI(); [.F118]-[.L118] - 2*PI(); [.F118]-[.L118])" office:value-type="float" office:value="-0.473960887711362" calcext:value-type="float">
            <text:p/>
          </table:table-cell>
          <table:table-cell/>
          <table:table-cell table:formula="of:=SQRT([.N118]^2+[.O118]^2)" office:value-type="float" office:value="0.0158364909650896" calcext:value-type="float">
            <text:p/>
          </table:table-cell>
          <table:table-cell table:formula="of:=SQRT([.Q118]^2+[.R118]^2)" office:value-type="float" office:value="0.73118848170135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649" calcext:value-type="float">
            <text:p>0.6649</text:p>
          </table:table-cell>
          <table:table-cell office:value-type="float" office:value="-2.25298804780876" calcext:value-type="float">
            <text:p>-2.25298804780876</text:p>
          </table:table-cell>
          <table:table-cell office:value-type="float" office:value="1.09442889690399" calcext:value-type="float">
            <text:p>1.09442889690399</text:p>
          </table:table-cell>
          <table:table-cell office:value-type="float" office:value="-0.345463365316391" calcext:value-type="float">
            <text:p>-0.345463365316391</text:p>
          </table:table-cell>
          <table:table-cell office:value-type="float" office:value="-1.68068552017212" calcext:value-type="float">
            <text:p>-1.68068552017212</text:p>
          </table:table-cell>
          <table:table-cell office:value-type="float" office:value="1.07950606288486" calcext:value-type="float">
            <text:p>1.07950606288486</text:p>
          </table:table-cell>
          <table:table-cell office:value-type="float" office:value="-0.358243082286599" calcext:value-type="float">
            <text:p>-0.358243082286599</text:p>
          </table:table-cell>
          <table:table-cell office:value-type="float" office:value="-1.68152765029642" calcext:value-type="float">
            <text:p>-1.68152765029642</text:p>
          </table:table-cell>
          <table:table-cell office:value-type="float" office:value="1.57503054924424" calcext:value-type="float">
            <text:p>1.57503054924424</text:p>
          </table:table-cell>
          <table:table-cell office:value-type="float" office:value="0.216221944258604" calcext:value-type="float">
            <text:p>0.216221944258604</text:p>
          </table:table-cell>
          <table:table-cell office:value-type="float" office:value="-1.21724823094934" calcext:value-type="float">
            <text:p>-1.21724823094934</text:p>
          </table:table-cell>
          <table:table-cell/>
          <table:table-cell table:formula="of:=[.D119]-[.G119]" office:value-type="float" office:value="0.0149228340191307" calcext:value-type="float">
            <text:p/>
          </table:table-cell>
          <table:table-cell table:formula="of:=[.E119]-[.H119]" office:value-type="float" office:value="0.0127797169702082" calcext:value-type="float">
            <text:p/>
          </table:table-cell>
          <table:table-cell table:formula="of:=IF([.F119]-[.I119]&gt;= PI(); [.F119]-[.I119] - 2*PI(); [.F119]-[.I119])" office:value-type="float" office:value="0.000842130124302676" calcext:value-type="float">
            <text:p/>
          </table:table-cell>
          <table:table-cell table:formula="of:=[.D119]-[.J119]" office:value-type="float" office:value="-0.480601652340252" calcext:value-type="float">
            <text:p/>
          </table:table-cell>
          <table:table-cell table:formula="of:=[.E119]-[.K119]" office:value-type="float" office:value="-0.561685309574995" calcext:value-type="float">
            <text:p/>
          </table:table-cell>
          <table:table-cell table:formula="of:=IF([.F119]-[.L119]&gt;= PI(); [.F119]-[.L119] - 2*PI(); [.F119]-[.L119])" office:value-type="float" office:value="-0.463437289222779" calcext:value-type="float">
            <text:p/>
          </table:table-cell>
          <table:table-cell/>
          <table:table-cell table:formula="of:=SQRT([.N119]^2+[.O119]^2)" office:value-type="float" office:value="0.019647191682303" calcext:value-type="float">
            <text:p/>
          </table:table-cell>
          <table:table-cell table:formula="of:=SQRT([.Q119]^2+[.R119]^2)" office:value-type="float" office:value="0.73923496618094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559" calcext:value-type="float">
            <text:p>0.5559</text:p>
          </table:table-cell>
          <table:table-cell office:value-type="float" office:value="-3.3406374501992" calcext:value-type="float">
            <text:p>-3.3406374501992</text:p>
          </table:table-cell>
          <table:table-cell office:value-type="float" office:value="1.09663105010986" calcext:value-type="float">
            <text:p>1.09663105010986</text:p>
          </table:table-cell>
          <table:table-cell office:value-type="float" office:value="-0.368931889533997" calcext:value-type="float">
            <text:p>-0.368931889533997</text:p>
          </table:table-cell>
          <table:table-cell office:value-type="float" office:value="-1.80351543426514" calcext:value-type="float">
            <text:p>-1.80351543426514</text:p>
          </table:table-cell>
          <table:table-cell office:value-type="float" office:value="1.0740512678296" calcext:value-type="float">
            <text:p>1.0740512678296</text:p>
          </table:table-cell>
          <table:table-cell office:value-type="float" office:value="-0.366366449142394" calcext:value-type="float">
            <text:p>-0.366366449142394</text:p>
          </table:table-cell>
          <table:table-cell office:value-type="float" office:value="-1.77401463990616" calcext:value-type="float">
            <text:p>-1.77401463990616</text:p>
          </table:table-cell>
          <table:table-cell office:value-type="float" office:value="1.58272928898347" calcext:value-type="float">
            <text:p>1.58272928898347</text:p>
          </table:table-cell>
          <table:table-cell office:value-type="float" office:value="0.195361237117483" calcext:value-type="float">
            <text:p>0.195361237117483</text:p>
          </table:table-cell>
          <table:table-cell office:value-type="float" office:value="-1.35087372895731" calcext:value-type="float">
            <text:p>-1.35087372895731</text:p>
          </table:table-cell>
          <table:table-cell/>
          <table:table-cell table:formula="of:=[.D120]-[.G120]" office:value-type="float" office:value="0.022579782280268" calcext:value-type="float">
            <text:p/>
          </table:table-cell>
          <table:table-cell table:formula="of:=[.E120]-[.H120]" office:value-type="float" office:value="-0.0025654403916025" calcext:value-type="float">
            <text:p/>
          </table:table-cell>
          <table:table-cell table:formula="of:=IF([.F120]-[.I120]&gt;= PI(); [.F120]-[.I120] - 2*PI(); [.F120]-[.I120])" office:value-type="float" office:value="-0.0295007943589802" calcext:value-type="float">
            <text:p/>
          </table:table-cell>
          <table:table-cell table:formula="of:=[.D120]-[.J120]" office:value-type="float" office:value="-0.48609823887361" calcext:value-type="float">
            <text:p/>
          </table:table-cell>
          <table:table-cell table:formula="of:=[.E120]-[.K120]" office:value-type="float" office:value="-0.56429312665148" calcext:value-type="float">
            <text:p/>
          </table:table-cell>
          <table:table-cell table:formula="of:=IF([.F120]-[.L120]&gt;= PI(); [.F120]-[.L120] - 2*PI(); [.F120]-[.L120])" office:value-type="float" office:value="-0.452641705307828" calcext:value-type="float">
            <text:p/>
          </table:table-cell>
          <table:table-cell/>
          <table:table-cell table:formula="of:=SQRT([.N120]^2+[.O120]^2)" office:value-type="float" office:value="0.0227250534042754" calcext:value-type="float">
            <text:p/>
          </table:table-cell>
          <table:table-cell table:formula="of:=SQRT([.Q120]^2+[.R120]^2)" office:value-type="float" office:value="0.74479408605474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796" calcext:value-type="float">
            <text:p>0.4796</text:p>
          </table:table-cell>
          <table:table-cell office:value-type="float" office:value="-4.19521912350598" calcext:value-type="float">
            <text:p>-4.19521912350598</text:p>
          </table:table-cell>
          <table:table-cell office:value-type="float" office:value="1.09863471984863" calcext:value-type="float">
            <text:p>1.09863471984863</text:p>
          </table:table-cell>
          <table:table-cell office:value-type="float" office:value="-0.389669895172119" calcext:value-type="float">
            <text:p>-0.389669895172119</text:p>
          </table:table-cell>
          <table:table-cell office:value-type="float" office:value="-1.96726191043854" calcext:value-type="float">
            <text:p>-1.96726191043854</text:p>
          </table:table-cell>
          <table:table-cell office:value-type="float" office:value="1.07817630708982" calcext:value-type="float">
            <text:p>1.07817630708982</text:p>
          </table:table-cell>
          <table:table-cell office:value-type="float" office:value="-0.3851437197352" calcext:value-type="float">
            <text:p>-0.3851437197352</text:p>
          </table:table-cell>
          <table:table-cell office:value-type="float" office:value="-1.91785978032881" calcext:value-type="float">
            <text:p>-1.91785978032881</text:p>
          </table:table-cell>
          <table:table-cell office:value-type="float" office:value="1.5869143569665" calcext:value-type="float">
            <text:p>1.5869143569665</text:p>
          </table:table-cell>
          <table:table-cell office:value-type="float" office:value="0.176639296460131" calcext:value-type="float">
            <text:p>0.176639296460131</text:p>
          </table:table-cell>
          <table:table-cell office:value-type="float" office:value="-1.51868249389755" calcext:value-type="float">
            <text:p>-1.51868249389755</text:p>
          </table:table-cell>
          <table:table-cell/>
          <table:table-cell table:formula="of:=[.D121]-[.G121]" office:value-type="float" office:value="0.0204584127588101" calcext:value-type="float">
            <text:p/>
          </table:table-cell>
          <table:table-cell table:formula="of:=[.E121]-[.H121]" office:value-type="float" office:value="-0.00452617543691969" calcext:value-type="float">
            <text:p/>
          </table:table-cell>
          <table:table-cell table:formula="of:=IF([.F121]-[.I121]&gt;= PI(); [.F121]-[.I121] - 2*PI(); [.F121]-[.I121])" office:value-type="float" office:value="-0.0494021301097281" calcext:value-type="float">
            <text:p/>
          </table:table-cell>
          <table:table-cell table:formula="of:=[.D121]-[.J121]" office:value-type="float" office:value="-0.488279637117871" calcext:value-type="float">
            <text:p/>
          </table:table-cell>
          <table:table-cell table:formula="of:=[.E121]-[.K121]" office:value-type="float" office:value="-0.56630919163225" calcext:value-type="float">
            <text:p/>
          </table:table-cell>
          <table:table-cell table:formula="of:=IF([.F121]-[.L121]&gt;= PI(); [.F121]-[.L121] - 2*PI(); [.F121]-[.L121])" office:value-type="float" office:value="-0.44857941654099" calcext:value-type="float">
            <text:p/>
          </table:table-cell>
          <table:table-cell/>
          <table:table-cell table:formula="of:=SQRT([.N121]^2+[.O121]^2)" office:value-type="float" office:value="0.0209531123391161" calcext:value-type="float">
            <text:p/>
          </table:table-cell>
          <table:table-cell table:formula="of:=SQRT([.Q121]^2+[.R121]^2)" office:value-type="float" office:value="0.74774534739517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24" calcext:value-type="float">
            <text:p>0.3924</text:p>
          </table:table-cell>
          <table:table-cell office:value-type="float" office:value="-5.12749003984064" calcext:value-type="float">
            <text:p>-5.12749003984064</text:p>
          </table:table-cell>
          <table:table-cell office:value-type="float" office:value="1.10054576396942" calcext:value-type="float">
            <text:p>1.10054576396942</text:p>
          </table:table-cell>
          <table:table-cell office:value-type="float" office:value="-0.408449709415436" calcext:value-type="float">
            <text:p>-0.408449709415436</text:p>
          </table:table-cell>
          <table:table-cell office:value-type="float" office:value="-2.16672492027283" calcext:value-type="float">
            <text:p>-2.16672492027283</text:p>
          </table:table-cell>
          <table:table-cell office:value-type="float" office:value="1.08183270679806" calcext:value-type="float">
            <text:p>1.08183270679806</text:p>
          </table:table-cell>
          <table:table-cell office:value-type="float" office:value="-0.400903455258715" calcext:value-type="float">
            <text:p>-0.400903455258715</text:p>
          </table:table-cell>
          <table:table-cell office:value-type="float" office:value="-2.1204853504268" calcext:value-type="float">
            <text:p>-2.1204853504268</text:p>
          </table:table-cell>
          <table:table-cell office:value-type="float" office:value="1.58773196548647" calcext:value-type="float">
            <text:p>1.58773196548647</text:p>
          </table:table-cell>
          <table:table-cell office:value-type="float" office:value="0.160964605639956" calcext:value-type="float">
            <text:p>0.160964605639956</text:p>
          </table:table-cell>
          <table:table-cell office:value-type="float" office:value="-1.72378209549117" calcext:value-type="float">
            <text:p>-1.72378209549117</text:p>
          </table:table-cell>
          <table:table-cell/>
          <table:table-cell table:formula="of:=[.D122]-[.G122]" office:value-type="float" office:value="0.0187130571713594" calcext:value-type="float">
            <text:p/>
          </table:table-cell>
          <table:table-cell table:formula="of:=[.E122]-[.H122]" office:value-type="float" office:value="-0.00754625415672033" calcext:value-type="float">
            <text:p/>
          </table:table-cell>
          <table:table-cell table:formula="of:=IF([.F122]-[.I122]&gt;= PI(); [.F122]-[.I122] - 2*PI(); [.F122]-[.I122])" office:value-type="float" office:value="-0.0462395698460245" calcext:value-type="float">
            <text:p/>
          </table:table-cell>
          <table:table-cell table:formula="of:=[.D122]-[.J122]" office:value-type="float" office:value="-0.487186201517046" calcext:value-type="float">
            <text:p/>
          </table:table-cell>
          <table:table-cell table:formula="of:=[.E122]-[.K122]" office:value-type="float" office:value="-0.569414315055392" calcext:value-type="float">
            <text:p/>
          </table:table-cell>
          <table:table-cell table:formula="of:=IF([.F122]-[.L122]&gt;= PI(); [.F122]-[.L122] - 2*PI(); [.F122]-[.L122])" office:value-type="float" office:value="-0.442942824781654" calcext:value-type="float">
            <text:p/>
          </table:table-cell>
          <table:table-cell/>
          <table:table-cell table:formula="of:=SQRT([.N122]^2+[.O122]^2)" office:value-type="float" office:value="0.0201773254049288" calcext:value-type="float">
            <text:p/>
          </table:table-cell>
          <table:table-cell table:formula="of:=SQRT([.Q122]^2+[.R122]^2)" office:value-type="float" office:value="0.74938845543456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578" calcext:value-type="float">
            <text:p>0.4578</text:p>
          </table:table-cell>
          <table:table-cell office:value-type="float" office:value="-4.97211155378486" calcext:value-type="float">
            <text:p>-4.97211155378486</text:p>
          </table:table-cell>
          <table:table-cell office:value-type="float" office:value="1.09918260574341" calcext:value-type="float">
            <text:p>1.09918260574341</text:p>
          </table:table-cell>
          <table:table-cell office:value-type="float" office:value="-0.427679806947708" calcext:value-type="float">
            <text:p>-0.427679806947708</text:p>
          </table:table-cell>
          <table:table-cell office:value-type="float" office:value="-2.37577867507935" calcext:value-type="float">
            <text:p>-2.37577867507935</text:p>
          </table:table-cell>
          <table:table-cell office:value-type="float" office:value="1.08825133010629" calcext:value-type="float">
            <text:p>1.08825133010629</text:p>
          </table:table-cell>
          <table:table-cell office:value-type="float" office:value="-0.41751746020693" calcext:value-type="float">
            <text:p>-0.41751746020693</text:p>
          </table:table-cell>
          <table:table-cell office:value-type="float" office:value="-2.31774875664488" calcext:value-type="float">
            <text:p>-2.31774875664488</text:p>
          </table:table-cell>
          <table:table-cell office:value-type="float" office:value="1.58494140523207" calcext:value-type="float">
            <text:p>1.58494140523207</text:p>
          </table:table-cell>
          <table:table-cell office:value-type="float" office:value="0.14286648094521" calcext:value-type="float">
            <text:p>0.14286648094521</text:p>
          </table:table-cell>
          <table:table-cell office:value-type="float" office:value="-1.92266655764257" calcext:value-type="float">
            <text:p>-1.92266655764257</text:p>
          </table:table-cell>
          <table:table-cell/>
          <table:table-cell table:formula="of:=[.D123]-[.G123]" office:value-type="float" office:value="0.0109312756371232" calcext:value-type="float">
            <text:p/>
          </table:table-cell>
          <table:table-cell table:formula="of:=[.E123]-[.H123]" office:value-type="float" office:value="-0.0101623467407785" calcext:value-type="float">
            <text:p/>
          </table:table-cell>
          <table:table-cell table:formula="of:=IF([.F123]-[.I123]&gt;= PI(); [.F123]-[.I123] - 2*PI(); [.F123]-[.I123])" office:value-type="float" office:value="-0.0580299184344644" calcext:value-type="float">
            <text:p/>
          </table:table-cell>
          <table:table-cell table:formula="of:=[.D123]-[.J123]" office:value-type="float" office:value="-0.485758799488661" calcext:value-type="float">
            <text:p/>
          </table:table-cell>
          <table:table-cell table:formula="of:=[.E123]-[.K123]" office:value-type="float" office:value="-0.570546287892918" calcext:value-type="float">
            <text:p/>
          </table:table-cell>
          <table:table-cell table:formula="of:=IF([.F123]-[.L123]&gt;= PI(); [.F123]-[.L123] - 2*PI(); [.F123]-[.L123])" office:value-type="float" office:value="-0.453112117436778" calcext:value-type="float">
            <text:p/>
          </table:table-cell>
          <table:table-cell/>
          <table:table-cell table:formula="of:=SQRT([.N123]^2+[.O123]^2)" office:value-type="float" office:value="0.0149253501913547" calcext:value-type="float">
            <text:p/>
          </table:table-cell>
          <table:table-cell table:formula="of:=SQRT([.Q123]^2+[.R123]^2)" office:value-type="float" office:value="0.74932281288444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54" calcext:value-type="float">
            <text:p>0.654</text:p>
          </table:table-cell>
          <table:table-cell office:value-type="float" office:value="-4.0398406374502" calcext:value-type="float">
            <text:p>-4.0398406374502</text:p>
          </table:table-cell>
          <table:table-cell office:value-type="float" office:value="1.09156227111816" calcext:value-type="float">
            <text:p>1.09156227111816</text:p>
          </table:table-cell>
          <table:table-cell office:value-type="float" office:value="-0.448083639144898" calcext:value-type="float">
            <text:p>-0.448083639144898</text:p>
          </table:table-cell>
          <table:table-cell office:value-type="float" office:value="-2.56889533996582" calcext:value-type="float">
            <text:p>-2.56889533996582</text:p>
          </table:table-cell>
          <table:table-cell office:value-type="float" office:value="1.08546728477298" calcext:value-type="float">
            <text:p>1.08546728477298</text:p>
          </table:table-cell>
          <table:table-cell office:value-type="float" office:value="-0.439764985722627" calcext:value-type="float">
            <text:p>-0.439764985722627</text:p>
          </table:table-cell>
          <table:table-cell office:value-type="float" office:value="-2.51600659886004" calcext:value-type="float">
            <text:p>-2.51600659886004</text:p>
          </table:table-cell>
          <table:table-cell office:value-type="float" office:value="1.57592525526919" calcext:value-type="float">
            <text:p>1.57592525526919</text:p>
          </table:table-cell>
          <table:table-cell office:value-type="float" office:value="0.118309310101506" calcext:value-type="float">
            <text:p>0.118309310101506</text:p>
          </table:table-cell>
          <table:table-cell office:value-type="float" office:value="-2.08426018314058" calcext:value-type="float">
            <text:p>-2.08426018314058</text:p>
          </table:table-cell>
          <table:table-cell/>
          <table:table-cell table:formula="of:=[.D124]-[.G124]" office:value-type="float" office:value="0.00609498634518468" calcext:value-type="float">
            <text:p/>
          </table:table-cell>
          <table:table-cell table:formula="of:=[.E124]-[.H124]" office:value-type="float" office:value="-0.00831865342227034" calcext:value-type="float">
            <text:p/>
          </table:table-cell>
          <table:table-cell table:formula="of:=IF([.F124]-[.I124]&gt;= PI(); [.F124]-[.I124] - 2*PI(); [.F124]-[.I124])" office:value-type="float" office:value="-0.052888741105777" calcext:value-type="float">
            <text:p/>
          </table:table-cell>
          <table:table-cell table:formula="of:=[.D124]-[.J124]" office:value-type="float" office:value="-0.484362984151026" calcext:value-type="float">
            <text:p/>
          </table:table-cell>
          <table:table-cell table:formula="of:=[.E124]-[.K124]" office:value-type="float" office:value="-0.566392949246403" calcext:value-type="float">
            <text:p/>
          </table:table-cell>
          <table:table-cell table:formula="of:=IF([.F124]-[.L124]&gt;= PI(); [.F124]-[.L124] - 2*PI(); [.F124]-[.L124])" office:value-type="float" office:value="-0.484635156825245" calcext:value-type="float">
            <text:p/>
          </table:table-cell>
          <table:table-cell/>
          <table:table-cell table:formula="of:=SQRT([.N124]^2+[.O124]^2)" office:value-type="float" office:value="0.0103125580390046" calcext:value-type="float">
            <text:p/>
          </table:table-cell>
          <table:table-cell table:formula="of:=SQRT([.Q124]^2+[.R124]^2)" office:value-type="float" office:value="0.74525732024028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412" calcext:value-type="float">
            <text:p>0.7412</text:p>
          </table:table-cell>
          <table:table-cell office:value-type="float" office:value="-3.41832669322709" calcext:value-type="float">
            <text:p>-3.41832669322709</text:p>
          </table:table-cell>
          <table:table-cell office:value-type="float" office:value="1.07721090316772" calcext:value-type="float">
            <text:p>1.07721090316772</text:p>
          </table:table-cell>
          <table:table-cell office:value-type="float" office:value="-0.46743369102478" calcext:value-type="float">
            <text:p>-0.46743369102478</text:p>
          </table:table-cell>
          <table:table-cell office:value-type="float" office:value="-2.74049162864685" calcext:value-type="float">
            <text:p>-2.74049162864685</text:p>
          </table:table-cell>
          <table:table-cell office:value-type="float" office:value="1.07616413218397" calcext:value-type="float">
            <text:p>1.07616413218397</text:p>
          </table:table-cell>
          <table:table-cell office:value-type="float" office:value="-0.449134026663069" calcext:value-type="float">
            <text:p>-0.449134026663069</text:p>
          </table:table-cell>
          <table:table-cell office:value-type="float" office:value="-2.70752054096706" calcext:value-type="float">
            <text:p>-2.70752054096706</text:p>
          </table:table-cell>
          <table:table-cell office:value-type="float" office:value="1.56136223553098" calcext:value-type="float">
            <text:p>1.56136223553098</text:p>
          </table:table-cell>
          <table:table-cell office:value-type="float" office:value="0.092484470119339" calcext:value-type="float">
            <text:p>0.092484470119339</text:p>
          </table:table-cell>
          <table:table-cell office:value-type="float" office:value="-2.22099325086966" calcext:value-type="float">
            <text:p>-2.22099325086966</text:p>
          </table:table-cell>
          <table:table-cell/>
          <table:table-cell table:formula="of:=[.D125]-[.G125]" office:value-type="float" office:value="0.00104677098375783" calcext:value-type="float">
            <text:p/>
          </table:table-cell>
          <table:table-cell table:formula="of:=[.E125]-[.H125]" office:value-type="float" office:value="-0.0182996643617113" calcext:value-type="float">
            <text:p/>
          </table:table-cell>
          <table:table-cell table:formula="of:=IF([.F125]-[.I125]&gt;= PI(); [.F125]-[.I125] - 2*PI(); [.F125]-[.I125])" office:value-type="float" office:value="-0.032971087679786" calcext:value-type="float">
            <text:p/>
          </table:table-cell>
          <table:table-cell table:formula="of:=[.D125]-[.J125]" office:value-type="float" office:value="-0.484151332363256" calcext:value-type="float">
            <text:p/>
          </table:table-cell>
          <table:table-cell table:formula="of:=[.E125]-[.K125]" office:value-type="float" office:value="-0.559918161144119" calcext:value-type="float">
            <text:p/>
          </table:table-cell>
          <table:table-cell table:formula="of:=IF([.F125]-[.L125]&gt;= PI(); [.F125]-[.L125] - 2*PI(); [.F125]-[.L125])" office:value-type="float" office:value="-0.519498377777191" calcext:value-type="float">
            <text:p/>
          </table:table-cell>
          <table:table-cell/>
          <table:table-cell table:formula="of:=SQRT([.N125]^2+[.O125]^2)" office:value-type="float" office:value="0.01832957842515" calcext:value-type="float">
            <text:p/>
          </table:table-cell>
          <table:table-cell table:formula="of:=SQRT([.Q125]^2+[.R125]^2)" office:value-type="float" office:value="0.74021001061058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393" calcext:value-type="float">
            <text:p>0.8393</text:p>
          </table:table-cell>
          <table:table-cell office:value-type="float" office:value="-2.40836653386454" calcext:value-type="float">
            <text:p>-2.40836653386454</text:p>
          </table:table-cell>
          <table:table-cell office:value-type="float" office:value="1.05684733390808" calcext:value-type="float">
            <text:p>1.05684733390808</text:p>
          </table:table-cell>
          <table:table-cell office:value-type="float" office:value="-0.485162347555161" calcext:value-type="float">
            <text:p>-0.485162347555161</text:p>
          </table:table-cell>
          <table:table-cell office:value-type="float" office:value="-2.88919258117676" calcext:value-type="float">
            <text:p>-2.88919258117676</text:p>
          </table:table-cell>
          <table:table-cell office:value-type="float" office:value="1.06752471913747" calcext:value-type="float">
            <text:p>1.06752471913747</text:p>
          </table:table-cell>
          <table:table-cell office:value-type="float" office:value="-0.460255758644126" calcext:value-type="float">
            <text:p>-0.460255758644126</text:p>
          </table:table-cell>
          <table:table-cell office:value-type="float" office:value="-2.85668458480887" calcext:value-type="float">
            <text:p>-2.85668458480887</text:p>
          </table:table-cell>
          <table:table-cell office:value-type="float" office:value="1.54103965489409" calcext:value-type="float">
            <text:p>1.54103965489409</text:p>
          </table:table-cell>
          <table:table-cell office:value-type="float" office:value="0.0657623463216831" calcext:value-type="float">
            <text:p>0.0657623463216831</text:p>
          </table:table-cell>
          <table:table-cell office:value-type="float" office:value="-2.31732791222424" calcext:value-type="float">
            <text:p>-2.31732791222424</text:p>
          </table:table-cell>
          <table:table-cell/>
          <table:table-cell table:formula="of:=[.D126]-[.G126]" office:value-type="float" office:value="-0.0106773852293918" calcext:value-type="float">
            <text:p/>
          </table:table-cell>
          <table:table-cell table:formula="of:=[.E126]-[.H126]" office:value-type="float" office:value="-0.0249065889110346" calcext:value-type="float">
            <text:p/>
          </table:table-cell>
          <table:table-cell table:formula="of:=IF([.F126]-[.I126]&gt;= PI(); [.F126]-[.I126] - 2*PI(); [.F126]-[.I126])" office:value-type="float" office:value="-0.0325079963678916" calcext:value-type="float">
            <text:p/>
          </table:table-cell>
          <table:table-cell table:formula="of:=[.D126]-[.J126]" office:value-type="float" office:value="-0.484192320986013" calcext:value-type="float">
            <text:p/>
          </table:table-cell>
          <table:table-cell table:formula="of:=[.E126]-[.K126]" office:value-type="float" office:value="-0.550924693876844" calcext:value-type="float">
            <text:p/>
          </table:table-cell>
          <table:table-cell table:formula="of:=IF([.F126]-[.L126]&gt;= PI(); [.F126]-[.L126] - 2*PI(); [.F126]-[.L126])" office:value-type="float" office:value="-0.571864668952517" calcext:value-type="float">
            <text:p/>
          </table:table-cell>
          <table:table-cell/>
          <table:table-cell table:formula="of:=SQRT([.N126]^2+[.O126]^2)" office:value-type="float" office:value="0.0270987956654923" calcext:value-type="float">
            <text:p/>
          </table:table-cell>
          <table:table-cell table:formula="of:=SQRT([.Q126]^2+[.R126]^2)" office:value-type="float" office:value="0.73345771658979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265" calcext:value-type="float">
            <text:p>0.9265</text:p>
          </table:table-cell>
          <table:table-cell office:value-type="float" office:value="-1.63147410358566" calcext:value-type="float">
            <text:p>-1.63147410358566</text:p>
          </table:table-cell>
          <table:table-cell office:value-type="float" office:value="1.03143656253815" calcext:value-type="float">
            <text:p>1.03143656253815</text:p>
          </table:table-cell>
          <table:table-cell office:value-type="float" office:value="-0.500163674354553" calcext:value-type="float">
            <text:p>-0.500163674354553</text:p>
          </table:table-cell>
          <table:table-cell office:value-type="float" office:value="-3.01949977874756" calcext:value-type="float">
            <text:p>-3.01949977874756</text:p>
          </table:table-cell>
          <table:table-cell office:value-type="float" office:value="1.04681108313693" calcext:value-type="float">
            <text:p>1.04681108313693</text:p>
          </table:table-cell>
          <table:table-cell office:value-type="float" office:value="-0.482633856195115" calcext:value-type="float">
            <text:p>-0.482633856195115</text:p>
          </table:table-cell>
          <table:table-cell office:value-type="float" office:value="-2.97607643902796" calcext:value-type="float">
            <text:p>-2.97607643902796</text:p>
          </table:table-cell>
          <table:table-cell office:value-type="float" office:value="1.51587232508613" calcext:value-type="float">
            <text:p>1.51587232508613</text:p>
          </table:table-cell>
          <table:table-cell office:value-type="float" office:value="0.0385585026532347" calcext:value-type="float">
            <text:p>0.0385585026532347</text:p>
          </table:table-cell>
          <table:table-cell office:value-type="float" office:value="-2.38258687636767" calcext:value-type="float">
            <text:p>-2.38258687636767</text:p>
          </table:table-cell>
          <table:table-cell/>
          <table:table-cell table:formula="of:=[.D127]-[.G127]" office:value-type="float" office:value="-0.0153745205987788" calcext:value-type="float">
            <text:p/>
          </table:table-cell>
          <table:table-cell table:formula="of:=[.E127]-[.H127]" office:value-type="float" office:value="-0.0175298181594383" calcext:value-type="float">
            <text:p/>
          </table:table-cell>
          <table:table-cell table:formula="of:=IF([.F127]-[.I127]&gt;= PI(); [.F127]-[.I127] - 2*PI(); [.F127]-[.I127])" office:value-type="float" office:value="-0.0434233397196011" calcext:value-type="float">
            <text:p/>
          </table:table-cell>
          <table:table-cell table:formula="of:=[.D127]-[.J127]" office:value-type="float" office:value="-0.484435762547988" calcext:value-type="float">
            <text:p/>
          </table:table-cell>
          <table:table-cell table:formula="of:=[.E127]-[.K127]" office:value-type="float" office:value="-0.538722177007788" calcext:value-type="float">
            <text:p/>
          </table:table-cell>
          <table:table-cell table:formula="of:=IF([.F127]-[.L127]&gt;= PI(); [.F127]-[.L127] - 2*PI(); [.F127]-[.L127])" office:value-type="float" office:value="-0.636912902379891" calcext:value-type="float">
            <text:p/>
          </table:table-cell>
          <table:table-cell/>
          <table:table-cell table:formula="of:=SQRT([.N127]^2+[.O127]^2)" office:value-type="float" office:value="0.0233167409460509" calcext:value-type="float">
            <text:p/>
          </table:table-cell>
          <table:table-cell table:formula="of:=SQRT([.Q127]^2+[.R127]^2)" office:value-type="float" office:value="0.7244995459180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92" calcext:value-type="float">
            <text:p>0.9592</text:p>
          </table:table-cell>
          <table:table-cell office:value-type="float" office:value="-1.39840637450199" calcext:value-type="float">
            <text:p>-1.39840637450199</text:p>
          </table:table-cell>
          <table:table-cell office:value-type="float" office:value="1.00274932384491" calcext:value-type="float">
            <text:p>1.00274932384491</text:p>
          </table:table-cell>
          <table:table-cell office:value-type="float" office:value="-0.509372413158417" calcext:value-type="float">
            <text:p>-0.509372413158417</text:p>
          </table:table-cell>
          <table:table-cell office:value-type="float" office:value="-3.1314435005188" calcext:value-type="float">
            <text:p>-3.1314435005188</text:p>
          </table:table-cell>
          <table:table-cell office:value-type="float" office:value="1.01690813917384" calcext:value-type="float">
            <text:p>1.01690813917384</text:p>
          </table:table-cell>
          <table:table-cell office:value-type="float" office:value="-0.490640978617112" calcext:value-type="float">
            <text:p>-0.490640978617112</text:p>
          </table:table-cell>
          <table:table-cell office:value-type="float" office:value="-3.09508611924097" calcext:value-type="float">
            <text:p>-3.09508611924097</text:p>
          </table:table-cell>
          <table:table-cell office:value-type="float" office:value="1.48803555094404" calcext:value-type="float">
            <text:p>1.48803555094404</text:p>
          </table:table-cell>
          <table:table-cell office:value-type="float" office:value="0.0121536275472579" calcext:value-type="float">
            <text:p>0.0121536275472579</text:p>
          </table:table-cell>
          <table:table-cell office:value-type="float" office:value="-2.43852313134775" calcext:value-type="float">
            <text:p>-2.43852313134775</text:p>
          </table:table-cell>
          <table:table-cell/>
          <table:table-cell table:formula="of:=[.D128]-[.G128]" office:value-type="float" office:value="-0.0141588153289323" calcext:value-type="float">
            <text:p/>
          </table:table-cell>
          <table:table-cell table:formula="of:=[.E128]-[.H128]" office:value-type="float" office:value="-0.018731434541305" calcext:value-type="float">
            <text:p/>
          </table:table-cell>
          <table:table-cell table:formula="of:=IF([.F128]-[.I128]&gt;= PI(); [.F128]-[.I128] - 2*PI(); [.F128]-[.I128])" office:value-type="float" office:value="-0.0363573812778251" calcext:value-type="float">
            <text:p/>
          </table:table-cell>
          <table:table-cell table:formula="of:=[.D128]-[.J128]" office:value-type="float" office:value="-0.485286227099134" calcext:value-type="float">
            <text:p/>
          </table:table-cell>
          <table:table-cell table:formula="of:=[.E128]-[.K128]" office:value-type="float" office:value="-0.521526040705675" calcext:value-type="float">
            <text:p/>
          </table:table-cell>
          <table:table-cell table:formula="of:=IF([.F128]-[.L128]&gt;= PI(); [.F128]-[.L128] - 2*PI(); [.F128]-[.L128])" office:value-type="float" office:value="-0.692920369171052" calcext:value-type="float">
            <text:p/>
          </table:table-cell>
          <table:table-cell/>
          <table:table-cell table:formula="of:=SQRT([.N128]^2+[.O128]^2)" office:value-type="float" office:value="0.0234806024516834" calcext:value-type="float">
            <text:p/>
          </table:table-cell>
          <table:table-cell table:formula="of:=SQRT([.Q128]^2+[.R128]^2)" office:value-type="float" office:value="0.71238482110882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92" calcext:value-type="float">
            <text:p>0.9592</text:p>
          </table:table-cell>
          <table:table-cell office:value-type="float" office:value="-0.932270916334661" calcext:value-type="float">
            <text:p>-0.932270916334661</text:p>
          </table:table-cell>
          <table:table-cell office:value-type="float" office:value="0.97179251909256" calcext:value-type="float">
            <text:p>0.97179251909256</text:p>
          </table:table-cell>
          <table:table-cell office:value-type="float" office:value="-0.513896882534027" calcext:value-type="float">
            <text:p>-0.513896882534027</text:p>
          </table:table-cell>
          <table:table-cell office:value-type="float" office:value="3.06980538368225" calcext:value-type="float">
            <text:p>3.06980538368225</text:p>
          </table:table-cell>
          <table:table-cell office:value-type="float" office:value="0.990546942076013" calcext:value-type="float">
            <text:p>0.990546942076013</text:p>
          </table:table-cell>
          <table:table-cell office:value-type="float" office:value="-0.497442987260661" calcext:value-type="float">
            <text:p>-0.497442987260661</text:p>
          </table:table-cell>
          <table:table-cell office:value-type="float" office:value="-3.18097200698993" calcext:value-type="float">
            <text:p>-3.18097200698993</text:p>
          </table:table-cell>
          <table:table-cell office:value-type="float" office:value="1.45876609446692" calcext:value-type="float">
            <text:p>1.45876609446692</text:p>
          </table:table-cell>
          <table:table-cell office:value-type="float" office:value="-0.0126536766499701" calcext:value-type="float">
            <text:p>-0.0126536766499701</text:p>
          </table:table-cell>
          <table:table-cell office:value-type="float" office:value="-2.47581396800113" calcext:value-type="float">
            <text:p>-2.47581396800113</text:p>
          </table:table-cell>
          <table:table-cell/>
          <table:table-cell table:formula="of:=[.D129]-[.G129]" office:value-type="float" office:value="-0.0187544229834526" calcext:value-type="float">
            <text:p/>
          </table:table-cell>
          <table:table-cell table:formula="of:=[.E129]-[.H129]" office:value-type="float" office:value="-0.0164538952733662" calcext:value-type="float">
            <text:p/>
          </table:table-cell>
          <table:table-cell table:formula="of:=IF([.F129]-[.I129]&gt;= PI(); [.F129]-[.I129] - 2*PI(); [.F129]-[.I129])" office:value-type="float" office:value="-0.0324079165074096" calcext:value-type="float">
            <text:p/>
          </table:table-cell>
          <table:table-cell table:formula="of:=[.D129]-[.J129]" office:value-type="float" office:value="-0.486973575374361" calcext:value-type="float">
            <text:p/>
          </table:table-cell>
          <table:table-cell table:formula="of:=[.E129]-[.K129]" office:value-type="float" office:value="-0.501243205884057" calcext:value-type="float">
            <text:p/>
          </table:table-cell>
          <table:table-cell table:formula="of:=IF([.F129]-[.L129]&gt;= PI(); [.F129]-[.L129] - 2*PI(); [.F129]-[.L129])" office:value-type="float" office:value="-0.737565955496201" calcext:value-type="float">
            <text:p/>
          </table:table-cell>
          <table:table-cell/>
          <table:table-cell table:formula="of:=SQRT([.N129]^2+[.O129]^2)" office:value-type="float" office:value="0.0249491292655507" calcext:value-type="float">
            <text:p/>
          </table:table-cell>
          <table:table-cell table:formula="of:=SQRT([.Q129]^2+[.R129]^2)" office:value-type="float" office:value="0.6988476332919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592" calcext:value-type="float">
            <text:p>0.9592</text:p>
          </table:table-cell>
          <table:table-cell office:value-type="float" office:value="-0.466135458167331" calcext:value-type="float">
            <text:p>-0.466135458167331</text:p>
          </table:table-cell>
          <table:table-cell office:value-type="float" office:value="0.939127683639526" calcext:value-type="float">
            <text:p>0.939127683639526</text:p>
          </table:table-cell>
          <table:table-cell office:value-type="float" office:value="-0.513586699962616" calcext:value-type="float">
            <text:p>-0.513586699962616</text:p>
          </table:table-cell>
          <table:table-cell office:value-type="float" office:value="3.01755380630493" calcext:value-type="float">
            <text:p>3.01755380630493</text:p>
          </table:table-cell>
          <table:table-cell office:value-type="float" office:value="0.959199899642586" calcext:value-type="float">
            <text:p>0.959199899642586</text:p>
          </table:table-cell>
          <table:table-cell office:value-type="float" office:value="-0.497953157799163" calcext:value-type="float">
            <text:p>-0.497953157799163</text:p>
          </table:table-cell>
          <table:table-cell office:value-type="float" office:value="-3.24321633370267" calcext:value-type="float">
            <text:p>-3.24321633370267</text:p>
          </table:table-cell>
          <table:table-cell office:value-type="float" office:value="1.42859211604109" calcext:value-type="float">
            <text:p>1.42859211604109</text:p>
          </table:table-cell>
          <table:table-cell office:value-type="float" office:value="-0.0363525046791662" calcext:value-type="float">
            <text:p>-0.0363525046791662</text:p>
          </table:table-cell>
          <table:table-cell office:value-type="float" office:value="-2.49445938632783" calcext:value-type="float">
            <text:p>-2.49445938632783</text:p>
          </table:table-cell>
          <table:table-cell/>
          <table:table-cell table:formula="of:=[.D130]-[.G130]" office:value-type="float" office:value="-0.0200722160030591" calcext:value-type="float">
            <text:p/>
          </table:table-cell>
          <table:table-cell table:formula="of:=[.E130]-[.H130]" office:value-type="float" office:value="-0.0156335421634534" calcext:value-type="float">
            <text:p/>
          </table:table-cell>
          <table:table-cell table:formula="of:=IF([.F130]-[.I130]&gt;= PI(); [.F130]-[.I130] - 2*PI(); [.F130]-[.I130])" office:value-type="float" office:value="-0.022415167171987" calcext:value-type="float">
            <text:p/>
          </table:table-cell>
          <table:table-cell table:formula="of:=[.D130]-[.J130]" office:value-type="float" office:value="-0.489464432401562" calcext:value-type="float">
            <text:p/>
          </table:table-cell>
          <table:table-cell table:formula="of:=[.E130]-[.K130]" office:value-type="float" office:value="-0.47723419528345" calcext:value-type="float">
            <text:p/>
          </table:table-cell>
          <table:table-cell table:formula="of:=IF([.F130]-[.L130]&gt;= PI(); [.F130]-[.L130] - 2*PI(); [.F130]-[.L130])" office:value-type="float" office:value="-0.771172114546828" calcext:value-type="float">
            <text:p/>
          </table:table-cell>
          <table:table-cell/>
          <table:table-cell table:formula="of:=SQRT([.N130]^2+[.O130]^2)" office:value-type="float" office:value="0.0254421205061594" calcext:value-type="float">
            <text:p/>
          </table:table-cell>
          <table:table-cell table:formula="of:=SQRT([.Q130]^2+[.R130]^2)" office:value-type="float" office:value="0.68361385864684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047" calcext:value-type="float">
            <text:p>0.9047</text:p>
          </table:table-cell>
          <table:table-cell office:value-type="float" office:value="-0.388446215139442" calcext:value-type="float">
            <text:p>-0.388446215139442</text:p>
          </table:table-cell>
          <table:table-cell office:value-type="float" office:value="0.904437005519867" calcext:value-type="float">
            <text:p>0.904437005519867</text:p>
          </table:table-cell>
          <table:table-cell office:value-type="float" office:value="-0.509912073612213" calcext:value-type="float">
            <text:p>-0.509912073612213</text:p>
          </table:table-cell>
          <table:table-cell office:value-type="float" office:value="2.99720621109009" calcext:value-type="float">
            <text:p>2.99720621109009</text:p>
          </table:table-cell>
          <table:table-cell office:value-type="float" office:value="0.924198202516888" calcext:value-type="float">
            <text:p>0.924198202516888</text:p>
          </table:table-cell>
          <table:table-cell office:value-type="float" office:value="-0.495263566900582" calcext:value-type="float">
            <text:p>-0.495263566900582</text:p>
          </table:table-cell>
          <table:table-cell office:value-type="float" office:value="-3.27645549561931" calcext:value-type="float">
            <text:p>-3.27645549561931</text:p>
          </table:table-cell>
          <table:table-cell office:value-type="float" office:value="1.39972077116304" calcext:value-type="float">
            <text:p>1.39972077116304</text:p>
          </table:table-cell>
          <table:table-cell office:value-type="float" office:value="-0.0581703136647776" calcext:value-type="float">
            <text:p>-0.0581703136647776</text:p>
          </table:table-cell>
          <table:table-cell office:value-type="float" office:value="-2.5099972349334" calcext:value-type="float">
            <text:p>-2.5099972349334</text:p>
          </table:table-cell>
          <table:table-cell/>
          <table:table-cell table:formula="of:=[.D131]-[.G131]" office:value-type="float" office:value="-0.0197611969970212" calcext:value-type="float">
            <text:p/>
          </table:table-cell>
          <table:table-cell table:formula="of:=[.E131]-[.H131]" office:value-type="float" office:value="-0.0146485067116315" calcext:value-type="float">
            <text:p/>
          </table:table-cell>
          <table:table-cell table:formula="of:=IF([.F131]-[.I131]&gt;= PI(); [.F131]-[.I131] - 2*PI(); [.F131]-[.I131])" office:value-type="float" office:value="-0.00952360047019063" calcext:value-type="float">
            <text:p/>
          </table:table-cell>
          <table:table-cell table:formula="of:=[.D131]-[.J131]" office:value-type="float" office:value="-0.49528376564317" calcext:value-type="float">
            <text:p/>
          </table:table-cell>
          <table:table-cell table:formula="of:=[.E131]-[.K131]" office:value-type="float" office:value="-0.451741759947436" calcext:value-type="float">
            <text:p/>
          </table:table-cell>
          <table:table-cell table:formula="of:=IF([.F131]-[.L131]&gt;= PI(); [.F131]-[.L131] - 2*PI(); [.F131]-[.L131])" office:value-type="float" office:value="-0.775981861156094" calcext:value-type="float">
            <text:p/>
          </table:table-cell>
          <table:table-cell/>
          <table:table-cell table:formula="of:=SQRT([.N131]^2+[.O131]^2)" office:value-type="float" office:value="0.0245984482363378" calcext:value-type="float">
            <text:p/>
          </table:table-cell>
          <table:table-cell table:formula="of:=SQRT([.Q131]^2+[.R131]^2)" office:value-type="float" office:value="0.67035559682163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0.867758452892303" calcext:value-type="float">
            <text:p>0.867758452892303</text:p>
          </table:table-cell>
          <table:table-cell office:value-type="float" office:value="-0.504868865013123" calcext:value-type="float">
            <text:p>-0.504868865013123</text:p>
          </table:table-cell>
          <table:table-cell office:value-type="float" office:value="3.00425505638123" calcext:value-type="float">
            <text:p>3.00425505638123</text:p>
          </table:table-cell>
          <table:table-cell office:value-type="float" office:value="0.886610633345388" calcext:value-type="float">
            <text:p>0.886610633345388</text:p>
          </table:table-cell>
          <table:table-cell office:value-type="float" office:value="-0.49013111465737" calcext:value-type="float">
            <text:p>-0.49013111465737</text:p>
          </table:table-cell>
          <table:table-cell office:value-type="float" office:value="-3.27459697687898" calcext:value-type="float">
            <text:p>-3.27459697687898</text:p>
          </table:table-cell>
          <table:table-cell office:value-type="float" office:value="1.36910636423142" calcext:value-type="float">
            <text:p>1.36910636423142</text:p>
          </table:table-cell>
          <table:table-cell office:value-type="float" office:value="-0.0805666239016341" calcext:value-type="float">
            <text:p>-0.0805666239016341</text:p>
          </table:table-cell>
          <table:table-cell office:value-type="float" office:value="-2.50067452577006" calcext:value-type="float">
            <text:p>-2.50067452577006</text:p>
          </table:table-cell>
          <table:table-cell/>
          <table:table-cell table:formula="of:=[.D132]-[.G132]" office:value-type="float" office:value="-0.0188521804530846" calcext:value-type="float">
            <text:p/>
          </table:table-cell>
          <table:table-cell table:formula="of:=[.E132]-[.H132]" office:value-type="float" office:value="-0.0147377503557521" calcext:value-type="float">
            <text:p/>
          </table:table-cell>
          <table:table-cell table:formula="of:=IF([.F132]-[.I132]&gt;= PI(); [.F132]-[.I132] - 2*PI(); [.F132]-[.I132])" office:value-type="float" office:value="-0.00433327391937866" calcext:value-type="float">
            <text:p/>
          </table:table-cell>
          <table:table-cell table:formula="of:=[.D132]-[.J132]" office:value-type="float" office:value="-0.501347911339119" calcext:value-type="float">
            <text:p/>
          </table:table-cell>
          <table:table-cell table:formula="of:=[.E132]-[.K132]" office:value-type="float" office:value="-0.424302241111489" calcext:value-type="float">
            <text:p/>
          </table:table-cell>
          <table:table-cell table:formula="of:=IF([.F132]-[.L132]&gt;= PI(); [.F132]-[.L132] - 2*PI(); [.F132]-[.L132])" office:value-type="float" office:value="-0.778255725028304" calcext:value-type="float">
            <text:p/>
          </table:table-cell>
          <table:table-cell/>
          <table:table-cell table:formula="of:=SQRT([.N132]^2+[.O132]^2)" office:value-type="float" office:value="0.0239291870606616" calcext:value-type="float">
            <text:p/>
          </table:table-cell>
          <table:table-cell table:formula="of:=SQRT([.Q132]^2+[.R132]^2)" office:value-type="float" office:value="0.65679686358594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1" calcext:value-type="float">
            <text:p>0.981</text:p>
          </table:table-cell>
          <table:table-cell office:value-type="float" office:value="0.621513944223108" calcext:value-type="float">
            <text:p>0.621513944223108</text:p>
          </table:table-cell>
          <table:table-cell office:value-type="float" office:value="0.829451560974121" calcext:value-type="float">
            <text:p>0.829451560974121</text:p>
          </table:table-cell>
          <table:table-cell office:value-type="float" office:value="-0.499467760324478" calcext:value-type="float">
            <text:p>-0.499467760324478</text:p>
          </table:table-cell>
          <table:table-cell office:value-type="float" office:value="3.0296003818512" calcext:value-type="float">
            <text:p>3.0296003818512</text:p>
          </table:table-cell>
          <table:table-cell office:value-type="float" office:value="0.84771720273107" calcext:value-type="float">
            <text:p>0.84771720273107</text:p>
          </table:table-cell>
          <table:table-cell office:value-type="float" office:value="-0.484887887210814" calcext:value-type="float">
            <text:p>-0.484887887210814</text:p>
          </table:table-cell>
          <table:table-cell office:value-type="float" office:value="-3.24935385394635" calcext:value-type="float">
            <text:p>-3.24935385394635</text:p>
          </table:table-cell>
          <table:table-cell office:value-type="float" office:value="1.33765365531537" calcext:value-type="float">
            <text:p>1.33765365531537</text:p>
          </table:table-cell>
          <table:table-cell office:value-type="float" office:value="-0.104029460512799" calcext:value-type="float">
            <text:p>-0.104029460512799</text:p>
          </table:table-cell>
          <table:table-cell office:value-type="float" office:value="-2.47581396800113" calcext:value-type="float">
            <text:p>-2.47581396800113</text:p>
          </table:table-cell>
          <table:table-cell/>
          <table:table-cell table:formula="of:=[.D133]-[.G133]" office:value-type="float" office:value="-0.0182656417569483" calcext:value-type="float">
            <text:p/>
          </table:table-cell>
          <table:table-cell table:formula="of:=[.E133]-[.H133]" office:value-type="float" office:value="-0.0145798731136644" calcext:value-type="float">
            <text:p/>
          </table:table-cell>
          <table:table-cell table:formula="of:=IF([.F133]-[.I133]&gt;= PI(); [.F133]-[.I133] - 2*PI(); [.F133]-[.I133])" office:value-type="float" office:value="-0.00423107138204326" calcext:value-type="float">
            <text:p/>
          </table:table-cell>
          <table:table-cell table:formula="of:=[.D133]-[.J133]" office:value-type="float" office:value="-0.508202094341252" calcext:value-type="float">
            <text:p/>
          </table:table-cell>
          <table:table-cell table:formula="of:=[.E133]-[.K133]" office:value-type="float" office:value="-0.395438299811679" calcext:value-type="float">
            <text:p/>
          </table:table-cell>
          <table:table-cell table:formula="of:=IF([.F133]-[.L133]&gt;= PI(); [.F133]-[.L133] - 2*PI(); [.F133]-[.L133])" office:value-type="float" office:value="-0.777770957327257" calcext:value-type="float">
            <text:p/>
          </table:table-cell>
          <table:table-cell/>
          <table:table-cell table:formula="of:=SQRT([.N133]^2+[.O133]^2)" office:value-type="float" office:value="0.0233710583586565" calcext:value-type="float">
            <text:p/>
          </table:table-cell>
          <table:table-cell table:formula="of:=SQRT([.Q133]^2+[.R133]^2)" office:value-type="float" office:value="0.64392609642006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0.790424942970276" calcext:value-type="float">
            <text:p>0.790424942970276</text:p>
          </table:table-cell>
          <table:table-cell office:value-type="float" office:value="-0.493897944688797" calcext:value-type="float">
            <text:p>-0.493897944688797</text:p>
          </table:table-cell>
          <table:table-cell office:value-type="float" office:value="3.0593843460083" calcext:value-type="float">
            <text:p>3.0593843460083</text:p>
          </table:table-cell>
          <table:table-cell office:value-type="float" office:value="0.80840400649625" calcext:value-type="float">
            <text:p>0.80840400649625</text:p>
          </table:table-cell>
          <table:table-cell office:value-type="float" office:value="-0.479491317829581" calcext:value-type="float">
            <text:p>-0.479491317829581</text:p>
          </table:table-cell>
          <table:table-cell office:value-type="float" office:value="-3.21976034160878" calcext:value-type="float">
            <text:p>-3.21976034160878</text:p>
          </table:table-cell>
          <table:table-cell office:value-type="float" office:value="1.30576524629716" calcext:value-type="float">
            <text:p>1.30576524629716</text:p>
          </table:table-cell>
          <table:table-cell office:value-type="float" office:value="-0.129074812861836" calcext:value-type="float">
            <text:p>-0.129074812861836</text:p>
          </table:table-cell>
          <table:table-cell office:value-type="float" office:value="-2.44784584051109" calcext:value-type="float">
            <text:p>-2.44784584051109</text:p>
          </table:table-cell>
          <table:table-cell/>
          <table:table-cell table:formula="of:=[.D134]-[.G134]" office:value-type="float" office:value="-0.0179790635259742" calcext:value-type="float">
            <text:p/>
          </table:table-cell>
          <table:table-cell table:formula="of:=[.E134]-[.H134]" office:value-type="float" office:value="-0.0144066268592157" calcext:value-type="float">
            <text:p/>
          </table:table-cell>
          <table:table-cell table:formula="of:=IF([.F134]-[.I134]&gt;= PI(); [.F134]-[.I134] - 2*PI(); [.F134]-[.I134])" office:value-type="float" office:value="-0.00404061956250423" calcext:value-type="float">
            <text:p/>
          </table:table-cell>
          <table:table-cell table:formula="of:=[.D134]-[.J134]" office:value-type="float" office:value="-0.515340303326888" calcext:value-type="float">
            <text:p/>
          </table:table-cell>
          <table:table-cell table:formula="of:=[.E134]-[.K134]" office:value-type="float" office:value="-0.364823131826961" calcext:value-type="float">
            <text:p/>
          </table:table-cell>
          <table:table-cell table:formula="of:=IF([.F134]-[.L134]&gt;= PI(); [.F134]-[.L134] - 2*PI(); [.F134]-[.L134])" office:value-type="float" office:value="-0.775955120660193" calcext:value-type="float">
            <text:p/>
          </table:table-cell>
          <table:table-cell/>
          <table:table-cell table:formula="of:=SQRT([.N134]^2+[.O134]^2)" office:value-type="float" office:value="0.0230390456124314" calcext:value-type="float">
            <text:p/>
          </table:table-cell>
          <table:table-cell table:formula="of:=SQRT([.Q134]^2+[.R134]^2)" office:value-type="float" office:value="0.63140442328913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0.751034021377564" calcext:value-type="float">
            <text:p>0.751034021377564</text:p>
          </table:table-cell>
          <table:table-cell office:value-type="float" office:value="-0.489285707473755" calcext:value-type="float">
            <text:p>-0.489285707473755</text:p>
          </table:table-cell>
          <table:table-cell office:value-type="float" office:value="3.08745360374451" calcext:value-type="float">
            <text:p>3.08745360374451</text:p>
          </table:table-cell>
          <table:table-cell office:value-type="float" office:value="0.768849158687487" calcext:value-type="float">
            <text:p>0.768849158687487</text:p>
          </table:table-cell>
          <table:table-cell office:value-type="float" office:value="-0.466399489394523" calcext:value-type="float">
            <text:p>-0.466399489394523</text:p>
          </table:table-cell>
          <table:table-cell office:value-type="float" office:value="-3.2023590533687" calcext:value-type="float">
            <text:p>-3.2023590533687</text:p>
          </table:table-cell>
          <table:table-cell office:value-type="float" office:value="1.27526013067305" calcext:value-type="float">
            <text:p>1.27526013067305</text:p>
          </table:table-cell>
          <table:table-cell office:value-type="float" office:value="-0.154444536880035" calcext:value-type="float">
            <text:p>-0.154444536880035</text:p>
          </table:table-cell>
          <table:table-cell office:value-type="float" office:value="-2.41987771302105" calcext:value-type="float">
            <text:p>-2.41987771302105</text:p>
          </table:table-cell>
          <table:table-cell/>
          <table:table-cell table:formula="of:=[.D135]-[.G135]" office:value-type="float" office:value="-0.0178151373099232" calcext:value-type="float">
            <text:p/>
          </table:table-cell>
          <table:table-cell table:formula="of:=[.E135]-[.H135]" office:value-type="float" office:value="-0.022886218079232" calcext:value-type="float">
            <text:p/>
          </table:table-cell>
          <table:table-cell table:formula="of:=IF([.F135]-[.I135]&gt;= PI(); [.F135]-[.I135] - 2*PI(); [.F135]-[.I135])" office:value-type="float" office:value="0.00662734993362513" calcext:value-type="float">
            <text:p/>
          </table:table-cell>
          <table:table-cell table:formula="of:=[.D135]-[.J135]" office:value-type="float" office:value="-0.524226109295489" calcext:value-type="float">
            <text:p/>
          </table:table-cell>
          <table:table-cell table:formula="of:=[.E135]-[.K135]" office:value-type="float" office:value="-0.33484117059372" calcext:value-type="float">
            <text:p/>
          </table:table-cell>
          <table:table-cell table:formula="of:=IF([.F135]-[.L135]&gt;= PI(); [.F135]-[.L135] - 2*PI(); [.F135]-[.L135])" office:value-type="float" office:value="-0.775853990414026" calcext:value-type="float">
            <text:p/>
          </table:table-cell>
          <table:table-cell/>
          <table:table-cell table:formula="of:=SQRT([.N135]^2+[.O135]^2)" office:value-type="float" office:value="0.029002725653662" calcext:value-type="float">
            <text:p/>
          </table:table-cell>
          <table:table-cell table:formula="of:=SQRT([.Q135]^2+[.R135]^2)" office:value-type="float" office:value="0.62203828113039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246" calcext:value-type="float">
            <text:p>1.0246</text:p>
          </table:table-cell>
          <table:table-cell office:value-type="float" office:value="0.621513944223108" calcext:value-type="float">
            <text:p>0.621513944223108</text:p>
          </table:table-cell>
          <table:table-cell office:value-type="float" office:value="0.711418330669403" calcext:value-type="float">
            <text:p>0.711418330669403</text:p>
          </table:table-cell>
          <table:table-cell office:value-type="float" office:value="-0.485999256372452" calcext:value-type="float">
            <text:p>-0.485999256372452</text:p>
          </table:table-cell>
          <table:table-cell office:value-type="float" office:value="3.11135363578796" calcext:value-type="float">
            <text:p>3.11135363578796</text:p>
          </table:table-cell>
          <table:table-cell office:value-type="float" office:value="0.727940803250448" calcext:value-type="float">
            <text:p>0.727940803250448</text:p>
          </table:table-cell>
          <table:table-cell office:value-type="float" office:value="-0.46391057167052" calcext:value-type="float">
            <text:p>-0.46391057167052</text:p>
          </table:table-cell>
          <table:table-cell office:value-type="float" office:value="-3.17749849559978" calcext:value-type="float">
            <text:p>-3.17749849559978</text:p>
          </table:table-cell>
          <table:table-cell office:value-type="float" office:value="1.24449451489021" calcext:value-type="float">
            <text:p>1.24449451489021</text:p>
          </table:table-cell>
          <table:table-cell office:value-type="float" office:value="-0.181521559269918" calcext:value-type="float">
            <text:p>-0.181521559269918</text:p>
          </table:table-cell>
          <table:table-cell office:value-type="float" office:value="-2.39501715525213" calcext:value-type="float">
            <text:p>-2.39501715525213</text:p>
          </table:table-cell>
          <table:table-cell/>
          <table:table-cell table:formula="of:=[.D136]-[.G136]" office:value-type="float" office:value="-0.0165224725810443" calcext:value-type="float">
            <text:p/>
          </table:table-cell>
          <table:table-cell table:formula="of:=[.E136]-[.H136]" office:value-type="float" office:value="-0.0220886847019318" calcext:value-type="float">
            <text:p/>
          </table:table-cell>
          <table:table-cell table:formula="of:=IF([.F136]-[.I136]&gt;= PI(); [.F136]-[.I136] - 2*PI(); [.F136]-[.I136])" office:value-type="float" office:value="0.00566682420815745" calcext:value-type="float">
            <text:p/>
          </table:table-cell>
          <table:table-cell table:formula="of:=[.D136]-[.J136]" office:value-type="float" office:value="-0.533076184220802" calcext:value-type="float">
            <text:p/>
          </table:table-cell>
          <table:table-cell table:formula="of:=[.E136]-[.K136]" office:value-type="float" office:value="-0.304477697102534" calcext:value-type="float">
            <text:p/>
          </table:table-cell>
          <table:table-cell table:formula="of:=IF([.F136]-[.L136]&gt;= PI(); [.F136]-[.L136] - 2*PI(); [.F136]-[.L136])" office:value-type="float" office:value="-0.776814516139494" calcext:value-type="float">
            <text:p/>
          </table:table-cell>
          <table:table-cell/>
          <table:table-cell table:formula="of:=SQRT([.N136]^2+[.O136]^2)" office:value-type="float" office:value="0.0275844538110277" calcext:value-type="float">
            <text:p/>
          </table:table-cell>
          <table:table-cell table:formula="of:=SQRT([.Q136]^2+[.R136]^2)" office:value-type="float" office:value="0.61390299414180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388446215139442" calcext:value-type="float">
            <text:p>0.388446215139442</text:p>
          </table:table-cell>
          <table:table-cell office:value-type="float" office:value="0.671691179275513" calcext:value-type="float">
            <text:p>0.671691179275513</text:p>
          </table:table-cell>
          <table:table-cell office:value-type="float" office:value="-0.484157234430313" calcext:value-type="float">
            <text:p>-0.484157234430313</text:p>
          </table:table-cell>
          <table:table-cell office:value-type="float" office:value="3.13076949119568" calcext:value-type="float">
            <text:p>3.13076949119568</text:p>
          </table:table-cell>
          <table:table-cell office:value-type="float" office:value="0.686419338120251" calcext:value-type="float">
            <text:p>0.686419338120251</text:p>
          </table:table-cell>
          <table:table-cell office:value-type="float" office:value="-0.461455374241369" calcext:value-type="float">
            <text:p>-0.461455374241369</text:p>
          </table:table-cell>
          <table:table-cell office:value-type="float" office:value="-3.15809445787754" calcext:value-type="float">
            <text:p>-3.15809445787754</text:p>
          </table:table-cell>
          <table:table-cell office:value-type="float" office:value="1.21473151868013" calcext:value-type="float">
            <text:p>1.21473151868013</text:p>
          </table:table-cell>
          <table:table-cell office:value-type="float" office:value="-0.20905888594843" calcext:value-type="float">
            <text:p>-0.20905888594843</text:p>
          </table:table-cell>
          <table:table-cell office:value-type="float" office:value="-2.37947930664655" calcext:value-type="float">
            <text:p>-2.37947930664655</text:p>
          </table:table-cell>
          <table:table-cell/>
          <table:table-cell table:formula="of:=[.D137]-[.G137]" office:value-type="float" office:value="-0.0147281588447384" calcext:value-type="float">
            <text:p/>
          </table:table-cell>
          <table:table-cell table:formula="of:=[.E137]-[.H137]" office:value-type="float" office:value="-0.0227018601889441" calcext:value-type="float">
            <text:p/>
          </table:table-cell>
          <table:table-cell table:formula="of:=IF([.F137]-[.I137]&gt;= PI(); [.F137]-[.I137] - 2*PI(); [.F137]-[.I137])" office:value-type="float" office:value="0.00567864189363654" calcext:value-type="float">
            <text:p/>
          </table:table-cell>
          <table:table-cell table:formula="of:=[.D137]-[.J137]" office:value-type="float" office:value="-0.543040339404619" calcext:value-type="float">
            <text:p/>
          </table:table-cell>
          <table:table-cell table:formula="of:=[.E137]-[.K137]" office:value-type="float" office:value="-0.275098348481883" calcext:value-type="float">
            <text:p/>
          </table:table-cell>
          <table:table-cell table:formula="of:=IF([.F137]-[.L137]&gt;= PI(); [.F137]-[.L137] - 2*PI(); [.F137]-[.L137])" office:value-type="float" office:value="-0.772936509337356" calcext:value-type="float">
            <text:p/>
          </table:table-cell>
          <table:table-cell/>
          <table:table-cell table:formula="of:=SQRT([.N137]^2+[.O137]^2)" office:value-type="float" office:value="0.0270609149696423" calcext:value-type="float">
            <text:p/>
          </table:table-cell>
          <table:table-cell table:formula="of:=SQRT([.Q137]^2+[.R137]^2)" office:value-type="float" office:value="0.60874617991256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388446215139442" calcext:value-type="float">
            <text:p>0.388446215139442</text:p>
          </table:table-cell>
          <table:table-cell office:value-type="float" office:value="0.631925225257874" calcext:value-type="float">
            <text:p>0.631925225257874</text:p>
          </table:table-cell>
          <table:table-cell office:value-type="float" office:value="-0.483163118362427" calcext:value-type="float">
            <text:p>-0.483163118362427</text:p>
          </table:table-cell>
          <table:table-cell office:value-type="float" office:value="-3.13831806182861" calcext:value-type="float">
            <text:p>-3.13831806182861</text:p>
          </table:table-cell>
          <table:table-cell office:value-type="float" office:value="0.645876858798682" calcext:value-type="float">
            <text:p>0.645876858798682</text:p>
          </table:table-cell>
          <table:table-cell office:value-type="float" office:value="-0.460786289448437" calcext:value-type="float">
            <text:p>-0.460786289448437</text:p>
          </table:table-cell>
          <table:table-cell office:value-type="float" office:value="-3.14255660927197" calcext:value-type="float">
            <text:p>-3.14255660927197</text:p>
          </table:table-cell>
          <table:table-cell office:value-type="float" office:value="1.18539996875628" calcext:value-type="float">
            <text:p>1.18539996875628</text:p>
          </table:table-cell>
          <table:table-cell office:value-type="float" office:value="-0.237055322919317" calcext:value-type="float">
            <text:p>-0.237055322919317</text:p>
          </table:table-cell>
          <table:table-cell office:value-type="float" office:value="-2.36394145804097" calcext:value-type="float">
            <text:p>-2.36394145804097</text:p>
          </table:table-cell>
          <table:table-cell/>
          <table:table-cell table:formula="of:=[.D138]-[.G138]" office:value-type="float" office:value="-0.0139516335408084" calcext:value-type="float">
            <text:p/>
          </table:table-cell>
          <table:table-cell table:formula="of:=[.E138]-[.H138]" office:value-type="float" office:value="-0.0223768289139901" calcext:value-type="float">
            <text:p/>
          </table:table-cell>
          <table:table-cell table:formula="of:=IF([.F138]-[.I138]&gt;= PI(); [.F138]-[.I138] - 2*PI(); [.F138]-[.I138])" office:value-type="float" office:value="0.00423854744335372" calcext:value-type="float">
            <text:p/>
          </table:table-cell>
          <table:table-cell table:formula="of:=[.D138]-[.J138]" office:value-type="float" office:value="-0.55347474349841" calcext:value-type="float">
            <text:p/>
          </table:table-cell>
          <table:table-cell table:formula="of:=[.E138]-[.K138]" office:value-type="float" office:value="-0.246107795443109" calcext:value-type="float">
            <text:p/>
          </table:table-cell>
          <table:table-cell table:formula="of:=IF([.F138]-[.L138]&gt;= PI(); [.F138]-[.L138] - 2*PI(); [.F138]-[.L138])" office:value-type="float" office:value="-0.774376603787639" calcext:value-type="float">
            <text:p/>
          </table:table-cell>
          <table:table-cell/>
          <table:table-cell table:formula="of:=SQRT([.N138]^2+[.O138]^2)" office:value-type="float" office:value="0.0263698796110827" calcext:value-type="float">
            <text:p/>
          </table:table-cell>
          <table:table-cell table:formula="of:=SQRT([.Q138]^2+[.R138]^2)" office:value-type="float" office:value="0.60572546476807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0.592154324054718" calcext:value-type="float">
            <text:p>0.592154324054718</text:p>
          </table:table-cell>
          <table:table-cell office:value-type="float" office:value="-0.482875317335129" calcext:value-type="float">
            <text:p>-0.482875317335129</text:p>
          </table:table-cell>
          <table:table-cell office:value-type="float" office:value="-3.12821865081787" calcext:value-type="float">
            <text:p>-3.12821865081787</text:p>
          </table:table-cell>
          <table:table-cell office:value-type="float" office:value="0.605328877637495" calcext:value-type="float">
            <text:p>0.605328877637495</text:p>
          </table:table-cell>
          <table:table-cell office:value-type="float" office:value="-0.459747602818622" calcext:value-type="float">
            <text:p>-0.459747602818622</text:p>
          </table:table-cell>
          <table:table-cell office:value-type="float" office:value="-3.13172032467144" calcext:value-type="float">
            <text:p>-3.13172032467144</text:p>
          </table:table-cell>
          <table:table-cell office:value-type="float" office:value="1.15650694633799" calcext:value-type="float">
            <text:p>1.15650694633799</text:p>
          </table:table-cell>
          <table:table-cell office:value-type="float" office:value="-0.265504111286064" calcext:value-type="float">
            <text:p>-0.265504111286064</text:p>
          </table:table-cell>
          <table:table-cell office:value-type="float" office:value="-2.35461874887763" calcext:value-type="float">
            <text:p>-2.35461874887763</text:p>
          </table:table-cell>
          <table:table-cell/>
          <table:table-cell table:formula="of:=[.D139]-[.G139]" office:value-type="float" office:value="-0.0131745535827773" calcext:value-type="float">
            <text:p/>
          </table:table-cell>
          <table:table-cell table:formula="of:=[.E139]-[.H139]" office:value-type="float" office:value="-0.0231277145165066" calcext:value-type="float">
            <text:p/>
          </table:table-cell>
          <table:table-cell table:formula="of:=IF([.F139]-[.I139]&gt;= PI(); [.F139]-[.I139] - 2*PI(); [.F139]-[.I139])" office:value-type="float" office:value="0.00350167385356714" calcext:value-type="float">
            <text:p/>
          </table:table-cell>
          <table:table-cell table:formula="of:=[.D139]-[.J139]" office:value-type="float" office:value="-0.564352622283272" calcext:value-type="float">
            <text:p/>
          </table:table-cell>
          <table:table-cell table:formula="of:=[.E139]-[.K139]" office:value-type="float" office:value="-0.217371206049064" calcext:value-type="float">
            <text:p/>
          </table:table-cell>
          <table:table-cell table:formula="of:=IF([.F139]-[.L139]&gt;= PI(); [.F139]-[.L139] - 2*PI(); [.F139]-[.L139])" office:value-type="float" office:value="-0.773599901940244" calcext:value-type="float">
            <text:p/>
          </table:table-cell>
          <table:table-cell/>
          <table:table-cell table:formula="of:=SQRT([.N139]^2+[.O139]^2)" office:value-type="float" office:value="0.0266169126846541" calcext:value-type="float">
            <text:p/>
          </table:table-cell>
          <table:table-cell table:formula="of:=SQRT([.Q139]^2+[.R139]^2)" office:value-type="float" office:value="0.60476782610951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0.55240398645401" calcext:value-type="float">
            <text:p>0.55240398645401</text:p>
          </table:table-cell>
          <table:table-cell office:value-type="float" office:value="-0.483529597520828" calcext:value-type="float">
            <text:p>-0.483529597520828</text:p>
          </table:table-cell>
          <table:table-cell office:value-type="float" office:value="-3.120441198349" calcext:value-type="float">
            <text:p>-3.120441198349</text:p>
          </table:table-cell>
          <table:table-cell office:value-type="float" office:value="0.565782453744708" calcext:value-type="float">
            <text:p>0.565782453744708</text:p>
          </table:table-cell>
          <table:table-cell office:value-type="float" office:value="-0.459148299348318" calcext:value-type="float">
            <text:p>-0.459148299348318</text:p>
          </table:table-cell>
          <table:table-cell office:value-type="float" office:value="-3.12387411212897" calcext:value-type="float">
            <text:p>-3.12387411212897</text:p>
          </table:table-cell>
          <table:table-cell office:value-type="float" office:value="1.12788039543705" calcext:value-type="float">
            <text:p>1.12788039543705</text:p>
          </table:table-cell>
          <table:table-cell office:value-type="float" office:value="-0.294221020721373" calcext:value-type="float">
            <text:p>-0.294221020721373</text:p>
          </table:table-cell>
          <table:table-cell office:value-type="float" office:value="-2.34529603971428" calcext:value-type="float">
            <text:p>-2.34529603971428</text:p>
          </table:table-cell>
          <table:table-cell/>
          <table:table-cell table:formula="of:=[.D140]-[.G140]" office:value-type="float" office:value="-0.0133784672906979" calcext:value-type="float">
            <text:p/>
          </table:table-cell>
          <table:table-cell table:formula="of:=[.E140]-[.H140]" office:value-type="float" office:value="-0.0243812981725101" calcext:value-type="float">
            <text:p/>
          </table:table-cell>
          <table:table-cell table:formula="of:=IF([.F140]-[.I140]&gt;= PI(); [.F140]-[.I140] - 2*PI(); [.F140]-[.I140])" office:value-type="float" office:value="0.00343291377997534" calcext:value-type="float">
            <text:p/>
          </table:table-cell>
          <table:table-cell table:formula="of:=[.D140]-[.J140]" office:value-type="float" office:value="-0.575476408983037" calcext:value-type="float">
            <text:p/>
          </table:table-cell>
          <table:table-cell table:formula="of:=[.E140]-[.K140]" office:value-type="float" office:value="-0.189308576799455" calcext:value-type="float">
            <text:p/>
          </table:table-cell>
          <table:table-cell table:formula="of:=IF([.F140]-[.L140]&gt;= PI(); [.F140]-[.L140] - 2*PI(); [.F140]-[.L140])" office:value-type="float" office:value="-0.775145158634718" calcext:value-type="float">
            <text:p/>
          </table:table-cell>
          <table:table-cell/>
          <table:table-cell table:formula="of:=SQRT([.N140]^2+[.O140]^2)" office:value-type="float" office:value="0.0278106290404428" calcext:value-type="float">
            <text:p/>
          </table:table-cell>
          <table:table-cell table:formula="of:=SQRT([.Q140]^2+[.R140]^2)" office:value-type="float" office:value="0.60581419143648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512655973434448" calcext:value-type="float">
            <text:p>0.512655973434448</text:p>
          </table:table-cell>
          <table:table-cell office:value-type="float" office:value="-0.484019458293915" calcext:value-type="float">
            <text:p>-0.484019458293915</text:p>
          </table:table-cell>
          <table:table-cell office:value-type="float" office:value="-3.11629033088684" calcext:value-type="float">
            <text:p>-3.11629033088684</text:p>
          </table:table-cell>
          <table:table-cell office:value-type="float" office:value="0.525240818533817" calcext:value-type="float">
            <text:p>0.525240818533817</text:p>
          </table:table-cell>
          <table:table-cell office:value-type="float" office:value="-0.459866713175485" calcext:value-type="float">
            <text:p>-0.459866713175485</text:p>
          </table:table-cell>
          <table:table-cell office:value-type="float" office:value="-3.12076654240786" calcext:value-type="float">
            <text:p>-3.12076654240786</text:p>
          </table:table-cell>
          <table:table-cell office:value-type="float" office:value="1.09952280405217" calcext:value-type="float">
            <text:p>1.09952280405217</text:p>
          </table:table-cell>
          <table:table-cell office:value-type="float" office:value="-0.323203555373267" calcext:value-type="float">
            <text:p>-0.323203555373267</text:p>
          </table:table-cell>
          <table:table-cell office:value-type="float" office:value="-2.34218846999316" calcext:value-type="float">
            <text:p>-2.34218846999316</text:p>
          </table:table-cell>
          <table:table-cell/>
          <table:table-cell table:formula="of:=[.D141]-[.G141]" office:value-type="float" office:value="-0.0125848450993689" calcext:value-type="float">
            <text:p/>
          </table:table-cell>
          <table:table-cell table:formula="of:=[.E141]-[.H141]" office:value-type="float" office:value="-0.0241527451184301" calcext:value-type="float">
            <text:p/>
          </table:table-cell>
          <table:table-cell table:formula="of:=IF([.F141]-[.I141]&gt;= PI(); [.F141]-[.I141] - 2*PI(); [.F141]-[.I141])" office:value-type="float" office:value="0.00447621152101796" calcext:value-type="float">
            <text:p/>
          </table:table-cell>
          <table:table-cell table:formula="of:=[.D141]-[.J141]" office:value-type="float" office:value="-0.586866830617719" calcext:value-type="float">
            <text:p/>
          </table:table-cell>
          <table:table-cell table:formula="of:=[.E141]-[.K141]" office:value-type="float" office:value="-0.160815902920648" calcext:value-type="float">
            <text:p/>
          </table:table-cell>
          <table:table-cell table:formula="of:=IF([.F141]-[.L141]&gt;= PI(); [.F141]-[.L141] - 2*PI(); [.F141]-[.L141])" office:value-type="float" office:value="-0.774101860893676" calcext:value-type="float">
            <text:p/>
          </table:table-cell>
          <table:table-cell/>
          <table:table-cell table:formula="of:=SQRT([.N141]^2+[.O141]^2)" office:value-type="float" office:value="0.0272347833281441" calcext:value-type="float">
            <text:p/>
          </table:table-cell>
          <table:table-cell table:formula="of:=SQRT([.Q141]^2+[.R141]^2)" office:value-type="float" office:value="0.6085017925293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472913146018982" calcext:value-type="float">
            <text:p>0.472913146018982</text:p>
          </table:table-cell>
          <table:table-cell office:value-type="float" office:value="-0.485166490077972" calcext:value-type="float">
            <text:p>-0.485166490077972</text:p>
          </table:table-cell>
          <table:table-cell office:value-type="float" office:value="-3.11281800270081" calcext:value-type="float">
            <text:p>-3.11281800270081</text:p>
          </table:table-cell>
          <table:table-cell office:value-type="float" office:value="0.484701611595306" calcext:value-type="float">
            <text:p>0.484701611595306</text:p>
          </table:table-cell>
          <table:table-cell office:value-type="float" office:value="-0.459711509128182" calcext:value-type="float">
            <text:p>-0.459711509128182</text:p>
          </table:table-cell>
          <table:table-cell office:value-type="float" office:value="-3.11609989664524" calcext:value-type="float">
            <text:p>-3.11609989664524</text:p>
          </table:table-cell>
          <table:table-cell office:value-type="float" office:value="1.07125541469383" calcext:value-type="float">
            <text:p>1.07125541469383</text:p>
          </table:table-cell>
          <table:table-cell office:value-type="float" office:value="-0.352274073133773" calcext:value-type="float">
            <text:p>-0.352274073133773</text:p>
          </table:table-cell>
          <table:table-cell office:value-type="float" office:value="-2.33908090027205" calcext:value-type="float">
            <text:p>-2.33908090027205</text:p>
          </table:table-cell>
          <table:table-cell/>
          <table:table-cell table:formula="of:=[.D142]-[.G142]" office:value-type="float" office:value="-0.0117884655763245" calcext:value-type="float">
            <text:p/>
          </table:table-cell>
          <table:table-cell table:formula="of:=[.E142]-[.H142]" office:value-type="float" office:value="-0.0254549809497908" calcext:value-type="float">
            <text:p/>
          </table:table-cell>
          <table:table-cell table:formula="of:=IF([.F142]-[.I142]&gt;= PI(); [.F142]-[.I142] - 2*PI(); [.F142]-[.I142])" office:value-type="float" office:value="0.00328189394443834" calcext:value-type="float">
            <text:p/>
          </table:table-cell>
          <table:table-cell table:formula="of:=[.D142]-[.J142]" office:value-type="float" office:value="-0.598342268674844" calcext:value-type="float">
            <text:p/>
          </table:table-cell>
          <table:table-cell table:formula="of:=[.E142]-[.K142]" office:value-type="float" office:value="-0.1328924169442" calcext:value-type="float">
            <text:p/>
          </table:table-cell>
          <table:table-cell table:formula="of:=IF([.F142]-[.L142]&gt;= PI(); [.F142]-[.L142] - 2*PI(); [.F142]-[.L142])" office:value-type="float" office:value="-0.773737102428756" calcext:value-type="float">
            <text:p/>
          </table:table-cell>
          <table:table-cell/>
          <table:table-cell table:formula="of:=SQRT([.N142]^2+[.O142]^2)" office:value-type="float" office:value="0.0280521652604286" calcext:value-type="float">
            <text:p/>
          </table:table-cell>
          <table:table-cell table:formula="of:=SQRT([.Q142]^2+[.R142]^2)" office:value-type="float" office:value="0.61292239717947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0.433176130056381" calcext:value-type="float">
            <text:p>0.433176130056381</text:p>
          </table:table-cell>
          <table:table-cell office:value-type="float" office:value="-0.486544549465179" calcext:value-type="float">
            <text:p>-0.486544549465179</text:p>
          </table:table-cell>
          <table:table-cell office:value-type="float" office:value="-3.1110417842865" calcext:value-type="float">
            <text:p>-3.1110417842865</text:p>
          </table:table-cell>
          <table:table-cell office:value-type="float" office:value="0.444602644895892" calcext:value-type="float">
            <text:p>0.444602644895892</text:p>
          </table:table-cell>
          <table:table-cell office:value-type="float" office:value="-0.460733963840754" calcext:value-type="float">
            <text:p>-0.460733963840754</text:p>
          </table:table-cell>
          <table:table-cell office:value-type="float" office:value="-3.11609989664524" calcext:value-type="float">
            <text:p>-3.11609989664524</text:p>
          </table:table-cell>
          <table:table-cell office:value-type="float" office:value="1.04338147791339" calcext:value-type="float">
            <text:p>1.04338147791339</text:p>
          </table:table-cell>
          <table:table-cell office:value-type="float" office:value="-0.38111876402066" calcext:value-type="float">
            <text:p>-0.38111876402066</text:p>
          </table:table-cell>
          <table:table-cell office:value-type="float" office:value="-2.33908090027205" calcext:value-type="float">
            <text:p>-2.33908090027205</text:p>
          </table:table-cell>
          <table:table-cell/>
          <table:table-cell table:formula="of:=[.D143]-[.G143]" office:value-type="float" office:value="-0.0114265148395108" calcext:value-type="float">
            <text:p/>
          </table:table-cell>
          <table:table-cell table:formula="of:=[.E143]-[.H143]" office:value-type="float" office:value="-0.0258105856244253" calcext:value-type="float">
            <text:p/>
          </table:table-cell>
          <table:table-cell table:formula="of:=IF([.F143]-[.I143]&gt;= PI(); [.F143]-[.I143] - 2*PI(); [.F143]-[.I143])" office:value-type="float" office:value="0.00505811235874498" calcext:value-type="float">
            <text:p/>
          </table:table-cell>
          <table:table-cell table:formula="of:=[.D143]-[.J143]" office:value-type="float" office:value="-0.610205347857005" calcext:value-type="float">
            <text:p/>
          </table:table-cell>
          <table:table-cell table:formula="of:=[.E143]-[.K143]" office:value-type="float" office:value="-0.105425785444519" calcext:value-type="float">
            <text:p/>
          </table:table-cell>
          <table:table-cell table:formula="of:=IF([.F143]-[.L143]&gt;= PI(); [.F143]-[.L143] - 2*PI(); [.F143]-[.L143])" office:value-type="float" office:value="-0.77196088401445" calcext:value-type="float">
            <text:p/>
          </table:table-cell>
          <table:table-cell/>
          <table:table-cell table:formula="of:=SQRT([.N143]^2+[.O143]^2)" office:value-type="float" office:value="0.0282267881923068" calcext:value-type="float">
            <text:p/>
          </table:table-cell>
          <table:table-cell table:formula="of:=SQRT([.Q143]^2+[.R143]^2)" office:value-type="float" office:value="0.61924564010567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393446862697601" calcext:value-type="float">
            <text:p>0.393446862697601</text:p>
          </table:table-cell>
          <table:table-cell office:value-type="float" office:value="-0.487712264060974" calcext:value-type="float">
            <text:p>-0.487712264060974</text:p>
          </table:table-cell>
          <table:table-cell office:value-type="float" office:value="-3.11124205589294" calcext:value-type="float">
            <text:p>-3.11124205589294</text:p>
          </table:table-cell>
          <table:table-cell office:value-type="float" office:value="0.422793479473725" calcext:value-type="float">
            <text:p>0.422793479473725</text:p>
          </table:table-cell>
          <table:table-cell office:value-type="float" office:value="-0.460514365053305" calcext:value-type="float">
            <text:p>-0.460514365053305</text:p>
          </table:table-cell>
          <table:table-cell office:value-type="float" office:value="-3.11705552390608" calcext:value-type="float">
            <text:p>-3.11705552390608</text:p>
          </table:table-cell>
          <table:table-cell office:value-type="float" office:value="1.01520456355925" calcext:value-type="float">
            <text:p>1.01520456355925</text:p>
          </table:table-cell>
          <table:table-cell office:value-type="float" office:value="-0.410276984156318" calcext:value-type="float">
            <text:p>-0.410276984156318</text:p>
          </table:table-cell>
          <table:table-cell office:value-type="float" office:value="-2.33597333055093" calcext:value-type="float">
            <text:p>-2.33597333055093</text:p>
          </table:table-cell>
          <table:table-cell/>
          <table:table-cell table:formula="of:=[.D144]-[.G144]" office:value-type="float" office:value="-0.0293466167761235" calcext:value-type="float">
            <text:p/>
          </table:table-cell>
          <table:table-cell table:formula="of:=[.E144]-[.H144]" office:value-type="float" office:value="-0.0271978990076695" calcext:value-type="float">
            <text:p/>
          </table:table-cell>
          <table:table-cell table:formula="of:=IF([.F144]-[.I144]&gt;= PI(); [.F144]-[.I144] - 2*PI(); [.F144]-[.I144])" office:value-type="float" office:value="0.00581346801313609" calcext:value-type="float">
            <text:p/>
          </table:table-cell>
          <table:table-cell table:formula="of:=[.D144]-[.J144]" office:value-type="float" office:value="-0.621757700861645" calcext:value-type="float">
            <text:p/>
          </table:table-cell>
          <table:table-cell table:formula="of:=[.E144]-[.K144]" office:value-type="float" office:value="-0.0774352799046566" calcext:value-type="float">
            <text:p/>
          </table:table-cell>
          <table:table-cell table:formula="of:=IF([.F144]-[.L144]&gt;= PI(); [.F144]-[.L144] - 2*PI(); [.F144]-[.L144])" office:value-type="float" office:value="-0.775268725342011" calcext:value-type="float">
            <text:p/>
          </table:table-cell>
          <table:table-cell/>
          <table:table-cell table:formula="of:=SQRT([.N144]^2+[.O144]^2)" office:value-type="float" office:value="0.040011868572163" calcext:value-type="float">
            <text:p/>
          </table:table-cell>
          <table:table-cell table:formula="of:=SQRT([.Q144]^2+[.R144]^2)" office:value-type="float" office:value="0.62656113919925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353720277547836" calcext:value-type="float">
            <text:p>0.353720277547836</text:p>
          </table:table-cell>
          <table:table-cell office:value-type="float" office:value="-0.488317489624023" calcext:value-type="float">
            <text:p>-0.488317489624023</text:p>
          </table:table-cell>
          <table:table-cell office:value-type="float" office:value="-3.11301016807556" calcext:value-type="float">
            <text:p>-3.11301016807556</text:p>
          </table:table-cell>
          <table:table-cell office:value-type="float" office:value="0.382257685243355" calcext:value-type="float">
            <text:p>0.382257685243355</text:p>
          </table:table-cell>
          <table:table-cell office:value-type="float" office:value="-0.473458908815522" calcext:value-type="float">
            <text:p>-0.473458908815522</text:p>
          </table:table-cell>
          <table:table-cell office:value-type="float" office:value="-3.12563363690241" calcext:value-type="float">
            <text:p>-3.12563363690241</text:p>
          </table:table-cell>
          <table:table-cell office:value-type="float" office:value="0.987118396313258" calcext:value-type="float">
            <text:p>0.987118396313258</text:p>
          </table:table-cell>
          <table:table-cell office:value-type="float" office:value="-0.439522625086726" calcext:value-type="float">
            <text:p>-0.439522625086726</text:p>
          </table:table-cell>
          <table:table-cell office:value-type="float" office:value="-2.33908090027205" calcext:value-type="float">
            <text:p>-2.33908090027205</text:p>
          </table:table-cell>
          <table:table-cell/>
          <table:table-cell table:formula="of:=[.D145]-[.G145]" office:value-type="float" office:value="-0.0285374076955186" calcext:value-type="float">
            <text:p/>
          </table:table-cell>
          <table:table-cell table:formula="of:=[.E145]-[.H145]" office:value-type="float" office:value="-0.0148585808085013" calcext:value-type="float">
            <text:p/>
          </table:table-cell>
          <table:table-cell table:formula="of:=IF([.F145]-[.I145]&gt;= PI(); [.F145]-[.I145] - 2*PI(); [.F145]-[.I145])" office:value-type="float" office:value="0.0126234688268436" calcext:value-type="float">
            <text:p/>
          </table:table-cell>
          <table:table-cell table:formula="of:=[.D145]-[.J145]" office:value-type="float" office:value="-0.633398118765421" calcext:value-type="float">
            <text:p/>
          </table:table-cell>
          <table:table-cell table:formula="of:=[.E145]-[.K145]" office:value-type="float" office:value="-0.0487948645372978" calcext:value-type="float">
            <text:p/>
          </table:table-cell>
          <table:table-cell table:formula="of:=IF([.F145]-[.L145]&gt;= PI(); [.F145]-[.L145] - 2*PI(); [.F145]-[.L145])" office:value-type="float" office:value="-0.773929267803512" calcext:value-type="float">
            <text:p/>
          </table:table-cell>
          <table:table-cell/>
          <table:table-cell table:formula="of:=SQRT([.N145]^2+[.O145]^2)" office:value-type="float" office:value="0.0321739189658799" calcext:value-type="float">
            <text:p/>
          </table:table-cell>
          <table:table-cell table:formula="of:=SQRT([.Q145]^2+[.R145]^2)" office:value-type="float" office:value="0.63527483474539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313976138830185" calcext:value-type="float">
            <text:p>0.313976138830185</text:p>
          </table:table-cell>
          <table:table-cell office:value-type="float" office:value="-0.489268392324448" calcext:value-type="float">
            <text:p>-0.489268392324448</text:p>
          </table:table-cell>
          <table:table-cell office:value-type="float" office:value="-3.1137478351593" calcext:value-type="float">
            <text:p>-3.1137478351593</text:p>
          </table:table-cell>
          <table:table-cell office:value-type="float" office:value="0.341714848723154" calcext:value-type="float">
            <text:p>0.341714848723154</text:p>
          </table:table-cell>
          <table:table-cell office:value-type="float" office:value="-0.473088427421267" calcext:value-type="float">
            <text:p>-0.473088427421267</text:p>
          </table:table-cell>
          <table:table-cell office:value-type="float" office:value="-3.12880593244863" calcext:value-type="float">
            <text:p>-3.12880593244863</text:p>
          </table:table-cell>
          <table:table-cell office:value-type="float" office:value="0.958941481959118" calcext:value-type="float">
            <text:p>0.958941481959118</text:p>
          </table:table-cell>
          <table:table-cell office:value-type="float" office:value="-0.468680845222383" calcext:value-type="float">
            <text:p>-0.468680845222383</text:p>
          </table:table-cell>
          <table:table-cell office:value-type="float" office:value="-2.34218846999316" calcext:value-type="float">
            <text:p>-2.34218846999316</text:p>
          </table:table-cell>
          <table:table-cell/>
          <table:table-cell table:formula="of:=[.D146]-[.G146]" office:value-type="float" office:value="-0.0277387098929689" calcext:value-type="float">
            <text:p/>
          </table:table-cell>
          <table:table-cell table:formula="of:=[.E146]-[.H146]" office:value-type="float" office:value="-0.0161799649031805" calcext:value-type="float">
            <text:p/>
          </table:table-cell>
          <table:table-cell table:formula="of:=IF([.F146]-[.I146]&gt;= PI(); [.F146]-[.I146] - 2*PI(); [.F146]-[.I146])" office:value-type="float" office:value="0.0150580972893319" calcext:value-type="float">
            <text:p/>
          </table:table-cell>
          <table:table-cell table:formula="of:=[.D146]-[.J146]" office:value-type="float" office:value="-0.644965343128933" calcext:value-type="float">
            <text:p/>
          </table:table-cell>
          <table:table-cell table:formula="of:=[.E146]-[.K146]" office:value-type="float" office:value="-0.0205875471020644" calcext:value-type="float">
            <text:p/>
          </table:table-cell>
          <table:table-cell table:formula="of:=IF([.F146]-[.L146]&gt;= PI(); [.F146]-[.L146] - 2*PI(); [.F146]-[.L146])" office:value-type="float" office:value="-0.771559365166137" calcext:value-type="float">
            <text:p/>
          </table:table-cell>
          <table:table-cell/>
          <table:table-cell table:formula="of:=SQRT([.N146]^2+[.O146]^2)" office:value-type="float" office:value="0.0321127278628653" calcext:value-type="float">
            <text:p/>
          </table:table-cell>
          <table:table-cell table:formula="of:=SQRT([.Q146]^2+[.R146]^2)" office:value-type="float" office:value="0.64529384076798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274261146783829" calcext:value-type="float">
            <text:p>0.274261146783829</text:p>
          </table:table-cell>
          <table:table-cell office:value-type="float" office:value="-0.490554511547089" calcext:value-type="float">
            <text:p>-0.490554511547089</text:p>
          </table:table-cell>
          <table:table-cell office:value-type="float" office:value="-3.11417651176453" calcext:value-type="float">
            <text:p>-3.11417651176453</text:p>
          </table:table-cell>
          <table:table-cell office:value-type="float" office:value="0.301170163481806" calcext:value-type="float">
            <text:p>0.301170163481806</text:p>
          </table:table-cell>
          <table:table-cell office:value-type="float" office:value="-0.474581345459306" calcext:value-type="float">
            <text:p>-0.474581345459306</text:p>
          </table:table-cell>
          <table:table-cell office:value-type="float" office:value="-3.12901418108214" calcext:value-type="float">
            <text:p>-3.12901418108214</text:p>
          </table:table-cell>
          <table:table-cell office:value-type="float" office:value="0.930674092600776" calcext:value-type="float">
            <text:p>0.930674092600776</text:p>
          </table:table-cell>
          <table:table-cell office:value-type="float" office:value="-0.497751362982889" calcext:value-type="float">
            <text:p>-0.497751362982889</text:p>
          </table:table-cell>
          <table:table-cell office:value-type="float" office:value="-2.33908090027205" calcext:value-type="float">
            <text:p>-2.33908090027205</text:p>
          </table:table-cell>
          <table:table-cell/>
          <table:table-cell table:formula="of:=[.D147]-[.G147]" office:value-type="float" office:value="-0.026909016697977" calcext:value-type="float">
            <text:p/>
          </table:table-cell>
          <table:table-cell table:formula="of:=[.E147]-[.H147]" office:value-type="float" office:value="-0.0159731660877828" calcext:value-type="float">
            <text:p/>
          </table:table-cell>
          <table:table-cell table:formula="of:=IF([.F147]-[.I147]&gt;= PI(); [.F147]-[.I147] - 2*PI(); [.F147]-[.I147])" office:value-type="float" office:value="0.0148376693176151" calcext:value-type="float">
            <text:p/>
          </table:table-cell>
          <table:table-cell table:formula="of:=[.D147]-[.J147]" office:value-type="float" office:value="-0.656412945816947" calcext:value-type="float">
            <text:p/>
          </table:table-cell>
          <table:table-cell table:formula="of:=[.E147]-[.K147]" office:value-type="float" office:value="0.00719685143580057" calcext:value-type="float">
            <text:p/>
          </table:table-cell>
          <table:table-cell table:formula="of:=IF([.F147]-[.L147]&gt;= PI(); [.F147]-[.L147] - 2*PI(); [.F147]-[.L147])" office:value-type="float" office:value="-0.775095611492477" calcext:value-type="float">
            <text:p/>
          </table:table-cell>
          <table:table-cell/>
          <table:table-cell table:formula="of:=SQRT([.N147]^2+[.O147]^2)" office:value-type="float" office:value="0.0312927661691948" calcext:value-type="float">
            <text:p/>
          </table:table-cell>
          <table:table-cell table:formula="of:=SQRT([.Q147]^2+[.R147]^2)" office:value-type="float" office:value="0.65645239744148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0.234546393156052" calcext:value-type="float">
            <text:p>0.234546393156052</text:p>
          </table:table-cell>
          <table:table-cell office:value-type="float" office:value="-0.491597324609757" calcext:value-type="float">
            <text:p>-0.491597324609757</text:p>
          </table:table-cell>
          <table:table-cell office:value-type="float" office:value="-3.11578464508057" calcext:value-type="float">
            <text:p>-3.11578464508057</text:p>
          </table:table-cell>
          <table:table-cell office:value-type="float" office:value="0.260625371150649" calcext:value-type="float">
            <text:p>0.260625371150649</text:p>
          </table:table-cell>
          <table:table-cell office:value-type="float" office:value="-0.476076596095131" calcext:value-type="float">
            <text:p>-0.476076596095131</text:p>
          </table:table-cell>
          <table:table-cell office:value-type="float" office:value="-3.12861035083949" calcext:value-type="float">
            <text:p>-3.12861035083949</text:p>
          </table:table-cell>
          <table:table-cell office:value-type="float" office:value="0.902497178246636" calcext:value-type="float">
            <text:p>0.902497178246636</text:p>
          </table:table-cell>
          <table:table-cell office:value-type="float" office:value="-0.526909583118547" calcext:value-type="float">
            <text:p>-0.526909583118547</text:p>
          </table:table-cell>
          <table:table-cell office:value-type="float" office:value="-2.34218846999316" calcext:value-type="float">
            <text:p>-2.34218846999316</text:p>
          </table:table-cell>
          <table:table-cell/>
          <table:table-cell table:formula="of:=[.D148]-[.G148]" office:value-type="float" office:value="-0.0260789779945977" calcext:value-type="float">
            <text:p/>
          </table:table-cell>
          <table:table-cell table:formula="of:=[.E148]-[.H148]" office:value-type="float" office:value="-0.0155207285146257" calcext:value-type="float">
            <text:p/>
          </table:table-cell>
          <table:table-cell table:formula="of:=IF([.F148]-[.I148]&gt;= PI(); [.F148]-[.I148] - 2*PI(); [.F148]-[.I148])" office:value-type="float" office:value="0.0128257057589205" calcext:value-type="float">
            <text:p/>
          </table:table-cell>
          <table:table-cell table:formula="of:=[.D148]-[.J148]" office:value-type="float" office:value="-0.667950785090584" calcext:value-type="float">
            <text:p/>
          </table:table-cell>
          <table:table-cell table:formula="of:=[.E148]-[.K148]" office:value-type="float" office:value="0.0353122585087902" calcext:value-type="float">
            <text:p/>
          </table:table-cell>
          <table:table-cell table:formula="of:=IF([.F148]-[.L148]&gt;= PI(); [.F148]-[.L148] - 2*PI(); [.F148]-[.L148])" office:value-type="float" office:value="-0.773596175087401" calcext:value-type="float">
            <text:p/>
          </table:table-cell>
          <table:table-cell/>
          <table:table-cell table:formula="of:=SQRT([.N148]^2+[.O148]^2)" office:value-type="float" office:value="0.0303480824248819" calcext:value-type="float">
            <text:p/>
          </table:table-cell>
          <table:table-cell table:formula="of:=SQRT([.Q148]^2+[.R148]^2)" office:value-type="float" office:value="0.66888355257407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8938" calcext:value-type="float">
            <text:p>0.8938</text:p>
          </table:table-cell>
          <table:table-cell office:value-type="float" office:value="-0.466135458167331" calcext:value-type="float">
            <text:p>-0.466135458167331</text:p>
          </table:table-cell>
          <table:table-cell office:value-type="float" office:value="0.197623685002327" calcext:value-type="float">
            <text:p>0.197623685002327</text:p>
          </table:table-cell>
          <table:table-cell office:value-type="float" office:value="-0.492428153753281" calcext:value-type="float">
            <text:p>-0.492428153753281</text:p>
          </table:table-cell>
          <table:table-cell office:value-type="float" office:value="-3.12834405899048" calcext:value-type="float">
            <text:p>-3.12834405899048</text:p>
          </table:table-cell>
          <table:table-cell office:value-type="float" office:value="0.194537406483685" calcext:value-type="float">
            <text:p>0.194537406483685</text:p>
          </table:table-cell>
          <table:table-cell office:value-type="float" office:value="-0.471082473855454" calcext:value-type="float">
            <text:p>-0.471082473855454</text:p>
          </table:table-cell>
          <table:table-cell office:value-type="float" office:value="-3.10614719341487" calcext:value-type="float">
            <text:p>-3.10614719341487</text:p>
          </table:table-cell>
          <table:table-cell office:value-type="float" office:value="0.877573243543582" calcext:value-type="float">
            <text:p>0.877573243543582</text:p>
          </table:table-cell>
          <table:table-cell office:value-type="float" office:value="-0.552541652541789" calcext:value-type="float">
            <text:p>-0.552541652541789</text:p>
          </table:table-cell>
          <table:table-cell office:value-type="float" office:value="-2.36083388831986" calcext:value-type="float">
            <text:p>-2.36083388831986</text:p>
          </table:table-cell>
          <table:table-cell/>
          <table:table-cell table:formula="of:=[.D149]-[.G149]" office:value-type="float" office:value="0.00308627851864227" calcext:value-type="float">
            <text:p/>
          </table:table-cell>
          <table:table-cell table:formula="of:=[.E149]-[.H149]" office:value-type="float" office:value="-0.0213456798978263" calcext:value-type="float">
            <text:p/>
          </table:table-cell>
          <table:table-cell table:formula="of:=IF([.F149]-[.I149]&gt;= PI(); [.F149]-[.I149] - 2*PI(); [.F149]-[.I149])" office:value-type="float" office:value="-0.0221968655756055" calcext:value-type="float">
            <text:p/>
          </table:table-cell>
          <table:table-cell table:formula="of:=[.D149]-[.J149]" office:value-type="float" office:value="-0.679949558541255" calcext:value-type="float">
            <text:p/>
          </table:table-cell>
          <table:table-cell table:formula="of:=[.E149]-[.K149]" office:value-type="float" office:value="0.0601134987885079" calcext:value-type="float">
            <text:p/>
          </table:table-cell>
          <table:table-cell table:formula="of:=IF([.F149]-[.L149]&gt;= PI(); [.F149]-[.L149] - 2*PI(); [.F149]-[.L149])" office:value-type="float" office:value="-0.76751017067062" calcext:value-type="float">
            <text:p/>
          </table:table-cell>
          <table:table-cell/>
          <table:table-cell table:formula="of:=SQRT([.N149]^2+[.O149]^2)" office:value-type="float" office:value="0.0215676416280292" calcext:value-type="float">
            <text:p/>
          </table:table-cell>
          <table:table-cell table:formula="of:=SQRT([.Q149]^2+[.R149]^2)" office:value-type="float" office:value="0.68260166634505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957" calcext:value-type="float">
            <text:p>0.7957</text:p>
          </table:table-cell>
          <table:table-cell office:value-type="float" office:value="-1.3207171314741" calcext:value-type="float">
            <text:p>-1.3207171314741</text:p>
          </table:table-cell>
          <table:table-cell office:value-type="float" office:value="0.16630919277668" calcext:value-type="float">
            <text:p>0.16630919277668</text:p>
          </table:table-cell>
          <table:table-cell office:value-type="float" office:value="-0.494035750627518" calcext:value-type="float">
            <text:p>-0.494035750627518</text:p>
          </table:table-cell>
          <table:table-cell office:value-type="float" office:value="3.10938382148743" calcext:value-type="float">
            <text:p>3.10938382148743</text:p>
          </table:table-cell>
          <table:table-cell office:value-type="float" office:value="0.164868263452287" calcext:value-type="float">
            <text:p>0.164868263452287</text:p>
          </table:table-cell>
          <table:table-cell office:value-type="float" office:value="-0.475190091890285" calcext:value-type="float">
            <text:p>-0.475190091890285</text:p>
          </table:table-cell>
          <table:table-cell office:value-type="float" office:value="-3.13650463672701" calcext:value-type="float">
            <text:p>-3.13650463672701</text:p>
          </table:table-cell>
          <table:table-cell office:value-type="float" office:value="0.854963278152166" calcext:value-type="float">
            <text:p>0.854963278152166</text:p>
          </table:table-cell>
          <table:table-cell office:value-type="float" office:value="-0.574942791999391" calcext:value-type="float">
            <text:p>-0.574942791999391</text:p>
          </table:table-cell>
          <table:table-cell office:value-type="float" office:value="-2.41366257357882" calcext:value-type="float">
            <text:p>-2.41366257357882</text:p>
          </table:table-cell>
          <table:table-cell/>
          <table:table-cell table:formula="of:=[.D150]-[.G150]" office:value-type="float" office:value="0.00144092932439252" calcext:value-type="float">
            <text:p/>
          </table:table-cell>
          <table:table-cell table:formula="of:=[.E150]-[.H150]" office:value-type="float" office:value="-0.0188456587372327" calcext:value-type="float">
            <text:p/>
          </table:table-cell>
          <table:table-cell table:formula="of:=IF([.F150]-[.I150]&gt;= PI(); [.F150]-[.I150] - 2*PI(); [.F150]-[.I150])" office:value-type="float" office:value="-0.037296848965152" calcext:value-type="float">
            <text:p/>
          </table:table-cell>
          <table:table-cell table:formula="of:=[.D150]-[.J150]" office:value-type="float" office:value="-0.688654085375486" calcext:value-type="float">
            <text:p/>
          </table:table-cell>
          <table:table-cell table:formula="of:=[.E150]-[.K150]" office:value-type="float" office:value="0.0809070413718737" calcext:value-type="float">
            <text:p/>
          </table:table-cell>
          <table:table-cell table:formula="of:=IF([.F150]-[.L150]&gt;= PI(); [.F150]-[.L150] - 2*PI(); [.F150]-[.L150])" office:value-type="float" office:value="-0.760138912113337" calcext:value-type="float">
            <text:p/>
          </table:table-cell>
          <table:table-cell/>
          <table:table-cell table:formula="of:=SQRT([.N150]^2+[.O150]^2)" office:value-type="float" office:value="0.0189006648178874" calcext:value-type="float">
            <text:p/>
          </table:table-cell>
          <table:table-cell table:formula="of:=SQRT([.Q150]^2+[.R150]^2)" office:value-type="float" office:value="0.69339050948790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54" calcext:value-type="float">
            <text:p>0.654</text:p>
          </table:table-cell>
          <table:table-cell office:value-type="float" office:value="-2.33067729083665" calcext:value-type="float">
            <text:p>-2.33067729083665</text:p>
          </table:table-cell>
          <table:table-cell office:value-type="float" office:value="0.139116540551186" calcext:value-type="float">
            <text:p>0.139116540551186</text:p>
          </table:table-cell>
          <table:table-cell office:value-type="float" office:value="-0.49647867679596" calcext:value-type="float">
            <text:p>-0.49647867679596</text:p>
          </table:table-cell>
          <table:table-cell office:value-type="float" office:value="3.02453851699829" calcext:value-type="float">
            <text:p>3.02453851699829</text:p>
          </table:table-cell>
          <table:table-cell office:value-type="float" office:value="0.138708602065493" calcext:value-type="float">
            <text:p>0.138708602065493</text:p>
          </table:table-cell>
          <table:table-cell office:value-type="float" office:value="-0.481292066411283" calcext:value-type="float">
            <text:p>-0.481292066411283</text:p>
          </table:table-cell>
          <table:table-cell office:value-type="float" office:value="-3.25100618550464" calcext:value-type="float">
            <text:p>-3.25100618550464</text:p>
          </table:table-cell>
          <table:table-cell office:value-type="float" office:value="0.835433447178615" calcext:value-type="float">
            <text:p>0.835433447178615</text:p>
          </table:table-cell>
          <table:table-cell office:value-type="float" office:value="-0.59234771377872" calcext:value-type="float">
            <text:p>-0.59234771377872</text:p>
          </table:table-cell>
          <table:table-cell office:value-type="float" office:value="-2.50688966521229" calcext:value-type="float">
            <text:p>-2.50688966521229</text:p>
          </table:table-cell>
          <table:table-cell/>
          <table:table-cell table:formula="of:=[.D151]-[.G151]" office:value-type="float" office:value="0.000407938485692594" calcext:value-type="float">
            <text:p/>
          </table:table-cell>
          <table:table-cell table:formula="of:=[.E151]-[.H151]" office:value-type="float" office:value="-0.0151866103846762" calcext:value-type="float">
            <text:p/>
          </table:table-cell>
          <table:table-cell table:formula="of:=IF([.F151]-[.I151]&gt;= PI(); [.F151]-[.I151] - 2*PI(); [.F151]-[.I151])" office:value-type="float" office:value="-0.0076406046766575" calcext:value-type="float">
            <text:p/>
          </table:table-cell>
          <table:table-cell table:formula="of:=[.D151]-[.J151]" office:value-type="float" office:value="-0.69631690662743" calcext:value-type="float">
            <text:p/>
          </table:table-cell>
          <table:table-cell table:formula="of:=[.E151]-[.K151]" office:value-type="float" office:value="0.0958690369827603" calcext:value-type="float">
            <text:p/>
          </table:table-cell>
          <table:table-cell table:formula="of:=IF([.F151]-[.L151]&gt;= PI(); [.F151]-[.L151] - 2*PI(); [.F151]-[.L151])" office:value-type="float" office:value="-0.751757124969007" calcext:value-type="float">
            <text:p/>
          </table:table-cell>
          <table:table-cell/>
          <table:table-cell table:formula="of:=SQRT([.N151]^2+[.O151]^2)" office:value-type="float" office:value="0.0151920883615145" calcext:value-type="float">
            <text:p/>
          </table:table-cell>
          <table:table-cell table:formula="of:=SQRT([.Q151]^2+[.R151]^2)" office:value-type="float" office:value="0.70288555733290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668" calcext:value-type="float">
            <text:p>0.5668</text:p>
          </table:table-cell>
          <table:table-cell office:value-type="float" office:value="-3.57370517928287" calcext:value-type="float">
            <text:p>-3.57370517928287</text:p>
          </table:table-cell>
          <table:table-cell office:value-type="float" office:value="0.115409009158611" calcext:value-type="float">
            <text:p>0.115409009158611</text:p>
          </table:table-cell>
          <table:table-cell office:value-type="float" office:value="-0.498568713665008" calcext:value-type="float">
            <text:p>-0.498568713665008</text:p>
          </table:table-cell>
          <table:table-cell office:value-type="float" office:value="2.89534282684326" calcext:value-type="float">
            <text:p>2.89534282684326</text:p>
          </table:table-cell>
          <table:table-cell office:value-type="float" office:value="0.116172173631411" calcext:value-type="float">
            <text:p>0.116172173631411</text:p>
          </table:table-cell>
          <table:table-cell office:value-type="float" office:value="-0.491605483133523" calcext:value-type="float">
            <text:p>-0.491605483133523</text:p>
          </table:table-cell>
          <table:table-cell office:value-type="float" office:value="-3.35043466598518" calcext:value-type="float">
            <text:p>-3.35043466598518</text:p>
          </table:table-cell>
          <table:table-cell office:value-type="float" office:value="0.817176868114387" calcext:value-type="float">
            <text:p>0.817176868114387</text:p>
          </table:table-cell>
          <table:table-cell office:value-type="float" office:value="-0.605790812561053" calcext:value-type="float">
            <text:p>-0.605790812561053</text:p>
          </table:table-cell>
          <table:table-cell office:value-type="float" office:value="-2.6498378723836" calcext:value-type="float">
            <text:p>-2.6498378723836</text:p>
          </table:table-cell>
          <table:table-cell/>
          <table:table-cell table:formula="of:=[.D152]-[.G152]" office:value-type="float" office:value="-0.000763164472799324" calcext:value-type="float">
            <text:p/>
          </table:table-cell>
          <table:table-cell table:formula="of:=[.E152]-[.H152]" office:value-type="float" office:value="-0.00696323053148551" calcext:value-type="float">
            <text:p/>
          </table:table-cell>
          <table:table-cell table:formula="of:=IF([.F152]-[.I152]&gt;= PI(); [.F152]-[.I152] - 2*PI(); [.F152]-[.I152])" office:value-type="float" office:value="-0.0374078143511447" calcext:value-type="float">
            <text:p/>
          </table:table-cell>
          <table:table-cell table:formula="of:=[.D152]-[.J152]" office:value-type="float" office:value="-0.701767858955775" calcext:value-type="float">
            <text:p/>
          </table:table-cell>
          <table:table-cell table:formula="of:=[.E152]-[.K152]" office:value-type="float" office:value="0.107222098896044" calcext:value-type="float">
            <text:p/>
          </table:table-cell>
          <table:table-cell table:formula="of:=IF([.F152]-[.L152]&gt;= PI(); [.F152]-[.L152] - 2*PI(); [.F152]-[.L152])" office:value-type="float" office:value="-0.738004607952721" calcext:value-type="float">
            <text:p/>
          </table:table-cell>
          <table:table-cell/>
          <table:table-cell table:formula="of:=SQRT([.N152]^2+[.O152]^2)" office:value-type="float" office:value="0.00700492679812966" calcext:value-type="float">
            <text:p/>
          </table:table-cell>
          <table:table-cell table:formula="of:=SQRT([.Q152]^2+[.R152]^2)" office:value-type="float" office:value="0.70991175955540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905" calcext:value-type="float">
            <text:p>0.4905</text:p>
          </table:table-cell>
          <table:table-cell office:value-type="float" office:value="-4.42828685258964" calcext:value-type="float">
            <text:p>-4.42828685258964</text:p>
          </table:table-cell>
          <table:table-cell office:value-type="float" office:value="0.0947004929184914" calcext:value-type="float">
            <text:p>0.0947004929184914</text:p>
          </table:table-cell>
          <table:table-cell office:value-type="float" office:value="-0.500357687473297" calcext:value-type="float">
            <text:p>-0.500357687473297</text:p>
          </table:table-cell>
          <table:table-cell office:value-type="float" office:value="2.72669148445129" calcext:value-type="float">
            <text:p>2.72669148445129</text:p>
          </table:table-cell>
          <table:table-cell office:value-type="float" office:value="0.095978883640405" calcext:value-type="float">
            <text:p>0.095978883640405</text:p>
          </table:table-cell>
          <table:table-cell office:value-type="float" office:value="-0.489479505759963" calcext:value-type="float">
            <text:p>-0.489479505759963</text:p>
          </table:table-cell>
          <table:table-cell office:value-type="float" office:value="-3.51373745045102" calcext:value-type="float">
            <text:p>-3.51373745045102</text:p>
          </table:table-cell>
          <table:table-cell office:value-type="float" office:value="0.799881727161212" calcext:value-type="float">
            <text:p>0.799881727161212</text:p>
          </table:table-cell>
          <table:table-cell office:value-type="float" office:value="-0.615054855922881" calcext:value-type="float">
            <text:p>-0.615054855922881</text:p>
          </table:table-cell>
          <table:table-cell office:value-type="float" office:value="-2.82696934648719" calcext:value-type="float">
            <text:p>-2.82696934648719</text:p>
          </table:table-cell>
          <table:table-cell/>
          <table:table-cell table:formula="of:=[.D153]-[.G153]" office:value-type="float" office:value="-0.0012783907219136" calcext:value-type="float">
            <text:p/>
          </table:table-cell>
          <table:table-cell table:formula="of:=[.E153]-[.H153]" office:value-type="float" office:value="-0.0108781817133338" calcext:value-type="float">
            <text:p/>
          </table:table-cell>
          <table:table-cell table:formula="of:=IF([.F153]-[.I153]&gt;= PI(); [.F153]-[.I153] - 2*PI(); [.F153]-[.I153])" office:value-type="float" office:value="-0.042756372277271" calcext:value-type="float">
            <text:p/>
          </table:table-cell>
          <table:table-cell table:formula="of:=[.D153]-[.J153]" office:value-type="float" office:value="-0.70518123424272" calcext:value-type="float">
            <text:p/>
          </table:table-cell>
          <table:table-cell table:formula="of:=[.E153]-[.K153]" office:value-type="float" office:value="0.114697168449583" calcext:value-type="float">
            <text:p/>
          </table:table-cell>
          <table:table-cell table:formula="of:=IF([.F153]-[.L153]&gt;= PI(); [.F153]-[.L153] - 2*PI(); [.F153]-[.L153])" office:value-type="float" office:value="-0.729524476241103" calcext:value-type="float">
            <text:p/>
          </table:table-cell>
          <table:table-cell/>
          <table:table-cell table:formula="of:=SQRT([.N153]^2+[.O153]^2)" office:value-type="float" office:value="0.0109530415970262" calcext:value-type="float">
            <text:p/>
          </table:table-cell>
          <table:table-cell table:formula="of:=SQRT([.Q153]^2+[.R153]^2)" office:value-type="float" office:value="0.71444804820115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033" calcext:value-type="float">
            <text:p>0.4033</text:p>
          </table:table-cell>
          <table:table-cell office:value-type="float" office:value="-5.20517928286853" calcext:value-type="float">
            <text:p>-5.20517928286853</text:p>
          </table:table-cell>
          <table:table-cell office:value-type="float" office:value="0.0759279429912567" calcext:value-type="float">
            <text:p>0.0759279429912567</text:p>
          </table:table-cell>
          <table:table-cell office:value-type="float" office:value="-0.501742243766785" calcext:value-type="float">
            <text:p>-0.501742243766785</text:p>
          </table:table-cell>
          <table:table-cell office:value-type="float" office:value="2.5243136882782" calcext:value-type="float">
            <text:p>2.5243136882782</text:p>
          </table:table-cell>
          <table:table-cell office:value-type="float" office:value="0.0769527246862625" calcext:value-type="float">
            <text:p>0.0769527246862625</text:p>
          </table:table-cell>
          <table:table-cell office:value-type="float" office:value="-0.49758054602743" calcext:value-type="float">
            <text:p>-0.49758054602743</text:p>
          </table:table-cell>
          <table:table-cell office:value-type="float" office:value="-3.69428488017333" calcext:value-type="float">
            <text:p>-3.69428488017333</text:p>
          </table:table-cell>
          <table:table-cell office:value-type="float" office:value="0.784541598369069" calcext:value-type="float">
            <text:p>0.784541598369069</text:p>
          </table:table-cell>
          <table:table-cell office:value-type="float" office:value="-0.620047037073489" calcext:value-type="float">
            <text:p>-0.620047037073489</text:p>
          </table:table-cell>
          <table:table-cell office:value-type="float" office:value="-3.03517651780193" calcext:value-type="float">
            <text:p>-3.03517651780193</text:p>
          </table:table-cell>
          <table:table-cell/>
          <table:table-cell table:formula="of:=[.D154]-[.G154]" office:value-type="float" office:value="-0.00102478169500575" calcext:value-type="float">
            <text:p/>
          </table:table-cell>
          <table:table-cell table:formula="of:=[.E154]-[.H154]" office:value-type="float" office:value="-0.00416169773935493" calcext:value-type="float">
            <text:p/>
          </table:table-cell>
          <table:table-cell table:formula="of:=IF([.F154]-[.I154]&gt;= PI(); [.F154]-[.I154] - 2*PI(); [.F154]-[.I154])" office:value-type="float" office:value="-0.064586738728055" calcext:value-type="float">
            <text:p/>
          </table:table-cell>
          <table:table-cell table:formula="of:=[.D154]-[.J154]" office:value-type="float" office:value="-0.708613655377813" calcext:value-type="float">
            <text:p/>
          </table:table-cell>
          <table:table-cell table:formula="of:=[.E154]-[.K154]" office:value-type="float" office:value="0.118304793306704" calcext:value-type="float">
            <text:p/>
          </table:table-cell>
          <table:table-cell table:formula="of:=IF([.F154]-[.L154]&gt;= PI(); [.F154]-[.L154] - 2*PI(); [.F154]-[.L154])" office:value-type="float" office:value="-0.723695101099458" calcext:value-type="float">
            <text:p/>
          </table:table-cell>
          <table:table-cell/>
          <table:table-cell table:formula="of:=SQRT([.N154]^2+[.O154]^2)" office:value-type="float" office:value="0.0042860127853485" calcext:value-type="float">
            <text:p/>
          </table:table-cell>
          <table:table-cell table:formula="of:=SQRT([.Q154]^2+[.R154]^2)" office:value-type="float" office:value="0.71842141999473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578" calcext:value-type="float">
            <text:p>0.4578</text:p>
          </table:table-cell>
          <table:table-cell office:value-type="float" office:value="-4.81673306772908" calcext:value-type="float">
            <text:p>-4.81673306772908</text:p>
          </table:table-cell>
          <table:table-cell office:value-type="float" office:value="0.0566479675471783" calcext:value-type="float">
            <text:p>0.0566479675471783</text:p>
          </table:table-cell>
          <table:table-cell office:value-type="float" office:value="-0.49972665309906" calcext:value-type="float">
            <text:p>-0.49972665309906</text:p>
          </table:table-cell>
          <table:table-cell office:value-type="float" office:value="2.31561326980591" calcext:value-type="float">
            <text:p>2.31561326980591</text:p>
          </table:table-cell>
          <table:table-cell office:value-type="float" office:value="0.0583683202092115" calcext:value-type="float">
            <text:p>0.0583683202092115</text:p>
          </table:table-cell>
          <table:table-cell office:value-type="float" office:value="-0.494960708363899" calcext:value-type="float">
            <text:p>-0.494960708363899</text:p>
          </table:table-cell>
          <table:table-cell office:value-type="float" office:value="-3.88168677022165" calcext:value-type="float">
            <text:p>-3.88168677022165</text:p>
          </table:table-cell>
          <table:table-cell office:value-type="float" office:value="0.766333186708491" calcext:value-type="float">
            <text:p>0.766333186708491</text:p>
          </table:table-cell>
          <table:table-cell office:value-type="float" office:value="-0.621992053474164" calcext:value-type="float">
            <text:p>-0.621992053474164</text:p>
          </table:table-cell>
          <table:table-cell office:value-type="float" office:value="-3.22784584051109" calcext:value-type="float">
            <text:p>-3.22784584051109</text:p>
          </table:table-cell>
          <table:table-cell/>
          <table:table-cell table:formula="of:=[.D155]-[.G155]" office:value-type="float" office:value="-0.00172035266203319" calcext:value-type="float">
            <text:p/>
          </table:table-cell>
          <table:table-cell table:formula="of:=[.E155]-[.H155]" office:value-type="float" office:value="-0.00476594473516162" calcext:value-type="float">
            <text:p/>
          </table:table-cell>
          <table:table-cell table:formula="of:=IF([.F155]-[.I155]&gt;= PI(); [.F155]-[.I155] - 2*PI(); [.F155]-[.I155])" office:value-type="float" office:value="-0.0858852671520234" calcext:value-type="float">
            <text:p/>
          </table:table-cell>
          <table:table-cell table:formula="of:=[.D155]-[.J155]" office:value-type="float" office:value="-0.709685219161313" calcext:value-type="float">
            <text:p/>
          </table:table-cell>
          <table:table-cell table:formula="of:=[.E155]-[.K155]" office:value-type="float" office:value="0.122265400375104" calcext:value-type="float">
            <text:p/>
          </table:table-cell>
          <table:table-cell table:formula="of:=IF([.F155]-[.L155]&gt;= PI(); [.F155]-[.L155] - 2*PI(); [.F155]-[.L155])" office:value-type="float" office:value="-0.739726196862584" calcext:value-type="float">
            <text:p/>
          </table:table-cell>
          <table:table-cell/>
          <table:table-cell table:formula="of:=SQRT([.N155]^2+[.O155]^2)" office:value-type="float" office:value="0.00506693620449078" calcext:value-type="float">
            <text:p/>
          </table:table-cell>
          <table:table-cell table:formula="of:=SQRT([.Q155]^2+[.R155]^2)" office:value-type="float" office:value="0.7201402213631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431" calcext:value-type="float">
            <text:p>0.6431</text:p>
          </table:table-cell>
          <table:table-cell office:value-type="float" office:value="-4.11752988047809" calcext:value-type="float">
            <text:p>-4.11752988047809</text:p>
          </table:table-cell>
          <table:table-cell office:value-type="float" office:value="0.0358516573905945" calcext:value-type="float">
            <text:p>0.0358516573905945</text:p>
          </table:table-cell>
          <table:table-cell office:value-type="float" office:value="-0.491557419300079" calcext:value-type="float">
            <text:p>-0.491557419300079</text:p>
          </table:table-cell>
          <table:table-cell office:value-type="float" office:value="2.12548184394836" calcext:value-type="float">
            <text:p>2.12548184394836</text:p>
          </table:table-cell>
          <table:table-cell office:value-type="float" office:value="0.0373815712453141" calcext:value-type="float">
            <text:p>0.0373815712453141</text:p>
          </table:table-cell>
          <table:table-cell office:value-type="float" office:value="-0.491582800691479" calcext:value-type="float">
            <text:p>-0.491582800691479</text:p>
          </table:table-cell>
          <table:table-cell office:value-type="float" office:value="-4.09769040534198" calcext:value-type="float">
            <text:p>-4.09769040534198</text:p>
          </table:table-cell>
          <table:table-cell office:value-type="float" office:value="0.740704815692363" calcext:value-type="float">
            <text:p>0.740704815692363</text:p>
          </table:table-cell>
          <table:table-cell office:value-type="float" office:value="-0.61977602661068" calcext:value-type="float">
            <text:p>-0.61977602661068</text:p>
          </table:table-cell>
          <table:table-cell office:value-type="float" office:value="-3.39254703573022" calcext:value-type="float">
            <text:p>-3.39254703573022</text:p>
          </table:table-cell>
          <table:table-cell/>
          <table:table-cell table:formula="of:=[.D156]-[.G156]" office:value-type="float" office:value="-0.00152991385471962" calcext:value-type="float">
            <text:p/>
          </table:table-cell>
          <table:table-cell table:formula="of:=[.E156]-[.H156]" office:value-type="float" office:value="0.0000253813914000145" calcext:value-type="float">
            <text:p/>
          </table:table-cell>
          <table:table-cell table:formula="of:=IF([.F156]-[.I156]&gt;= PI(); [.F156]-[.I156] - 2*PI(); [.F156]-[.I156])" office:value-type="float" office:value="-0.0600130578892433" calcext:value-type="float">
            <text:p/>
          </table:table-cell>
          <table:table-cell table:formula="of:=[.D156]-[.J156]" office:value-type="float" office:value="-0.704853158301768" calcext:value-type="float">
            <text:p/>
          </table:table-cell>
          <table:table-cell table:formula="of:=[.E156]-[.K156]" office:value-type="float" office:value="0.128218607310601" calcext:value-type="float">
            <text:p/>
          </table:table-cell>
          <table:table-cell table:formula="of:=IF([.F156]-[.L156]&gt;= PI(); [.F156]-[.L156] - 2*PI(); [.F156]-[.L156])" office:value-type="float" office:value="-0.765156427501005" calcext:value-type="float">
            <text:p/>
          </table:table-cell>
          <table:table-cell/>
          <table:table-cell table:formula="of:=SQRT([.N156]^2+[.O156]^2)" office:value-type="float" office:value="0.0015301243798765" calcext:value-type="float">
            <text:p/>
          </table:table-cell>
          <table:table-cell table:formula="of:=SQRT([.Q156]^2+[.R156]^2)" office:value-type="float" office:value="0.71642025796919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63" calcext:value-type="float">
            <text:p>0.763</text:p>
          </table:table-cell>
          <table:table-cell office:value-type="float" office:value="-3.26294820717131" calcext:value-type="float">
            <text:p>-3.26294820717131</text:p>
          </table:table-cell>
          <table:table-cell office:value-type="float" office:value="0.0162697806954384" calcext:value-type="float">
            <text:p>0.0162697806954384</text:p>
          </table:table-cell>
          <table:table-cell office:value-type="float" office:value="-0.476424902677536" calcext:value-type="float">
            <text:p>-0.476424902677536</text:p>
          </table:table-cell>
          <table:table-cell office:value-type="float" office:value="1.95264840126038" calcext:value-type="float">
            <text:p>1.95264840126038</text:p>
          </table:table-cell>
          <table:table-cell office:value-type="float" office:value="0.0218149952646878" calcext:value-type="float">
            <text:p>0.0218149952646878</text:p>
          </table:table-cell>
          <table:table-cell office:value-type="float" office:value="-0.470299349493022" calcext:value-type="float">
            <text:p>-0.470299349493022</text:p>
          </table:table-cell>
          <table:table-cell office:value-type="float" office:value="-4.30763108233475" calcext:value-type="float">
            <text:p>-4.30763108233475</text:p>
          </table:table-cell>
          <table:table-cell office:value-type="float" office:value="0.71114082836698" calcext:value-type="float">
            <text:p>0.71114082836698</text:p>
          </table:table-cell>
          <table:table-cell office:value-type="float" office:value="-0.61219703898537" calcext:value-type="float">
            <text:p>-0.61219703898537</text:p>
          </table:table-cell>
          <table:table-cell office:value-type="float" office:value="-3.52306496401707" calcext:value-type="float">
            <text:p>-3.52306496401707</text:p>
          </table:table-cell>
          <table:table-cell/>
          <table:table-cell table:formula="of:=[.D157]-[.G157]" office:value-type="float" office:value="-0.00554521456924945" calcext:value-type="float">
            <text:p/>
          </table:table-cell>
          <table:table-cell table:formula="of:=[.E157]-[.H157]" office:value-type="float" office:value="-0.00612555318451358" calcext:value-type="float">
            <text:p/>
          </table:table-cell>
          <table:table-cell table:formula="of:=IF([.F157]-[.I157]&gt;= PI(); [.F157]-[.I157] - 2*PI(); [.F157]-[.I157])" office:value-type="float" office:value="-0.0229058235844617" calcext:value-type="float">
            <text:p/>
          </table:table-cell>
          <table:table-cell table:formula="of:=[.D157]-[.J157]" office:value-type="float" office:value="-0.694871047671541" calcext:value-type="float">
            <text:p/>
          </table:table-cell>
          <table:table-cell table:formula="of:=[.E157]-[.K157]" office:value-type="float" office:value="0.135772136307834" calcext:value-type="float">
            <text:p/>
          </table:table-cell>
          <table:table-cell table:formula="of:=IF([.F157]-[.L157]&gt;= PI(); [.F157]-[.L157] - 2*PI(); [.F157]-[.L157])" office:value-type="float" office:value="-0.807471941902141" calcext:value-type="float">
            <text:p/>
          </table:table-cell>
          <table:table-cell/>
          <table:table-cell table:formula="of:=SQRT([.N157]^2+[.O157]^2)" office:value-type="float" office:value="0.00826267550102997" calcext:value-type="float">
            <text:p/>
          </table:table-cell>
          <table:table-cell table:formula="of:=SQRT([.Q157]^2+[.R157]^2)" office:value-type="float" office:value="0.7080111905116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8502" calcext:value-type="float">
            <text:p>0.8502</text:p>
          </table:table-cell>
          <table:table-cell office:value-type="float" office:value="-2.48605577689243" calcext:value-type="float">
            <text:p>-2.48605577689243</text:p>
          </table:table-cell>
          <table:table-cell office:value-type="float" office:value="-0.00174732285086066" calcext:value-type="float">
            <text:p>-0.00174732285086066</text:p>
          </table:table-cell>
          <table:table-cell office:value-type="float" office:value="-0.455164521932602" calcext:value-type="float">
            <text:p>-0.455164521932602</text:p>
          </table:table-cell>
          <table:table-cell office:value-type="float" office:value="1.7989741563797" calcext:value-type="float">
            <text:p>1.7989741563797</text:p>
          </table:table-cell>
          <table:table-cell office:value-type="float" office:value="0.00667354767420605" calcext:value-type="float">
            <text:p>0.00667354767420605</text:p>
          </table:table-cell>
          <table:table-cell office:value-type="float" office:value="-0.460133338167368" calcext:value-type="float">
            <text:p>-0.460133338167368</text:p>
          </table:table-cell>
          <table:table-cell office:value-type="float" office:value="-4.44714714657221" calcext:value-type="float">
            <text:p>-4.44714714657221</text:p>
          </table:table-cell>
          <table:table-cell office:value-type="float" office:value="0.67957740777515" calcext:value-type="float">
            <text:p>0.67957740777515</text:p>
          </table:table-cell>
          <table:table-cell office:value-type="float" office:value="-0.599536290802768" calcext:value-type="float">
            <text:p>-0.599536290802768</text:p>
          </table:table-cell>
          <table:table-cell office:value-type="float" office:value="-3.62250719509277" calcext:value-type="float">
            <text:p>-3.62250719509277</text:p>
          </table:table-cell>
          <table:table-cell/>
          <table:table-cell table:formula="of:=[.D158]-[.G158]" office:value-type="float" office:value="-0.00842087052506671" calcext:value-type="float">
            <text:p/>
          </table:table-cell>
          <table:table-cell table:formula="of:=[.E158]-[.H158]" office:value-type="float" office:value="0.00496881623476569" calcext:value-type="float">
            <text:p/>
          </table:table-cell>
          <table:table-cell table:formula="of:=IF([.F158]-[.I158]&gt;= PI(); [.F158]-[.I158] - 2*PI(); [.F158]-[.I158])" office:value-type="float" office:value="-0.0370640042276769" calcext:value-type="float">
            <text:p/>
          </table:table-cell>
          <table:table-cell table:formula="of:=[.D158]-[.J158]" office:value-type="float" office:value="-0.681324730626011" calcext:value-type="float">
            <text:p/>
          </table:table-cell>
          <table:table-cell table:formula="of:=[.E158]-[.K158]" office:value-type="float" office:value="0.144371768870166" calcext:value-type="float">
            <text:p/>
          </table:table-cell>
          <table:table-cell table:formula="of:=IF([.F158]-[.L158]&gt;= PI(); [.F158]-[.L158] - 2*PI(); [.F158]-[.L158])" office:value-type="float" office:value="-0.86170395570712" calcext:value-type="float">
            <text:p/>
          </table:table-cell>
          <table:table-cell/>
          <table:table-cell table:formula="of:=SQRT([.N158]^2+[.O158]^2)" office:value-type="float" office:value="0.0097775352300469" calcext:value-type="float">
            <text:p/>
          </table:table-cell>
          <table:table-cell table:formula="of:=SQRT([.Q158]^2+[.R158]^2)" office:value-type="float" office:value="0.69645286718435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483" calcext:value-type="float">
            <text:p>0.9483</text:p>
          </table:table-cell>
          <table:table-cell office:value-type="float" office:value="-1.78685258964143" calcext:value-type="float">
            <text:p>-1.78685258964143</text:p>
          </table:table-cell>
          <table:table-cell office:value-type="float" office:value="-0.0161193739622831" calcext:value-type="float">
            <text:p>-0.0161193739622831</text:p>
          </table:table-cell>
          <table:table-cell office:value-type="float" office:value="-0.429173648357391" calcext:value-type="float">
            <text:p>-0.429173648357391</text:p>
          </table:table-cell>
          <table:table-cell office:value-type="float" office:value="1.66327333450317" calcext:value-type="float">
            <text:p>1.66327333450317</text:p>
          </table:table-cell>
          <table:table-cell office:value-type="float" office:value="-0.00427443807130753" calcext:value-type="float">
            <text:p>-0.00427443807130753</text:p>
          </table:table-cell>
          <table:table-cell office:value-type="float" office:value="-0.438225937611238" calcext:value-type="float">
            <text:p>-0.438225937611238</text:p>
          </table:table-cell>
          <table:table-cell office:value-type="float" office:value="-4.57903981817953" calcext:value-type="float">
            <text:p>-4.57903981817953</text:p>
          </table:table-cell>
          <table:table-cell office:value-type="float" office:value="0.645947949731268" calcext:value-type="float">
            <text:p>0.645947949731268</text:p>
          </table:table-cell>
          <table:table-cell office:value-type="float" office:value="-0.581989320247291" calcext:value-type="float">
            <text:p>-0.581989320247291</text:p>
          </table:table-cell>
          <table:table-cell office:value-type="float" office:value="-3.69398129867842" calcext:value-type="float">
            <text:p>-3.69398129867842</text:p>
          </table:table-cell>
          <table:table-cell/>
          <table:table-cell table:formula="of:=[.D159]-[.G159]" office:value-type="float" office:value="-0.0118449358909756" calcext:value-type="float">
            <text:p/>
          </table:table-cell>
          <table:table-cell table:formula="of:=[.E159]-[.H159]" office:value-type="float" office:value="0.00905228925384632" calcext:value-type="float">
            <text:p/>
          </table:table-cell>
          <table:table-cell table:formula="of:=IF([.F159]-[.I159]&gt;= PI(); [.F159]-[.I159] - 2*PI(); [.F159]-[.I159])" office:value-type="float" office:value="-0.0408721544968822" calcext:value-type="float">
            <text:p/>
          </table:table-cell>
          <table:table-cell table:formula="of:=[.D159]-[.J159]" office:value-type="float" office:value="-0.662067323693551" calcext:value-type="float">
            <text:p/>
          </table:table-cell>
          <table:table-cell table:formula="of:=[.E159]-[.K159]" office:value-type="float" office:value="0.152815671889899" calcext:value-type="float">
            <text:p/>
          </table:table-cell>
          <table:table-cell table:formula="of:=IF([.F159]-[.L159]&gt;= PI(); [.F159]-[.L159] - 2*PI(); [.F159]-[.L159])" office:value-type="float" office:value="-0.925930673997989" calcext:value-type="float">
            <text:p/>
          </table:table-cell>
          <table:table-cell/>
          <table:table-cell table:formula="of:=SQRT([.N159]^2+[.O159]^2)" office:value-type="float" office:value="0.0149079323514907" calcext:value-type="float">
            <text:p/>
          </table:table-cell>
          <table:table-cell table:formula="of:=SQRT([.Q159]^2+[.R159]^2)" office:value-type="float" office:value="0.67947462842839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01" calcext:value-type="float">
            <text:p>0.9701</text:p>
          </table:table-cell>
          <table:table-cell office:value-type="float" office:value="-1.3207171314741" calcext:value-type="float">
            <text:p>-1.3207171314741</text:p>
          </table:table-cell>
          <table:table-cell office:value-type="float" office:value="-0.0246564280241728" calcext:value-type="float">
            <text:p>-0.0246564280241728</text:p>
          </table:table-cell>
          <table:table-cell office:value-type="float" office:value="-0.400201946496964" calcext:value-type="float">
            <text:p>-0.400201946496964</text:p>
          </table:table-cell>
          <table:table-cell office:value-type="float" office:value="1.54706001281738" calcext:value-type="float">
            <text:p>1.54706001281738</text:p>
          </table:table-cell>
          <table:table-cell office:value-type="float" office:value="-0.0154335735746025" calcext:value-type="float">
            <text:p>-0.0154335735746025</text:p>
          </table:table-cell>
          <table:table-cell office:value-type="float" office:value="-0.412234181547235" calcext:value-type="float">
            <text:p>-0.412234181547235</text:p>
          </table:table-cell>
          <table:table-cell office:value-type="float" office:value="-4.69495349386612" calcext:value-type="float">
            <text:p>-4.69495349386612</text:p>
          </table:table-cell>
          <table:table-cell office:value-type="float" office:value="0.612915129854293" calcext:value-type="float">
            <text:p>0.612915129854293</text:p>
          </table:table-cell>
          <table:table-cell office:value-type="float" office:value="-0.56162800332094" calcext:value-type="float">
            <text:p>-0.56162800332094</text:p>
          </table:table-cell>
          <table:table-cell office:value-type="float" office:value="-3.74680998393739" calcext:value-type="float">
            <text:p>-3.74680998393739</text:p>
          </table:table-cell>
          <table:table-cell/>
          <table:table-cell table:formula="of:=[.D160]-[.G160]" office:value-type="float" office:value="-0.00922285444957024" calcext:value-type="float">
            <text:p/>
          </table:table-cell>
          <table:table-cell table:formula="of:=[.E160]-[.H160]" office:value-type="float" office:value="0.012032235050271" calcext:value-type="float">
            <text:p/>
          </table:table-cell>
          <table:table-cell table:formula="of:=IF([.F160]-[.I160]&gt;= PI(); [.F160]-[.I160] - 2*PI(); [.F160]-[.I160])" office:value-type="float" office:value="-0.0411718004960875" calcext:value-type="float">
            <text:p/>
          </table:table-cell>
          <table:table-cell table:formula="of:=[.D160]-[.J160]" office:value-type="float" office:value="-0.637571557878466" calcext:value-type="float">
            <text:p/>
          </table:table-cell>
          <table:table-cell table:formula="of:=[.E160]-[.K160]" office:value-type="float" office:value="0.161426056823976" calcext:value-type="float">
            <text:p/>
          </table:table-cell>
          <table:table-cell table:formula="of:=IF([.F160]-[.L160]&gt;= PI(); [.F160]-[.L160] - 2*PI(); [.F160]-[.L160])" office:value-type="float" office:value="-0.989315310424816" calcext:value-type="float">
            <text:p/>
          </table:table-cell>
          <table:table-cell/>
          <table:table-cell table:formula="of:=SQRT([.N160]^2+[.O160]^2)" office:value-type="float" office:value="0.015160333917923" calcext:value-type="float">
            <text:p/>
          </table:table-cell>
          <table:table-cell table:formula="of:=SQRT([.Q160]^2+[.R160]^2)" office:value-type="float" office:value="0.65768979255976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01" calcext:value-type="float">
            <text:p>0.9701</text:p>
          </table:table-cell>
          <table:table-cell office:value-type="float" office:value="-0.854581673306773" calcext:value-type="float">
            <text:p>-0.854581673306773</text:p>
          </table:table-cell>
          <table:table-cell office:value-type="float" office:value="-0.0277849864214659" calcext:value-type="float">
            <text:p>-0.0277849864214659</text:p>
          </table:table-cell>
          <table:table-cell office:value-type="float" office:value="-0.369338512420654" calcext:value-type="float">
            <text:p>-0.369338512420654</text:p>
          </table:table-cell>
          <table:table-cell office:value-type="float" office:value="1.45981931686401" calcext:value-type="float">
            <text:p>1.45981931686401</text:p>
          </table:table-cell>
          <table:table-cell office:value-type="float" office:value="-0.032092925519732" calcext:value-type="float">
            <text:p>-0.032092925519732</text:p>
          </table:table-cell>
          <table:table-cell office:value-type="float" office:value="-0.376744353267356" calcext:value-type="float">
            <text:p>-0.376744353267356</text:p>
          </table:table-cell>
          <table:table-cell office:value-type="float" office:value="-4.80534136363852" calcext:value-type="float">
            <text:p>-4.80534136363852</text:p>
          </table:table-cell>
          <table:table-cell office:value-type="float" office:value="0.581003555745187" calcext:value-type="float">
            <text:p>0.581003555745187</text:p>
          </table:table-cell>
          <table:table-cell office:value-type="float" office:value="-0.539550823838971" calcext:value-type="float">
            <text:p>-0.539550823838971</text:p>
          </table:table-cell>
          <table:table-cell office:value-type="float" office:value="-3.78099325086966" calcext:value-type="float">
            <text:p>-3.78099325086966</text:p>
          </table:table-cell>
          <table:table-cell/>
          <table:table-cell table:formula="of:=[.D161]-[.G161]" office:value-type="float" office:value="0.00430793909826608" calcext:value-type="float">
            <text:p/>
          </table:table-cell>
          <table:table-cell table:formula="of:=[.E161]-[.H161]" office:value-type="float" office:value="0.00740584084670148" calcext:value-type="float">
            <text:p/>
          </table:table-cell>
          <table:table-cell table:formula="of:=IF([.F161]-[.I161]&gt;= PI(); [.F161]-[.I161] - 2*PI(); [.F161]-[.I161])" office:value-type="float" office:value="-0.0180246266770503" calcext:value-type="float">
            <text:p/>
          </table:table-cell>
          <table:table-cell table:formula="of:=[.D161]-[.J161]" office:value-type="float" office:value="-0.608788542166653" calcext:value-type="float">
            <text:p/>
          </table:table-cell>
          <table:table-cell table:formula="of:=[.E161]-[.K161]" office:value-type="float" office:value="0.170212311418316" calcext:value-type="float">
            <text:p/>
          </table:table-cell>
          <table:table-cell table:formula="of:=IF([.F161]-[.L161]&gt;= PI(); [.F161]-[.L161] - 2*PI(); [.F161]-[.L161])" office:value-type="float" office:value="-1.04237273944591" calcext:value-type="float">
            <text:p/>
          </table:table-cell>
          <table:table-cell/>
          <table:table-cell table:formula="of:=SQRT([.N161]^2+[.O161]^2)" office:value-type="float" office:value="0.00856766116983169" calcext:value-type="float">
            <text:p/>
          </table:table-cell>
          <table:table-cell table:formula="of:=SQRT([.Q161]^2+[.R161]^2)" office:value-type="float" office:value="0.6321358398570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374" calcext:value-type="float">
            <text:p>0.9374</text:p>
          </table:table-cell>
          <table:table-cell office:value-type="float" office:value="-0.621513944223108" calcext:value-type="float">
            <text:p>-0.621513944223108</text:p>
          </table:table-cell>
          <table:table-cell office:value-type="float" office:value="-0.0262240450829267" calcext:value-type="float">
            <text:p>-0.0262240450829267</text:p>
          </table:table-cell>
          <table:table-cell office:value-type="float" office:value="-0.337114602327347" calcext:value-type="float">
            <text:p>-0.337114602327347</text:p>
          </table:table-cell>
          <table:table-cell office:value-type="float" office:value="1.40399527549744" calcext:value-type="float">
            <text:p>1.40399527549744</text:p>
          </table:table-cell>
          <table:table-cell office:value-type="float" office:value="-0.0346102007324992" calcext:value-type="float">
            <text:p>-0.0346102007324992</text:p>
          </table:table-cell>
          <table:table-cell office:value-type="float" office:value="-0.344427327258996" calcext:value-type="float">
            <text:p>-0.344427327258996</text:p>
          </table:table-cell>
          <table:table-cell office:value-type="float" office:value="-4.8679352052989" calcext:value-type="float">
            <text:p>-4.8679352052989</text:p>
          </table:table-cell>
          <table:table-cell office:value-type="float" office:value="0.55091475652155" calcext:value-type="float">
            <text:p>0.55091475652155</text:p>
          </table:table-cell>
          <table:table-cell office:value-type="float" office:value="-0.517176414857287" calcext:value-type="float">
            <text:p>-0.517176414857287</text:p>
          </table:table-cell>
          <table:table-cell office:value-type="float" office:value="-3.80585380863858" calcext:value-type="float">
            <text:p>-3.80585380863858</text:p>
          </table:table-cell>
          <table:table-cell/>
          <table:table-cell table:formula="of:=[.D162]-[.G162]" office:value-type="float" office:value="0.00838615564957248" calcext:value-type="float">
            <text:p/>
          </table:table-cell>
          <table:table-cell table:formula="of:=[.E162]-[.H162]" office:value-type="float" office:value="0.00731272493164919" calcext:value-type="float">
            <text:p/>
          </table:table-cell>
          <table:table-cell table:formula="of:=IF([.F162]-[.I162]&gt;= PI(); [.F162]-[.I162] - 2*PI(); [.F162]-[.I162])" office:value-type="float" office:value="-0.0112548263832455" calcext:value-type="float">
            <text:p/>
          </table:table-cell>
          <table:table-cell table:formula="of:=[.D162]-[.J162]" office:value-type="float" office:value="-0.577138801604477" calcext:value-type="float">
            <text:p/>
          </table:table-cell>
          <table:table-cell table:formula="of:=[.E162]-[.K162]" office:value-type="float" office:value="0.180061812529941" calcext:value-type="float">
            <text:p/>
          </table:table-cell>
          <table:table-cell table:formula="of:=IF([.F162]-[.L162]&gt;= PI(); [.F162]-[.L162] - 2*PI(); [.F162]-[.L162])" office:value-type="float" office:value="-1.07333622304357" calcext:value-type="float">
            <text:p/>
          </table:table-cell>
          <table:table-cell/>
          <table:table-cell table:formula="of:=SQRT([.N162]^2+[.O162]^2)" office:value-type="float" office:value="0.0111267044763856" calcext:value-type="float">
            <text:p/>
          </table:table-cell>
          <table:table-cell table:formula="of:=SQRT([.Q162]^2+[.R162]^2)" office:value-type="float" office:value="0.60457543172793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938" calcext:value-type="float">
            <text:p>0.8938</text:p>
          </table:table-cell>
          <table:table-cell office:value-type="float" office:value="-0.310756972111554" calcext:value-type="float">
            <text:p>-0.310756972111554</text:p>
          </table:table-cell>
          <table:table-cell office:value-type="float" office:value="-0.0211198143661022" calcext:value-type="float">
            <text:p>-0.0211198143661022</text:p>
          </table:table-cell>
          <table:table-cell office:value-type="float" office:value="-0.303179889917374" calcext:value-type="float">
            <text:p>-0.303179889917374</text:p>
          </table:table-cell>
          <table:table-cell office:value-type="float" office:value="1.38144409656525" calcext:value-type="float">
            <text:p>1.38144409656525</text:p>
          </table:table-cell>
          <table:table-cell office:value-type="float" office:value="-0.0290715097322743" calcext:value-type="float">
            <text:p>-0.0290715097322743</text:p>
          </table:table-cell>
          <table:table-cell office:value-type="float" office:value="-0.311109751428989" calcext:value-type="float">
            <text:p>-0.311109751428989</text:p>
          </table:table-cell>
          <table:table-cell office:value-type="float" office:value="-4.89790264129121" calcext:value-type="float">
            <text:p>-4.89790264129121</text:p>
          </table:table-cell>
          <table:table-cell office:value-type="float" office:value="0.522764615569181" calcext:value-type="float">
            <text:p>0.522764615569181</text:p>
          </table:table-cell>
          <table:table-cell office:value-type="float" office:value="-0.495136109315808" calcext:value-type="float">
            <text:p>-0.495136109315808</text:p>
          </table:table-cell>
          <table:table-cell office:value-type="float" office:value="-3.81828408752305" calcext:value-type="float">
            <text:p>-3.81828408752305</text:p>
          </table:table-cell>
          <table:table-cell/>
          <table:table-cell table:formula="of:=[.D163]-[.G163]" office:value-type="float" office:value="0.00795169536617209" calcext:value-type="float">
            <text:p/>
          </table:table-cell>
          <table:table-cell table:formula="of:=[.E163]-[.H163]" office:value-type="float" office:value="0.0079298615116149" calcext:value-type="float">
            <text:p/>
          </table:table-cell>
          <table:table-cell table:formula="of:=IF([.F163]-[.I163]&gt;= PI(); [.F163]-[.I163] - 2*PI(); [.F163]-[.I163])" office:value-type="float" office:value="-0.00383856932312732" calcext:value-type="float">
            <text:p/>
          </table:table-cell>
          <table:table-cell table:formula="of:=[.D163]-[.J163]" office:value-type="float" office:value="-0.543884429935283" calcext:value-type="float">
            <text:p/>
          </table:table-cell>
          <table:table-cell table:formula="of:=[.E163]-[.K163]" office:value-type="float" office:value="0.191956219398434" calcext:value-type="float">
            <text:p/>
          </table:table-cell>
          <table:table-cell table:formula="of:=IF([.F163]-[.L163]&gt;= PI(); [.F163]-[.L163] - 2*PI(); [.F163]-[.L163])" office:value-type="float" office:value="-1.08345712309129" calcext:value-type="float">
            <text:p/>
          </table:table-cell>
          <table:table-cell/>
          <table:table-cell table:formula="of:=SQRT([.N163]^2+[.O163]^2)" office:value-type="float" office:value="0.0112299671767015" calcext:value-type="float">
            <text:p/>
          </table:table-cell>
          <table:table-cell table:formula="of:=SQRT([.Q163]^2+[.R163]^2)" office:value-type="float" office:value="0.57676465156228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310756972111554" calcext:value-type="float">
            <text:p>0.310756972111554</text:p>
          </table:table-cell>
          <table:table-cell office:value-type="float" office:value="-0.0144597236067057" calcext:value-type="float">
            <text:p>-0.0144597236067057</text:p>
          </table:table-cell>
          <table:table-cell office:value-type="float" office:value="-0.267466694116592" calcext:value-type="float">
            <text:p>-0.267466694116592</text:p>
          </table:table-cell>
          <table:table-cell office:value-type="float" office:value="1.38751947879791" calcext:value-type="float">
            <text:p>1.38751947879791</text:p>
          </table:table-cell>
          <table:table-cell office:value-type="float" office:value="-0.0231549200050942" calcext:value-type="float">
            <text:p>-0.0231549200050942</text:p>
          </table:table-cell>
          <table:table-cell office:value-type="float" office:value="-0.275259118642175" calcext:value-type="float">
            <text:p>-0.275259118642175</text:p>
          </table:table-cell>
          <table:table-cell office:value-type="float" office:value="-4.89830051006573" calcext:value-type="float">
            <text:p>-4.89830051006573</text:p>
          </table:table-cell>
          <table:table-cell office:value-type="float" office:value="0.493530901827289" calcext:value-type="float">
            <text:p>0.493530901827289</text:p>
          </table:table-cell>
          <table:table-cell office:value-type="float" office:value="-0.471655479067513" calcext:value-type="float">
            <text:p>-0.471655479067513</text:p>
          </table:table-cell>
          <table:table-cell office:value-type="float" office:value="-3.80585380863858" calcext:value-type="float">
            <text:p>-3.80585380863858</text:p>
          </table:table-cell>
          <table:table-cell/>
          <table:table-cell table:formula="of:=[.D164]-[.G164]" office:value-type="float" office:value="0.00869519639838854" calcext:value-type="float">
            <text:p/>
          </table:table-cell>
          <table:table-cell table:formula="of:=[.E164]-[.H164]" office:value-type="float" office:value="0.00779242452558232" calcext:value-type="float">
            <text:p/>
          </table:table-cell>
          <table:table-cell table:formula="of:=IF([.F164]-[.I164]&gt;= PI(); [.F164]-[.I164] - 2*PI(); [.F164]-[.I164])" office:value-type="float" office:value="0.00263468168405812" calcext:value-type="float">
            <text:p/>
          </table:table-cell>
          <table:table-cell table:formula="of:=[.D164]-[.J164]" office:value-type="float" office:value="-0.507990625433995" calcext:value-type="float">
            <text:p/>
          </table:table-cell>
          <table:table-cell table:formula="of:=[.E164]-[.K164]" office:value-type="float" office:value="0.204188784950921" calcext:value-type="float">
            <text:p/>
          </table:table-cell>
          <table:table-cell table:formula="of:=IF([.F164]-[.L164]&gt;= PI(); [.F164]-[.L164] - 2*PI(); [.F164]-[.L164])" office:value-type="float" office:value="-1.08981201974309" calcext:value-type="float">
            <text:p/>
          </table:table-cell>
          <table:table-cell/>
          <table:table-cell table:formula="of:=SQRT([.N164]^2+[.O164]^2)" office:value-type="float" office:value="0.0116759719250025" calcext:value-type="float">
            <text:p/>
          </table:table-cell>
          <table:table-cell table:formula="of:=SQRT([.Q164]^2+[.R164]^2)" office:value-type="float" office:value="0.5474920414294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621513944223108" calcext:value-type="float">
            <text:p>0.621513944223108</text:p>
          </table:table-cell>
          <table:table-cell office:value-type="float" office:value="-0.00638022413477302" calcext:value-type="float">
            <text:p>-0.00638022413477302</text:p>
          </table:table-cell>
          <table:table-cell office:value-type="float" office:value="-0.230196744203567" calcext:value-type="float">
            <text:p>-0.230196744203567</text:p>
          </table:table-cell>
          <table:table-cell office:value-type="float" office:value="1.41324782371521" calcext:value-type="float">
            <text:p>1.41324782371521</text:p>
          </table:table-cell>
          <table:table-cell office:value-type="float" office:value="-0.0160628855529521" calcext:value-type="float">
            <text:p>-0.0160628855529521</text:p>
          </table:table-cell>
          <table:table-cell office:value-type="float" office:value="-0.238553068168554" calcext:value-type="float">
            <text:p>-0.238553068168554</text:p>
          </table:table-cell>
          <table:table-cell office:value-type="float" office:value="-4.87507328579517" calcext:value-type="float">
            <text:p>-4.87507328579517</text:p>
          </table:table-cell>
          <table:table-cell office:value-type="float" office:value="0.463320994463772" calcext:value-type="float">
            <text:p>0.463320994463772</text:p>
          </table:table-cell>
          <table:table-cell office:value-type="float" office:value="-0.448002468242511" calcext:value-type="float">
            <text:p>-0.448002468242511</text:p>
          </table:table-cell>
          <table:table-cell office:value-type="float" office:value="-3.78099325086966" calcext:value-type="float">
            <text:p>-3.78099325086966</text:p>
          </table:table-cell>
          <table:table-cell/>
          <table:table-cell table:formula="of:=[.D165]-[.G165]" office:value-type="float" office:value="0.00968266141817912" calcext:value-type="float">
            <text:p/>
          </table:table-cell>
          <table:table-cell table:formula="of:=[.E165]-[.H165]" office:value-type="float" office:value="0.00835632396498628" calcext:value-type="float">
            <text:p/>
          </table:table-cell>
          <table:table-cell table:formula="of:=IF([.F165]-[.I165]&gt;= PI(); [.F165]-[.I165] - 2*PI(); [.F165]-[.I165])" office:value-type="float" office:value="0.00513580233079125" calcext:value-type="float">
            <text:p/>
          </table:table-cell>
          <table:table-cell table:formula="of:=[.D165]-[.J165]" office:value-type="float" office:value="-0.469701218598545" calcext:value-type="float">
            <text:p/>
          </table:table-cell>
          <table:table-cell table:formula="of:=[.E165]-[.K165]" office:value-type="float" office:value="0.217805724038943" calcext:value-type="float">
            <text:p/>
          </table:table-cell>
          <table:table-cell table:formula="of:=IF([.F165]-[.L165]&gt;= PI(); [.F165]-[.L165] - 2*PI(); [.F165]-[.L165])" office:value-type="float" office:value="-1.08894423259472" calcext:value-type="float">
            <text:p/>
          </table:table-cell>
          <table:table-cell/>
          <table:table-cell table:formula="of:=SQRT([.N165]^2+[.O165]^2)" office:value-type="float" office:value="0.0127899211235605" calcext:value-type="float">
            <text:p/>
          </table:table-cell>
          <table:table-cell table:formula="of:=SQRT([.Q165]^2+[.R165]^2)" office:value-type="float" office:value="0.5177437282836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932270916334661" calcext:value-type="float">
            <text:p>0.932270916334661</text:p>
          </table:table-cell>
          <table:table-cell office:value-type="float" office:value="0.00145344296470284" calcext:value-type="float">
            <text:p>0.00145344296470284</text:p>
          </table:table-cell>
          <table:table-cell office:value-type="float" office:value="-0.191761240363121" calcext:value-type="float">
            <text:p>-0.191761240363121</text:p>
          </table:table-cell>
          <table:table-cell office:value-type="float" office:value="1.44952046871185" calcext:value-type="float">
            <text:p>1.44952046871185</text:p>
          </table:table-cell>
          <table:table-cell office:value-type="float" office:value="-0.00956603921678703" calcext:value-type="float">
            <text:p>-0.00956603921678703</text:p>
          </table:table-cell>
          <table:table-cell office:value-type="float" office:value="-0.200969904593165" calcext:value-type="float">
            <text:p>-0.200969904593165</text:p>
          </table:table-cell>
          <table:table-cell office:value-type="float" office:value="-4.84321983623524" calcext:value-type="float">
            <text:p>-4.84321983623524</text:p>
          </table:table-cell>
          <table:table-cell office:value-type="float" office:value="0.431132976689648" calcext:value-type="float">
            <text:p>0.431132976689648</text:p>
          </table:table-cell>
          <table:table-cell office:value-type="float" office:value="-0.424067053983036" calcext:value-type="float">
            <text:p>-0.424067053983036</text:p>
          </table:table-cell>
          <table:table-cell office:value-type="float" office:value="-3.74370241421627" calcext:value-type="float">
            <text:p>-3.74370241421627</text:p>
          </table:table-cell>
          <table:table-cell/>
          <table:table-cell table:formula="of:=[.D166]-[.G166]" office:value-type="float" office:value="0.0110194821814899" calcext:value-type="float">
            <text:p/>
          </table:table-cell>
          <table:table-cell table:formula="of:=[.E166]-[.H166]" office:value-type="float" office:value="0.00920866423004382" calcext:value-type="float">
            <text:p/>
          </table:table-cell>
          <table:table-cell table:formula="of:=IF([.F166]-[.I166]&gt;= PI(); [.F166]-[.I166] - 2*PI(); [.F166]-[.I166])" office:value-type="float" office:value="0.00955499776750379" calcext:value-type="float">
            <text:p/>
          </table:table-cell>
          <table:table-cell table:formula="of:=[.D166]-[.J166]" office:value-type="float" office:value="-0.429679533724945" calcext:value-type="float">
            <text:p/>
          </table:table-cell>
          <table:table-cell table:formula="of:=[.E166]-[.K166]" office:value-type="float" office:value="0.232305813619915" calcext:value-type="float">
            <text:p/>
          </table:table-cell>
          <table:table-cell table:formula="of:=IF([.F166]-[.L166]&gt;= PI(); [.F166]-[.L166] - 2*PI(); [.F166]-[.L166])" office:value-type="float" office:value="-1.08996242425146" calcext:value-type="float">
            <text:p/>
          </table:table-cell>
          <table:table-cell/>
          <table:table-cell table:formula="of:=SQRT([.N166]^2+[.O166]^2)" office:value-type="float" office:value="0.0143606575215016" calcext:value-type="float">
            <text:p/>
          </table:table-cell>
          <table:table-cell table:formula="of:=SQRT([.Q166]^2+[.R166]^2)" office:value-type="float" office:value="0.48845725784729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854581673306773" calcext:value-type="float">
            <text:p>0.854581673306773</text:p>
          </table:table-cell>
          <table:table-cell office:value-type="float" office:value="0.00762385269626975" calcext:value-type="float">
            <text:p>0.00762385269626975</text:p>
          </table:table-cell>
          <table:table-cell office:value-type="float" office:value="-0.152739137411118" calcext:value-type="float">
            <text:p>-0.152739137411118</text:p>
          </table:table-cell>
          <table:table-cell office:value-type="float" office:value="1.48665797710419" calcext:value-type="float">
            <text:p>1.48665797710419</text:p>
          </table:table-cell>
          <table:table-cell office:value-type="float" office:value="-0.00427623055290834" calcext:value-type="float">
            <text:p>-0.00427623055290834</text:p>
          </table:table-cell>
          <table:table-cell office:value-type="float" office:value="-0.158772829284302" calcext:value-type="float">
            <text:p>-0.158772829284302</text:p>
          </table:table-cell>
          <table:table-cell office:value-type="float" office:value="-4.80025137758313" calcext:value-type="float">
            <text:p>-4.80025137758313</text:p>
          </table:table-cell>
          <table:table-cell office:value-type="float" office:value="0.397715645848935" calcext:value-type="float">
            <text:p>0.397715645848935</text:p>
          </table:table-cell>
          <table:table-cell office:value-type="float" office:value="-0.401101377344139" calcext:value-type="float">
            <text:p>-0.401101377344139</text:p>
          </table:table-cell>
          <table:table-cell office:value-type="float" office:value="-3.709519147284" calcext:value-type="float">
            <text:p>-3.709519147284</text:p>
          </table:table-cell>
          <table:table-cell/>
          <table:table-cell table:formula="of:=[.D167]-[.G167]" office:value-type="float" office:value="0.0119000832491781" calcext:value-type="float">
            <text:p/>
          </table:table-cell>
          <table:table-cell table:formula="of:=[.E167]-[.H167]" office:value-type="float" office:value="0.00603369187318392" calcext:value-type="float">
            <text:p/>
          </table:table-cell>
          <table:table-cell table:formula="of:=IF([.F167]-[.I167]&gt;= PI(); [.F167]-[.I167] - 2*PI(); [.F167]-[.I167])" office:value-type="float" office:value="0.00372404750772759" calcext:value-type="float">
            <text:p/>
          </table:table-cell>
          <table:table-cell table:formula="of:=[.D167]-[.J167]" office:value-type="float" office:value="-0.390091793152665" calcext:value-type="float">
            <text:p/>
          </table:table-cell>
          <table:table-cell table:formula="of:=[.E167]-[.K167]" office:value-type="float" office:value="0.248362239933022" calcext:value-type="float">
            <text:p/>
          </table:table-cell>
          <table:table-cell table:formula="of:=IF([.F167]-[.L167]&gt;= PI(); [.F167]-[.L167] - 2*PI(); [.F167]-[.L167])" office:value-type="float" office:value="-1.0870081827914" calcext:value-type="float">
            <text:p/>
          </table:table-cell>
          <table:table-cell/>
          <table:table-cell table:formula="of:=SQRT([.N167]^2+[.O167]^2)" office:value-type="float" office:value="0.013342316851203" calcext:value-type="float">
            <text:p/>
          </table:table-cell>
          <table:table-cell table:formula="of:=SQRT([.Q167]^2+[.R167]^2)" office:value-type="float" office:value="0.4624450338252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776892430278885" calcext:value-type="float">
            <text:p>0.776892430278885</text:p>
          </table:table-cell>
          <table:table-cell office:value-type="float" office:value="0.0123152667656541" calcext:value-type="float">
            <text:p>0.0123152667656541</text:p>
          </table:table-cell>
          <table:table-cell office:value-type="float" office:value="-0.113424435257912" calcext:value-type="float">
            <text:p>-0.113424435257912</text:p>
          </table:table-cell>
          <table:table-cell office:value-type="float" office:value="1.51822435855865" calcext:value-type="float">
            <text:p>1.51822435855865</text:p>
          </table:table-cell>
          <table:table-cell office:value-type="float" office:value="-0.000756426855805877" calcext:value-type="float">
            <text:p>-0.000756426855805877</text:p>
          </table:table-cell>
          <table:table-cell office:value-type="float" office:value="-0.119817555184295" calcext:value-type="float">
            <text:p>-0.119817555184295</text:p>
          </table:table-cell>
          <table:table-cell office:value-type="float" office:value="-4.77122056442255" calcext:value-type="float">
            <text:p>-4.77122056442255</text:p>
          </table:table-cell>
          <table:table-cell office:value-type="float" office:value="0.363900504023478" calcext:value-type="float">
            <text:p>0.363900504023478</text:p>
          </table:table-cell>
          <table:table-cell office:value-type="float" office:value="-0.379525726083418" calcext:value-type="float">
            <text:p>-0.379525726083418</text:p>
          </table:table-cell>
          <table:table-cell office:value-type="float" office:value="-3.67844345007285" calcext:value-type="float">
            <text:p>-3.67844345007285</text:p>
          </table:table-cell>
          <table:table-cell/>
          <table:table-cell table:formula="of:=[.D168]-[.G168]" office:value-type="float" office:value="0.01307169362146" calcext:value-type="float">
            <text:p/>
          </table:table-cell>
          <table:table-cell table:formula="of:=[.E168]-[.H168]" office:value-type="float" office:value="0.00639311992638336" calcext:value-type="float">
            <text:p/>
          </table:table-cell>
          <table:table-cell table:formula="of:=IF([.F168]-[.I168]&gt;= PI(); [.F168]-[.I168] - 2*PI(); [.F168]-[.I168])" office:value-type="float" office:value="0.00625961580161771" calcext:value-type="float">
            <text:p/>
          </table:table-cell>
          <table:table-cell table:formula="of:=[.D168]-[.J168]" office:value-type="float" office:value="-0.351585237257824" calcext:value-type="float">
            <text:p/>
          </table:table-cell>
          <table:table-cell table:formula="of:=[.E168]-[.K168]" office:value-type="float" office:value="0.266101290825507" calcext:value-type="float">
            <text:p/>
          </table:table-cell>
          <table:table-cell table:formula="of:=IF([.F168]-[.L168]&gt;= PI(); [.F168]-[.L168] - 2*PI(); [.F168]-[.L168])" office:value-type="float" office:value="-1.08651749854809" calcext:value-type="float">
            <text:p/>
          </table:table-cell>
          <table:table-cell/>
          <table:table-cell table:formula="of:=SQRT([.N168]^2+[.O168]^2)" office:value-type="float" office:value="0.0145513283423348" calcext:value-type="float">
            <text:p/>
          </table:table-cell>
          <table:table-cell table:formula="of:=SQRT([.Q168]^2+[.R168]^2)" office:value-type="float" office:value="0.44093318772421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543824701195219" calcext:value-type="float">
            <text:p>0.543824701195219</text:p>
          </table:table-cell>
          <table:table-cell office:value-type="float" office:value="0.0159233715385199" calcext:value-type="float">
            <text:p>0.0159233715385199</text:p>
          </table:table-cell>
          <table:table-cell office:value-type="float" office:value="-0.0738843902945519" calcext:value-type="float">
            <text:p>-0.0738843902945519</text:p>
          </table:table-cell>
          <table:table-cell office:value-type="float" office:value="1.5425169467926" calcext:value-type="float">
            <text:p>1.5425169467926</text:p>
          </table:table-cell>
          <table:table-cell office:value-type="float" office:value="0.00162770035246203" calcext:value-type="float">
            <text:p>0.00162770035246203</text:p>
          </table:table-cell>
          <table:table-cell office:value-type="float" office:value="-0.0793421034007341" calcext:value-type="float">
            <text:p>-0.0793421034007341</text:p>
          </table:table-cell>
          <table:table-cell office:value-type="float" office:value="-4.74759197030867" calcext:value-type="float">
            <text:p>-4.74759197030867</text:p>
          </table:table-cell>
          <table:table-cell office:value-type="float" office:value="0.329056652944797" calcext:value-type="float">
            <text:p>0.329056652944797</text:p>
          </table:table-cell>
          <table:table-cell office:value-type="float" office:value="-0.358788167258748" calcext:value-type="float">
            <text:p>-0.358788167258748</text:p>
          </table:table-cell>
          <table:table-cell office:value-type="float" office:value="-3.65669046202504" calcext:value-type="float">
            <text:p>-3.65669046202504</text:p>
          </table:table-cell>
          <table:table-cell/>
          <table:table-cell table:formula="of:=[.D169]-[.G169]" office:value-type="float" office:value="0.0142956711860578" calcext:value-type="float">
            <text:p/>
          </table:table-cell>
          <table:table-cell table:formula="of:=[.E169]-[.H169]" office:value-type="float" office:value="0.00545771310618219" calcext:value-type="float">
            <text:p/>
          </table:table-cell>
          <table:table-cell table:formula="of:=IF([.F169]-[.I169]&gt;= PI(); [.F169]-[.I169] - 2*PI(); [.F169]-[.I169])" office:value-type="float" office:value="0.00692360992168251" calcext:value-type="float">
            <text:p/>
          </table:table-cell>
          <table:table-cell table:formula="of:=[.D169]-[.J169]" office:value-type="float" office:value="-0.313133281406277" calcext:value-type="float">
            <text:p/>
          </table:table-cell>
          <table:table-cell table:formula="of:=[.E169]-[.K169]" office:value-type="float" office:value="0.284903776964196" calcext:value-type="float">
            <text:p/>
          </table:table-cell>
          <table:table-cell table:formula="of:=IF([.F169]-[.L169]&gt;= PI(); [.F169]-[.L169] - 2*PI(); [.F169]-[.L169])" office:value-type="float" office:value="-1.08397789836195" calcext:value-type="float">
            <text:p/>
          </table:table-cell>
          <table:table-cell/>
          <table:table-cell table:formula="of:=SQRT([.N169]^2+[.O169]^2)" office:value-type="float" office:value="0.0153020536860017" calcext:value-type="float">
            <text:p/>
          </table:table-cell>
          <table:table-cell table:formula="of:=SQRT([.Q169]^2+[.R169]^2)" office:value-type="float" office:value="0.42334691926684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466135458167331" calcext:value-type="float">
            <text:p>0.466135458167331</text:p>
          </table:table-cell>
          <table:table-cell office:value-type="float" office:value="0.0180714838206768" calcext:value-type="float">
            <text:p>0.0180714838206768</text:p>
          </table:table-cell>
          <table:table-cell office:value-type="float" office:value="-0.0341955758631229" calcext:value-type="float">
            <text:p>-0.0341955758631229</text:p>
          </table:table-cell>
          <table:table-cell office:value-type="float" office:value="1.56174385547638" calcext:value-type="float">
            <text:p>1.56174385547638</text:p>
          </table:table-cell>
          <table:table-cell office:value-type="float" office:value="0.00303947105253837" calcext:value-type="float">
            <text:p>0.00303947105253837</text:p>
          </table:table-cell>
          <table:table-cell office:value-type="float" office:value="-0.0402533569072521" calcext:value-type="float">
            <text:p>-0.0402533569072521</text:p>
          </table:table-cell>
          <table:table-cell office:value-type="float" office:value="-4.72278159109142" calcext:value-type="float">
            <text:p>-4.72278159109142</text:p>
          </table:table-cell>
          <table:table-cell office:value-type="float" office:value="0.294149403792964" calcext:value-type="float">
            <text:p>0.294149403792964</text:p>
          </table:table-cell>
          <table:table-cell office:value-type="float" office:value="-0.339028195076282" calcext:value-type="float">
            <text:p>-0.339028195076282</text:p>
          </table:table-cell>
          <table:table-cell office:value-type="float" office:value="-3.63804504369834" calcext:value-type="float">
            <text:p>-3.63804504369834</text:p>
          </table:table-cell>
          <table:table-cell/>
          <table:table-cell table:formula="of:=[.D170]-[.G170]" office:value-type="float" office:value="0.0150320127681384" calcext:value-type="float">
            <text:p/>
          </table:table-cell>
          <table:table-cell table:formula="of:=[.E170]-[.H170]" office:value-type="float" office:value="0.00605778104412918" calcext:value-type="float">
            <text:p/>
          </table:table-cell>
          <table:table-cell table:formula="of:=IF([.F170]-[.I170]&gt;= PI(); [.F170]-[.I170] - 2*PI(); [.F170]-[.I170])" office:value-type="float" office:value="0.00134013938821109" calcext:value-type="float">
            <text:p/>
          </table:table-cell>
          <table:table-cell table:formula="of:=[.D170]-[.J170]" office:value-type="float" office:value="-0.276077919972287" calcext:value-type="float">
            <text:p/>
          </table:table-cell>
          <table:table-cell table:formula="of:=[.E170]-[.K170]" office:value-type="float" office:value="0.304832619213159" calcext:value-type="float">
            <text:p/>
          </table:table-cell>
          <table:table-cell table:formula="of:=IF([.F170]-[.L170]&gt;= PI(); [.F170]-[.L170] - 2*PI(); [.F170]-[.L170])" office:value-type="float" office:value="-1.08339640800486" calcext:value-type="float">
            <text:p/>
          </table:table-cell>
          <table:table-cell/>
          <table:table-cell table:formula="of:=SQRT([.N170]^2+[.O170]^2)" office:value-type="float" office:value="0.0162067306709308" calcext:value-type="float">
            <text:p/>
          </table:table-cell>
          <table:table-cell table:formula="of:=SQRT([.Q170]^2+[.R170]^2)" office:value-type="float" office:value="0.41126870003998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388446215139442" calcext:value-type="float">
            <text:p>0.388446215139442</text:p>
          </table:table-cell>
          <table:table-cell office:value-type="float" office:value="0.0192344598472118" calcext:value-type="float">
            <text:p>0.0192344598472118</text:p>
          </table:table-cell>
          <table:table-cell office:value-type="float" office:value="0.00553989224135876" calcext:value-type="float">
            <text:p>0.00553989224135876</text:p>
          </table:table-cell>
          <table:table-cell office:value-type="float" office:value="1.57642793655396" calcext:value-type="float">
            <text:p>1.57642793655396</text:p>
          </table:table-cell>
          <table:table-cell office:value-type="float" office:value="0.00346086304587683" calcext:value-type="float">
            <text:p>0.00346086304587683</text:p>
          </table:table-cell>
          <table:table-cell office:value-type="float" office:value="0.000292453391568529" calcext:value-type="float">
            <text:p>0.000292453391568529</text:p>
          </table:table-cell>
          <table:table-cell office:value-type="float" office:value="-4.70815836214733" calcext:value-type="float">
            <text:p>-4.70815836214733</text:p>
          </table:table-cell>
          <table:table-cell office:value-type="float" office:value="0.258496445503263" calcext:value-type="float">
            <text:p>0.258496445503263</text:p>
          </table:table-cell>
          <table:table-cell office:value-type="float" office:value="-0.31971480932461" calcext:value-type="float">
            <text:p>-0.31971480932461</text:p>
          </table:table-cell>
          <table:table-cell office:value-type="float" office:value="-3.62250719509277" calcext:value-type="float">
            <text:p>-3.62250719509277</text:p>
          </table:table-cell>
          <table:table-cell/>
          <table:table-cell table:formula="of:=[.D171]-[.G171]" office:value-type="float" office:value="0.015773596801335" calcext:value-type="float">
            <text:p/>
          </table:table-cell>
          <table:table-cell table:formula="of:=[.E171]-[.H171]" office:value-type="float" office:value="0.00524743884979023" calcext:value-type="float">
            <text:p/>
          </table:table-cell>
          <table:table-cell table:formula="of:=IF([.F171]-[.I171]&gt;= PI(); [.F171]-[.I171] - 2*PI(); [.F171]-[.I171])" office:value-type="float" office:value="0.00140099152170325" calcext:value-type="float">
            <text:p/>
          </table:table-cell>
          <table:table-cell table:formula="of:=[.D171]-[.J171]" office:value-type="float" office:value="-0.239261985656051" calcext:value-type="float">
            <text:p/>
          </table:table-cell>
          <table:table-cell table:formula="of:=[.E171]-[.K171]" office:value-type="float" office:value="0.325254701565969" calcext:value-type="float">
            <text:p/>
          </table:table-cell>
          <table:table-cell table:formula="of:=IF([.F171]-[.L171]&gt;= PI(); [.F171]-[.L171] - 2*PI(); [.F171]-[.L171])" office:value-type="float" office:value="-1.08425017553286" calcext:value-type="float">
            <text:p/>
          </table:table-cell>
          <table:table-cell/>
          <table:table-cell table:formula="of:=SQRT([.N171]^2+[.O171]^2)" office:value-type="float" office:value="0.0166235366433673" calcext:value-type="float">
            <text:p/>
          </table:table-cell>
          <table:table-cell table:formula="of:=SQRT([.Q171]^2+[.R171]^2)" office:value-type="float" office:value="0.40377830386344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0.0198901016265154" calcext:value-type="float">
            <text:p>0.0198901016265154</text:p>
          </table:table-cell>
          <table:table-cell office:value-type="float" office:value="0.0453244745731354" calcext:value-type="float">
            <text:p>0.0453244745731354</text:p>
          </table:table-cell>
          <table:table-cell office:value-type="float" office:value="1.58705163002014" calcext:value-type="float">
            <text:p>1.58705163002014</text:p>
          </table:table-cell>
          <table:table-cell office:value-type="float" office:value="0.00328932044930491" calcext:value-type="float">
            <text:p>0.00328932044930491</text:p>
          </table:table-cell>
          <table:table-cell office:value-type="float" office:value="0.0398416888602798" calcext:value-type="float">
            <text:p>0.0398416888602798</text:p>
          </table:table-cell>
          <table:table-cell office:value-type="float" office:value="-4.69922717004771" calcext:value-type="float">
            <text:p>-4.69922717004771</text:p>
          </table:table-cell>
          <table:table-cell office:value-type="float" office:value="0.222547714490838" calcext:value-type="float">
            <text:p>0.222547714490838</text:p>
          </table:table-cell>
          <table:table-cell office:value-type="float" office:value="-0.300957702868755" calcext:value-type="float">
            <text:p>-0.300957702868755</text:p>
          </table:table-cell>
          <table:table-cell office:value-type="float" office:value="-3.61318448592942" calcext:value-type="float">
            <text:p>-3.61318448592942</text:p>
          </table:table-cell>
          <table:table-cell/>
          <table:table-cell table:formula="of:=[.D172]-[.G172]" office:value-type="float" office:value="0.0166007811772105" calcext:value-type="float">
            <text:p/>
          </table:table-cell>
          <table:table-cell table:formula="of:=[.E172]-[.H172]" office:value-type="float" office:value="0.0054827857128556" calcext:value-type="float">
            <text:p/>
          </table:table-cell>
          <table:table-cell table:formula="of:=IF([.F172]-[.I172]&gt;= PI(); [.F172]-[.I172] - 2*PI(); [.F172]-[.I172])" office:value-type="float" office:value="0.00309349288826777" calcext:value-type="float">
            <text:p/>
          </table:table-cell>
          <table:table-cell table:formula="of:=[.D172]-[.J172]" office:value-type="float" office:value="-0.202657612864322" calcext:value-type="float">
            <text:p/>
          </table:table-cell>
          <table:table-cell table:formula="of:=[.E172]-[.K172]" office:value-type="float" office:value="0.346282177441891" calcext:value-type="float">
            <text:p/>
          </table:table-cell>
          <table:table-cell table:formula="of:=IF([.F172]-[.L172]&gt;= PI(); [.F172]-[.L172] - 2*PI(); [.F172]-[.L172])" office:value-type="float" office:value="-1.08294919123002" calcext:value-type="float">
            <text:p/>
          </table:table-cell>
          <table:table-cell/>
          <table:table-cell table:formula="of:=SQRT([.N172]^2+[.O172]^2)" office:value-type="float" office:value="0.0174827593607737" calcext:value-type="float">
            <text:p/>
          </table:table-cell>
          <table:table-cell table:formula="of:=SQRT([.Q172]^2+[.R172]^2)" office:value-type="float" office:value="0.40122494247711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0.019624212756753" calcext:value-type="float">
            <text:p>0.019624212756753</text:p>
          </table:table-cell>
          <table:table-cell office:value-type="float" office:value="0.0851158276200295" calcext:value-type="float">
            <text:p>0.0851158276200295</text:p>
          </table:table-cell>
          <table:table-cell office:value-type="float" office:value="1.59526443481445" calcext:value-type="float">
            <text:p>1.59526443481445</text:p>
          </table:table-cell>
          <table:table-cell office:value-type="float" office:value="0.00275565077229478" calcext:value-type="float">
            <text:p>0.00275565077229478</text:p>
          </table:table-cell>
          <table:table-cell office:value-type="float" office:value="0.0793877751149144" calcext:value-type="float">
            <text:p>0.0793877751149144</text:p>
          </table:table-cell>
          <table:table-cell office:value-type="float" office:value="-4.69252222300098" calcext:value-type="float">
            <text:p>-4.69252222300098</text:p>
          </table:table-cell>
          <table:table-cell office:value-type="float" office:value="0.186425681156229" calcext:value-type="float">
            <text:p>0.186425681156229</text:p>
          </table:table-cell>
          <table:table-cell office:value-type="float" office:value="-0.282536546233696" calcext:value-type="float">
            <text:p>-0.282536546233696</text:p>
          </table:table-cell>
          <table:table-cell office:value-type="float" office:value="-3.60386177676607" calcext:value-type="float">
            <text:p>-3.60386177676607</text:p>
          </table:table-cell>
          <table:table-cell/>
          <table:table-cell table:formula="of:=[.D173]-[.G173]" office:value-type="float" office:value="0.0168685619844582" calcext:value-type="float">
            <text:p/>
          </table:table-cell>
          <table:table-cell table:formula="of:=[.E173]-[.H173]" office:value-type="float" office:value="0.00572805250511506" calcext:value-type="float">
            <text:p/>
          </table:table-cell>
          <table:table-cell table:formula="of:=IF([.F173]-[.I173]&gt;= PI(); [.F173]-[.I173] - 2*PI(); [.F173]-[.I173])" office:value-type="float" office:value="0.0046013506358511" calcext:value-type="float">
            <text:p/>
          </table:table-cell>
          <table:table-cell table:formula="of:=[.D173]-[.J173]" office:value-type="float" office:value="-0.166801468399476" calcext:value-type="float">
            <text:p/>
          </table:table-cell>
          <table:table-cell table:formula="of:=[.E173]-[.K173]" office:value-type="float" office:value="0.367652373853725" calcext:value-type="float">
            <text:p/>
          </table:table-cell>
          <table:table-cell table:formula="of:=IF([.F173]-[.L173]&gt;= PI(); [.F173]-[.L173] - 2*PI(); [.F173]-[.L173])" office:value-type="float" office:value="-1.08405909559906" calcext:value-type="float">
            <text:p/>
          </table:table-cell>
          <table:table-cell/>
          <table:table-cell table:formula="of:=SQRT([.N173]^2+[.O173]^2)" office:value-type="float" office:value="0.0178145718142442" calcext:value-type="float">
            <text:p/>
          </table:table-cell>
          <table:table-cell table:formula="of:=SQRT([.Q173]^2+[.R173]^2)" office:value-type="float" office:value="0.40372143596854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0185920968651772" calcext:value-type="float">
            <text:p>0.0185920968651772</text:p>
          </table:table-cell>
          <table:table-cell office:value-type="float" office:value="0.124865353107452" calcext:value-type="float">
            <text:p>0.124865353107452</text:p>
          </table:table-cell>
          <table:table-cell office:value-type="float" office:value="1.60138380527496" calcext:value-type="float">
            <text:p>1.60138380527496</text:p>
          </table:table-cell>
          <table:table-cell office:value-type="float" office:value="0.00195014648349297" calcext:value-type="float">
            <text:p>0.00195014648349297</text:p>
          </table:table-cell>
          <table:table-cell office:value-type="float" office:value="0.117930970142337" calcext:value-type="float">
            <text:p>0.117930970142337</text:p>
          </table:table-cell>
          <table:table-cell office:value-type="float" office:value="-4.6850275945066" calcext:value-type="float">
            <text:p>-4.6850275945066</text:p>
          </table:table-cell>
          <table:table-cell office:value-type="float" office:value="0.150133484947591" calcext:value-type="float">
            <text:p>0.150133484947591</text:p>
          </table:table-cell>
          <table:table-cell office:value-type="float" office:value="-0.264452940444093" calcext:value-type="float">
            <text:p>-0.264452940444093</text:p>
          </table:table-cell>
          <table:table-cell office:value-type="float" office:value="-3.60075420704496" calcext:value-type="float">
            <text:p>-3.60075420704496</text:p>
          </table:table-cell>
          <table:table-cell/>
          <table:table-cell table:formula="of:=[.D174]-[.G174]" office:value-type="float" office:value="0.0166419503816842" calcext:value-type="float">
            <text:p/>
          </table:table-cell>
          <table:table-cell table:formula="of:=[.E174]-[.H174]" office:value-type="float" office:value="0.00693438296511521" calcext:value-type="float">
            <text:p/>
          </table:table-cell>
          <table:table-cell table:formula="of:=IF([.F174]-[.I174]&gt;= PI(); [.F174]-[.I174] - 2*PI(); [.F174]-[.I174])" office:value-type="float" office:value="0.00322609260198181" calcext:value-type="float">
            <text:p/>
          </table:table-cell>
          <table:table-cell table:formula="of:=[.D174]-[.J174]" office:value-type="float" office:value="-0.131541388082414" calcext:value-type="float">
            <text:p/>
          </table:table-cell>
          <table:table-cell table:formula="of:=[.E174]-[.K174]" office:value-type="float" office:value="0.389318293551546" calcext:value-type="float">
            <text:p/>
          </table:table-cell>
          <table:table-cell table:formula="of:=IF([.F174]-[.L174]&gt;= PI(); [.F174]-[.L174] - 2*PI(); [.F174]-[.L174])" office:value-type="float" office:value="-1.08104729485967" calcext:value-type="float">
            <text:p/>
          </table:table-cell>
          <table:table-cell/>
          <table:table-cell table:formula="of:=SQRT([.N174]^2+[.O174]^2)" office:value-type="float" office:value="0.018028870724849" calcext:value-type="float">
            <text:p/>
          </table:table-cell>
          <table:table-cell table:formula="of:=SQRT([.Q174]^2+[.R174]^2)" office:value-type="float" office:value="0.41094022737198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0174240004271269" calcext:value-type="float">
            <text:p>0.0174240004271269</text:p>
          </table:table-cell>
          <table:table-cell office:value-type="float" office:value="0.1645887196064" calcext:value-type="float">
            <text:p>0.1645887196064</text:p>
          </table:table-cell>
          <table:table-cell office:value-type="float" office:value="1.60467255115509" calcext:value-type="float">
            <text:p>1.60467255115509</text:p>
          </table:table-cell>
          <table:table-cell office:value-type="float" office:value="0.000840835434441176" calcext:value-type="float">
            <text:p>0.000840835434441176</text:p>
          </table:table-cell>
          <table:table-cell office:value-type="float" office:value="0.158464991547373" calcext:value-type="float">
            <text:p>0.158464991547373</text:p>
          </table:table-cell>
          <table:table-cell office:value-type="float" office:value="-4.68335590268787" calcext:value-type="float">
            <text:p>-4.68335590268787</text:p>
          </table:table-cell>
          <table:table-cell office:value-type="float" office:value="0.113785268000139" calcext:value-type="float">
            <text:p>0.113785268000139</text:p>
          </table:table-cell>
          <table:table-cell office:value-type="float" office:value="-0.246482202319547" calcext:value-type="float">
            <text:p>-0.246482202319547</text:p>
          </table:table-cell>
          <table:table-cell office:value-type="float" office:value="-3.59764663732384" calcext:value-type="float">
            <text:p>-3.59764663732384</text:p>
          </table:table-cell>
          <table:table-cell/>
          <table:table-cell table:formula="of:=[.D175]-[.G175]" office:value-type="float" office:value="0.0165831649926857" calcext:value-type="float">
            <text:p/>
          </table:table-cell>
          <table:table-cell table:formula="of:=[.E175]-[.H175]" office:value-type="float" office:value="0.00612372805902692" calcext:value-type="float">
            <text:p/>
          </table:table-cell>
          <table:table-cell table:formula="of:=IF([.F175]-[.I175]&gt;= PI(); [.F175]-[.I175] - 2*PI(); [.F175]-[.I175])" office:value-type="float" office:value="0.00484314666337493" calcext:value-type="float">
            <text:p/>
          </table:table-cell>
          <table:table-cell table:formula="of:=[.D175]-[.J175]" office:value-type="float" office:value="-0.0963612675730126" calcext:value-type="float">
            <text:p/>
          </table:table-cell>
          <table:table-cell table:formula="of:=[.E175]-[.K175]" office:value-type="float" office:value="0.411070921925947" calcext:value-type="float">
            <text:p/>
          </table:table-cell>
          <table:table-cell table:formula="of:=IF([.F175]-[.L175]&gt;= PI(); [.F175]-[.L175] - 2*PI(); [.F175]-[.L175])" office:value-type="float" office:value="-1.08086611870065" calcext:value-type="float">
            <text:p/>
          </table:table-cell>
          <table:table-cell/>
          <table:table-cell table:formula="of:=SQRT([.N175]^2+[.O175]^2)" office:value-type="float" office:value="0.0176777093118863" calcext:value-type="float">
            <text:p/>
          </table:table-cell>
          <table:table-cell table:formula="of:=SQRT([.Q175]^2+[.R175]^2)" office:value-type="float" office:value="0.42221415980675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0162048693746328" calcext:value-type="float">
            <text:p>0.0162048693746328</text:p>
          </table:table-cell>
          <table:table-cell office:value-type="float" office:value="0.204296484589577" calcext:value-type="float">
            <text:p>0.204296484589577</text:p>
          </table:table-cell>
          <table:table-cell office:value-type="float" office:value="1.60614109039307" calcext:value-type="float">
            <text:p>1.60614109039307</text:p>
          </table:table-cell>
          <table:table-cell office:value-type="float" office:value="-0.000336232421485013" calcext:value-type="float">
            <text:p>-0.000336232421485013</text:p>
          </table:table-cell>
          <table:table-cell office:value-type="float" office:value="0.197998700226379" calcext:value-type="float">
            <text:p>0.197998700226379</text:p>
          </table:table-cell>
          <table:table-cell office:value-type="float" office:value="-4.67846740132078" calcext:value-type="float">
            <text:p>-4.67846740132078</text:p>
          </table:table-cell>
          <table:table-cell office:value-type="float" office:value="0.0773813813279437" calcext:value-type="float">
            <text:p>0.0773813813279437</text:p>
          </table:table-cell>
          <table:table-cell office:value-type="float" office:value="-0.228624505403149" calcext:value-type="float">
            <text:p>-0.228624505403149</text:p>
          </table:table-cell>
          <table:table-cell office:value-type="float" office:value="-3.59453906760273" calcext:value-type="float">
            <text:p>-3.59453906760273</text:p>
          </table:table-cell>
          <table:table-cell/>
          <table:table-cell table:formula="of:=[.D176]-[.G176]" office:value-type="float" office:value="0.0165411017961179" calcext:value-type="float">
            <text:p/>
          </table:table-cell>
          <table:table-cell table:formula="of:=[.E176]-[.H176]" office:value-type="float" office:value="0.00629778436319742" calcext:value-type="float">
            <text:p/>
          </table:table-cell>
          <table:table-cell table:formula="of:=IF([.F176]-[.I176]&gt;= PI(); [.F176]-[.I176] - 2*PI(); [.F176]-[.I176])" office:value-type="float" office:value="0.00142318453425982" calcext:value-type="float">
            <text:p/>
          </table:table-cell>
          <table:table-cell table:formula="of:=[.D176]-[.J176]" office:value-type="float" office:value="-0.0611765119533109" calcext:value-type="float">
            <text:p/>
          </table:table-cell>
          <table:table-cell table:formula="of:=[.E176]-[.K176]" office:value-type="float" office:value="0.432920989992726" calcext:value-type="float">
            <text:p/>
          </table:table-cell>
          <table:table-cell table:formula="of:=IF([.F176]-[.L176]&gt;= PI(); [.F176]-[.L176] - 2*PI(); [.F176]-[.L176])" office:value-type="float" office:value="-1.08250514918379" calcext:value-type="float">
            <text:p/>
          </table:table-cell>
          <table:table-cell/>
          <table:table-cell table:formula="of:=SQRT([.N176]^2+[.O176]^2)" office:value-type="float" office:value="0.0176994388757064" calcext:value-type="float">
            <text:p/>
          </table:table-cell>
          <table:table-cell table:formula="of:=SQRT([.Q176]^2+[.R176]^2)" office:value-type="float" office:value="0.43722208223173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0.0146863972768188" calcext:value-type="float">
            <text:p>0.0146863972768188</text:p>
          </table:table-cell>
          <table:table-cell office:value-type="float" office:value="0.244008272886276" calcext:value-type="float">
            <text:p>0.244008272886276</text:p>
          </table:table-cell>
          <table:table-cell office:value-type="float" office:value="1.60686802864075" calcext:value-type="float">
            <text:p>1.60686802864075</text:p>
          </table:table-cell>
          <table:table-cell office:value-type="float" office:value="-0.0017114208418079" calcext:value-type="float">
            <text:p>-0.0017114208418079</text:p>
          </table:table-cell>
          <table:table-cell office:value-type="float" office:value="0.237524972043076" calcext:value-type="float">
            <text:p>0.237524972043076</text:p>
          </table:table-cell>
          <table:table-cell office:value-type="float" office:value="-4.68085898406183" calcext:value-type="float">
            <text:p>-4.68085898406183</text:p>
          </table:table-cell>
          <table:table-cell office:value-type="float" office:value="0.0409221764826748" calcext:value-type="float">
            <text:p>0.0409221764826748</text:p>
          </table:table-cell>
          <table:table-cell office:value-type="float" office:value="-0.210880022146353" calcext:value-type="float">
            <text:p>-0.210880022146353</text:p>
          </table:table-cell>
          <table:table-cell office:value-type="float" office:value="-3.59143149788161" calcext:value-type="float">
            <text:p>-3.59143149788161</text:p>
          </table:table-cell>
          <table:table-cell/>
          <table:table-cell table:formula="of:=[.D177]-[.G177]" office:value-type="float" office:value="0.0163978181186266" calcext:value-type="float">
            <text:p/>
          </table:table-cell>
          <table:table-cell table:formula="of:=[.E177]-[.H177]" office:value-type="float" office:value="0.00648330084319976" calcext:value-type="float">
            <text:p/>
          </table:table-cell>
          <table:table-cell table:formula="of:=IF([.F177]-[.I177]&gt;= PI(); [.F177]-[.I177] - 2*PI(); [.F177]-[.I177])" office:value-type="float" office:value="0.00454170552299171" calcext:value-type="float">
            <text:p/>
          </table:table-cell>
          <table:table-cell table:formula="of:=[.D177]-[.J177]" office:value-type="float" office:value="-0.026235779205856" calcext:value-type="float">
            <text:p/>
          </table:table-cell>
          <table:table-cell table:formula="of:=[.E177]-[.K177]" office:value-type="float" office:value="0.45488829503263" calcext:value-type="float">
            <text:p/>
          </table:table-cell>
          <table:table-cell table:formula="of:=IF([.F177]-[.L177]&gt;= PI(); [.F177]-[.L177] - 2*PI(); [.F177]-[.L177])" office:value-type="float" office:value="-1.08488578065723" calcext:value-type="float">
            <text:p/>
          </table:table-cell>
          <table:table-cell/>
          <table:table-cell table:formula="of:=SQRT([.N177]^2+[.O177]^2)" office:value-type="float" office:value="0.0176329699391508" calcext:value-type="float">
            <text:p/>
          </table:table-cell>
          <table:table-cell table:formula="of:=SQRT([.Q177]^2+[.R177]^2)" office:value-type="float" office:value="0.45564424397574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388446215139442" calcext:value-type="float">
            <text:p>0.388446215139442</text:p>
          </table:table-cell>
          <table:table-cell office:value-type="float" office:value="0.0132101830095053" calcext:value-type="float">
            <text:p>0.0132101830095053</text:p>
          </table:table-cell>
          <table:table-cell office:value-type="float" office:value="0.280800700187683" calcext:value-type="float">
            <text:p>0.280800700187683</text:p>
          </table:table-cell>
          <table:table-cell office:value-type="float" office:value="1.61655914783478" calcext:value-type="float">
            <text:p>1.61655914783478</text:p>
          </table:table-cell>
          <table:table-cell office:value-type="float" office:value="-0.00282474970296564" calcext:value-type="float">
            <text:p>-0.00282474970296564</text:p>
          </table:table-cell>
          <table:table-cell office:value-type="float" office:value="0.276820621109147" calcext:value-type="float">
            <text:p>0.276820621109147</text:p>
          </table:table-cell>
          <table:table-cell office:value-type="float" office:value="-4.67535182790008" calcext:value-type="float">
            <text:p>-4.67535182790008</text:p>
          </table:table-cell>
          <table:table-cell office:value-type="float" office:value="0.00911951147697987" calcext:value-type="float">
            <text:p>0.00911951147697987</text:p>
          </table:table-cell>
          <table:table-cell office:value-type="float" office:value="-0.195523904325252" calcext:value-type="float">
            <text:p>-0.195523904325252</text:p>
          </table:table-cell>
          <table:table-cell office:value-type="float" office:value="-3.57589364927603" calcext:value-type="float">
            <text:p>-3.57589364927603</text:p>
          </table:table-cell>
          <table:table-cell/>
          <table:table-cell table:formula="of:=[.D178]-[.G178]" office:value-type="float" office:value="0.0160349327124709" calcext:value-type="float">
            <text:p/>
          </table:table-cell>
          <table:table-cell table:formula="of:=[.E178]-[.H178]" office:value-type="float" office:value="0.00398007907853631" calcext:value-type="float">
            <text:p/>
          </table:table-cell>
          <table:table-cell table:formula="of:=IF([.F178]-[.I178]&gt;= PI(); [.F178]-[.I178] - 2*PI(); [.F178]-[.I178])" office:value-type="float" office:value="0.00872566855526991" calcext:value-type="float">
            <text:p/>
          </table:table-cell>
          <table:table-cell table:formula="of:=[.D178]-[.J178]" office:value-type="float" office:value="0.0040906715325254" calcext:value-type="float">
            <text:p/>
          </table:table-cell>
          <table:table-cell table:formula="of:=[.E178]-[.K178]" office:value-type="float" office:value="0.476324604512935" calcext:value-type="float">
            <text:p/>
          </table:table-cell>
          <table:table-cell table:formula="of:=IF([.F178]-[.L178]&gt;= PI(); [.F178]-[.L178] - 2*PI(); [.F178]-[.L178])" office:value-type="float" office:value="-1.09073251006878" calcext:value-type="float">
            <text:p/>
          </table:table-cell>
          <table:table-cell/>
          <table:table-cell table:formula="of:=SQRT([.N178]^2+[.O178]^2)" office:value-type="float" office:value="0.0165215040648505" calcext:value-type="float">
            <text:p/>
          </table:table-cell>
          <table:table-cell table:formula="of:=SQRT([.Q178]^2+[.R178]^2)" office:value-type="float" office:value="0.4763421695147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739" calcext:value-type="float">
            <text:p>0.7739</text:p>
          </table:table-cell>
          <table:table-cell office:value-type="float" office:value="1.16533864541833" calcext:value-type="float">
            <text:p>1.16533864541833</text:p>
          </table:table-cell>
          <table:table-cell office:value-type="float" office:value="0.0141446590423584" calcext:value-type="float">
            <text:p>0.0141446590423584</text:p>
          </table:table-cell>
          <table:table-cell office:value-type="float" office:value="0.311974585056305" calcext:value-type="float">
            <text:p>0.311974585056305</text:p>
          </table:table-cell>
          <table:table-cell office:value-type="float" office:value="1.65542209148407" calcext:value-type="float">
            <text:p>1.65542209148407</text:p>
          </table:table-cell>
          <table:table-cell office:value-type="float" office:value="-0.00297140952864987" calcext:value-type="float">
            <text:p>-0.00297140952864987</text:p>
          </table:table-cell>
          <table:table-cell office:value-type="float" office:value="0.313748202054044" calcext:value-type="float">
            <text:p>0.313748202054044</text:p>
          </table:table-cell>
          <table:table-cell office:value-type="float" office:value="-4.63334550378307" calcext:value-type="float">
            <text:p>-4.63334550378307</text:p>
          </table:table-cell>
          <table:table-cell office:value-type="float" office:value="-0.0189626693307093" calcext:value-type="float">
            <text:p>-0.0189626693307093</text:p>
          </table:table-cell>
          <table:table-cell office:value-type="float" office:value="-0.182498350322283" calcext:value-type="float">
            <text:p>-0.182498350322283</text:p>
          </table:table-cell>
          <table:table-cell office:value-type="float" office:value="-3.5292801034593" calcext:value-type="float">
            <text:p>-3.5292801034593</text:p>
          </table:table-cell>
          <table:table-cell/>
          <table:table-cell table:formula="of:=[.D179]-[.G179]" office:value-type="float" office:value="0.0171160685710083" calcext:value-type="float">
            <text:p/>
          </table:table-cell>
          <table:table-cell table:formula="of:=[.E179]-[.H179]" office:value-type="float" office:value="-0.00177361699773887" calcext:value-type="float">
            <text:p/>
          </table:table-cell>
          <table:table-cell table:formula="of:=IF([.F179]-[.I179]&gt;= PI(); [.F179]-[.I179] - 2*PI(); [.F179]-[.I179])" office:value-type="float" office:value="0.00558228808754979" calcext:value-type="float">
            <text:p/>
          </table:table-cell>
          <table:table-cell table:formula="of:=[.D179]-[.J179]" office:value-type="float" office:value="0.0331073283730677" calcext:value-type="float">
            <text:p/>
          </table:table-cell>
          <table:table-cell table:formula="of:=[.E179]-[.K179]" office:value-type="float" office:value="0.494472935378588" calcext:value-type="float">
            <text:p/>
          </table:table-cell>
          <table:table-cell table:formula="of:=IF([.F179]-[.L179]&gt;= PI(); [.F179]-[.L179] - 2*PI(); [.F179]-[.L179])" office:value-type="float" office:value="-1.09848311223622" calcext:value-type="float">
            <text:p/>
          </table:table-cell>
          <table:table-cell/>
          <table:table-cell table:formula="of:=SQRT([.N179]^2+[.O179]^2)" office:value-type="float" office:value="0.0172077168904572" calcext:value-type="float">
            <text:p/>
          </table:table-cell>
          <table:table-cell table:formula="of:=SQRT([.Q179]^2+[.R179]^2)" office:value-type="float" office:value="0.49558004299398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213" calcext:value-type="float">
            <text:p>0.6213</text:p>
          </table:table-cell>
          <table:table-cell office:value-type="float" office:value="2.56374501992032" calcext:value-type="float">
            <text:p>2.56374501992032</text:p>
          </table:table-cell>
          <table:table-cell office:value-type="float" office:value="0.014932306483388" calcext:value-type="float">
            <text:p>0.014932306483388</text:p>
          </table:table-cell>
          <table:table-cell office:value-type="float" office:value="0.338872581720352" calcext:value-type="float">
            <text:p>0.338872581720352</text:p>
          </table:table-cell>
          <table:table-cell office:value-type="float" office:value="1.73543465137482" calcext:value-type="float">
            <text:p>1.73543465137482</text:p>
          </table:table-cell>
          <table:table-cell office:value-type="float" office:value="-0.000935352463571022" calcext:value-type="float">
            <text:p>-0.000935352463571022</text:p>
          </table:table-cell>
          <table:table-cell office:value-type="float" office:value="0.342485148815886" calcext:value-type="float">
            <text:p>0.342485148815886</text:p>
          </table:table-cell>
          <table:table-cell office:value-type="float" office:value="-4.56463514118222" calcext:value-type="float">
            <text:p>-4.56463514118222</text:p>
          </table:table-cell>
          <table:table-cell office:value-type="float" office:value="-0.0419702978009047" calcext:value-type="float">
            <text:p>-0.0419702978009047</text:p>
          </table:table-cell>
          <table:table-cell office:value-type="float" office:value="-0.173103088954048" calcext:value-type="float">
            <text:p>-0.173103088954048</text:p>
          </table:table-cell>
          <table:table-cell office:value-type="float" office:value="-3.42673030266249" calcext:value-type="float">
            <text:p>-3.42673030266249</text:p>
          </table:table-cell>
          <table:table-cell/>
          <table:table-cell table:formula="of:=[.D180]-[.G180]" office:value-type="float" office:value="0.015867658946959" calcext:value-type="float">
            <text:p/>
          </table:table-cell>
          <table:table-cell table:formula="of:=[.E180]-[.H180]" office:value-type="float" office:value="-0.00361256709553415" calcext:value-type="float">
            <text:p/>
          </table:table-cell>
          <table:table-cell table:formula="of:=IF([.F180]-[.I180]&gt;= PI(); [.F180]-[.I180] - 2*PI(); [.F180]-[.I180])" office:value-type="float" office:value="0.0168844853774521" calcext:value-type="float">
            <text:p/>
          </table:table-cell>
          <table:table-cell table:formula="of:=[.D180]-[.J180]" office:value-type="float" office:value="0.0569026042842927" calcext:value-type="float">
            <text:p/>
          </table:table-cell>
          <table:table-cell table:formula="of:=[.E180]-[.K180]" office:value-type="float" office:value="0.5119756706744" calcext:value-type="float">
            <text:p/>
          </table:table-cell>
          <table:table-cell table:formula="of:=IF([.F180]-[.L180]&gt;= PI(); [.F180]-[.L180] - 2*PI(); [.F180]-[.L180])" office:value-type="float" office:value="-1.12102035314228" calcext:value-type="float">
            <text:p/>
          </table:table-cell>
          <table:table-cell/>
          <table:table-cell table:formula="of:=SQRT([.N180]^2+[.O180]^2)" office:value-type="float" office:value="0.0162736978427382" calcext:value-type="float">
            <text:p/>
          </table:table-cell>
          <table:table-cell table:formula="of:=SQRT([.Q180]^2+[.R180]^2)" office:value-type="float" office:value="0.51512813331911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559" calcext:value-type="float">
            <text:p>0.5559</text:p>
          </table:table-cell>
          <table:table-cell office:value-type="float" office:value="3.3406374501992" calcext:value-type="float">
            <text:p>3.3406374501992</text:p>
          </table:table-cell>
          <table:table-cell office:value-type="float" office:value="0.016045156866312" calcext:value-type="float">
            <text:p>0.016045156866312</text:p>
          </table:table-cell>
          <table:table-cell office:value-type="float" office:value="0.362176477909088" calcext:value-type="float">
            <text:p>0.362176477909088</text:p>
          </table:table-cell>
          <table:table-cell office:value-type="float" office:value="1.8588479757309" calcext:value-type="float">
            <text:p>1.8588479757309</text:p>
          </table:table-cell>
          <table:table-cell office:value-type="float" office:value="0.00278833548560258" calcext:value-type="float">
            <text:p>0.00278833548560258</text:p>
          </table:table-cell>
          <table:table-cell office:value-type="float" office:value="0.366452977816533" calcext:value-type="float">
            <text:p>0.366452977816533</text:p>
          </table:table-cell>
          <table:table-cell office:value-type="float" office:value="-4.45626444839077" calcext:value-type="float">
            <text:p>-4.45626444839077</text:p>
          </table:table-cell>
          <table:table-cell office:value-type="float" office:value="-0.0633084735504145" calcext:value-type="float">
            <text:p>-0.0633084735504145</text:p>
          </table:table-cell>
          <table:table-cell office:value-type="float" office:value="-0.166848334627695" calcext:value-type="float">
            <text:p>-0.166848334627695</text:p>
          </table:table-cell>
          <table:table-cell office:value-type="float" office:value="-3.29310480465452" calcext:value-type="float">
            <text:p>-3.29310480465452</text:p>
          </table:table-cell>
          <table:table-cell/>
          <table:table-cell table:formula="of:=[.D181]-[.G181]" office:value-type="float" office:value="0.0132568213807095" calcext:value-type="float">
            <text:p/>
          </table:table-cell>
          <table:table-cell table:formula="of:=[.E181]-[.H181]" office:value-type="float" office:value="-0.00427649990744489" calcext:value-type="float">
            <text:p/>
          </table:table-cell>
          <table:table-cell table:formula="of:=IF([.F181]-[.I181]&gt;= PI(); [.F181]-[.I181] - 2*PI(); [.F181]-[.I181])" office:value-type="float" office:value="0.0319271169420761" calcext:value-type="float">
            <text:p/>
          </table:table-cell>
          <table:table-cell table:formula="of:=[.D181]-[.J181]" office:value-type="float" office:value="0.0793536304167265" calcext:value-type="float">
            <text:p/>
          </table:table-cell>
          <table:table-cell table:formula="of:=[.E181]-[.K181]" office:value-type="float" office:value="0.529024812536783" calcext:value-type="float">
            <text:p/>
          </table:table-cell>
          <table:table-cell table:formula="of:=IF([.F181]-[.L181]&gt;= PI(); [.F181]-[.L181] - 2*PI(); [.F181]-[.L181])" office:value-type="float" office:value="-1.13123252679417" calcext:value-type="float">
            <text:p/>
          </table:table-cell>
          <table:table-cell/>
          <table:table-cell table:formula="of:=SQRT([.N181]^2+[.O181]^2)" office:value-type="float" office:value="0.0139295285124232" calcext:value-type="float">
            <text:p/>
          </table:table-cell>
          <table:table-cell table:formula="of:=SQRT([.Q181]^2+[.R181]^2)" office:value-type="float" office:value="0.53494322216464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578" calcext:value-type="float">
            <text:p>0.4578</text:p>
          </table:table-cell>
          <table:table-cell office:value-type="float" office:value="4.35059760956175" calcext:value-type="float">
            <text:p>4.35059760956175</text:p>
          </table:table-cell>
          <table:table-cell office:value-type="float" office:value="0.0169426407665014" calcext:value-type="float">
            <text:p>0.0169426407665014</text:p>
          </table:table-cell>
          <table:table-cell office:value-type="float" office:value="0.382729053497314" calcext:value-type="float">
            <text:p>0.382729053497314</text:p>
          </table:table-cell>
          <table:table-cell office:value-type="float" office:value="2.02416014671326" calcext:value-type="float">
            <text:p>2.02416014671326</text:p>
          </table:table-cell>
          <table:table-cell office:value-type="float" office:value="0.010200406847853" calcext:value-type="float">
            <text:p>0.010200406847853</text:p>
          </table:table-cell>
          <table:table-cell office:value-type="float" office:value="0.381716317020623" calcext:value-type="float">
            <text:p>0.381716317020623</text:p>
          </table:table-cell>
          <table:table-cell office:value-type="float" office:value="-4.31431502188437" calcext:value-type="float">
            <text:p>-4.31431502188437</text:p>
          </table:table-cell>
          <table:table-cell office:value-type="float" office:value="-0.0814106908119869" calcext:value-type="float">
            <text:p>-0.0814106908119869</text:p>
          </table:table-cell>
          <table:table-cell office:value-type="float" office:value="-0.164084447109211" calcext:value-type="float">
            <text:p>-0.164084447109211</text:p>
          </table:table-cell>
          <table:table-cell office:value-type="float" office:value="-3.11908090027205" calcext:value-type="float">
            <text:p>-3.11908090027205</text:p>
          </table:table-cell>
          <table:table-cell/>
          <table:table-cell table:formula="of:=[.D182]-[.G182]" office:value-type="float" office:value="0.00674223391864847" calcext:value-type="float">
            <text:p/>
          </table:table-cell>
          <table:table-cell table:formula="of:=[.E182]-[.H182]" office:value-type="float" office:value="0.0010127364766917" calcext:value-type="float">
            <text:p/>
          </table:table-cell>
          <table:table-cell table:formula="of:=IF([.F182]-[.I182]&gt;= PI(); [.F182]-[.I182] - 2*PI(); [.F182]-[.I182])" office:value-type="float" office:value="0.0552898614180428" calcext:value-type="float">
            <text:p/>
          </table:table-cell>
          <table:table-cell table:formula="of:=[.D182]-[.J182]" office:value-type="float" office:value="0.0983533315784884" calcext:value-type="float">
            <text:p/>
          </table:table-cell>
          <table:table-cell table:formula="of:=[.E182]-[.K182]" office:value-type="float" office:value="0.546813500606526" calcext:value-type="float">
            <text:p/>
          </table:table-cell>
          <table:table-cell table:formula="of:=IF([.F182]-[.L182]&gt;= PI(); [.F182]-[.L182] - 2*PI(); [.F182]-[.L182])" office:value-type="float" office:value="-1.13994426019428" calcext:value-type="float">
            <text:p/>
          </table:table-cell>
          <table:table-cell/>
          <table:table-cell table:formula="of:=SQRT([.N182]^2+[.O182]^2)" office:value-type="float" office:value="0.00681787015020056" calcext:value-type="float">
            <text:p/>
          </table:table-cell>
          <table:table-cell table:formula="of:=SQRT([.Q182]^2+[.R182]^2)" office:value-type="float" office:value="0.55558832086190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36" calcext:value-type="float">
            <text:p>0.436</text:p>
          </table:table-cell>
          <table:table-cell office:value-type="float" office:value="4.81673306772908" calcext:value-type="float">
            <text:p>4.81673306772908</text:p>
          </table:table-cell>
          <table:table-cell office:value-type="float" office:value="0.0174699947237968" calcext:value-type="float">
            <text:p>0.0174699947237968</text:p>
          </table:table-cell>
          <table:table-cell office:value-type="float" office:value="0.402010768651962" calcext:value-type="float">
            <text:p>0.402010768651962</text:p>
          </table:table-cell>
          <table:table-cell office:value-type="float" office:value="2.21965050697327" calcext:value-type="float">
            <text:p>2.21965050697327</text:p>
          </table:table-cell>
          <table:table-cell office:value-type="float" office:value="0.0144331069034486" calcext:value-type="float">
            <text:p>0.0144331069034486</text:p>
          </table:table-cell>
          <table:table-cell office:value-type="float" office:value="0.398792271740205" calcext:value-type="float">
            <text:p>0.398792271740205</text:p>
          </table:table-cell>
          <table:table-cell office:value-type="float" office:value="-4.13115567179023" calcext:value-type="float">
            <text:p>-4.13115567179023</text:p>
          </table:table-cell>
          <table:table-cell office:value-type="float" office:value="-0.0988462718854035" calcext:value-type="float">
            <text:p>-0.0988462718854035</text:p>
          </table:table-cell>
          <table:table-cell office:value-type="float" office:value="-0.164477018927251" calcext:value-type="float">
            <text:p>-0.164477018927251</text:p>
          </table:table-cell>
          <table:table-cell office:value-type="float" office:value="-2.92641157756289" calcext:value-type="float">
            <text:p>-2.92641157756289</text:p>
          </table:table-cell>
          <table:table-cell/>
          <table:table-cell table:formula="of:=[.D183]-[.G183]" office:value-type="float" office:value="0.00303688782034825" calcext:value-type="float">
            <text:p/>
          </table:table-cell>
          <table:table-cell table:formula="of:=[.E183]-[.H183]" office:value-type="float" office:value="0.00321849691175702" calcext:value-type="float">
            <text:p/>
          </table:table-cell>
          <table:table-cell table:formula="of:=IF([.F183]-[.I183]&gt;= PI(); [.F183]-[.I183] - 2*PI(); [.F183]-[.I183])" office:value-type="float" office:value="0.0676208715839097" calcext:value-type="float">
            <text:p/>
          </table:table-cell>
          <table:table-cell table:formula="of:=[.D183]-[.J183]" office:value-type="float" office:value="0.1163162666092" calcext:value-type="float">
            <text:p/>
          </table:table-cell>
          <table:table-cell table:formula="of:=[.E183]-[.K183]" office:value-type="float" office:value="0.566487787579213" calcext:value-type="float">
            <text:p/>
          </table:table-cell>
          <table:table-cell table:formula="of:=IF([.F183]-[.L183]&gt;= PI(); [.F183]-[.L183] - 2*PI(); [.F183]-[.L183])" office:value-type="float" office:value="-1.13712322264343" calcext:value-type="float">
            <text:p/>
          </table:table-cell>
          <table:table-cell/>
          <table:table-cell table:formula="of:=SQRT([.N183]^2+[.O183]^2)" office:value-type="float" office:value="0.00442508870016964" calcext:value-type="float">
            <text:p/>
          </table:table-cell>
          <table:table-cell table:formula="of:=SQRT([.Q183]^2+[.R183]^2)" office:value-type="float" office:value="0.57830604990289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123" calcext:value-type="float">
            <text:p>0.5123</text:p>
          </table:table-cell>
          <table:table-cell office:value-type="float" office:value="4.58366533864542" calcext:value-type="float">
            <text:p>4.58366533864542</text:p>
          </table:table-cell>
          <table:table-cell office:value-type="float" office:value="0.013826304115355" calcext:value-type="float">
            <text:p>0.013826304115355</text:p>
          </table:table-cell>
          <table:table-cell office:value-type="float" office:value="0.422123074531555" calcext:value-type="float">
            <text:p>0.422123074531555</text:p>
          </table:table-cell>
          <table:table-cell office:value-type="float" office:value="2.41706132888794" calcext:value-type="float">
            <text:p>2.41706132888794</text:p>
          </table:table-cell>
          <table:table-cell office:value-type="float" office:value="0.0121770720020528" calcext:value-type="float">
            <text:p>0.0121770720020528</text:p>
          </table:table-cell>
          <table:table-cell office:value-type="float" office:value="0.417917202968895" calcext:value-type="float">
            <text:p>0.417917202968895</text:p>
          </table:table-cell>
          <table:table-cell office:value-type="float" office:value="-3.95044666241503" calcext:value-type="float">
            <text:p>-3.95044666241503</text:p>
          </table:table-cell>
          <table:table-cell office:value-type="float" office:value="-0.11886568017819" calcext:value-type="float">
            <text:p>-0.11886568017819</text:p>
          </table:table-cell>
          <table:table-cell office:value-type="float" office:value="-0.168852559534619" calcext:value-type="float">
            <text:p>-0.168852559534619</text:p>
          </table:table-cell>
          <table:table-cell office:value-type="float" office:value="-2.74306496401707" calcext:value-type="float">
            <text:p>-2.74306496401707</text:p>
          </table:table-cell>
          <table:table-cell/>
          <table:table-cell table:formula="of:=[.D184]-[.G184]" office:value-type="float" office:value="0.00164923211330227" calcext:value-type="float">
            <text:p/>
          </table:table-cell>
          <table:table-cell table:formula="of:=[.E184]-[.H184]" office:value-type="float" office:value="0.00420587156266033" calcext:value-type="float">
            <text:p/>
          </table:table-cell>
          <table:table-cell table:formula="of:=IF([.F184]-[.I184]&gt;= PI(); [.F184]-[.I184] - 2*PI(); [.F184]-[.I184])" office:value-type="float" office:value="0.0843226841233884" calcext:value-type="float">
            <text:p/>
          </table:table-cell>
          <table:table-cell table:formula="of:=[.D184]-[.J184]" office:value-type="float" office:value="0.132691984293545" calcext:value-type="float">
            <text:p/>
          </table:table-cell>
          <table:table-cell table:formula="of:=[.E184]-[.K184]" office:value-type="float" office:value="0.590975634066174" calcext:value-type="float">
            <text:p/>
          </table:table-cell>
          <table:table-cell table:formula="of:=IF([.F184]-[.L184]&gt;= PI(); [.F184]-[.L184] - 2*PI(); [.F184]-[.L184])" office:value-type="float" office:value="-1.12305901427458" calcext:value-type="float">
            <text:p/>
          </table:table-cell>
          <table:table-cell/>
          <table:table-cell table:formula="of:=SQRT([.N184]^2+[.O184]^2)" office:value-type="float" office:value="0.00451766777941255" calcext:value-type="float">
            <text:p/>
          </table:table-cell>
          <table:table-cell table:formula="of:=SQRT([.Q184]^2+[.R184]^2)" office:value-type="float" office:value="0.60568916347882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758" calcext:value-type="float">
            <text:p>0.6758</text:p>
          </table:table-cell>
          <table:table-cell office:value-type="float" office:value="3.88446215139442" calcext:value-type="float">
            <text:p>3.88446215139442</text:p>
          </table:table-cell>
          <table:table-cell office:value-type="float" office:value="0.00374849489890039" calcext:value-type="float">
            <text:p>0.00374849489890039</text:p>
          </table:table-cell>
          <table:table-cell office:value-type="float" office:value="0.44283726811409" calcext:value-type="float">
            <text:p>0.44283726811409</text:p>
          </table:table-cell>
          <table:table-cell office:value-type="float" office:value="2.59666585922241" calcext:value-type="float">
            <text:p>2.59666585922241</text:p>
          </table:table-cell>
          <table:table-cell office:value-type="float" office:value="0.00249455981344556" calcext:value-type="float">
            <text:p>0.00249455981344556</text:p>
          </table:table-cell>
          <table:table-cell office:value-type="float" office:value="0.444439656725557" calcext:value-type="float">
            <text:p>0.444439656725557</text:p>
          </table:table-cell>
          <table:table-cell office:value-type="float" office:value="-3.74769913648916" calcext:value-type="float">
            <text:p>-3.74769913648916</text:p>
          </table:table-cell>
          <table:table-cell office:value-type="float" office:value="-0.143779272630228" calcext:value-type="float">
            <text:p>-0.143779272630228</text:p>
          </table:table-cell>
          <table:table-cell office:value-type="float" office:value="-0.179342647004879" calcext:value-type="float">
            <text:p>-0.179342647004879</text:p>
          </table:table-cell>
          <table:table-cell office:value-type="float" office:value="-2.58768647796129" calcext:value-type="float">
            <text:p>-2.58768647796129</text:p>
          </table:table-cell>
          <table:table-cell/>
          <table:table-cell table:formula="of:=[.D185]-[.G185]" office:value-type="float" office:value="0.00125393508545483" calcext:value-type="float">
            <text:p/>
          </table:table-cell>
          <table:table-cell table:formula="of:=[.E185]-[.H185]" office:value-type="float" office:value="-0.00160238861146739" calcext:value-type="float">
            <text:p/>
          </table:table-cell>
          <table:table-cell table:formula="of:=IF([.F185]-[.I185]&gt;= PI(); [.F185]-[.I185] - 2*PI(); [.F185]-[.I185])" office:value-type="float" office:value="0.0611796885319862" calcext:value-type="float">
            <text:p/>
          </table:table-cell>
          <table:table-cell table:formula="of:=[.D185]-[.J185]" office:value-type="float" office:value="0.147527767529129" calcext:value-type="float">
            <text:p/>
          </table:table-cell>
          <table:table-cell table:formula="of:=[.E185]-[.K185]" office:value-type="float" office:value="0.622179915118969" calcext:value-type="float">
            <text:p/>
          </table:table-cell>
          <table:table-cell table:formula="of:=IF([.F185]-[.L185]&gt;= PI(); [.F185]-[.L185] - 2*PI(); [.F185]-[.L185])" office:value-type="float" office:value="-1.09883296999588" calcext:value-type="float">
            <text:p/>
          </table:table-cell>
          <table:table-cell/>
          <table:table-cell table:formula="of:=SQRT([.N185]^2+[.O185]^2)" office:value-type="float" office:value="0.0020346995996203" calcext:value-type="float">
            <text:p/>
          </table:table-cell>
          <table:table-cell table:formula="of:=SQRT([.Q185]^2+[.R185]^2)" office:value-type="float" office:value="0.63943122301743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763" calcext:value-type="float">
            <text:p>0.763</text:p>
          </table:table-cell>
          <table:table-cell office:value-type="float" office:value="3.10756972111554" calcext:value-type="float">
            <text:p>3.10756972111554</text:p>
          </table:table-cell>
          <table:table-cell office:value-type="float" office:value="-0.0130536910146475" calcext:value-type="float">
            <text:p>-0.0130536910146475</text:p>
          </table:table-cell>
          <table:table-cell office:value-type="float" office:value="0.462284088134766" calcext:value-type="float">
            <text:p>0.462284088134766</text:p>
          </table:table-cell>
          <table:table-cell office:value-type="float" office:value="2.75789618492126" calcext:value-type="float">
            <text:p>2.75789618492126</text:p>
          </table:table-cell>
          <table:table-cell office:value-type="float" office:value="-0.0116172748862465" calcext:value-type="float">
            <text:p>-0.0116172748862465</text:p>
          </table:table-cell>
          <table:table-cell office:value-type="float" office:value="0.458726006358002" calcext:value-type="float">
            <text:p>0.458726006358002</text:p>
          </table:table-cell>
          <table:table-cell office:value-type="float" office:value="-3.57586032893205" calcext:value-type="float">
            <text:p>-3.57586032893205</text:p>
          </table:table-cell>
          <table:table-cell office:value-type="float" office:value="-0.169735809768505" calcext:value-type="float">
            <text:p>-0.169735809768505</text:p>
          </table:table-cell>
          <table:table-cell office:value-type="float" office:value="-0.195396574243698" calcext:value-type="float">
            <text:p>-0.195396574243698</text:p>
          </table:table-cell>
          <table:table-cell office:value-type="float" office:value="-2.46338368911667" calcext:value-type="float">
            <text:p>-2.46338368911667</text:p>
          </table:table-cell>
          <table:table-cell/>
          <table:table-cell table:formula="of:=[.D186]-[.G186]" office:value-type="float" office:value="-0.00143641612840098" calcext:value-type="float">
            <text:p/>
          </table:table-cell>
          <table:table-cell table:formula="of:=[.E186]-[.H186]" office:value-type="float" office:value="0.00355808177676353" calcext:value-type="float">
            <text:p/>
          </table:table-cell>
          <table:table-cell table:formula="of:=IF([.F186]-[.I186]&gt;= PI(); [.F186]-[.I186] - 2*PI(); [.F186]-[.I186])" office:value-type="float" office:value="0.0505712066737267" calcext:value-type="float">
            <text:p/>
          </table:table-cell>
          <table:table-cell table:formula="of:=[.D186]-[.J186]" office:value-type="float" office:value="0.156682118753857" calcext:value-type="float">
            <text:p/>
          </table:table-cell>
          <table:table-cell table:formula="of:=[.E186]-[.K186]" office:value-type="float" office:value="0.657680662378463" calcext:value-type="float">
            <text:p/>
          </table:table-cell>
          <table:table-cell table:formula="of:=IF([.F186]-[.L186]&gt;= PI(); [.F186]-[.L186] - 2*PI(); [.F186]-[.L186])" office:value-type="float" office:value="-1.06190543314165" calcext:value-type="float">
            <text:p/>
          </table:table-cell>
          <table:table-cell/>
          <table:table-cell table:formula="of:=SQRT([.N186]^2+[.O186]^2)" office:value-type="float" office:value="0.00383708707538247" calcext:value-type="float">
            <text:p/>
          </table:table-cell>
          <table:table-cell table:formula="of:=SQRT([.Q186]^2+[.R186]^2)" office:value-type="float" office:value="0.67608663646294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8502" calcext:value-type="float">
            <text:p>0.8502</text:p>
          </table:table-cell>
          <table:table-cell office:value-type="float" office:value="2.33067729083665" calcext:value-type="float">
            <text:p>2.33067729083665</text:p>
          </table:table-cell>
          <table:table-cell office:value-type="float" office:value="-0.0355927236378193" calcext:value-type="float">
            <text:p>-0.0355927236378193</text:p>
          </table:table-cell>
          <table:table-cell office:value-type="float" office:value="0.47978600859642" calcext:value-type="float">
            <text:p>0.47978600859642</text:p>
          </table:table-cell>
          <table:table-cell office:value-type="float" office:value="2.89660263061523" calcext:value-type="float">
            <text:p>2.89660263061523</text:p>
          </table:table-cell>
          <table:table-cell office:value-type="float" office:value="-0.0424685981964877" calcext:value-type="float">
            <text:p>-0.0424685981964877</text:p>
          </table:table-cell>
          <table:table-cell office:value-type="float" office:value="0.478823089276398" calcext:value-type="float">
            <text:p>0.478823089276398</text:p>
          </table:table-cell>
          <table:table-cell office:value-type="float" office:value="-3.42587743037142" calcext:value-type="float">
            <text:p>-3.42587743037142</text:p>
          </table:table-cell>
          <table:table-cell office:value-type="float" office:value="-0.196217759845631" calcext:value-type="float">
            <text:p>-0.196217759845631</text:p>
          </table:table-cell>
          <table:table-cell office:value-type="float" office:value="-0.216733171538314" calcext:value-type="float">
            <text:p>-0.216733171538314</text:p>
          </table:table-cell>
          <table:table-cell office:value-type="float" office:value="-2.3701565974832" calcext:value-type="float">
            <text:p>-2.3701565974832</text:p>
          </table:table-cell>
          <table:table-cell/>
          <table:table-cell table:formula="of:=[.D187]-[.G187]" office:value-type="float" office:value="0.00687587455866839" calcext:value-type="float">
            <text:p/>
          </table:table-cell>
          <table:table-cell table:formula="of:=[.E187]-[.H187]" office:value-type="float" office:value="0.000962919320021849" calcext:value-type="float">
            <text:p/>
          </table:table-cell>
          <table:table-cell table:formula="of:=IF([.F187]-[.I187]&gt;= PI(); [.F187]-[.I187] - 2*PI(); [.F187]-[.I187])" office:value-type="float" office:value="0.03929475380707" calcext:value-type="float">
            <text:p/>
          </table:table-cell>
          <table:table-cell table:formula="of:=[.D187]-[.J187]" office:value-type="float" office:value="0.160625036207811" calcext:value-type="float">
            <text:p/>
          </table:table-cell>
          <table:table-cell table:formula="of:=[.E187]-[.K187]" office:value-type="float" office:value="0.696519180134734" calcext:value-type="float">
            <text:p/>
          </table:table-cell>
          <table:table-cell table:formula="of:=IF([.F187]-[.L187]&gt;= PI(); [.F187]-[.L187] - 2*PI(); [.F187]-[.L187])" office:value-type="float" office:value="-1.01642607908115" calcext:value-type="float">
            <text:p/>
          </table:table-cell>
          <table:table-cell/>
          <table:table-cell table:formula="of:=SQRT([.N187]^2+[.O187]^2)" office:value-type="float" office:value="0.00694297231475214" calcext:value-type="float">
            <text:p/>
          </table:table-cell>
          <table:table-cell table:formula="of:=SQRT([.Q187]^2+[.R187]^2)" office:value-type="float" office:value="0.7148002312201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483" calcext:value-type="float">
            <text:p>0.9483</text:p>
          </table:table-cell>
          <table:table-cell office:value-type="float" office:value="1.63147410358566" calcext:value-type="float">
            <text:p>1.63147410358566</text:p>
          </table:table-cell>
          <table:table-cell office:value-type="float" office:value="-0.0627577379345894" calcext:value-type="float">
            <text:p>-0.0627577379345894</text:p>
          </table:table-cell>
          <table:table-cell office:value-type="float" office:value="0.49401718378067" calcext:value-type="float">
            <text:p>0.49401718378067</text:p>
          </table:table-cell>
          <table:table-cell office:value-type="float" office:value="3.01437139511108" calcext:value-type="float">
            <text:p>3.01437139511108</text:p>
          </table:table-cell>
          <table:table-cell office:value-type="float" office:value="-0.0711336731396414" calcext:value-type="float">
            <text:p>-0.0711336731396414</text:p>
          </table:table-cell>
          <table:table-cell office:value-type="float" office:value="0.480935654001908" calcext:value-type="float">
            <text:p>0.480935654001908</text:p>
          </table:table-cell>
          <table:table-cell office:value-type="float" office:value="-3.2769494080594" calcext:value-type="float">
            <text:p>-3.2769494080594</text:p>
          </table:table-cell>
          <table:table-cell office:value-type="float" office:value="-0.22341159908585" calcext:value-type="float">
            <text:p>-0.22341159908585</text:p>
          </table:table-cell>
          <table:table-cell office:value-type="float" office:value="-0.243178052543474" calcext:value-type="float">
            <text:p>-0.243178052543474</text:p>
          </table:table-cell>
          <table:table-cell office:value-type="float" office:value="-2.30489763333978" calcext:value-type="float">
            <text:p>-2.30489763333978</text:p>
          </table:table-cell>
          <table:table-cell/>
          <table:table-cell table:formula="of:=[.D188]-[.G188]" office:value-type="float" office:value="0.00837593520505205" calcext:value-type="float">
            <text:p/>
          </table:table-cell>
          <table:table-cell table:formula="of:=[.E188]-[.H188]" office:value-type="float" office:value="0.013081529778762" calcext:value-type="float">
            <text:p/>
          </table:table-cell>
          <table:table-cell table:formula="of:=IF([.F188]-[.I188]&gt;= PI(); [.F188]-[.I188] - 2*PI(); [.F188]-[.I188])" office:value-type="float" office:value="0.00813549599089836" calcext:value-type="float">
            <text:p/>
          </table:table-cell>
          <table:table-cell table:formula="of:=[.D188]-[.J188]" office:value-type="float" office:value="0.160653861151261" calcext:value-type="float">
            <text:p/>
          </table:table-cell>
          <table:table-cell table:formula="of:=[.E188]-[.K188]" office:value-type="float" office:value="0.737195236324145" calcext:value-type="float">
            <text:p/>
          </table:table-cell>
          <table:table-cell table:formula="of:=IF([.F188]-[.L188]&gt;= PI(); [.F188]-[.L188] - 2*PI(); [.F188]-[.L188])" office:value-type="float" office:value="-0.963916278728724" calcext:value-type="float">
            <text:p/>
          </table:table-cell>
          <table:table-cell/>
          <table:table-cell table:formula="of:=SQRT([.N188]^2+[.O188]^2)" office:value-type="float" office:value="0.0155332775650172" calcext:value-type="float">
            <text:p/>
          </table:table-cell>
          <table:table-cell table:formula="of:=SQRT([.Q188]^2+[.R188]^2)" office:value-type="float" office:value="0.75449750136221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483" calcext:value-type="float">
            <text:p>0.9483</text:p>
          </table:table-cell>
          <table:table-cell office:value-type="float" office:value="1.3207171314741" calcext:value-type="float">
            <text:p>1.3207171314741</text:p>
          </table:table-cell>
          <table:table-cell office:value-type="float" office:value="-0.0930881872773171" calcext:value-type="float">
            <text:p>-0.0930881872773171</text:p>
          </table:table-cell>
          <table:table-cell office:value-type="float" office:value="0.503154039382935" calcext:value-type="float">
            <text:p>0.503154039382935</text:p>
          </table:table-cell>
          <table:table-cell office:value-type="float" office:value="3.11223697662354" calcext:value-type="float">
            <text:p>3.11223697662354</text:p>
          </table:table-cell>
          <table:table-cell office:value-type="float" office:value="-0.0928631439641292" calcext:value-type="float">
            <text:p>-0.0928631439641292</text:p>
          </table:table-cell>
          <table:table-cell office:value-type="float" office:value="0.483055542154889" calcext:value-type="float">
            <text:p>0.483055542154889</text:p>
          </table:table-cell>
          <table:table-cell office:value-type="float" office:value="-3.18498632482078" calcext:value-type="float">
            <text:p>-3.18498632482078</text:p>
          </table:table-cell>
          <table:table-cell office:value-type="float" office:value="-0.248823012358237" calcext:value-type="float">
            <text:p>-0.248823012358237</text:p>
          </table:table-cell>
          <table:table-cell office:value-type="float" office:value="-0.271340025121757" calcext:value-type="float">
            <text:p>-0.271340025121757</text:p>
          </table:table-cell>
          <table:table-cell office:value-type="float" office:value="-2.25206894808081" calcext:value-type="float">
            <text:p>-2.25206894808081</text:p>
          </table:table-cell>
          <table:table-cell/>
          <table:table-cell table:formula="of:=[.D189]-[.G189]" office:value-type="float" office:value="-0.000225043313187886" calcext:value-type="float">
            <text:p/>
          </table:table-cell>
          <table:table-cell table:formula="of:=[.E189]-[.H189]" office:value-type="float" office:value="0.0200984972280454" calcext:value-type="float">
            <text:p/>
          </table:table-cell>
          <table:table-cell table:formula="of:=IF([.F189]-[.I189]&gt;= PI(); [.F189]-[.I189] - 2*PI(); [.F189]-[.I189])" office:value-type="float" office:value="0.0140379942647311" calcext:value-type="float">
            <text:p/>
          </table:table-cell>
          <table:table-cell table:formula="of:=[.D189]-[.J189]" office:value-type="float" office:value="0.15573482508092" calcext:value-type="float">
            <text:p/>
          </table:table-cell>
          <table:table-cell table:formula="of:=[.E189]-[.K189]" office:value-type="float" office:value="0.774494064504692" calcext:value-type="float">
            <text:p/>
          </table:table-cell>
          <table:table-cell table:formula="of:=IF([.F189]-[.L189]&gt;= PI(); [.F189]-[.L189] - 2*PI(); [.F189]-[.L189])" office:value-type="float" office:value="-0.918879382475237" calcext:value-type="float">
            <text:p/>
          </table:table-cell>
          <table:table-cell/>
          <table:table-cell table:formula="of:=SQRT([.N189]^2+[.O189]^2)" office:value-type="float" office:value="0.0200997570960088" calcext:value-type="float">
            <text:p/>
          </table:table-cell>
          <table:table-cell table:formula="of:=SQRT([.Q189]^2+[.R189]^2)" office:value-type="float" office:value="0.78999645043252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701" calcext:value-type="float">
            <text:p>0.9701</text:p>
          </table:table-cell>
          <table:table-cell office:value-type="float" office:value="0.854581673306773" calcext:value-type="float">
            <text:p>0.854581673306773</text:p>
          </table:table-cell>
          <table:table-cell office:value-type="float" office:value="-0.125797927379608" calcext:value-type="float">
            <text:p>-0.125797927379608</text:p>
          </table:table-cell>
          <table:table-cell office:value-type="float" office:value="0.507542848587036" calcext:value-type="float">
            <text:p>0.507542848587036</text:p>
          </table:table-cell>
          <table:table-cell office:value-type="float" office:value="-3.10052156448364" calcext:value-type="float">
            <text:p>-3.10052156448364</text:p>
          </table:table-cell>
          <table:table-cell office:value-type="float" office:value="-0.124703661730393" calcext:value-type="float">
            <text:p>-0.124703661730393</text:p>
          </table:table-cell>
          <table:table-cell office:value-type="float" office:value="0.488733670421161" calcext:value-type="float">
            <text:p>0.488733670421161</text:p>
          </table:table-cell>
          <table:table-cell office:value-type="float" office:value="-3.11048886192751" calcext:value-type="float">
            <text:p>-3.11048886192751</text:p>
          </table:table-cell>
          <table:table-cell office:value-type="float" office:value="-0.27326107580869" calcext:value-type="float">
            <text:p>-0.27326107580869</text:p>
          </table:table-cell>
          <table:table-cell office:value-type="float" office:value="-0.301481880917173" calcext:value-type="float">
            <text:p>-0.301481880917173</text:p>
          </table:table-cell>
          <table:table-cell office:value-type="float" office:value="-2.21788568114854" calcext:value-type="float">
            <text:p>-2.21788568114854</text:p>
          </table:table-cell>
          <table:table-cell/>
          <table:table-cell table:formula="of:=[.D190]-[.G190]" office:value-type="float" office:value="-0.00109426564921525" calcext:value-type="float">
            <text:p/>
          </table:table-cell>
          <table:table-cell table:formula="of:=[.E190]-[.H190]" office:value-type="float" office:value="0.0188091781658751" calcext:value-type="float">
            <text:p/>
          </table:table-cell>
          <table:table-cell table:formula="of:=IF([.F190]-[.I190]&gt;= PI(); [.F190]-[.I190] - 2*PI(); [.F190]-[.I190])" office:value-type="float" office:value="0.00996729744386382" calcext:value-type="float">
            <text:p/>
          </table:table-cell>
          <table:table-cell table:formula="of:=[.D190]-[.J190]" office:value-type="float" office:value="0.147463148429082" calcext:value-type="float">
            <text:p/>
          </table:table-cell>
          <table:table-cell table:formula="of:=[.E190]-[.K190]" office:value-type="float" office:value="0.809024729504209" calcext:value-type="float">
            <text:p/>
          </table:table-cell>
          <table:table-cell table:formula="of:=IF([.F190]-[.L190]&gt;= PI(); [.F190]-[.L190] - 2*PI(); [.F190]-[.L190])" office:value-type="float" office:value="-0.882635883335099" calcext:value-type="float">
            <text:p/>
          </table:table-cell>
          <table:table-cell/>
          <table:table-cell table:formula="of:=SQRT([.N190]^2+[.O190]^2)" office:value-type="float" office:value="0.0188409819432715" calcext:value-type="float">
            <text:p/>
          </table:table-cell>
          <table:table-cell table:formula="of:=SQRT([.Q190]^2+[.R190]^2)" office:value-type="float" office:value="0.82235417740410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-0.160810127854347" calcext:value-type="float">
            <text:p>-0.160810127854347</text:p>
          </table:table-cell>
          <table:table-cell office:value-type="float" office:value="0.508347868919373" calcext:value-type="float">
            <text:p>0.508347868919373</text:p>
          </table:table-cell>
          <table:table-cell office:value-type="float" office:value="-3.06109690666199" calcext:value-type="float">
            <text:p>-3.06109690666199</text:p>
          </table:table-cell>
          <table:table-cell office:value-type="float" office:value="-0.159754907507963" calcext:value-type="float">
            <text:p>-0.159754907507963</text:p>
          </table:table-cell>
          <table:table-cell office:value-type="float" office:value="0.489580350078424" calcext:value-type="float">
            <text:p>0.489580350078424</text:p>
          </table:table-cell>
          <table:table-cell office:value-type="float" office:value="-3.06110281882113" calcext:value-type="float">
            <text:p>-3.06110281882113</text:p>
          </table:table-cell>
          <table:table-cell office:value-type="float" office:value="-0.295603316735048" calcext:value-type="float">
            <text:p>-0.295603316735048</text:p>
          </table:table-cell>
          <table:table-cell office:value-type="float" office:value="-0.331049901993812" calcext:value-type="float">
            <text:p>-0.331049901993812</text:p>
          </table:table-cell>
          <table:table-cell office:value-type="float" office:value="-2.1899175536585" calcext:value-type="float">
            <text:p>-2.1899175536585</text:p>
          </table:table-cell>
          <table:table-cell/>
          <table:table-cell table:formula="of:=[.D191]-[.G191]" office:value-type="float" office:value="-0.00105522034638464" calcext:value-type="float">
            <text:p/>
          </table:table-cell>
          <table:table-cell table:formula="of:=[.E191]-[.H191]" office:value-type="float" office:value="0.0187675188409483" calcext:value-type="float">
            <text:p/>
          </table:table-cell>
          <table:table-cell table:formula="of:=IF([.F191]-[.I191]&gt;= PI(); [.F191]-[.I191] - 2*PI(); [.F191]-[.I191])" office:value-type="float" office:value="0.00000591215914091947" calcext:value-type="float">
            <text:p/>
          </table:table-cell>
          <table:table-cell table:formula="of:=[.D191]-[.J191]" office:value-type="float" office:value="0.1347931888807" calcext:value-type="float">
            <text:p/>
          </table:table-cell>
          <table:table-cell table:formula="of:=[.E191]-[.K191]" office:value-type="float" office:value="0.839397770913185" calcext:value-type="float">
            <text:p/>
          </table:table-cell>
          <table:table-cell table:formula="of:=IF([.F191]-[.L191]&gt;= PI(); [.F191]-[.L191] - 2*PI(); [.F191]-[.L191])" office:value-type="float" office:value="-0.871179353003484" calcext:value-type="float">
            <text:p/>
          </table:table-cell>
          <table:table-cell/>
          <table:table-cell table:formula="of:=SQRT([.N191]^2+[.O191]^2)" office:value-type="float" office:value="0.018797160780947" calcext:value-type="float">
            <text:p/>
          </table:table-cell>
          <table:table-cell table:formula="of:=SQRT([.Q191]^2+[.R191]^2)" office:value-type="float" office:value="0.85015164622710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233067729083665" calcext:value-type="float">
            <text:p>0.233067729083665</text:p>
          </table:table-cell>
          <table:table-cell office:value-type="float" office:value="-0.19805720448494" calcext:value-type="float">
            <text:p>-0.19805720448494</text:p>
          </table:table-cell>
          <table:table-cell office:value-type="float" office:value="0.506230056285858" calcext:value-type="float">
            <text:p>0.506230056285858</text:p>
          </table:table-cell>
          <table:table-cell office:value-type="float" office:value="-3.04938864707947" calcext:value-type="float">
            <text:p>-3.04938864707947</text:p>
          </table:table-cell>
          <table:table-cell office:value-type="float" office:value="-0.198560108613519" calcext:value-type="float">
            <text:p>-0.198560108613519</text:p>
          </table:table-cell>
          <table:table-cell office:value-type="float" office:value="0.489529305766963" calcext:value-type="float">
            <text:p>0.489529305766963</text:p>
          </table:table-cell>
          <table:table-cell office:value-type="float" office:value="-3.03974385258476" calcext:value-type="float">
            <text:p>-3.03974385258476</text:p>
          </table:table-cell>
          <table:table-cell office:value-type="float" office:value="-0.317616004420674" calcext:value-type="float">
            <text:p>-0.317616004420674</text:p>
          </table:table-cell>
          <table:table-cell office:value-type="float" office:value="-0.361941295695862" calcext:value-type="float">
            <text:p>-0.361941295695862</text:p>
          </table:table-cell>
          <table:table-cell office:value-type="float" office:value="-2.18059484449516" calcext:value-type="float">
            <text:p>-2.18059484449516</text:p>
          </table:table-cell>
          <table:table-cell/>
          <table:table-cell table:formula="of:=[.D192]-[.G192]" office:value-type="float" office:value="0.000502904128579451" calcext:value-type="float">
            <text:p/>
          </table:table-cell>
          <table:table-cell table:formula="of:=[.E192]-[.H192]" office:value-type="float" office:value="0.0167007505188949" calcext:value-type="float">
            <text:p/>
          </table:table-cell>
          <table:table-cell table:formula="of:=IF([.F192]-[.I192]&gt;= PI(); [.F192]-[.I192] - 2*PI(); [.F192]-[.I192])" office:value-type="float" office:value="-0.00964479449470757" calcext:value-type="float">
            <text:p/>
          </table:table-cell>
          <table:table-cell table:formula="of:=[.D192]-[.J192]" office:value-type="float" office:value="0.119558799935735" calcext:value-type="float">
            <text:p/>
          </table:table-cell>
          <table:table-cell table:formula="of:=[.E192]-[.K192]" office:value-type="float" office:value="0.86817135198172" calcext:value-type="float">
            <text:p/>
          </table:table-cell>
          <table:table-cell table:formula="of:=IF([.F192]-[.L192]&gt;= PI(); [.F192]-[.L192] - 2*PI(); [.F192]-[.L192])" office:value-type="float" office:value="-0.868793802584311" calcext:value-type="float">
            <text:p/>
          </table:table-cell>
          <table:table-cell/>
          <table:table-cell table:formula="of:=SQRT([.N192]^2+[.O192]^2)" office:value-type="float" office:value="0.0167083206952976" calcext:value-type="float">
            <text:p/>
          </table:table-cell>
          <table:table-cell table:formula="of:=SQRT([.Q192]^2+[.R192]^2)" office:value-type="float" office:value="0.87636510829895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233067729083665" calcext:value-type="float">
            <text:p>-0.233067729083665</text:p>
          </table:table-cell>
          <table:table-cell office:value-type="float" office:value="-0.236923888325691" calcext:value-type="float">
            <text:p>-0.236923888325691</text:p>
          </table:table-cell>
          <table:table-cell office:value-type="float" office:value="0.502461075782776" calcext:value-type="float">
            <text:p>0.502461075782776</text:p>
          </table:table-cell>
          <table:table-cell office:value-type="float" office:value="-3.05877494812012" calcext:value-type="float">
            <text:p>-3.05877494812012</text:p>
          </table:table-cell>
          <table:table-cell office:value-type="float" office:value="-0.225042888717685" calcext:value-type="float">
            <text:p>-0.225042888717685</text:p>
          </table:table-cell>
          <table:table-cell office:value-type="float" office:value="0.485495335370055" calcext:value-type="float">
            <text:p>0.485495335370055</text:p>
          </table:table-cell>
          <table:table-cell office:value-type="float" office:value="-3.04638029636361" calcext:value-type="float">
            <text:p>-3.04638029636361</text:p>
          </table:table-cell>
          <table:table-cell office:value-type="float" office:value="-0.340338541030456" calcext:value-type="float">
            <text:p>-0.340338541030456</text:p>
          </table:table-cell>
          <table:table-cell office:value-type="float" office:value="-0.394466229300977" calcext:value-type="float">
            <text:p>-0.394466229300977</text:p>
          </table:table-cell>
          <table:table-cell office:value-type="float" office:value="-2.1899175536585" calcext:value-type="float">
            <text:p>-2.1899175536585</text:p>
          </table:table-cell>
          <table:table-cell/>
          <table:table-cell table:formula="of:=[.D193]-[.G193]" office:value-type="float" office:value="-0.0118809996080065" calcext:value-type="float">
            <text:p/>
          </table:table-cell>
          <table:table-cell table:formula="of:=[.E193]-[.H193]" office:value-type="float" office:value="0.0169657404127214" calcext:value-type="float">
            <text:p/>
          </table:table-cell>
          <table:table-cell table:formula="of:=IF([.F193]-[.I193]&gt;= PI(); [.F193]-[.I193] - 2*PI(); [.F193]-[.I193])" office:value-type="float" office:value="-0.0123946517565043" calcext:value-type="float">
            <text:p/>
          </table:table-cell>
          <table:table-cell table:formula="of:=[.D193]-[.J193]" office:value-type="float" office:value="0.103414652704765" calcext:value-type="float">
            <text:p/>
          </table:table-cell>
          <table:table-cell table:formula="of:=[.E193]-[.K193]" office:value-type="float" office:value="0.896927305083753" calcext:value-type="float">
            <text:p/>
          </table:table-cell>
          <table:table-cell table:formula="of:=IF([.F193]-[.L193]&gt;= PI(); [.F193]-[.L193] - 2*PI(); [.F193]-[.L193])" office:value-type="float" office:value="-0.868857394461614" calcext:value-type="float">
            <text:p/>
          </table:table-cell>
          <table:table-cell/>
          <table:table-cell table:formula="of:=SQRT([.N193]^2+[.O193]^2)" office:value-type="float" office:value="0.0207121823919475" calcext:value-type="float">
            <text:p/>
          </table:table-cell>
          <table:table-cell table:formula="of:=SQRT([.Q193]^2+[.R193]^2)" office:value-type="float" office:value="0.90286941525275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388446215139442" calcext:value-type="float">
            <text:p>-0.388446215139442</text:p>
          </table:table-cell>
          <table:table-cell office:value-type="float" office:value="-0.276432156562805" calcext:value-type="float">
            <text:p>-0.276432156562805</text:p>
          </table:table-cell>
          <table:table-cell office:value-type="float" office:value="0.498838722705841" calcext:value-type="float">
            <text:p>0.498838722705841</text:p>
          </table:table-cell>
          <table:table-cell office:value-type="float" office:value="-3.07830429077148" calcext:value-type="float">
            <text:p>-3.07830429077148</text:p>
          </table:table-cell>
          <table:table-cell office:value-type="float" office:value="-0.255411234135411" calcext:value-type="float">
            <text:p>-0.255411234135411</text:p>
          </table:table-cell>
          <table:table-cell office:value-type="float" office:value="0.492564315230734" calcext:value-type="float">
            <text:p>0.492564315230734</text:p>
          </table:table-cell>
          <table:table-cell office:value-type="float" office:value="-3.07327773278883" calcext:value-type="float">
            <text:p>-3.07327773278883</text:p>
          </table:table-cell>
          <table:table-cell office:value-type="float" office:value="-0.363869345108195" calcext:value-type="float">
            <text:p>-0.363869345108195</text:p>
          </table:table-cell>
          <table:table-cell office:value-type="float" office:value="-0.427488063947996" calcext:value-type="float">
            <text:p>-0.427488063947996</text:p>
          </table:table-cell>
          <table:table-cell office:value-type="float" office:value="-2.20545540226408" calcext:value-type="float">
            <text:p>-2.20545540226408</text:p>
          </table:table-cell>
          <table:table-cell/>
          <table:table-cell table:formula="of:=[.D194]-[.G194]" office:value-type="float" office:value="-0.0210209224273942" calcext:value-type="float">
            <text:p/>
          </table:table-cell>
          <table:table-cell table:formula="of:=[.E194]-[.H194]" office:value-type="float" office:value="0.00627440747510705" calcext:value-type="float">
            <text:p/>
          </table:table-cell>
          <table:table-cell table:formula="of:=IF([.F194]-[.I194]&gt;= PI(); [.F194]-[.I194] - 2*PI(); [.F194]-[.I194])" office:value-type="float" office:value="-0.00502655798265783" calcext:value-type="float">
            <text:p/>
          </table:table-cell>
          <table:table-cell table:formula="of:=[.D194]-[.J194]" office:value-type="float" office:value="0.0874371885453897" calcext:value-type="float">
            <text:p/>
          </table:table-cell>
          <table:table-cell table:formula="of:=[.E194]-[.K194]" office:value-type="float" office:value="0.926326786653837" calcext:value-type="float">
            <text:p/>
          </table:table-cell>
          <table:table-cell table:formula="of:=IF([.F194]-[.L194]&gt;= PI(); [.F194]-[.L194] - 2*PI(); [.F194]-[.L194])" office:value-type="float" office:value="-0.872848888507403" calcext:value-type="float">
            <text:p/>
          </table:table-cell>
          <table:table-cell/>
          <table:table-cell table:formula="of:=SQRT([.N194]^2+[.O194]^2)" office:value-type="float" office:value="0.0219373509992024" calcext:value-type="float">
            <text:p/>
          </table:table-cell>
          <table:table-cell table:formula="of:=SQRT([.Q194]^2+[.R194]^2)" office:value-type="float" office:value="0.93044429044040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543824701195219" calcext:value-type="float">
            <text:p>-0.543824701195219</text:p>
          </table:table-cell>
          <table:table-cell office:value-type="float" office:value="-0.316052883863449" calcext:value-type="float">
            <text:p>-0.316052883863449</text:p>
          </table:table-cell>
          <table:table-cell office:value-type="float" office:value="0.495631366968155" calcext:value-type="float">
            <text:p>0.495631366968155</text:p>
          </table:table-cell>
          <table:table-cell office:value-type="float" office:value="-3.09788060188293" calcext:value-type="float">
            <text:p>-3.09788060188293</text:p>
          </table:table-cell>
          <table:table-cell office:value-type="float" office:value="-0.295864653620906" calcext:value-type="float">
            <text:p>-0.295864653620906</text:p>
          </table:table-cell>
          <table:table-cell office:value-type="float" office:value="0.488760915802235" calcext:value-type="float">
            <text:p>0.488760915802235</text:p>
          </table:table-cell>
          <table:table-cell office:value-type="float" office:value="-3.10507388180642" calcext:value-type="float">
            <text:p>-3.10507388180642</text:p>
          </table:table-cell>
          <table:table-cell office:value-type="float" office:value="-0.387910376406266" calcext:value-type="float">
            <text:p>-0.387910376406266</text:p>
          </table:table-cell>
          <table:table-cell office:value-type="float" office:value="-0.460140309171337" calcext:value-type="float">
            <text:p>-0.460140309171337</text:p>
          </table:table-cell>
          <table:table-cell office:value-type="float" office:value="-2.22720839031189" calcext:value-type="float">
            <text:p>-2.22720839031189</text:p>
          </table:table-cell>
          <table:table-cell/>
          <table:table-cell table:formula="of:=[.D195]-[.G195]" office:value-type="float" office:value="-0.0201882302425426" calcext:value-type="float">
            <text:p/>
          </table:table-cell>
          <table:table-cell table:formula="of:=[.E195]-[.H195]" office:value-type="float" office:value="0.00687045116591967" calcext:value-type="float">
            <text:p/>
          </table:table-cell>
          <table:table-cell table:formula="of:=IF([.F195]-[.I195]&gt;= PI(); [.F195]-[.I195] - 2*PI(); [.F195]-[.I195])" office:value-type="float" office:value="0.00719327992348839" calcext:value-type="float">
            <text:p/>
          </table:table-cell>
          <table:table-cell table:formula="of:=[.D195]-[.J195]" office:value-type="float" office:value="0.071857492542817" calcext:value-type="float">
            <text:p/>
          </table:table-cell>
          <table:table-cell table:formula="of:=[.E195]-[.K195]" office:value-type="float" office:value="0.955771676139492" calcext:value-type="float">
            <text:p/>
          </table:table-cell>
          <table:table-cell table:formula="of:=IF([.F195]-[.L195]&gt;= PI(); [.F195]-[.L195] - 2*PI(); [.F195]-[.L195])" office:value-type="float" office:value="-0.870672211571045" calcext:value-type="float">
            <text:p/>
          </table:table-cell>
          <table:table-cell/>
          <table:table-cell table:formula="of:=SQRT([.N195]^2+[.O195]^2)" office:value-type="float" office:value="0.0213252840438105" calcext:value-type="float">
            <text:p/>
          </table:table-cell>
          <table:table-cell table:formula="of:=SQRT([.Q195]^2+[.R195]^2)" office:value-type="float" office:value="0.95846908982242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388446215139442" calcext:value-type="float">
            <text:p>-0.388446215139442</text:p>
          </table:table-cell>
          <table:table-cell office:value-type="float" office:value="-0.35567781329155" calcext:value-type="float">
            <text:p>-0.35567781329155</text:p>
          </table:table-cell>
          <table:table-cell office:value-type="float" office:value="0.492787271738052" calcext:value-type="float">
            <text:p>0.492787271738052</text:p>
          </table:table-cell>
          <table:table-cell office:value-type="float" office:value="-3.11398077011108" calcext:value-type="float">
            <text:p>-3.11398077011108</text:p>
          </table:table-cell>
          <table:table-cell office:value-type="float" office:value="-0.336385618799702" calcext:value-type="float">
            <text:p>-0.336385618799702</text:p>
          </table:table-cell>
          <table:table-cell office:value-type="float" office:value="0.486259329622018" calcext:value-type="float">
            <text:p>0.486259329622018</text:p>
          </table:table-cell>
          <table:table-cell office:value-type="float" office:value="-3.12415562817945" calcext:value-type="float">
            <text:p>-3.12415562817945</text:p>
          </table:table-cell>
          <table:table-cell office:value-type="float" office:value="-0.412655947795477" calcext:value-type="float">
            <text:p>-0.412655947795477</text:p>
          </table:table-cell>
          <table:table-cell office:value-type="float" office:value="-0.492261906277046" calcext:value-type="float">
            <text:p>-0.492261906277046</text:p>
          </table:table-cell>
          <table:table-cell office:value-type="float" office:value="-2.24274623891747" calcext:value-type="float">
            <text:p>-2.24274623891747</text:p>
          </table:table-cell>
          <table:table-cell/>
          <table:table-cell table:formula="of:=[.D196]-[.G196]" office:value-type="float" office:value="-0.0192921944918475" calcext:value-type="float">
            <text:p/>
          </table:table-cell>
          <table:table-cell table:formula="of:=[.E196]-[.H196]" office:value-type="float" office:value="0.00652794211603402" calcext:value-type="float">
            <text:p/>
          </table:table-cell>
          <table:table-cell table:formula="of:=IF([.F196]-[.I196]&gt;= PI(); [.F196]-[.I196] - 2*PI(); [.F196]-[.I196])" office:value-type="float" office:value="0.0101748580683632" calcext:value-type="float">
            <text:p/>
          </table:table-cell>
          <table:table-cell table:formula="of:=[.D196]-[.J196]" office:value-type="float" office:value="0.0569781345039273" calcext:value-type="float">
            <text:p/>
          </table:table-cell>
          <table:table-cell table:formula="of:=[.E196]-[.K196]" office:value-type="float" office:value="0.985049178015098" calcext:value-type="float">
            <text:p/>
          </table:table-cell>
          <table:table-cell table:formula="of:=IF([.F196]-[.L196]&gt;= PI(); [.F196]-[.L196] - 2*PI(); [.F196]-[.L196])" office:value-type="float" office:value="-0.871234531193617" calcext:value-type="float">
            <text:p/>
          </table:table-cell>
          <table:table-cell/>
          <table:table-cell table:formula="of:=SQRT([.N196]^2+[.O196]^2)" office:value-type="float" office:value="0.0203667080447863" calcext:value-type="float">
            <text:p/>
          </table:table-cell>
          <table:table-cell table:formula="of:=SQRT([.Q196]^2+[.R196]^2)" office:value-type="float" office:value="0.98669569316976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233067729083665" calcext:value-type="float">
            <text:p>-0.233067729083665</text:p>
          </table:table-cell>
          <table:table-cell office:value-type="float" office:value="-0.39536064863205" calcext:value-type="float">
            <text:p>-0.39536064863205</text:p>
          </table:table-cell>
          <table:table-cell office:value-type="float" office:value="0.490802615880966" calcext:value-type="float">
            <text:p>0.490802615880966</text:p>
          </table:table-cell>
          <table:table-cell office:value-type="float" office:value="-3.1270866394043" calcext:value-type="float">
            <text:p>-3.1270866394043</text:p>
          </table:table-cell>
          <table:table-cell office:value-type="float" office:value="-0.376927454649125" calcext:value-type="float">
            <text:p>-0.376927454649125</text:p>
          </table:table-cell>
          <table:table-cell office:value-type="float" office:value="0.483535168648684" calcext:value-type="float">
            <text:p>0.483535168648684</text:p>
          </table:table-cell>
          <table:table-cell office:value-type="float" office:value="-3.13767954141385" calcext:value-type="float">
            <text:p>-3.13767954141385</text:p>
          </table:table-cell>
          <table:table-cell office:value-type="float" office:value="-0.437897612578728" calcext:value-type="float">
            <text:p>-0.437897612578728</text:p>
          </table:table-cell>
          <table:table-cell office:value-type="float" office:value="-0.523995148515587" calcext:value-type="float">
            <text:p>-0.523995148515587</text:p>
          </table:table-cell>
          <table:table-cell office:value-type="float" office:value="-2.25206894808081" calcext:value-type="float">
            <text:p>-2.25206894808081</text:p>
          </table:table-cell>
          <table:table-cell/>
          <table:table-cell table:formula="of:=[.D197]-[.G197]" office:value-type="float" office:value="-0.0184331939829245" calcext:value-type="float">
            <text:p/>
          </table:table-cell>
          <table:table-cell table:formula="of:=[.E197]-[.H197]" office:value-type="float" office:value="0.00726744723228206" calcext:value-type="float">
            <text:p/>
          </table:table-cell>
          <table:table-cell table:formula="of:=IF([.F197]-[.I197]&gt;= PI(); [.F197]-[.I197] - 2*PI(); [.F197]-[.I197])" office:value-type="float" office:value="0.0105929020095483" calcext:value-type="float">
            <text:p/>
          </table:table-cell>
          <table:table-cell table:formula="of:=[.D197]-[.J197]" office:value-type="float" office:value="0.0425369639466788" calcext:value-type="float">
            <text:p/>
          </table:table-cell>
          <table:table-cell table:formula="of:=[.E197]-[.K197]" office:value-type="float" office:value="1.01479776439655" calcext:value-type="float">
            <text:p/>
          </table:table-cell>
          <table:table-cell table:formula="of:=IF([.F197]-[.L197]&gt;= PI(); [.F197]-[.L197] - 2*PI(); [.F197]-[.L197])" office:value-type="float" office:value="-0.875017691323483" calcext:value-type="float">
            <text:p/>
          </table:table-cell>
          <table:table-cell/>
          <table:table-cell table:formula="of:=SQRT([.N197]^2+[.O197]^2)" office:value-type="float" office:value="0.0198140967416163" calcext:value-type="float">
            <text:p/>
          </table:table-cell>
          <table:table-cell table:formula="of:=SQRT([.Q197]^2+[.R197]^2)" office:value-type="float" office:value="1.0156888775240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310756972111554" calcext:value-type="float">
            <text:p>-0.310756972111554</text:p>
          </table:table-cell>
          <table:table-cell office:value-type="float" office:value="-0.435093879699707" calcext:value-type="float">
            <text:p>-0.435093879699707</text:p>
          </table:table-cell>
          <table:table-cell office:value-type="float" office:value="0.489541947841644" calcext:value-type="float">
            <text:p>0.489541947841644</text:p>
          </table:table-cell>
          <table:table-cell office:value-type="float" office:value="-3.13758587837219" calcext:value-type="float">
            <text:p>-3.13758587837219</text:p>
          </table:table-cell>
          <table:table-cell office:value-type="float" office:value="-0.425035948830018" calcext:value-type="float">
            <text:p>-0.425035948830018</text:p>
          </table:table-cell>
          <table:table-cell office:value-type="float" office:value="0.472390990501834" calcext:value-type="float">
            <text:p>0.472390990501834</text:p>
          </table:table-cell>
          <table:table-cell office:value-type="float" office:value="-3.14605498145381" calcext:value-type="float">
            <text:p>-3.14605498145381</text:p>
          </table:table-cell>
          <table:table-cell office:value-type="float" office:value="-0.46315943097695" calcext:value-type="float">
            <text:p>-0.46315943097695</text:p>
          </table:table-cell>
          <table:table-cell office:value-type="float" office:value="-0.555153021922084" calcext:value-type="float">
            <text:p>-0.555153021922084</text:p>
          </table:table-cell>
          <table:table-cell office:value-type="float" office:value="-2.26449922696528" calcext:value-type="float">
            <text:p>-2.26449922696528</text:p>
          </table:table-cell>
          <table:table-cell/>
          <table:table-cell table:formula="of:=[.D198]-[.G198]" office:value-type="float" office:value="-0.0100579308696894" calcext:value-type="float">
            <text:p/>
          </table:table-cell>
          <table:table-cell table:formula="of:=[.E198]-[.H198]" office:value-type="float" office:value="0.0171509573398104" calcext:value-type="float">
            <text:p/>
          </table:table-cell>
          <table:table-cell table:formula="of:=IF([.F198]-[.I198]&gt;= PI(); [.F198]-[.I198] - 2*PI(); [.F198]-[.I198])" office:value-type="float" office:value="0.0084691030816173" calcext:value-type="float">
            <text:p/>
          </table:table-cell>
          <table:table-cell table:formula="of:=[.D198]-[.J198]" office:value-type="float" office:value="0.0280655512772428" calcext:value-type="float">
            <text:p/>
          </table:table-cell>
          <table:table-cell table:formula="of:=[.E198]-[.K198]" office:value-type="float" office:value="1.04469496976373" calcext:value-type="float">
            <text:p/>
          </table:table-cell>
          <table:table-cell table:formula="of:=IF([.F198]-[.L198]&gt;= PI(); [.F198]-[.L198] - 2*PI(); [.F198]-[.L198])" office:value-type="float" office:value="-0.873086651406916" calcext:value-type="float">
            <text:p/>
          </table:table-cell>
          <table:table-cell/>
          <table:table-cell table:formula="of:=SQRT([.N198]^2+[.O198]^2)" office:value-type="float" office:value="0.0198825881376507" calcext:value-type="float">
            <text:p/>
          </table:table-cell>
          <table:table-cell table:formula="of:=SQRT([.Q198]^2+[.R198]^2)" office:value-type="float" office:value="1.0450718898803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0246" calcext:value-type="float">
            <text:p>1.0246</text:p>
          </table:table-cell>
          <table:table-cell office:value-type="float" office:value="-0.155378486055777" calcext:value-type="float">
            <text:p>-0.155378486055777</text:p>
          </table:table-cell>
          <table:table-cell office:value-type="float" office:value="-0.474871426820755" calcext:value-type="float">
            <text:p>-0.474871426820755</text:p>
          </table:table-cell>
          <table:table-cell office:value-type="float" office:value="0.488474667072296" calcext:value-type="float">
            <text:p>0.488474667072296</text:p>
          </table:table-cell>
          <table:table-cell office:value-type="float" office:value="3.1382257938385" calcext:value-type="float">
            <text:p>3.1382257938385</text:p>
          </table:table-cell>
          <table:table-cell office:value-type="float" office:value="-0.46901834126901" calcext:value-type="float">
            <text:p>-0.46901834126901</text:p>
          </table:table-cell>
          <table:table-cell office:value-type="float" office:value="0.470574673618337" calcext:value-type="float">
            <text:p>0.470574673618337</text:p>
          </table:table-cell>
          <table:table-cell office:value-type="float" office:value="-3.1500828345193" calcext:value-type="float">
            <text:p>-3.1500828345193</text:p>
          </table:table-cell>
          <table:table-cell office:value-type="float" office:value="-0.489364135768015" calcext:value-type="float">
            <text:p>-0.489364135768015</text:p>
          </table:table-cell>
          <table:table-cell office:value-type="float" office:value="-0.586664951453821" calcext:value-type="float">
            <text:p>-0.586664951453821</text:p>
          </table:table-cell>
          <table:table-cell office:value-type="float" office:value="-2.27071436640751" calcext:value-type="float">
            <text:p>-2.27071436640751</text:p>
          </table:table-cell>
          <table:table-cell/>
          <table:table-cell table:formula="of:=[.D199]-[.G199]" office:value-type="float" office:value="-0.00585308555174463" calcext:value-type="float">
            <text:p/>
          </table:table-cell>
          <table:table-cell table:formula="of:=[.E199]-[.H199]" office:value-type="float" office:value="0.0178999934539593" calcext:value-type="float">
            <text:p/>
          </table:table-cell>
          <table:table-cell table:formula="of:=IF([.F199]-[.I199]&gt;= PI(); [.F199]-[.I199] - 2*PI(); [.F199]-[.I199])" office:value-type="float" office:value="0.0051233211782149" calcext:value-type="float">
            <text:p/>
          </table:table-cell>
          <table:table-cell table:formula="of:=[.D199]-[.J199]" office:value-type="float" office:value="0.0144927089472595" calcext:value-type="float">
            <text:p/>
          </table:table-cell>
          <table:table-cell table:formula="of:=[.E199]-[.K199]" office:value-type="float" office:value="1.07513961852612" calcext:value-type="float">
            <text:p/>
          </table:table-cell>
          <table:table-cell table:formula="of:=IF([.F199]-[.L199]&gt;= PI(); [.F199]-[.L199] - 2*PI(); [.F199]-[.L199])" office:value-type="float" office:value="-0.874245146933578" calcext:value-type="float">
            <text:p/>
          </table:table-cell>
          <table:table-cell/>
          <table:table-cell table:formula="of:=SQRT([.N199]^2+[.O199]^2)" office:value-type="float" office:value="0.0188326412414145" calcext:value-type="float">
            <text:p/>
          </table:table-cell>
          <table:table-cell table:formula="of:=SQRT([.Q199]^2+[.R199]^2)" office:value-type="float" office:value="1.0752372937808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155378486055777" calcext:value-type="float">
            <text:p>-0.155378486055777</text:p>
          </table:table-cell>
          <table:table-cell office:value-type="float" office:value="-0.514629065990448" calcext:value-type="float">
            <text:p>-0.514629065990448</text:p>
          </table:table-cell>
          <table:table-cell office:value-type="float" office:value="0.48769423365593" calcext:value-type="float">
            <text:p>0.48769423365593</text:p>
          </table:table-cell>
          <table:table-cell office:value-type="float" office:value="3.13262009620666" calcext:value-type="float">
            <text:p>3.13262009620666</text:p>
          </table:table-cell>
          <table:table-cell office:value-type="float" office:value="-0.51012849573846" calcext:value-type="float">
            <text:p>-0.51012849573846</text:p>
          </table:table-cell>
          <table:table-cell office:value-type="float" office:value="0.468916027342644" calcext:value-type="float">
            <text:p>0.468916027342644</text:p>
          </table:table-cell>
          <table:table-cell office:value-type="float" office:value="-3.15644708250899" calcext:value-type="float">
            <text:p>-3.15644708250899</text:p>
          </table:table-cell>
          <table:table-cell office:value-type="float" office:value="-0.515202481060307" calcext:value-type="float">
            <text:p>-0.515202481060307</text:p>
          </table:table-cell>
          <table:table-cell office:value-type="float" office:value="-0.617346419094015" calcext:value-type="float">
            <text:p>-0.617346419094015</text:p>
          </table:table-cell>
          <table:table-cell office:value-type="float" office:value="-2.27692950584974" calcext:value-type="float">
            <text:p>-2.27692950584974</text:p>
          </table:table-cell>
          <table:table-cell/>
          <table:table-cell table:formula="of:=[.D200]-[.G200]" office:value-type="float" office:value="-0.00450057025198825" calcext:value-type="float">
            <text:p/>
          </table:table-cell>
          <table:table-cell table:formula="of:=[.E200]-[.H200]" office:value-type="float" office:value="0.018778206313286" calcext:value-type="float">
            <text:p/>
          </table:table-cell>
          <table:table-cell table:formula="of:=IF([.F200]-[.I200]&gt;= PI(); [.F200]-[.I200] - 2*PI(); [.F200]-[.I200])" office:value-type="float" office:value="0.00588187153606867" calcext:value-type="float">
            <text:p/>
          </table:table-cell>
          <table:table-cell table:formula="of:=[.D200]-[.J200]" office:value-type="float" office:value="0.00057341506985864" calcext:value-type="float">
            <text:p/>
          </table:table-cell>
          <table:table-cell table:formula="of:=[.E200]-[.K200]" office:value-type="float" office:value="1.10504065274994" calcext:value-type="float">
            <text:p/>
          </table:table-cell>
          <table:table-cell table:formula="of:=IF([.F200]-[.L200]&gt;= PI(); [.F200]-[.L200] - 2*PI(); [.F200]-[.L200])" office:value-type="float" office:value="-0.873635705123183" calcext:value-type="float">
            <text:p/>
          </table:table-cell>
          <table:table-cell/>
          <table:table-cell table:formula="of:=SQRT([.N200]^2+[.O200]^2)" office:value-type="float" office:value="0.0193100016814452" calcext:value-type="float">
            <text:p/>
          </table:table-cell>
          <table:table-cell table:formula="of:=SQRT([.Q200]^2+[.R200]^2)" office:value-type="float" office:value="1.1050408015249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0246" calcext:value-type="float">
            <text:p>1.0246</text:p>
          </table:table-cell>
          <table:table-cell office:value-type="float" office:value="-0.155378486055777" calcext:value-type="float">
            <text:p>-0.155378486055777</text:p>
          </table:table-cell>
          <table:table-cell office:value-type="float" office:value="-0.554397523403168" calcext:value-type="float">
            <text:p>-0.554397523403168</text:p>
          </table:table-cell>
          <table:table-cell office:value-type="float" office:value="0.487346410751343" calcext:value-type="float">
            <text:p>0.487346410751343</text:p>
          </table:table-cell>
          <table:table-cell office:value-type="float" office:value="3.12796568870544" calcext:value-type="float">
            <text:p>3.12796568870544</text:p>
          </table:table-cell>
          <table:table-cell office:value-type="float" office:value="-0.551107974178635" calcext:value-type="float">
            <text:p>-0.551107974178635</text:p>
          </table:table-cell>
          <table:table-cell office:value-type="float" office:value="0.469524798868907" calcext:value-type="float">
            <text:p>0.469524798868907</text:p>
          </table:table-cell>
          <table:table-cell office:value-type="float" office:value="-3.15972047651069" calcext:value-type="float">
            <text:p>-3.15972047651069</text:p>
          </table:table-cell>
          <table:table-cell office:value-type="float" office:value="-0.541796853394195" calcext:value-type="float">
            <text:p>-0.541796853394195</text:p>
          </table:table-cell>
          <table:table-cell office:value-type="float" office:value="-0.648530190773633" calcext:value-type="float">
            <text:p>-0.648530190773633</text:p>
          </table:table-cell>
          <table:table-cell office:value-type="float" office:value="-2.28314464529197" calcext:value-type="float">
            <text:p>-2.28314464529197</text:p>
          </table:table-cell>
          <table:table-cell/>
          <table:table-cell table:formula="of:=[.D201]-[.G201]" office:value-type="float" office:value="-0.00328954922453251" calcext:value-type="float">
            <text:p/>
          </table:table-cell>
          <table:table-cell table:formula="of:=[.E201]-[.H201]" office:value-type="float" office:value="0.0178216118824359" calcext:value-type="float">
            <text:p/>
          </table:table-cell>
          <table:table-cell table:formula="of:=IF([.F201]-[.I201]&gt;= PI(); [.F201]-[.I201] - 2*PI(); [.F201]-[.I201])" office:value-type="float" office:value="0.0045008580365451" calcext:value-type="float">
            <text:p/>
          </table:table-cell>
          <table:table-cell table:formula="of:=[.D201]-[.J201]" office:value-type="float" office:value="-0.0126006700089727" calcext:value-type="float">
            <text:p/>
          </table:table-cell>
          <table:table-cell table:formula="of:=[.E201]-[.K201]" office:value-type="float" office:value="1.13587660152498" calcext:value-type="float">
            <text:p/>
          </table:table-cell>
          <table:table-cell table:formula="of:=IF([.F201]-[.L201]&gt;= PI(); [.F201]-[.L201] - 2*PI(); [.F201]-[.L201])" office:value-type="float" office:value="-0.872074973182173" calcext:value-type="float">
            <text:p/>
          </table:table-cell>
          <table:table-cell/>
          <table:table-cell table:formula="of:=SQRT([.N201]^2+[.O201]^2)" office:value-type="float" office:value="0.0181226649306552" calcext:value-type="float">
            <text:p/>
          </table:table-cell>
          <table:table-cell table:formula="of:=SQRT([.Q201]^2+[.R201]^2)" office:value-type="float" office:value="1.1359464911590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594147801399231" calcext:value-type="float">
            <text:p>-0.594147801399231</text:p>
          </table:table-cell>
          <table:table-cell office:value-type="float" office:value="0.487239122390747" calcext:value-type="float">
            <text:p>0.487239122390747</text:p>
          </table:table-cell>
          <table:table-cell office:value-type="float" office:value="3.12437629699707" calcext:value-type="float">
            <text:p>3.12437629699707</text:p>
          </table:table-cell>
          <table:table-cell office:value-type="float" office:value="-0.591649311960483" calcext:value-type="float">
            <text:p>-0.591649311960483</text:p>
          </table:table-cell>
          <table:table-cell office:value-type="float" office:value="0.470259805575092" calcext:value-type="float">
            <text:p>0.470259805575092</text:p>
          </table:table-cell>
          <table:table-cell office:value-type="float" office:value="-3.1628280462318" calcext:value-type="float">
            <text:p>-3.1628280462318</text:p>
          </table:table-cell>
          <table:table-cell office:value-type="float" office:value="-0.568299547126728" calcext:value-type="float">
            <text:p>-0.568299547126728</text:p>
          </table:table-cell>
          <table:table-cell office:value-type="float" office:value="-0.679218096028302" calcext:value-type="float">
            <text:p>-0.679218096028302</text:p>
          </table:table-cell>
          <table:table-cell office:value-type="float" office:value="-2.28625221501309" calcext:value-type="float">
            <text:p>-2.28625221501309</text:p>
          </table:table-cell>
          <table:table-cell/>
          <table:table-cell table:formula="of:=[.D202]-[.G202]" office:value-type="float" office:value="-0.00249848943874809" calcext:value-type="float">
            <text:p/>
          </table:table-cell>
          <table:table-cell table:formula="of:=[.E202]-[.H202]" office:value-type="float" office:value="0.0169793168156551" calcext:value-type="float">
            <text:p/>
          </table:table-cell>
          <table:table-cell table:formula="of:=IF([.F202]-[.I202]&gt;= PI(); [.F202]-[.I202] - 2*PI(); [.F202]-[.I202])" office:value-type="float" office:value="0.00401903604928755" calcext:value-type="float">
            <text:p/>
          </table:table-cell>
          <table:table-cell table:formula="of:=[.D202]-[.J202]" office:value-type="float" office:value="-0.0258482542725029" calcext:value-type="float">
            <text:p/>
          </table:table-cell>
          <table:table-cell table:formula="of:=[.E202]-[.K202]" office:value-type="float" office:value="1.16645721841905" calcext:value-type="float">
            <text:p/>
          </table:table-cell>
          <table:table-cell table:formula="of:=IF([.F202]-[.L202]&gt;= PI(); [.F202]-[.L202] - 2*PI(); [.F202]-[.L202])" office:value-type="float" office:value="-0.87255679516943" calcext:value-type="float">
            <text:p/>
          </table:table-cell>
          <table:table-cell/>
          <table:table-cell table:formula="of:=SQRT([.N202]^2+[.O202]^2)" office:value-type="float" office:value="0.0171621574693254" calcext:value-type="float">
            <text:p/>
          </table:table-cell>
          <table:table-cell table:formula="of:=SQRT([.Q202]^2+[.R202]^2)" office:value-type="float" office:value="1.1667435770771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63388979434967" calcext:value-type="float">
            <text:p>-0.63388979434967</text:p>
          </table:table-cell>
          <table:table-cell office:value-type="float" office:value="0.487516611814499" calcext:value-type="float">
            <text:p>0.487516611814499</text:p>
          </table:table-cell>
          <table:table-cell office:value-type="float" office:value="3.12143635749817" calcext:value-type="float">
            <text:p>3.12143635749817</text:p>
          </table:table-cell>
          <table:table-cell office:value-type="float" office:value="-0.632188169907941" calcext:value-type="float">
            <text:p>-0.632188169907941</text:p>
          </table:table-cell>
          <table:table-cell office:value-type="float" office:value="0.471120793563276" calcext:value-type="float">
            <text:p>0.471120793563276</text:p>
          </table:table-cell>
          <table:table-cell office:value-type="float" office:value="-3.16593561595292" calcext:value-type="float">
            <text:p>-3.16593561595292</text:p>
          </table:table-cell>
          <table:table-cell office:value-type="float" office:value="-0.59489747754293" calcext:value-type="float">
            <text:p>-0.59489747754293</text:p>
          </table:table-cell>
          <table:table-cell office:value-type="float" office:value="-0.709823494270685" calcext:value-type="float">
            <text:p>-0.709823494270685</text:p>
          </table:table-cell>
          <table:table-cell office:value-type="float" office:value="-2.2893597847342" calcext:value-type="float">
            <text:p>-2.2893597847342</text:p>
          </table:table-cell>
          <table:table-cell/>
          <table:table-cell table:formula="of:=[.D203]-[.G203]" office:value-type="float" office:value="-0.00170162444172939" calcext:value-type="float">
            <text:p/>
          </table:table-cell>
          <table:table-cell table:formula="of:=[.E203]-[.H203]" office:value-type="float" office:value="0.0163958182512229" calcext:value-type="float">
            <text:p/>
          </table:table-cell>
          <table:table-cell table:formula="of:=IF([.F203]-[.I203]&gt;= PI(); [.F203]-[.I203] - 2*PI(); [.F203]-[.I203])" office:value-type="float" office:value="0.00418666627150088" calcext:value-type="float">
            <text:p/>
          </table:table-cell>
          <table:table-cell table:formula="of:=[.D203]-[.J203]" office:value-type="float" office:value="-0.0389923168067403" calcext:value-type="float">
            <text:p/>
          </table:table-cell>
          <table:table-cell table:formula="of:=[.E203]-[.K203]" office:value-type="float" office:value="1.19734010608518" calcext:value-type="float">
            <text:p/>
          </table:table-cell>
          <table:table-cell table:formula="of:=IF([.F203]-[.L203]&gt;= PI(); [.F203]-[.L203] - 2*PI(); [.F203]-[.L203])" office:value-type="float" office:value="-0.872389164947217" calcext:value-type="float">
            <text:p/>
          </table:table-cell>
          <table:table-cell/>
          <table:table-cell table:formula="of:=SQRT([.N203]^2+[.O203]^2)" office:value-type="float" office:value="0.0164838824876855" calcext:value-type="float">
            <text:p/>
          </table:table-cell>
          <table:table-cell table:formula="of:=SQRT([.Q203]^2+[.R203]^2)" office:value-type="float" office:value="1.1979748454830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0.673642098903656" calcext:value-type="float">
            <text:p>-0.673642098903656</text:p>
          </table:table-cell>
          <table:table-cell office:value-type="float" office:value="0.487828135490418" calcext:value-type="float">
            <text:p>0.487828135490418</text:p>
          </table:table-cell>
          <table:table-cell office:value-type="float" office:value="3.11954140663147" calcext:value-type="float">
            <text:p>3.11954140663147</text:p>
          </table:table-cell>
          <table:table-cell office:value-type="float" office:value="-0.672288285714018" calcext:value-type="float">
            <text:p>-0.672288285714018</text:p>
          </table:table-cell>
          <table:table-cell office:value-type="float" office:value="0.472097142035519" calcext:value-type="float">
            <text:p>0.472097142035519</text:p>
          </table:table-cell>
          <table:table-cell office:value-type="float" office:value="-3.16593561595292" calcext:value-type="float">
            <text:p>-3.16593561595292</text:p>
          </table:table-cell>
          <table:table-cell office:value-type="float" office:value="-0.621303367246811" calcext:value-type="float">
            <text:p>-0.621303367246811</text:p>
          </table:table-cell>
          <table:table-cell office:value-type="float" office:value="-0.740017889991521" calcext:value-type="float">
            <text:p>-0.740017889991521</text:p>
          </table:table-cell>
          <table:table-cell office:value-type="float" office:value="-2.2893597847342" calcext:value-type="float">
            <text:p>-2.2893597847342</text:p>
          </table:table-cell>
          <table:table-cell/>
          <table:table-cell table:formula="of:=[.D204]-[.G204]" office:value-type="float" office:value="-0.00135381318963834" calcext:value-type="float">
            <text:p/>
          </table:table-cell>
          <table:table-cell table:formula="of:=[.E204]-[.H204]" office:value-type="float" office:value="0.0157309934548986" calcext:value-type="float">
            <text:p/>
          </table:table-cell>
          <table:table-cell table:formula="of:=IF([.F204]-[.I204]&gt;= PI(); [.F204]-[.I204] - 2*PI(); [.F204]-[.I204])" office:value-type="float" office:value="0.00229171540480166" calcext:value-type="float">
            <text:p/>
          </table:table-cell>
          <table:table-cell table:formula="of:=[.D204]-[.J204]" office:value-type="float" office:value="-0.0523387316568445" calcext:value-type="float">
            <text:p/>
          </table:table-cell>
          <table:table-cell table:formula="of:=[.E204]-[.K204]" office:value-type="float" office:value="1.22784602548194" calcext:value-type="float">
            <text:p/>
          </table:table-cell>
          <table:table-cell table:formula="of:=IF([.F204]-[.L204]&gt;= PI(); [.F204]-[.L204] - 2*PI(); [.F204]-[.L204])" office:value-type="float" office:value="-0.874284115813916" calcext:value-type="float">
            <text:p/>
          </table:table-cell>
          <table:table-cell/>
          <table:table-cell table:formula="of:=SQRT([.N204]^2+[.O204]^2)" office:value-type="float" office:value="0.0157891407375608" calcext:value-type="float">
            <text:p/>
          </table:table-cell>
          <table:table-cell table:formula="of:=SQRT([.Q204]^2+[.R204]^2)" office:value-type="float" office:value="1.2289610266901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0.713368535041809" calcext:value-type="float">
            <text:p>-0.713368535041809</text:p>
          </table:table-cell>
          <table:table-cell office:value-type="float" office:value="0.488637238740921" calcext:value-type="float">
            <text:p>0.488637238740921</text:p>
          </table:table-cell>
          <table:table-cell office:value-type="float" office:value="3.11763739585876" calcext:value-type="float">
            <text:p>3.11763739585876</text:p>
          </table:table-cell>
          <table:table-cell office:value-type="float" office:value="-0.712824272344073" calcext:value-type="float">
            <text:p>-0.712824272344073</text:p>
          </table:table-cell>
          <table:table-cell office:value-type="float" office:value="0.472084502830289" calcext:value-type="float">
            <text:p>0.472084502830289</text:p>
          </table:table-cell>
          <table:table-cell office:value-type="float" office:value="-3.16764798279774" calcext:value-type="float">
            <text:p>-3.16764798279774</text:p>
          </table:table-cell>
          <table:table-cell office:value-type="float" office:value="-0.647996277490952" calcext:value-type="float">
            <text:p>-0.647996277490952</text:p>
          </table:table-cell>
          <table:table-cell office:value-type="float" office:value="-0.770540485665845" calcext:value-type="float">
            <text:p>-0.770540485665845</text:p>
          </table:table-cell>
          <table:table-cell office:value-type="float" office:value="-2.29246735445532" calcext:value-type="float">
            <text:p>-2.29246735445532</text:p>
          </table:table-cell>
          <table:table-cell/>
          <table:table-cell table:formula="of:=[.D205]-[.G205]" office:value-type="float" office:value="-0.000544262697735887" calcext:value-type="float">
            <text:p/>
          </table:table-cell>
          <table:table-cell table:formula="of:=[.E205]-[.H205]" office:value-type="float" office:value="0.0165527359106321" calcext:value-type="float">
            <text:p/>
          </table:table-cell>
          <table:table-cell table:formula="of:=IF([.F205]-[.I205]&gt;= PI(); [.F205]-[.I205] - 2*PI(); [.F205]-[.I205])" office:value-type="float" office:value="0.00210007147692082" calcext:value-type="float">
            <text:p/>
          </table:table-cell>
          <table:table-cell table:formula="of:=[.D205]-[.J205]" office:value-type="float" office:value="-0.0653722575508567" calcext:value-type="float">
            <text:p/>
          </table:table-cell>
          <table:table-cell table:formula="of:=[.E205]-[.K205]" office:value-type="float" office:value="1.25917772440677" calcext:value-type="float">
            <text:p/>
          </table:table-cell>
          <table:table-cell table:formula="of:=IF([.F205]-[.L205]&gt;= PI(); [.F205]-[.L205] - 2*PI(); [.F205]-[.L205])" office:value-type="float" office:value="-0.873080556865505" calcext:value-type="float">
            <text:p/>
          </table:table-cell>
          <table:table-cell/>
          <table:table-cell table:formula="of:=SQRT([.N205]^2+[.O205]^2)" office:value-type="float" office:value="0.0165616813159557" calcext:value-type="float">
            <text:p/>
          </table:table-cell>
          <table:table-cell table:formula="of:=SQRT([.Q205]^2+[.R205]^2)" office:value-type="float" office:value="1.2608735359660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0.75308883190155" calcext:value-type="float">
            <text:p>-0.75308883190155</text:p>
          </table:table-cell>
          <table:table-cell office:value-type="float" office:value="0.490102469921112" calcext:value-type="float">
            <text:p>0.490102469921112</text:p>
          </table:table-cell>
          <table:table-cell office:value-type="float" office:value="3.11606383323669" calcext:value-type="float">
            <text:p>3.11606383323669</text:p>
          </table:table-cell>
          <table:table-cell office:value-type="float" office:value="-0.753794361518431" calcext:value-type="float">
            <text:p>-0.753794361518431</text:p>
          </table:table-cell>
          <table:table-cell office:value-type="float" office:value="0.473152233622766" calcext:value-type="float">
            <text:p>0.473152233622766</text:p>
          </table:table-cell>
          <table:table-cell office:value-type="float" office:value="-3.16764798279774" calcext:value-type="float">
            <text:p>-3.16764798279774</text:p>
          </table:table-cell>
          <table:table-cell office:value-type="float" office:value="-0.675071948847064" calcext:value-type="float">
            <text:p>-0.675071948847064</text:p>
          </table:table-cell>
          <table:table-cell office:value-type="float" office:value="-0.80130729044983" calcext:value-type="float">
            <text:p>-0.80130729044983</text:p>
          </table:table-cell>
          <table:table-cell office:value-type="float" office:value="-2.29246735445532" calcext:value-type="float">
            <text:p>-2.29246735445532</text:p>
          </table:table-cell>
          <table:table-cell/>
          <table:table-cell table:formula="of:=[.D206]-[.G206]" office:value-type="float" office:value="0.000705529616880196" calcext:value-type="float">
            <text:p/>
          </table:table-cell>
          <table:table-cell table:formula="of:=[.E206]-[.H206]" office:value-type="float" office:value="0.0169502362983459" calcext:value-type="float">
            <text:p/>
          </table:table-cell>
          <table:table-cell table:formula="of:=IF([.F206]-[.I206]&gt;= PI(); [.F206]-[.I206] - 2*PI(); [.F206]-[.I206])" office:value-type="float" office:value="0.000526508854850505" calcext:value-type="float">
            <text:p/>
          </table:table-cell>
          <table:table-cell table:formula="of:=[.D206]-[.J206]" office:value-type="float" office:value="-0.0780168830544866" calcext:value-type="float">
            <text:p/>
          </table:table-cell>
          <table:table-cell table:formula="of:=[.E206]-[.K206]" office:value-type="float" office:value="1.29140976037094" calcext:value-type="float">
            <text:p/>
          </table:table-cell>
          <table:table-cell table:formula="of:=IF([.F206]-[.L206]&gt;= PI(); [.F206]-[.L206] - 2*PI(); [.F206]-[.L206])" office:value-type="float" office:value="-0.874654119487575" calcext:value-type="float">
            <text:p/>
          </table:table-cell>
          <table:table-cell/>
          <table:table-cell table:formula="of:=SQRT([.N206]^2+[.O206]^2)" office:value-type="float" office:value="0.0169649132803577" calcext:value-type="float">
            <text:p/>
          </table:table-cell>
          <table:table-cell table:formula="of:=SQRT([.Q206]^2+[.R206]^2)" office:value-type="float" office:value="1.2937641992352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0028" calcext:value-type="float">
            <text:p>1.0028</text:p>
          </table:table-cell>
          <table:table-cell office:value-type="float" office:value="0" calcext:value-type="float">
            <text:p>0</text:p>
          </table:table-cell>
          <table:table-cell office:value-type="float" office:value="-0.792831301689148" calcext:value-type="float">
            <text:p>-0.792831301689148</text:p>
          </table:table-cell>
          <table:table-cell office:value-type="float" office:value="0.491072714328766" calcext:value-type="float">
            <text:p>0.491072714328766</text:p>
          </table:table-cell>
          <table:table-cell office:value-type="float" office:value="3.11691737174988" calcext:value-type="float">
            <text:p>3.11691737174988</text:p>
          </table:table-cell>
          <table:table-cell office:value-type="float" office:value="-0.793892746667802" calcext:value-type="float">
            <text:p>-0.793892746667802</text:p>
          </table:table-cell>
          <table:table-cell office:value-type="float" office:value="0.474197246738808" calcext:value-type="float">
            <text:p>0.474197246738808</text:p>
          </table:table-cell>
          <table:table-cell office:value-type="float" office:value="-3.16764798279774" calcext:value-type="float">
            <text:p>-3.16764798279774</text:p>
          </table:table-cell>
          <table:table-cell office:value-type="float" office:value="-0.701571542089215" calcext:value-type="float">
            <text:p>-0.701571542089215</text:p>
          </table:table-cell>
          <table:table-cell office:value-type="float" office:value="-0.83141948236607" calcext:value-type="float">
            <text:p>-0.83141948236607</text:p>
          </table:table-cell>
          <table:table-cell office:value-type="float" office:value="-2.29246735445532" calcext:value-type="float">
            <text:p>-2.29246735445532</text:p>
          </table:table-cell>
          <table:table-cell/>
          <table:table-cell table:formula="of:=[.D207]-[.G207]" office:value-type="float" office:value="0.00106144497865368" calcext:value-type="float">
            <text:p/>
          </table:table-cell>
          <table:table-cell table:formula="of:=[.E207]-[.H207]" office:value-type="float" office:value="0.016875467589958" calcext:value-type="float">
            <text:p/>
          </table:table-cell>
          <table:table-cell table:formula="of:=IF([.F207]-[.I207]&gt;= PI(); [.F207]-[.I207] - 2*PI(); [.F207]-[.I207])" office:value-type="float" office:value="0.0013800473680341" calcext:value-type="float">
            <text:p/>
          </table:table-cell>
          <table:table-cell table:formula="of:=[.D207]-[.J207]" office:value-type="float" office:value="-0.0912597595999325" calcext:value-type="float">
            <text:p/>
          </table:table-cell>
          <table:table-cell table:formula="of:=[.E207]-[.K207]" office:value-type="float" office:value="1.32249219669484" calcext:value-type="float">
            <text:p/>
          </table:table-cell>
          <table:table-cell table:formula="of:=IF([.F207]-[.L207]&gt;= PI(); [.F207]-[.L207] - 2*PI(); [.F207]-[.L207])" office:value-type="float" office:value="-0.873800580974391" calcext:value-type="float">
            <text:p/>
          </table:table-cell>
          <table:table-cell/>
          <table:table-cell table:formula="of:=SQRT([.N207]^2+[.O207]^2)" office:value-type="float" office:value="0.016908816393303" calcext:value-type="float">
            <text:p/>
          </table:table-cell>
          <table:table-cell table:formula="of:=SQRT([.Q207]^2+[.R207]^2)" office:value-type="float" office:value="1.3256371879367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0.832584857940674" calcext:value-type="float">
            <text:p>-0.832584857940674</text:p>
          </table:table-cell>
          <table:table-cell office:value-type="float" office:value="0.491992712020874" calcext:value-type="float">
            <text:p>0.491992712020874</text:p>
          </table:table-cell>
          <table:table-cell office:value-type="float" office:value="3.11833119392395" calcext:value-type="float">
            <text:p>3.11833119392395</text:p>
          </table:table-cell>
          <table:table-cell office:value-type="float" office:value="-0.834426983829666" calcext:value-type="float">
            <text:p>-0.834426983829666</text:p>
          </table:table-cell>
          <table:table-cell office:value-type="float" office:value="0.475253618693067" calcext:value-type="float">
            <text:p>0.475253618693067</text:p>
          </table:table-cell>
          <table:table-cell office:value-type="float" office:value="-3.16454041307663" calcext:value-type="float">
            <text:p>-3.16454041307663</text:p>
          </table:table-cell>
          <table:table-cell office:value-type="float" office:value="-0.728359174388347" calcext:value-type="float">
            <text:p>-0.728359174388347</text:p>
          </table:table-cell>
          <table:table-cell office:value-type="float" office:value="-0.861858980716183" calcext:value-type="float">
            <text:p>-0.861858980716183</text:p>
          </table:table-cell>
          <table:table-cell office:value-type="float" office:value="-2.2893597847342" calcext:value-type="float">
            <text:p>-2.2893597847342</text:p>
          </table:table-cell>
          <table:table-cell/>
          <table:table-cell table:formula="of:=[.D208]-[.G208]" office:value-type="float" office:value="0.00184212588899202" calcext:value-type="float">
            <text:p/>
          </table:table-cell>
          <table:table-cell table:formula="of:=[.E208]-[.H208]" office:value-type="float" office:value="0.0167390933278067" calcext:value-type="float">
            <text:p/>
          </table:table-cell>
          <table:table-cell table:formula="of:=IF([.F208]-[.I208]&gt;= PI(); [.F208]-[.I208] - 2*PI(); [.F208]-[.I208])" office:value-type="float" office:value="-0.000313700179010112" calcext:value-type="float">
            <text:p/>
          </table:table-cell>
          <table:table-cell table:formula="of:=[.D208]-[.J208]" office:value-type="float" office:value="-0.104225683552327" calcext:value-type="float">
            <text:p/>
          </table:table-cell>
          <table:table-cell table:formula="of:=[.E208]-[.K208]" office:value-type="float" office:value="1.35385169273706" calcext:value-type="float">
            <text:p/>
          </table:table-cell>
          <table:table-cell table:formula="of:=IF([.F208]-[.L208]&gt;= PI(); [.F208]-[.L208] - 2*PI(); [.F208]-[.L208])" office:value-type="float" office:value="-0.875494328521436" calcext:value-type="float">
            <text:p/>
          </table:table-cell>
          <table:table-cell/>
          <table:table-cell table:formula="of:=SQRT([.N208]^2+[.O208]^2)" office:value-type="float" office:value="0.0168401506296089" calcext:value-type="float">
            <text:p/>
          </table:table-cell>
          <table:table-cell table:formula="of:=SQRT([.Q208]^2+[.R208]^2)" office:value-type="float" office:value="1.3578576505064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0246" calcext:value-type="float">
            <text:p>1.0246</text:p>
          </table:table-cell>
          <table:table-cell office:value-type="float" office:value="0" calcext:value-type="float">
            <text:p>0</text:p>
          </table:table-cell>
          <table:table-cell office:value-type="float" office:value="-0.872316598892212" calcext:value-type="float">
            <text:p>-0.872316598892212</text:p>
          </table:table-cell>
          <table:table-cell office:value-type="float" office:value="0.493080317974091" calcext:value-type="float">
            <text:p>0.493080317974091</text:p>
          </table:table-cell>
          <table:table-cell office:value-type="float" office:value="3.11962628364563" calcext:value-type="float">
            <text:p>3.11962628364563</text:p>
          </table:table-cell>
          <table:table-cell office:value-type="float" office:value="-0.879398593866329" calcext:value-type="float">
            <text:p>-0.879398593866329</text:p>
          </table:table-cell>
          <table:table-cell office:value-type="float" office:value="0.48413457361939" calcext:value-type="float">
            <text:p>0.48413457361939</text:p>
          </table:table-cell>
          <table:table-cell office:value-type="float" office:value="-3.15497737285668" calcext:value-type="float">
            <text:p>-3.15497737285668</text:p>
          </table:table-cell>
          <table:table-cell office:value-type="float" office:value="-0.755339105172748" calcext:value-type="float">
            <text:p>-0.755339105172748</text:p>
          </table:table-cell>
          <table:table-cell office:value-type="float" office:value="-0.892709776343994" calcext:value-type="float">
            <text:p>-0.892709776343994</text:p>
          </table:table-cell>
          <table:table-cell office:value-type="float" office:value="-2.2893597847342" calcext:value-type="float">
            <text:p>-2.2893597847342</text:p>
          </table:table-cell>
          <table:table-cell/>
          <table:table-cell table:formula="of:=[.D209]-[.G209]" office:value-type="float" office:value="0.0070819949741171" calcext:value-type="float">
            <text:p/>
          </table:table-cell>
          <table:table-cell table:formula="of:=[.E209]-[.H209]" office:value-type="float" office:value="0.00894574435470108" calcext:value-type="float">
            <text:p/>
          </table:table-cell>
          <table:table-cell table:formula="of:=IF([.F209]-[.I209]&gt;= PI(); [.F209]-[.I209] - 2*PI(); [.F209]-[.I209])" office:value-type="float" office:value="-0.0085816506772769" calcext:value-type="float">
            <text:p/>
          </table:table-cell>
          <table:table-cell table:formula="of:=[.D209]-[.J209]" office:value-type="float" office:value="-0.116977493719464" calcext:value-type="float">
            <text:p/>
          </table:table-cell>
          <table:table-cell table:formula="of:=[.E209]-[.K209]" office:value-type="float" office:value="1.38579009431809" calcext:value-type="float">
            <text:p/>
          </table:table-cell>
          <table:table-cell table:formula="of:=IF([.F209]-[.L209]&gt;= PI(); [.F209]-[.L209] - 2*PI(); [.F209]-[.L209])" office:value-type="float" office:value="-0.874199238799756" calcext:value-type="float">
            <text:p/>
          </table:table-cell>
          <table:table-cell/>
          <table:table-cell table:formula="of:=SQRT([.N209]^2+[.O209]^2)" office:value-type="float" office:value="0.011409688640497" calcext:value-type="float">
            <text:p/>
          </table:table-cell>
          <table:table-cell table:formula="of:=SQRT([.Q209]^2+[.R209]^2)" office:value-type="float" office:value="1.3907184904023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543824701195219" calcext:value-type="float">
            <text:p>0.543824701195219</text:p>
          </table:table-cell>
          <table:table-cell office:value-type="float" office:value="-0.909308850765228" calcext:value-type="float">
            <text:p>-0.909308850765228</text:p>
          </table:table-cell>
          <table:table-cell office:value-type="float" office:value="0.494225233793259" calcext:value-type="float">
            <text:p>0.494225233793259</text:p>
          </table:table-cell>
          <table:table-cell office:value-type="float" office:value="3.13197636604309" calcext:value-type="float">
            <text:p>3.13197636604309</text:p>
          </table:table-cell>
          <table:table-cell office:value-type="float" office:value="-0.920707832939786" calcext:value-type="float">
            <text:p>-0.920707832939786</text:p>
          </table:table-cell>
          <table:table-cell office:value-type="float" office:value="0.486584902604416" calcext:value-type="float">
            <text:p>0.486584902604416</text:p>
          </table:table-cell>
          <table:table-cell office:value-type="float" office:value="-3.14280427461475" calcext:value-type="float">
            <text:p>-3.14280427461475</text:p>
          </table:table-cell>
          <table:table-cell office:value-type="float" office:value="-0.778587768933774" calcext:value-type="float">
            <text:p>-0.778587768933774</text:p>
          </table:table-cell>
          <table:table-cell office:value-type="float" office:value="-0.91929397257647" calcext:value-type="float">
            <text:p>-0.91929397257647</text:p>
          </table:table-cell>
          <table:table-cell office:value-type="float" office:value="-2.26760679668639" calcext:value-type="float">
            <text:p>-2.26760679668639</text:p>
          </table:table-cell>
          <table:table-cell/>
          <table:table-cell table:formula="of:=[.D210]-[.G210]" office:value-type="float" office:value="0.0113989821745574" calcext:value-type="float">
            <text:p/>
          </table:table-cell>
          <table:table-cell table:formula="of:=[.E210]-[.H210]" office:value-type="float" office:value="0.0076403311888425" calcext:value-type="float">
            <text:p/>
          </table:table-cell>
          <table:table-cell table:formula="of:=IF([.F210]-[.I210]&gt;= PI(); [.F210]-[.I210] - 2*PI(); [.F210]-[.I210])" office:value-type="float" office:value="-0.00840466652174232" calcext:value-type="float">
            <text:p/>
          </table:table-cell>
          <table:table-cell table:formula="of:=[.D210]-[.J210]" office:value-type="float" office:value="-0.130721081831454" calcext:value-type="float">
            <text:p/>
          </table:table-cell>
          <table:table-cell table:formula="of:=[.E210]-[.K210]" office:value-type="float" office:value="1.41351920636973" calcext:value-type="float">
            <text:p/>
          </table:table-cell>
          <table:table-cell table:formula="of:=IF([.F210]-[.L210]&gt;= PI(); [.F210]-[.L210] - 2*PI(); [.F210]-[.L210])" office:value-type="float" office:value="-0.883602144450103" calcext:value-type="float">
            <text:p/>
          </table:table-cell>
          <table:table-cell/>
          <table:table-cell table:formula="of:=SQRT([.N210]^2+[.O210]^2)" office:value-type="float" office:value="0.0137226621065694" calcext:value-type="float">
            <text:p/>
          </table:table-cell>
          <table:table-cell table:formula="of:=SQRT([.Q210]^2+[.R210]^2)" office:value-type="float" office:value="1.4195508261458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7848" calcext:value-type="float">
            <text:p>0.7848</text:p>
          </table:table-cell>
          <table:table-cell office:value-type="float" office:value="1.39840637450199" calcext:value-type="float">
            <text:p>1.39840637450199</text:p>
          </table:table-cell>
          <table:table-cell office:value-type="float" office:value="-0.940824985504151" calcext:value-type="float">
            <text:p>-0.940824985504151</text:p>
          </table:table-cell>
          <table:table-cell office:value-type="float" office:value="0.495981365442276" calcext:value-type="float">
            <text:p>0.495981365442276</text:p>
          </table:table-cell>
          <table:table-cell office:value-type="float" office:value="-3.10492038726807" calcext:value-type="float">
            <text:p>-3.10492038726807</text:p>
          </table:table-cell>
          <table:table-cell office:value-type="float" office:value="-0.95609701204539" calcext:value-type="float">
            <text:p>-0.95609701204539</text:p>
          </table:table-cell>
          <table:table-cell office:value-type="float" office:value="0.487626129957948" calcext:value-type="float">
            <text:p>0.487626129957948</text:p>
          </table:table-cell>
          <table:table-cell office:value-type="float" office:value="-3.10435224676727" calcext:value-type="float">
            <text:p>-3.10435224676727</text:p>
          </table:table-cell>
          <table:table-cell office:value-type="float" office:value="-0.798734367453014" calcext:value-type="float">
            <text:p>-0.798734367453014</text:p>
          </table:table-cell>
          <table:table-cell office:value-type="float" office:value="-0.943368279048402" calcext:value-type="float">
            <text:p>-0.943368279048402</text:p>
          </table:table-cell>
          <table:table-cell office:value-type="float" office:value="-2.21167054170631" calcext:value-type="float">
            <text:p>-2.21167054170631</text:p>
          </table:table-cell>
          <table:table-cell/>
          <table:table-cell table:formula="of:=[.D211]-[.G211]" office:value-type="float" office:value="0.015272026541239" calcext:value-type="float">
            <text:p/>
          </table:table-cell>
          <table:table-cell table:formula="of:=[.E211]-[.H211]" office:value-type="float" office:value="0.00835523548432843" calcext:value-type="float">
            <text:p/>
          </table:table-cell>
          <table:table-cell table:formula="of:=IF([.F211]-[.I211]&gt;= PI(); [.F211]-[.I211] - 2*PI(); [.F211]-[.I211])" office:value-type="float" office:value="-0.000568140500791348" calcext:value-type="float">
            <text:p/>
          </table:table-cell>
          <table:table-cell table:formula="of:=[.D211]-[.J211]" office:value-type="float" office:value="-0.142090618051136" calcext:value-type="float">
            <text:p/>
          </table:table-cell>
          <table:table-cell table:formula="of:=[.E211]-[.K211]" office:value-type="float" office:value="1.43934964449068" calcext:value-type="float">
            <text:p/>
          </table:table-cell>
          <table:table-cell table:formula="of:=IF([.F211]-[.L211]&gt;= PI(); [.F211]-[.L211] - 2*PI(); [.F211]-[.L211])" office:value-type="float" office:value="-0.893249845561754" calcext:value-type="float">
            <text:p/>
          </table:table-cell>
          <table:table-cell/>
          <table:table-cell table:formula="of:=SQRT([.N211]^2+[.O211]^2)" office:value-type="float" office:value="0.0174081806825093" calcext:value-type="float">
            <text:p/>
          </table:table-cell>
          <table:table-cell table:formula="of:=SQRT([.Q211]^2+[.R211]^2)" office:value-type="float" office:value="1.4463461352088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649" calcext:value-type="float">
            <text:p>0.6649</text:p>
          </table:table-cell>
          <table:table-cell office:value-type="float" office:value="2.40836653386454" calcext:value-type="float">
            <text:p>2.40836653386454</text:p>
          </table:table-cell>
          <table:table-cell office:value-type="float" office:value="-0.968242049217224" calcext:value-type="float">
            <text:p>-0.968242049217224</text:p>
          </table:table-cell>
          <table:table-cell office:value-type="float" office:value="0.498038947582245" calcext:value-type="float">
            <text:p>0.498038947582245</text:p>
          </table:table-cell>
          <table:table-cell office:value-type="float" office:value="-3.01779556274414" calcext:value-type="float">
            <text:p>-3.01779556274414</text:p>
          </table:table-cell>
          <table:table-cell office:value-type="float" office:value="-0.976686551889087" calcext:value-type="float">
            <text:p>-0.976686551889087</text:p>
          </table:table-cell>
          <table:table-cell office:value-type="float" office:value="0.494603978344078" calcext:value-type="float">
            <text:p>0.494603978344078</text:p>
          </table:table-cell>
          <table:table-cell office:value-type="float" office:value="-3.03934986553782" calcext:value-type="float">
            <text:p>-3.03934986553782</text:p>
          </table:table-cell>
          <table:table-cell office:value-type="float" office:value="-0.814636020563301" calcext:value-type="float">
            <text:p>-0.814636020563301</text:p>
          </table:table-cell>
          <table:table-cell office:value-type="float" office:value="-0.964686924511003" calcext:value-type="float">
            <text:p>-0.964686924511003</text:p>
          </table:table-cell>
          <table:table-cell office:value-type="float" office:value="-2.11533588035173" calcext:value-type="float">
            <text:p>-2.11533588035173</text:p>
          </table:table-cell>
          <table:table-cell/>
          <table:table-cell table:formula="of:=[.D212]-[.G212]" office:value-type="float" office:value="0.00844450267186248" calcext:value-type="float">
            <text:p/>
          </table:table-cell>
          <table:table-cell table:formula="of:=[.E212]-[.H212]" office:value-type="float" office:value="0.003434969238167" calcext:value-type="float">
            <text:p/>
          </table:table-cell>
          <table:table-cell table:formula="of:=IF([.F212]-[.I212]&gt;= PI(); [.F212]-[.I212] - 2*PI(); [.F212]-[.I212])" office:value-type="float" office:value="0.0215543027936747" calcext:value-type="float">
            <text:p/>
          </table:table-cell>
          <table:table-cell table:formula="of:=[.D212]-[.J212]" office:value-type="float" office:value="-0.153606028653923" calcext:value-type="float">
            <text:p/>
          </table:table-cell>
          <table:table-cell table:formula="of:=[.E212]-[.K212]" office:value-type="float" office:value="1.46272587209325" calcext:value-type="float">
            <text:p/>
          </table:table-cell>
          <table:table-cell table:formula="of:=IF([.F212]-[.L212]&gt;= PI(); [.F212]-[.L212] - 2*PI(); [.F212]-[.L212])" office:value-type="float" office:value="-0.90245968239241" calcext:value-type="float">
            <text:p/>
          </table:table-cell>
          <table:table-cell/>
          <table:table-cell table:formula="of:=SQRT([.N212]^2+[.O212]^2)" office:value-type="float" office:value="0.00911639397142566" calcext:value-type="float">
            <text:p/>
          </table:table-cell>
          <table:table-cell table:formula="of:=SQRT([.Q212]^2+[.R212]^2)" office:value-type="float" office:value="1.4707691147592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68" calcext:value-type="float">
            <text:p>0.5668</text:p>
          </table:table-cell>
          <table:table-cell office:value-type="float" office:value="3.57370517928287" calcext:value-type="float">
            <text:p>3.57370517928287</text:p>
          </table:table-cell>
          <table:table-cell office:value-type="float" office:value="-0.992342829704285" calcext:value-type="float">
            <text:p>-0.992342829704285</text:p>
          </table:table-cell>
          <table:table-cell office:value-type="float" office:value="0.500372767448425" calcext:value-type="float">
            <text:p>0.500372767448425</text:p>
          </table:table-cell>
          <table:table-cell office:value-type="float" office:value="-2.88767981529236" calcext:value-type="float">
            <text:p>-2.88767981529236</text:p>
          </table:table-cell>
          <table:table-cell office:value-type="float" office:value="-1.00222579177998" calcext:value-type="float">
            <text:p>-1.00222579177998</text:p>
          </table:table-cell>
          <table:table-cell office:value-type="float" office:value="0.487293164088239" calcext:value-type="float">
            <text:p>0.487293164088239</text:p>
          </table:table-cell>
          <table:table-cell office:value-type="float" office:value="-2.92546199588086" calcext:value-type="float">
            <text:p>-2.92546199588086</text:p>
          </table:table-cell>
          <table:table-cell office:value-type="float" office:value="-0.826380667385069" calcext:value-type="float">
            <text:p>-0.826380667385069</text:p>
          </table:table-cell>
          <table:table-cell office:value-type="float" office:value="-0.984079780283992" calcext:value-type="float">
            <text:p>-0.984079780283992</text:p>
          </table:table-cell>
          <table:table-cell office:value-type="float" office:value="-1.97238767318042" calcext:value-type="float">
            <text:p>-1.97238767318042</text:p>
          </table:table-cell>
          <table:table-cell/>
          <table:table-cell table:formula="of:=[.D213]-[.G213]" office:value-type="float" office:value="0.00988296207569528" calcext:value-type="float">
            <text:p/>
          </table:table-cell>
          <table:table-cell table:formula="of:=[.E213]-[.H213]" office:value-type="float" office:value="0.0130796033601858" calcext:value-type="float">
            <text:p/>
          </table:table-cell>
          <table:table-cell table:formula="of:=IF([.F213]-[.I213]&gt;= PI(); [.F213]-[.I213] - 2*PI(); [.F213]-[.I213])" office:value-type="float" office:value="0.0377821805884992" calcext:value-type="float">
            <text:p/>
          </table:table-cell>
          <table:table-cell table:formula="of:=[.D213]-[.J213]" office:value-type="float" office:value="-0.165962162319216" calcext:value-type="float">
            <text:p/>
          </table:table-cell>
          <table:table-cell table:formula="of:=[.E213]-[.K213]" office:value-type="float" office:value="1.48445254773242" calcext:value-type="float">
            <text:p/>
          </table:table-cell>
          <table:table-cell table:formula="of:=IF([.F213]-[.L213]&gt;= PI(); [.F213]-[.L213] - 2*PI(); [.F213]-[.L213])" office:value-type="float" office:value="-0.915292142111942" calcext:value-type="float">
            <text:p/>
          </table:table-cell>
          <table:table-cell/>
          <table:table-cell table:formula="of:=SQRT([.N213]^2+[.O213]^2)" office:value-type="float" office:value="0.0163935646962281" calcext:value-type="float">
            <text:p/>
          </table:table-cell>
          <table:table-cell table:formula="of:=SQRT([.Q213]^2+[.R213]^2)" office:value-type="float" office:value="1.4937010429771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905" calcext:value-type="float">
            <text:p>0.4905</text:p>
          </table:table-cell>
          <table:table-cell office:value-type="float" office:value="4.42828685258964" calcext:value-type="float">
            <text:p>4.42828685258964</text:p>
          </table:table-cell>
          <table:table-cell office:value-type="float" office:value="-1.01358366012573" calcext:value-type="float">
            <text:p>-1.01358366012573</text:p>
          </table:table-cell>
          <table:table-cell office:value-type="float" office:value="0.502479255199432" calcext:value-type="float">
            <text:p>0.502479255199432</text:p>
          </table:table-cell>
          <table:table-cell office:value-type="float" office:value="-2.71659421920776" calcext:value-type="float">
            <text:p>-2.71659421920776</text:p>
          </table:table-cell>
          <table:table-cell office:value-type="float" office:value="-1.01340090828028" calcext:value-type="float">
            <text:p>-1.01340090828028</text:p>
          </table:table-cell>
          <table:table-cell office:value-type="float" office:value="0.488083618269523" calcext:value-type="float">
            <text:p>0.488083618269523</text:p>
          </table:table-cell>
          <table:table-cell office:value-type="float" office:value="-2.76437270595805" calcext:value-type="float">
            <text:p>-2.76437270595805</text:p>
          </table:table-cell>
          <table:table-cell office:value-type="float" office:value="-0.834049803140215" calcext:value-type="float">
            <text:p>-0.834049803140215</text:p>
          </table:table-cell>
          <table:table-cell office:value-type="float" office:value="-1.00213881560621" calcext:value-type="float">
            <text:p>-1.00213881560621</text:p>
          </table:table-cell>
          <table:table-cell office:value-type="float" office:value="-1.79525619907683" calcext:value-type="float">
            <text:p>-1.79525619907683</text:p>
          </table:table-cell>
          <table:table-cell/>
          <table:table-cell table:formula="of:=[.D214]-[.G214]" office:value-type="float" office:value="-0.000182751845450913" calcext:value-type="float">
            <text:p/>
          </table:table-cell>
          <table:table-cell table:formula="of:=[.E214]-[.H214]" office:value-type="float" office:value="0.0143956369299096" calcext:value-type="float">
            <text:p/>
          </table:table-cell>
          <table:table-cell table:formula="of:=IF([.F214]-[.I214]&gt;= PI(); [.F214]-[.I214] - 2*PI(); [.F214]-[.I214])" office:value-type="float" office:value="0.0477784867502855" calcext:value-type="float">
            <text:p/>
          </table:table-cell>
          <table:table-cell table:formula="of:=[.D214]-[.J214]" office:value-type="float" office:value="-0.179533856985518" calcext:value-type="float">
            <text:p/>
          </table:table-cell>
          <table:table-cell table:formula="of:=[.E214]-[.K214]" office:value-type="float" office:value="1.50461807080564" calcext:value-type="float">
            <text:p/>
          </table:table-cell>
          <table:table-cell table:formula="of:=IF([.F214]-[.L214]&gt;= PI(); [.F214]-[.L214] - 2*PI(); [.F214]-[.L214])" office:value-type="float" office:value="-0.921338020130933" calcext:value-type="float">
            <text:p/>
          </table:table-cell>
          <table:table-cell/>
          <table:table-cell table:formula="of:=SQRT([.N214]^2+[.O214]^2)" office:value-type="float" office:value="0.0143967968956568" calcext:value-type="float">
            <text:p/>
          </table:table-cell>
          <table:table-cell table:formula="of:=SQRT([.Q214]^2+[.R214]^2)" office:value-type="float" office:value="1.5152913729045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033" calcext:value-type="float">
            <text:p>0.4033</text:p>
          </table:table-cell>
          <table:table-cell office:value-type="float" office:value="5.20517928286853" calcext:value-type="float">
            <text:p>5.20517928286853</text:p>
          </table:table-cell>
          <table:table-cell office:value-type="float" office:value="-1.032754778862" calcext:value-type="float">
            <text:p>-1.032754778862</text:p>
          </table:table-cell>
          <table:table-cell office:value-type="float" office:value="0.503969132900238" calcext:value-type="float">
            <text:p>0.503969132900238</text:p>
          </table:table-cell>
          <table:table-cell office:value-type="float" office:value="-2.51010799407959" calcext:value-type="float">
            <text:p>-2.51010799407959</text:p>
          </table:table-cell>
          <table:table-cell office:value-type="float" office:value="-1.02839870323622" calcext:value-type="float">
            <text:p>-1.02839870323622</text:p>
          </table:table-cell>
          <table:table-cell office:value-type="float" office:value="0.50905784368332" calcext:value-type="float">
            <text:p>0.50905784368332</text:p>
          </table:table-cell>
          <table:table-cell office:value-type="float" office:value="-2.55619824665786" calcext:value-type="float">
            <text:p>-2.55619824665786</text:p>
          </table:table-cell>
          <table:table-cell office:value-type="float" office:value="-0.837640460736708" calcext:value-type="float">
            <text:p>-0.837640460736708</text:p>
          </table:table-cell>
          <table:table-cell office:value-type="float" office:value="-1.01786613584918" calcext:value-type="float">
            <text:p>-1.01786613584918</text:p>
          </table:table-cell>
          <table:table-cell office:value-type="float" office:value="-1.58704902776209" calcext:value-type="float">
            <text:p>-1.58704902776209</text:p>
          </table:table-cell>
          <table:table-cell/>
          <table:table-cell table:formula="of:=[.D215]-[.G215]" office:value-type="float" office:value="-0.00435607562578122" calcext:value-type="float">
            <text:p/>
          </table:table-cell>
          <table:table-cell table:formula="of:=[.E215]-[.H215]" office:value-type="float" office:value="-0.00508871078308204" calcext:value-type="float">
            <text:p/>
          </table:table-cell>
          <table:table-cell table:formula="of:=IF([.F215]-[.I215]&gt;= PI(); [.F215]-[.I215] - 2*PI(); [.F215]-[.I215])" office:value-type="float" office:value="0.0460902525782667" calcext:value-type="float">
            <text:p/>
          </table:table-cell>
          <table:table-cell table:formula="of:=[.D215]-[.J215]" office:value-type="float" office:value="-0.195114318125291" calcext:value-type="float">
            <text:p/>
          </table:table-cell>
          <table:table-cell table:formula="of:=[.E215]-[.K215]" office:value-type="float" office:value="1.52183526874941" calcext:value-type="float">
            <text:p/>
          </table:table-cell>
          <table:table-cell table:formula="of:=IF([.F215]-[.L215]&gt;= PI(); [.F215]-[.L215] - 2*PI(); [.F215]-[.L215])" office:value-type="float" office:value="-0.9230589663175" calcext:value-type="float">
            <text:p/>
          </table:table-cell>
          <table:table-cell/>
          <table:table-cell table:formula="of:=SQRT([.N215]^2+[.O215]^2)" office:value-type="float" office:value="0.00669853508547807" calcext:value-type="float">
            <text:p/>
          </table:table-cell>
          <table:table-cell table:formula="of:=SQRT([.Q215]^2+[.R215]^2)" office:value-type="float" office:value="1.5342920785649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578" calcext:value-type="float">
            <text:p>0.4578</text:p>
          </table:table-cell>
          <table:table-cell office:value-type="float" office:value="4.97211155378486" calcext:value-type="float">
            <text:p>4.97211155378486</text:p>
          </table:table-cell>
          <table:table-cell office:value-type="float" office:value="-1.052450299263" calcext:value-type="float">
            <text:p>-1.052450299263</text:p>
          </table:table-cell>
          <table:table-cell office:value-type="float" office:value="0.501887083053589" calcext:value-type="float">
            <text:p>0.501887083053589</text:p>
          </table:table-cell>
          <table:table-cell office:value-type="float" office:value="-2.29791235923767" calcext:value-type="float">
            <text:p>-2.29791235923767</text:p>
          </table:table-cell>
          <table:table-cell office:value-type="float" office:value="-1.04366164957202" calcext:value-type="float">
            <text:p>-1.04366164957202</text:p>
          </table:table-cell>
          <table:table-cell office:value-type="float" office:value="0.502935951647446" calcext:value-type="float">
            <text:p>0.502935951647446</text:p>
          </table:table-cell>
          <table:table-cell office:value-type="float" office:value="-2.35739624970752" calcext:value-type="float">
            <text:p>-2.35739624970752</text:p>
          </table:table-cell>
          <table:table-cell office:value-type="float" office:value="-0.837938067094282" calcext:value-type="float">
            <text:p>-0.837938067094282</text:p>
          </table:table-cell>
          <table:table-cell office:value-type="float" office:value="-1.03617571734237" calcext:value-type="float">
            <text:p>-1.03617571734237</text:p>
          </table:table-cell>
          <table:table-cell office:value-type="float" office:value="-1.3881645656107" calcext:value-type="float">
            <text:p>-1.3881645656107</text:p>
          </table:table-cell>
          <table:table-cell/>
          <table:table-cell table:formula="of:=[.D216]-[.G216]" office:value-type="float" office:value="-0.00878864969098347" calcext:value-type="float">
            <text:p/>
          </table:table-cell>
          <table:table-cell table:formula="of:=[.E216]-[.H216]" office:value-type="float" office:value="-0.00104886859385722" calcext:value-type="float">
            <text:p/>
          </table:table-cell>
          <table:table-cell table:formula="of:=IF([.F216]-[.I216]&gt;= PI(); [.F216]-[.I216] - 2*PI(); [.F216]-[.I216])" office:value-type="float" office:value="0.059483890469854" calcext:value-type="float">
            <text:p/>
          </table:table-cell>
          <table:table-cell table:formula="of:=[.D216]-[.J216]" office:value-type="float" office:value="-0.214512232168719" calcext:value-type="float">
            <text:p/>
          </table:table-cell>
          <table:table-cell table:formula="of:=[.E216]-[.K216]" office:value-type="float" office:value="1.53806280039596" calcext:value-type="float">
            <text:p/>
          </table:table-cell>
          <table:table-cell table:formula="of:=IF([.F216]-[.L216]&gt;= PI(); [.F216]-[.L216] - 2*PI(); [.F216]-[.L216])" office:value-type="float" office:value="-0.909747793626976" calcext:value-type="float">
            <text:p/>
          </table:table-cell>
          <table:table-cell/>
          <table:table-cell table:formula="of:=SQRT([.N216]^2+[.O216]^2)" office:value-type="float" office:value="0.00885101625340299" calcext:value-type="float">
            <text:p/>
          </table:table-cell>
          <table:table-cell table:formula="of:=SQRT([.Q216]^2+[.R216]^2)" office:value-type="float" office:value="1.5529496694071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867" calcext:value-type="float">
            <text:p>0.6867</text:p>
          </table:table-cell>
          <table:table-cell office:value-type="float" office:value="4.11752988047809" calcext:value-type="float">
            <text:p>4.11752988047809</text:p>
          </table:table-cell>
          <table:table-cell office:value-type="float" office:value="-1.07275974750519" calcext:value-type="float">
            <text:p>-1.07275974750519</text:p>
          </table:table-cell>
          <table:table-cell office:value-type="float" office:value="0.493419408798218" calcext:value-type="float">
            <text:p>0.493419408798218</text:p>
          </table:table-cell>
          <table:table-cell office:value-type="float" office:value="-2.10384607315063" calcext:value-type="float">
            <text:p>-2.10384607315063</text:p>
          </table:table-cell>
          <table:table-cell office:value-type="float" office:value="-1.06210818599131" calcext:value-type="float">
            <text:p>-1.06210818599131</text:p>
          </table:table-cell>
          <table:table-cell office:value-type="float" office:value="0.500504560993252" calcext:value-type="float">
            <text:p>0.500504560993252</text:p>
          </table:table-cell>
          <table:table-cell office:value-type="float" office:value="-2.17506560564203" calcext:value-type="float">
            <text:p>-2.17506560564203</text:p>
          </table:table-cell>
          <table:table-cell office:value-type="float" office:value="-0.832949378594094" calcext:value-type="float">
            <text:p>-0.832949378594094</text:p>
          </table:table-cell>
          <table:table-cell office:value-type="float" office:value="-1.0631869004162" calcext:value-type="float">
            <text:p>-1.0631869004162</text:p>
          </table:table-cell>
          <table:table-cell office:value-type="float" office:value="-1.22346337039157" calcext:value-type="float">
            <text:p>-1.22346337039157</text:p>
          </table:table-cell>
          <table:table-cell/>
          <table:table-cell table:formula="of:=[.D217]-[.G217]" office:value-type="float" office:value="-0.0106515615138787" calcext:value-type="float">
            <text:p/>
          </table:table-cell>
          <table:table-cell table:formula="of:=[.E217]-[.H217]" office:value-type="float" office:value="-0.00708515219503469" calcext:value-type="float">
            <text:p/>
          </table:table-cell>
          <table:table-cell table:formula="of:=IF([.F217]-[.I217]&gt;= PI(); [.F217]-[.I217] - 2*PI(); [.F217]-[.I217])" office:value-type="float" office:value="0.0712195324914" calcext:value-type="float">
            <text:p/>
          </table:table-cell>
          <table:table-cell table:formula="of:=[.D217]-[.J217]" office:value-type="float" office:value="-0.239810368911094" calcext:value-type="float">
            <text:p/>
          </table:table-cell>
          <table:table-cell table:formula="of:=[.E217]-[.K217]" office:value-type="float" office:value="1.55660630921442" calcext:value-type="float">
            <text:p/>
          </table:table-cell>
          <table:table-cell table:formula="of:=IF([.F217]-[.L217]&gt;= PI(); [.F217]-[.L217] - 2*PI(); [.F217]-[.L217])" office:value-type="float" office:value="-0.880382702759063" calcext:value-type="float">
            <text:p/>
          </table:table-cell>
          <table:table-cell/>
          <table:table-cell table:formula="of:=SQRT([.N217]^2+[.O217]^2)" office:value-type="float" office:value="0.0127927770367011" calcext:value-type="float">
            <text:p/>
          </table:table-cell>
          <table:table-cell table:formula="of:=SQRT([.Q217]^2+[.R217]^2)" office:value-type="float" office:value="1.5749705441446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303" calcext:value-type="float">
            <text:p>0.7303</text:p>
          </table:table-cell>
          <table:table-cell office:value-type="float" office:value="3.49601593625498" calcext:value-type="float">
            <text:p>3.49601593625498</text:p>
          </table:table-cell>
          <table:table-cell office:value-type="float" office:value="-1.09221994876862" calcext:value-type="float">
            <text:p>-1.09221994876862</text:p>
          </table:table-cell>
          <table:table-cell office:value-type="float" office:value="0.478195130825043" calcext:value-type="float">
            <text:p>0.478195130825043</text:p>
          </table:table-cell>
          <table:table-cell office:value-type="float" office:value="-1.92930591106415" calcext:value-type="float">
            <text:p>-1.92930591106415</text:p>
          </table:table-cell>
          <table:table-cell office:value-type="float" office:value="-1.07770570218103" calcext:value-type="float">
            <text:p>-1.07770570218103</text:p>
          </table:table-cell>
          <table:table-cell office:value-type="float" office:value="0.489078048400559" calcext:value-type="float">
            <text:p>0.489078048400559</text:p>
          </table:table-cell>
          <table:table-cell office:value-type="float" office:value="-1.96419468109984" calcext:value-type="float">
            <text:p>-1.96419468109984</text:p>
          </table:table-cell>
          <table:table-cell office:value-type="float" office:value="-0.823005869606185" calcext:value-type="float">
            <text:p>-0.823005869606185</text:p>
          </table:table-cell>
          <table:table-cell office:value-type="float" office:value="-1.09065447353447" calcext:value-type="float">
            <text:p>-1.09065447353447</text:p>
          </table:table-cell>
          <table:table-cell office:value-type="float" office:value="-1.08362273294137" calcext:value-type="float">
            <text:p>-1.08362273294137</text:p>
          </table:table-cell>
          <table:table-cell/>
          <table:table-cell table:formula="of:=[.D218]-[.G218]" office:value-type="float" office:value="-0.0145142465875894" calcext:value-type="float">
            <text:p/>
          </table:table-cell>
          <table:table-cell table:formula="of:=[.E218]-[.H218]" office:value-type="float" office:value="-0.0108829175755163" calcext:value-type="float">
            <text:p/>
          </table:table-cell>
          <table:table-cell table:formula="of:=IF([.F218]-[.I218]&gt;= PI(); [.F218]-[.I218] - 2*PI(); [.F218]-[.I218])" office:value-type="float" office:value="0.0348887700356943" calcext:value-type="float">
            <text:p/>
          </table:table-cell>
          <table:table-cell table:formula="of:=[.D218]-[.J218]" office:value-type="float" office:value="-0.269214079162431" calcext:value-type="float">
            <text:p/>
          </table:table-cell>
          <table:table-cell table:formula="of:=[.E218]-[.K218]" office:value-type="float" office:value="1.56884960435951" calcext:value-type="float">
            <text:p/>
          </table:table-cell>
          <table:table-cell table:formula="of:=IF([.F218]-[.L218]&gt;= PI(); [.F218]-[.L218] - 2*PI(); [.F218]-[.L218])" office:value-type="float" office:value="-0.845683178122776" calcext:value-type="float">
            <text:p/>
          </table:table-cell>
          <table:table-cell/>
          <table:table-cell table:formula="of:=SQRT([.N218]^2+[.O218]^2)" office:value-type="float" office:value="0.0181411479504697" calcext:value-type="float">
            <text:p/>
          </table:table-cell>
          <table:table-cell table:formula="of:=SQRT([.Q218]^2+[.R218]^2)" office:value-type="float" office:value="1.591780544396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872" calcext:value-type="float">
            <text:p>0.872</text:p>
          </table:table-cell>
          <table:table-cell office:value-type="float" office:value="2.48605577689243" calcext:value-type="float">
            <text:p>2.48605577689243</text:p>
          </table:table-cell>
          <table:table-cell office:value-type="float" office:value="-1.10994136333466" calcext:value-type="float">
            <text:p>-1.10994136333466</text:p>
          </table:table-cell>
          <table:table-cell office:value-type="float" office:value="0.457104861736298" calcext:value-type="float">
            <text:p>0.457104861736298</text:p>
          </table:table-cell>
          <table:table-cell office:value-type="float" office:value="-1.77780842781067" calcext:value-type="float">
            <text:p>-1.77780842781067</text:p>
          </table:table-cell>
          <table:table-cell office:value-type="float" office:value="-1.09007663087821" calcext:value-type="float">
            <text:p>-1.09007663087821</text:p>
          </table:table-cell>
          <table:table-cell office:value-type="float" office:value="0.471710160800093" calcext:value-type="float">
            <text:p>0.471710160800093</text:p>
          </table:table-cell>
          <table:table-cell office:value-type="float" office:value="-1.81974226433416" calcext:value-type="float">
            <text:p>-1.81974226433416</text:p>
          </table:table-cell>
          <table:table-cell office:value-type="float" office:value="-0.806677488904638" calcext:value-type="float">
            <text:p>-0.806677488904638</text:p>
          </table:table-cell>
          <table:table-cell office:value-type="float" office:value="-1.12147651732889" calcext:value-type="float">
            <text:p>-1.12147651732889</text:p>
          </table:table-cell>
          <table:table-cell office:value-type="float" office:value="-0.984180501865675" calcext:value-type="float">
            <text:p>-0.984180501865675</text:p>
          </table:table-cell>
          <table:table-cell/>
          <table:table-cell table:formula="of:=[.D219]-[.G219]" office:value-type="float" office:value="-0.019864732456444" calcext:value-type="float">
            <text:p/>
          </table:table-cell>
          <table:table-cell table:formula="of:=[.E219]-[.H219]" office:value-type="float" office:value="-0.0146052990637954" calcext:value-type="float">
            <text:p/>
          </table:table-cell>
          <table:table-cell table:formula="of:=IF([.F219]-[.I219]&gt;= PI(); [.F219]-[.I219] - 2*PI(); [.F219]-[.I219])" office:value-type="float" office:value="0.041933836523492" calcext:value-type="float">
            <text:p/>
          </table:table-cell>
          <table:table-cell table:formula="of:=[.D219]-[.J219]" office:value-type="float" office:value="-0.303263874430018" calcext:value-type="float">
            <text:p/>
          </table:table-cell>
          <table:table-cell table:formula="of:=[.E219]-[.K219]" office:value-type="float" office:value="1.57858137906519" calcext:value-type="float">
            <text:p/>
          </table:table-cell>
          <table:table-cell table:formula="of:=IF([.F219]-[.L219]&gt;= PI(); [.F219]-[.L219] - 2*PI(); [.F219]-[.L219])" office:value-type="float" office:value="-0.793627925944994" calcext:value-type="float">
            <text:p/>
          </table:table-cell>
          <table:table-cell/>
          <table:table-cell table:formula="of:=SQRT([.N219]^2+[.O219]^2)" office:value-type="float" office:value="0.0246560815278706" calcext:value-type="float">
            <text:p/>
          </table:table-cell>
          <table:table-cell table:formula="of:=SQRT([.Q219]^2+[.R219]^2)" office:value-type="float" office:value="1.60744771232711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374" calcext:value-type="float">
            <text:p>0.9374</text:p>
          </table:table-cell>
          <table:table-cell office:value-type="float" office:value="1.70916334661355" calcext:value-type="float">
            <text:p>1.70916334661355</text:p>
          </table:table-cell>
          <table:table-cell office:value-type="float" office:value="-1.12361967563629" calcext:value-type="float">
            <text:p>-1.12361967563629</text:p>
          </table:table-cell>
          <table:table-cell office:value-type="float" office:value="0.431486248970032" calcext:value-type="float">
            <text:p>0.431486248970032</text:p>
          </table:table-cell>
          <table:table-cell office:value-type="float" office:value="-1.64457452297211" calcext:value-type="float">
            <text:p>-1.64457452297211</text:p>
          </table:table-cell>
          <table:table-cell office:value-type="float" office:value="-1.11339634627054" calcext:value-type="float">
            <text:p>-1.11339634627054</text:p>
          </table:table-cell>
          <table:table-cell office:value-type="float" office:value="0.452196620335951" calcext:value-type="float">
            <text:p>0.452196620335951</text:p>
          </table:table-cell>
          <table:table-cell office:value-type="float" office:value="-1.69209570798528" calcext:value-type="float">
            <text:p>-1.69209570798528</text:p>
          </table:table-cell>
          <table:table-cell office:value-type="float" office:value="-0.785921735825924" calcext:value-type="float">
            <text:p>-0.785921735825924</text:p>
          </table:table-cell>
          <table:table-cell office:value-type="float" office:value="-1.15270388881827" calcext:value-type="float">
            <text:p>-1.15270388881827</text:p>
          </table:table-cell>
          <table:table-cell office:value-type="float" office:value="-0.915813968001133" calcext:value-type="float">
            <text:p>-0.915813968001133</text:p>
          </table:table-cell>
          <table:table-cell/>
          <table:table-cell table:formula="of:=[.D220]-[.G220]" office:value-type="float" office:value="-0.0102233293657477" calcext:value-type="float">
            <text:p/>
          </table:table-cell>
          <table:table-cell table:formula="of:=[.E220]-[.H220]" office:value-type="float" office:value="-0.0207103713659194" calcext:value-type="float">
            <text:p/>
          </table:table-cell>
          <table:table-cell table:formula="of:=IF([.F220]-[.I220]&gt;= PI(); [.F220]-[.I220] - 2*PI(); [.F220]-[.I220])" office:value-type="float" office:value="0.0475211850131756" calcext:value-type="float">
            <text:p/>
          </table:table-cell>
          <table:table-cell table:formula="of:=[.D220]-[.J220]" office:value-type="float" office:value="-0.337697939810368" calcext:value-type="float">
            <text:p/>
          </table:table-cell>
          <table:table-cell table:formula="of:=[.E220]-[.K220]" office:value-type="float" office:value="1.5841901377883" calcext:value-type="float">
            <text:p/>
          </table:table-cell>
          <table:table-cell table:formula="of:=IF([.F220]-[.L220]&gt;= PI(); [.F220]-[.L220] - 2*PI(); [.F220]-[.L220])" office:value-type="float" office:value="-0.728760554970974" calcext:value-type="float">
            <text:p/>
          </table:table-cell>
          <table:table-cell/>
          <table:table-cell table:formula="of:=SQRT([.N220]^2+[.O220]^2)" office:value-type="float" office:value="0.023096232277903" calcext:value-type="float">
            <text:p/>
          </table:table-cell>
          <table:table-cell table:formula="of:=SQRT([.Q220]^2+[.R220]^2)" office:value-type="float" office:value="1.6197834087364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01" calcext:value-type="float">
            <text:p>0.9701</text:p>
          </table:table-cell>
          <table:table-cell office:value-type="float" office:value="1.3207171314741" calcext:value-type="float">
            <text:p>1.3207171314741</text:p>
          </table:table-cell>
          <table:table-cell office:value-type="float" office:value="-1.13150417804718" calcext:value-type="float">
            <text:p>-1.13150417804718</text:p>
          </table:table-cell>
          <table:table-cell office:value-type="float" office:value="0.402878791093826" calcext:value-type="float">
            <text:p>0.402878791093826</text:p>
          </table:table-cell>
          <table:table-cell office:value-type="float" office:value="-1.52933144569397" calcext:value-type="float">
            <text:p>-1.52933144569397</text:p>
          </table:table-cell>
          <table:table-cell office:value-type="float" office:value="-1.12210443896595" calcext:value-type="float">
            <text:p>-1.12210443896595</text:p>
          </table:table-cell>
          <table:table-cell office:value-type="float" office:value="0.432585526834341" calcext:value-type="float">
            <text:p>0.432585526834341</text:p>
          </table:table-cell>
          <table:table-cell office:value-type="float" office:value="-1.58251540862186" calcext:value-type="float">
            <text:p>-1.58251540862186</text:p>
          </table:table-cell>
          <table:table-cell office:value-type="float" office:value="-0.762284463431904" calcext:value-type="float">
            <text:p>-0.762284463431904</text:p>
          </table:table-cell>
          <table:table-cell office:value-type="float" office:value="-1.18347773761511" calcext:value-type="float">
            <text:p>-1.18347773761511</text:p>
          </table:table-cell>
          <table:table-cell office:value-type="float" office:value="-0.862985282742169" calcext:value-type="float">
            <text:p>-0.862985282742169</text:p>
          </table:table-cell>
          <table:table-cell/>
          <table:table-cell table:formula="of:=[.D221]-[.G221]" office:value-type="float" office:value="-0.00939973908122704" calcext:value-type="float">
            <text:p/>
          </table:table-cell>
          <table:table-cell table:formula="of:=[.E221]-[.H221]" office:value-type="float" office:value="-0.029706735740515" calcext:value-type="float">
            <text:p/>
          </table:table-cell>
          <table:table-cell table:formula="of:=IF([.F221]-[.I221]&gt;= PI(); [.F221]-[.I221] - 2*PI(); [.F221]-[.I221])" office:value-type="float" office:value="0.053183962927895" calcext:value-type="float">
            <text:p/>
          </table:table-cell>
          <table:table-cell table:formula="of:=[.D221]-[.J221]" office:value-type="float" office:value="-0.369219714615276" calcext:value-type="float">
            <text:p/>
          </table:table-cell>
          <table:table-cell table:formula="of:=[.E221]-[.K221]" office:value-type="float" office:value="1.58635652870894" calcext:value-type="float">
            <text:p/>
          </table:table-cell>
          <table:table-cell table:formula="of:=IF([.F221]-[.L221]&gt;= PI(); [.F221]-[.L221] - 2*PI(); [.F221]-[.L221])" office:value-type="float" office:value="-0.6663461629518" calcext:value-type="float">
            <text:p/>
          </table:table-cell>
          <table:table-cell/>
          <table:table-cell table:formula="of:=SQRT([.N221]^2+[.O221]^2)" office:value-type="float" office:value="0.0311583896110171" calcext:value-type="float">
            <text:p/>
          </table:table-cell>
          <table:table-cell table:formula="of:=SQRT([.Q221]^2+[.R221]^2)" office:value-type="float" office:value="1.6287572667030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01" calcext:value-type="float">
            <text:p>0.9701</text:p>
          </table:table-cell>
          <table:table-cell office:value-type="float" office:value="0.854581673306773" calcext:value-type="float">
            <text:p>0.854581673306773</text:p>
          </table:table-cell>
          <table:table-cell office:value-type="float" office:value="-1.13398361206055" calcext:value-type="float">
            <text:p>-1.13398361206055</text:p>
          </table:table-cell>
          <table:table-cell office:value-type="float" office:value="0.372281402349472" calcext:value-type="float">
            <text:p>0.372281402349472</text:p>
          </table:table-cell>
          <table:table-cell office:value-type="float" office:value="-1.44055879116058" calcext:value-type="float">
            <text:p>-1.44055879116058</text:p>
          </table:table-cell>
          <table:table-cell office:value-type="float" office:value="-1.12463238251428" calcext:value-type="float">
            <text:p>-1.12463238251428</text:p>
          </table:table-cell>
          <table:table-cell office:value-type="float" office:value="0.403750309209526" calcext:value-type="float">
            <text:p>0.403750309209526</text:p>
          </table:table-cell>
          <table:table-cell office:value-type="float" office:value="-1.48420422507905" calcext:value-type="float">
            <text:p>-1.48420422507905</text:p>
          </table:table-cell>
          <table:table-cell office:value-type="float" office:value="-0.737055181772336" calcext:value-type="float">
            <text:p>-0.737055181772336</text:p>
          </table:table-cell>
          <table:table-cell office:value-type="float" office:value="-1.21296050822681" calcext:value-type="float">
            <text:p>-1.21296050822681</text:p>
          </table:table-cell>
          <table:table-cell office:value-type="float" office:value="-0.828802015809898" calcext:value-type="float">
            <text:p>-0.828802015809898</text:p>
          </table:table-cell>
          <table:table-cell/>
          <table:table-cell table:formula="of:=[.D222]-[.G222]" office:value-type="float" office:value="-0.00935122954626411" calcext:value-type="float">
            <text:p/>
          </table:table-cell>
          <table:table-cell table:formula="of:=[.E222]-[.H222]" office:value-type="float" office:value="-0.0314689068600543" calcext:value-type="float">
            <text:p/>
          </table:table-cell>
          <table:table-cell table:formula="of:=IF([.F222]-[.I222]&gt;= PI(); [.F222]-[.I222] - 2*PI(); [.F222]-[.I222])" office:value-type="float" office:value="0.0436454339184695" calcext:value-type="float">
            <text:p/>
          </table:table-cell>
          <table:table-cell table:formula="of:=[.D222]-[.J222]" office:value-type="float" office:value="-0.39692843028821" calcext:value-type="float">
            <text:p/>
          </table:table-cell>
          <table:table-cell table:formula="of:=[.E222]-[.K222]" office:value-type="float" office:value="1.58524191057628" calcext:value-type="float">
            <text:p/>
          </table:table-cell>
          <table:table-cell table:formula="of:=IF([.F222]-[.L222]&gt;= PI(); [.F222]-[.L222] - 2*PI(); [.F222]-[.L222])" office:value-type="float" office:value="-0.611756775350685" calcext:value-type="float">
            <text:p/>
          </table:table-cell>
          <table:table-cell/>
          <table:table-cell table:formula="of:=SQRT([.N222]^2+[.O222]^2)" office:value-type="float" office:value="0.0328289139782859" calcext:value-type="float">
            <text:p/>
          </table:table-cell>
          <table:table-cell table:formula="of:=SQRT([.Q222]^2+[.R222]^2)" office:value-type="float" office:value="1.6341799453605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699203187250996" calcext:value-type="float">
            <text:p>0.699203187250996</text:p>
          </table:table-cell>
          <table:table-cell office:value-type="float" office:value="-1.13214635848999" calcext:value-type="float">
            <text:p>-1.13214635848999</text:p>
          </table:table-cell>
          <table:table-cell office:value-type="float" office:value="0.340021431446075" calcext:value-type="float">
            <text:p>0.340021431446075</text:p>
          </table:table-cell>
          <table:table-cell office:value-type="float" office:value="-1.38593375682831" calcext:value-type="float">
            <text:p>-1.38593375682831</text:p>
          </table:table-cell>
          <table:table-cell office:value-type="float" office:value="-1.12461157284625" calcext:value-type="float">
            <text:p>-1.12461157284625</text:p>
          </table:table-cell>
          <table:table-cell office:value-type="float" office:value="0.36856543107823" calcext:value-type="float">
            <text:p>0.36856543107823</text:p>
          </table:table-cell>
          <table:table-cell office:value-type="float" office:value="-1.41452046734994" calcext:value-type="float">
            <text:p>-1.41452046734994</text:p>
          </table:table-cell>
          <table:table-cell office:value-type="float" office:value="-0.713190066132361" calcext:value-type="float">
            <text:p>-0.713190066132361</text:p>
          </table:table-cell>
          <table:table-cell office:value-type="float" office:value="-1.23899272118481" calcext:value-type="float">
            <text:p>-1.23899272118481</text:p>
          </table:table-cell>
          <table:table-cell office:value-type="float" office:value="-0.800833888319858" calcext:value-type="float">
            <text:p>-0.800833888319858</text:p>
          </table:table-cell>
          <table:table-cell/>
          <table:table-cell table:formula="of:=[.D223]-[.G223]" office:value-type="float" office:value="-0.007534785643736" calcext:value-type="float">
            <text:p/>
          </table:table-cell>
          <table:table-cell table:formula="of:=[.E223]-[.H223]" office:value-type="float" office:value="-0.0285439996321544" calcext:value-type="float">
            <text:p/>
          </table:table-cell>
          <table:table-cell table:formula="of:=IF([.F223]-[.I223]&gt;= PI(); [.F223]-[.I223] - 2*PI(); [.F223]-[.I223])" office:value-type="float" office:value="0.0285867105216346" calcext:value-type="float">
            <text:p/>
          </table:table-cell>
          <table:table-cell table:formula="of:=[.D223]-[.J223]" office:value-type="float" office:value="-0.418956292357629" calcext:value-type="float">
            <text:p/>
          </table:table-cell>
          <table:table-cell table:formula="of:=[.E223]-[.K223]" office:value-type="float" office:value="1.57901415263089" calcext:value-type="float">
            <text:p/>
          </table:table-cell>
          <table:table-cell table:formula="of:=IF([.F223]-[.L223]&gt;= PI(); [.F223]-[.L223] - 2*PI(); [.F223]-[.L223])" office:value-type="float" office:value="-0.58509986850845" calcext:value-type="float">
            <text:p/>
          </table:table-cell>
          <table:table-cell/>
          <table:table-cell table:formula="of:=SQRT([.N223]^2+[.O223]^2)" office:value-type="float" office:value="0.0295217362243056" calcext:value-type="float">
            <text:p/>
          </table:table-cell>
          <table:table-cell table:formula="of:=SQRT([.Q223]^2+[.R223]^2)" office:value-type="float" office:value="1.6336493103217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310756972111554" calcext:value-type="float">
            <text:p>0.310756972111554</text:p>
          </table:table-cell>
          <table:table-cell office:value-type="float" office:value="-1.12656378746033" calcext:value-type="float">
            <text:p>-1.12656378746033</text:p>
          </table:table-cell>
          <table:table-cell office:value-type="float" office:value="0.306246042251587" calcext:value-type="float">
            <text:p>0.306246042251587</text:p>
          </table:table-cell>
          <table:table-cell office:value-type="float" office:value="-1.36516678333282" calcext:value-type="float">
            <text:p>-1.36516678333282</text:p>
          </table:table-cell>
          <table:table-cell office:value-type="float" office:value="-1.12191018323714" calcext:value-type="float">
            <text:p>-1.12191018323714</text:p>
          </table:table-cell>
          <table:table-cell office:value-type="float" office:value="0.329388939472504" calcext:value-type="float">
            <text:p>0.329388939472504</text:p>
          </table:table-cell>
          <table:table-cell office:value-type="float" office:value="-1.37638266974027" calcext:value-type="float">
            <text:p>-1.37638266974027</text:p>
          </table:table-cell>
          <table:table-cell office:value-type="float" office:value="-0.687695796767033" calcext:value-type="float">
            <text:p>-0.687695796767033</text:p>
          </table:table-cell>
          <table:table-cell office:value-type="float" office:value="-1.26528643917083" calcext:value-type="float">
            <text:p>-1.26528643917083</text:p>
          </table:table-cell>
          <table:table-cell office:value-type="float" office:value="-0.788403609435396" calcext:value-type="float">
            <text:p>-0.788403609435396</text:p>
          </table:table-cell>
          <table:table-cell/>
          <table:table-cell table:formula="of:=[.D224]-[.G224]" office:value-type="float" office:value="-0.00465360422318417" calcext:value-type="float">
            <text:p/>
          </table:table-cell>
          <table:table-cell table:formula="of:=[.E224]-[.H224]" office:value-type="float" office:value="-0.0231428972209172" calcext:value-type="float">
            <text:p/>
          </table:table-cell>
          <table:table-cell table:formula="of:=IF([.F224]-[.I224]&gt;= PI(); [.F224]-[.I224] - 2*PI(); [.F224]-[.I224])" office:value-type="float" office:value="0.0112158864074421" calcext:value-type="float">
            <text:p/>
          </table:table-cell>
          <table:table-cell table:formula="of:=[.D224]-[.J224]" office:value-type="float" office:value="-0.438867990693294" calcext:value-type="float">
            <text:p/>
          </table:table-cell>
          <table:table-cell table:formula="of:=[.E224]-[.K224]" office:value-type="float" office:value="1.57153248142241" calcext:value-type="float">
            <text:p/>
          </table:table-cell>
          <table:table-cell table:formula="of:=IF([.F224]-[.L224]&gt;= PI(); [.F224]-[.L224] - 2*PI(); [.F224]-[.L224])" office:value-type="float" office:value="-0.576763173897428" calcext:value-type="float">
            <text:p/>
          </table:table-cell>
          <table:table-cell/>
          <table:table-cell table:formula="of:=SQRT([.N224]^2+[.O224]^2)" office:value-type="float" office:value="0.0236061374232205" calcext:value-type="float">
            <text:p/>
          </table:table-cell>
          <table:table-cell table:formula="of:=SQRT([.Q224]^2+[.R224]^2)" office:value-type="float" office:value="1.6316615621570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265" calcext:value-type="float">
            <text:p>0.9265</text:p>
          </table:table-cell>
          <table:table-cell office:value-type="float" office:value="-0.233067729083665" calcext:value-type="float">
            <text:p>-0.233067729083665</text:p>
          </table:table-cell>
          <table:table-cell office:value-type="float" office:value="-1.11900162696838" calcext:value-type="float">
            <text:p>-1.11900162696838</text:p>
          </table:table-cell>
          <table:table-cell office:value-type="float" office:value="0.270796746015549" calcext:value-type="float">
            <text:p>0.270796746015549</text:p>
          </table:table-cell>
          <table:table-cell office:value-type="float" office:value="-1.37400901317596" calcext:value-type="float">
            <text:p>-1.37400901317596</text:p>
          </table:table-cell>
          <table:table-cell office:value-type="float" office:value="-1.11472177876447" calcext:value-type="float">
            <text:p>-1.11472177876447</text:p>
          </table:table-cell>
          <table:table-cell office:value-type="float" office:value="0.293027108567549" calcext:value-type="float">
            <text:p>0.293027108567549</text:p>
          </table:table-cell>
          <table:table-cell office:value-type="float" office:value="-1.37487068901025" calcext:value-type="float">
            <text:p>-1.37487068901025</text:p>
          </table:table-cell>
          <table:table-cell office:value-type="float" office:value="-0.661569296537747" calcext:value-type="float">
            <text:p>-0.661569296537747</text:p>
          </table:table-cell>
          <table:table-cell office:value-type="float" office:value="-1.2915704568578" calcext:value-type="float">
            <text:p>-1.2915704568578</text:p>
          </table:table-cell>
          <table:table-cell office:value-type="float" office:value="-0.797726318598743" calcext:value-type="float">
            <text:p>-0.797726318598743</text:p>
          </table:table-cell>
          <table:table-cell/>
          <table:table-cell table:formula="of:=[.D225]-[.G225]" office:value-type="float" office:value="-0.00427984820391769" calcext:value-type="float">
            <text:p/>
          </table:table-cell>
          <table:table-cell table:formula="of:=[.E225]-[.H225]" office:value-type="float" office:value="-0.0222303625520007" calcext:value-type="float">
            <text:p/>
          </table:table-cell>
          <table:table-cell table:formula="of:=IF([.F225]-[.I225]&gt;= PI(); [.F225]-[.I225] - 2*PI(); [.F225]-[.I225])" office:value-type="float" office:value="0.000861675834287645" calcext:value-type="float">
            <text:p/>
          </table:table-cell>
          <table:table-cell table:formula="of:=[.D225]-[.J225]" office:value-type="float" office:value="-0.457432330430637" calcext:value-type="float">
            <text:p/>
          </table:table-cell>
          <table:table-cell table:formula="of:=[.E225]-[.K225]" office:value-type="float" office:value="1.56236720287335" calcext:value-type="float">
            <text:p/>
          </table:table-cell>
          <table:table-cell table:formula="of:=IF([.F225]-[.L225]&gt;= PI(); [.F225]-[.L225] - 2*PI(); [.F225]-[.L225])" office:value-type="float" office:value="-0.576282694577221" calcext:value-type="float">
            <text:p/>
          </table:table-cell>
          <table:table-cell/>
          <table:table-cell table:formula="of:=SQRT([.N225]^2+[.O225]^2)" office:value-type="float" office:value="0.0226385980096377" calcext:value-type="float">
            <text:p/>
          </table:table-cell>
          <table:table-cell table:formula="of:=SQRT([.Q225]^2+[.R225]^2)" office:value-type="float" office:value="1.62795442612424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01" calcext:value-type="float">
            <text:p>0.9701</text:p>
          </table:table-cell>
          <table:table-cell office:value-type="float" office:value="-0.699203187250996" calcext:value-type="float">
            <text:p>-0.699203187250996</text:p>
          </table:table-cell>
          <table:table-cell office:value-type="float" office:value="-1.1106151342392" calcext:value-type="float">
            <text:p>-1.1106151342392</text:p>
          </table:table-cell>
          <table:table-cell office:value-type="float" office:value="0.233763217926025" calcext:value-type="float">
            <text:p>0.233763217926025</text:p>
          </table:table-cell>
          <table:table-cell office:value-type="float" office:value="-1.40284621715546" calcext:value-type="float">
            <text:p>-1.40284621715546</text:p>
          </table:table-cell>
          <table:table-cell office:value-type="float" office:value="-1.10712811571535" calcext:value-type="float">
            <text:p>-1.10712811571535</text:p>
          </table:table-cell>
          <table:table-cell office:value-type="float" office:value="0.254965510899356" calcext:value-type="float">
            <text:p>0.254965510899356</text:p>
          </table:table-cell>
          <table:table-cell office:value-type="float" office:value="-1.40084498923786" calcext:value-type="float">
            <text:p>-1.40084498923786</text:p>
          </table:table-cell>
          <table:table-cell office:value-type="float" office:value="-0.634471068478002" calcext:value-type="float">
            <text:p>-0.634471068478002</text:p>
          </table:table-cell>
          <table:table-cell office:value-type="float" office:value="-1.31934520171751" calcext:value-type="float">
            <text:p>-1.31934520171751</text:p>
          </table:table-cell>
          <table:table-cell office:value-type="float" office:value="-0.825694446088783" calcext:value-type="float">
            <text:p>-0.825694446088783</text:p>
          </table:table-cell>
          <table:table-cell/>
          <table:table-cell table:formula="of:=[.D226]-[.G226]" office:value-type="float" office:value="-0.00348701852384981" calcext:value-type="float">
            <text:p/>
          </table:table-cell>
          <table:table-cell table:formula="of:=[.E226]-[.H226]" office:value-type="float" office:value="-0.0212022929733308" calcext:value-type="float">
            <text:p/>
          </table:table-cell>
          <table:table-cell table:formula="of:=IF([.F226]-[.I226]&gt;= PI(); [.F226]-[.I226] - 2*PI(); [.F226]-[.I226])" office:value-type="float" office:value="-0.00200122791759427" calcext:value-type="float">
            <text:p/>
          </table:table-cell>
          <table:table-cell table:formula="of:=[.D226]-[.J226]" office:value-type="float" office:value="-0.476144065761195" calcext:value-type="float">
            <text:p/>
          </table:table-cell>
          <table:table-cell table:formula="of:=[.E226]-[.K226]" office:value-type="float" office:value="1.55310841964354" calcext:value-type="float">
            <text:p/>
          </table:table-cell>
          <table:table-cell table:formula="of:=IF([.F226]-[.L226]&gt;= PI(); [.F226]-[.L226] - 2*PI(); [.F226]-[.L226])" office:value-type="float" office:value="-0.577151771066674" calcext:value-type="float">
            <text:p/>
          </table:table-cell>
          <table:table-cell/>
          <table:table-cell table:formula="of:=SQRT([.N226]^2+[.O226]^2)" office:value-type="float" office:value="0.0214871246450665" calcext:value-type="float">
            <text:p/>
          </table:table-cell>
          <table:table-cell table:formula="of:=SQRT([.Q226]^2+[.R226]^2)" office:value-type="float" office:value="1.6244565043506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1" calcext:value-type="float">
            <text:p>0.981</text:p>
          </table:table-cell>
          <table:table-cell office:value-type="float" office:value="-0.932270916334661" calcext:value-type="float">
            <text:p>-0.932270916334661</text:p>
          </table:table-cell>
          <table:table-cell office:value-type="float" office:value="-1.10215044021606" calcext:value-type="float">
            <text:p>-1.10215044021606</text:p>
          </table:table-cell>
          <table:table-cell office:value-type="float" office:value="0.195610865950584" calcext:value-type="float">
            <text:p>0.195610865950584</text:p>
          </table:table-cell>
          <table:table-cell office:value-type="float" office:value="-1.44002628326416" calcext:value-type="float">
            <text:p>-1.44002628326416</text:p>
          </table:table-cell>
          <table:table-cell office:value-type="float" office:value="-1.09845975405946" calcext:value-type="float">
            <text:p>-1.09845975405946</text:p>
          </table:table-cell>
          <table:table-cell office:value-type="float" office:value="0.216290841635508" calcext:value-type="float">
            <text:p>0.216290841635508</text:p>
          </table:table-cell>
          <table:table-cell office:value-type="float" office:value="-1.43807225427664" calcext:value-type="float">
            <text:p>-1.43807225427664</text:p>
          </table:table-cell>
          <table:table-cell office:value-type="float" office:value="-0.60786451604018" calcext:value-type="float">
            <text:p>-0.60786451604018</text:p>
          </table:table-cell>
          <table:table-cell office:value-type="float" office:value="-1.3481873404623" calcext:value-type="float">
            <text:p>-1.3481873404623</text:p>
          </table:table-cell>
          <table:table-cell office:value-type="float" office:value="-0.862985282742169" calcext:value-type="float">
            <text:p>-0.862985282742169</text:p>
          </table:table-cell>
          <table:table-cell/>
          <table:table-cell table:formula="of:=[.D227]-[.G227]" office:value-type="float" office:value="-0.00369068615660662" calcext:value-type="float">
            <text:p/>
          </table:table-cell>
          <table:table-cell table:formula="of:=[.E227]-[.H227]" office:value-type="float" office:value="-0.0206799756849234" calcext:value-type="float">
            <text:p/>
          </table:table-cell>
          <table:table-cell table:formula="of:=IF([.F227]-[.I227]&gt;= PI(); [.F227]-[.I227] - 2*PI(); [.F227]-[.I227])" office:value-type="float" office:value="-0.0019540289875164" calcext:value-type="float">
            <text:p/>
          </table:table-cell>
          <table:table-cell table:formula="of:=[.D227]-[.J227]" office:value-type="float" office:value="-0.494285924175885" calcext:value-type="float">
            <text:p/>
          </table:table-cell>
          <table:table-cell table:formula="of:=[.E227]-[.K227]" office:value-type="float" office:value="1.54379820641288" calcext:value-type="float">
            <text:p/>
          </table:table-cell>
          <table:table-cell table:formula="of:=IF([.F227]-[.L227]&gt;= PI(); [.F227]-[.L227] - 2*PI(); [.F227]-[.L227])" office:value-type="float" office:value="-0.577041000521991" calcext:value-type="float">
            <text:p/>
          </table:table-cell>
          <table:table-cell/>
          <table:table-cell table:formula="of:=SQRT([.N227]^2+[.O227]^2)" office:value-type="float" office:value="0.0210067265092777" calcext:value-type="float">
            <text:p/>
          </table:table-cell>
          <table:table-cell table:formula="of:=SQRT([.Q227]^2+[.R227]^2)" office:value-type="float" office:value="1.6209970626013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932270916334661" calcext:value-type="float">
            <text:p>-0.932270916334661</text:p>
          </table:table-cell>
          <table:table-cell office:value-type="float" office:value="-1.09531390666962" calcext:value-type="float">
            <text:p>-1.09531390666962</text:p>
          </table:table-cell>
          <table:table-cell office:value-type="float" office:value="0.156753867864609" calcext:value-type="float">
            <text:p>0.156753867864609</text:p>
          </table:table-cell>
          <table:table-cell office:value-type="float" office:value="-1.47742986679077" calcext:value-type="float">
            <text:p>-1.47742986679077</text:p>
          </table:table-cell>
          <table:table-cell office:value-type="float" office:value="-1.09112001450133" calcext:value-type="float">
            <text:p>-1.09112001450133</text:p>
          </table:table-cell>
          <table:table-cell office:value-type="float" office:value="0.178530823693188" calcext:value-type="float">
            <text:p>0.178530823693188</text:p>
          </table:table-cell>
          <table:table-cell office:value-type="float" office:value="-1.47734080732445" calcext:value-type="float">
            <text:p>-1.47734080732445</text:p>
          </table:table-cell>
          <table:table-cell office:value-type="float" office:value="-0.581784809156132" calcext:value-type="float">
            <text:p>-0.581784809156132</text:p>
          </table:table-cell>
          <table:table-cell office:value-type="float" office:value="-1.37866391233057" calcext:value-type="float">
            <text:p>-1.37866391233057</text:p>
          </table:table-cell>
          <table:table-cell office:value-type="float" office:value="-0.900276119395556" calcext:value-type="float">
            <text:p>-0.900276119395556</text:p>
          </table:table-cell>
          <table:table-cell/>
          <table:table-cell table:formula="of:=[.D228]-[.G228]" office:value-type="float" office:value="-0.00419389216828647" calcext:value-type="float">
            <text:p/>
          </table:table-cell>
          <table:table-cell table:formula="of:=[.E228]-[.H228]" office:value-type="float" office:value="-0.0217769558285792" calcext:value-type="float">
            <text:p/>
          </table:table-cell>
          <table:table-cell table:formula="of:=IF([.F228]-[.I228]&gt;= PI(); [.F228]-[.I228] - 2*PI(); [.F228]-[.I228])" office:value-type="float" office:value="-0.0000890594663238709" calcext:value-type="float">
            <text:p/>
          </table:table-cell>
          <table:table-cell table:formula="of:=[.D228]-[.J228]" office:value-type="float" office:value="-0.513529097513485" calcext:value-type="float">
            <text:p/>
          </table:table-cell>
          <table:table-cell table:formula="of:=[.E228]-[.K228]" office:value-type="float" office:value="1.53541778019518" calcext:value-type="float">
            <text:p/>
          </table:table-cell>
          <table:table-cell table:formula="of:=IF([.F228]-[.L228]&gt;= PI(); [.F228]-[.L228] - 2*PI(); [.F228]-[.L228])" office:value-type="float" office:value="-0.577153747395216" calcext:value-type="float">
            <text:p/>
          </table:table-cell>
          <table:table-cell/>
          <table:table-cell table:formula="of:=SQRT([.N228]^2+[.O228]^2)" office:value-type="float" office:value="0.0221771174114019" calcext:value-type="float">
            <text:p/>
          </table:table-cell>
          <table:table-cell table:formula="of:=SQRT([.Q228]^2+[.R228]^2)" office:value-type="float" office:value="1.61901818820312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699203187250996" calcext:value-type="float">
            <text:p>-0.699203187250996</text:p>
          </table:table-cell>
          <table:table-cell office:value-type="float" office:value="-1.08965289592743" calcext:value-type="float">
            <text:p>-1.08965289592743</text:p>
          </table:table-cell>
          <table:table-cell office:value-type="float" office:value="0.117548376321793" calcext:value-type="float">
            <text:p>0.117548376321793</text:p>
          </table:table-cell>
          <table:table-cell office:value-type="float" office:value="-1.50902283191681" calcext:value-type="float">
            <text:p>-1.50902283191681</text:p>
          </table:table-cell>
          <table:table-cell office:value-type="float" office:value="-1.07534328886229" calcext:value-type="float">
            <text:p>-1.07534328886229</text:p>
          </table:table-cell>
          <table:table-cell office:value-type="float" office:value="0.13716136496814" calcext:value-type="float">
            <text:p>0.13716136496814</text:p>
          </table:table-cell>
          <table:table-cell office:value-type="float" office:value="-1.5092205243266" calcext:value-type="float">
            <text:p>-1.5092205243266</text:p>
          </table:table-cell>
          <table:table-cell office:value-type="float" office:value="-0.556588539321415" calcext:value-type="float">
            <text:p>-0.556588539321415</text:p>
          </table:table-cell>
          <table:table-cell office:value-type="float" office:value="-1.41043321025193" calcext:value-type="float">
            <text:p>-1.41043321025193</text:p>
          </table:table-cell>
          <table:table-cell office:value-type="float" office:value="-0.928244246885595" calcext:value-type="float">
            <text:p>-0.928244246885595</text:p>
          </table:table-cell>
          <table:table-cell/>
          <table:table-cell table:formula="of:=[.D229]-[.G229]" office:value-type="float" office:value="-0.0143096070651427" calcext:value-type="float">
            <text:p/>
          </table:table-cell>
          <table:table-cell table:formula="of:=[.E229]-[.H229]" office:value-type="float" office:value="-0.0196129886463476" calcext:value-type="float">
            <text:p/>
          </table:table-cell>
          <table:table-cell table:formula="of:=IF([.F229]-[.I229]&gt;= PI(); [.F229]-[.I229] - 2*PI(); [.F229]-[.I229])" office:value-type="float" office:value="0.000197692409791284" calcext:value-type="float">
            <text:p/>
          </table:table-cell>
          <table:table-cell table:formula="of:=[.D229]-[.J229]" office:value-type="float" office:value="-0.533064356606014" calcext:value-type="float">
            <text:p/>
          </table:table-cell>
          <table:table-cell table:formula="of:=[.E229]-[.K229]" office:value-type="float" office:value="1.52798158657372" calcext:value-type="float">
            <text:p/>
          </table:table-cell>
          <table:table-cell table:formula="of:=IF([.F229]-[.L229]&gt;= PI(); [.F229]-[.L229] - 2*PI(); [.F229]-[.L229])" office:value-type="float" office:value="-0.580778585031213" calcext:value-type="float">
            <text:p/>
          </table:table-cell>
          <table:table-cell/>
          <table:table-cell table:formula="of:=SQRT([.N229]^2+[.O229]^2)" office:value-type="float" office:value="0.0242782655476157" calcext:value-type="float">
            <text:p/>
          </table:table-cell>
          <table:table-cell table:formula="of:=SQRT([.Q229]^2+[.R229]^2)" office:value-type="float" office:value="1.6182970485025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621513944223108" calcext:value-type="float">
            <text:p>-0.621513944223108</text:p>
          </table:table-cell>
          <table:table-cell office:value-type="float" office:value="-1.08568692207336" calcext:value-type="float">
            <text:p>-1.08568692207336</text:p>
          </table:table-cell>
          <table:table-cell office:value-type="float" office:value="0.0781093165278435" calcext:value-type="float">
            <text:p>0.0781093165278435</text:p>
          </table:table-cell>
          <table:table-cell office:value-type="float" office:value="-1.53525900840759" calcext:value-type="float">
            <text:p>-1.53525900840759</text:p>
          </table:table-cell>
          <table:table-cell office:value-type="float" office:value="-1.06987612031695" calcext:value-type="float">
            <text:p>-1.06987612031695</text:p>
          </table:table-cell>
          <table:table-cell office:value-type="float" office:value="0.0971253848614053" calcext:value-type="float">
            <text:p>0.0971253848614053</text:p>
          </table:table-cell>
          <table:table-cell office:value-type="float" office:value="-1.53528789825478" calcext:value-type="float">
            <text:p>-1.53528789825478</text:p>
          </table:table-cell>
          <table:table-cell office:value-type="float" office:value="-0.53255180411225" calcext:value-type="float">
            <text:p>-0.53255180411225</text:p>
          </table:table-cell>
          <table:table-cell office:value-type="float" office:value="-1.44254563626562" calcext:value-type="float">
            <text:p>-1.44254563626562</text:p>
          </table:table-cell>
          <table:table-cell office:value-type="float" office:value="-0.95310480465452" calcext:value-type="float">
            <text:p>-0.95310480465452</text:p>
          </table:table-cell>
          <table:table-cell/>
          <table:table-cell table:formula="of:=[.D230]-[.G230]" office:value-type="float" office:value="-0.0158108017564129" calcext:value-type="float">
            <text:p/>
          </table:table-cell>
          <table:table-cell table:formula="of:=[.E230]-[.H230]" office:value-type="float" office:value="-0.0190160683335618" calcext:value-type="float">
            <text:p/>
          </table:table-cell>
          <table:table-cell table:formula="of:=IF([.F230]-[.I230]&gt;= PI(); [.F230]-[.I230] - 2*PI(); [.F230]-[.I230])" office:value-type="float" office:value="0.0000288898471823007" calcext:value-type="float">
            <text:p/>
          </table:table-cell>
          <table:table-cell table:formula="of:=[.D230]-[.J230]" office:value-type="float" office:value="-0.553135117961114" calcext:value-type="float">
            <text:p/>
          </table:table-cell>
          <table:table-cell table:formula="of:=[.E230]-[.K230]" office:value-type="float" office:value="1.52065495279346" calcext:value-type="float">
            <text:p/>
          </table:table-cell>
          <table:table-cell table:formula="of:=IF([.F230]-[.L230]&gt;= PI(); [.F230]-[.L230] - 2*PI(); [.F230]-[.L230])" office:value-type="float" office:value="-0.582154203753073" calcext:value-type="float">
            <text:p/>
          </table:table-cell>
          <table:table-cell/>
          <table:table-cell table:formula="of:=SQRT([.N230]^2+[.O230]^2)" office:value-type="float" office:value="0.0247303923755221" calcext:value-type="float">
            <text:p/>
          </table:table-cell>
          <table:table-cell table:formula="of:=SQRT([.Q230]^2+[.R230]^2)" office:value-type="float" office:value="1.61813162140079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543824701195219" calcext:value-type="float">
            <text:p>-0.543824701195219</text:p>
          </table:table-cell>
          <table:table-cell office:value-type="float" office:value="-1.08328628540039" calcext:value-type="float">
            <text:p>-1.08328628540039</text:p>
          </table:table-cell>
          <table:table-cell office:value-type="float" office:value="0.0384668335318565" calcext:value-type="float">
            <text:p>0.0384668335318565</text:p>
          </table:table-cell>
          <table:table-cell office:value-type="float" office:value="-1.5562846660614" calcext:value-type="float">
            <text:p>-1.5562846660614</text:p>
          </table:table-cell>
          <table:table-cell office:value-type="float" office:value="-1.06743702693729" calcext:value-type="float">
            <text:p>-1.06743702693729</text:p>
          </table:table-cell>
          <table:table-cell office:value-type="float" office:value="0.0566029446180903" calcext:value-type="float">
            <text:p>0.0566029446180903</text:p>
          </table:table-cell>
          <table:table-cell office:value-type="float" office:value="-1.55825946789783" calcext:value-type="float">
            <text:p>-1.55825946789783</text:p>
          </table:table-cell>
          <table:table-cell office:value-type="float" office:value="-0.509068235540524" calcext:value-type="float">
            <text:p>-0.509068235540524</text:p>
          </table:table-cell>
          <table:table-cell office:value-type="float" office:value="-1.47560107925368" calcext:value-type="float">
            <text:p>-1.47560107925368</text:p>
          </table:table-cell>
          <table:table-cell office:value-type="float" office:value="-0.974857792702329" calcext:value-type="float">
            <text:p>-0.974857792702329</text:p>
          </table:table-cell>
          <table:table-cell/>
          <table:table-cell table:formula="of:=[.D231]-[.G231]" office:value-type="float" office:value="-0.0158492584631045" calcext:value-type="float">
            <text:p/>
          </table:table-cell>
          <table:table-cell table:formula="of:=[.E231]-[.H231]" office:value-type="float" office:value="-0.0181361110862338" calcext:value-type="float">
            <text:p/>
          </table:table-cell>
          <table:table-cell table:formula="of:=IF([.F231]-[.I231]&gt;= PI(); [.F231]-[.I231] - 2*PI(); [.F231]-[.I231])" office:value-type="float" office:value="0.00197480183643162" calcext:value-type="float">
            <text:p/>
          </table:table-cell>
          <table:table-cell table:formula="of:=[.D231]-[.J231]" office:value-type="float" office:value="-0.574218049859867" calcext:value-type="float">
            <text:p/>
          </table:table-cell>
          <table:table-cell table:formula="of:=[.E231]-[.K231]" office:value-type="float" office:value="1.51406791278554" calcext:value-type="float">
            <text:p/>
          </table:table-cell>
          <table:table-cell table:formula="of:=IF([.F231]-[.L231]&gt;= PI(); [.F231]-[.L231] - 2*PI(); [.F231]-[.L231])" office:value-type="float" office:value="-0.581426873359072" calcext:value-type="float">
            <text:p/>
          </table:table-cell>
          <table:table-cell/>
          <table:table-cell table:formula="of:=SQRT([.N231]^2+[.O231]^2)" office:value-type="float" office:value="0.024085628892817" calcext:value-type="float">
            <text:p/>
          </table:table-cell>
          <table:table-cell table:formula="of:=SQRT([.Q231]^2+[.R231]^2)" office:value-type="float" office:value="1.6192986177081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388446215139442" calcext:value-type="float">
            <text:p>-0.388446215139442</text:p>
          </table:table-cell>
          <table:table-cell office:value-type="float" office:value="-1.08152747154236" calcext:value-type="float">
            <text:p>-1.08152747154236</text:p>
          </table:table-cell>
          <table:table-cell office:value-type="float" office:value="-0.00125092582311481" calcext:value-type="float">
            <text:p>-0.00125092582311481</text:p>
          </table:table-cell>
          <table:table-cell office:value-type="float" office:value="-1.57145595550537" calcext:value-type="float">
            <text:p>-1.57145595550537</text:p>
          </table:table-cell>
          <table:table-cell office:value-type="float" office:value="-1.06692869569895" calcext:value-type="float">
            <text:p>-1.06692869569895</text:p>
          </table:table-cell>
          <table:table-cell office:value-type="float" office:value="0.0160581310983301" calcext:value-type="float">
            <text:p>0.0160581310983301</text:p>
          </table:table-cell>
          <table:table-cell office:value-type="float" office:value="-1.57434905471152" calcext:value-type="float">
            <text:p>-1.57434905471152</text:p>
          </table:table-cell>
          <table:table-cell office:value-type="float" office:value="-0.486309220822872" calcext:value-type="float">
            <text:p>-0.486309220822872</text:p>
          </table:table-cell>
          <table:table-cell office:value-type="float" office:value="-1.50915949925644" calcext:value-type="float">
            <text:p>-1.50915949925644</text:p>
          </table:table-cell>
          <table:table-cell office:value-type="float" office:value="-0.990395641307906" calcext:value-type="float">
            <text:p>-0.990395641307906</text:p>
          </table:table-cell>
          <table:table-cell/>
          <table:table-cell table:formula="of:=[.D232]-[.G232]" office:value-type="float" office:value="-0.0145987758434096" calcext:value-type="float">
            <text:p/>
          </table:table-cell>
          <table:table-cell table:formula="of:=[.E232]-[.H232]" office:value-type="float" office:value="-0.0173090569214449" calcext:value-type="float">
            <text:p/>
          </table:table-cell>
          <table:table-cell table:formula="of:=IF([.F232]-[.I232]&gt;= PI(); [.F232]-[.I232] - 2*PI(); [.F232]-[.I232])" office:value-type="float" office:value="0.00289309920615222" calcext:value-type="float">
            <text:p/>
          </table:table-cell>
          <table:table-cell table:formula="of:=[.D232]-[.J232]" office:value-type="float" office:value="-0.595218250719487" calcext:value-type="float">
            <text:p/>
          </table:table-cell>
          <table:table-cell table:formula="of:=[.E232]-[.K232]" office:value-type="float" office:value="1.50790857343333" calcext:value-type="float">
            <text:p/>
          </table:table-cell>
          <table:table-cell table:formula="of:=IF([.F232]-[.L232]&gt;= PI(); [.F232]-[.L232] - 2*PI(); [.F232]-[.L232])" office:value-type="float" office:value="-0.581060314197465" calcext:value-type="float">
            <text:p/>
          </table:table-cell>
          <table:table-cell/>
          <table:table-cell table:formula="of:=SQRT([.N232]^2+[.O232]^2)" office:value-type="float" office:value="0.0226434915071846" calcext:value-type="float">
            <text:p/>
          </table:table-cell>
          <table:table-cell table:formula="of:=SQRT([.Q232]^2+[.R232]^2)" office:value-type="float" office:value="1.6211332554183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310756972111554" calcext:value-type="float">
            <text:p>-0.310756972111554</text:p>
          </table:table-cell>
          <table:table-cell office:value-type="float" office:value="-1.08119428157806" calcext:value-type="float">
            <text:p>-1.08119428157806</text:p>
          </table:table-cell>
          <table:table-cell office:value-type="float" office:value="-0.0409777872264385" calcext:value-type="float">
            <text:p>-0.0409777872264385</text:p>
          </table:table-cell>
          <table:table-cell office:value-type="float" office:value="-1.58401072025299" calcext:value-type="float">
            <text:p>-1.58401072025299</text:p>
          </table:table-cell>
          <table:table-cell office:value-type="float" office:value="-1.06607160226049" calcext:value-type="float">
            <text:p>-1.06607160226049</text:p>
          </table:table-cell>
          <table:table-cell office:value-type="float" office:value="-0.0240536157575981" calcext:value-type="float">
            <text:p>-0.0240536157575981</text:p>
          </table:table-cell>
          <table:table-cell office:value-type="float" office:value="-1.58178135763971" calcext:value-type="float">
            <text:p>-1.58178135763971</text:p>
          </table:table-cell>
          <table:table-cell office:value-type="float" office:value="-0.46431344255974" calcext:value-type="float">
            <text:p>-0.46431344255974</text:p>
          </table:table-cell>
          <table:table-cell office:value-type="float" office:value="-1.54270287837362" calcext:value-type="float">
            <text:p>-1.54270287837362</text:p>
          </table:table-cell>
          <table:table-cell office:value-type="float" office:value="-1.00282592019237" calcext:value-type="float">
            <text:p>-1.00282592019237</text:p>
          </table:table-cell>
          <table:table-cell/>
          <table:table-cell table:formula="of:=[.D233]-[.G233]" office:value-type="float" office:value="-0.0151226793175745" calcext:value-type="float">
            <text:p/>
          </table:table-cell>
          <table:table-cell table:formula="of:=[.E233]-[.H233]" office:value-type="float" office:value="-0.0169241714688404" calcext:value-type="float">
            <text:p/>
          </table:table-cell>
          <table:table-cell table:formula="of:=IF([.F233]-[.I233]&gt;= PI(); [.F233]-[.I233] - 2*PI(); [.F233]-[.I233])" office:value-type="float" office:value="-0.00222936261328344" calcext:value-type="float">
            <text:p/>
          </table:table-cell>
          <table:table-cell table:formula="of:=[.D233]-[.J233]" office:value-type="float" office:value="-0.616880839018324" calcext:value-type="float">
            <text:p/>
          </table:table-cell>
          <table:table-cell table:formula="of:=[.E233]-[.K233]" office:value-type="float" office:value="1.50172509114719" calcext:value-type="float">
            <text:p/>
          </table:table-cell>
          <table:table-cell table:formula="of:=IF([.F233]-[.L233]&gt;= PI(); [.F233]-[.L233] - 2*PI(); [.F233]-[.L233])" office:value-type="float" office:value="-0.581184800060622" calcext:value-type="float">
            <text:p/>
          </table:table-cell>
          <table:table-cell/>
          <table:table-cell table:formula="of:=SQRT([.N233]^2+[.O233]^2)" office:value-type="float" office:value="0.0226963215003865" calcext:value-type="float">
            <text:p/>
          </table:table-cell>
          <table:table-cell table:formula="of:=SQRT([.Q233]^2+[.R233]^2)" office:value-type="float" office:value="1.6234901351498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0246" calcext:value-type="float">
            <text:p>1.0246</text:p>
          </table:table-cell>
          <table:table-cell office:value-type="float" office:value="-0.155378486055777" calcext:value-type="float">
            <text:p>-0.155378486055777</text:p>
          </table:table-cell>
          <table:table-cell office:value-type="float" office:value="-1.08096837997437" calcext:value-type="float">
            <text:p>-1.08096837997437</text:p>
          </table:table-cell>
          <table:table-cell office:value-type="float" office:value="-0.0807305872440338" calcext:value-type="float">
            <text:p>-0.0807305872440338</text:p>
          </table:table-cell>
          <table:table-cell office:value-type="float" office:value="-1.5920535326004" calcext:value-type="float">
            <text:p>-1.5920535326004</text:p>
          </table:table-cell>
          <table:table-cell office:value-type="float" office:value="-1.06652180371014" calcext:value-type="float">
            <text:p>-1.06652180371014</text:p>
          </table:table-cell>
          <table:table-cell office:value-type="float" office:value="-0.0670331448203225" calcext:value-type="float">
            <text:p>-0.0670331448203225</text:p>
          </table:table-cell>
          <table:table-cell office:value-type="float" office:value="-1.5864566662173" calcext:value-type="float">
            <text:p>-1.5864566662173</text:p>
          </table:table-cell>
          <table:table-cell office:value-type="float" office:value="-0.442267238221183" calcext:value-type="float">
            <text:p>-0.442267238221183</text:p>
          </table:table-cell>
          <table:table-cell office:value-type="float" office:value="-1.57725216389826" calcext:value-type="float">
            <text:p>-1.57725216389826</text:p>
          </table:table-cell>
          <table:table-cell office:value-type="float" office:value="-1.0090410596346" calcext:value-type="float">
            <text:p>-1.0090410596346</text:p>
          </table:table-cell>
          <table:table-cell/>
          <table:table-cell table:formula="of:=[.D234]-[.G234]" office:value-type="float" office:value="-0.0144465762642287" calcext:value-type="float">
            <text:p/>
          </table:table-cell>
          <table:table-cell table:formula="of:=[.E234]-[.H234]" office:value-type="float" office:value="-0.0136974424237113" calcext:value-type="float">
            <text:p/>
          </table:table-cell>
          <table:table-cell table:formula="of:=IF([.F234]-[.I234]&gt;= PI(); [.F234]-[.I234] - 2*PI(); [.F234]-[.I234])" office:value-type="float" office:value="-0.00559686638310297" calcext:value-type="float">
            <text:p/>
          </table:table-cell>
          <table:table-cell table:formula="of:=[.D234]-[.J234]" office:value-type="float" office:value="-0.638701141753182" calcext:value-type="float">
            <text:p/>
          </table:table-cell>
          <table:table-cell table:formula="of:=[.E234]-[.K234]" office:value-type="float" office:value="1.49652157665422" calcext:value-type="float">
            <text:p/>
          </table:table-cell>
          <table:table-cell table:formula="of:=IF([.F234]-[.L234]&gt;= PI(); [.F234]-[.L234] - 2*PI(); [.F234]-[.L234])" office:value-type="float" office:value="-0.583012472965803" calcext:value-type="float">
            <text:p/>
          </table:table-cell>
          <table:table-cell/>
          <table:table-cell table:formula="of:=SQRT([.N234]^2+[.O234]^2)" office:value-type="float" office:value="0.019907875193226" calcext:value-type="float">
            <text:p/>
          </table:table-cell>
          <table:table-cell table:formula="of:=SQRT([.Q234]^2+[.R234]^2)" office:value-type="float" office:value="1.6271189193997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155378486055777" calcext:value-type="float">
            <text:p>-0.155378486055777</text:p>
          </table:table-cell>
          <table:table-cell office:value-type="float" office:value="-1.08163952827454" calcext:value-type="float">
            <text:p>-1.08163952827454</text:p>
          </table:table-cell>
          <table:table-cell office:value-type="float" office:value="-0.120478346943855" calcext:value-type="float">
            <text:p>-0.120478346943855</text:p>
          </table:table-cell>
          <table:table-cell office:value-type="float" office:value="-1.59849905967712" calcext:value-type="float">
            <text:p>-1.59849905967712</text:p>
          </table:table-cell>
          <table:table-cell office:value-type="float" office:value="-1.06515074524768" calcext:value-type="float">
            <text:p>-1.06515074524768</text:p>
          </table:table-cell>
          <table:table-cell office:value-type="float" office:value="-0.109139426584174" calcext:value-type="float">
            <text:p>-0.109139426584174</text:p>
          </table:table-cell>
          <table:table-cell office:value-type="float" office:value="-1.59164658854797" calcext:value-type="float">
            <text:p>-1.59164658854797</text:p>
          </table:table-cell>
          <table:table-cell office:value-type="float" office:value="-0.420900677379024" calcext:value-type="float">
            <text:p>-0.420900677379024</text:p>
          </table:table-cell>
          <table:table-cell office:value-type="float" office:value="-1.61119980920361" calcext:value-type="float">
            <text:p>-1.61119980920361</text:p>
          </table:table-cell>
          <table:table-cell office:value-type="float" office:value="-1.01525619907683" calcext:value-type="float">
            <text:p>-1.01525619907683</text:p>
          </table:table-cell>
          <table:table-cell/>
          <table:table-cell table:formula="of:=[.D235]-[.G235]" office:value-type="float" office:value="-0.0164887830268607" calcext:value-type="float">
            <text:p/>
          </table:table-cell>
          <table:table-cell table:formula="of:=[.E235]-[.H235]" office:value-type="float" office:value="-0.0113389203596815" calcext:value-type="float">
            <text:p/>
          </table:table-cell>
          <table:table-cell table:formula="of:=IF([.F235]-[.I235]&gt;= PI(); [.F235]-[.I235] - 2*PI(); [.F235]-[.I235])" office:value-type="float" office:value="-0.0068524711291591" calcext:value-type="float">
            <text:p/>
          </table:table-cell>
          <table:table-cell table:formula="of:=[.D235]-[.J235]" office:value-type="float" office:value="-0.660738850895513" calcext:value-type="float">
            <text:p/>
          </table:table-cell>
          <table:table-cell table:formula="of:=[.E235]-[.K235]" office:value-type="float" office:value="1.49072146225976" calcext:value-type="float">
            <text:p/>
          </table:table-cell>
          <table:table-cell table:formula="of:=IF([.F235]-[.L235]&gt;= PI(); [.F235]-[.L235] - 2*PI(); [.F235]-[.L235])" office:value-type="float" office:value="-0.583242860600293" calcext:value-type="float">
            <text:p/>
          </table:table-cell>
          <table:table-cell/>
          <table:table-cell table:formula="of:=SQRT([.N235]^2+[.O235]^2)" office:value-type="float" office:value="0.0200112738382665" calcext:value-type="float">
            <text:p/>
          </table:table-cell>
          <table:table-cell table:formula="of:=SQRT([.Q235]^2+[.R235]^2)" office:value-type="float" office:value="1.6305907846926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08246040344238" calcext:value-type="float">
            <text:p>-1.08246040344238</text:p>
          </table:table-cell>
          <table:table-cell office:value-type="float" office:value="-0.160209134221077" calcext:value-type="float">
            <text:p>-0.160209134221077</text:p>
          </table:table-cell>
          <table:table-cell office:value-type="float" office:value="-1.602294921875" calcext:value-type="float">
            <text:p>-1.602294921875</text:p>
          </table:table-cell>
          <table:table-cell office:value-type="float" office:value="-1.06699572056686" calcext:value-type="float">
            <text:p>-1.06699572056686</text:p>
          </table:table-cell>
          <table:table-cell office:value-type="float" office:value="-0.150678213279081" calcext:value-type="float">
            <text:p>-0.150678213279081</text:p>
          </table:table-cell>
          <table:table-cell office:value-type="float" office:value="-1.59661188741405" calcext:value-type="float">
            <text:p>-1.59661188741405</text:p>
          </table:table-cell>
          <table:table-cell office:value-type="float" office:value="-0.399515569806556" calcext:value-type="float">
            <text:p>-0.399515569806556</text:p>
          </table:table-cell>
          <table:table-cell office:value-type="float" office:value="-1.6456500265921" calcext:value-type="float">
            <text:p>-1.6456500265921</text:p>
          </table:table-cell>
          <table:table-cell office:value-type="float" office:value="-1.01836376879795" calcext:value-type="float">
            <text:p>-1.01836376879795</text:p>
          </table:table-cell>
          <table:table-cell/>
          <table:table-cell table:formula="of:=[.D236]-[.G236]" office:value-type="float" office:value="-0.0154646828755221" calcext:value-type="float">
            <text:p/>
          </table:table-cell>
          <table:table-cell table:formula="of:=[.E236]-[.H236]" office:value-type="float" office:value="-0.00953092094199612" calcext:value-type="float">
            <text:p/>
          </table:table-cell>
          <table:table-cell table:formula="of:=IF([.F236]-[.I236]&gt;= PI(); [.F236]-[.I236] - 2*PI(); [.F236]-[.I236])" office:value-type="float" office:value="-0.00568303446095242" calcext:value-type="float">
            <text:p/>
          </table:table-cell>
          <table:table-cell table:formula="of:=[.D236]-[.J236]" office:value-type="float" office:value="-0.682944833635827" calcext:value-type="float">
            <text:p/>
          </table:table-cell>
          <table:table-cell table:formula="of:=[.E236]-[.K236]" office:value-type="float" office:value="1.48544089237102" calcext:value-type="float">
            <text:p/>
          </table:table-cell>
          <table:table-cell table:formula="of:=IF([.F236]-[.L236]&gt;= PI(); [.F236]-[.L236] - 2*PI(); [.F236]-[.L236])" office:value-type="float" office:value="-0.583931153077053" calcext:value-type="float">
            <text:p/>
          </table:table-cell>
          <table:table-cell/>
          <table:table-cell table:formula="of:=SQRT([.N236]^2+[.O236]^2)" office:value-type="float" office:value="0.0181657609376278" calcext:value-type="float">
            <text:p/>
          </table:table-cell>
          <table:table-cell table:formula="of:=SQRT([.Q236]^2+[.R236]^2)" office:value-type="float" office:value="1.6349153771733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08428478240967" calcext:value-type="float">
            <text:p>-1.08428478240967</text:p>
          </table:table-cell>
          <table:table-cell office:value-type="float" office:value="-0.199888467788696" calcext:value-type="float">
            <text:p>-0.199888467788696</text:p>
          </table:table-cell>
          <table:table-cell office:value-type="float" office:value="-1.60587441921234" calcext:value-type="float">
            <text:p>-1.60587441921234</text:p>
          </table:table-cell>
          <table:table-cell office:value-type="float" office:value="-1.07698132181218" calcext:value-type="float">
            <text:p>-1.07698132181218</text:p>
          </table:table-cell>
          <table:table-cell office:value-type="float" office:value="-0.198209903686688" calcext:value-type="float">
            <text:p>-0.198209903686688</text:p>
          </table:table-cell>
          <table:table-cell office:value-type="float" office:value="-1.59364595203111" calcext:value-type="float">
            <text:p>-1.59364595203111</text:p>
          </table:table-cell>
          <table:table-cell office:value-type="float" office:value="-0.378237621772021" calcext:value-type="float">
            <text:p>-0.378237621772021</text:p>
          </table:table-cell>
          <table:table-cell office:value-type="float" office:value="-1.68016653324384" calcext:value-type="float">
            <text:p>-1.68016653324384</text:p>
          </table:table-cell>
          <table:table-cell office:value-type="float" office:value="-1.02147133851906" calcext:value-type="float">
            <text:p>-1.02147133851906</text:p>
          </table:table-cell>
          <table:table-cell/>
          <table:table-cell table:formula="of:=[.D237]-[.G237]" office:value-type="float" office:value="-0.0073034605974871" calcext:value-type="float">
            <text:p/>
          </table:table-cell>
          <table:table-cell table:formula="of:=[.E237]-[.H237]" office:value-type="float" office:value="-0.00167856410200795" calcext:value-type="float">
            <text:p/>
          </table:table-cell>
          <table:table-cell table:formula="of:=IF([.F237]-[.I237]&gt;= PI(); [.F237]-[.I237] - 2*PI(); [.F237]-[.I237])" office:value-type="float" office:value="-0.0122284671812354" calcext:value-type="float">
            <text:p/>
          </table:table-cell>
          <table:table-cell table:formula="of:=[.D237]-[.J237]" office:value-type="float" office:value="-0.706047160637646" calcext:value-type="float">
            <text:p/>
          </table:table-cell>
          <table:table-cell table:formula="of:=[.E237]-[.K237]" office:value-type="float" office:value="1.48027806545514" calcext:value-type="float">
            <text:p/>
          </table:table-cell>
          <table:table-cell table:formula="of:=IF([.F237]-[.L237]&gt;= PI(); [.F237]-[.L237] - 2*PI(); [.F237]-[.L237])" office:value-type="float" office:value="-0.584403080693279" calcext:value-type="float">
            <text:p/>
          </table:table-cell>
          <table:table-cell/>
          <table:table-cell table:formula="of:=SQRT([.N237]^2+[.O237]^2)" office:value-type="float" office:value="0.00749387177256166" calcext:value-type="float">
            <text:p/>
          </table:table-cell>
          <table:table-cell table:formula="of:=SQRT([.Q237]^2+[.R237]^2)" office:value-type="float" office:value="1.64003833617148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776892430278885" calcext:value-type="float">
            <text:p>-0.0776892430278885</text:p>
          </table:table-cell>
          <table:table-cell office:value-type="float" office:value="-1.08642673492432" calcext:value-type="float">
            <text:p>-1.08642673492432</text:p>
          </table:table-cell>
          <table:table-cell office:value-type="float" office:value="-0.239576041698456" calcext:value-type="float">
            <text:p>-0.239576041698456</text:p>
          </table:table-cell>
          <table:table-cell office:value-type="float" office:value="-1.60730230808258" calcext:value-type="float">
            <text:p>-1.60730230808258</text:p>
          </table:table-cell>
          <table:table-cell office:value-type="float" office:value="-1.08087781232058" calcext:value-type="float">
            <text:p>-1.08087781232058</text:p>
          </table:table-cell>
          <table:table-cell office:value-type="float" office:value="-0.240746519304621" calcext:value-type="float">
            <text:p>-0.240746519304621</text:p>
          </table:table-cell>
          <table:table-cell office:value-type="float" office:value="-1.59407702744283" calcext:value-type="float">
            <text:p>-1.59407702744283</text:p>
          </table:table-cell>
          <table:table-cell office:value-type="float" office:value="-0.357067038756176" calcext:value-type="float">
            <text:p>-0.357067038756176</text:p>
          </table:table-cell>
          <table:table-cell office:value-type="float" office:value="-1.71474899583356" calcext:value-type="float">
            <text:p>-1.71474899583356</text:p>
          </table:table-cell>
          <table:table-cell office:value-type="float" office:value="-1.02457890824018" calcext:value-type="float">
            <text:p>-1.02457890824018</text:p>
          </table:table-cell>
          <table:table-cell/>
          <table:table-cell table:formula="of:=[.D238]-[.G238]" office:value-type="float" office:value="-0.00554892260373796" calcext:value-type="float">
            <text:p/>
          </table:table-cell>
          <table:table-cell table:formula="of:=[.E238]-[.H238]" office:value-type="float" office:value="0.00117047760616501" calcext:value-type="float">
            <text:p/>
          </table:table-cell>
          <table:table-cell table:formula="of:=IF([.F238]-[.I238]&gt;= PI(); [.F238]-[.I238] - 2*PI(); [.F238]-[.I238])" office:value-type="float" office:value="-0.0132252806397537" calcext:value-type="float">
            <text:p/>
          </table:table-cell>
          <table:table-cell table:formula="of:=[.D238]-[.J238]" office:value-type="float" office:value="-0.72935969616814" calcext:value-type="float">
            <text:p/>
          </table:table-cell>
          <table:table-cell table:formula="of:=[.E238]-[.K238]" office:value-type="float" office:value="1.4751729541351" calcext:value-type="float">
            <text:p/>
          </table:table-cell>
          <table:table-cell table:formula="of:=IF([.F238]-[.L238]&gt;= PI(); [.F238]-[.L238] - 2*PI(); [.F238]-[.L238])" office:value-type="float" office:value="-0.582723399842403" calcext:value-type="float">
            <text:p/>
          </table:table-cell>
          <table:table-cell/>
          <table:table-cell table:formula="of:=SQRT([.N238]^2+[.O238]^2)" office:value-type="float" office:value="0.00567102811567778" calcext:value-type="float">
            <text:p/>
          </table:table-cell>
          <table:table-cell table:formula="of:=SQRT([.Q238]^2+[.R238]^2)" office:value-type="float" office:value="1.64563082464026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776892430278885" calcext:value-type="float">
            <text:p>0.0776892430278885</text:p>
          </table:table-cell>
          <table:table-cell office:value-type="float" office:value="-1.08799302577972" calcext:value-type="float">
            <text:p>-1.08799302577972</text:p>
          </table:table-cell>
          <table:table-cell office:value-type="float" office:value="-0.279305934906006" calcext:value-type="float">
            <text:p>-0.279305934906006</text:p>
          </table:table-cell>
          <table:table-cell office:value-type="float" office:value="-1.60546171665192" calcext:value-type="float">
            <text:p>-1.60546171665192</text:p>
          </table:table-cell>
          <table:table-cell office:value-type="float" office:value="-1.08181093691652" calcext:value-type="float">
            <text:p>-1.08181093691652</text:p>
          </table:table-cell>
          <table:table-cell office:value-type="float" office:value="-0.281283531474916" calcext:value-type="float">
            <text:p>-0.281283531474916</text:p>
          </table:table-cell>
          <table:table-cell office:value-type="float" office:value="-1.59154085213541" calcext:value-type="float">
            <text:p>-1.59154085213541</text:p>
          </table:table-cell>
          <table:table-cell office:value-type="float" office:value="-0.336004025202955" calcext:value-type="float">
            <text:p>-0.336004025202955</text:p>
          </table:table-cell>
          <table:table-cell office:value-type="float" office:value="-1.74939708039904" calcext:value-type="float">
            <text:p>-1.74939708039904</text:p>
          </table:table-cell>
          <table:table-cell office:value-type="float" office:value="-1.02147133851906" calcext:value-type="float">
            <text:p>-1.02147133851906</text:p>
          </table:table-cell>
          <table:table-cell/>
          <table:table-cell table:formula="of:=[.D239]-[.G239]" office:value-type="float" office:value="-0.00618208886320359" calcext:value-type="float">
            <text:p/>
          </table:table-cell>
          <table:table-cell table:formula="of:=[.E239]-[.H239]" office:value-type="float" office:value="0.00197759656891044" calcext:value-type="float">
            <text:p/>
          </table:table-cell>
          <table:table-cell table:formula="of:=IF([.F239]-[.I239]&gt;= PI(); [.F239]-[.I239] - 2*PI(); [.F239]-[.I239])" office:value-type="float" office:value="-0.013920864516503" calcext:value-type="float">
            <text:p/>
          </table:table-cell>
          <table:table-cell table:formula="of:=[.D239]-[.J239]" office:value-type="float" office:value="-0.751989000576769" calcext:value-type="float">
            <text:p/>
          </table:table-cell>
          <table:table-cell table:formula="of:=[.E239]-[.K239]" office:value-type="float" office:value="1.47009114549304" calcext:value-type="float">
            <text:p/>
          </table:table-cell>
          <table:table-cell table:formula="of:=IF([.F239]-[.L239]&gt;= PI(); [.F239]-[.L239] - 2*PI(); [.F239]-[.L239])" office:value-type="float" office:value="-0.583990378132854" calcext:value-type="float">
            <text:p/>
          </table:table-cell>
          <table:table-cell/>
          <table:table-cell table:formula="of:=SQRT([.N239]^2+[.O239]^2)" office:value-type="float" office:value="0.00649069417719802" calcext:value-type="float">
            <text:p/>
          </table:table-cell>
          <table:table-cell table:formula="of:=SQRT([.Q239]^2+[.R239]^2)" office:value-type="float" office:value="1.65125874200425" calcext:value-type="float">
            <text:p/>
          </table:table-cell>
          <table:table-cell table:number-columns-repeated="100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483" calcext:value-type="float">
            <text:p>0.9483</text:p>
          </table:table-cell>
          <table:table-cell office:value-type="float" office:value="-0.854581673306773" calcext:value-type="float">
            <text:p>-0.854581673306773</text:p>
          </table:table-cell>
          <table:table-cell office:value-type="float" office:value="-1.0890029668808" calcext:value-type="float">
            <text:p>-1.0890029668808</text:p>
          </table:table-cell>
          <table:table-cell office:value-type="float" office:value="-0.317934900522232" calcext:value-type="float">
            <text:p>-0.317934900522232</text:p>
          </table:table-cell>
          <table:table-cell office:value-type="float" office:value="-1.62436068058014" calcext:value-type="float">
            <text:p>-1.62436068058014</text:p>
          </table:table-cell>
          <table:table-cell office:value-type="float" office:value="-1.08255706243722" calcext:value-type="float">
            <text:p>-1.08255706243722</text:p>
          </table:table-cell>
          <table:table-cell office:value-type="float" office:value="-0.317209368201708" calcext:value-type="float">
            <text:p>-0.317209368201708</text:p>
          </table:table-cell>
          <table:table-cell office:value-type="float" office:value="-1.60303172254006" calcext:value-type="float">
            <text:p>-1.60303172254006</text:p>
          </table:table-cell>
          <table:table-cell office:value-type="float" office:value="-0.316199286252648" calcext:value-type="float">
            <text:p>-0.316199286252648</text:p>
          </table:table-cell>
          <table:table-cell office:value-type="float" office:value="-1.78174841637007" calcext:value-type="float">
            <text:p>-1.78174841637007</text:p>
          </table:table-cell>
          <table:table-cell office:value-type="float" office:value="-1.05565460545133" calcext:value-type="float">
            <text:p>-1.05565460545133</text:p>
          </table:table-cell>
          <table:table-cell/>
          <table:table-cell table:formula="of:=[.D240]-[.G240]" office:value-type="float" office:value="-0.00644590444357429" calcext:value-type="float">
            <text:p/>
          </table:table-cell>
          <table:table-cell table:formula="of:=[.E240]-[.H240]" office:value-type="float" office:value="-0.000725532320524469" calcext:value-type="float">
            <text:p/>
          </table:table-cell>
          <table:table-cell table:formula="of:=IF([.F240]-[.I240]&gt;= PI(); [.F240]-[.I240] - 2*PI(); [.F240]-[.I240])" office:value-type="float" office:value="-0.0213289580400837" calcext:value-type="float">
            <text:p/>
          </table:table-cell>
          <table:table-cell table:formula="of:=[.D240]-[.J240]" office:value-type="float" office:value="-0.77280368062815" calcext:value-type="float">
            <text:p/>
          </table:table-cell>
          <table:table-cell table:formula="of:=[.E240]-[.K240]" office:value-type="float" office:value="1.46381351584783" calcext:value-type="float">
            <text:p/>
          </table:table-cell>
          <table:table-cell table:formula="of:=IF([.F240]-[.L240]&gt;= PI(); [.F240]-[.L240] - 2*PI(); [.F240]-[.L240])" office:value-type="float" office:value="-0.568706075128806" calcext:value-type="float">
            <text:p/>
          </table:table-cell>
          <table:table-cell/>
          <table:table-cell table:formula="of:=SQRT([.N240]^2+[.O240]^2)" office:value-type="float" office:value="0.00648660783798561" calcext:value-type="float">
            <text:p/>
          </table:table-cell>
          <table:table-cell table:formula="of:=SQRT([.Q240]^2+[.R240]^2)" office:value-type="float" office:value="1.65528714668217" calcext:value-type="float">
            <text:p/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 table:number-rows-repeated="176">
          <table:table-cell table:number-columns-repeated="1024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4-07-03T02:06:35.673000000</dc:date>
    <meta:editing-cycles>4</meta:editing-cycles>
    <meta:editing-duration>PT32M12S</meta:editing-duration>
    <meta:generator>LibreOffice/4.2.1.1$Windows_x86 LibreOffice_project/d7dbbd7842e6a58b0f521599204e827654e1fb8b</meta:generator>
    <meta:document-statistic meta:table-count="1" meta:cell-count="47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image-name="Ratf" style:repeat="no-repeat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58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style:text-position="0% 58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58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719cm" svg:height="15.087cm" xlink:href=".." xlink:type="simple" chart:class="chart:scatter" chart:style-name="ch1">
        <chart:legend chart:legend-position="end" svg:x="23.19cm" svg:y="6.746cm" style:legend-expansion="high" chart:style-name="ch2"/>
        <chart:plot-area chart:style-name="ch3" table:cell-range-address="Sheet1.D4:Sheet1.E240 Sheet1.A3:Sheet1.A3 Sheet1.K4:Sheet1.K240 Sheet1.H4:Sheet1.H240" chart:data-source-has-labels="row" svg:x="2.568cm" svg:y="1.339cm" svg:width="19.634cm" svg:height="12.466cm">
          <chartooo:coordinate-region svg:x="2.859cm" svg:y="1.539cm" svg:width="19.249cm" svg:height="12.067cm"/>
          <chart:axis chart:dimension="x" chart:name="primary-x" chart:style-name="ch4">
            <chart:title svg:x="11.56cm" svg:y="14.106cm" chart:style-name="ch5">
              <text:p>X Axis (m)</text:p>
            </chart:title>
          </chart:axis>
          <chart:axis chart:dimension="y" chart:name="primary-y" chart:style-name="ch4">
            <chart:title svg:x="0.451cm" svg:y="7.292cm" chart:style-name="ch5">
              <text:p>Y Axis (m)</text:p>
            </chart:title>
            <chart:grid chart:style-name="ch6" chart:class="major"/>
          </chart:axis>
          <chart:series chart:style-name="ch7" chart:values-cell-range-address="Sheet1.E4:Sheet1.E240" chart:label-cell-address="Sheet1.A3:Sheet1.A3" chart:class="chart:scatter">
            <chart:domain table:cell-range-address="Sheet1.D4:Sheet1.D240"/>
            <chart:data-point chart:repeated="237"/>
          </chart:series>
          <chart:series chart:style-name="ch8" chart:values-cell-range-address="Sheet1.K4:Sheet1.K240" chart:label-cell-address="Sheet1.A3:Sheet1.A3" chart:class="chart:scatter">
            <chart:domain table:cell-range-address="Sheet1.J4:Sheet1.J240"/>
            <chart:data-point chart:repeated="237"/>
          </chart:series>
          <chart:series chart:style-name="ch9" chart:values-cell-range-address="Sheet1.H4:Sheet1.H240" chart:label-cell-address="Sheet1.A3:Sheet1.A3" chart:class="chart:scatter">
            <chart:domain table:cell-range-address="Sheet1.G4:Sheet1.G240"/>
            <chart:data-point chart:repeated="2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k</text:p>
                <draw:g>
                  <svg:desc>Sheet1.A3:Sheet1.A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k</text:p>
                <draw:g>
                  <svg:desc>Sheet1.A3:Sheet1.A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</text:p>
                <draw:g>
                  <svg:desc>Sheet1.A3:Sheet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0501086711884">
                <text:p>-1.10501086711884</text:p>
                <draw:g>
                  <svg:desc>Sheet1.D4:Sheet1.D240</svg:desc>
                </draw:g>
              </table:table-cell>
              <table:table-cell office:value-type="float" office:value="-0.496376037597656">
                <text:p>-0.496376037597656</text:p>
                <draw:g>
                  <svg:desc>Sheet1.E4:Sheet1.E240</svg:desc>
                </draw:g>
              </table:table-cell>
              <table:table-cell office:value-type="float" office:value="-1.10437452793121">
                <text:p>-1.10437452793121</text:p>
                <draw:g>
                  <svg:desc>Sheet1.J4:Sheet1.J240</svg:desc>
                </draw:g>
              </table:table-cell>
              <table:table-cell office:value-type="float" office:value="-0.496653378009796">
                <text:p>-0.496653378009796</text:p>
                <draw:g>
                  <svg:desc>Sheet1.K4:Sheet1.K240</svg:desc>
                </draw:g>
              </table:table-cell>
              <table:table-cell office:value-type="float" office:value="-1.09989142615166">
                <text:p>-1.09989142615166</text:p>
                <draw:g>
                  <svg:desc>Sheet1.G4:Sheet1.G240</svg:desc>
                </draw:g>
              </table:table-cell>
              <table:table-cell office:value-type="float" office:value="-0.505690441734444">
                <text:p>-0.505690441734444</text:p>
                <draw:g>
                  <svg:desc>Sheet1.H4:Sheet1.H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0458660125732">
                <text:p>-1.10458660125732</text:p>
              </table:table-cell>
              <table:table-cell office:value-type="float" office:value="-0.496388047933579">
                <text:p>-0.496388047933579</text:p>
              </table:table-cell>
              <table:table-cell office:value-type="float" office:value="-1.10437452793121">
                <text:p>-1.10437452793121</text:p>
              </table:table-cell>
              <table:table-cell office:value-type="float" office:value="-0.496653378009796">
                <text:p>-0.496653378009796</text:p>
              </table:table-cell>
              <table:table-cell office:value-type="float" office:value="-1.0988918259908">
                <text:p>-1.0988918259908</text:p>
              </table:table-cell>
              <table:table-cell office:value-type="float" office:value="-0.505690441734444">
                <text:p>-0.50569044173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0454416275024">
                <text:p>-1.10454416275024</text:p>
              </table:table-cell>
              <table:table-cell office:value-type="float" office:value="-0.493236005306244">
                <text:p>-0.493236005306244</text:p>
              </table:table-cell>
              <table:table-cell office:value-type="float" office:value="-1.10436582421864">
                <text:p>-1.10436582421864</text:p>
              </table:table-cell>
              <table:table-cell office:value-type="float" office:value="-0.480957380422978">
                <text:p>-0.480957380422978</text:p>
              </table:table-cell>
              <table:table-cell office:value-type="float" office:value="-1.09910362653829">
                <text:p>-1.09910362653829</text:p>
              </table:table-cell>
              <table:table-cell office:value-type="float" office:value="-0.499992513136125">
                <text:p>-0.49999251313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0479271411896">
                <text:p>-1.10479271411896</text:p>
              </table:table-cell>
              <table:table-cell office:value-type="float" office:value="-0.483438223600388">
                <text:p>-0.483438223600388</text:p>
              </table:table-cell>
              <table:table-cell office:value-type="float" office:value="-1.10345728224906">
                <text:p>-1.10345728224906</text:p>
              </table:table-cell>
              <table:table-cell office:value-type="float" office:value="-0.445216926375925">
                <text:p>-0.445216926375925</text:p>
              </table:table-cell>
              <table:table-cell office:value-type="float" office:value="-1.10045502354595">
                <text:p>-1.10045502354595</text:p>
              </table:table-cell>
              <table:table-cell office:value-type="float" office:value="-0.48620753294795">
                <text:p>-0.48620753294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0457992553711">
                <text:p>-1.10457992553711</text:p>
              </table:table-cell>
              <table:table-cell office:value-type="float" office:value="-0.466321378946304">
                <text:p>-0.466321378946304</text:p>
              </table:table-cell>
              <table:table-cell office:value-type="float" office:value="-1.10260413918006">
                <text:p>-1.10260413918006</text:p>
              </table:table-cell>
              <table:table-cell office:value-type="float" office:value="-0.411655768307351">
                <text:p>-0.411655768307351</text:p>
              </table:table-cell>
              <table:table-cell office:value-type="float" office:value="-1.10076427170571">
                <text:p>-1.10076427170571</text:p>
              </table:table-cell>
              <table:table-cell office:value-type="float" office:value="-0.471609373407912">
                <text:p>-0.471609373407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0457563400269">
                <text:p>-1.10457563400269</text:p>
              </table:table-cell>
              <table:table-cell office:value-type="float" office:value="-0.442021936178207">
                <text:p>-0.442021936178207</text:p>
              </table:table-cell>
              <table:table-cell office:value-type="float" office:value="-1.10185529370122">
                <text:p>-1.10185529370122</text:p>
              </table:table-cell>
              <table:table-cell office:value-type="float" office:value="-0.378092121091221">
                <text:p>-0.378092121091221</text:p>
              </table:table-cell>
              <table:table-cell office:value-type="float" office:value="-1.10013806844439">
                <text:p>-1.10013806844439</text:p>
              </table:table-cell>
              <table:table-cell office:value-type="float" office:value="-0.452030704773436">
                <text:p>-0.452030704773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0465312004089">
                <text:p>-1.10465312004089</text:p>
              </table:table-cell>
              <table:table-cell office:value-type="float" office:value="-0.410609304904938">
                <text:p>-0.410609304904938</text:p>
              </table:table-cell>
              <table:table-cell office:value-type="float" office:value="-1.10076600422668">
                <text:p>-1.10076600422668</text:p>
              </table:table-cell>
              <table:table-cell office:value-type="float" office:value="-0.343665349757844">
                <text:p>-0.343665349757844</text:p>
              </table:table-cell>
              <table:table-cell office:value-type="float" office:value="-1.09760731720513">
                <text:p>-1.09760731720513</text:p>
              </table:table-cell>
              <table:table-cell office:value-type="float" office:value="-0.427586289130514">
                <text:p>-0.427586289130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0508620738983">
                <text:p>-1.10508620738983</text:p>
              </table:table-cell>
              <table:table-cell office:value-type="float" office:value="-0.373533129692078">
                <text:p>-0.373533129692078</text:p>
              </table:table-cell>
              <table:table-cell office:value-type="float" office:value="-1.09946373819372">
                <text:p>-1.09946373819372</text:p>
              </table:table-cell>
              <table:table-cell office:value-type="float" office:value="-0.306191970951291">
                <text:p>-0.306191970951291</text:p>
              </table:table-cell>
              <table:table-cell office:value-type="float" office:value="-1.09827879430222">
                <text:p>-1.09827879430222</text:p>
              </table:table-cell>
              <table:table-cell office:value-type="float" office:value="-0.392095696885031">
                <text:p>-0.392095696885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0562562942505">
                <text:p>-1.10562562942505</text:p>
              </table:table-cell>
              <table:table-cell office:value-type="float" office:value="-0.333807438611984">
                <text:p>-0.333807438611984</text:p>
              </table:table-cell>
              <table:table-cell office:value-type="float" office:value="-1.09805547376274">
                <text:p>-1.09805547376274</text:p>
              </table:table-cell>
              <table:table-cell office:value-type="float" office:value="-0.26566843340467">
                <text:p>-0.26566843340467</text:p>
              </table:table-cell>
              <table:table-cell office:value-type="float" office:value="-1.09914756018889">
                <text:p>-1.09914756018889</text:p>
              </table:table-cell>
              <table:table-cell office:value-type="float" office:value="-0.354556037726234">
                <text:p>-0.354556037726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0588669776917">
                <text:p>-1.10588669776917</text:p>
              </table:table-cell>
              <table:table-cell office:value-type="float" office:value="-0.293602794408798">
                <text:p>-0.293602794408798</text:p>
              </table:table-cell>
              <table:table-cell office:value-type="float" office:value="-1.09652128661596">
                <text:p>-1.09652128661596</text:p>
              </table:table-cell>
              <table:table-cell office:value-type="float" office:value="-0.225149467798442">
                <text:p>-0.225149467798442</text:p>
              </table:table-cell>
              <table:table-cell office:value-type="float" office:value="-1.09995506857329">
                <text:p>-1.09995506857329</text:p>
              </table:table-cell>
              <table:table-cell office:value-type="float" office:value="-0.314016079238229">
                <text:p>-0.314016079238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0588717460632">
                <text:p>-1.10588717460632</text:p>
              </table:table-cell>
              <table:table-cell office:value-type="float" office:value="-0.253599494695663">
                <text:p>-0.253599494695663</text:p>
              </table:table-cell>
              <table:table-cell office:value-type="float" office:value="-1.094861191569">
                <text:p>-1.094861191569</text:p>
              </table:table-cell>
              <table:table-cell office:value-type="float" office:value="-0.184635465423522">
                <text:p>-0.184635465423522</text:p>
              </table:table-cell>
              <table:table-cell office:value-type="float" office:value="-1.09959048768723">
                <text:p>-1.09959048768723</text:p>
              </table:table-cell>
              <table:table-cell office:value-type="float" office:value="-0.275472365518576">
                <text:p>-0.275472365518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0580968856812">
                <text:p>-1.10580968856812</text:p>
              </table:table-cell>
              <table:table-cell office:value-type="float" office:value="-0.213794976472855">
                <text:p>-0.213794976472855</text:p>
              </table:table-cell>
              <table:table-cell office:value-type="float" office:value="-1.09305600049299">
                <text:p>-1.09305600049299</text:p>
              </table:table-cell>
              <table:table-cell office:value-type="float" office:value="-0.143691240663746">
                <text:p>-0.143691240663746</text:p>
              </table:table-cell>
              <table:table-cell office:value-type="float" office:value="-1.10013600443327">
                <text:p>-1.10013600443327</text:p>
              </table:table-cell>
              <table:table-cell office:value-type="float" office:value="-0.236491244519086">
                <text:p>-0.236491244519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0519921779633">
                <text:p>-1.10519921779633</text:p>
              </table:table-cell>
              <table:table-cell office:value-type="float" office:value="-0.174061447381973">
                <text:p>-0.174061447381973</text:p>
              </table:table-cell>
              <table:table-cell office:value-type="float" office:value="-1.09127001357735">
                <text:p>-1.09127001357735</text:p>
              </table:table-cell>
              <table:table-cell office:value-type="float" office:value="-0.103182592763116">
                <text:p>-0.103182592763116</text:p>
              </table:table-cell>
              <table:table-cell office:value-type="float" office:value="-1.09053585656697">
                <text:p>-1.09053585656697</text:p>
              </table:table-cell>
              <table:table-cell office:value-type="float" office:value="-0.192946353031492">
                <text:p>-0.192946353031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0462927818298">
                <text:p>-1.10462927818298</text:p>
              </table:table-cell>
              <table:table-cell office:value-type="float" office:value="-0.134327724575996">
                <text:p>-0.134327724575996</text:p>
              </table:table-cell>
              <table:table-cell office:value-type="float" office:value="-1.08935815204029">
                <text:p>-1.08935815204029</text:p>
              </table:table-cell>
              <table:table-cell office:value-type="float" office:value="-0.0626796905280523">
                <text:p>-0.0626796905280523</text:p>
              </table:table-cell>
              <table:table-cell office:value-type="float" office:value="-1.08967610795627">
                <text:p>-1.08967610795627</text:p>
              </table:table-cell>
              <table:table-cell office:value-type="float" office:value="-0.150399393887057">
                <text:p>-0.150399393887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04048371315">
                <text:p>-1.104048371315</text:p>
              </table:table-cell>
              <table:table-cell office:value-type="float" office:value="-0.0945878401398659">
                <text:p>-0.0945878401398659</text:p>
              </table:table-cell>
              <table:table-cell office:value-type="float" office:value="-1.08734234528758">
                <text:p>-1.08734234528758</text:p>
              </table:table-cell>
              <table:table-cell office:value-type="float" office:value="-0.0226183741850299">
                <text:p>-0.0226183741850299</text:p>
              </table:table-cell>
              <table:table-cell office:value-type="float" office:value="-1.08863603675506">
                <text:p>-1.08863603675506</text:p>
              </table:table-cell>
              <table:table-cell office:value-type="float" office:value="-0.110287414303709">
                <text:p>-0.110287414303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0346496105194">
                <text:p>-1.10346496105194</text:p>
              </table:table-cell>
              <table:table-cell office:value-type="float" office:value="-0.0548325143754482">
                <text:p>-0.0548325143754482</text:p>
              </table:table-cell>
              <table:table-cell office:value-type="float" office:value="-1.08528271664894">
                <text:p>-1.08528271664894</text:p>
              </table:table-cell>
              <table:table-cell office:value-type="float" office:value="0.0183138403393627">
                <text:p>0.0183138403393627</text:p>
              </table:table-cell>
              <table:table-cell office:value-type="float" office:value="-1.0875523820635">
                <text:p>-1.0875523820635</text:p>
              </table:table-cell>
              <table:table-cell office:value-type="float" office:value="-0.0693035004979749">
                <text:p>-0.0693035004979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0322487354279">
                <text:p>-1.10322487354279</text:p>
              </table:table-cell>
              <table:table-cell office:value-type="float" office:value="-0.0150547940284014">
                <text:p>-0.0150547940284014</text:p>
              </table:table-cell>
              <table:table-cell office:value-type="float" office:value="-1.08324499895326">
                <text:p>-1.08324499895326</text:p>
              </table:table-cell>
              <table:table-cell office:value-type="float" office:value="0.0588106057730702">
                <text:p>0.0588106057730702</text:p>
              </table:table-cell>
              <table:table-cell office:value-type="float" office:value="-1.08742139631355">
                <text:p>-1.08742139631355</text:p>
              </table:table-cell>
              <table:table-cell office:value-type="float" office:value="-0.0287557120658876">
                <text:p>-0.0287557120658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0304653644562">
                <text:p>-1.10304653644562</text:p>
              </table:table-cell>
              <table:table-cell office:value-type="float" office:value="0.0247008688747883">
                <text:p>0.0247008688747883</text:p>
              </table:table-cell>
              <table:table-cell office:value-type="float" office:value="-1.08135369506714">
                <text:p>-1.08135369506714</text:p>
              </table:table-cell>
              <table:table-cell office:value-type="float" office:value="0.0988779929303372">
                <text:p>0.0988779929303372</text:p>
              </table:table-cell>
              <table:table-cell office:value-type="float" office:value="-1.08730822908235">
                <text:p>-1.08730822908235</text:p>
              </table:table-cell>
              <table:table-cell office:value-type="float" office:value="0.0113561282955042">
                <text:p>0.0113561282955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0290455818176">
                <text:p>-1.10290455818176</text:p>
              </table:table-cell>
              <table:table-cell office:value-type="float" office:value="0.0644461363554001">
                <text:p>0.0644461363554001</text:p>
              </table:table-cell>
              <table:table-cell office:value-type="float" office:value="-1.07942127587914">
                <text:p>-1.07942127587914</text:p>
              </table:table-cell>
              <table:table-cell office:value-type="float" office:value="0.139816410243197">
                <text:p>0.139816410243197</text:p>
              </table:table-cell>
              <table:table-cell office:value-type="float" office:value="-1.08718053376483">
                <text:p>-1.08718053376483</text:p>
              </table:table-cell>
              <table:table-cell office:value-type="float" office:value="0.0533383310277117">
                <text:p>0.0533383310277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0209441184998">
                <text:p>-1.10209441184998</text:p>
              </table:table-cell>
              <table:table-cell office:value-type="float" office:value="0.10418426990509">
                <text:p>0.10418426990509</text:p>
              </table:table-cell>
              <table:table-cell office:value-type="float" office:value="-1.07752997199302">
                <text:p>-1.07752997199302</text:p>
              </table:table-cell>
              <table:table-cell office:value-type="float" office:value="0.179883797400464">
                <text:p>0.179883797400464</text:p>
              </table:table-cell>
              <table:table-cell office:value-type="float" office:value="-1.0870438779273">
                <text:p>-1.0870438779273</text:p>
              </table:table-cell>
              <table:table-cell office:value-type="float" office:value="0.0944484999087344">
                <text:p>0.0944484999087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0126268863678">
                <text:p>-1.10126268863678</text:p>
              </table:table-cell>
              <table:table-cell office:value-type="float" office:value="0.143927603960037">
                <text:p>0.143927603960037</text:p>
              </table:table-cell>
              <table:table-cell office:value-type="float" office:value="-1.07559755280502">
                <text:p>-1.07559755280502</text:p>
              </table:table-cell>
              <table:table-cell office:value-type="float" office:value="0.220822214713324">
                <text:p>0.220822214713324</text:p>
              </table:table-cell>
              <table:table-cell office:value-type="float" office:value="-1.08677954469677">
                <text:p>-1.08677954469677</text:p>
              </table:table-cell>
              <table:table-cell office:value-type="float" office:value="0.137428450799218">
                <text:p>0.137428450799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0097324848175">
                <text:p>-1.10097324848175</text:p>
              </table:table-cell>
              <table:table-cell office:value-type="float" office:value="0.183677509427071">
                <text:p>0.183677509427071</text:p>
              </table:table-cell>
              <table:table-cell office:value-type="float" office:value="-1.0737062489189">
                <text:p>-1.0737062489189</text:p>
              </table:table-cell>
              <table:table-cell office:value-type="float" office:value="0.260889601870591">
                <text:p>0.260889601870591</text:p>
              </table:table-cell>
              <table:table-cell office:value-type="float" office:value="-1.08639508345164">
                <text:p>-1.08639508345164</text:p>
              </table:table-cell>
              <table:table-cell office:value-type="float" office:value="0.180536210272071">
                <text:p>0.180536210272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009259223938">
                <text:p>-1.1009259223938</text:p>
              </table:table-cell>
              <table:table-cell office:value-type="float" office:value="0.22342836856842">
                <text:p>0.22342836856842</text:p>
              </table:table-cell>
              <table:table-cell office:value-type="float" office:value="-1.07179438738184">
                <text:p>-1.07179438738184</text:p>
              </table:table-cell>
              <table:table-cell office:value-type="float" office:value="0.301392504105655">
                <text:p>0.301392504105655</text:p>
              </table:table-cell>
              <table:table-cell office:value-type="float" office:value="-1.08493574033278">
                <text:p>-1.08493574033278</text:p>
              </table:table-cell>
              <table:table-cell office:value-type="float" office:value="0.223080804172023">
                <text:p>0.223080804172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0015892982483">
                <text:p>-1.10015892982483</text:p>
              </table:table-cell>
              <table:table-cell office:value-type="float" office:value="0.263172566890717">
                <text:p>0.263172566890717</text:p>
              </table:table-cell>
              <table:table-cell office:value-type="float" office:value="-1.06998919630582">
                <text:p>-1.06998919630582</text:p>
              </table:table-cell>
              <table:table-cell office:value-type="float" office:value="0.342336728865431">
                <text:p>0.342336728865431</text:p>
              </table:table-cell>
              <table:table-cell office:value-type="float" office:value="-1.09333175700056">
                <text:p>-1.09333175700056</text:p>
              </table:table-cell>
              <table:table-cell office:value-type="float" office:value="0.272057816361639">
                <text:p>0.272057816361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1002197265625">
                <text:p>-1.1002197265625</text:p>
              </table:table-cell>
              <table:table-cell office:value-type="float" office:value="0.300210922956467">
                <text:p>0.300210922956467</text:p>
              </table:table-cell>
              <table:table-cell office:value-type="float" office:value="-1.06841445515441">
                <text:p>-1.06841445515441</text:p>
              </table:table-cell>
              <table:table-cell office:value-type="float" office:value="0.378054031315448">
                <text:p>0.378054031315448</text:p>
              </table:table-cell>
              <table:table-cell office:value-type="float" office:value="-1.09366151960168">
                <text:p>-1.09366151960168</text:p>
              </table:table-cell>
              <table:table-cell office:value-type="float" office:value="0.3128004103225">
                <text:p>0.3128004103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0081732273102">
                <text:p>-1.10081732273102</text:p>
              </table:table-cell>
              <table:table-cell office:value-type="float" office:value="0.331753611564636">
                <text:p>0.331753611564636</text:p>
              </table:table-cell>
              <table:table-cell office:value-type="float" office:value="-1.06644728091147">
                <text:p>-1.06644728091147</text:p>
              </table:table-cell>
              <table:table-cell office:value-type="float" office:value="0.409384334370126">
                <text:p>0.409384334370126</text:p>
              </table:table-cell>
              <table:table-cell office:value-type="float" office:value="-1.09379863736924">
                <text:p>-1.09379863736924</text:p>
              </table:table-cell>
              <table:table-cell office:value-type="float" office:value="0.349177263286798">
                <text:p>0.349177263286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0209584236145">
                <text:p>-1.10209584236145</text:p>
              </table:table-cell>
              <table:table-cell office:value-type="float" office:value="0.359185427427292">
                <text:p>0.359185427427292</text:p>
              </table:table-cell>
              <table:table-cell office:value-type="float" office:value="-1.0634145517949">
                <text:p>-1.0634145517949</text:p>
              </table:table-cell>
              <table:table-cell office:value-type="float" office:value="0.43624567421209">
                <text:p>0.43624567421209</text:p>
              </table:table-cell>
              <table:table-cell office:value-type="float" office:value="-1.09675836022543">
                <text:p>-1.09675836022543</text:p>
              </table:table-cell>
              <table:table-cell office:value-type="float" office:value="0.383892002126497">
                <text:p>0.383892002126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0397887229919">
                <text:p>-1.10397887229919</text:p>
              </table:table-cell>
              <table:table-cell office:value-type="float" office:value="0.383310914039612">
                <text:p>0.383310914039612</text:p>
              </table:table-cell>
              <table:table-cell office:value-type="float" office:value="-1.05869572397935">
                <text:p>-1.05869572397935</text:p>
              </table:table-cell>
              <table:table-cell office:value-type="float" office:value="0.458866733604771">
                <text:p>0.458866733604771</text:p>
              </table:table-cell>
              <table:table-cell office:value-type="float" office:value="-1.08941987949379">
                <text:p>-1.08941987949379</text:p>
              </table:table-cell>
              <table:table-cell office:value-type="float" office:value="0.38780780435331">
                <text:p>0.38780780435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0574507713318">
                <text:p>-1.10574507713318</text:p>
              </table:table-cell>
              <table:table-cell office:value-type="float" office:value="0.404661744832993">
                <text:p>0.404661744832993</text:p>
              </table:table-cell>
              <table:table-cell office:value-type="float" office:value="-1.05245624218801">
                <text:p>-1.05245624218801</text:p>
              </table:table-cell>
              <table:table-cell office:value-type="float" office:value="0.476545997474502">
                <text:p>0.476545997474502</text:p>
              </table:table-cell>
              <table:table-cell office:value-type="float" office:value="-1.0939965055085">
                <text:p>-1.0939965055085</text:p>
              </table:table-cell>
              <table:table-cell office:value-type="float" office:value="0.405003889193895">
                <text:p>0.405003889193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0614919662476">
                <text:p>-1.10614919662476</text:p>
              </table:table-cell>
              <table:table-cell office:value-type="float" office:value="0.423731327056885">
                <text:p>0.423731327056885</text:p>
              </table:table-cell>
              <table:table-cell office:value-type="float" office:value="-1.04384502556536">
                <text:p>-1.04384502556536</text:p>
              </table:table-cell>
              <table:table-cell office:value-type="float" office:value="0.491711766438777">
                <text:p>0.491711766438777</text:p>
              </table:table-cell>
              <table:table-cell office:value-type="float" office:value="-1.09836322778956">
                <text:p>-1.09836322778956</text:p>
              </table:table-cell>
              <table:table-cell office:value-type="float" office:value="0.423135148581879">
                <text:p>0.423135148581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0349857807159">
                <text:p>-1.10349857807159</text:p>
              </table:table-cell>
              <table:table-cell office:value-type="float" office:value="0.443785160779953">
                <text:p>0.443785160779953</text:p>
              </table:table-cell>
              <table:table-cell office:value-type="float" office:value="-1.03059764312557">
                <text:p>-1.03059764312557</text:p>
              </table:table-cell>
              <table:table-cell office:value-type="float" office:value="0.506769986602324">
                <text:p>0.506769986602324</text:p>
              </table:table-cell>
              <table:table-cell office:value-type="float" office:value="-1.10111694239001">
                <text:p>-1.10111694239001</text:p>
              </table:table-cell>
              <table:table-cell office:value-type="float" office:value="0.439747520347741">
                <text:p>0.439747520347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9421968460083">
                <text:p>-1.09421968460083</text:p>
              </table:table-cell>
              <table:table-cell office:value-type="float" office:value="0.463983863592148">
                <text:p>0.463983863592148</text:p>
              </table:table-cell>
              <table:table-cell office:value-type="float" office:value="-1.00908447053833">
                <text:p>-1.00908447053833</text:p>
              </table:table-cell>
              <table:table-cell office:value-type="float" office:value="0.523138017309522">
                <text:p>0.523138017309522</text:p>
              </table:table-cell>
              <table:table-cell office:value-type="float" office:value="-1.0950799161833">
                <text:p>-1.0950799161833</text:p>
              </table:table-cell>
              <table:table-cell office:value-type="float" office:value="0.466918557658883">
                <text:p>0.466918557658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781774520874">
                <text:p>-1.0781774520874</text:p>
              </table:table-cell>
              <table:table-cell office:value-type="float" office:value="0.483292400836945">
                <text:p>0.483292400836945</text:p>
              </table:table-cell>
              <table:table-cell office:value-type="float" office:value="-0.982611816071918">
                <text:p>-0.982611816071918</text:p>
              </table:table-cell>
              <table:table-cell office:value-type="float" office:value="0.537429470052401">
                <text:p>0.537429470052401</text:p>
              </table:table-cell>
              <table:table-cell office:value-type="float" office:value="-1.08979086880839">
                <text:p>-1.08979086880839</text:p>
              </table:table-cell>
              <table:table-cell office:value-type="float" office:value="0.47145568762106">
                <text:p>0.47145568762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562744140625">
                <text:p>-1.0562744140625</text:p>
              </table:table-cell>
              <table:table-cell office:value-type="float" office:value="0.500904023647308">
                <text:p>0.500904023647308</text:p>
              </table:table-cell>
              <table:table-cell office:value-type="float" office:value="-0.949984934414978">
                <text:p>-0.949984934414978</text:p>
              </table:table-cell>
              <table:table-cell office:value-type="float" office:value="0.549762393199167">
                <text:p>0.549762393199167</text:p>
              </table:table-cell>
              <table:table-cell office:value-type="float" office:value="-1.07649703794948">
                <text:p>-1.07649703794948</text:p>
              </table:table-cell>
              <table:table-cell office:value-type="float" office:value="0.480973152496234">
                <text:p>0.480973152496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2999413013458">
                <text:p>-1.02999413013458</text:p>
              </table:table-cell>
              <table:table-cell office:value-type="float" office:value="0.514802396297455">
                <text:p>0.514802396297455</text:p>
              </table:table-cell>
              <table:table-cell office:value-type="float" office:value="-0.913768089813074">
                <text:p>-0.913768089813074</text:p>
              </table:table-cell>
              <table:table-cell office:value-type="float" office:value="0.559472706432091">
                <text:p>0.559472706432091</text:p>
              </table:table-cell>
              <table:table-cell office:value-type="float" office:value="-1.05296630160193">
                <text:p>-1.05296630160193</text:p>
              </table:table-cell>
              <table:table-cell office:value-type="float" office:value="0.502882968829186">
                <text:p>0.502882968829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0081956386566">
                <text:p>-1.00081956386566</text:p>
              </table:table-cell>
              <table:table-cell office:value-type="float" office:value="0.522692620754242">
                <text:p>0.522692620754242</text:p>
              </table:table-cell>
              <table:table-cell office:value-type="float" office:value="-0.875357894074539">
                <text:p>-0.875357894074539</text:p>
              </table:table-cell>
              <table:table-cell office:value-type="float" office:value="0.567499814462222">
                <text:p>0.567499814462222</text:p>
              </table:table-cell>
              <table:table-cell office:value-type="float" office:value="-1.04596280296343">
                <text:p>-1.04596280296343</text:p>
              </table:table-cell>
              <table:table-cell office:value-type="float" office:value="0.498934709328815">
                <text:p>0.498934709328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69877421855927">
                <text:p>-0.969877421855927</text:p>
              </table:table-cell>
              <table:table-cell office:value-type="float" office:value="0.525096416473389">
                <text:p>0.525096416473389</text:p>
              </table:table-cell>
              <table:table-cell office:value-type="float" office:value="-0.837421198203053">
                <text:p>-0.837421198203053</text:p>
              </table:table-cell>
              <table:table-cell office:value-type="float" office:value="0.573236584490246">
                <text:p>0.573236584490246</text:p>
              </table:table-cell>
              <table:table-cell office:value-type="float" office:value="-1.00862361239188">
                <text:p>-1.00862361239188</text:p>
              </table:table-cell>
              <table:table-cell office:value-type="float" office:value="0.511747325685194">
                <text:p>0.511747325685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37036335468292">
                <text:p>-0.937036335468292</text:p>
              </table:table-cell>
              <table:table-cell office:value-type="float" office:value="0.523588597774506">
                <text:p>0.523588597774506</text:p>
              </table:table-cell>
              <table:table-cell office:value-type="float" office:value="-0.801056237910595">
                <text:p>-0.801056237910595</text:p>
              </table:table-cell>
              <table:table-cell office:value-type="float" office:value="0.577584806992362">
                <text:p>0.577584806992362</text:p>
              </table:table-cell>
              <table:table-cell office:value-type="float" office:value="-0.967088674738855">
                <text:p>-0.967088674738855</text:p>
              </table:table-cell>
              <table:table-cell office:value-type="float" office:value="0.513258954076782">
                <text:p>0.513258954076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0238630771637">
                <text:p>-0.90238630771637</text:p>
              </table:table-cell>
              <table:table-cell office:value-type="float" office:value="0.518944203853607">
                <text:p>0.518944203853607</text:p>
              </table:table-cell>
              <table:table-cell office:value-type="float" office:value="-0.765028495753361">
                <text:p>-0.765028495753361</text:p>
              </table:table-cell>
              <table:table-cell office:value-type="float" office:value="0.58098673865715">
                <text:p>0.58098673865715</text:p>
              </table:table-cell>
              <table:table-cell office:value-type="float" office:value="-0.92724337980215">
                <text:p>-0.92724337980215</text:p>
              </table:table-cell>
              <table:table-cell office:value-type="float" office:value="0.511293593348593">
                <text:p>0.511293593348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66035282611847">
                <text:p>-0.866035282611847</text:p>
              </table:table-cell>
              <table:table-cell office:value-type="float" office:value="0.512371003627777">
                <text:p>0.512371003627777</text:p>
              </table:table-cell>
              <table:table-cell office:value-type="float" office:value="-0.727232874761818">
                <text:p>-0.727232874761818</text:p>
              </table:table-cell>
              <table:table-cell office:value-type="float" office:value="0.584200406011373">
                <text:p>0.584200406011373</text:p>
              </table:table-cell>
              <table:table-cell office:value-type="float" office:value="-0.889863189271428">
                <text:p>-0.889863189271428</text:p>
              </table:table-cell>
              <table:table-cell office:value-type="float" office:value="0.505807133662508">
                <text:p>0.505807133662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28217148780823">
                <text:p>-0.828217148780823</text:p>
              </table:table-cell>
              <table:table-cell office:value-type="float" office:value="0.504920125007629">
                <text:p>0.504920125007629</text:p>
              </table:table-cell>
              <table:table-cell office:value-type="float" office:value="-0.688166648326263">
                <text:p>-0.688166648326263</text:p>
              </table:table-cell>
              <table:table-cell office:value-type="float" office:value="0.587889247575601">
                <text:p>0.587889247575601</text:p>
              </table:table-cell>
              <table:table-cell office:value-type="float" office:value="-0.85118605733256">
                <text:p>-0.85118605733256</text:p>
              </table:table-cell>
              <table:table-cell office:value-type="float" office:value="0.498149146869883">
                <text:p>0.498149146869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89453089237213">
                <text:p>-0.789453089237213</text:p>
              </table:table-cell>
              <table:table-cell office:value-type="float" office:value="0.498172283172607">
                <text:p>0.498172283172607</text:p>
              </table:table-cell>
              <table:table-cell office:value-type="float" office:value="-0.648801312243199">
                <text:p>-0.648801312243199</text:p>
              </table:table-cell>
              <table:table-cell office:value-type="float" office:value="0.59284457713754">
                <text:p>0.59284457713754</text:p>
              </table:table-cell>
              <table:table-cell office:value-type="float" office:value="-0.811916911822591">
                <text:p>-0.811916911822591</text:p>
              </table:table-cell>
              <table:table-cell office:value-type="float" office:value="0.492442255734617">
                <text:p>0.492442255734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50233888626099">
                <text:p>-0.750233888626099</text:p>
              </table:table-cell>
              <table:table-cell office:value-type="float" office:value="0.492616355419159">
                <text:p>0.492616355419159</text:p>
              </table:table-cell>
              <table:table-cell office:value-type="float" office:value="-0.608767384723189">
                <text:p>-0.608767384723189</text:p>
              </table:table-cell>
              <table:table-cell office:value-type="float" office:value="0.59928079895803">
                <text:p>0.59928079895803</text:p>
              </table:table-cell>
              <table:table-cell office:value-type="float" office:value="-0.771607013863436">
                <text:p>-0.771607013863436</text:p>
              </table:table-cell>
              <table:table-cell office:value-type="float" office:value="0.479060492109589">
                <text:p>0.479060492109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10818290710449">
                <text:p>-0.710818290710449</text:p>
              </table:table-cell>
              <table:table-cell office:value-type="float" office:value="0.488164216279984">
                <text:p>0.488164216279984</text:p>
              </table:table-cell>
              <table:table-cell office:value-type="float" office:value="-0.568929099380683">
                <text:p>-0.568929099380683</text:p>
              </table:table-cell>
              <table:table-cell office:value-type="float" office:value="0.606834031707595">
                <text:p>0.606834031707595</text:p>
              </table:table-cell>
              <table:table-cell office:value-type="float" office:value="-0.731192370851904">
                <text:p>-0.731192370851904</text:p>
              </table:table-cell>
              <table:table-cell office:value-type="float" office:value="0.473775422914869">
                <text:p>0.4737754229148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71253323554993">
                <text:p>-0.671253323554993</text:p>
              </table:table-cell>
              <table:table-cell office:value-type="float" office:value="0.485060602426529">
                <text:p>0.485060602426529</text:p>
              </table:table-cell>
              <table:table-cell office:value-type="float" office:value="-0.529743546260058">
                <text:p>-0.529743546260058</text:p>
              </table:table-cell>
              <table:table-cell office:value-type="float" office:value="0.615405202609561">
                <text:p>0.615405202609561</text:p>
              </table:table-cell>
              <table:table-cell office:value-type="float" office:value="-0.691137692437597">
                <text:p>-0.691137692437597</text:p>
              </table:table-cell>
              <table:table-cell office:value-type="float" office:value="0.469632561909526">
                <text:p>0.469632561909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31525158882141">
                <text:p>-0.631525158882141</text:p>
              </table:table-cell>
              <table:table-cell office:value-type="float" office:value="0.483585864305496">
                <text:p>0.483585864305496</text:p>
              </table:table-cell>
              <table:table-cell office:value-type="float" office:value="-0.490724608210002">
                <text:p>-0.490724608210002</text:p>
              </table:table-cell>
              <table:table-cell office:value-type="float" office:value="0.624705472360802">
                <text:p>0.624705472360802</text:p>
              </table:table-cell>
              <table:table-cell office:value-type="float" office:value="-0.651046293892945">
                <text:p>-0.651046293892945</text:p>
              </table:table-cell>
              <table:table-cell office:value-type="float" office:value="0.467347540909459">
                <text:p>0.467347540909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91741025447846">
                <text:p>-0.591741025447846</text:p>
              </table:table-cell>
              <table:table-cell office:value-type="float" office:value="0.482888549566269">
                <text:p>0.482888549566269</text:p>
              </table:table-cell>
              <table:table-cell office:value-type="float" office:value="-0.451041529000484">
                <text:p>-0.451041529000484</text:p>
              </table:table-cell>
              <table:table-cell office:value-type="float" office:value="0.634949567267192">
                <text:p>0.634949567267192</text:p>
              </table:table-cell>
              <table:table-cell office:value-type="float" office:value="-0.610065224633195">
                <text:p>-0.610065224633195</text:p>
              </table:table-cell>
              <table:table-cell office:value-type="float" office:value="0.46585782002106">
                <text:p>0.46585782002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5196738243103">
                <text:p>-0.55196738243103</text:p>
              </table:table-cell>
              <table:table-cell office:value-type="float" office:value="0.482808828353882">
                <text:p>0.482808828353882</text:p>
              </table:table-cell>
              <table:table-cell office:value-type="float" office:value="-0.411909622371164">
                <text:p>-0.411909622371164</text:p>
              </table:table-cell>
              <table:table-cell office:value-type="float" office:value="0.645571911055366">
                <text:p>0.645571911055366</text:p>
              </table:table-cell>
              <table:table-cell office:value-type="float" office:value="-0.570516902959062">
                <text:p>-0.570516902959062</text:p>
              </table:table-cell>
              <table:table-cell office:value-type="float" office:value="0.464937836835744">
                <text:p>0.4649378368357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12213826179504">
                <text:p>-0.512213826179504</text:p>
              </table:table-cell>
              <table:table-cell office:value-type="float" office:value="0.482755392789841">
                <text:p>0.482755392789841</text:p>
              </table:table-cell>
              <table:table-cell office:value-type="float" office:value="-0.372878443850684">
                <text:p>-0.372878443850684</text:p>
              </table:table-cell>
              <table:table-cell office:value-type="float" office:value="0.656558603337507">
                <text:p>0.656558603337507</text:p>
              </table:table-cell>
              <table:table-cell office:value-type="float" office:value="-0.529970862218512">
                <text:p>-0.529970862218512</text:p>
              </table:table-cell>
              <table:table-cell office:value-type="float" office:value="0.464336839567038">
                <text:p>0.4643368395670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72486883401871">
                <text:p>-0.472486883401871</text:p>
              </table:table-cell>
              <table:table-cell office:value-type="float" office:value="0.482874900102615">
                <text:p>0.482874900102615</text:p>
              </table:table-cell>
              <table:table-cell office:value-type="float" office:value="-0.334300916597618">
                <text:p>-0.334300916597618</text:p>
              </table:table-cell>
              <table:table-cell office:value-type="float" office:value="0.667547094363982">
                <text:p>0.667547094363982</text:p>
              </table:table-cell>
              <table:table-cell office:value-type="float" office:value="-0.489863064044638">
                <text:p>-0.489863064044638</text:p>
              </table:table-cell>
              <table:table-cell office:value-type="float" office:value="0.464917416559165">
                <text:p>0.464917416559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32788252830505">
                <text:p>-0.432788252830505</text:p>
              </table:table-cell>
              <table:table-cell office:value-type="float" office:value="0.483421117067337">
                <text:p>0.483421117067337</text:p>
              </table:table-cell>
              <table:table-cell office:value-type="float" office:value="-0.295373858474565">
                <text:p>-0.295373858474565</text:p>
              </table:table-cell>
              <table:table-cell office:value-type="float" office:value="0.67889718026165">
                <text:p>0.67889718026165</text:p>
              </table:table-cell>
              <table:table-cell office:value-type="float" office:value="-0.449323742166317">
                <text:p>-0.449323742166317</text:p>
              </table:table-cell>
              <table:table-cell office:value-type="float" office:value="0.465756276288709">
                <text:p>0.465756276288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93088102340698">
                <text:p>-0.393088102340698</text:p>
              </table:table-cell>
              <table:table-cell office:value-type="float" office:value="0.484594017267227">
                <text:p>0.484594017267227</text:p>
              </table:table-cell>
              <table:table-cell office:value-type="float" office:value="-0.256482259436956">
                <text:p>-0.256482259436956</text:p>
              </table:table-cell>
              <table:table-cell office:value-type="float" office:value="0.690368179707989">
                <text:p>0.690368179707989</text:p>
              </table:table-cell>
              <table:table-cell office:value-type="float" office:value="-0.426260011592371">
                <text:p>-0.426260011592371</text:p>
              </table:table-cell>
              <table:table-cell office:value-type="float" office:value="0.467206689027927">
                <text:p>0.467206689027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53371977806091">
                <text:p>-0.353371977806091</text:p>
              </table:table-cell>
              <table:table-cell office:value-type="float" office:value="0.485817283391953">
                <text:p>0.485817283391953</text:p>
              </table:table-cell>
              <table:table-cell office:value-type="float" office:value="-0.217208691142228">
                <text:p>-0.217208691142228</text:p>
              </table:table-cell>
              <table:table-cell office:value-type="float" office:value="0.702084624962387">
                <text:p>0.702084624962387</text:p>
              </table:table-cell>
              <table:table-cell office:value-type="float" office:value="-0.385283183665725">
                <text:p>-0.385283183665725</text:p>
              </table:table-cell>
              <table:table-cell office:value-type="float" office:value="0.477928691375423">
                <text:p>0.477928691375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13649505376816">
                <text:p>-0.313649505376816</text:p>
              </table:table-cell>
              <table:table-cell office:value-type="float" office:value="0.487156242132187">
                <text:p>0.487156242132187</text:p>
              </table:table-cell>
              <table:table-cell office:value-type="float" office:value="-0.178770730683558">
                <text:p>-0.178770730683558</text:p>
              </table:table-cell>
              <table:table-cell office:value-type="float" office:value="0.713551784147542">
                <text:p>0.713551784147542</text:p>
              </table:table-cell>
              <table:table-cell office:value-type="float" office:value="-0.34517871734546">
                <text:p>-0.34517871734546</text:p>
              </table:table-cell>
              <table:table-cell office:value-type="float" office:value="0.479680531112052">
                <text:p>0.479680531112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73911356925964">
                <text:p>-0.273911356925964</text:p>
              </table:table-cell>
              <table:table-cell office:value-type="float" office:value="0.487766206264496">
                <text:p>0.487766206264496</text:p>
              </table:table-cell>
              <table:table-cell office:value-type="float" office:value="-0.139914966306858">
                <text:p>-0.139914966306858</text:p>
              </table:table-cell>
              <table:table-cell office:value-type="float" office:value="0.725143586367318">
                <text:p>0.725143586367318</text:p>
              </table:table-cell>
              <table:table-cell office:value-type="float" office:value="-0.304637698554142">
                <text:p>-0.304637698554142</text:p>
              </table:table-cell>
              <table:table-cell office:value-type="float" office:value="0.480414966886513">
                <text:p>0.480414966886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415844142437">
                <text:p>-0.23415844142437</text:p>
              </table:table-cell>
              <table:table-cell office:value-type="float" office:value="0.488330185413361">
                <text:p>0.488330185413361</text:p>
              </table:table-cell>
              <table:table-cell office:value-type="float" office:value="-0.100605178032286">
                <text:p>-0.100605178032286</text:p>
              </table:table-cell>
              <table:table-cell office:value-type="float" office:value="0.736737929893725">
                <text:p>0.736737929893725</text:p>
              </table:table-cell>
              <table:table-cell office:value-type="float" office:value="-0.263659572105935">
                <text:p>-0.263659572105935</text:p>
              </table:table-cell>
              <table:table-cell office:value-type="float" office:value="0.480091243040034">
                <text:p>0.480091243040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94427490234375">
                <text:p>-0.194427490234375</text:p>
              </table:table-cell>
              <table:table-cell office:value-type="float" office:value="0.489030122756958">
                <text:p>0.489030122756958</text:p>
              </table:table-cell>
              <table:table-cell office:value-type="float" office:value="-0.0621317682316415">
                <text:p>-0.0621317682316415</text:p>
              </table:table-cell>
              <table:table-cell office:value-type="float" office:value="0.748085585259996">
                <text:p>0.748085585259996</text:p>
              </table:table-cell>
              <table:table-cell office:value-type="float" office:value="-0.203871072939242">
                <text:p>-0.203871072939242</text:p>
              </table:table-cell>
              <table:table-cell office:value-type="float" office:value="0.472784034979634">
                <text:p>0.472784034979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54744565486908">
                <text:p>-0.154744565486908</text:p>
              </table:table-cell>
              <table:table-cell office:value-type="float" office:value="0.490439563989639">
                <text:p>0.490439563989639</text:p>
              </table:table-cell>
              <table:table-cell office:value-type="float" office:value="-0.0232401691940332">
                <text:p>-0.0232401691940332</text:p>
              </table:table-cell>
              <table:table-cell office:value-type="float" office:value="0.759556584706335">
                <text:p>0.759556584706335</text:p>
              </table:table-cell>
              <table:table-cell office:value-type="float" office:value="-0.173319435196985">
                <text:p>-0.173319435196985</text:p>
              </table:table-cell>
              <table:table-cell office:value-type="float" office:value="0.472527563478744">
                <text:p>0.472527563478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15044161677361">
                <text:p>-0.115044161677361</text:p>
              </table:table-cell>
              <table:table-cell office:value-type="float" office:value="0.491935312747955">
                <text:p>0.491935312747955</text:p>
              </table:table-cell>
              <table:table-cell office:value-type="float" office:value="0.0156868889290198">
                <text:p>0.0156868889290198</text:p>
              </table:table-cell>
              <table:table-cell office:value-type="float" office:value="0.770906670604004">
                <text:p>0.770906670604004</text:p>
              </table:table-cell>
              <table:table-cell office:value-type="float" office:value="-0.133796448788611">
                <text:p>-0.133796448788611</text:p>
              </table:table-cell>
              <table:table-cell office:value-type="float" office:value="0.474060985362247">
                <text:p>0.474060985362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53070637583733">
                <text:p>-0.0753070637583733</text:p>
              </table:table-cell>
              <table:table-cell office:value-type="float" office:value="0.492624700069428">
                <text:p>0.492624700069428</text:p>
              </table:table-cell>
              <table:table-cell office:value-type="float" office:value="0.054578487966628">
                <text:p>0.054578487966628</text:p>
              </table:table-cell>
              <table:table-cell office:value-type="float" office:value="0.782377670050343">
                <text:p>0.782377670050343</text:p>
              </table:table-cell>
              <table:table-cell office:value-type="float" office:value="-0.0932778770077587">
                <text:p>-0.0932778770077587</text:p>
              </table:table-cell>
              <table:table-cell office:value-type="float" office:value="0.474605938483049">
                <text:p>0.474605938483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55829559266567">
                <text:p>-0.0355829559266567</text:p>
              </table:table-cell>
              <table:table-cell office:value-type="float" office:value="0.493252098560333">
                <text:p>0.493252098560333</text:p>
              </table:table-cell>
              <table:table-cell office:value-type="float" office:value="0.093505546089681">
                <text:p>0.093505546089681</text:p>
              </table:table-cell>
              <table:table-cell office:value-type="float" office:value="0.793727755948011">
                <text:p>0.793727755948011</text:p>
              </table:table-cell>
              <table:table-cell office:value-type="float" office:value="-0.0527530105656357">
                <text:p>-0.0527530105656357</text:p>
              </table:table-cell>
              <table:table-cell office:value-type="float" office:value="0.474975828682901">
                <text:p>0.474975828682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1742455214262">
                <text:p>0.0041742455214262</text:p>
              </table:table-cell>
              <table:table-cell office:value-type="float" office:value="0.49353489279747">
                <text:p>0.49353489279747</text:p>
              </table:table-cell>
              <table:table-cell office:value-type="float" office:value="0.132467687380287">
                <text:p>0.132467687380287</text:p>
              </table:table-cell>
              <table:table-cell office:value-type="float" office:value="0.804956818689437">
                <text:p>0.804956818689437</text:p>
              </table:table-cell>
              <table:table-cell office:value-type="float" office:value="-0.0122206997162537">
                <text:p>-0.0122206997162537</text:p>
              </table:table-cell>
              <table:table-cell office:value-type="float" office:value="0.476103694459077">
                <text:p>0.4761036944590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9065098762512">
                <text:p>0.0439065098762512</text:p>
              </table:table-cell>
              <table:table-cell office:value-type="float" office:value="0.494233995676041">
                <text:p>0.494233995676041</text:p>
              </table:table-cell>
              <table:table-cell office:value-type="float" office:value="0.171464535581756">
                <text:p>0.171464535581756</text:p>
              </table:table-cell>
              <table:table-cell office:value-type="float" office:value="0.816064749835764">
                <text:p>0.816064749835764</text:p>
              </table:table-cell>
              <table:table-cell office:value-type="float" office:value="0.0313058244012337">
                <text:p>0.0313058244012337</text:p>
              </table:table-cell>
              <table:table-cell office:value-type="float" office:value="0.476981391803306">
                <text:p>0.476981391803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36411044001579">
                <text:p>0.0836411044001579</text:p>
              </table:table-cell>
              <table:table-cell office:value-type="float" office:value="0.495108515024185">
                <text:p>0.495108515024185</text:p>
              </table:table-cell>
              <table:table-cell office:value-type="float" office:value="0.210076024010618">
                <text:p>0.210076024010618</text:p>
              </table:table-cell>
              <table:table-cell office:value-type="float" office:value="0.826933305641753">
                <text:p>0.826933305641753</text:p>
              </table:table-cell>
              <table:table-cell office:value-type="float" office:value="0.0734063609693548">
                <text:p>0.0734063609693548</text:p>
              </table:table-cell>
              <table:table-cell office:value-type="float" office:value="0.476510136687491">
                <text:p>0.476510136687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338412553072">
                <text:p>0.12338412553072</text:p>
              </table:table-cell>
              <table:table-cell office:value-type="float" office:value="0.495961934328079">
                <text:p>0.495961934328079</text:p>
              </table:table-cell>
              <table:table-cell office:value-type="float" office:value="0.249526892622715">
                <text:p>0.249526892622715</text:p>
              </table:table-cell>
              <table:table-cell office:value-type="float" office:value="0.838038134400047">
                <text:p>0.838038134400047</text:p>
              </table:table-cell>
              <table:table-cell office:value-type="float" office:value="0.114388719592828">
                <text:p>0.114388719592828</text:p>
              </table:table-cell>
              <table:table-cell office:value-type="float" office:value="0.477876530601115">
                <text:p>0.477876530601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3136258721352">
                <text:p>0.163136258721352</text:p>
              </table:table-cell>
              <table:table-cell office:value-type="float" office:value="0.496800750494003">
                <text:p>0.496800750494003</text:p>
              </table:table-cell>
              <table:table-cell office:value-type="float" office:value="0.288558071143195">
                <text:p>0.288558071143195</text:p>
              </table:table-cell>
              <table:table-cell office:value-type="float" office:value="0.849024826682188">
                <text:p>0.849024826682188</text:p>
              </table:table-cell>
              <table:table-cell office:value-type="float" office:value="0.151942764199436">
                <text:p>0.151942764199436</text:p>
              </table:table-cell>
              <table:table-cell office:value-type="float" office:value="0.480801898123084">
                <text:p>0.4808018981230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2880099415779">
                <text:p>0.202880099415779</text:p>
              </table:table-cell>
              <table:table-cell office:value-type="float" office:value="0.497657209634781">
                <text:p>0.497657209634781</text:p>
              </table:table-cell>
              <table:table-cell office:value-type="float" office:value="0.327623203059304">
                <text:p>0.327623203059304</text:p>
              </table:table-cell>
              <table:table-cell office:value-type="float" office:value="0.859890174001855">
                <text:p>0.859890174001855</text:p>
              </table:table-cell>
              <table:table-cell office:value-type="float" office:value="0.170525843673201">
                <text:p>0.170525843673201</text:p>
              </table:table-cell>
              <table:table-cell office:value-type="float" office:value="0.479869308529983">
                <text:p>0.4798693085299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2614313960075">
                <text:p>0.242614313960075</text:p>
              </table:table-cell>
              <table:table-cell office:value-type="float" office:value="0.498220175504684">
                <text:p>0.498220175504684</text:p>
              </table:table-cell>
              <table:table-cell office:value-type="float" office:value="0.36630149490407">
                <text:p>0.36630149490407</text:p>
              </table:table-cell>
              <table:table-cell office:value-type="float" office:value="0.870518545653761">
                <text:p>0.870518545653761</text:p>
              </table:table-cell>
              <table:table-cell office:value-type="float" office:value="0.210637248723868">
                <text:p>0.210637248723868</text:p>
              </table:table-cell>
              <table:table-cell office:value-type="float" office:value="0.490023972291382">
                <text:p>0.490023972291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2362341880798">
                <text:p>0.282362341880798</text:p>
              </table:table-cell>
              <table:table-cell office:value-type="float" office:value="0.498675465583801">
                <text:p>0.498675465583801</text:p>
              </table:table-cell>
              <table:table-cell office:value-type="float" office:value="0.405820619180245">
                <text:p>0.405820619180245</text:p>
              </table:table-cell>
              <table:table-cell office:value-type="float" office:value="0.881377968863318">
                <text:p>0.881377968863318</text:p>
              </table:table-cell>
              <table:table-cell office:value-type="float" office:value="0.251606971076817">
                <text:p>0.251606971076817</text:p>
              </table:table-cell>
              <table:table-cell office:value-type="float" office:value="0.490102494664753">
                <text:p>0.490102494664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2104007005692">
                <text:p>0.322104007005692</text:p>
              </table:table-cell>
              <table:table-cell office:value-type="float" office:value="0.499125957489014">
                <text:p>0.499125957489014</text:p>
              </table:table-cell>
              <table:table-cell office:value-type="float" office:value="0.444919327240716">
                <text:p>0.444919327240716</text:p>
              </table:table-cell>
              <table:table-cell office:value-type="float" office:value="0.89212186629405">
                <text:p>0.89212186629405</text:p>
              </table:table-cell>
              <table:table-cell office:value-type="float" office:value="0.292143481154008">
                <text:p>0.292143481154008</text:p>
              </table:table-cell>
              <table:table-cell office:value-type="float" office:value="0.492052949495404">
                <text:p>0.492052949495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1864417791367">
                <text:p>0.361864417791367</text:p>
              </table:table-cell>
              <table:table-cell office:value-type="float" office:value="0.499481320381165">
                <text:p>0.499481320381165</text:p>
              </table:table-cell>
              <table:table-cell office:value-type="float" office:value="0.484051233870036">
                <text:p>0.484051233870036</text:p>
              </table:table-cell>
              <table:table-cell office:value-type="float" office:value="0.902744210082224">
                <text:p>0.902744210082224</text:p>
              </table:table-cell>
              <table:table-cell office:value-type="float" office:value="0.332680963306985">
                <text:p>0.332680963306985</text:p>
              </table:table-cell>
              <table:table-cell office:value-type="float" office:value="0.490970061094877">
                <text:p>0.490970061094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1629358530045">
                <text:p>0.401629358530045</text:p>
              </table:table-cell>
              <table:table-cell office:value-type="float" office:value="0.499830186367035">
                <text:p>0.499830186367035</text:p>
              </table:table-cell>
              <table:table-cell office:value-type="float" office:value="0.522794835072074">
                <text:p>0.522794835072074</text:p>
              </table:table-cell>
              <table:table-cell office:value-type="float" office:value="0.913131987029073">
                <text:p>0.913131987029073</text:p>
              </table:table-cell>
              <table:table-cell office:value-type="float" office:value="0.380781054199903">
                <text:p>0.380781054199903</text:p>
              </table:table-cell>
              <table:table-cell office:value-type="float" office:value="0.483813940612599">
                <text:p>0.483813940612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1367745399475">
                <text:p>0.441367745399475</text:p>
              </table:table-cell>
              <table:table-cell office:value-type="float" office:value="0.50006777048111">
                <text:p>0.50006777048111</text:p>
              </table:table-cell>
              <table:table-cell office:value-type="float" office:value="0.562380688474155">
                <text:p>0.562380688474155</text:p>
              </table:table-cell>
              <table:table-cell office:value-type="float" office:value="0.923745585213897">
                <text:p>0.923745585213897</text:p>
              </table:table-cell>
              <table:table-cell office:value-type="float" office:value="0.42775713947126">
                <text:p>0.42775713947126</text:p>
              </table:table-cell>
              <table:table-cell office:value-type="float" office:value="0.481487509054155">
                <text:p>0.481487509054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1135040521622">
                <text:p>0.481135040521622</text:p>
              </table:table-cell>
              <table:table-cell office:value-type="float" office:value="0.500127553939819">
                <text:p>0.500127553939819</text:p>
              </table:table-cell>
              <table:table-cell office:value-type="float" office:value="0.601545415776215">
                <text:p>0.601545415776215</text:p>
              </table:table-cell>
              <table:table-cell office:value-type="float" office:value="0.934246272779733">
                <text:p>0.934246272779733</text:p>
              </table:table-cell>
              <table:table-cell office:value-type="float" office:value="0.468300854405637">
                <text:p>0.468300854405637</text:p>
              </table:table-cell>
              <table:table-cell office:value-type="float" office:value="0.482076986212336">
                <text:p>0.482076986212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0896971225739">
                <text:p>0.520896971225739</text:p>
              </table:table-cell>
              <table:table-cell office:value-type="float" office:value="0.50000262260437">
                <text:p>0.50000262260437</text:p>
              </table:table-cell>
              <table:table-cell office:value-type="float" office:value="0.64032111059428">
                <text:p>0.64032111059428</text:p>
              </table:table-cell>
              <table:table-cell office:value-type="float" office:value="0.944513601321094">
                <text:p>0.944513601321094</text:p>
              </table:table-cell>
              <table:table-cell office:value-type="float" office:value="0.509409834058128">
                <text:p>0.509409834058128</text:p>
              </table:table-cell>
              <table:table-cell office:value-type="float" office:value="0.481535884466811">
                <text:p>0.481535884466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0634970664978">
                <text:p>0.560634970664978</text:p>
              </table:table-cell>
              <table:table-cell office:value-type="float" office:value="0.499478846788406">
                <text:p>0.499478846788406</text:p>
              </table:table-cell>
              <table:table-cell office:value-type="float" office:value="0.679939755299695">
                <text:p>0.679939755299695</text:p>
              </table:table-cell>
              <table:table-cell office:value-type="float" office:value="0.955004132656832">
                <text:p>0.955004132656832</text:p>
              </table:table-cell>
              <table:table-cell office:value-type="float" office:value="0.550392734777645">
                <text:p>0.550392734777645</text:p>
              </table:table-cell>
              <table:table-cell office:value-type="float" office:value="0.481836058773171">
                <text:p>0.481836058773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0388586521149">
                <text:p>0.600388586521149</text:p>
              </table:table-cell>
              <table:table-cell office:value-type="float" office:value="0.499315947294235">
                <text:p>0.499315947294235</text:p>
              </table:table-cell>
              <table:table-cell office:value-type="float" office:value="0.718715450117761">
                <text:p>0.718715450117761</text:p>
              </table:table-cell>
              <table:table-cell office:value-type="float" office:value="0.965271461198193">
                <text:p>0.965271461198193</text:p>
              </table:table-cell>
              <table:table-cell office:value-type="float" office:value="0.590503658886109">
                <text:p>0.590503658886109</text:p>
              </table:table-cell>
              <table:table-cell office:value-type="float" office:value="0.481130246231295">
                <text:p>0.481130246231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40129089355469">
                <text:p>0.640129089355469</text:p>
              </table:table-cell>
              <table:table-cell office:value-type="float" office:value="0.499250024557114">
                <text:p>0.499250024557114</text:p>
              </table:table-cell>
              <table:table-cell office:value-type="float" office:value="0.758334094823176">
                <text:p>0.758334094823176</text:p>
              </table:table-cell>
              <table:table-cell office:value-type="float" office:value="0.975761992533932">
                <text:p>0.975761992533932</text:p>
              </table:table-cell>
              <table:table-cell office:value-type="float" office:value="0.631486944888949">
                <text:p>0.631486944888949</text:p>
              </table:table-cell>
              <table:table-cell office:value-type="float" office:value="0.481372164418689">
                <text:p>0.481372164418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9903566837311">
                <text:p>0.679903566837311</text:p>
              </table:table-cell>
              <table:table-cell office:value-type="float" office:value="0.499053210020065">
                <text:p>0.499053210020065</text:p>
              </table:table-cell>
              <table:table-cell office:value-type="float" office:value="0.797109789641241">
                <text:p>0.797109789641241</text:p>
              </table:table-cell>
              <table:table-cell office:value-type="float" office:value="0.986029321075293">
                <text:p>0.986029321075293</text:p>
              </table:table-cell>
              <table:table-cell office:value-type="float" office:value="0.671598246083218">
                <text:p>0.671598246083218</text:p>
              </table:table-cell>
              <table:table-cell office:value-type="float" office:value="0.481608935410607">
                <text:p>0.481608935410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19677150249481">
                <text:p>0.719677150249481</text:p>
              </table:table-cell>
              <table:table-cell office:value-type="float" office:value="0.499292254447937">
                <text:p>0.499292254447937</text:p>
              </table:table-cell>
              <table:table-cell office:value-type="float" office:value="0.836728434346656">
                <text:p>0.836728434346656</text:p>
              </table:table-cell>
              <table:table-cell office:value-type="float" office:value="0.996519852411031">
                <text:p>0.996519852411031</text:p>
              </table:table-cell>
              <table:table-cell office:value-type="float" office:value="0.712581532086059">
                <text:p>0.712581532086059</text:p>
              </table:table-cell>
              <table:table-cell office:value-type="float" office:value="0.481850853598001">
                <text:p>0.481850853598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9423017501831">
                <text:p>0.759423017501831</text:p>
              </table:table-cell>
              <table:table-cell office:value-type="float" office:value="0.498963743448258">
                <text:p>0.498963743448258</text:p>
              </table:table-cell>
              <table:table-cell office:value-type="float" office:value="0.875504129164721">
                <text:p>0.875504129164721</text:p>
              </table:table-cell>
              <table:table-cell office:value-type="float" office:value="1.00678718095239">
                <text:p>1.00678718095239</text:p>
              </table:table-cell>
              <table:table-cell office:value-type="float" office:value="0.752692833280328">
                <text:p>0.752692833280328</text:p>
              </table:table-cell>
              <table:table-cell office:value-type="float" office:value="0.482087624589919">
                <text:p>0.482087624589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9184918403626">
                <text:p>0.799184918403626</text:p>
              </table:table-cell>
              <table:table-cell office:value-type="float" office:value="0.498970329761505">
                <text:p>0.498970329761505</text:p>
              </table:table-cell>
              <table:table-cell office:value-type="float" office:value="0.915122773870136">
                <text:p>0.915122773870136</text:p>
              </table:table-cell>
              <table:table-cell office:value-type="float" office:value="1.01727771228813">
                <text:p>1.01727771228813</text:p>
              </table:table-cell>
              <table:table-cell office:value-type="float" office:value="0.793676119283168">
                <text:p>0.793676119283168</text:p>
              </table:table-cell>
              <table:table-cell office:value-type="float" office:value="0.482329542777313">
                <text:p>0.482329542777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8943779468536">
                <text:p>0.838943779468536</text:p>
              </table:table-cell>
              <table:table-cell office:value-type="float" office:value="0.498874515295029">
                <text:p>0.498874515295029</text:p>
              </table:table-cell>
              <table:table-cell office:value-type="float" office:value="0.953898468688202">
                <text:p>0.953898468688202</text:p>
              </table:table-cell>
              <table:table-cell office:value-type="float" office:value="1.02754504082949">
                <text:p>1.02754504082949</text:p>
              </table:table-cell>
              <table:table-cell office:value-type="float" office:value="0.833787420477437">
                <text:p>0.833787420477437</text:p>
              </table:table-cell>
              <table:table-cell office:value-type="float" office:value="0.481566713608364">
                <text:p>0.481566713608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8693878650665">
                <text:p>0.878693878650665</text:p>
              </table:table-cell>
              <table:table-cell office:value-type="float" office:value="0.498896986246109">
                <text:p>0.498896986246109</text:p>
              </table:table-cell>
              <table:table-cell office:value-type="float" office:value="0.993517113393616">
                <text:p>0.993517113393616</text:p>
              </table:table-cell>
              <table:table-cell office:value-type="float" office:value="1.03803557216523">
                <text:p>1.03803557216523</text:p>
              </table:table-cell>
              <table:table-cell office:value-type="float" office:value="0.879769010134659">
                <text:p>0.879769010134659</text:p>
              </table:table-cell>
              <table:table-cell office:value-type="float" office:value="0.490689239372893">
                <text:p>0.490689239372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5894687175751">
                <text:p>0.915894687175751</text:p>
              </table:table-cell>
              <table:table-cell office:value-type="float" office:value="0.49966761469841">
                <text:p>0.49966761469841</text:p>
              </table:table-cell>
              <table:table-cell office:value-type="float" office:value="1.02807805877494">
                <text:p>1.02807805877494</text:p>
              </table:table-cell>
              <table:table-cell office:value-type="float" office:value="1.0471868867347">
                <text:p>1.0471868867347</text:p>
              </table:table-cell>
              <table:table-cell office:value-type="float" office:value="0.920516552068396">
                <text:p>0.920516552068396</text:p>
              </table:table-cell>
              <table:table-cell office:value-type="float" office:value="0.491374271195993">
                <text:p>0.491374271195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7855114936829">
                <text:p>0.947855114936829</text:p>
              </table:table-cell>
              <table:table-cell office:value-type="float" office:value="0.500903904438019">
                <text:p>0.500903904438019</text:p>
              </table:table-cell>
              <table:table-cell office:value-type="float" office:value="1.05856879278039">
                <text:p>1.05856879278039</text:p>
              </table:table-cell>
              <table:table-cell office:value-type="float" office:value="1.05465500589608">
                <text:p>1.05465500589608</text:p>
              </table:table-cell>
              <table:table-cell office:value-type="float" office:value="0.956898541969847">
                <text:p>0.956898541969847</text:p>
              </table:table-cell>
              <table:table-cell office:value-type="float" office:value="0.49178380326554">
                <text:p>0.491783803265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5887179374695">
                <text:p>0.975887179374695</text:p>
              </table:table-cell>
              <table:table-cell office:value-type="float" office:value="0.502473294734955">
                <text:p>0.502473294734955</text:p>
              </table:table-cell>
              <table:table-cell office:value-type="float" office:value="1.08471455056257">
                <text:p>1.08471455056257</text:p>
              </table:table-cell>
              <table:table-cell office:value-type="float" office:value="1.05952805073435">
                <text:p>1.05952805073435</text:p>
              </table:table-cell>
              <table:table-cell office:value-type="float" office:value="0.978464758164133">
                <text:p>0.978464758164133</text:p>
              </table:table-cell>
              <table:table-cell office:value-type="float" office:value="0.498206329848624">
                <text:p>0.498206329848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054860115051">
                <text:p>1.00054860115051</text:p>
              </table:table-cell>
              <table:table-cell office:value-type="float" office:value="0.504385948181152">
                <text:p>0.504385948181152</text:p>
              </table:table-cell>
              <table:table-cell office:value-type="float" office:value="1.1081799868781">
                <text:p>1.1081799868781</text:p>
              </table:table-cell>
              <table:table-cell office:value-type="float" office:value="1.06144982973355">
                <text:p>1.06144982973355</text:p>
              </table:table-cell>
              <table:table-cell office:value-type="float" office:value="1.0008141575062">
                <text:p>1.0008141575062</text:p>
              </table:table-cell>
              <table:table-cell office:value-type="float" office:value="0.491279051372913">
                <text:p>0.491279051372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227139472961">
                <text:p>1.02227139472961</text:p>
              </table:table-cell>
              <table:table-cell office:value-type="float" office:value="0.505989491939545">
                <text:p>0.505989491939545</text:p>
              </table:table-cell>
              <table:table-cell office:value-type="float" office:value="1.12776321681475">
                <text:p>1.12776321681475</text:p>
              </table:table-cell>
              <table:table-cell office:value-type="float" office:value="1.06024920271058">
                <text:p>1.06024920271058</text:p>
              </table:table-cell>
              <table:table-cell office:value-type="float" office:value="1.02087918851014">
                <text:p>1.02087918851014</text:p>
              </table:table-cell>
              <table:table-cell office:value-type="float" office:value="0.492694357267902">
                <text:p>0.4926943572679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4137694835663">
                <text:p>1.04137694835663</text:p>
              </table:table-cell>
              <table:table-cell office:value-type="float" office:value="0.506234645843506">
                <text:p>0.506234645843506</text:p>
              </table:table-cell>
              <table:table-cell office:value-type="float" office:value="1.14468419155709">
                <text:p>1.14468419155709</text:p>
              </table:table-cell>
              <table:table-cell office:value-type="float" office:value="1.05602614531468">
                <text:p>1.05602614531468</text:p>
              </table:table-cell>
              <table:table-cell office:value-type="float" office:value="1.0359859698565">
                <text:p>1.0359859698565</text:p>
              </table:table-cell>
              <table:table-cell office:value-type="float" office:value="0.506948273245246">
                <text:p>0.506948273245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608971118927">
                <text:p>1.0608971118927</text:p>
              </table:table-cell>
              <table:table-cell office:value-type="float" office:value="0.503102481365204">
                <text:p>0.503102481365204</text:p>
              </table:table-cell>
              <table:table-cell office:value-type="float" office:value="1.16269183104942">
                <text:p>1.16269183104942</text:p>
              </table:table-cell>
              <table:table-cell office:value-type="float" office:value="1.04719619311129">
                <text:p>1.04719619311129</text:p>
              </table:table-cell>
              <table:table-cell office:value-type="float" office:value="1.05073121219137">
                <text:p>1.05073121219137</text:p>
              </table:table-cell>
              <table:table-cell office:value-type="float" office:value="0.505896560268022">
                <text:p>0.505896560268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101725578308">
                <text:p>1.08101725578308</text:p>
              </table:table-cell>
              <table:table-cell office:value-type="float" office:value="0.493605643510819">
                <text:p>0.493605643510819</text:p>
              </table:table-cell>
              <table:table-cell office:value-type="float" office:value="1.18378732808693">
                <text:p>1.18378732808693</text:p>
              </table:table-cell>
              <table:table-cell office:value-type="float" office:value="1.03099967432668">
                <text:p>1.03099967432668</text:p>
              </table:table-cell>
              <table:table-cell office:value-type="float" office:value="1.06261567491696">
                <text:p>1.06261567491696</text:p>
              </table:table-cell>
              <table:table-cell office:value-type="float" office:value="0.50412099548699">
                <text:p>0.50412099548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995546579361">
                <text:p>1.0995546579361</text:p>
              </table:table-cell>
              <table:table-cell office:value-type="float" office:value="0.47727558016777">
                <text:p>0.47727558016777</text:p>
              </table:table-cell>
              <table:table-cell office:value-type="float" office:value="1.20402510677401">
                <text:p>1.20402510677401</text:p>
              </table:table-cell>
              <table:table-cell office:value-type="float" office:value="1.00933319750618">
                <text:p>1.00933319750618</text:p>
              </table:table-cell>
              <table:table-cell office:value-type="float" office:value="1.07839324914284">
                <text:p>1.07839324914284</text:p>
              </table:table-cell>
              <table:table-cell office:value-type="float" office:value="0.489309365367164">
                <text:p>0.489309365367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1672031879425">
                <text:p>1.11672031879425</text:p>
              </table:table-cell>
              <table:table-cell office:value-type="float" office:value="0.455018103122711">
                <text:p>0.455018103122711</text:p>
              </table:table-cell>
              <table:table-cell office:value-type="float" office:value="1.22353483130569">
                <text:p>1.22353483130569</text:p>
              </table:table-cell>
              <table:table-cell office:value-type="float" office:value="0.980947289299856">
                <text:p>0.980947289299856</text:p>
              </table:table-cell>
              <table:table-cell office:value-type="float" office:value="1.09029685564705">
                <text:p>1.09029685564705</text:p>
              </table:table-cell>
              <table:table-cell office:value-type="float" office:value="0.471224030645942">
                <text:p>0.471224030645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997817993164">
                <text:p>1.12997817993164</text:p>
              </table:table-cell>
              <table:table-cell office:value-type="float" office:value="0.428050309419632">
                <text:p>0.428050309419632</text:p>
              </table:table-cell>
              <table:table-cell office:value-type="float" office:value="1.24170254532948">
                <text:p>1.24170254532948</text:p>
              </table:table-cell>
              <table:table-cell office:value-type="float" office:value="0.948146615783147">
                <text:p>0.948146615783147</text:p>
              </table:table-cell>
              <table:table-cell office:value-type="float" office:value="1.10914775284058">
                <text:p>1.10914775284058</text:p>
              </table:table-cell>
              <table:table-cell office:value-type="float" office:value="0.455640260037795">
                <text:p>0.455640260037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37535572052">
                <text:p>1.137535572052</text:p>
              </table:table-cell>
              <table:table-cell office:value-type="float" office:value="0.398172110319138">
                <text:p>0.398172110319138</text:p>
              </table:table-cell>
              <table:table-cell office:value-type="float" office:value="1.25832591252652">
                <text:p>1.25832591252652</text:p>
              </table:table-cell>
              <table:table-cell office:value-type="float" office:value="0.91260169683497">
                <text:p>0.91260169683497</text:p>
              </table:table-cell>
              <table:table-cell office:value-type="float" office:value="1.12109484013103">
                <text:p>1.12109484013103</text:p>
              </table:table-cell>
              <table:table-cell office:value-type="float" office:value="0.43264729350358">
                <text:p>0.43264729350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3947904109955">
                <text:p>1.13947904109955</text:p>
              </table:table-cell>
              <table:table-cell office:value-type="float" office:value="0.366564065217972">
                <text:p>0.366564065217972</text:p>
              </table:table-cell>
              <table:table-cell office:value-type="float" office:value="1.2726113972785">
                <text:p>1.2726113972785</text:p>
              </table:table-cell>
              <table:table-cell office:value-type="float" office:value="0.876992311142421">
                <text:p>0.876992311142421</text:p>
              </table:table-cell>
              <table:table-cell office:value-type="float" office:value="1.1215988915616">
                <text:p>1.1215988915616</text:p>
              </table:table-cell>
              <table:table-cell office:value-type="float" office:value="0.400266023417207">
                <text:p>0.4002660234172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716971874237">
                <text:p>1.13716971874237</text:p>
              </table:table-cell>
              <table:table-cell office:value-type="float" office:value="0.333356499671936">
                <text:p>0.333356499671936</text:p>
              </table:table-cell>
              <table:table-cell office:value-type="float" office:value="1.28511794676719">
                <text:p>1.28511794676719</text:p>
              </table:table-cell>
              <table:table-cell office:value-type="float" office:value="0.842106356663763">
                <text:p>0.842106356663763</text:p>
              </table:table-cell>
              <table:table-cell office:value-type="float" office:value="1.12145652237135">
                <text:p>1.12145652237135</text:p>
              </table:table-cell>
              <table:table-cell office:value-type="float" office:value="0.362342032548538">
                <text:p>0.36234203254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3165545463562">
                <text:p>1.13165545463562</text:p>
              </table:table-cell>
              <table:table-cell office:value-type="float" office:value="0.298393428325653">
                <text:p>0.298393428325653</text:p>
              </table:table-cell>
              <table:table-cell office:value-type="float" office:value="1.29650843646759">
                <text:p>1.29650843646759</text:p>
              </table:table-cell>
              <table:table-cell office:value-type="float" office:value="0.807298683366268">
                <text:p>0.807298683366268</text:p>
              </table:table-cell>
              <table:table-cell office:value-type="float" office:value="1.12000646148021">
                <text:p>1.12000646148021</text:p>
              </table:table-cell>
              <table:table-cell office:value-type="float" office:value="0.323125157132892">
                <text:p>0.323125157132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2425911426544">
                <text:p>1.12425911426544</text:p>
              </table:table-cell>
              <table:table-cell office:value-type="float" office:value="0.261813402175903">
                <text:p>0.261813402175903</text:p>
              </table:table-cell>
              <table:table-cell office:value-type="float" office:value="1.30772626805658">
                <text:p>1.30772626805658</text:p>
              </table:table-cell>
              <table:table-cell office:value-type="float" office:value="0.771520054683198">
                <text:p>0.771520054683198</text:p>
              </table:table-cell>
              <table:table-cell office:value-type="float" office:value="1.11226363643389">
                <text:p>1.11226363643389</text:p>
              </table:table-cell>
              <table:table-cell office:value-type="float" office:value="0.285236952644973">
                <text:p>0.285236952644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1654055118561">
                <text:p>1.11654055118561</text:p>
              </table:table-cell>
              <table:table-cell office:value-type="float" office:value="0.223895117640495">
                <text:p>0.223895117640495</text:p>
              </table:table-cell>
              <table:table-cell office:value-type="float" office:value="1.32006596523201">
                <text:p>1.32006596523201</text:p>
              </table:table-cell>
              <table:table-cell office:value-type="float" office:value="0.733811741944245">
                <text:p>0.733811741944245</text:p>
              </table:table-cell>
              <table:table-cell office:value-type="float" office:value="1.10423312785612">
                <text:p>1.10423312785612</text:p>
              </table:table-cell>
              <table:table-cell office:value-type="float" office:value="0.246182438023566">
                <text:p>0.2461824380235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0905623435974">
                <text:p>1.10905623435974</text:p>
              </table:table-cell>
              <table:table-cell office:value-type="float" office:value="0.185305699706078">
                <text:p>0.185305699706078</text:p>
              </table:table-cell>
              <table:table-cell office:value-type="float" office:value="1.33360246585506">
                <text:p>1.33360246585506</text:p>
              </table:table-cell>
              <table:table-cell office:value-type="float" office:value="0.696052826508521">
                <text:p>0.696052826508521</text:p>
              </table:table-cell>
              <table:table-cell office:value-type="float" office:value="1.09727207801715">
                <text:p>1.09727207801715</text:p>
              </table:table-cell>
              <table:table-cell office:value-type="float" office:value="0.208509725845242">
                <text:p>0.208509725845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0298919677734">
                <text:p>1.10298919677734</text:p>
              </table:table-cell>
              <table:table-cell office:value-type="float" office:value="0.146291747689247">
                <text:p>0.146291747689247</text:p>
              </table:table-cell>
              <table:table-cell office:value-type="float" office:value="1.34814580972242">
                <text:p>1.34814580972242</text:p>
              </table:table-cell>
              <table:table-cell office:value-type="float" office:value="0.659138383194881">
                <text:p>0.659138383194881</text:p>
              </table:table-cell>
              <table:table-cell office:value-type="float" office:value="1.0869355338554">
                <text:p>1.0869355338554</text:p>
              </table:table-cell>
              <table:table-cell office:value-type="float" office:value="0.163861161963625">
                <text:p>0.163861161963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9819936752319">
                <text:p>1.09819936752319</text:p>
              </table:table-cell>
              <table:table-cell office:value-type="float" office:value="0.106978416442871">
                <text:p>0.106978416442871</text:p>
              </table:table-cell>
              <table:table-cell office:value-type="float" office:value="1.36422905424433">
                <text:p>1.36422905424433</text:p>
              </table:table-cell>
              <table:table-cell office:value-type="float" office:value="0.621441997404617">
                <text:p>0.621441997404617</text:p>
              </table:table-cell>
              <table:table-cell office:value-type="float" office:value="1.0761869086031">
                <text:p>1.0761869086031</text:p>
              </table:table-cell>
              <table:table-cell office:value-type="float" office:value="0.123049214288647">
                <text:p>0.123049214288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474980831146">
                <text:p>1.09474980831146</text:p>
              </table:table-cell>
              <table:table-cell office:value-type="float" office:value="0.0674600005149841">
                <text:p>0.0674600005149841</text:p>
              </table:table-cell>
              <table:table-cell office:value-type="float" office:value="1.38088235723849">
                <text:p>1.38088235723849</text:p>
              </table:table-cell>
              <table:table-cell office:value-type="float" office:value="0.58495035393129">
                <text:p>0.58495035393129</text:p>
              </table:table-cell>
              <table:table-cell office:value-type="float" office:value="1.07265014186188">
                <text:p>1.07265014186188</text:p>
              </table:table-cell>
              <table:table-cell office:value-type="float" office:value="0.0830175352114022">
                <text:p>0.0830175352114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918196439743">
                <text:p>1.0918196439743</text:p>
              </table:table-cell>
              <table:table-cell office:value-type="float" office:value="0.0278248712420464">
                <text:p>0.0278248712420464</text:p>
              </table:table-cell>
              <table:table-cell office:value-type="float" office:value="1.39840150602138">
                <text:p>1.39840150602138</text:p>
              </table:table-cell>
              <table:table-cell office:value-type="float" office:value="0.548382338809831">
                <text:p>0.548382338809831</text:p>
              </table:table-cell>
              <table:table-cell office:value-type="float" office:value="1.0690123818884">
                <text:p>1.0690123818884</text:p>
              </table:table-cell>
              <table:table-cell office:value-type="float" office:value="0.0435022562996658">
                <text:p>0.0435022562996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9011399745941">
                <text:p>1.09011399745941</text:p>
              </table:table-cell>
              <table:table-cell office:value-type="float" office:value="-0.011889317072928">
                <text:p>-0.011889317072928</text:p>
              </table:table-cell>
              <table:table-cell office:value-type="float" office:value="1.41648670548943">
                <text:p>1.41648670548943</text:p>
              </table:table-cell>
              <table:table-cell office:value-type="float" office:value="0.512090936739908">
                <text:p>0.512090936739908</text:p>
              </table:table-cell>
              <table:table-cell office:value-type="float" office:value="1.06703274864317">
                <text:p>1.06703274864317</text:p>
              </table:table-cell>
              <table:table-cell office:value-type="float" office:value="0.00496410340973475">
                <text:p>0.00496410340973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917558193207">
                <text:p>1.08917558193207</text:p>
              </table:table-cell>
              <table:table-cell office:value-type="float" office:value="-0.0516309142112732">
                <text:p>-0.0516309142112732</text:p>
              </table:table-cell>
              <table:table-cell office:value-type="float" office:value="1.43513358951592">
                <text:p>1.43513358951592</text:p>
              </table:table-cell>
              <table:table-cell office:value-type="float" office:value="0.476084909187533">
                <text:p>0.476084909187533</text:p>
              </table:table-cell>
              <table:table-cell office:value-type="float" office:value="1.06646498811038">
                <text:p>1.06646498811038</text:p>
              </table:table-cell>
              <table:table-cell office:value-type="float" office:value="-0.0365783231169862">
                <text:p>-0.03657832311698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862352371216">
                <text:p>1.08862352371216</text:p>
              </table:table-cell>
              <table:table-cell office:value-type="float" office:value="-0.0913953706622124">
                <text:p>-0.0913953706622124</text:p>
              </table:table-cell>
              <table:table-cell office:value-type="float" office:value="1.4539112273227">
                <text:p>1.4539112273227</text:p>
              </table:table-cell>
              <table:table-cell office:value-type="float" office:value="0.440639558823947">
                <text:p>0.440639558823947</text:p>
              </table:table-cell>
              <table:table-cell office:value-type="float" office:value="1.06629645022433">
                <text:p>1.06629645022433</text:p>
              </table:table-cell>
              <table:table-cell office:value-type="float" office:value="-0.0786867723743428">
                <text:p>-0.0786867723743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877825737">
                <text:p>1.08877825737</text:p>
              </table:table-cell>
              <table:table-cell office:value-type="float" office:value="-0.131165817379951">
                <text:p>-0.131165817379951</text:p>
              </table:table-cell>
              <table:table-cell office:value-type="float" office:value="1.47332178952164">
                <text:p>1.47332178952164</text:p>
              </table:table-cell>
              <table:table-cell office:value-type="float" office:value="0.404543598785169">
                <text:p>0.404543598785169</text:p>
              </table:table-cell>
              <table:table-cell office:value-type="float" office:value="1.06535103589655">
                <text:p>1.06535103589655</text:p>
              </table:table-cell>
              <table:table-cell office:value-type="float" office:value="-0.120670336715063">
                <text:p>-0.1206703367150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8916616439819">
                <text:p>1.08916616439819</text:p>
              </table:table-cell>
              <table:table-cell office:value-type="float" office:value="-0.170911118388176">
                <text:p>-0.170911118388176</text:p>
              </table:table-cell>
              <table:table-cell office:value-type="float" office:value="1.49253856090754">
                <text:p>1.49253856090754</text:p>
              </table:table-cell>
              <table:table-cell office:value-type="float" office:value="0.369334392013329">
                <text:p>0.369334392013329</text:p>
              </table:table-cell>
              <table:table-cell office:value-type="float" office:value="1.06546859250273">
                <text:p>1.06546859250273</text:p>
              </table:table-cell>
              <table:table-cell office:value-type="float" office:value="-0.162781364774315">
                <text:p>-0.1627813647743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944153785706">
                <text:p>1.08944153785706</text:p>
              </table:table-cell>
              <table:table-cell office:value-type="float" office:value="-0.210639417171478">
                <text:p>-0.210639417171478</text:p>
              </table:table-cell>
              <table:table-cell office:value-type="float" office:value="1.51239629484052">
                <text:p>1.51239629484052</text:p>
              </table:table-cell>
              <table:table-cell office:value-type="float" office:value="0.333482493053205">
                <text:p>0.333482493053205</text:p>
              </table:table-cell>
              <table:table-cell office:value-type="float" office:value="1.0663255642078">
                <text:p>1.0663255642078</text:p>
              </table:table-cell>
              <table:table-cell office:value-type="float" office:value="-0.191310800621535">
                <text:p>-0.191310800621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897581577301">
                <text:p>1.0897581577301</text:p>
              </table:table-cell>
              <table:table-cell office:value-type="float" office:value="-0.250383645296097">
                <text:p>-0.250383645296097</text:p>
              </table:table-cell>
              <table:table-cell office:value-type="float" office:value="1.53204277628486">
                <text:p>1.53204277628486</text:p>
              </table:table-cell>
              <table:table-cell office:value-type="float" office:value="0.298011997273508">
                <text:p>0.298011997273508</text:p>
              </table:table-cell>
              <table:table-cell office:value-type="float" office:value="1.07693429187961">
                <text:p>1.07693429187961</text:p>
              </table:table-cell>
              <table:table-cell office:value-type="float" office:value="-0.243847025913659">
                <text:p>-0.2438470259136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9051096439362">
                <text:p>1.09051096439362</text:p>
              </table:table-cell>
              <table:table-cell office:value-type="float" office:value="-0.287299662828445">
                <text:p>-0.287299662828445</text:p>
              </table:table-cell>
              <table:table-cell office:value-type="float" office:value="1.54903771257969">
                <text:p>1.54903771257969</text:p>
              </table:table-cell>
              <table:table-cell office:value-type="float" office:value="0.267552408629954">
                <text:p>0.267552408629954</text:p>
              </table:table-cell>
              <table:table-cell office:value-type="float" office:value="1.07640336488249">
                <text:p>1.07640336488249</text:p>
              </table:table-cell>
              <table:table-cell office:value-type="float" office:value="-0.288717083678579">
                <text:p>-0.288717083678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9200274944305">
                <text:p>1.09200274944305</text:p>
              </table:table-cell>
              <table:table-cell office:value-type="float" office:value="-0.318522900342941">
                <text:p>-0.318522900342941</text:p>
              </table:table-cell>
              <table:table-cell office:value-type="float" office:value="1.56361408655813">
                <text:p>1.56361408655813</text:p>
              </table:table-cell>
              <table:table-cell office:value-type="float" office:value="0.240243009924734">
                <text:p>0.240243009924734</text:p>
              </table:table-cell>
              <table:table-cell office:value-type="float" office:value="1.07740792095985">
                <text:p>1.07740792095985</text:p>
              </table:table-cell>
              <table:table-cell office:value-type="float" office:value="-0.324669885590466">
                <text:p>-0.324669885590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9442889690399">
                <text:p>1.09442889690399</text:p>
              </table:table-cell>
              <table:table-cell office:value-type="float" office:value="-0.345463365316391">
                <text:p>-0.345463365316391</text:p>
              </table:table-cell>
              <table:table-cell office:value-type="float" office:value="1.57503054924424">
                <text:p>1.57503054924424</text:p>
              </table:table-cell>
              <table:table-cell office:value-type="float" office:value="0.216221944258604">
                <text:p>0.216221944258604</text:p>
              </table:table-cell>
              <table:table-cell office:value-type="float" office:value="1.07950606288486">
                <text:p>1.07950606288486</text:p>
              </table:table-cell>
              <table:table-cell office:value-type="float" office:value="-0.358243082286599">
                <text:p>-0.3582430822865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9663105010986">
                <text:p>1.09663105010986</text:p>
              </table:table-cell>
              <table:table-cell office:value-type="float" office:value="-0.368931889533997">
                <text:p>-0.368931889533997</text:p>
              </table:table-cell>
              <table:table-cell office:value-type="float" office:value="1.58272928898347">
                <text:p>1.58272928898347</text:p>
              </table:table-cell>
              <table:table-cell office:value-type="float" office:value="0.195361237117483">
                <text:p>0.195361237117483</text:p>
              </table:table-cell>
              <table:table-cell office:value-type="float" office:value="1.0740512678296">
                <text:p>1.0740512678296</text:p>
              </table:table-cell>
              <table:table-cell office:value-type="float" office:value="-0.366366449142394">
                <text:p>-0.366366449142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9863471984863">
                <text:p>1.09863471984863</text:p>
              </table:table-cell>
              <table:table-cell office:value-type="float" office:value="-0.389669895172119">
                <text:p>-0.389669895172119</text:p>
              </table:table-cell>
              <table:table-cell office:value-type="float" office:value="1.5869143569665">
                <text:p>1.5869143569665</text:p>
              </table:table-cell>
              <table:table-cell office:value-type="float" office:value="0.176639296460131">
                <text:p>0.176639296460131</text:p>
              </table:table-cell>
              <table:table-cell office:value-type="float" office:value="1.07817630708982">
                <text:p>1.07817630708982</text:p>
              </table:table-cell>
              <table:table-cell office:value-type="float" office:value="-0.3851437197352">
                <text:p>-0.3851437197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0054576396942">
                <text:p>1.10054576396942</text:p>
              </table:table-cell>
              <table:table-cell office:value-type="float" office:value="-0.408449709415436">
                <text:p>-0.408449709415436</text:p>
              </table:table-cell>
              <table:table-cell office:value-type="float" office:value="1.58773196548647">
                <text:p>1.58773196548647</text:p>
              </table:table-cell>
              <table:table-cell office:value-type="float" office:value="0.160964605639956">
                <text:p>0.160964605639956</text:p>
              </table:table-cell>
              <table:table-cell office:value-type="float" office:value="1.08183270679806">
                <text:p>1.08183270679806</text:p>
              </table:table-cell>
              <table:table-cell office:value-type="float" office:value="-0.400903455258715">
                <text:p>-0.400903455258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9918260574341">
                <text:p>1.09918260574341</text:p>
              </table:table-cell>
              <table:table-cell office:value-type="float" office:value="-0.427679806947708">
                <text:p>-0.427679806947708</text:p>
              </table:table-cell>
              <table:table-cell office:value-type="float" office:value="1.58494140523207">
                <text:p>1.58494140523207</text:p>
              </table:table-cell>
              <table:table-cell office:value-type="float" office:value="0.14286648094521">
                <text:p>0.14286648094521</text:p>
              </table:table-cell>
              <table:table-cell office:value-type="float" office:value="1.08825133010629">
                <text:p>1.08825133010629</text:p>
              </table:table-cell>
              <table:table-cell office:value-type="float" office:value="-0.41751746020693">
                <text:p>-0.41751746020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9156227111816">
                <text:p>1.09156227111816</text:p>
              </table:table-cell>
              <table:table-cell office:value-type="float" office:value="-0.448083639144898">
                <text:p>-0.448083639144898</text:p>
              </table:table-cell>
              <table:table-cell office:value-type="float" office:value="1.57592525526919">
                <text:p>1.57592525526919</text:p>
              </table:table-cell>
              <table:table-cell office:value-type="float" office:value="0.118309310101506">
                <text:p>0.118309310101506</text:p>
              </table:table-cell>
              <table:table-cell office:value-type="float" office:value="1.08546728477298">
                <text:p>1.08546728477298</text:p>
              </table:table-cell>
              <table:table-cell office:value-type="float" office:value="-0.439764985722627">
                <text:p>-0.4397649857226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7721090316772">
                <text:p>1.07721090316772</text:p>
              </table:table-cell>
              <table:table-cell office:value-type="float" office:value="-0.46743369102478">
                <text:p>-0.46743369102478</text:p>
              </table:table-cell>
              <table:table-cell office:value-type="float" office:value="1.56136223553098">
                <text:p>1.56136223553098</text:p>
              </table:table-cell>
              <table:table-cell office:value-type="float" office:value="0.092484470119339">
                <text:p>0.092484470119339</text:p>
              </table:table-cell>
              <table:table-cell office:value-type="float" office:value="1.07616413218397">
                <text:p>1.07616413218397</text:p>
              </table:table-cell>
              <table:table-cell office:value-type="float" office:value="-0.449134026663069">
                <text:p>-0.449134026663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5684733390808">
                <text:p>1.05684733390808</text:p>
              </table:table-cell>
              <table:table-cell office:value-type="float" office:value="-0.485162347555161">
                <text:p>-0.485162347555161</text:p>
              </table:table-cell>
              <table:table-cell office:value-type="float" office:value="1.54103965489409">
                <text:p>1.54103965489409</text:p>
              </table:table-cell>
              <table:table-cell office:value-type="float" office:value="0.0657623463216831">
                <text:p>0.0657623463216831</text:p>
              </table:table-cell>
              <table:table-cell office:value-type="float" office:value="1.06752471913747">
                <text:p>1.06752471913747</text:p>
              </table:table-cell>
              <table:table-cell office:value-type="float" office:value="-0.460255758644126">
                <text:p>-0.460255758644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3143656253815">
                <text:p>1.03143656253815</text:p>
              </table:table-cell>
              <table:table-cell office:value-type="float" office:value="-0.500163674354553">
                <text:p>-0.500163674354553</text:p>
              </table:table-cell>
              <table:table-cell office:value-type="float" office:value="1.51587232508613">
                <text:p>1.51587232508613</text:p>
              </table:table-cell>
              <table:table-cell office:value-type="float" office:value="0.0385585026532347">
                <text:p>0.0385585026532347</text:p>
              </table:table-cell>
              <table:table-cell office:value-type="float" office:value="1.04681108313693">
                <text:p>1.04681108313693</text:p>
              </table:table-cell>
              <table:table-cell office:value-type="float" office:value="-0.482633856195115">
                <text:p>-0.482633856195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0274932384491">
                <text:p>1.00274932384491</text:p>
              </table:table-cell>
              <table:table-cell office:value-type="float" office:value="-0.509372413158417">
                <text:p>-0.509372413158417</text:p>
              </table:table-cell>
              <table:table-cell office:value-type="float" office:value="1.48803555094404">
                <text:p>1.48803555094404</text:p>
              </table:table-cell>
              <table:table-cell office:value-type="float" office:value="0.0121536275472579">
                <text:p>0.0121536275472579</text:p>
              </table:table-cell>
              <table:table-cell office:value-type="float" office:value="1.01690813917384">
                <text:p>1.01690813917384</text:p>
              </table:table-cell>
              <table:table-cell office:value-type="float" office:value="-0.490640978617112">
                <text:p>-0.490640978617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179251909256">
                <text:p>0.97179251909256</text:p>
              </table:table-cell>
              <table:table-cell office:value-type="float" office:value="-0.513896882534027">
                <text:p>-0.513896882534027</text:p>
              </table:table-cell>
              <table:table-cell office:value-type="float" office:value="1.45876609446692">
                <text:p>1.45876609446692</text:p>
              </table:table-cell>
              <table:table-cell office:value-type="float" office:value="-0.0126536766499701">
                <text:p>-0.0126536766499701</text:p>
              </table:table-cell>
              <table:table-cell office:value-type="float" office:value="0.990546942076013">
                <text:p>0.990546942076013</text:p>
              </table:table-cell>
              <table:table-cell office:value-type="float" office:value="-0.497442987260661">
                <text:p>-0.497442987260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39127683639526">
                <text:p>0.939127683639526</text:p>
              </table:table-cell>
              <table:table-cell office:value-type="float" office:value="-0.513586699962616">
                <text:p>-0.513586699962616</text:p>
              </table:table-cell>
              <table:table-cell office:value-type="float" office:value="1.42859211604109">
                <text:p>1.42859211604109</text:p>
              </table:table-cell>
              <table:table-cell office:value-type="float" office:value="-0.0363525046791662">
                <text:p>-0.0363525046791662</text:p>
              </table:table-cell>
              <table:table-cell office:value-type="float" office:value="0.959199899642586">
                <text:p>0.959199899642586</text:p>
              </table:table-cell>
              <table:table-cell office:value-type="float" office:value="-0.497953157799163">
                <text:p>-0.4979531577991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04437005519867">
                <text:p>0.904437005519867</text:p>
              </table:table-cell>
              <table:table-cell office:value-type="float" office:value="-0.509912073612213">
                <text:p>-0.509912073612213</text:p>
              </table:table-cell>
              <table:table-cell office:value-type="float" office:value="1.39972077116304">
                <text:p>1.39972077116304</text:p>
              </table:table-cell>
              <table:table-cell office:value-type="float" office:value="-0.0581703136647776">
                <text:p>-0.0581703136647776</text:p>
              </table:table-cell>
              <table:table-cell office:value-type="float" office:value="0.924198202516888">
                <text:p>0.924198202516888</text:p>
              </table:table-cell>
              <table:table-cell office:value-type="float" office:value="-0.495263566900582">
                <text:p>-0.4952635669005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67758452892303">
                <text:p>0.867758452892303</text:p>
              </table:table-cell>
              <table:table-cell office:value-type="float" office:value="-0.504868865013123">
                <text:p>-0.504868865013123</text:p>
              </table:table-cell>
              <table:table-cell office:value-type="float" office:value="1.36910636423142">
                <text:p>1.36910636423142</text:p>
              </table:table-cell>
              <table:table-cell office:value-type="float" office:value="-0.0805666239016341">
                <text:p>-0.0805666239016341</text:p>
              </table:table-cell>
              <table:table-cell office:value-type="float" office:value="0.886610633345388">
                <text:p>0.886610633345388</text:p>
              </table:table-cell>
              <table:table-cell office:value-type="float" office:value="-0.49013111465737">
                <text:p>-0.49013111465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29451560974121">
                <text:p>0.829451560974121</text:p>
              </table:table-cell>
              <table:table-cell office:value-type="float" office:value="-0.499467760324478">
                <text:p>-0.499467760324478</text:p>
              </table:table-cell>
              <table:table-cell office:value-type="float" office:value="1.33765365531537">
                <text:p>1.33765365531537</text:p>
              </table:table-cell>
              <table:table-cell office:value-type="float" office:value="-0.104029460512799">
                <text:p>-0.104029460512799</text:p>
              </table:table-cell>
              <table:table-cell office:value-type="float" office:value="0.84771720273107">
                <text:p>0.84771720273107</text:p>
              </table:table-cell>
              <table:table-cell office:value-type="float" office:value="-0.484887887210814">
                <text:p>-0.4848878872108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90424942970276">
                <text:p>0.790424942970276</text:p>
              </table:table-cell>
              <table:table-cell office:value-type="float" office:value="-0.493897944688797">
                <text:p>-0.493897944688797</text:p>
              </table:table-cell>
              <table:table-cell office:value-type="float" office:value="1.30576524629716">
                <text:p>1.30576524629716</text:p>
              </table:table-cell>
              <table:table-cell office:value-type="float" office:value="-0.129074812861836">
                <text:p>-0.129074812861836</text:p>
              </table:table-cell>
              <table:table-cell office:value-type="float" office:value="0.80840400649625">
                <text:p>0.80840400649625</text:p>
              </table:table-cell>
              <table:table-cell office:value-type="float" office:value="-0.479491317829581">
                <text:p>-0.4794913178295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51034021377564">
                <text:p>0.751034021377564</text:p>
              </table:table-cell>
              <table:table-cell office:value-type="float" office:value="-0.489285707473755">
                <text:p>-0.489285707473755</text:p>
              </table:table-cell>
              <table:table-cell office:value-type="float" office:value="1.27526013067305">
                <text:p>1.27526013067305</text:p>
              </table:table-cell>
              <table:table-cell office:value-type="float" office:value="-0.154444536880035">
                <text:p>-0.154444536880035</text:p>
              </table:table-cell>
              <table:table-cell office:value-type="float" office:value="0.768849158687487">
                <text:p>0.768849158687487</text:p>
              </table:table-cell>
              <table:table-cell office:value-type="float" office:value="-0.466399489394523">
                <text:p>-0.466399489394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11418330669403">
                <text:p>0.711418330669403</text:p>
              </table:table-cell>
              <table:table-cell office:value-type="float" office:value="-0.485999256372452">
                <text:p>-0.485999256372452</text:p>
              </table:table-cell>
              <table:table-cell office:value-type="float" office:value="1.24449451489021">
                <text:p>1.24449451489021</text:p>
              </table:table-cell>
              <table:table-cell office:value-type="float" office:value="-0.181521559269918">
                <text:p>-0.181521559269918</text:p>
              </table:table-cell>
              <table:table-cell office:value-type="float" office:value="0.727940803250448">
                <text:p>0.727940803250448</text:p>
              </table:table-cell>
              <table:table-cell office:value-type="float" office:value="-0.46391057167052">
                <text:p>-0.46391057167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1691179275513">
                <text:p>0.671691179275513</text:p>
              </table:table-cell>
              <table:table-cell office:value-type="float" office:value="-0.484157234430313">
                <text:p>-0.484157234430313</text:p>
              </table:table-cell>
              <table:table-cell office:value-type="float" office:value="1.21473151868013">
                <text:p>1.21473151868013</text:p>
              </table:table-cell>
              <table:table-cell office:value-type="float" office:value="-0.20905888594843">
                <text:p>-0.20905888594843</text:p>
              </table:table-cell>
              <table:table-cell office:value-type="float" office:value="0.686419338120251">
                <text:p>0.686419338120251</text:p>
              </table:table-cell>
              <table:table-cell office:value-type="float" office:value="-0.461455374241369">
                <text:p>-0.4614553742413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1925225257874">
                <text:p>0.631925225257874</text:p>
              </table:table-cell>
              <table:table-cell office:value-type="float" office:value="-0.483163118362427">
                <text:p>-0.483163118362427</text:p>
              </table:table-cell>
              <table:table-cell office:value-type="float" office:value="1.18539996875628">
                <text:p>1.18539996875628</text:p>
              </table:table-cell>
              <table:table-cell office:value-type="float" office:value="-0.237055322919317">
                <text:p>-0.237055322919317</text:p>
              </table:table-cell>
              <table:table-cell office:value-type="float" office:value="0.645876858798682">
                <text:p>0.645876858798682</text:p>
              </table:table-cell>
              <table:table-cell office:value-type="float" office:value="-0.460786289448437">
                <text:p>-0.4607862894484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2154324054718">
                <text:p>0.592154324054718</text:p>
              </table:table-cell>
              <table:table-cell office:value-type="float" office:value="-0.482875317335129">
                <text:p>-0.482875317335129</text:p>
              </table:table-cell>
              <table:table-cell office:value-type="float" office:value="1.15650694633799">
                <text:p>1.15650694633799</text:p>
              </table:table-cell>
              <table:table-cell office:value-type="float" office:value="-0.265504111286064">
                <text:p>-0.265504111286064</text:p>
              </table:table-cell>
              <table:table-cell office:value-type="float" office:value="0.605328877637495">
                <text:p>0.605328877637495</text:p>
              </table:table-cell>
              <table:table-cell office:value-type="float" office:value="-0.459747602818622">
                <text:p>-0.459747602818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240398645401">
                <text:p>0.55240398645401</text:p>
              </table:table-cell>
              <table:table-cell office:value-type="float" office:value="-0.483529597520828">
                <text:p>-0.483529597520828</text:p>
              </table:table-cell>
              <table:table-cell office:value-type="float" office:value="1.12788039543705">
                <text:p>1.12788039543705</text:p>
              </table:table-cell>
              <table:table-cell office:value-type="float" office:value="-0.294221020721373">
                <text:p>-0.294221020721373</text:p>
              </table:table-cell>
              <table:table-cell office:value-type="float" office:value="0.565782453744708">
                <text:p>0.565782453744708</text:p>
              </table:table-cell>
              <table:table-cell office:value-type="float" office:value="-0.459148299348318">
                <text:p>-0.459148299348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12655973434448">
                <text:p>0.512655973434448</text:p>
              </table:table-cell>
              <table:table-cell office:value-type="float" office:value="-0.484019458293915">
                <text:p>-0.484019458293915</text:p>
              </table:table-cell>
              <table:table-cell office:value-type="float" office:value="1.09952280405217">
                <text:p>1.09952280405217</text:p>
              </table:table-cell>
              <table:table-cell office:value-type="float" office:value="-0.323203555373267">
                <text:p>-0.323203555373267</text:p>
              </table:table-cell>
              <table:table-cell office:value-type="float" office:value="0.525240818533817">
                <text:p>0.525240818533817</text:p>
              </table:table-cell>
              <table:table-cell office:value-type="float" office:value="-0.459866713175485">
                <text:p>-0.459866713175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2913146018982">
                <text:p>0.472913146018982</text:p>
              </table:table-cell>
              <table:table-cell office:value-type="float" office:value="-0.485166490077972">
                <text:p>-0.485166490077972</text:p>
              </table:table-cell>
              <table:table-cell office:value-type="float" office:value="1.07125541469383">
                <text:p>1.07125541469383</text:p>
              </table:table-cell>
              <table:table-cell office:value-type="float" office:value="-0.352274073133773">
                <text:p>-0.352274073133773</text:p>
              </table:table-cell>
              <table:table-cell office:value-type="float" office:value="0.484701611595306">
                <text:p>0.484701611595306</text:p>
              </table:table-cell>
              <table:table-cell office:value-type="float" office:value="-0.459711509128182">
                <text:p>-0.459711509128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3176130056381">
                <text:p>0.433176130056381</text:p>
              </table:table-cell>
              <table:table-cell office:value-type="float" office:value="-0.486544549465179">
                <text:p>-0.486544549465179</text:p>
              </table:table-cell>
              <table:table-cell office:value-type="float" office:value="1.04338147791339">
                <text:p>1.04338147791339</text:p>
              </table:table-cell>
              <table:table-cell office:value-type="float" office:value="-0.38111876402066">
                <text:p>-0.38111876402066</text:p>
              </table:table-cell>
              <table:table-cell office:value-type="float" office:value="0.444602644895892">
                <text:p>0.444602644895892</text:p>
              </table:table-cell>
              <table:table-cell office:value-type="float" office:value="-0.460733963840754">
                <text:p>-0.460733963840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3446862697601">
                <text:p>0.393446862697601</text:p>
              </table:table-cell>
              <table:table-cell office:value-type="float" office:value="-0.487712264060974">
                <text:p>-0.487712264060974</text:p>
              </table:table-cell>
              <table:table-cell office:value-type="float" office:value="1.01520456355925">
                <text:p>1.01520456355925</text:p>
              </table:table-cell>
              <table:table-cell office:value-type="float" office:value="-0.410276984156318">
                <text:p>-0.410276984156318</text:p>
              </table:table-cell>
              <table:table-cell office:value-type="float" office:value="0.422793479473725">
                <text:p>0.422793479473725</text:p>
              </table:table-cell>
              <table:table-cell office:value-type="float" office:value="-0.460514365053305">
                <text:p>-0.460514365053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3720277547836">
                <text:p>0.353720277547836</text:p>
              </table:table-cell>
              <table:table-cell office:value-type="float" office:value="-0.488317489624023">
                <text:p>-0.488317489624023</text:p>
              </table:table-cell>
              <table:table-cell office:value-type="float" office:value="0.987118396313258">
                <text:p>0.987118396313258</text:p>
              </table:table-cell>
              <table:table-cell office:value-type="float" office:value="-0.439522625086726">
                <text:p>-0.439522625086726</text:p>
              </table:table-cell>
              <table:table-cell office:value-type="float" office:value="0.382257685243355">
                <text:p>0.382257685243355</text:p>
              </table:table-cell>
              <table:table-cell office:value-type="float" office:value="-0.473458908815522">
                <text:p>-0.473458908815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3976138830185">
                <text:p>0.313976138830185</text:p>
              </table:table-cell>
              <table:table-cell office:value-type="float" office:value="-0.489268392324448">
                <text:p>-0.489268392324448</text:p>
              </table:table-cell>
              <table:table-cell office:value-type="float" office:value="0.958941481959118">
                <text:p>0.958941481959118</text:p>
              </table:table-cell>
              <table:table-cell office:value-type="float" office:value="-0.468680845222383">
                <text:p>-0.468680845222383</text:p>
              </table:table-cell>
              <table:table-cell office:value-type="float" office:value="0.341714848723154">
                <text:p>0.341714848723154</text:p>
              </table:table-cell>
              <table:table-cell office:value-type="float" office:value="-0.473088427421267">
                <text:p>-0.4730884274212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74261146783829">
                <text:p>0.274261146783829</text:p>
              </table:table-cell>
              <table:table-cell office:value-type="float" office:value="-0.490554511547089">
                <text:p>-0.490554511547089</text:p>
              </table:table-cell>
              <table:table-cell office:value-type="float" office:value="0.930674092600776">
                <text:p>0.930674092600776</text:p>
              </table:table-cell>
              <table:table-cell office:value-type="float" office:value="-0.497751362982889">
                <text:p>-0.497751362982889</text:p>
              </table:table-cell>
              <table:table-cell office:value-type="float" office:value="0.301170163481806">
                <text:p>0.301170163481806</text:p>
              </table:table-cell>
              <table:table-cell office:value-type="float" office:value="-0.474581345459306">
                <text:p>-0.474581345459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546393156052">
                <text:p>0.234546393156052</text:p>
              </table:table-cell>
              <table:table-cell office:value-type="float" office:value="-0.491597324609757">
                <text:p>-0.491597324609757</text:p>
              </table:table-cell>
              <table:table-cell office:value-type="float" office:value="0.902497178246636">
                <text:p>0.902497178246636</text:p>
              </table:table-cell>
              <table:table-cell office:value-type="float" office:value="-0.526909583118547">
                <text:p>-0.526909583118547</text:p>
              </table:table-cell>
              <table:table-cell office:value-type="float" office:value="0.260625371150649">
                <text:p>0.260625371150649</text:p>
              </table:table-cell>
              <table:table-cell office:value-type="float" office:value="-0.476076596095131">
                <text:p>-0.476076596095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7623685002327">
                <text:p>0.197623685002327</text:p>
              </table:table-cell>
              <table:table-cell office:value-type="float" office:value="-0.492428153753281">
                <text:p>-0.492428153753281</text:p>
              </table:table-cell>
              <table:table-cell office:value-type="float" office:value="0.877573243543582">
                <text:p>0.877573243543582</text:p>
              </table:table-cell>
              <table:table-cell office:value-type="float" office:value="-0.552541652541789">
                <text:p>-0.552541652541789</text:p>
              </table:table-cell>
              <table:table-cell office:value-type="float" office:value="0.194537406483685">
                <text:p>0.194537406483685</text:p>
              </table:table-cell>
              <table:table-cell office:value-type="float" office:value="-0.471082473855454">
                <text:p>-0.471082473855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630919277668">
                <text:p>0.16630919277668</text:p>
              </table:table-cell>
              <table:table-cell office:value-type="float" office:value="-0.494035750627518">
                <text:p>-0.494035750627518</text:p>
              </table:table-cell>
              <table:table-cell office:value-type="float" office:value="0.854963278152166">
                <text:p>0.854963278152166</text:p>
              </table:table-cell>
              <table:table-cell office:value-type="float" office:value="-0.574942791999391">
                <text:p>-0.574942791999391</text:p>
              </table:table-cell>
              <table:table-cell office:value-type="float" office:value="0.164868263452287">
                <text:p>0.164868263452287</text:p>
              </table:table-cell>
              <table:table-cell office:value-type="float" office:value="-0.475190091890285">
                <text:p>-0.4751900918902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39116540551186">
                <text:p>0.139116540551186</text:p>
              </table:table-cell>
              <table:table-cell office:value-type="float" office:value="-0.49647867679596">
                <text:p>-0.49647867679596</text:p>
              </table:table-cell>
              <table:table-cell office:value-type="float" office:value="0.835433447178615">
                <text:p>0.835433447178615</text:p>
              </table:table-cell>
              <table:table-cell office:value-type="float" office:value="-0.59234771377872">
                <text:p>-0.59234771377872</text:p>
              </table:table-cell>
              <table:table-cell office:value-type="float" office:value="0.138708602065493">
                <text:p>0.138708602065493</text:p>
              </table:table-cell>
              <table:table-cell office:value-type="float" office:value="-0.481292066411283">
                <text:p>-0.4812920664112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5409009158611">
                <text:p>0.115409009158611</text:p>
              </table:table-cell>
              <table:table-cell office:value-type="float" office:value="-0.498568713665008">
                <text:p>-0.498568713665008</text:p>
              </table:table-cell>
              <table:table-cell office:value-type="float" office:value="0.817176868114387">
                <text:p>0.817176868114387</text:p>
              </table:table-cell>
              <table:table-cell office:value-type="float" office:value="-0.605790812561053">
                <text:p>-0.605790812561053</text:p>
              </table:table-cell>
              <table:table-cell office:value-type="float" office:value="0.116172173631411">
                <text:p>0.116172173631411</text:p>
              </table:table-cell>
              <table:table-cell office:value-type="float" office:value="-0.491605483133523">
                <text:p>-0.4916054831335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47004929184914">
                <text:p>0.0947004929184914</text:p>
              </table:table-cell>
              <table:table-cell office:value-type="float" office:value="-0.500357687473297">
                <text:p>-0.500357687473297</text:p>
              </table:table-cell>
              <table:table-cell office:value-type="float" office:value="0.799881727161212">
                <text:p>0.799881727161212</text:p>
              </table:table-cell>
              <table:table-cell office:value-type="float" office:value="-0.615054855922881">
                <text:p>-0.615054855922881</text:p>
              </table:table-cell>
              <table:table-cell office:value-type="float" office:value="0.095978883640405">
                <text:p>0.095978883640405</text:p>
              </table:table-cell>
              <table:table-cell office:value-type="float" office:value="-0.489479505759963">
                <text:p>-0.489479505759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59279429912567">
                <text:p>0.0759279429912567</text:p>
              </table:table-cell>
              <table:table-cell office:value-type="float" office:value="-0.501742243766785">
                <text:p>-0.501742243766785</text:p>
              </table:table-cell>
              <table:table-cell office:value-type="float" office:value="0.784541598369069">
                <text:p>0.784541598369069</text:p>
              </table:table-cell>
              <table:table-cell office:value-type="float" office:value="-0.620047037073489">
                <text:p>-0.620047037073489</text:p>
              </table:table-cell>
              <table:table-cell office:value-type="float" office:value="0.0769527246862625">
                <text:p>0.0769527246862625</text:p>
              </table:table-cell>
              <table:table-cell office:value-type="float" office:value="-0.49758054602743">
                <text:p>-0.497580546027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66479675471783">
                <text:p>0.0566479675471783</text:p>
              </table:table-cell>
              <table:table-cell office:value-type="float" office:value="-0.49972665309906">
                <text:p>-0.49972665309906</text:p>
              </table:table-cell>
              <table:table-cell office:value-type="float" office:value="0.766333186708491">
                <text:p>0.766333186708491</text:p>
              </table:table-cell>
              <table:table-cell office:value-type="float" office:value="-0.621992053474164">
                <text:p>-0.621992053474164</text:p>
              </table:table-cell>
              <table:table-cell office:value-type="float" office:value="0.0583683202092115">
                <text:p>0.0583683202092115</text:p>
              </table:table-cell>
              <table:table-cell office:value-type="float" office:value="-0.494960708363899">
                <text:p>-0.494960708363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58516573905945">
                <text:p>0.0358516573905945</text:p>
              </table:table-cell>
              <table:table-cell office:value-type="float" office:value="-0.491557419300079">
                <text:p>-0.491557419300079</text:p>
              </table:table-cell>
              <table:table-cell office:value-type="float" office:value="0.740704815692363">
                <text:p>0.740704815692363</text:p>
              </table:table-cell>
              <table:table-cell office:value-type="float" office:value="-0.61977602661068">
                <text:p>-0.61977602661068</text:p>
              </table:table-cell>
              <table:table-cell office:value-type="float" office:value="0.0373815712453141">
                <text:p>0.0373815712453141</text:p>
              </table:table-cell>
              <table:table-cell office:value-type="float" office:value="-0.491582800691479">
                <text:p>-0.4915828006914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62697806954384">
                <text:p>0.0162697806954384</text:p>
              </table:table-cell>
              <table:table-cell office:value-type="float" office:value="-0.476424902677536">
                <text:p>-0.476424902677536</text:p>
              </table:table-cell>
              <table:table-cell office:value-type="float" office:value="0.71114082836698">
                <text:p>0.71114082836698</text:p>
              </table:table-cell>
              <table:table-cell office:value-type="float" office:value="-0.61219703898537">
                <text:p>-0.61219703898537</text:p>
              </table:table-cell>
              <table:table-cell office:value-type="float" office:value="0.0218149952646878">
                <text:p>0.0218149952646878</text:p>
              </table:table-cell>
              <table:table-cell office:value-type="float" office:value="-0.470299349493022">
                <text:p>-0.4702993494930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174732285086066">
                <text:p>-0.00174732285086066</text:p>
              </table:table-cell>
              <table:table-cell office:value-type="float" office:value="-0.455164521932602">
                <text:p>-0.455164521932602</text:p>
              </table:table-cell>
              <table:table-cell office:value-type="float" office:value="0.67957740777515">
                <text:p>0.67957740777515</text:p>
              </table:table-cell>
              <table:table-cell office:value-type="float" office:value="-0.599536290802768">
                <text:p>-0.599536290802768</text:p>
              </table:table-cell>
              <table:table-cell office:value-type="float" office:value="0.00667354767420605">
                <text:p>0.00667354767420605</text:p>
              </table:table-cell>
              <table:table-cell office:value-type="float" office:value="-0.460133338167368">
                <text:p>-0.460133338167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61193739622831">
                <text:p>-0.0161193739622831</text:p>
              </table:table-cell>
              <table:table-cell office:value-type="float" office:value="-0.429173648357391">
                <text:p>-0.429173648357391</text:p>
              </table:table-cell>
              <table:table-cell office:value-type="float" office:value="0.645947949731268">
                <text:p>0.645947949731268</text:p>
              </table:table-cell>
              <table:table-cell office:value-type="float" office:value="-0.581989320247291">
                <text:p>-0.581989320247291</text:p>
              </table:table-cell>
              <table:table-cell office:value-type="float" office:value="-0.00427443807130753">
                <text:p>-0.00427443807130753</text:p>
              </table:table-cell>
              <table:table-cell office:value-type="float" office:value="-0.438225937611238">
                <text:p>-0.438225937611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46564280241728">
                <text:p>-0.0246564280241728</text:p>
              </table:table-cell>
              <table:table-cell office:value-type="float" office:value="-0.400201946496964">
                <text:p>-0.400201946496964</text:p>
              </table:table-cell>
              <table:table-cell office:value-type="float" office:value="0.612915129854293">
                <text:p>0.612915129854293</text:p>
              </table:table-cell>
              <table:table-cell office:value-type="float" office:value="-0.56162800332094">
                <text:p>-0.56162800332094</text:p>
              </table:table-cell>
              <table:table-cell office:value-type="float" office:value="-0.0154335735746025">
                <text:p>-0.0154335735746025</text:p>
              </table:table-cell>
              <table:table-cell office:value-type="float" office:value="-0.412234181547235">
                <text:p>-0.4122341815472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277849864214659">
                <text:p>-0.0277849864214659</text:p>
              </table:table-cell>
              <table:table-cell office:value-type="float" office:value="-0.369338512420654">
                <text:p>-0.369338512420654</text:p>
              </table:table-cell>
              <table:table-cell office:value-type="float" office:value="0.581003555745187">
                <text:p>0.581003555745187</text:p>
              </table:table-cell>
              <table:table-cell office:value-type="float" office:value="-0.539550823838971">
                <text:p>-0.539550823838971</text:p>
              </table:table-cell>
              <table:table-cell office:value-type="float" office:value="-0.032092925519732">
                <text:p>-0.032092925519732</text:p>
              </table:table-cell>
              <table:table-cell office:value-type="float" office:value="-0.376744353267356">
                <text:p>-0.3767443532673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62240450829267">
                <text:p>-0.0262240450829267</text:p>
              </table:table-cell>
              <table:table-cell office:value-type="float" office:value="-0.337114602327347">
                <text:p>-0.337114602327347</text:p>
              </table:table-cell>
              <table:table-cell office:value-type="float" office:value="0.55091475652155">
                <text:p>0.55091475652155</text:p>
              </table:table-cell>
              <table:table-cell office:value-type="float" office:value="-0.517176414857287">
                <text:p>-0.517176414857287</text:p>
              </table:table-cell>
              <table:table-cell office:value-type="float" office:value="-0.0346102007324992">
                <text:p>-0.0346102007324992</text:p>
              </table:table-cell>
              <table:table-cell office:value-type="float" office:value="-0.344427327258996">
                <text:p>-0.344427327258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211198143661022">
                <text:p>-0.0211198143661022</text:p>
              </table:table-cell>
              <table:table-cell office:value-type="float" office:value="-0.303179889917374">
                <text:p>-0.303179889917374</text:p>
              </table:table-cell>
              <table:table-cell office:value-type="float" office:value="0.522764615569181">
                <text:p>0.522764615569181</text:p>
              </table:table-cell>
              <table:table-cell office:value-type="float" office:value="-0.495136109315808">
                <text:p>-0.495136109315808</text:p>
              </table:table-cell>
              <table:table-cell office:value-type="float" office:value="-0.0290715097322743">
                <text:p>-0.0290715097322743</text:p>
              </table:table-cell>
              <table:table-cell office:value-type="float" office:value="-0.311109751428989">
                <text:p>-0.311109751428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44597236067057">
                <text:p>-0.0144597236067057</text:p>
              </table:table-cell>
              <table:table-cell office:value-type="float" office:value="-0.267466694116592">
                <text:p>-0.267466694116592</text:p>
              </table:table-cell>
              <table:table-cell office:value-type="float" office:value="0.493530901827289">
                <text:p>0.493530901827289</text:p>
              </table:table-cell>
              <table:table-cell office:value-type="float" office:value="-0.471655479067513">
                <text:p>-0.471655479067513</text:p>
              </table:table-cell>
              <table:table-cell office:value-type="float" office:value="-0.0231549200050942">
                <text:p>-0.0231549200050942</text:p>
              </table:table-cell>
              <table:table-cell office:value-type="float" office:value="-0.275259118642175">
                <text:p>-0.2752591186421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638022413477302">
                <text:p>-0.00638022413477302</text:p>
              </table:table-cell>
              <table:table-cell office:value-type="float" office:value="-0.230196744203567">
                <text:p>-0.230196744203567</text:p>
              </table:table-cell>
              <table:table-cell office:value-type="float" office:value="0.463320994463772">
                <text:p>0.463320994463772</text:p>
              </table:table-cell>
              <table:table-cell office:value-type="float" office:value="-0.448002468242511">
                <text:p>-0.448002468242511</text:p>
              </table:table-cell>
              <table:table-cell office:value-type="float" office:value="-0.0160628855529521">
                <text:p>-0.0160628855529521</text:p>
              </table:table-cell>
              <table:table-cell office:value-type="float" office:value="-0.238553068168554">
                <text:p>-0.238553068168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45344296470284">
                <text:p>0.00145344296470284</text:p>
              </table:table-cell>
              <table:table-cell office:value-type="float" office:value="-0.191761240363121">
                <text:p>-0.191761240363121</text:p>
              </table:table-cell>
              <table:table-cell office:value-type="float" office:value="0.431132976689648">
                <text:p>0.431132976689648</text:p>
              </table:table-cell>
              <table:table-cell office:value-type="float" office:value="-0.424067053983036">
                <text:p>-0.424067053983036</text:p>
              </table:table-cell>
              <table:table-cell office:value-type="float" office:value="-0.00956603921678703">
                <text:p>-0.00956603921678703</text:p>
              </table:table-cell>
              <table:table-cell office:value-type="float" office:value="-0.200969904593165">
                <text:p>-0.200969904593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62385269626975">
                <text:p>0.00762385269626975</text:p>
              </table:table-cell>
              <table:table-cell office:value-type="float" office:value="-0.152739137411118">
                <text:p>-0.152739137411118</text:p>
              </table:table-cell>
              <table:table-cell office:value-type="float" office:value="0.397715645848935">
                <text:p>0.397715645848935</text:p>
              </table:table-cell>
              <table:table-cell office:value-type="float" office:value="-0.401101377344139">
                <text:p>-0.401101377344139</text:p>
              </table:table-cell>
              <table:table-cell office:value-type="float" office:value="-0.00427623055290834">
                <text:p>-0.00427623055290834</text:p>
              </table:table-cell>
              <table:table-cell office:value-type="float" office:value="-0.158772829284302">
                <text:p>-0.1587728292843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3152667656541">
                <text:p>0.0123152667656541</text:p>
              </table:table-cell>
              <table:table-cell office:value-type="float" office:value="-0.113424435257912">
                <text:p>-0.113424435257912</text:p>
              </table:table-cell>
              <table:table-cell office:value-type="float" office:value="0.363900504023478">
                <text:p>0.363900504023478</text:p>
              </table:table-cell>
              <table:table-cell office:value-type="float" office:value="-0.379525726083418">
                <text:p>-0.379525726083418</text:p>
              </table:table-cell>
              <table:table-cell office:value-type="float" office:value="-0.000756426855805877">
                <text:p>-0.000756426855805877</text:p>
              </table:table-cell>
              <table:table-cell office:value-type="float" office:value="-0.119817555184295">
                <text:p>-0.119817555184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59233715385199">
                <text:p>0.0159233715385199</text:p>
              </table:table-cell>
              <table:table-cell office:value-type="float" office:value="-0.0738843902945519">
                <text:p>-0.0738843902945519</text:p>
              </table:table-cell>
              <table:table-cell office:value-type="float" office:value="0.329056652944797">
                <text:p>0.329056652944797</text:p>
              </table:table-cell>
              <table:table-cell office:value-type="float" office:value="-0.358788167258748">
                <text:p>-0.358788167258748</text:p>
              </table:table-cell>
              <table:table-cell office:value-type="float" office:value="0.00162770035246203">
                <text:p>0.00162770035246203</text:p>
              </table:table-cell>
              <table:table-cell office:value-type="float" office:value="-0.0793421034007341">
                <text:p>-0.0793421034007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80714838206768">
                <text:p>0.0180714838206768</text:p>
              </table:table-cell>
              <table:table-cell office:value-type="float" office:value="-0.0341955758631229">
                <text:p>-0.0341955758631229</text:p>
              </table:table-cell>
              <table:table-cell office:value-type="float" office:value="0.294149403792964">
                <text:p>0.294149403792964</text:p>
              </table:table-cell>
              <table:table-cell office:value-type="float" office:value="-0.339028195076282">
                <text:p>-0.339028195076282</text:p>
              </table:table-cell>
              <table:table-cell office:value-type="float" office:value="0.00303947105253837">
                <text:p>0.00303947105253837</text:p>
              </table:table-cell>
              <table:table-cell office:value-type="float" office:value="-0.0402533569072521">
                <text:p>-0.0402533569072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92344598472118">
                <text:p>0.0192344598472118</text:p>
              </table:table-cell>
              <table:table-cell office:value-type="float" office:value="0.00553989224135876">
                <text:p>0.00553989224135876</text:p>
              </table:table-cell>
              <table:table-cell office:value-type="float" office:value="0.258496445503263">
                <text:p>0.258496445503263</text:p>
              </table:table-cell>
              <table:table-cell office:value-type="float" office:value="-0.31971480932461">
                <text:p>-0.31971480932461</text:p>
              </table:table-cell>
              <table:table-cell office:value-type="float" office:value="0.00346086304587683">
                <text:p>0.00346086304587683</text:p>
              </table:table-cell>
              <table:table-cell office:value-type="float" office:value="0.000292453391568529">
                <text:p>0.0002924533915685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98901016265154">
                <text:p>0.0198901016265154</text:p>
              </table:table-cell>
              <table:table-cell office:value-type="float" office:value="0.0453244745731354">
                <text:p>0.0453244745731354</text:p>
              </table:table-cell>
              <table:table-cell office:value-type="float" office:value="0.222547714490838">
                <text:p>0.222547714490838</text:p>
              </table:table-cell>
              <table:table-cell office:value-type="float" office:value="-0.300957702868755">
                <text:p>-0.300957702868755</text:p>
              </table:table-cell>
              <table:table-cell office:value-type="float" office:value="0.00328932044930491">
                <text:p>0.00328932044930491</text:p>
              </table:table-cell>
              <table:table-cell office:value-type="float" office:value="0.0398416888602798">
                <text:p>0.03984168886027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9624212756753">
                <text:p>0.019624212756753</text:p>
              </table:table-cell>
              <table:table-cell office:value-type="float" office:value="0.0851158276200295">
                <text:p>0.0851158276200295</text:p>
              </table:table-cell>
              <table:table-cell office:value-type="float" office:value="0.186425681156229">
                <text:p>0.186425681156229</text:p>
              </table:table-cell>
              <table:table-cell office:value-type="float" office:value="-0.282536546233696">
                <text:p>-0.282536546233696</text:p>
              </table:table-cell>
              <table:table-cell office:value-type="float" office:value="0.00275565077229478">
                <text:p>0.00275565077229478</text:p>
              </table:table-cell>
              <table:table-cell office:value-type="float" office:value="0.0793877751149144">
                <text:p>0.0793877751149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85920968651772">
                <text:p>0.0185920968651772</text:p>
              </table:table-cell>
              <table:table-cell office:value-type="float" office:value="0.124865353107452">
                <text:p>0.124865353107452</text:p>
              </table:table-cell>
              <table:table-cell office:value-type="float" office:value="0.150133484947591">
                <text:p>0.150133484947591</text:p>
              </table:table-cell>
              <table:table-cell office:value-type="float" office:value="-0.264452940444093">
                <text:p>-0.264452940444093</text:p>
              </table:table-cell>
              <table:table-cell office:value-type="float" office:value="0.00195014648349297">
                <text:p>0.00195014648349297</text:p>
              </table:table-cell>
              <table:table-cell office:value-type="float" office:value="0.117930970142337">
                <text:p>0.1179309701423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4240004271269">
                <text:p>0.0174240004271269</text:p>
              </table:table-cell>
              <table:table-cell office:value-type="float" office:value="0.1645887196064">
                <text:p>0.1645887196064</text:p>
              </table:table-cell>
              <table:table-cell office:value-type="float" office:value="0.113785268000139">
                <text:p>0.113785268000139</text:p>
              </table:table-cell>
              <table:table-cell office:value-type="float" office:value="-0.246482202319547">
                <text:p>-0.246482202319547</text:p>
              </table:table-cell>
              <table:table-cell office:value-type="float" office:value="0.000840835434441176">
                <text:p>0.000840835434441176</text:p>
              </table:table-cell>
              <table:table-cell office:value-type="float" office:value="0.158464991547373">
                <text:p>0.1584649915473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2048693746328">
                <text:p>0.0162048693746328</text:p>
              </table:table-cell>
              <table:table-cell office:value-type="float" office:value="0.204296484589577">
                <text:p>0.204296484589577</text:p>
              </table:table-cell>
              <table:table-cell office:value-type="float" office:value="0.0773813813279437">
                <text:p>0.0773813813279437</text:p>
              </table:table-cell>
              <table:table-cell office:value-type="float" office:value="-0.228624505403149">
                <text:p>-0.228624505403149</text:p>
              </table:table-cell>
              <table:table-cell office:value-type="float" office:value="-0.000336232421485013">
                <text:p>-0.000336232421485013</text:p>
              </table:table-cell>
              <table:table-cell office:value-type="float" office:value="0.197998700226379">
                <text:p>0.1979987002263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6863972768188">
                <text:p>0.0146863972768188</text:p>
              </table:table-cell>
              <table:table-cell office:value-type="float" office:value="0.244008272886276">
                <text:p>0.244008272886276</text:p>
              </table:table-cell>
              <table:table-cell office:value-type="float" office:value="0.0409221764826748">
                <text:p>0.0409221764826748</text:p>
              </table:table-cell>
              <table:table-cell office:value-type="float" office:value="-0.210880022146353">
                <text:p>-0.210880022146353</text:p>
              </table:table-cell>
              <table:table-cell office:value-type="float" office:value="-0.0017114208418079">
                <text:p>-0.0017114208418079</text:p>
              </table:table-cell>
              <table:table-cell office:value-type="float" office:value="0.237524972043076">
                <text:p>0.237524972043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32101830095053">
                <text:p>0.0132101830095053</text:p>
              </table:table-cell>
              <table:table-cell office:value-type="float" office:value="0.280800700187683">
                <text:p>0.280800700187683</text:p>
              </table:table-cell>
              <table:table-cell office:value-type="float" office:value="0.00911951147697987">
                <text:p>0.00911951147697987</text:p>
              </table:table-cell>
              <table:table-cell office:value-type="float" office:value="-0.195523904325252">
                <text:p>-0.195523904325252</text:p>
              </table:table-cell>
              <table:table-cell office:value-type="float" office:value="-0.00282474970296564">
                <text:p>-0.00282474970296564</text:p>
              </table:table-cell>
              <table:table-cell office:value-type="float" office:value="0.276820621109147">
                <text:p>0.276820621109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41446590423584">
                <text:p>0.0141446590423584</text:p>
              </table:table-cell>
              <table:table-cell office:value-type="float" office:value="0.311974585056305">
                <text:p>0.311974585056305</text:p>
              </table:table-cell>
              <table:table-cell office:value-type="float" office:value="-0.0189626693307093">
                <text:p>-0.0189626693307093</text:p>
              </table:table-cell>
              <table:table-cell office:value-type="float" office:value="-0.182498350322283">
                <text:p>-0.182498350322283</text:p>
              </table:table-cell>
              <table:table-cell office:value-type="float" office:value="-0.00297140952864987">
                <text:p>-0.00297140952864987</text:p>
              </table:table-cell>
              <table:table-cell office:value-type="float" office:value="0.313748202054044">
                <text:p>0.313748202054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932306483388">
                <text:p>0.014932306483388</text:p>
              </table:table-cell>
              <table:table-cell office:value-type="float" office:value="0.338872581720352">
                <text:p>0.338872581720352</text:p>
              </table:table-cell>
              <table:table-cell office:value-type="float" office:value="-0.0419702978009047">
                <text:p>-0.0419702978009047</text:p>
              </table:table-cell>
              <table:table-cell office:value-type="float" office:value="-0.173103088954048">
                <text:p>-0.173103088954048</text:p>
              </table:table-cell>
              <table:table-cell office:value-type="float" office:value="-0.000935352463571022">
                <text:p>-0.000935352463571022</text:p>
              </table:table-cell>
              <table:table-cell office:value-type="float" office:value="0.342485148815886">
                <text:p>0.3424851488158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6045156866312">
                <text:p>0.016045156866312</text:p>
              </table:table-cell>
              <table:table-cell office:value-type="float" office:value="0.362176477909088">
                <text:p>0.362176477909088</text:p>
              </table:table-cell>
              <table:table-cell office:value-type="float" office:value="-0.0633084735504145">
                <text:p>-0.0633084735504145</text:p>
              </table:table-cell>
              <table:table-cell office:value-type="float" office:value="-0.166848334627695">
                <text:p>-0.166848334627695</text:p>
              </table:table-cell>
              <table:table-cell office:value-type="float" office:value="0.00278833548560258">
                <text:p>0.00278833548560258</text:p>
              </table:table-cell>
              <table:table-cell office:value-type="float" office:value="0.366452977816533">
                <text:p>0.3664529778165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69426407665014">
                <text:p>0.0169426407665014</text:p>
              </table:table-cell>
              <table:table-cell office:value-type="float" office:value="0.382729053497314">
                <text:p>0.382729053497314</text:p>
              </table:table-cell>
              <table:table-cell office:value-type="float" office:value="-0.0814106908119869">
                <text:p>-0.0814106908119869</text:p>
              </table:table-cell>
              <table:table-cell office:value-type="float" office:value="-0.164084447109211">
                <text:p>-0.164084447109211</text:p>
              </table:table-cell>
              <table:table-cell office:value-type="float" office:value="0.010200406847853">
                <text:p>0.010200406847853</text:p>
              </table:table-cell>
              <table:table-cell office:value-type="float" office:value="0.381716317020623">
                <text:p>0.3817163170206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4699947237968">
                <text:p>0.0174699947237968</text:p>
              </table:table-cell>
              <table:table-cell office:value-type="float" office:value="0.402010768651962">
                <text:p>0.402010768651962</text:p>
              </table:table-cell>
              <table:table-cell office:value-type="float" office:value="-0.0988462718854035">
                <text:p>-0.0988462718854035</text:p>
              </table:table-cell>
              <table:table-cell office:value-type="float" office:value="-0.164477018927251">
                <text:p>-0.164477018927251</text:p>
              </table:table-cell>
              <table:table-cell office:value-type="float" office:value="0.0144331069034486">
                <text:p>0.0144331069034486</text:p>
              </table:table-cell>
              <table:table-cell office:value-type="float" office:value="0.398792271740205">
                <text:p>0.398792271740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826304115355">
                <text:p>0.013826304115355</text:p>
              </table:table-cell>
              <table:table-cell office:value-type="float" office:value="0.422123074531555">
                <text:p>0.422123074531555</text:p>
              </table:table-cell>
              <table:table-cell office:value-type="float" office:value="-0.11886568017819">
                <text:p>-0.11886568017819</text:p>
              </table:table-cell>
              <table:table-cell office:value-type="float" office:value="-0.168852559534619">
                <text:p>-0.168852559534619</text:p>
              </table:table-cell>
              <table:table-cell office:value-type="float" office:value="0.0121770720020528">
                <text:p>0.0121770720020528</text:p>
              </table:table-cell>
              <table:table-cell office:value-type="float" office:value="0.417917202968895">
                <text:p>0.417917202968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374849489890039">
                <text:p>0.00374849489890039</text:p>
              </table:table-cell>
              <table:table-cell office:value-type="float" office:value="0.44283726811409">
                <text:p>0.44283726811409</text:p>
              </table:table-cell>
              <table:table-cell office:value-type="float" office:value="-0.143779272630228">
                <text:p>-0.143779272630228</text:p>
              </table:table-cell>
              <table:table-cell office:value-type="float" office:value="-0.179342647004879">
                <text:p>-0.179342647004879</text:p>
              </table:table-cell>
              <table:table-cell office:value-type="float" office:value="0.00249455981344556">
                <text:p>0.00249455981344556</text:p>
              </table:table-cell>
              <table:table-cell office:value-type="float" office:value="0.444439656725557">
                <text:p>0.4444396567255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30536910146475">
                <text:p>-0.0130536910146475</text:p>
              </table:table-cell>
              <table:table-cell office:value-type="float" office:value="0.462284088134766">
                <text:p>0.462284088134766</text:p>
              </table:table-cell>
              <table:table-cell office:value-type="float" office:value="-0.169735809768505">
                <text:p>-0.169735809768505</text:p>
              </table:table-cell>
              <table:table-cell office:value-type="float" office:value="-0.195396574243698">
                <text:p>-0.195396574243698</text:p>
              </table:table-cell>
              <table:table-cell office:value-type="float" office:value="-0.0116172748862465">
                <text:p>-0.0116172748862465</text:p>
              </table:table-cell>
              <table:table-cell office:value-type="float" office:value="0.458726006358002">
                <text:p>0.458726006358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355927236378193">
                <text:p>-0.0355927236378193</text:p>
              </table:table-cell>
              <table:table-cell office:value-type="float" office:value="0.47978600859642">
                <text:p>0.47978600859642</text:p>
              </table:table-cell>
              <table:table-cell office:value-type="float" office:value="-0.196217759845631">
                <text:p>-0.196217759845631</text:p>
              </table:table-cell>
              <table:table-cell office:value-type="float" office:value="-0.216733171538314">
                <text:p>-0.216733171538314</text:p>
              </table:table-cell>
              <table:table-cell office:value-type="float" office:value="-0.0424685981964877">
                <text:p>-0.0424685981964877</text:p>
              </table:table-cell>
              <table:table-cell office:value-type="float" office:value="0.478823089276398">
                <text:p>0.4788230892763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627577379345894">
                <text:p>-0.0627577379345894</text:p>
              </table:table-cell>
              <table:table-cell office:value-type="float" office:value="0.49401718378067">
                <text:p>0.49401718378067</text:p>
              </table:table-cell>
              <table:table-cell office:value-type="float" office:value="-0.22341159908585">
                <text:p>-0.22341159908585</text:p>
              </table:table-cell>
              <table:table-cell office:value-type="float" office:value="-0.243178052543474">
                <text:p>-0.243178052543474</text:p>
              </table:table-cell>
              <table:table-cell office:value-type="float" office:value="-0.0711336731396414">
                <text:p>-0.0711336731396414</text:p>
              </table:table-cell>
              <table:table-cell office:value-type="float" office:value="0.480935654001908">
                <text:p>0.480935654001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930881872773171">
                <text:p>-0.0930881872773171</text:p>
              </table:table-cell>
              <table:table-cell office:value-type="float" office:value="0.503154039382935">
                <text:p>0.503154039382935</text:p>
              </table:table-cell>
              <table:table-cell office:value-type="float" office:value="-0.248823012358237">
                <text:p>-0.248823012358237</text:p>
              </table:table-cell>
              <table:table-cell office:value-type="float" office:value="-0.271340025121757">
                <text:p>-0.271340025121757</text:p>
              </table:table-cell>
              <table:table-cell office:value-type="float" office:value="-0.0928631439641292">
                <text:p>-0.0928631439641292</text:p>
              </table:table-cell>
              <table:table-cell office:value-type="float" office:value="0.483055542154889">
                <text:p>0.4830555421548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25797927379608">
                <text:p>-0.125797927379608</text:p>
              </table:table-cell>
              <table:table-cell office:value-type="float" office:value="0.507542848587036">
                <text:p>0.507542848587036</text:p>
              </table:table-cell>
              <table:table-cell office:value-type="float" office:value="-0.27326107580869">
                <text:p>-0.27326107580869</text:p>
              </table:table-cell>
              <table:table-cell office:value-type="float" office:value="-0.301481880917173">
                <text:p>-0.301481880917173</text:p>
              </table:table-cell>
              <table:table-cell office:value-type="float" office:value="-0.124703661730393">
                <text:p>-0.124703661730393</text:p>
              </table:table-cell>
              <table:table-cell office:value-type="float" office:value="0.488733670421161">
                <text:p>0.4887336704211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60810127854347">
                <text:p>-0.160810127854347</text:p>
              </table:table-cell>
              <table:table-cell office:value-type="float" office:value="0.508347868919373">
                <text:p>0.508347868919373</text:p>
              </table:table-cell>
              <table:table-cell office:value-type="float" office:value="-0.295603316735048">
                <text:p>-0.295603316735048</text:p>
              </table:table-cell>
              <table:table-cell office:value-type="float" office:value="-0.331049901993812">
                <text:p>-0.331049901993812</text:p>
              </table:table-cell>
              <table:table-cell office:value-type="float" office:value="-0.159754907507963">
                <text:p>-0.159754907507963</text:p>
              </table:table-cell>
              <table:table-cell office:value-type="float" office:value="0.489580350078424">
                <text:p>0.4895803500784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9805720448494">
                <text:p>-0.19805720448494</text:p>
              </table:table-cell>
              <table:table-cell office:value-type="float" office:value="0.506230056285858">
                <text:p>0.506230056285858</text:p>
              </table:table-cell>
              <table:table-cell office:value-type="float" office:value="-0.317616004420674">
                <text:p>-0.317616004420674</text:p>
              </table:table-cell>
              <table:table-cell office:value-type="float" office:value="-0.361941295695862">
                <text:p>-0.361941295695862</text:p>
              </table:table-cell>
              <table:table-cell office:value-type="float" office:value="-0.198560108613519">
                <text:p>-0.198560108613519</text:p>
              </table:table-cell>
              <table:table-cell office:value-type="float" office:value="0.489529305766963">
                <text:p>0.489529305766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36923888325691">
                <text:p>-0.236923888325691</text:p>
              </table:table-cell>
              <table:table-cell office:value-type="float" office:value="0.502461075782776">
                <text:p>0.502461075782776</text:p>
              </table:table-cell>
              <table:table-cell office:value-type="float" office:value="-0.340338541030456">
                <text:p>-0.340338541030456</text:p>
              </table:table-cell>
              <table:table-cell office:value-type="float" office:value="-0.394466229300977">
                <text:p>-0.394466229300977</text:p>
              </table:table-cell>
              <table:table-cell office:value-type="float" office:value="-0.225042888717685">
                <text:p>-0.225042888717685</text:p>
              </table:table-cell>
              <table:table-cell office:value-type="float" office:value="0.485495335370055">
                <text:p>0.485495335370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76432156562805">
                <text:p>-0.276432156562805</text:p>
              </table:table-cell>
              <table:table-cell office:value-type="float" office:value="0.498838722705841">
                <text:p>0.498838722705841</text:p>
              </table:table-cell>
              <table:table-cell office:value-type="float" office:value="-0.363869345108195">
                <text:p>-0.363869345108195</text:p>
              </table:table-cell>
              <table:table-cell office:value-type="float" office:value="-0.427488063947996">
                <text:p>-0.427488063947996</text:p>
              </table:table-cell>
              <table:table-cell office:value-type="float" office:value="-0.255411234135411">
                <text:p>-0.255411234135411</text:p>
              </table:table-cell>
              <table:table-cell office:value-type="float" office:value="0.492564315230734">
                <text:p>0.4925643152307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16052883863449">
                <text:p>-0.316052883863449</text:p>
              </table:table-cell>
              <table:table-cell office:value-type="float" office:value="0.495631366968155">
                <text:p>0.495631366968155</text:p>
              </table:table-cell>
              <table:table-cell office:value-type="float" office:value="-0.387910376406266">
                <text:p>-0.387910376406266</text:p>
              </table:table-cell>
              <table:table-cell office:value-type="float" office:value="-0.460140309171337">
                <text:p>-0.460140309171337</text:p>
              </table:table-cell>
              <table:table-cell office:value-type="float" office:value="-0.295864653620906">
                <text:p>-0.295864653620906</text:p>
              </table:table-cell>
              <table:table-cell office:value-type="float" office:value="0.488760915802235">
                <text:p>0.4887609158022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35567781329155">
                <text:p>-0.35567781329155</text:p>
              </table:table-cell>
              <table:table-cell office:value-type="float" office:value="0.492787271738052">
                <text:p>0.492787271738052</text:p>
              </table:table-cell>
              <table:table-cell office:value-type="float" office:value="-0.412655947795477">
                <text:p>-0.412655947795477</text:p>
              </table:table-cell>
              <table:table-cell office:value-type="float" office:value="-0.492261906277046">
                <text:p>-0.492261906277046</text:p>
              </table:table-cell>
              <table:table-cell office:value-type="float" office:value="-0.336385618799702">
                <text:p>-0.336385618799702</text:p>
              </table:table-cell>
              <table:table-cell office:value-type="float" office:value="0.486259329622018">
                <text:p>0.4862593296220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39536064863205">
                <text:p>-0.39536064863205</text:p>
              </table:table-cell>
              <table:table-cell office:value-type="float" office:value="0.490802615880966">
                <text:p>0.490802615880966</text:p>
              </table:table-cell>
              <table:table-cell office:value-type="float" office:value="-0.437897612578728">
                <text:p>-0.437897612578728</text:p>
              </table:table-cell>
              <table:table-cell office:value-type="float" office:value="-0.523995148515587">
                <text:p>-0.523995148515587</text:p>
              </table:table-cell>
              <table:table-cell office:value-type="float" office:value="-0.376927454649125">
                <text:p>-0.376927454649125</text:p>
              </table:table-cell>
              <table:table-cell office:value-type="float" office:value="0.483535168648684">
                <text:p>0.483535168648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435093879699707">
                <text:p>-0.435093879699707</text:p>
              </table:table-cell>
              <table:table-cell office:value-type="float" office:value="0.489541947841644">
                <text:p>0.489541947841644</text:p>
              </table:table-cell>
              <table:table-cell office:value-type="float" office:value="-0.46315943097695">
                <text:p>-0.46315943097695</text:p>
              </table:table-cell>
              <table:table-cell office:value-type="float" office:value="-0.555153021922084">
                <text:p>-0.555153021922084</text:p>
              </table:table-cell>
              <table:table-cell office:value-type="float" office:value="-0.425035948830018">
                <text:p>-0.425035948830018</text:p>
              </table:table-cell>
              <table:table-cell office:value-type="float" office:value="0.472390990501834">
                <text:p>0.4723909905018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74871426820755">
                <text:p>-0.474871426820755</text:p>
              </table:table-cell>
              <table:table-cell office:value-type="float" office:value="0.488474667072296">
                <text:p>0.488474667072296</text:p>
              </table:table-cell>
              <table:table-cell office:value-type="float" office:value="-0.489364135768015">
                <text:p>-0.489364135768015</text:p>
              </table:table-cell>
              <table:table-cell office:value-type="float" office:value="-0.586664951453821">
                <text:p>-0.586664951453821</text:p>
              </table:table-cell>
              <table:table-cell office:value-type="float" office:value="-0.46901834126901">
                <text:p>-0.46901834126901</text:p>
              </table:table-cell>
              <table:table-cell office:value-type="float" office:value="0.470574673618337">
                <text:p>0.4705746736183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514629065990448">
                <text:p>-0.514629065990448</text:p>
              </table:table-cell>
              <table:table-cell office:value-type="float" office:value="0.48769423365593">
                <text:p>0.48769423365593</text:p>
              </table:table-cell>
              <table:table-cell office:value-type="float" office:value="-0.515202481060307">
                <text:p>-0.515202481060307</text:p>
              </table:table-cell>
              <table:table-cell office:value-type="float" office:value="-0.617346419094015">
                <text:p>-0.617346419094015</text:p>
              </table:table-cell>
              <table:table-cell office:value-type="float" office:value="-0.51012849573846">
                <text:p>-0.51012849573846</text:p>
              </table:table-cell>
              <table:table-cell office:value-type="float" office:value="0.468916027342644">
                <text:p>0.4689160273426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554397523403168">
                <text:p>-0.554397523403168</text:p>
              </table:table-cell>
              <table:table-cell office:value-type="float" office:value="0.487346410751343">
                <text:p>0.487346410751343</text:p>
              </table:table-cell>
              <table:table-cell office:value-type="float" office:value="-0.541796853394195">
                <text:p>-0.541796853394195</text:p>
              </table:table-cell>
              <table:table-cell office:value-type="float" office:value="-0.648530190773633">
                <text:p>-0.648530190773633</text:p>
              </table:table-cell>
              <table:table-cell office:value-type="float" office:value="-0.551107974178635">
                <text:p>-0.551107974178635</text:p>
              </table:table-cell>
              <table:table-cell office:value-type="float" office:value="0.469524798868907">
                <text:p>0.4695247988689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594147801399231">
                <text:p>-0.594147801399231</text:p>
              </table:table-cell>
              <table:table-cell office:value-type="float" office:value="0.487239122390747">
                <text:p>0.487239122390747</text:p>
              </table:table-cell>
              <table:table-cell office:value-type="float" office:value="-0.568299547126728">
                <text:p>-0.568299547126728</text:p>
              </table:table-cell>
              <table:table-cell office:value-type="float" office:value="-0.679218096028302">
                <text:p>-0.679218096028302</text:p>
              </table:table-cell>
              <table:table-cell office:value-type="float" office:value="-0.591649311960483">
                <text:p>-0.591649311960483</text:p>
              </table:table-cell>
              <table:table-cell office:value-type="float" office:value="0.470259805575092">
                <text:p>0.470259805575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3388979434967">
                <text:p>-0.63388979434967</text:p>
              </table:table-cell>
              <table:table-cell office:value-type="float" office:value="0.487516611814499">
                <text:p>0.487516611814499</text:p>
              </table:table-cell>
              <table:table-cell office:value-type="float" office:value="-0.59489747754293">
                <text:p>-0.59489747754293</text:p>
              </table:table-cell>
              <table:table-cell office:value-type="float" office:value="-0.709823494270685">
                <text:p>-0.709823494270685</text:p>
              </table:table-cell>
              <table:table-cell office:value-type="float" office:value="-0.632188169907941">
                <text:p>-0.632188169907941</text:p>
              </table:table-cell>
              <table:table-cell office:value-type="float" office:value="0.471120793563276">
                <text:p>0.4711207935632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673642098903656">
                <text:p>-0.673642098903656</text:p>
              </table:table-cell>
              <table:table-cell office:value-type="float" office:value="0.487828135490418">
                <text:p>0.487828135490418</text:p>
              </table:table-cell>
              <table:table-cell office:value-type="float" office:value="-0.621303367246811">
                <text:p>-0.621303367246811</text:p>
              </table:table-cell>
              <table:table-cell office:value-type="float" office:value="-0.740017889991521">
                <text:p>-0.740017889991521</text:p>
              </table:table-cell>
              <table:table-cell office:value-type="float" office:value="-0.672288285714018">
                <text:p>-0.672288285714018</text:p>
              </table:table-cell>
              <table:table-cell office:value-type="float" office:value="0.472097142035519">
                <text:p>0.4720971420355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713368535041809">
                <text:p>-0.713368535041809</text:p>
              </table:table-cell>
              <table:table-cell office:value-type="float" office:value="0.488637238740921">
                <text:p>0.488637238740921</text:p>
              </table:table-cell>
              <table:table-cell office:value-type="float" office:value="-0.647996277490952">
                <text:p>-0.647996277490952</text:p>
              </table:table-cell>
              <table:table-cell office:value-type="float" office:value="-0.770540485665845">
                <text:p>-0.770540485665845</text:p>
              </table:table-cell>
              <table:table-cell office:value-type="float" office:value="-0.712824272344073">
                <text:p>-0.712824272344073</text:p>
              </table:table-cell>
              <table:table-cell office:value-type="float" office:value="0.472084502830289">
                <text:p>0.4720845028302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75308883190155">
                <text:p>-0.75308883190155</text:p>
              </table:table-cell>
              <table:table-cell office:value-type="float" office:value="0.490102469921112">
                <text:p>0.490102469921112</text:p>
              </table:table-cell>
              <table:table-cell office:value-type="float" office:value="-0.675071948847064">
                <text:p>-0.675071948847064</text:p>
              </table:table-cell>
              <table:table-cell office:value-type="float" office:value="-0.80130729044983">
                <text:p>-0.80130729044983</text:p>
              </table:table-cell>
              <table:table-cell office:value-type="float" office:value="-0.753794361518431">
                <text:p>-0.753794361518431</text:p>
              </table:table-cell>
              <table:table-cell office:value-type="float" office:value="0.473152233622766">
                <text:p>0.4731522336227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92831301689148">
                <text:p>-0.792831301689148</text:p>
              </table:table-cell>
              <table:table-cell office:value-type="float" office:value="0.491072714328766">
                <text:p>0.491072714328766</text:p>
              </table:table-cell>
              <table:table-cell office:value-type="float" office:value="-0.701571542089215">
                <text:p>-0.701571542089215</text:p>
              </table:table-cell>
              <table:table-cell office:value-type="float" office:value="-0.83141948236607">
                <text:p>-0.83141948236607</text:p>
              </table:table-cell>
              <table:table-cell office:value-type="float" office:value="-0.793892746667802">
                <text:p>-0.793892746667802</text:p>
              </table:table-cell>
              <table:table-cell office:value-type="float" office:value="0.474197246738808">
                <text:p>0.474197246738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832584857940674">
                <text:p>-0.832584857940674</text:p>
              </table:table-cell>
              <table:table-cell office:value-type="float" office:value="0.491992712020874">
                <text:p>0.491992712020874</text:p>
              </table:table-cell>
              <table:table-cell office:value-type="float" office:value="-0.728359174388347">
                <text:p>-0.728359174388347</text:p>
              </table:table-cell>
              <table:table-cell office:value-type="float" office:value="-0.861858980716183">
                <text:p>-0.861858980716183</text:p>
              </table:table-cell>
              <table:table-cell office:value-type="float" office:value="-0.834426983829666">
                <text:p>-0.834426983829666</text:p>
              </table:table-cell>
              <table:table-cell office:value-type="float" office:value="0.475253618693067">
                <text:p>0.475253618693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872316598892212">
                <text:p>-0.872316598892212</text:p>
              </table:table-cell>
              <table:table-cell office:value-type="float" office:value="0.493080317974091">
                <text:p>0.493080317974091</text:p>
              </table:table-cell>
              <table:table-cell office:value-type="float" office:value="-0.755339105172748">
                <text:p>-0.755339105172748</text:p>
              </table:table-cell>
              <table:table-cell office:value-type="float" office:value="-0.892709776343994">
                <text:p>-0.892709776343994</text:p>
              </table:table-cell>
              <table:table-cell office:value-type="float" office:value="-0.879398593866329">
                <text:p>-0.879398593866329</text:p>
              </table:table-cell>
              <table:table-cell office:value-type="float" office:value="0.48413457361939">
                <text:p>0.484134573619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909308850765228">
                <text:p>-0.909308850765228</text:p>
              </table:table-cell>
              <table:table-cell office:value-type="float" office:value="0.494225233793259">
                <text:p>0.494225233793259</text:p>
              </table:table-cell>
              <table:table-cell office:value-type="float" office:value="-0.778587768933774">
                <text:p>-0.778587768933774</text:p>
              </table:table-cell>
              <table:table-cell office:value-type="float" office:value="-0.91929397257647">
                <text:p>-0.91929397257647</text:p>
              </table:table-cell>
              <table:table-cell office:value-type="float" office:value="-0.920707832939786">
                <text:p>-0.920707832939786</text:p>
              </table:table-cell>
              <table:table-cell office:value-type="float" office:value="0.486584902604416">
                <text:p>0.4865849026044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40824985504151">
                <text:p>-0.940824985504151</text:p>
              </table:table-cell>
              <table:table-cell office:value-type="float" office:value="0.495981365442276">
                <text:p>0.495981365442276</text:p>
              </table:table-cell>
              <table:table-cell office:value-type="float" office:value="-0.798734367453014">
                <text:p>-0.798734367453014</text:p>
              </table:table-cell>
              <table:table-cell office:value-type="float" office:value="-0.943368279048402">
                <text:p>-0.943368279048402</text:p>
              </table:table-cell>
              <table:table-cell office:value-type="float" office:value="-0.95609701204539">
                <text:p>-0.95609701204539</text:p>
              </table:table-cell>
              <table:table-cell office:value-type="float" office:value="0.487626129957948">
                <text:p>0.487626129957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968242049217224">
                <text:p>-0.968242049217224</text:p>
              </table:table-cell>
              <table:table-cell office:value-type="float" office:value="0.498038947582245">
                <text:p>0.498038947582245</text:p>
              </table:table-cell>
              <table:table-cell office:value-type="float" office:value="-0.814636020563301">
                <text:p>-0.814636020563301</text:p>
              </table:table-cell>
              <table:table-cell office:value-type="float" office:value="-0.964686924511003">
                <text:p>-0.964686924511003</text:p>
              </table:table-cell>
              <table:table-cell office:value-type="float" office:value="-0.976686551889087">
                <text:p>-0.976686551889087</text:p>
              </table:table-cell>
              <table:table-cell office:value-type="float" office:value="0.494603978344078">
                <text:p>0.4946039783440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992342829704285">
                <text:p>-0.992342829704285</text:p>
              </table:table-cell>
              <table:table-cell office:value-type="float" office:value="0.500372767448425">
                <text:p>0.500372767448425</text:p>
              </table:table-cell>
              <table:table-cell office:value-type="float" office:value="-0.826380667385069">
                <text:p>-0.826380667385069</text:p>
              </table:table-cell>
              <table:table-cell office:value-type="float" office:value="-0.984079780283992">
                <text:p>-0.984079780283992</text:p>
              </table:table-cell>
              <table:table-cell office:value-type="float" office:value="-1.00222579177998">
                <text:p>-1.00222579177998</text:p>
              </table:table-cell>
              <table:table-cell office:value-type="float" office:value="0.487293164088239">
                <text:p>0.487293164088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01358366012573">
                <text:p>-1.01358366012573</text:p>
              </table:table-cell>
              <table:table-cell office:value-type="float" office:value="0.502479255199432">
                <text:p>0.502479255199432</text:p>
              </table:table-cell>
              <table:table-cell office:value-type="float" office:value="-0.834049803140215">
                <text:p>-0.834049803140215</text:p>
              </table:table-cell>
              <table:table-cell office:value-type="float" office:value="-1.00213881560621">
                <text:p>-1.00213881560621</text:p>
              </table:table-cell>
              <table:table-cell office:value-type="float" office:value="-1.01340090828028">
                <text:p>-1.01340090828028</text:p>
              </table:table-cell>
              <table:table-cell office:value-type="float" office:value="0.488083618269523">
                <text:p>0.4880836182695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032754778862">
                <text:p>-1.032754778862</text:p>
              </table:table-cell>
              <table:table-cell office:value-type="float" office:value="0.503969132900238">
                <text:p>0.503969132900238</text:p>
              </table:table-cell>
              <table:table-cell office:value-type="float" office:value="-0.837640460736708">
                <text:p>-0.837640460736708</text:p>
              </table:table-cell>
              <table:table-cell office:value-type="float" office:value="-1.01786613584918">
                <text:p>-1.01786613584918</text:p>
              </table:table-cell>
              <table:table-cell office:value-type="float" office:value="-1.02839870323622">
                <text:p>-1.02839870323622</text:p>
              </table:table-cell>
              <table:table-cell office:value-type="float" office:value="0.50905784368332">
                <text:p>0.509057843683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052450299263">
                <text:p>-1.052450299263</text:p>
              </table:table-cell>
              <table:table-cell office:value-type="float" office:value="0.501887083053589">
                <text:p>0.501887083053589</text:p>
              </table:table-cell>
              <table:table-cell office:value-type="float" office:value="-0.837938067094282">
                <text:p>-0.837938067094282</text:p>
              </table:table-cell>
              <table:table-cell office:value-type="float" office:value="-1.03617571734237">
                <text:p>-1.03617571734237</text:p>
              </table:table-cell>
              <table:table-cell office:value-type="float" office:value="-1.04366164957202">
                <text:p>-1.04366164957202</text:p>
              </table:table-cell>
              <table:table-cell office:value-type="float" office:value="0.502935951647446">
                <text:p>0.502935951647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07275974750519">
                <text:p>-1.07275974750519</text:p>
              </table:table-cell>
              <table:table-cell office:value-type="float" office:value="0.493419408798218">
                <text:p>0.493419408798218</text:p>
              </table:table-cell>
              <table:table-cell office:value-type="float" office:value="-0.832949378594094">
                <text:p>-0.832949378594094</text:p>
              </table:table-cell>
              <table:table-cell office:value-type="float" office:value="-1.0631869004162">
                <text:p>-1.0631869004162</text:p>
              </table:table-cell>
              <table:table-cell office:value-type="float" office:value="-1.06210818599131">
                <text:p>-1.06210818599131</text:p>
              </table:table-cell>
              <table:table-cell office:value-type="float" office:value="0.500504560993252">
                <text:p>0.5005045609932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09221994876862">
                <text:p>-1.09221994876862</text:p>
              </table:table-cell>
              <table:table-cell office:value-type="float" office:value="0.478195130825043">
                <text:p>0.478195130825043</text:p>
              </table:table-cell>
              <table:table-cell office:value-type="float" office:value="-0.823005869606185">
                <text:p>-0.823005869606185</text:p>
              </table:table-cell>
              <table:table-cell office:value-type="float" office:value="-1.09065447353447">
                <text:p>-1.09065447353447</text:p>
              </table:table-cell>
              <table:table-cell office:value-type="float" office:value="-1.07770570218103">
                <text:p>-1.07770570218103</text:p>
              </table:table-cell>
              <table:table-cell office:value-type="float" office:value="0.489078048400559">
                <text:p>0.4890780484005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10994136333466">
                <text:p>-1.10994136333466</text:p>
              </table:table-cell>
              <table:table-cell office:value-type="float" office:value="0.457104861736298">
                <text:p>0.457104861736298</text:p>
              </table:table-cell>
              <table:table-cell office:value-type="float" office:value="-0.806677488904638">
                <text:p>-0.806677488904638</text:p>
              </table:table-cell>
              <table:table-cell office:value-type="float" office:value="-1.12147651732889">
                <text:p>-1.12147651732889</text:p>
              </table:table-cell>
              <table:table-cell office:value-type="float" office:value="-1.09007663087821">
                <text:p>-1.09007663087821</text:p>
              </table:table-cell>
              <table:table-cell office:value-type="float" office:value="0.471710160800093">
                <text:p>0.471710160800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12361967563629">
                <text:p>-1.12361967563629</text:p>
              </table:table-cell>
              <table:table-cell office:value-type="float" office:value="0.431486248970032">
                <text:p>0.431486248970032</text:p>
              </table:table-cell>
              <table:table-cell office:value-type="float" office:value="-0.785921735825924">
                <text:p>-0.785921735825924</text:p>
              </table:table-cell>
              <table:table-cell office:value-type="float" office:value="-1.15270388881827">
                <text:p>-1.15270388881827</text:p>
              </table:table-cell>
              <table:table-cell office:value-type="float" office:value="-1.11339634627054">
                <text:p>-1.11339634627054</text:p>
              </table:table-cell>
              <table:table-cell office:value-type="float" office:value="0.452196620335951">
                <text:p>0.4521966203359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13150417804718">
                <text:p>-1.13150417804718</text:p>
              </table:table-cell>
              <table:table-cell office:value-type="float" office:value="0.402878791093826">
                <text:p>0.402878791093826</text:p>
              </table:table-cell>
              <table:table-cell office:value-type="float" office:value="-0.762284463431904">
                <text:p>-0.762284463431904</text:p>
              </table:table-cell>
              <table:table-cell office:value-type="float" office:value="-1.18347773761511">
                <text:p>-1.18347773761511</text:p>
              </table:table-cell>
              <table:table-cell office:value-type="float" office:value="-1.12210443896595">
                <text:p>-1.12210443896595</text:p>
              </table:table-cell>
              <table:table-cell office:value-type="float" office:value="0.432585526834341">
                <text:p>0.4325855268343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13398361206055">
                <text:p>-1.13398361206055</text:p>
              </table:table-cell>
              <table:table-cell office:value-type="float" office:value="0.372281402349472">
                <text:p>0.372281402349472</text:p>
              </table:table-cell>
              <table:table-cell office:value-type="float" office:value="-0.737055181772336">
                <text:p>-0.737055181772336</text:p>
              </table:table-cell>
              <table:table-cell office:value-type="float" office:value="-1.21296050822681">
                <text:p>-1.21296050822681</text:p>
              </table:table-cell>
              <table:table-cell office:value-type="float" office:value="-1.12463238251428">
                <text:p>-1.12463238251428</text:p>
              </table:table-cell>
              <table:table-cell office:value-type="float" office:value="0.403750309209526">
                <text:p>0.4037503092095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13214635848999">
                <text:p>-1.13214635848999</text:p>
              </table:table-cell>
              <table:table-cell office:value-type="float" office:value="0.340021431446075">
                <text:p>0.340021431446075</text:p>
              </table:table-cell>
              <table:table-cell office:value-type="float" office:value="-0.713190066132361">
                <text:p>-0.713190066132361</text:p>
              </table:table-cell>
              <table:table-cell office:value-type="float" office:value="-1.23899272118481">
                <text:p>-1.23899272118481</text:p>
              </table:table-cell>
              <table:table-cell office:value-type="float" office:value="-1.12461157284625">
                <text:p>-1.12461157284625</text:p>
              </table:table-cell>
              <table:table-cell office:value-type="float" office:value="0.36856543107823">
                <text:p>0.368565431078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12656378746033">
                <text:p>-1.12656378746033</text:p>
              </table:table-cell>
              <table:table-cell office:value-type="float" office:value="0.306246042251587">
                <text:p>0.306246042251587</text:p>
              </table:table-cell>
              <table:table-cell office:value-type="float" office:value="-0.687695796767033">
                <text:p>-0.687695796767033</text:p>
              </table:table-cell>
              <table:table-cell office:value-type="float" office:value="-1.26528643917083">
                <text:p>-1.26528643917083</text:p>
              </table:table-cell>
              <table:table-cell office:value-type="float" office:value="-1.12191018323714">
                <text:p>-1.12191018323714</text:p>
              </table:table-cell>
              <table:table-cell office:value-type="float" office:value="0.329388939472504">
                <text:p>0.3293889394725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11900162696838">
                <text:p>-1.11900162696838</text:p>
              </table:table-cell>
              <table:table-cell office:value-type="float" office:value="0.270796746015549">
                <text:p>0.270796746015549</text:p>
              </table:table-cell>
              <table:table-cell office:value-type="float" office:value="-0.661569296537747">
                <text:p>-0.661569296537747</text:p>
              </table:table-cell>
              <table:table-cell office:value-type="float" office:value="-1.2915704568578">
                <text:p>-1.2915704568578</text:p>
              </table:table-cell>
              <table:table-cell office:value-type="float" office:value="-1.11472177876447">
                <text:p>-1.11472177876447</text:p>
              </table:table-cell>
              <table:table-cell office:value-type="float" office:value="0.293027108567549">
                <text:p>0.2930271085675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1106151342392">
                <text:p>-1.1106151342392</text:p>
              </table:table-cell>
              <table:table-cell office:value-type="float" office:value="0.233763217926025">
                <text:p>0.233763217926025</text:p>
              </table:table-cell>
              <table:table-cell office:value-type="float" office:value="-0.634471068478002">
                <text:p>-0.634471068478002</text:p>
              </table:table-cell>
              <table:table-cell office:value-type="float" office:value="-1.31934520171751">
                <text:p>-1.31934520171751</text:p>
              </table:table-cell>
              <table:table-cell office:value-type="float" office:value="-1.10712811571535">
                <text:p>-1.10712811571535</text:p>
              </table:table-cell>
              <table:table-cell office:value-type="float" office:value="0.254965510899356">
                <text:p>0.2549655108993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10215044021606">
                <text:p>-1.10215044021606</text:p>
              </table:table-cell>
              <table:table-cell office:value-type="float" office:value="0.195610865950584">
                <text:p>0.195610865950584</text:p>
              </table:table-cell>
              <table:table-cell office:value-type="float" office:value="-0.60786451604018">
                <text:p>-0.60786451604018</text:p>
              </table:table-cell>
              <table:table-cell office:value-type="float" office:value="-1.3481873404623">
                <text:p>-1.3481873404623</text:p>
              </table:table-cell>
              <table:table-cell office:value-type="float" office:value="-1.09845975405946">
                <text:p>-1.09845975405946</text:p>
              </table:table-cell>
              <table:table-cell office:value-type="float" office:value="0.216290841635508">
                <text:p>0.216290841635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09531390666962">
                <text:p>-1.09531390666962</text:p>
              </table:table-cell>
              <table:table-cell office:value-type="float" office:value="0.156753867864609">
                <text:p>0.156753867864609</text:p>
              </table:table-cell>
              <table:table-cell office:value-type="float" office:value="-0.581784809156132">
                <text:p>-0.581784809156132</text:p>
              </table:table-cell>
              <table:table-cell office:value-type="float" office:value="-1.37866391233057">
                <text:p>-1.37866391233057</text:p>
              </table:table-cell>
              <table:table-cell office:value-type="float" office:value="-1.09112001450133">
                <text:p>-1.09112001450133</text:p>
              </table:table-cell>
              <table:table-cell office:value-type="float" office:value="0.178530823693188">
                <text:p>0.178530823693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08965289592743">
                <text:p>-1.08965289592743</text:p>
              </table:table-cell>
              <table:table-cell office:value-type="float" office:value="0.117548376321793">
                <text:p>0.117548376321793</text:p>
              </table:table-cell>
              <table:table-cell office:value-type="float" office:value="-0.556588539321415">
                <text:p>-0.556588539321415</text:p>
              </table:table-cell>
              <table:table-cell office:value-type="float" office:value="-1.41043321025193">
                <text:p>-1.41043321025193</text:p>
              </table:table-cell>
              <table:table-cell office:value-type="float" office:value="-1.07534328886229">
                <text:p>-1.07534328886229</text:p>
              </table:table-cell>
              <table:table-cell office:value-type="float" office:value="0.13716136496814">
                <text:p>0.137161364968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08568692207336">
                <text:p>-1.08568692207336</text:p>
              </table:table-cell>
              <table:table-cell office:value-type="float" office:value="0.0781093165278435">
                <text:p>0.0781093165278435</text:p>
              </table:table-cell>
              <table:table-cell office:value-type="float" office:value="-0.53255180411225">
                <text:p>-0.53255180411225</text:p>
              </table:table-cell>
              <table:table-cell office:value-type="float" office:value="-1.44254563626562">
                <text:p>-1.44254563626562</text:p>
              </table:table-cell>
              <table:table-cell office:value-type="float" office:value="-1.06987612031695">
                <text:p>-1.06987612031695</text:p>
              </table:table-cell>
              <table:table-cell office:value-type="float" office:value="0.0971253848614053">
                <text:p>0.0971253848614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08328628540039">
                <text:p>-1.08328628540039</text:p>
              </table:table-cell>
              <table:table-cell office:value-type="float" office:value="0.0384668335318565">
                <text:p>0.0384668335318565</text:p>
              </table:table-cell>
              <table:table-cell office:value-type="float" office:value="-0.509068235540524">
                <text:p>-0.509068235540524</text:p>
              </table:table-cell>
              <table:table-cell office:value-type="float" office:value="-1.47560107925368">
                <text:p>-1.47560107925368</text:p>
              </table:table-cell>
              <table:table-cell office:value-type="float" office:value="-1.06743702693729">
                <text:p>-1.06743702693729</text:p>
              </table:table-cell>
              <table:table-cell office:value-type="float" office:value="0.0566029446180903">
                <text:p>0.0566029446180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08152747154236">
                <text:p>-1.08152747154236</text:p>
              </table:table-cell>
              <table:table-cell office:value-type="float" office:value="-0.00125092582311481">
                <text:p>-0.00125092582311481</text:p>
              </table:table-cell>
              <table:table-cell office:value-type="float" office:value="-0.486309220822872">
                <text:p>-0.486309220822872</text:p>
              </table:table-cell>
              <table:table-cell office:value-type="float" office:value="-1.50915949925644">
                <text:p>-1.50915949925644</text:p>
              </table:table-cell>
              <table:table-cell office:value-type="float" office:value="-1.06692869569895">
                <text:p>-1.06692869569895</text:p>
              </table:table-cell>
              <table:table-cell office:value-type="float" office:value="0.0160581310983301">
                <text:p>0.01605813109833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08119428157806">
                <text:p>-1.08119428157806</text:p>
              </table:table-cell>
              <table:table-cell office:value-type="float" office:value="-0.0409777872264385">
                <text:p>-0.0409777872264385</text:p>
              </table:table-cell>
              <table:table-cell office:value-type="float" office:value="-0.46431344255974">
                <text:p>-0.46431344255974</text:p>
              </table:table-cell>
              <table:table-cell office:value-type="float" office:value="-1.54270287837362">
                <text:p>-1.54270287837362</text:p>
              </table:table-cell>
              <table:table-cell office:value-type="float" office:value="-1.06607160226049">
                <text:p>-1.06607160226049</text:p>
              </table:table-cell>
              <table:table-cell office:value-type="float" office:value="-0.0240536157575981">
                <text:p>-0.02405361575759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8096837997437">
                <text:p>-1.08096837997437</text:p>
              </table:table-cell>
              <table:table-cell office:value-type="float" office:value="-0.0807305872440338">
                <text:p>-0.0807305872440338</text:p>
              </table:table-cell>
              <table:table-cell office:value-type="float" office:value="-0.442267238221183">
                <text:p>-0.442267238221183</text:p>
              </table:table-cell>
              <table:table-cell office:value-type="float" office:value="-1.57725216389826">
                <text:p>-1.57725216389826</text:p>
              </table:table-cell>
              <table:table-cell office:value-type="float" office:value="-1.06652180371014">
                <text:p>-1.06652180371014</text:p>
              </table:table-cell>
              <table:table-cell office:value-type="float" office:value="-0.0670331448203225">
                <text:p>-0.0670331448203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08163952827454">
                <text:p>-1.08163952827454</text:p>
              </table:table-cell>
              <table:table-cell office:value-type="float" office:value="-0.120478346943855">
                <text:p>-0.120478346943855</text:p>
              </table:table-cell>
              <table:table-cell office:value-type="float" office:value="-0.420900677379024">
                <text:p>-0.420900677379024</text:p>
              </table:table-cell>
              <table:table-cell office:value-type="float" office:value="-1.61119980920361">
                <text:p>-1.61119980920361</text:p>
              </table:table-cell>
              <table:table-cell office:value-type="float" office:value="-1.06515074524768">
                <text:p>-1.06515074524768</text:p>
              </table:table-cell>
              <table:table-cell office:value-type="float" office:value="-0.109139426584174">
                <text:p>-0.1091394265841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08246040344238">
                <text:p>-1.08246040344238</text:p>
              </table:table-cell>
              <table:table-cell office:value-type="float" office:value="-0.160209134221077">
                <text:p>-0.160209134221077</text:p>
              </table:table-cell>
              <table:table-cell office:value-type="float" office:value="-0.399515569806556">
                <text:p>-0.399515569806556</text:p>
              </table:table-cell>
              <table:table-cell office:value-type="float" office:value="-1.6456500265921">
                <text:p>-1.6456500265921</text:p>
              </table:table-cell>
              <table:table-cell office:value-type="float" office:value="-1.06699572056686">
                <text:p>-1.06699572056686</text:p>
              </table:table-cell>
              <table:table-cell office:value-type="float" office:value="-0.150678213279081">
                <text:p>-0.1506782132790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08428478240967">
                <text:p>-1.08428478240967</text:p>
              </table:table-cell>
              <table:table-cell office:value-type="float" office:value="-0.199888467788696">
                <text:p>-0.199888467788696</text:p>
              </table:table-cell>
              <table:table-cell office:value-type="float" office:value="-0.378237621772021">
                <text:p>-0.378237621772021</text:p>
              </table:table-cell>
              <table:table-cell office:value-type="float" office:value="-1.68016653324384">
                <text:p>-1.68016653324384</text:p>
              </table:table-cell>
              <table:table-cell office:value-type="float" office:value="-1.07698132181218">
                <text:p>-1.07698132181218</text:p>
              </table:table-cell>
              <table:table-cell office:value-type="float" office:value="-0.198209903686688">
                <text:p>-0.198209903686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08642673492432">
                <text:p>-1.08642673492432</text:p>
              </table:table-cell>
              <table:table-cell office:value-type="float" office:value="-0.239576041698456">
                <text:p>-0.239576041698456</text:p>
              </table:table-cell>
              <table:table-cell office:value-type="float" office:value="-0.357067038756176">
                <text:p>-0.357067038756176</text:p>
              </table:table-cell>
              <table:table-cell office:value-type="float" office:value="-1.71474899583356">
                <text:p>-1.71474899583356</text:p>
              </table:table-cell>
              <table:table-cell office:value-type="float" office:value="-1.08087781232058">
                <text:p>-1.08087781232058</text:p>
              </table:table-cell>
              <table:table-cell office:value-type="float" office:value="-0.240746519304621">
                <text:p>-0.2407465193046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08799302577972">
                <text:p>-1.08799302577972</text:p>
              </table:table-cell>
              <table:table-cell office:value-type="float" office:value="-0.279305934906006">
                <text:p>-0.279305934906006</text:p>
              </table:table-cell>
              <table:table-cell office:value-type="float" office:value="-0.336004025202955">
                <text:p>-0.336004025202955</text:p>
              </table:table-cell>
              <table:table-cell office:value-type="float" office:value="-1.74939708039904">
                <text:p>-1.74939708039904</text:p>
              </table:table-cell>
              <table:table-cell office:value-type="float" office:value="-1.08181093691652">
                <text:p>-1.08181093691652</text:p>
              </table:table-cell>
              <table:table-cell office:value-type="float" office:value="-0.281283531474916">
                <text:p>-0.2812835314749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0890029668808">
                <text:p>-1.0890029668808</text:p>
              </table:table-cell>
              <table:table-cell office:value-type="float" office:value="-0.317934900522232">
                <text:p>-0.317934900522232</text:p>
              </table:table-cell>
              <table:table-cell office:value-type="float" office:value="-0.316199286252648">
                <text:p>-0.316199286252648</text:p>
              </table:table-cell>
              <table:table-cell office:value-type="float" office:value="-1.78174841637007">
                <text:p>-1.78174841637007</text:p>
              </table:table-cell>
              <table:table-cell office:value-type="float" office:value="-1.08255706243722">
                <text:p>-1.08255706243722</text:p>
              </table:table-cell>
              <table:table-cell office:value-type="float" office:value="-0.317209368201708">
                <text:p>-0.317209368201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58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style:text-position="0% 58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58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78cm" svg:height="9.005cm" xlink:href=".." xlink:type="simple" chart:class="chart:scatter" chart:style-name="ch1">
        <chart:legend chart:legend-position="end" svg:x="12.861cm" svg:y="3.954cm" style:legend-expansion="high" chart:style-name="ch2"/>
        <chart:plot-area chart:style-name="ch3" table:cell-range-address="Sheet1.A4:Sheet1.A240 Sheet1.U3:Sheet1.V240" chart:data-source-has-labels="row" svg:x="2.234cm" svg:y="0.855cm" svg:width="9.989cm" svg:height="6.989cm">
          <chartooo:coordinate-region svg:x="2.855cm" svg:y="1.055cm" svg:width="9.088cm" svg:height="6.142cm"/>
          <chart:axis chart:dimension="x" chart:name="primary-x" chart:style-name="ch4">
            <chart:title svg:x="5.967cm" svg:y="8.024cm" chart:style-name="ch5">
              <text:p>Time (sample k)</text:p>
            </chart:title>
          </chart:axis>
          <chart:axis chart:dimension="y" chart:name="primary-y" chart:style-name="ch4">
            <chart:title svg:x="0.451cm" svg:y="4.069cm" chart:style-name="ch5">
              <text:p>error (m)</text:p>
            </chart:title>
            <chart:grid chart:style-name="ch6" chart:class="major"/>
          </chart:axis>
          <chart:series chart:style-name="ch7" chart:values-cell-range-address="Sheet1.U4:Sheet1.U240" chart:label-cell-address="Sheet1.U3:Sheet1.U3" chart:class="chart:scatter">
            <chart:domain table:cell-range-address="Sheet1.A4:Sheet1.A240"/>
            <chart:data-point chart:repeated="237"/>
          </chart:series>
          <chart:series chart:style-name="ch8" chart:values-cell-range-address="Sheet1.V4:Sheet1.V240" chart:label-cell-address="Sheet1.V3:Sheet1.V3" chart:class="chart:scatter">
            <chart:data-point chart:repeated="2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_loc_err</text:p>
                <draw:g>
                  <svg:desc>Sheet1.U3:Sheet1.U3</svg:desc>
                </draw:g>
              </table:table-cell>
              <table:table-cell office:value-type="string">
                <text:p>odo_loc_err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40</svg:desc>
                </draw:g>
              </table:table-cell>
              <table:table-cell office:value-type="float" office:value="NaN">
                <text:p>NaN</text:p>
                <draw:g>
                  <svg:desc>Sheet1.U4:Sheet1.U240</svg:desc>
                </draw:g>
              </table:table-cell>
              <table:table-cell office:value-type="float" office:value="NaN">
                <text:p>NaN</text:p>
                <draw:g>
                  <svg:desc>Sheet1.V4:Sheet1.V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58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style:text-position="0% 58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58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77cm" svg:height="9.005cm" xlink:href=".." xlink:type="simple" chart:class="chart:scatter" chart:style-name="ch1">
        <chart:legend chart:legend-position="end" svg:x="12.543cm" svg:y="3.954cm" style:legend-expansion="high" chart:style-name="ch2"/>
        <chart:plot-area chart:style-name="ch3" table:cell-range-address="Sheet1.A4:Sheet1.A240 Sheet1.P3:Sheet1.P240 Sheet1.S3:Sheet1.S240" chart:data-source-has-labels="row" svg:x="2.446cm" svg:y="0.855cm" svg:width="9.459cm" svg:height="6.989cm">
          <chartooo:coordinate-region svg:x="3.067cm" svg:y="1.055cm" svg:width="8.558cm" svg:height="6.142cm"/>
          <chart:axis chart:dimension="x" chart:name="primary-x" chart:style-name="ch4">
            <chart:title svg:x="5.914cm" svg:y="8.024cm" chart:style-name="ch5">
              <text:p>Time (sample k)</text:p>
            </chart:title>
          </chart:axis>
          <chart:axis chart:dimension="y" chart:name="primary-y" chart:style-name="ch4">
            <chart:title svg:x="0.451cm" svg:y="4.069cm" chart:style-name="ch5">
              <text:p>error (rad)</text:p>
            </chart:title>
            <chart:grid chart:style-name="ch6" chart:class="major"/>
          </chart:axis>
          <chart:series chart:style-name="ch7" chart:values-cell-range-address="Sheet1.P4:Sheet1.P240" chart:label-cell-address="Sheet1.P3:Sheet1.P3" chart:class="chart:scatter">
            <chart:domain table:cell-range-address="Sheet1.A4:Sheet1.A240"/>
            <chart:data-point chart:repeated="237"/>
          </chart:series>
          <chart:series chart:style-name="ch8" chart:values-cell-range-address="Sheet1.S4:Sheet1.S240" chart:label-cell-address="Sheet1.S3:Sheet1.S3" chart:class="chart:scatter">
            <chart:data-point chart:repeated="2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eta_loc_err</text:p>
                <draw:g>
                  <svg:desc>Sheet1.P3:Sheet1.P3</svg:desc>
                </draw:g>
              </table:table-cell>
              <table:table-cell office:value-type="string">
                <text:p>theta_odo_err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40</svg:desc>
                </draw:g>
              </table:table-cell>
              <table:table-cell office:value-type="float" office:value="NaN">
                <text:p>NaN</text:p>
                <draw:g>
                  <svg:desc>Sheet1.P4:Sheet1.P240</svg:desc>
                </draw:g>
              </table:table-cell>
              <table:table-cell office:value-type="float" office:value="NaN">
                <text:p>NaN</text:p>
                <draw:g>
                  <svg:desc>Sheet1.S4:Sheet1.S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